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F000008D3000001C55DB8941B5E826A40.svm" manifest:media-type="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F000008D3000001C55DB8941B5E826A40.svm" manifest:media-type="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F000008D3000001C55DB8941B5E826A40.svm" manifest:media-type="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F000008D3000001C55DB8941B5E826A40.svm" manifest:media-type="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3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37.09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_min" table:style-name="ta1">
        <table:shapes>
          <draw:frame draw:z-index="0" draw:style-name="gr1" draw:text-style-name="P1" svg:width="159.99mm" svg:height="89.99mm" svg:x="451.82mm" svg:y="5.75mm">
            <loext:p draw:notify-on-update-of-ranges="n_min.C2:n_min.C35 n_min.D1:n_min.D1 n_min.D2:n_min.D35 n_min.E1:n_min.E1 n_min.E2:n_min.E35 n_min.F1:n_min.F1 n_min.F2:n_min.F35 n_min.G1:n_min.G1 n_min.G2:n_min.G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31.34mm" svg:y="3.7mm">
            <loext:p draw:notify-on-update-of-ranges="n_min.C2:n_min.C35 n_min.H1:n_min.H1 n_min.H2:n_min.H35 n_min.I1:n_min.I1 n_min.I2:n_min.I35 n_min.J1:n_min.J1 n_min.J2:n_min.J35 n_min.K1:n_min.K1 n_min.K2:n_min.K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9.86mm" svg:y="105.92mm">
            <loext:p draw:notify-on-update-of-ranges="n_min.C2:n_min.C35 n_min.L1:n_min.L1 n_min.L2:n_min.L35 n_min.M1:n_min.M1 n_min.M2:n_min.M35 n_min.N1:n_min.N1 n_min.N2:n_min.N35 n_min.O1:n_min.O1 n_min.O2:n_min.O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30.9mm" svg:y="107.97mm">
            <loext:p draw:notify-on-update-of-ranges="n_min.C2:n_min.C35 n_min.P1:n_min.P1 n_min.P2:n_min.P35 n_min.Q1:n_min.Q1 n_min.Q2:n_min.Q35 n_min.R1:n_min.R1 n_min.R2:n_min.R35 n_min.S1:n_min.S1 n_min.S2:n_min.S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n_min</text:p>
          </table:table-cell>
          <table:table-cell office:value-type="string" calcext:value-type="string">
            <text:p>n_max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an rm</text:p>
          </table:table-cell>
          <table:table-cell table:style-name="Default" office:value-type="string" calcext:value-type="string">
            <text:p>an rm-1</text:p>
          </table:table-cell>
          <table:table-cell table:style-name="Default" office:value-type="string" calcext:value-type="string">
            <text:p>an fa</text:p>
          </table:table-cell>
          <table:table-cell table:style-name="Default" office:value-type="string" calcext:value-type="string">
            <text:p>an tr</text:p>
          </table:table-cell>
          <table:table-cell table:style-name="Default" office:value-type="string" calcext:value-type="string">
            <text:p>ar rm</text:p>
          </table:table-cell>
          <table:table-cell table:style-name="Default" office:value-type="string" calcext:value-type="string">
            <text:p>ar rm-1</text:p>
          </table:table-cell>
          <table:table-cell table:style-name="Default" office:value-type="string" calcext:value-type="string">
            <text:p>ar fa</text:p>
          </table:table-cell>
          <table:table-cell table:style-name="Default" office:value-type="string" calcext:value-type="string">
            <text:p>ar tr</text:p>
          </table:table-cell>
          <table:table-cell table:style-name="Default" office:value-type="string" calcext:value-type="string">
            <text:p>cn rm</text:p>
          </table:table-cell>
          <table:table-cell table:style-name="Default" office:value-type="string" calcext:value-type="string">
            <text:p>cn rm-1</text:p>
          </table:table-cell>
          <table:table-cell table:style-name="Default" office:value-type="string" calcext:value-type="string">
            <text:p>cn fa</text:p>
          </table:table-cell>
          <table:table-cell table:style-name="Default" office:value-type="string" calcext:value-type="string">
            <text:p>cn tr</text:p>
          </table:table-cell>
          <table:table-cell table:style-name="Default" office:value-type="string" calcext:value-type="string">
            <text:p>it rm</text:p>
          </table:table-cell>
          <table:table-cell table:style-name="Default" office:value-type="string" calcext:value-type="string">
            <text:p>it rm-1</text:p>
          </table:table-cell>
          <table:table-cell table:style-name="Default" office:value-type="string" calcext:value-type="string">
            <text:p>it fa</text:p>
          </table:table-cell>
          <table:table-cell table:style-name="Default" office:value-type="string" calcext:value-type="string">
            <text:p>it 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]/2+[.B2]/2" office:value-type="float" office:value="2" calcext:value-type="float">
            <text:p>2</text:p>
          </table:table-cell>
          <table:table-cell table:formula="of:=AVERAGEIFS(['Random Movement End'.$G$2:.$G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G$2:.$G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G$2:.$G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E$2:.$E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formula="of:=AVERAGEIFS(['Random Movement End'.$H$2:.$H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H$2:.$H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H$2:.$H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N$2:.$N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I$2:.$I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I$2:.$I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J$2:.$J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formula="of:=AVERAGEIFS(['Random Movement End'.$B$2:.$B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formula="of:=AVERAGEIFS(['Random Movement -1 End'.$B$2:.$B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formula="of:=AVERAGEIFS(['Force Algo End'.$B$2:.$B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formula="of:=AVERAGEIFS(['Total Resolution End'.$H$2:.$H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]/2+[.B3]/2" office:value-type="float" office:value="5" calcext:value-type="float">
            <text:p>5</text:p>
          </table:table-cell>
          <table:table-cell table:formula="of:=AVERAGEIFS(['Random Movement End'.$G$2:.$G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G$2:.$G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G$2:.$G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E$2:.$E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formula="of:=AVERAGEIFS(['Random Movement End'.$H$2:.$H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H$2:.$H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H$2:.$H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N$2:.$N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I$2:.$I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I$2:.$I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J$2:.$J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formula="of:=AVERAGEIFS(['Random Movement End'.$B$2:.$B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formula="of:=AVERAGEIFS(['Random Movement -1 End'.$B$2:.$B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formula="of:=AVERAGEIFS(['Force Algo End'.$B$2:.$B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formula="of:=AVERAGEIFS(['Total Resolution End'.$H$2:.$H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4]/2+[.B4]/2" office:value-type="float" office:value="8" calcext:value-type="float">
            <text:p>8</text:p>
          </table:table-cell>
          <table:table-cell table:formula="of:=AVERAGEIFS(['Random Movement End'.$G$2:.$G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G$2:.$G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G$2:.$G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E$2:.$E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formula="of:=AVERAGEIFS(['Random Movement End'.$H$2:.$H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H$2:.$H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H$2:.$H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N$2:.$N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I$2:.$I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I$2:.$I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J$2:.$J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formula="of:=AVERAGEIFS(['Random Movement End'.$B$2:.$B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formula="of:=AVERAGEIFS(['Random Movement -1 End'.$B$2:.$B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formula="of:=AVERAGEIFS(['Force Algo End'.$B$2:.$B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formula="of:=AVERAGEIFS(['Total Resolution End'.$H$2:.$H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A5]/2+[.B5]/2" office:value-type="float" office:value="11" calcext:value-type="float">
            <text:p>11</text:p>
          </table:table-cell>
          <table:table-cell table:formula="of:=AVERAGEIFS(['Random Movement End'.$G$2:.$G$424];['Random Movement End'.$E$2:.$E$424];&quot;&gt;=&quot;&amp;[.$A5];['Random Movement End'.$E$2:.$E$424];&quot;&lt;=&quot;&amp;[.$B5])" office:value-type="float" office:value="29.6908510204082" calcext:value-type="float">
            <text:p>29.6908510204082</text:p>
          </table:table-cell>
          <table:table-cell table:formula="of:=AVERAGEIFS(['Random Movement -1 End'.$G$2:.$G$424];['Random Movement -1 End'.$E$2:.$E$424];&quot;&gt;=&quot;&amp;[.$A5];['Random Movement -1 End'.$E$2:.$E$424];&quot;&lt;=&quot;&amp;[.$B5])" office:value-type="float" office:value="24.2162979591837" calcext:value-type="float">
            <text:p>24.2162979591837</text:p>
          </table:table-cell>
          <table:table-cell table:formula="of:=AVERAGEIFS(['Force Algo End'.$G$2:.$G$424];['Force Algo End'.$E$2:.$E$424];&quot;&gt;=&quot;&amp;[.$A5];['Force Algo End'.$E$2:.$E$424];&quot;&lt;=&quot;&amp;[.$B5])" office:value-type="float" office:value="15.585806122449" calcext:value-type="float">
            <text:p>15.585806122449</text:p>
          </table:table-cell>
          <table:table-cell table:formula="of:=AVERAGEIFS(['Total Resolution End'.$E$2:.$E$424];['Total Resolution End'.$B$2:.$B$424];&quot;&gt;=&quot;&amp;[.$A5];['Total Resolution End'.$B$2:.$B$424];&quot;&lt;=&quot;&amp;[.$B5])" office:value-type="float" office:value="19.115306122449" calcext:value-type="float">
            <text:p>19.115306122449</text:p>
          </table:table-cell>
          <table:table-cell table:formula="of:=AVERAGEIFS(['Random Movement End'.$H$2:.$H$424];['Random Movement End'.$E$2:.$E$424];&quot;&gt;=&quot;&amp;[.$A5];['Random Movement End'.$E$2:.$E$424];&quot;&lt;=&quot;&amp;[.$B5])" office:value-type="float" office:value="7.01888173743668" calcext:value-type="float">
            <text:p>7.01888173743668</text:p>
          </table:table-cell>
          <table:table-cell table:formula="of:=AVERAGEIFS(['Random Movement -1 End'.$H$2:.$H$424];['Random Movement -1 End'.$E$2:.$E$424];&quot;&gt;=&quot;&amp;[.$A5];['Random Movement -1 End'.$E$2:.$E$424];&quot;&lt;=&quot;&amp;[.$B5])" office:value-type="float" office:value="2.33000360486416" calcext:value-type="float">
            <text:p>2.33000360486416</text:p>
          </table:table-cell>
          <table:table-cell table:formula="of:=AVERAGEIFS(['Force Algo End'.$H$2:.$H$424];['Force Algo End'.$E$2:.$E$424];&quot;&gt;=&quot;&amp;[.$A5];['Force Algo End'.$E$2:.$E$424];&quot;&lt;=&quot;&amp;[.$B5])" office:value-type="float" office:value="2.37681788003178" calcext:value-type="float">
            <text:p>2.37681788003178</text:p>
          </table:table-cell>
          <table:table-cell table:formula="of:=AVERAGEIFS(['Total Resolution End'.$N$2:.$N$424];['Total Resolution End'.$B$2:.$B$424];&quot;&gt;=&quot;&amp;[.$A5];['Total Resolution End'.$B$2:.$B$424];&quot;&lt;=&quot;&amp;[.$B5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5];['Random Movement End'.$E$2:.$E$424];&quot;&lt;=&quot;&amp;[.$B5])" office:value-type="float" office:value="19.6734693877551" calcext:value-type="float">
            <text:p>19.6734693877551</text:p>
          </table:table-cell>
          <table:table-cell table:formula="of:=AVERAGEIFS(['Random Movement -1 End'.$I$2:.$I$424];['Random Movement -1 End'.$E$2:.$E$424];&quot;&gt;=&quot;&amp;[.$A5];['Random Movement -1 End'.$E$2:.$E$424];&quot;&lt;=&quot;&amp;[.$B5])" office:value-type="float" office:value="16.3877551020408" calcext:value-type="float">
            <text:p>16.3877551020408</text:p>
          </table:table-cell>
          <table:table-cell table:formula="of:=AVERAGEIFS(['Force Algo End'.$I$2:.$I$424];['Force Algo End'.$E$2:.$E$424];&quot;&gt;=&quot;&amp;[.$A5];['Force Algo End'.$E$2:.$E$424];&quot;&lt;=&quot;&amp;[.$B5])" office:value-type="float" office:value="15.6530612244898" calcext:value-type="float">
            <text:p>15.6530612244898</text:p>
          </table:table-cell>
          <table:table-cell table:formula="of:=AVERAGEIFS(['Total Resolution End'.$J$2:.$J$424];['Total Resolution End'.$B$2:.$B$424];&quot;&gt;=&quot;&amp;[.$A5];['Total Resolution End'.$B$2:.$B$424];&quot;&lt;=&quot;&amp;[.$B5])" office:value-type="float" office:value="16.3265306122449" calcext:value-type="float">
            <text:p>16.3265306122449</text:p>
          </table:table-cell>
          <table:table-cell table:formula="of:=AVERAGEIFS(['Random Movement End'.$B$2:.$B$424];['Random Movement End'.$E$2:.$E$424];&quot;&gt;=&quot;&amp;[.$A5];['Random Movement End'.$E$2:.$E$424];&quot;&lt;=&quot;&amp;[.$B5])" office:value-type="float" office:value="1426.5306122449" calcext:value-type="float">
            <text:p>1426.5306122449</text:p>
          </table:table-cell>
          <table:table-cell table:formula="of:=AVERAGEIFS(['Random Movement -1 End'.$B$2:.$B$424];['Random Movement -1 End'.$E$2:.$E$424];&quot;&gt;=&quot;&amp;[.$A5];['Random Movement -1 End'.$E$2:.$E$424];&quot;&lt;=&quot;&amp;[.$B5])" office:value-type="float" office:value="1038.77551020408" calcext:value-type="float">
            <text:p>1038.77551020408</text:p>
          </table:table-cell>
          <table:table-cell table:formula="of:=AVERAGEIFS(['Force Algo End'.$B$2:.$B$424];['Force Algo End'.$E$2:.$E$424];&quot;&gt;=&quot;&amp;[.$A5];['Force Algo End'.$E$2:.$E$424];&quot;&lt;=&quot;&amp;[.$B5])" office:value-type="float" office:value="471.428571428571" calcext:value-type="float">
            <text:p>471.428571428571</text:p>
          </table:table-cell>
          <table:table-cell table:formula="of:=AVERAGEIFS(['Total Resolution End'.$H$2:.$H$424];['Total Resolution End'.$B$2:.$B$424];&quot;&gt;=&quot;&amp;[.$A5];['Total Resolution End'.$B$2:.$B$424];&quot;&lt;=&quot;&amp;[.$B5])" office:value-type="float" office:value="532.265306122449" calcext:value-type="float">
            <text:p>532.265306122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6]/2+[.B6]/2" office:value-type="float" office:value="14" calcext:value-type="float">
            <text:p>14</text:p>
          </table:table-cell>
          <table:table-cell table:formula="of:=AVERAGEIFS(['Random Movement End'.$G$2:.$G$424];['Random Movement End'.$E$2:.$E$424];&quot;&gt;=&quot;&amp;[.$A6];['Random Movement End'.$E$2:.$E$424];&quot;&lt;=&quot;&amp;[.$B6])" office:value-type="float" office:value="23.0032542857143" calcext:value-type="float">
            <text:p>23.0032542857143</text:p>
          </table:table-cell>
          <table:table-cell table:formula="of:=AVERAGEIFS(['Random Movement -1 End'.$G$2:.$G$424];['Random Movement -1 End'.$E$2:.$E$424];&quot;&gt;=&quot;&amp;[.$A6];['Random Movement -1 End'.$E$2:.$E$424];&quot;&lt;=&quot;&amp;[.$B6])" office:value-type="float" office:value="19.60968" calcext:value-type="float">
            <text:p>19.60968</text:p>
          </table:table-cell>
          <table:table-cell table:formula="of:=AVERAGEIFS(['Force Algo End'.$G$2:.$G$424];['Force Algo End'.$E$2:.$E$424];&quot;&gt;=&quot;&amp;[.$A6];['Force Algo End'.$E$2:.$E$424];&quot;&lt;=&quot;&amp;[.$B6])" office:value-type="float" office:value="13.7748485714286" calcext:value-type="float">
            <text:p>13.7748485714286</text:p>
          </table:table-cell>
          <table:table-cell table:formula="of:=AVERAGEIFS(['Total Resolution End'.$E$2:.$E$424];['Total Resolution End'.$B$2:.$B$424];&quot;&gt;=&quot;&amp;[.$A6];['Total Resolution End'.$B$2:.$B$424];&quot;&lt;=&quot;&amp;[.$B6])" office:value-type="float" office:value="16.5868571428571" calcext:value-type="float">
            <text:p>16.5868571428571</text:p>
          </table:table-cell>
          <table:table-cell table:formula="of:=AVERAGEIFS(['Random Movement End'.$H$2:.$H$424];['Random Movement End'.$E$2:.$E$424];&quot;&gt;=&quot;&amp;[.$A6];['Random Movement End'.$E$2:.$E$424];&quot;&lt;=&quot;&amp;[.$B6])" office:value-type="float" office:value="9.35191453533735" calcext:value-type="float">
            <text:p>9.35191453533735</text:p>
          </table:table-cell>
          <table:table-cell table:formula="of:=AVERAGEIFS(['Random Movement -1 End'.$H$2:.$H$424];['Random Movement -1 End'.$E$2:.$E$424];&quot;&gt;=&quot;&amp;[.$A6];['Random Movement -1 End'.$E$2:.$E$424];&quot;&lt;=&quot;&amp;[.$B6])" office:value-type="float" office:value="2.65915754156322" calcext:value-type="float">
            <text:p>2.65915754156322</text:p>
          </table:table-cell>
          <table:table-cell table:formula="of:=AVERAGEIFS(['Force Algo End'.$H$2:.$H$424];['Force Algo End'.$E$2:.$E$424];&quot;&gt;=&quot;&amp;[.$A6];['Force Algo End'.$E$2:.$E$424];&quot;&lt;=&quot;&amp;[.$B6])" office:value-type="float" office:value="2.50820283279918" calcext:value-type="float">
            <text:p>2.50820283279918</text:p>
          </table:table-cell>
          <table:table-cell table:formula="of:=AVERAGEIFS(['Total Resolution End'.$N$2:.$N$424];['Total Resolution End'.$B$2:.$B$424];&quot;&gt;=&quot;&amp;[.$A6];['Total Resolution End'.$B$2:.$B$424];&quot;&lt;=&quot;&amp;[.$B6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6];['Random Movement End'.$E$2:.$E$424];&quot;&lt;=&quot;&amp;[.$B6])" office:value-type="float" office:value="40.3142857142857" calcext:value-type="float">
            <text:p>40.3142857142857</text:p>
          </table:table-cell>
          <table:table-cell table:formula="of:=AVERAGEIFS(['Random Movement -1 End'.$I$2:.$I$424];['Random Movement -1 End'.$E$2:.$E$424];&quot;&gt;=&quot;&amp;[.$A6];['Random Movement -1 End'.$E$2:.$E$424];&quot;&lt;=&quot;&amp;[.$B6])" office:value-type="float" office:value="32.1714285714286" calcext:value-type="float">
            <text:p>32.1714285714286</text:p>
          </table:table-cell>
          <table:table-cell table:formula="of:=AVERAGEIFS(['Force Algo End'.$I$2:.$I$424];['Force Algo End'.$E$2:.$E$424];&quot;&gt;=&quot;&amp;[.$A6];['Force Algo End'.$E$2:.$E$424];&quot;&lt;=&quot;&amp;[.$B6])" office:value-type="float" office:value="30.4571428571429" calcext:value-type="float">
            <text:p>30.4571428571429</text:p>
          </table:table-cell>
          <table:table-cell table:formula="of:=AVERAGEIFS(['Total Resolution End'.$J$2:.$J$424];['Total Resolution End'.$B$2:.$B$424];&quot;&gt;=&quot;&amp;[.$A6];['Total Resolution End'.$B$2:.$B$424];&quot;&lt;=&quot;&amp;[.$B6])" office:value-type="float" office:value="38.4" calcext:value-type="float">
            <text:p>38.4</text:p>
          </table:table-cell>
          <table:table-cell table:formula="of:=AVERAGEIFS(['Random Movement End'.$B$2:.$B$424];['Random Movement End'.$E$2:.$E$424];&quot;&gt;=&quot;&amp;[.$A6];['Random Movement End'.$E$2:.$E$424];&quot;&lt;=&quot;&amp;[.$B6])" office:value-type="float" office:value="1168.57142857143" calcext:value-type="float">
            <text:p>1168.57142857143</text:p>
          </table:table-cell>
          <table:table-cell table:formula="of:=AVERAGEIFS(['Random Movement -1 End'.$B$2:.$B$424];['Random Movement -1 End'.$E$2:.$E$424];&quot;&gt;=&quot;&amp;[.$A6];['Random Movement -1 End'.$E$2:.$E$424];&quot;&lt;=&quot;&amp;[.$B6])" office:value-type="float" office:value="1031.42857142857" calcext:value-type="float">
            <text:p>1031.42857142857</text:p>
          </table:table-cell>
          <table:table-cell table:formula="of:=AVERAGEIFS(['Force Algo End'.$B$2:.$B$424];['Force Algo End'.$E$2:.$E$424];&quot;&gt;=&quot;&amp;[.$A6];['Force Algo End'.$E$2:.$E$424];&quot;&lt;=&quot;&amp;[.$B6])" office:value-type="float" office:value="780" calcext:value-type="float">
            <text:p>780</text:p>
          </table:table-cell>
          <table:table-cell table:formula="of:=AVERAGEIFS(['Total Resolution End'.$H$2:.$H$424];['Total Resolution End'.$B$2:.$B$424];&quot;&gt;=&quot;&amp;[.$A6];['Total Resolution End'.$B$2:.$B$424];&quot;&lt;=&quot;&amp;[.$B6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A7]/2+[.B7]/2" office:value-type="float" office:value="17" calcext:value-type="float">
            <text:p>17</text:p>
          </table:table-cell>
          <table:table-cell table:formula="of:=AVERAGEIFS(['Random Movement End'.$G$2:.$G$424];['Random Movement End'.$E$2:.$E$424];&quot;&gt;=&quot;&amp;[.$A7];['Random Movement End'.$E$2:.$E$424];&quot;&lt;=&quot;&amp;[.$B7])" office:value-type="float" office:value="30.056175" calcext:value-type="float">
            <text:p>30.056175</text:p>
          </table:table-cell>
          <table:table-cell table:formula="of:=AVERAGEIFS(['Random Movement -1 End'.$G$2:.$G$424];['Random Movement -1 End'.$E$2:.$E$424];&quot;&gt;=&quot;&amp;[.$A7];['Random Movement -1 End'.$E$2:.$E$424];&quot;&lt;=&quot;&amp;[.$B7])" office:value-type="float" office:value="25.957665" calcext:value-type="float">
            <text:p>25.957665</text:p>
          </table:table-cell>
          <table:table-cell table:formula="of:=AVERAGEIFS(['Force Algo End'.$G$2:.$G$424];['Force Algo End'.$E$2:.$E$424];&quot;&gt;=&quot;&amp;[.$A7];['Force Algo End'.$E$2:.$E$424];&quot;&lt;=&quot;&amp;[.$B7])" office:value-type="float" office:value="19.93772" calcext:value-type="float">
            <text:p>19.93772</text:p>
          </table:table-cell>
          <table:table-cell table:formula="of:=AVERAGEIFS(['Total Resolution End'.$E$2:.$E$424];['Total Resolution End'.$B$2:.$B$424];&quot;&gt;=&quot;&amp;[.$A7];['Total Resolution End'.$B$2:.$B$424];&quot;&lt;=&quot;&amp;[.$B7])" office:value-type="float" office:value="19.016" calcext:value-type="float">
            <text:p>19.016</text:p>
          </table:table-cell>
          <table:table-cell table:formula="of:=AVERAGEIFS(['Random Movement End'.$H$2:.$H$424];['Random Movement End'.$E$2:.$E$424];&quot;&gt;=&quot;&amp;[.$A7];['Random Movement End'.$E$2:.$E$424];&quot;&lt;=&quot;&amp;[.$B7])" office:value-type="float" office:value="9.30628499354172" calcext:value-type="float">
            <text:p>9.30628499354172</text:p>
          </table:table-cell>
          <table:table-cell table:formula="of:=AVERAGEIFS(['Random Movement -1 End'.$H$2:.$H$424];['Random Movement -1 End'.$E$2:.$E$424];&quot;&gt;=&quot;&amp;[.$A7];['Random Movement -1 End'.$E$2:.$E$424];&quot;&lt;=&quot;&amp;[.$B7])" office:value-type="float" office:value="2.20421563769912" calcext:value-type="float">
            <text:p>2.20421563769912</text:p>
          </table:table-cell>
          <table:table-cell table:formula="of:=AVERAGEIFS(['Force Algo End'.$H$2:.$H$424];['Force Algo End'.$E$2:.$E$424];&quot;&gt;=&quot;&amp;[.$A7];['Force Algo End'.$E$2:.$E$424];&quot;&lt;=&quot;&amp;[.$B7])" office:value-type="float" office:value="2.31477599002965" calcext:value-type="float">
            <text:p>2.31477599002965</text:p>
          </table:table-cell>
          <table:table-cell table:formula="of:=AVERAGEIFS(['Total Resolution End'.$N$2:.$N$424];['Total Resolution End'.$B$2:.$B$424];&quot;&gt;=&quot;&amp;[.$A7];['Total Resolution End'.$B$2:.$B$424];&quot;&lt;=&quot;&amp;[.$B7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7];['Random Movement End'.$E$2:.$E$424];&quot;&lt;=&quot;&amp;[.$B7])" office:value-type="float" office:value="39.95" calcext:value-type="float">
            <text:p>39.95</text:p>
          </table:table-cell>
          <table:table-cell table:formula="of:=AVERAGEIFS(['Random Movement -1 End'.$I$2:.$I$424];['Random Movement -1 End'.$E$2:.$E$424];&quot;&gt;=&quot;&amp;[.$A7];['Random Movement -1 End'.$E$2:.$E$424];&quot;&lt;=&quot;&amp;[.$B7])" office:value-type="float" office:value="34.65" calcext:value-type="float">
            <text:p>34.65</text:p>
          </table:table-cell>
          <table:table-cell table:formula="of:=AVERAGEIFS(['Force Algo End'.$I$2:.$I$424];['Force Algo End'.$E$2:.$E$424];&quot;&gt;=&quot;&amp;[.$A7];['Force Algo End'.$E$2:.$E$424];&quot;&lt;=&quot;&amp;[.$B7])" office:value-type="float" office:value="33.9" calcext:value-type="float">
            <text:p>33.9</text:p>
          </table:table-cell>
          <table:table-cell table:formula="of:=AVERAGEIFS(['Total Resolution End'.$J$2:.$J$424];['Total Resolution End'.$B$2:.$B$424];&quot;&gt;=&quot;&amp;[.$A7];['Total Resolution End'.$B$2:.$B$424];&quot;&lt;=&quot;&amp;[.$B7])" office:value-type="float" office:value="47.45" calcext:value-type="float">
            <text:p>47.45</text:p>
          </table:table-cell>
          <table:table-cell table:formula="of:=AVERAGEIFS(['Random Movement End'.$B$2:.$B$424];['Random Movement End'.$E$2:.$E$424];&quot;&gt;=&quot;&amp;[.$A7];['Random Movement End'.$E$2:.$E$424];&quot;&lt;=&quot;&amp;[.$B7])" office:value-type="float" office:value="990" calcext:value-type="float">
            <text:p>990</text:p>
          </table:table-cell>
          <table:table-cell table:formula="of:=AVERAGEIFS(['Random Movement -1 End'.$B$2:.$B$424];['Random Movement -1 End'.$E$2:.$E$424];&quot;&gt;=&quot;&amp;[.$A7];['Random Movement -1 End'.$E$2:.$E$424];&quot;&lt;=&quot;&amp;[.$B7])" office:value-type="float" office:value="815" calcext:value-type="float">
            <text:p>815</text:p>
          </table:table-cell>
          <table:table-cell table:formula="of:=AVERAGEIFS(['Force Algo End'.$B$2:.$B$424];['Force Algo End'.$E$2:.$E$424];&quot;&gt;=&quot;&amp;[.$A7];['Force Algo End'.$E$2:.$E$424];&quot;&lt;=&quot;&amp;[.$B7])" office:value-type="float" office:value="1360" calcext:value-type="float">
            <text:p>1360</text:p>
          </table:table-cell>
          <table:table-cell table:formula="of:=AVERAGEIFS(['Total Resolution End'.$H$2:.$H$424];['Total Resolution End'.$B$2:.$B$424];&quot;&gt;=&quot;&amp;[.$A7];['Total Resolution End'.$B$2:.$B$424];&quot;&lt;=&quot;&amp;[.$B7])" office:value-type="float" office:value="1037.85" calcext:value-type="float">
            <text:p>1037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8]/2+[.B8]/2" office:value-type="float" office:value="20" calcext:value-type="float">
            <text:p>20</text:p>
          </table:table-cell>
          <table:table-cell table:formula="of:=AVERAGEIFS(['Random Movement End'.$G$2:.$G$424];['Random Movement End'.$E$2:.$E$424];&quot;&gt;=&quot;&amp;[.$A8];['Random Movement End'.$E$2:.$E$424];&quot;&lt;=&quot;&amp;[.$B8])" office:value-type="float" office:value="25.92068" calcext:value-type="float">
            <text:p>25.92068</text:p>
          </table:table-cell>
          <table:table-cell table:formula="of:=AVERAGEIFS(['Random Movement -1 End'.$G$2:.$G$424];['Random Movement -1 End'.$E$2:.$E$424];&quot;&gt;=&quot;&amp;[.$A8];['Random Movement -1 End'.$E$2:.$E$424];&quot;&lt;=&quot;&amp;[.$B8])" office:value-type="float" office:value="21.030956" calcext:value-type="float">
            <text:p>21.030956</text:p>
          </table:table-cell>
          <table:table-cell table:formula="of:=AVERAGEIFS(['Force Algo End'.$G$2:.$G$424];['Force Algo End'.$E$2:.$E$424];&quot;&gt;=&quot;&amp;[.$A8];['Force Algo End'.$E$2:.$E$424];&quot;&lt;=&quot;&amp;[.$B8])" office:value-type="float" office:value="15.341772" calcext:value-type="float">
            <text:p>15.341772</text:p>
          </table:table-cell>
          <table:table-cell table:formula="of:=AVERAGEIFS(['Total Resolution End'.$E$2:.$E$424];['Total Resolution End'.$B$2:.$B$424];&quot;&gt;=&quot;&amp;[.$A8];['Total Resolution End'.$B$2:.$B$424];&quot;&lt;=&quot;&amp;[.$B8])" office:value-type="float" office:value="20.6368" calcext:value-type="float">
            <text:p>20.6368</text:p>
          </table:table-cell>
          <table:table-cell table:formula="of:=AVERAGEIFS(['Random Movement End'.$H$2:.$H$424];['Random Movement End'.$E$2:.$E$424];&quot;&gt;=&quot;&amp;[.$A8];['Random Movement End'.$E$2:.$E$424];&quot;&lt;=&quot;&amp;[.$B8])" office:value-type="float" office:value="11.254137104326" calcext:value-type="float">
            <text:p>11.254137104326</text:p>
          </table:table-cell>
          <table:table-cell table:formula="of:=AVERAGEIFS(['Random Movement -1 End'.$H$2:.$H$424];['Random Movement -1 End'.$E$2:.$E$424];&quot;&gt;=&quot;&amp;[.$A8];['Random Movement -1 End'.$E$2:.$E$424];&quot;&lt;=&quot;&amp;[.$B8])" office:value-type="float" office:value="2.65780478626278" calcext:value-type="float">
            <text:p>2.65780478626278</text:p>
          </table:table-cell>
          <table:table-cell table:formula="of:=AVERAGEIFS(['Force Algo End'.$H$2:.$H$424];['Force Algo End'.$E$2:.$E$424];&quot;&gt;=&quot;&amp;[.$A8];['Force Algo End'.$E$2:.$E$424];&quot;&lt;=&quot;&amp;[.$B8])" office:value-type="float" office:value="2.82849008552856" calcext:value-type="float">
            <text:p>2.82849008552856</text:p>
          </table:table-cell>
          <table:table-cell table:formula="of:=AVERAGEIFS(['Total Resolution End'.$N$2:.$N$424];['Total Resolution End'.$B$2:.$B$424];&quot;&gt;=&quot;&amp;[.$A8];['Total Resolution End'.$B$2:.$B$424];&quot;&lt;=&quot;&amp;[.$B8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8];['Random Movement End'.$E$2:.$E$424];&quot;&lt;=&quot;&amp;[.$B8])" office:value-type="float" office:value="82.24" calcext:value-type="float">
            <text:p>82.24</text:p>
          </table:table-cell>
          <table:table-cell table:formula="of:=AVERAGEIFS(['Random Movement -1 End'.$I$2:.$I$424];['Random Movement -1 End'.$E$2:.$E$424];&quot;&gt;=&quot;&amp;[.$A8];['Random Movement -1 End'.$E$2:.$E$424];&quot;&lt;=&quot;&amp;[.$B8])" office:value-type="float" office:value="65.08" calcext:value-type="float">
            <text:p>65.08</text:p>
          </table:table-cell>
          <table:table-cell table:formula="of:=AVERAGEIFS(['Force Algo End'.$I$2:.$I$424];['Force Algo End'.$E$2:.$E$424];&quot;&gt;=&quot;&amp;[.$A8];['Force Algo End'.$E$2:.$E$424];&quot;&lt;=&quot;&amp;[.$B8])" office:value-type="float" office:value="62.52" calcext:value-type="float">
            <text:p>62.52</text:p>
          </table:table-cell>
          <table:table-cell table:formula="of:=AVERAGEIFS(['Total Resolution End'.$J$2:.$J$424];['Total Resolution End'.$B$2:.$B$424];&quot;&gt;=&quot;&amp;[.$A8];['Total Resolution End'.$B$2:.$B$424];&quot;&lt;=&quot;&amp;[.$B8])" office:value-type="float" office:value="100.16" calcext:value-type="float">
            <text:p>100.16</text:p>
          </table:table-cell>
          <table:table-cell table:formula="of:=AVERAGEIFS(['Random Movement End'.$B$2:.$B$424];['Random Movement End'.$E$2:.$E$424];&quot;&gt;=&quot;&amp;[.$A8];['Random Movement End'.$E$2:.$E$424];&quot;&lt;=&quot;&amp;[.$B8])" office:value-type="float" office:value="796" calcext:value-type="float">
            <text:p>796</text:p>
          </table:table-cell>
          <table:table-cell table:formula="of:=AVERAGEIFS(['Random Movement -1 End'.$B$2:.$B$424];['Random Movement -1 End'.$E$2:.$E$424];&quot;&gt;=&quot;&amp;[.$A8];['Random Movement -1 End'.$E$2:.$E$424];&quot;&lt;=&quot;&amp;[.$B8])" office:value-type="float" office:value="1084" calcext:value-type="float">
            <text:p>1084</text:p>
          </table:table-cell>
          <table:table-cell table:formula="of:=AVERAGEIFS(['Force Algo End'.$B$2:.$B$424];['Force Algo End'.$E$2:.$E$424];&quot;&gt;=&quot;&amp;[.$A8];['Force Algo End'.$E$2:.$E$424];&quot;&lt;=&quot;&amp;[.$B8])" office:value-type="float" office:value="420" calcext:value-type="float">
            <text:p>420</text:p>
          </table:table-cell>
          <table:table-cell table:formula="of:=AVERAGEIFS(['Total Resolution End'.$H$2:.$H$424];['Total Resolution End'.$B$2:.$B$424];&quot;&gt;=&quot;&amp;[.$A8];['Total Resolution End'.$B$2:.$B$424];&quot;&lt;=&quot;&amp;[.$B8])" office:value-type="float" office:value="853.16" calcext:value-type="float">
            <text:p>853.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A9]/2+[.B9]/2" office:value-type="float" office:value="23" calcext:value-type="float">
            <text:p>23</text:p>
          </table:table-cell>
          <table:table-cell table:formula="of:=AVERAGEIFS(['Random Movement End'.$G$2:.$G$424];['Random Movement End'.$E$2:.$E$424];&quot;&gt;=&quot;&amp;[.$A9];['Random Movement End'.$E$2:.$E$424];&quot;&lt;=&quot;&amp;[.$B9])" office:value-type="float" office:value="23.33208" calcext:value-type="float">
            <text:p>23.33208</text:p>
          </table:table-cell>
          <table:table-cell table:formula="of:=AVERAGEIFS(['Random Movement -1 End'.$G$2:.$G$424];['Random Movement -1 End'.$E$2:.$E$424];&quot;&gt;=&quot;&amp;[.$A9];['Random Movement -1 End'.$E$2:.$E$424];&quot;&lt;=&quot;&amp;[.$B9])" office:value-type="float" office:value="19.6930133333333" calcext:value-type="float">
            <text:p>19.6930133333333</text:p>
          </table:table-cell>
          <table:table-cell table:formula="of:=AVERAGEIFS(['Force Algo End'.$G$2:.$G$424];['Force Algo End'.$E$2:.$E$424];&quot;&gt;=&quot;&amp;[.$A9];['Force Algo End'.$E$2:.$E$424];&quot;&lt;=&quot;&amp;[.$B9])" office:value-type="float" office:value="12.4809366666667" calcext:value-type="float">
            <text:p>12.4809366666667</text:p>
          </table:table-cell>
          <table:table-cell table:formula="of:=AVERAGEIFS(['Total Resolution End'.$E$2:.$E$424];['Total Resolution End'.$B$2:.$B$424];&quot;&gt;=&quot;&amp;[.$A9];['Total Resolution End'.$B$2:.$B$424];&quot;&lt;=&quot;&amp;[.$B9])" office:value-type="float" office:value="15.2056666666667" calcext:value-type="float">
            <text:p>15.2056666666667</text:p>
          </table:table-cell>
          <table:table-cell table:formula="of:=AVERAGEIFS(['Random Movement End'.$H$2:.$H$424];['Random Movement End'.$E$2:.$E$424];&quot;&gt;=&quot;&amp;[.$A9];['Random Movement End'.$E$2:.$E$424];&quot;&lt;=&quot;&amp;[.$B9])" office:value-type="float" office:value="13.396348678681" calcext:value-type="float">
            <text:p>13.396348678681</text:p>
          </table:table-cell>
          <table:table-cell table:formula="of:=AVERAGEIFS(['Random Movement -1 End'.$H$2:.$H$424];['Random Movement -1 End'.$E$2:.$E$424];&quot;&gt;=&quot;&amp;[.$A9];['Random Movement -1 End'.$E$2:.$E$424];&quot;&lt;=&quot;&amp;[.$B9])" office:value-type="float" office:value="2.50413057373351" calcext:value-type="float">
            <text:p>2.50413057373351</text:p>
          </table:table-cell>
          <table:table-cell table:formula="of:=AVERAGEIFS(['Force Algo End'.$H$2:.$H$424];['Force Algo End'.$E$2:.$E$424];&quot;&gt;=&quot;&amp;[.$A9];['Force Algo End'.$E$2:.$E$424];&quot;&lt;=&quot;&amp;[.$B9])" office:value-type="float" office:value="2.49493541374611" calcext:value-type="float">
            <text:p>2.49493541374611</text:p>
          </table:table-cell>
          <table:table-cell table:formula="of:=AVERAGEIFS(['Total Resolution End'.$N$2:.$N$424];['Total Resolution End'.$B$2:.$B$424];&quot;&gt;=&quot;&amp;[.$A9];['Total Resolution End'.$B$2:.$B$424];&quot;&lt;=&quot;&amp;[.$B9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9];['Random Movement End'.$E$2:.$E$424];&quot;&lt;=&quot;&amp;[.$B9])" office:value-type="float" office:value="56.9333333333333" calcext:value-type="float">
            <text:p>56.9333333333333</text:p>
          </table:table-cell>
          <table:table-cell table:formula="of:=AVERAGEIFS(['Random Movement -1 End'.$I$2:.$I$424];['Random Movement -1 End'.$E$2:.$E$424];&quot;&gt;=&quot;&amp;[.$A9];['Random Movement -1 End'.$E$2:.$E$424];&quot;&lt;=&quot;&amp;[.$B9])" office:value-type="float" office:value="48.1" calcext:value-type="float">
            <text:p>48.1</text:p>
          </table:table-cell>
          <table:table-cell table:formula="of:=AVERAGEIFS(['Force Algo End'.$I$2:.$I$424];['Force Algo End'.$E$2:.$E$424];&quot;&gt;=&quot;&amp;[.$A9];['Force Algo End'.$E$2:.$E$424];&quot;&lt;=&quot;&amp;[.$B9])" office:value-type="float" office:value="42.7" calcext:value-type="float">
            <text:p>42.7</text:p>
          </table:table-cell>
          <table:table-cell table:formula="of:=AVERAGEIFS(['Total Resolution End'.$J$2:.$J$424];['Total Resolution End'.$B$2:.$B$424];&quot;&gt;=&quot;&amp;[.$A9];['Total Resolution End'.$B$2:.$B$424];&quot;&lt;=&quot;&amp;[.$B9])" office:value-type="float" office:value="49.9666666666667" calcext:value-type="float">
            <text:p>49.9666666666667</text:p>
          </table:table-cell>
          <table:table-cell table:formula="of:=AVERAGEIFS(['Random Movement End'.$B$2:.$B$424];['Random Movement End'.$E$2:.$E$424];&quot;&gt;=&quot;&amp;[.$A9];['Random Movement End'.$E$2:.$E$424];&quot;&lt;=&quot;&amp;[.$B9])" office:value-type="float" office:value="646.666666666667" calcext:value-type="float">
            <text:p>646.666666666667</text:p>
          </table:table-cell>
          <table:table-cell table:formula="of:=AVERAGEIFS(['Random Movement -1 End'.$B$2:.$B$424];['Random Movement -1 End'.$E$2:.$E$424];&quot;&gt;=&quot;&amp;[.$A9];['Random Movement -1 End'.$E$2:.$E$424];&quot;&lt;=&quot;&amp;[.$B9])" office:value-type="float" office:value="810" calcext:value-type="float">
            <text:p>810</text:p>
          </table:table-cell>
          <table:table-cell table:formula="of:=AVERAGEIFS(['Force Algo End'.$B$2:.$B$424];['Force Algo End'.$E$2:.$E$424];&quot;&gt;=&quot;&amp;[.$A9];['Force Algo End'.$E$2:.$E$424];&quot;&lt;=&quot;&amp;[.$B9])" office:value-type="float" office:value="260" calcext:value-type="float">
            <text:p>260</text:p>
          </table:table-cell>
          <table:table-cell table:formula="of:=AVERAGEIFS(['Total Resolution End'.$H$2:.$H$424];['Total Resolution End'.$B$2:.$B$424];&quot;&gt;=&quot;&amp;[.$A9];['Total Resolution End'.$B$2:.$B$424];&quot;&lt;=&quot;&amp;[.$B9])" office:value-type="float" office:value="857.733333333333" calcext:value-type="float">
            <text:p>857.7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A10]/2+[.B10]/2" office:value-type="float" office:value="26" calcext:value-type="float">
            <text:p>26</text:p>
          </table:table-cell>
          <table:table-cell table:formula="of:=AVERAGEIFS(['Random Movement End'.$G$2:.$G$424];['Random Movement End'.$E$2:.$E$424];&quot;&gt;=&quot;&amp;[.$A10];['Random Movement End'.$E$2:.$E$424];&quot;&lt;=&quot;&amp;[.$B10])" office:value-type="float" office:value="24.0941705882353" calcext:value-type="float">
            <text:p>24.0941705882353</text:p>
          </table:table-cell>
          <table:table-cell table:formula="of:=AVERAGEIFS(['Random Movement -1 End'.$G$2:.$G$424];['Random Movement -1 End'.$E$2:.$E$424];&quot;&gt;=&quot;&amp;[.$A10];['Random Movement -1 End'.$E$2:.$E$424];&quot;&lt;=&quot;&amp;[.$B10])" office:value-type="float" office:value="21.4243823529412" calcext:value-type="float">
            <text:p>21.4243823529412</text:p>
          </table:table-cell>
          <table:table-cell table:formula="of:=AVERAGEIFS(['Force Algo End'.$G$2:.$G$424];['Force Algo End'.$E$2:.$E$424];&quot;&gt;=&quot;&amp;[.$A10];['Force Algo End'.$E$2:.$E$424];&quot;&lt;=&quot;&amp;[.$B10])" office:value-type="float" office:value="15.0753588235294" calcext:value-type="float">
            <text:p>15.0753588235294</text:p>
          </table:table-cell>
          <table:table-cell table:formula="of:=AVERAGEIFS(['Total Resolution End'.$E$2:.$E$424];['Total Resolution End'.$B$2:.$B$424];&quot;&gt;=&quot;&amp;[.$A10];['Total Resolution End'.$B$2:.$B$424];&quot;&lt;=&quot;&amp;[.$B10])" office:value-type="float" office:value="16.3235294117647" calcext:value-type="float">
            <text:p>16.3235294117647</text:p>
          </table:table-cell>
          <table:table-cell table:formula="of:=AVERAGEIFS(['Random Movement End'.$H$2:.$H$424];['Random Movement End'.$E$2:.$E$424];&quot;&gt;=&quot;&amp;[.$A10];['Random Movement End'.$E$2:.$E$424];&quot;&lt;=&quot;&amp;[.$B10])" office:value-type="float" office:value="9.88921630772934" calcext:value-type="float">
            <text:p>9.88921630772934</text:p>
          </table:table-cell>
          <table:table-cell table:formula="of:=AVERAGEIFS(['Random Movement -1 End'.$H$2:.$H$424];['Random Movement -1 End'.$E$2:.$E$424];&quot;&gt;=&quot;&amp;[.$A10];['Random Movement -1 End'.$E$2:.$E$424];&quot;&lt;=&quot;&amp;[.$B10])" office:value-type="float" office:value="2.58271925256907" calcext:value-type="float">
            <text:p>2.58271925256907</text:p>
          </table:table-cell>
          <table:table-cell table:formula="of:=AVERAGEIFS(['Force Algo End'.$H$2:.$H$424];['Force Algo End'.$E$2:.$E$424];&quot;&gt;=&quot;&amp;[.$A10];['Force Algo End'.$E$2:.$E$424];&quot;&lt;=&quot;&amp;[.$B10])" office:value-type="float" office:value="2.85743893876375" calcext:value-type="float">
            <text:p>2.85743893876375</text:p>
          </table:table-cell>
          <table:table-cell table:formula="of:=AVERAGEIFS(['Total Resolution End'.$N$2:.$N$424];['Total Resolution End'.$B$2:.$B$424];&quot;&gt;=&quot;&amp;[.$A10];['Total Resolution End'.$B$2:.$B$424];&quot;&lt;=&quot;&amp;[.$B10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0];['Random Movement End'.$E$2:.$E$424];&quot;&lt;=&quot;&amp;[.$B10])" office:value-type="float" office:value="160.352941176471" calcext:value-type="float">
            <text:p>160.352941176471</text:p>
          </table:table-cell>
          <table:table-cell table:formula="of:=AVERAGEIFS(['Random Movement -1 End'.$I$2:.$I$424];['Random Movement -1 End'.$E$2:.$E$424];&quot;&gt;=&quot;&amp;[.$A10];['Random Movement -1 End'.$E$2:.$E$424];&quot;&lt;=&quot;&amp;[.$B10])" office:value-type="float" office:value="145" calcext:value-type="float">
            <text:p>145</text:p>
          </table:table-cell>
          <table:table-cell table:formula="of:=AVERAGEIFS(['Force Algo End'.$I$2:.$I$424];['Force Algo End'.$E$2:.$E$424];&quot;&gt;=&quot;&amp;[.$A10];['Force Algo End'.$E$2:.$E$424];&quot;&lt;=&quot;&amp;[.$B10])" office:value-type="float" office:value="152.411764705882" calcext:value-type="float">
            <text:p>152.411764705882</text:p>
          </table:table-cell>
          <table:table-cell table:formula="of:=AVERAGEIFS(['Total Resolution End'.$J$2:.$J$424];['Total Resolution End'.$B$2:.$B$424];&quot;&gt;=&quot;&amp;[.$A10];['Total Resolution End'.$B$2:.$B$424];&quot;&lt;=&quot;&amp;[.$B10])" office:value-type="float" office:value="172.294117647059" calcext:value-type="float">
            <text:p>172.294117647059</text:p>
          </table:table-cell>
          <table:table-cell table:formula="of:=AVERAGEIFS(['Random Movement End'.$B$2:.$B$424];['Random Movement End'.$E$2:.$E$424];&quot;&gt;=&quot;&amp;[.$A10];['Random Movement End'.$E$2:.$E$424];&quot;&lt;=&quot;&amp;[.$B10])" office:value-type="float" office:value="605.882352941176" calcext:value-type="float">
            <text:p>605.882352941176</text:p>
          </table:table-cell>
          <table:table-cell table:formula="of:=AVERAGEIFS(['Random Movement -1 End'.$B$2:.$B$424];['Random Movement -1 End'.$E$2:.$E$424];&quot;&gt;=&quot;&amp;[.$A10];['Random Movement -1 End'.$E$2:.$E$424];&quot;&lt;=&quot;&amp;[.$B10])" office:value-type="float" office:value="835.294117647059" calcext:value-type="float">
            <text:p>835.294117647059</text:p>
          </table:table-cell>
          <table:table-cell table:formula="of:=AVERAGEIFS(['Force Algo End'.$B$2:.$B$424];['Force Algo End'.$E$2:.$E$424];&quot;&gt;=&quot;&amp;[.$A10];['Force Algo End'.$E$2:.$E$424];&quot;&lt;=&quot;&amp;[.$B10])" office:value-type="float" office:value="470.588235294118" calcext:value-type="float">
            <text:p>470.588235294118</text:p>
          </table:table-cell>
          <table:table-cell table:formula="of:=AVERAGEIFS(['Total Resolution End'.$H$2:.$H$424];['Total Resolution End'.$B$2:.$B$424];&quot;&gt;=&quot;&amp;[.$A10];['Total Resolution End'.$B$2:.$B$424];&quot;&lt;=&quot;&amp;[.$B10])" office:value-type="float" office:value="836.64705882353" calcext:value-type="float">
            <text:p>836.647058823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A11]/2+[.B11]/2" office:value-type="float" office:value="29" calcext:value-type="float">
            <text:p>29</text:p>
          </table:table-cell>
          <table:table-cell table:formula="of:=AVERAGEIFS(['Random Movement End'.$G$2:.$G$424];['Random Movement End'.$E$2:.$E$424];&quot;&gt;=&quot;&amp;[.$A11];['Random Movement End'.$E$2:.$E$424];&quot;&lt;=&quot;&amp;[.$B11])" office:value-type="float" office:value="19.2318642857143" calcext:value-type="float">
            <text:p>19.2318642857143</text:p>
          </table:table-cell>
          <table:table-cell table:formula="of:=AVERAGEIFS(['Random Movement -1 End'.$G$2:.$G$424];['Random Movement -1 End'.$E$2:.$E$424];&quot;&gt;=&quot;&amp;[.$A11];['Random Movement -1 End'.$E$2:.$E$424];&quot;&lt;=&quot;&amp;[.$B11])" office:value-type="float" office:value="17.6229285714286" calcext:value-type="float">
            <text:p>17.6229285714286</text:p>
          </table:table-cell>
          <table:table-cell table:formula="of:=AVERAGEIFS(['Force Algo End'.$G$2:.$G$424];['Force Algo End'.$E$2:.$E$424];&quot;&gt;=&quot;&amp;[.$A11];['Force Algo End'.$E$2:.$E$424];&quot;&lt;=&quot;&amp;[.$B11])" office:value-type="float" office:value="12.5873071428571" calcext:value-type="float">
            <text:p>12.5873071428571</text:p>
          </table:table-cell>
          <table:table-cell table:formula="of:=AVERAGEIFS(['Total Resolution End'.$E$2:.$E$424];['Total Resolution End'.$B$2:.$B$424];&quot;&gt;=&quot;&amp;[.$A11];['Total Resolution End'.$B$2:.$B$424];&quot;&lt;=&quot;&amp;[.$B11])" office:value-type="float" office:value="13.7557142857143" calcext:value-type="float">
            <text:p>13.7557142857143</text:p>
          </table:table-cell>
          <table:table-cell table:formula="of:=AVERAGEIFS(['Random Movement End'.$H$2:.$H$424];['Random Movement End'.$E$2:.$E$424];&quot;&gt;=&quot;&amp;[.$A11];['Random Movement End'.$E$2:.$E$424];&quot;&lt;=&quot;&amp;[.$B11])" office:value-type="float" office:value="11.7019305291276" calcext:value-type="float">
            <text:p>11.7019305291276</text:p>
          </table:table-cell>
          <table:table-cell table:formula="of:=AVERAGEIFS(['Random Movement -1 End'.$H$2:.$H$424];['Random Movement -1 End'.$E$2:.$E$424];&quot;&gt;=&quot;&amp;[.$A11];['Random Movement -1 End'.$E$2:.$E$424];&quot;&lt;=&quot;&amp;[.$B11])" office:value-type="float" office:value="3.36701638711735" calcext:value-type="float">
            <text:p>3.36701638711735</text:p>
          </table:table-cell>
          <table:table-cell table:formula="of:=AVERAGEIFS(['Force Algo End'.$H$2:.$H$424];['Force Algo End'.$E$2:.$E$424];&quot;&gt;=&quot;&amp;[.$A11];['Force Algo End'.$E$2:.$E$424];&quot;&lt;=&quot;&amp;[.$B11])" office:value-type="float" office:value="2.8648344878625" calcext:value-type="float">
            <text:p>2.8648344878625</text:p>
          </table:table-cell>
          <table:table-cell table:formula="of:=AVERAGEIFS(['Total Resolution End'.$N$2:.$N$424];['Total Resolution End'.$B$2:.$B$424];&quot;&gt;=&quot;&amp;[.$A11];['Total Resolution End'.$B$2:.$B$424];&quot;&lt;=&quot;&amp;[.$B11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1];['Random Movement End'.$E$2:.$E$424];&quot;&lt;=&quot;&amp;[.$B11])" office:value-type="float" office:value="231.5" calcext:value-type="float">
            <text:p>231.5</text:p>
          </table:table-cell>
          <table:table-cell table:formula="of:=AVERAGEIFS(['Random Movement -1 End'.$I$2:.$I$424];['Random Movement -1 End'.$E$2:.$E$424];&quot;&gt;=&quot;&amp;[.$A11];['Random Movement -1 End'.$E$2:.$E$424];&quot;&lt;=&quot;&amp;[.$B11])" office:value-type="float" office:value="204.928571428571" calcext:value-type="float">
            <text:p>204.928571428571</text:p>
          </table:table-cell>
          <table:table-cell table:formula="of:=AVERAGEIFS(['Force Algo End'.$I$2:.$I$424];['Force Algo End'.$E$2:.$E$424];&quot;&gt;=&quot;&amp;[.$A11];['Force Algo End'.$E$2:.$E$424];&quot;&lt;=&quot;&amp;[.$B11])" office:value-type="float" office:value="214.785714285714" calcext:value-type="float">
            <text:p>214.785714285714</text:p>
          </table:table-cell>
          <table:table-cell table:formula="of:=AVERAGEIFS(['Total Resolution End'.$J$2:.$J$424];['Total Resolution End'.$B$2:.$B$424];&quot;&gt;=&quot;&amp;[.$A11];['Total Resolution End'.$B$2:.$B$424];&quot;&lt;=&quot;&amp;[.$B11])" office:value-type="float" office:value="290.428571428571" calcext:value-type="float">
            <text:p>290.428571428571</text:p>
          </table:table-cell>
          <table:table-cell table:formula="of:=AVERAGEIFS(['Random Movement End'.$B$2:.$B$424];['Random Movement End'.$E$2:.$E$424];&quot;&gt;=&quot;&amp;[.$A11];['Random Movement End'.$E$2:.$E$424];&quot;&lt;=&quot;&amp;[.$B11])" office:value-type="float" office:value="500" calcext:value-type="float">
            <text:p>500</text:p>
          </table:table-cell>
          <table:table-cell table:formula="of:=AVERAGEIFS(['Random Movement -1 End'.$B$2:.$B$424];['Random Movement -1 End'.$E$2:.$E$424];&quot;&gt;=&quot;&amp;[.$A11];['Random Movement -1 End'.$E$2:.$E$424];&quot;&lt;=&quot;&amp;[.$B11])" office:value-type="float" office:value="507.142857142857" calcext:value-type="float">
            <text:p>507.142857142857</text:p>
          </table:table-cell>
          <table:table-cell table:formula="of:=AVERAGEIFS(['Force Algo End'.$B$2:.$B$424];['Force Algo End'.$E$2:.$E$424];&quot;&gt;=&quot;&amp;[.$A11];['Force Algo End'.$E$2:.$E$424];&quot;&lt;=&quot;&amp;[.$B11])" office:value-type="float" office:value="950" calcext:value-type="float">
            <text:p>950</text:p>
          </table:table-cell>
          <table:table-cell table:formula="of:=AVERAGEIFS(['Total Resolution End'.$H$2:.$H$424];['Total Resolution End'.$B$2:.$B$424];&quot;&gt;=&quot;&amp;[.$A11];['Total Resolution End'.$B$2:.$B$424];&quot;&lt;=&quot;&amp;[.$B11])" office:value-type="float" office:value="905.357142857143" calcext:value-type="float">
            <text:p>905.357142857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[.A12]/2+[.B12]/2" office:value-type="float" office:value="32" calcext:value-type="float">
            <text:p>32</text:p>
          </table:table-cell>
          <table:table-cell table:formula="of:=AVERAGEIFS(['Random Movement End'.$G$2:.$G$424];['Random Movement End'.$E$2:.$E$424];&quot;&gt;=&quot;&amp;[.$A12];['Random Movement End'.$E$2:.$E$424];&quot;&lt;=&quot;&amp;[.$B12])" office:value-type="float" office:value="18.8891944444444" calcext:value-type="float">
            <text:p>18.8891944444444</text:p>
          </table:table-cell>
          <table:table-cell table:formula="of:=AVERAGEIFS(['Random Movement -1 End'.$G$2:.$G$424];['Random Movement -1 End'.$E$2:.$E$424];&quot;&gt;=&quot;&amp;[.$A12];['Random Movement -1 End'.$E$2:.$E$424];&quot;&lt;=&quot;&amp;[.$B12])" office:value-type="float" office:value="18.61315" calcext:value-type="float">
            <text:p>18.61315</text:p>
          </table:table-cell>
          <table:table-cell table:formula="of:=AVERAGEIFS(['Force Algo End'.$G$2:.$G$424];['Force Algo End'.$E$2:.$E$424];&quot;&gt;=&quot;&amp;[.$A12];['Force Algo End'.$E$2:.$E$424];&quot;&lt;=&quot;&amp;[.$B12])" office:value-type="float" office:value="12.5209777777778" calcext:value-type="float">
            <text:p>12.5209777777778</text:p>
          </table:table-cell>
          <table:table-cell table:formula="of:=AVERAGEIFS(['Total Resolution End'.$E$2:.$E$424];['Total Resolution End'.$B$2:.$B$424];&quot;&gt;=&quot;&amp;[.$A12];['Total Resolution End'.$B$2:.$B$424];&quot;&lt;=&quot;&amp;[.$B12])" office:value-type="float" office:value="14.2477777777778" calcext:value-type="float">
            <text:p>14.2477777777778</text:p>
          </table:table-cell>
          <table:table-cell table:formula="of:=AVERAGEIFS(['Random Movement End'.$H$2:.$H$424];['Random Movement End'.$E$2:.$E$424];&quot;&gt;=&quot;&amp;[.$A12];['Random Movement End'.$E$2:.$E$424];&quot;&lt;=&quot;&amp;[.$B12])" office:value-type="float" office:value="10.8459455844796" calcext:value-type="float">
            <text:p>10.8459455844796</text:p>
          </table:table-cell>
          <table:table-cell table:formula="of:=AVERAGEIFS(['Random Movement -1 End'.$H$2:.$H$424];['Random Movement -1 End'.$E$2:.$E$424];&quot;&gt;=&quot;&amp;[.$A12];['Random Movement -1 End'.$E$2:.$E$424];&quot;&lt;=&quot;&amp;[.$B12])" office:value-type="float" office:value="3.09369250816755" calcext:value-type="float">
            <text:p>3.09369250816755</text:p>
          </table:table-cell>
          <table:table-cell table:formula="of:=AVERAGEIFS(['Force Algo End'.$H$2:.$H$424];['Force Algo End'.$E$2:.$E$424];&quot;&gt;=&quot;&amp;[.$A12];['Force Algo End'.$E$2:.$E$424];&quot;&lt;=&quot;&amp;[.$B12])" office:value-type="float" office:value="2.80691225564117" calcext:value-type="float">
            <text:p>2.80691225564117</text:p>
          </table:table-cell>
          <table:table-cell table:formula="of:=AVERAGEIFS(['Total Resolution End'.$N$2:.$N$424];['Total Resolution End'.$B$2:.$B$424];&quot;&gt;=&quot;&amp;[.$A12];['Total Resolution End'.$B$2:.$B$424];&quot;&lt;=&quot;&amp;[.$B12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2];['Random Movement End'.$E$2:.$E$424];&quot;&lt;=&quot;&amp;[.$B12])" office:value-type="float" office:value="226.777777777778" calcext:value-type="float">
            <text:p>226.777777777778</text:p>
          </table:table-cell>
          <table:table-cell table:formula="of:=AVERAGEIFS(['Random Movement -1 End'.$I$2:.$I$424];['Random Movement -1 End'.$E$2:.$E$424];&quot;&gt;=&quot;&amp;[.$A12];['Random Movement -1 End'.$E$2:.$E$424];&quot;&lt;=&quot;&amp;[.$B12])" office:value-type="float" office:value="215.666666666667" calcext:value-type="float">
            <text:p>215.666666666667</text:p>
          </table:table-cell>
          <table:table-cell table:formula="of:=AVERAGEIFS(['Force Algo End'.$I$2:.$I$424];['Force Algo End'.$E$2:.$E$424];&quot;&gt;=&quot;&amp;[.$A12];['Force Algo End'.$E$2:.$E$424];&quot;&lt;=&quot;&amp;[.$B12])" office:value-type="float" office:value="203.333333333333" calcext:value-type="float">
            <text:p>203.333333333333</text:p>
          </table:table-cell>
          <table:table-cell table:formula="of:=AVERAGEIFS(['Total Resolution End'.$J$2:.$J$424];['Total Resolution End'.$B$2:.$B$424];&quot;&gt;=&quot;&amp;[.$A12];['Total Resolution End'.$B$2:.$B$424];&quot;&lt;=&quot;&amp;[.$B12])" office:value-type="float" office:value="245.666666666667" calcext:value-type="float">
            <text:p>245.666666666667</text:p>
          </table:table-cell>
          <table:table-cell table:formula="of:=AVERAGEIFS(['Random Movement End'.$B$2:.$B$424];['Random Movement End'.$E$2:.$E$424];&quot;&gt;=&quot;&amp;[.$A12];['Random Movement End'.$E$2:.$E$424];&quot;&lt;=&quot;&amp;[.$B12])" office:value-type="float" office:value="366.666666666667" calcext:value-type="float">
            <text:p>366.666666666667</text:p>
          </table:table-cell>
          <table:table-cell table:formula="of:=AVERAGEIFS(['Random Movement -1 End'.$B$2:.$B$424];['Random Movement -1 End'.$E$2:.$E$424];&quot;&gt;=&quot;&amp;[.$A12];['Random Movement -1 End'.$E$2:.$E$424];&quot;&lt;=&quot;&amp;[.$B12])" office:value-type="float" office:value="966.666666666667" calcext:value-type="float">
            <text:p>966.666666666667</text:p>
          </table:table-cell>
          <table:table-cell table:formula="of:=AVERAGEIFS(['Force Algo End'.$B$2:.$B$424];['Force Algo End'.$E$2:.$E$424];&quot;&gt;=&quot;&amp;[.$A12];['Force Algo End'.$E$2:.$E$424];&quot;&lt;=&quot;&amp;[.$B12])" office:value-type="float" office:value="761.111111111111" calcext:value-type="float">
            <text:p>761.111111111111</text:p>
          </table:table-cell>
          <table:table-cell table:formula="of:=AVERAGEIFS(['Total Resolution End'.$H$2:.$H$424];['Total Resolution End'.$B$2:.$B$424];&quot;&gt;=&quot;&amp;[.$A12];['Total Resolution End'.$B$2:.$B$424];&quot;&lt;=&quot;&amp;[.$B12])" office:value-type="float" office:value="1119.61111111111" calcext:value-type="float">
            <text:p>1119.61111111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[.A13]/2+[.B13]/2" office:value-type="float" office:value="35" calcext:value-type="float">
            <text:p>35</text:p>
          </table:table-cell>
          <table:table-cell table:formula="of:=AVERAGEIFS(['Random Movement End'.$G$2:.$G$424];['Random Movement End'.$E$2:.$E$424];&quot;&gt;=&quot;&amp;[.$A13];['Random Movement End'.$E$2:.$E$424];&quot;&lt;=&quot;&amp;[.$B13])" office:value-type="float" office:value="19.8873588235294" calcext:value-type="float">
            <text:p>19.8873588235294</text:p>
          </table:table-cell>
          <table:table-cell table:formula="of:=AVERAGEIFS(['Random Movement -1 End'.$G$2:.$G$424];['Random Movement -1 End'.$E$2:.$E$424];&quot;&gt;=&quot;&amp;[.$A13];['Random Movement -1 End'.$E$2:.$E$424];&quot;&lt;=&quot;&amp;[.$B13])" office:value-type="float" office:value="19.4845" calcext:value-type="float">
            <text:p>19.4845</text:p>
          </table:table-cell>
          <table:table-cell table:formula="of:=AVERAGEIFS(['Force Algo End'.$G$2:.$G$424];['Force Algo End'.$E$2:.$E$424];&quot;&gt;=&quot;&amp;[.$A13];['Force Algo End'.$E$2:.$E$424];&quot;&lt;=&quot;&amp;[.$B13])" office:value-type="float" office:value="13.4102235294118" calcext:value-type="float">
            <text:p>13.4102235294118</text:p>
          </table:table-cell>
          <table:table-cell table:formula="of:=AVERAGEIFS(['Total Resolution End'.$E$2:.$E$424];['Total Resolution End'.$B$2:.$B$424];&quot;&gt;=&quot;&amp;[.$A13];['Total Resolution End'.$B$2:.$B$424];&quot;&lt;=&quot;&amp;[.$B13])" office:value-type="float" office:value="18.2517647058824" calcext:value-type="float">
            <text:p>18.2517647058824</text:p>
          </table:table-cell>
          <table:table-cell table:formula="of:=AVERAGEIFS(['Random Movement End'.$H$2:.$H$424];['Random Movement End'.$E$2:.$E$424];&quot;&gt;=&quot;&amp;[.$A13];['Random Movement End'.$E$2:.$E$424];&quot;&lt;=&quot;&amp;[.$B13])" office:value-type="float" office:value="14.3572169148441" calcext:value-type="float">
            <text:p>14.3572169148441</text:p>
          </table:table-cell>
          <table:table-cell table:formula="of:=AVERAGEIFS(['Random Movement -1 End'.$H$2:.$H$424];['Random Movement -1 End'.$E$2:.$E$424];&quot;&gt;=&quot;&amp;[.$A13];['Random Movement -1 End'.$E$2:.$E$424];&quot;&lt;=&quot;&amp;[.$B13])" office:value-type="float" office:value="3.14087112239756" calcext:value-type="float">
            <text:p>3.14087112239756</text:p>
          </table:table-cell>
          <table:table-cell table:formula="of:=AVERAGEIFS(['Force Algo End'.$H$2:.$H$424];['Force Algo End'.$E$2:.$E$424];&quot;&gt;=&quot;&amp;[.$A13];['Force Algo End'.$E$2:.$E$424];&quot;&lt;=&quot;&amp;[.$B13])" office:value-type="float" office:value="2.94076939146933" calcext:value-type="float">
            <text:p>2.94076939146933</text:p>
          </table:table-cell>
          <table:table-cell table:formula="of:=AVERAGEIFS(['Total Resolution End'.$N$2:.$N$424];['Total Resolution End'.$B$2:.$B$424];&quot;&gt;=&quot;&amp;[.$A13];['Total Resolution End'.$B$2:.$B$424];&quot;&lt;=&quot;&amp;[.$B13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3];['Random Movement End'.$E$2:.$E$424];&quot;&lt;=&quot;&amp;[.$B13])" office:value-type="float" office:value="132" calcext:value-type="float">
            <text:p>132</text:p>
          </table:table-cell>
          <table:table-cell table:formula="of:=AVERAGEIFS(['Random Movement -1 End'.$I$2:.$I$424];['Random Movement -1 End'.$E$2:.$E$424];&quot;&gt;=&quot;&amp;[.$A13];['Random Movement -1 End'.$E$2:.$E$424];&quot;&lt;=&quot;&amp;[.$B13])" office:value-type="float" office:value="117.647058823529" calcext:value-type="float">
            <text:p>117.647058823529</text:p>
          </table:table-cell>
          <table:table-cell table:formula="of:=AVERAGEIFS(['Force Algo End'.$I$2:.$I$424];['Force Algo End'.$E$2:.$E$424];&quot;&gt;=&quot;&amp;[.$A13];['Force Algo End'.$E$2:.$E$424];&quot;&lt;=&quot;&amp;[.$B13])" office:value-type="float" office:value="119.764705882353" calcext:value-type="float">
            <text:p>119.764705882353</text:p>
          </table:table-cell>
          <table:table-cell table:formula="of:=AVERAGEIFS(['Total Resolution End'.$J$2:.$J$424];['Total Resolution End'.$B$2:.$B$424];&quot;&gt;=&quot;&amp;[.$A13];['Total Resolution End'.$B$2:.$B$424];&quot;&lt;=&quot;&amp;[.$B13])" office:value-type="float" office:value="176.058823529412" calcext:value-type="float">
            <text:p>176.058823529412</text:p>
          </table:table-cell>
          <table:table-cell table:formula="of:=AVERAGEIFS(['Random Movement End'.$B$2:.$B$424];['Random Movement End'.$E$2:.$E$424];&quot;&gt;=&quot;&amp;[.$A13];['Random Movement End'.$E$2:.$E$424];&quot;&lt;=&quot;&amp;[.$B13])" office:value-type="float" office:value="476.470588235294" calcext:value-type="float">
            <text:p>476.470588235294</text:p>
          </table:table-cell>
          <table:table-cell table:formula="of:=AVERAGEIFS(['Random Movement -1 End'.$B$2:.$B$424];['Random Movement -1 End'.$E$2:.$E$424];&quot;&gt;=&quot;&amp;[.$A13];['Random Movement -1 End'.$E$2:.$E$424];&quot;&lt;=&quot;&amp;[.$B13])" office:value-type="float" office:value="629.411764705882" calcext:value-type="float">
            <text:p>629.411764705882</text:p>
          </table:table-cell>
          <table:table-cell table:formula="of:=AVERAGEIFS(['Force Algo End'.$B$2:.$B$424];['Force Algo End'.$E$2:.$E$424];&quot;&gt;=&quot;&amp;[.$A13];['Force Algo End'.$E$2:.$E$424];&quot;&lt;=&quot;&amp;[.$B13])" office:value-type="float" office:value="382.352941176471" calcext:value-type="float">
            <text:p>382.352941176471</text:p>
          </table:table-cell>
          <table:table-cell table:formula="of:=AVERAGEIFS(['Total Resolution End'.$H$2:.$H$424];['Total Resolution End'.$B$2:.$B$424];&quot;&gt;=&quot;&amp;[.$A13];['Total Resolution End'.$B$2:.$B$424];&quot;&lt;=&quot;&amp;[.$B13])" office:value-type="float" office:value="1353.64705882353" calcext:value-type="float">
            <text:p>1353.647058823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A14]/2+[.B14]/2" office:value-type="float" office:value="38" calcext:value-type="float">
            <text:p>38</text:p>
          </table:table-cell>
          <table:table-cell table:formula="of:=AVERAGEIFS(['Random Movement End'.$G$2:.$G$424];['Random Movement End'.$E$2:.$E$424];&quot;&gt;=&quot;&amp;[.$A14];['Random Movement End'.$E$2:.$E$424];&quot;&lt;=&quot;&amp;[.$B14])" office:value-type="float" office:value="14.5295529411765" calcext:value-type="float">
            <text:p>14.5295529411765</text:p>
          </table:table-cell>
          <table:table-cell table:formula="of:=AVERAGEIFS(['Random Movement -1 End'.$G$2:.$G$424];['Random Movement -1 End'.$E$2:.$E$424];&quot;&gt;=&quot;&amp;[.$A14];['Random Movement -1 End'.$E$2:.$E$424];&quot;&lt;=&quot;&amp;[.$B14])" office:value-type="float" office:value="16.2513823529412" calcext:value-type="float">
            <text:p>16.2513823529412</text:p>
          </table:table-cell>
          <table:table-cell table:formula="of:=AVERAGEIFS(['Force Algo End'.$G$2:.$G$424];['Force Algo End'.$E$2:.$E$424];&quot;&gt;=&quot;&amp;[.$A14];['Force Algo End'.$E$2:.$E$424];&quot;&lt;=&quot;&amp;[.$B14])" office:value-type="float" office:value="10.0596470588235" calcext:value-type="float">
            <text:p>10.0596470588235</text:p>
          </table:table-cell>
          <table:table-cell table:formula="of:=AVERAGEIFS(['Total Resolution End'.$E$2:.$E$424];['Total Resolution End'.$B$2:.$B$424];&quot;&gt;=&quot;&amp;[.$A14];['Total Resolution End'.$B$2:.$B$424];&quot;&lt;=&quot;&amp;[.$B14])" office:value-type="float" office:value="12.3582352941176" calcext:value-type="float">
            <text:p>12.3582352941176</text:p>
          </table:table-cell>
          <table:table-cell table:formula="of:=AVERAGEIFS(['Random Movement End'.$H$2:.$H$424];['Random Movement End'.$E$2:.$E$424];&quot;&gt;=&quot;&amp;[.$A14];['Random Movement End'.$E$2:.$E$424];&quot;&lt;=&quot;&amp;[.$B14])" office:value-type="float" office:value="28.8087545143369" calcext:value-type="float">
            <text:p>28.8087545143369</text:p>
          </table:table-cell>
          <table:table-cell table:formula="of:=AVERAGEIFS(['Random Movement -1 End'.$H$2:.$H$424];['Random Movement -1 End'.$E$2:.$E$424];&quot;&gt;=&quot;&amp;[.$A14];['Random Movement -1 End'.$E$2:.$E$424];&quot;&lt;=&quot;&amp;[.$B14])" office:value-type="float" office:value="3.43459870729705" calcext:value-type="float">
            <text:p>3.43459870729705</text:p>
          </table:table-cell>
          <table:table-cell table:formula="of:=AVERAGEIFS(['Force Algo End'.$H$2:.$H$424];['Force Algo End'.$E$2:.$E$424];&quot;&gt;=&quot;&amp;[.$A14];['Force Algo End'.$E$2:.$E$424];&quot;&lt;=&quot;&amp;[.$B14])" office:value-type="float" office:value="2.88544501041538" calcext:value-type="float">
            <text:p>2.88544501041538</text:p>
          </table:table-cell>
          <table:table-cell table:formula="of:=AVERAGEIFS(['Total Resolution End'.$N$2:.$N$424];['Total Resolution End'.$B$2:.$B$424];&quot;&gt;=&quot;&amp;[.$A14];['Total Resolution End'.$B$2:.$B$424];&quot;&lt;=&quot;&amp;[.$B14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4];['Random Movement End'.$E$2:.$E$424];&quot;&lt;=&quot;&amp;[.$B14])" office:value-type="float" office:value="193.411764705882" calcext:value-type="float">
            <text:p>193.411764705882</text:p>
          </table:table-cell>
          <table:table-cell table:formula="of:=AVERAGEIFS(['Random Movement -1 End'.$I$2:.$I$424];['Random Movement -1 End'.$E$2:.$E$424];&quot;&gt;=&quot;&amp;[.$A14];['Random Movement -1 End'.$E$2:.$E$424];&quot;&lt;=&quot;&amp;[.$B14])" office:value-type="float" office:value="189.058823529412" calcext:value-type="float">
            <text:p>189.058823529412</text:p>
          </table:table-cell>
          <table:table-cell table:formula="of:=AVERAGEIFS(['Force Algo End'.$I$2:.$I$424];['Force Algo End'.$E$2:.$E$424];&quot;&gt;=&quot;&amp;[.$A14];['Force Algo End'.$E$2:.$E$424];&quot;&lt;=&quot;&amp;[.$B14])" office:value-type="float" office:value="179.176470588235" calcext:value-type="float">
            <text:p>179.176470588235</text:p>
          </table:table-cell>
          <table:table-cell table:formula="of:=AVERAGEIFS(['Total Resolution End'.$J$2:.$J$424];['Total Resolution End'.$B$2:.$B$424];&quot;&gt;=&quot;&amp;[.$A14];['Total Resolution End'.$B$2:.$B$424];&quot;&lt;=&quot;&amp;[.$B14])" office:value-type="float" office:value="298.529411764706" calcext:value-type="float">
            <text:p>298.529411764706</text:p>
          </table:table-cell>
          <table:table-cell table:formula="of:=AVERAGEIFS(['Random Movement End'.$B$2:.$B$424];['Random Movement End'.$E$2:.$E$424];&quot;&gt;=&quot;&amp;[.$A14];['Random Movement End'.$E$2:.$E$424];&quot;&lt;=&quot;&amp;[.$B14])" office:value-type="float" office:value="482.352941176471" calcext:value-type="float">
            <text:p>482.352941176471</text:p>
          </table:table-cell>
          <table:table-cell table:formula="of:=AVERAGEIFS(['Random Movement -1 End'.$B$2:.$B$424];['Random Movement -1 End'.$E$2:.$E$424];&quot;&gt;=&quot;&amp;[.$A14];['Random Movement -1 End'.$E$2:.$E$424];&quot;&lt;=&quot;&amp;[.$B14])" office:value-type="float" office:value="882.352941176471" calcext:value-type="float">
            <text:p>882.352941176471</text:p>
          </table:table-cell>
          <table:table-cell table:formula="of:=AVERAGEIFS(['Force Algo End'.$B$2:.$B$424];['Force Algo End'.$E$2:.$E$424];&quot;&gt;=&quot;&amp;[.$A14];['Force Algo End'.$E$2:.$E$424];&quot;&lt;=&quot;&amp;[.$B14])" office:value-type="float" office:value="1664.70588235294" calcext:value-type="float">
            <text:p>1664.70588235294</text:p>
          </table:table-cell>
          <table:table-cell table:formula="of:=AVERAGEIFS(['Total Resolution End'.$H$2:.$H$424];['Total Resolution End'.$B$2:.$B$424];&quot;&gt;=&quot;&amp;[.$A14];['Total Resolution End'.$B$2:.$B$424];&quot;&lt;=&quot;&amp;[.$B14])" office:value-type="float" office:value="891.058823529412" calcext:value-type="float">
            <text:p>891.058823529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A15]/2+[.B15]/2" office:value-type="float" office:value="41" calcext:value-type="float">
            <text:p>41</text:p>
          </table:table-cell>
          <table:table-cell table:formula="of:=AVERAGEIFS(['Random Movement End'.$G$2:.$G$424];['Random Movement End'.$E$2:.$E$424];&quot;&gt;=&quot;&amp;[.$A15];['Random Movement End'.$E$2:.$E$424];&quot;&lt;=&quot;&amp;[.$B15])" office:value-type="float" office:value="13.7865428571429" calcext:value-type="float">
            <text:p>13.7865428571429</text:p>
          </table:table-cell>
          <table:table-cell table:formula="of:=AVERAGEIFS(['Random Movement -1 End'.$G$2:.$G$424];['Random Movement -1 End'.$E$2:.$E$424];&quot;&gt;=&quot;&amp;[.$A15];['Random Movement -1 End'.$E$2:.$E$424];&quot;&lt;=&quot;&amp;[.$B15])" office:value-type="float" office:value="12.7408523809524" calcext:value-type="float">
            <text:p>12.7408523809524</text:p>
          </table:table-cell>
          <table:table-cell table:formula="of:=AVERAGEIFS(['Force Algo End'.$G$2:.$G$424];['Force Algo End'.$E$2:.$E$424];&quot;&gt;=&quot;&amp;[.$A15];['Force Algo End'.$E$2:.$E$424];&quot;&lt;=&quot;&amp;[.$B15])" office:value-type="float" office:value="7.84817619047619" calcext:value-type="float">
            <text:p>7.84817619047619</text:p>
          </table:table-cell>
          <table:table-cell table:formula="of:=AVERAGEIFS(['Total Resolution End'.$E$2:.$E$424];['Total Resolution End'.$B$2:.$B$424];&quot;&gt;=&quot;&amp;[.$A15];['Total Resolution End'.$B$2:.$B$424];&quot;&lt;=&quot;&amp;[.$B15])" office:value-type="float" office:value="10.1047619047619" calcext:value-type="float">
            <text:p>10.1047619047619</text:p>
          </table:table-cell>
          <table:table-cell table:formula="of:=AVERAGEIFS(['Random Movement End'.$H$2:.$H$424];['Random Movement End'.$E$2:.$E$424];&quot;&gt;=&quot;&amp;[.$A15];['Random Movement End'.$E$2:.$E$424];&quot;&lt;=&quot;&amp;[.$B15])" office:value-type="float" office:value="15.791244310498" calcext:value-type="float">
            <text:p>15.791244310498</text:p>
          </table:table-cell>
          <table:table-cell table:formula="of:=AVERAGEIFS(['Random Movement -1 End'.$H$2:.$H$424];['Random Movement -1 End'.$E$2:.$E$424];&quot;&gt;=&quot;&amp;[.$A15];['Random Movement -1 End'.$E$2:.$E$424];&quot;&lt;=&quot;&amp;[.$B15])" office:value-type="float" office:value="3.90261828489316" calcext:value-type="float">
            <text:p>3.90261828489316</text:p>
          </table:table-cell>
          <table:table-cell table:formula="of:=AVERAGEIFS(['Force Algo End'.$H$2:.$H$424];['Force Algo End'.$E$2:.$E$424];&quot;&gt;=&quot;&amp;[.$A15];['Force Algo End'.$E$2:.$E$424];&quot;&lt;=&quot;&amp;[.$B15])" office:value-type="float" office:value="3.1168034632537" calcext:value-type="float">
            <text:p>3.1168034632537</text:p>
          </table:table-cell>
          <table:table-cell table:formula="of:=AVERAGEIFS(['Total Resolution End'.$N$2:.$N$424];['Total Resolution End'.$B$2:.$B$424];&quot;&gt;=&quot;&amp;[.$A15];['Total Resolution End'.$B$2:.$B$424];&quot;&lt;=&quot;&amp;[.$B15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5];['Random Movement End'.$E$2:.$E$424];&quot;&lt;=&quot;&amp;[.$B15])" office:value-type="float" office:value="159.285714285714" calcext:value-type="float">
            <text:p>159.285714285714</text:p>
          </table:table-cell>
          <table:table-cell table:formula="of:=AVERAGEIFS(['Random Movement -1 End'.$I$2:.$I$424];['Random Movement -1 End'.$E$2:.$E$424];&quot;&gt;=&quot;&amp;[.$A15];['Random Movement -1 End'.$E$2:.$E$424];&quot;&lt;=&quot;&amp;[.$B15])" office:value-type="float" office:value="124.952380952381" calcext:value-type="float">
            <text:p>124.952380952381</text:p>
          </table:table-cell>
          <table:table-cell table:formula="of:=AVERAGEIFS(['Force Algo End'.$I$2:.$I$424];['Force Algo End'.$E$2:.$E$424];&quot;&gt;=&quot;&amp;[.$A15];['Force Algo End'.$E$2:.$E$424];&quot;&lt;=&quot;&amp;[.$B15])" office:value-type="float" office:value="108.142857142857" calcext:value-type="float">
            <text:p>108.142857142857</text:p>
          </table:table-cell>
          <table:table-cell table:formula="of:=AVERAGEIFS(['Total Resolution End'.$J$2:.$J$424];['Total Resolution End'.$B$2:.$B$424];&quot;&gt;=&quot;&amp;[.$A15];['Total Resolution End'.$B$2:.$B$424];&quot;&lt;=&quot;&amp;[.$B15])" office:value-type="float" office:value="178.857142857143" calcext:value-type="float">
            <text:p>178.857142857143</text:p>
          </table:table-cell>
          <table:table-cell table:formula="of:=AVERAGEIFS(['Random Movement End'.$B$2:.$B$424];['Random Movement End'.$E$2:.$E$424];&quot;&gt;=&quot;&amp;[.$A15];['Random Movement End'.$E$2:.$E$424];&quot;&lt;=&quot;&amp;[.$B15])" office:value-type="float" office:value="690.476190476191" calcext:value-type="float">
            <text:p>690.476190476191</text:p>
          </table:table-cell>
          <table:table-cell table:formula="of:=AVERAGEIFS(['Random Movement -1 End'.$B$2:.$B$424];['Random Movement -1 End'.$E$2:.$E$424];&quot;&gt;=&quot;&amp;[.$A15];['Random Movement -1 End'.$E$2:.$E$424];&quot;&lt;=&quot;&amp;[.$B15])" office:value-type="float" office:value="842.857142857143" calcext:value-type="float">
            <text:p>842.857142857143</text:p>
          </table:table-cell>
          <table:table-cell table:formula="of:=AVERAGEIFS(['Force Algo End'.$B$2:.$B$424];['Force Algo End'.$E$2:.$E$424];&quot;&gt;=&quot;&amp;[.$A15];['Force Algo End'.$E$2:.$E$424];&quot;&lt;=&quot;&amp;[.$B15])" office:value-type="float" office:value="376.190476190476" calcext:value-type="float">
            <text:p>376.190476190476</text:p>
          </table:table-cell>
          <table:table-cell table:formula="of:=AVERAGEIFS(['Total Resolution End'.$H$2:.$H$424];['Total Resolution End'.$B$2:.$B$424];&quot;&gt;=&quot;&amp;[.$A15];['Total Resolution End'.$B$2:.$B$424];&quot;&lt;=&quot;&amp;[.$B15])" office:value-type="float" office:value="945.095238095238" calcext:value-type="float">
            <text:p>945.095238095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A16]/2+[.B16]/2" office:value-type="float" office:value="44" calcext:value-type="float">
            <text:p>44</text:p>
          </table:table-cell>
          <table:table-cell table:formula="of:=AVERAGEIFS(['Random Movement End'.$G$2:.$G$424];['Random Movement End'.$E$2:.$E$424];&quot;&gt;=&quot;&amp;[.$A16];['Random Movement End'.$E$2:.$E$424];&quot;&lt;=&quot;&amp;[.$B16])" office:value-type="float" office:value="19.5049727272727" calcext:value-type="float">
            <text:p>19.5049727272727</text:p>
          </table:table-cell>
          <table:table-cell table:formula="of:=AVERAGEIFS(['Random Movement -1 End'.$G$2:.$G$424];['Random Movement -1 End'.$E$2:.$E$424];&quot;&gt;=&quot;&amp;[.$A16];['Random Movement -1 End'.$E$2:.$E$424];&quot;&lt;=&quot;&amp;[.$B16])" office:value-type="float" office:value="21.2157363636364" calcext:value-type="float">
            <text:p>21.2157363636364</text:p>
          </table:table-cell>
          <table:table-cell table:formula="of:=AVERAGEIFS(['Force Algo End'.$G$2:.$G$424];['Force Algo End'.$E$2:.$E$424];&quot;&gt;=&quot;&amp;[.$A16];['Force Algo End'.$E$2:.$E$424];&quot;&lt;=&quot;&amp;[.$B16])" office:value-type="float" office:value="15.4453363636364" calcext:value-type="float">
            <text:p>15.4453363636364</text:p>
          </table:table-cell>
          <table:table-cell table:formula="of:=AVERAGEIFS(['Total Resolution End'.$E$2:.$E$424];['Total Resolution End'.$B$2:.$B$424];&quot;&gt;=&quot;&amp;[.$A16];['Total Resolution End'.$B$2:.$B$424];&quot;&lt;=&quot;&amp;[.$B16])" office:value-type="float" office:value="17.85" calcext:value-type="float">
            <text:p>17.85</text:p>
          </table:table-cell>
          <table:table-cell table:formula="of:=AVERAGEIFS(['Random Movement End'.$H$2:.$H$424];['Random Movement End'.$E$2:.$E$424];&quot;&gt;=&quot;&amp;[.$A16];['Random Movement End'.$E$2:.$E$424];&quot;&lt;=&quot;&amp;[.$B16])" office:value-type="float" office:value="12.3088169364656" calcext:value-type="float">
            <text:p>12.3088169364656</text:p>
          </table:table-cell>
          <table:table-cell table:formula="of:=AVERAGEIFS(['Random Movement -1 End'.$H$2:.$H$424];['Random Movement -1 End'.$E$2:.$E$424];&quot;&gt;=&quot;&amp;[.$A16];['Random Movement -1 End'.$E$2:.$E$424];&quot;&lt;=&quot;&amp;[.$B16])" office:value-type="float" office:value="3.17620528485865" calcext:value-type="float">
            <text:p>3.17620528485865</text:p>
          </table:table-cell>
          <table:table-cell table:formula="of:=AVERAGEIFS(['Force Algo End'.$H$2:.$H$424];['Force Algo End'.$E$2:.$E$424];&quot;&gt;=&quot;&amp;[.$A16];['Force Algo End'.$E$2:.$E$424];&quot;&lt;=&quot;&amp;[.$B16])" office:value-type="float" office:value="2.55392928372158" calcext:value-type="float">
            <text:p>2.55392928372158</text:p>
          </table:table-cell>
          <table:table-cell table:formula="of:=AVERAGEIFS(['Total Resolution End'.$N$2:.$N$424];['Total Resolution End'.$B$2:.$B$424];&quot;&gt;=&quot;&amp;[.$A16];['Total Resolution End'.$B$2:.$B$424];&quot;&lt;=&quot;&amp;[.$B16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6];['Random Movement End'.$E$2:.$E$424];&quot;&lt;=&quot;&amp;[.$B16])" office:value-type="float" office:value="185.727272727273" calcext:value-type="float">
            <text:p>185.727272727273</text:p>
          </table:table-cell>
          <table:table-cell table:formula="of:=AVERAGEIFS(['Random Movement -1 End'.$I$2:.$I$424];['Random Movement -1 End'.$E$2:.$E$424];&quot;&gt;=&quot;&amp;[.$A16];['Random Movement -1 End'.$E$2:.$E$424];&quot;&lt;=&quot;&amp;[.$B16])" office:value-type="float" office:value="191.272727272727" calcext:value-type="float">
            <text:p>191.272727272727</text:p>
          </table:table-cell>
          <table:table-cell table:formula="of:=AVERAGEIFS(['Force Algo End'.$I$2:.$I$424];['Force Algo End'.$E$2:.$E$424];&quot;&gt;=&quot;&amp;[.$A16];['Force Algo End'.$E$2:.$E$424];&quot;&lt;=&quot;&amp;[.$B16])" office:value-type="float" office:value="151.909090909091" calcext:value-type="float">
            <text:p>151.909090909091</text:p>
          </table:table-cell>
          <table:table-cell table:formula="of:=AVERAGEIFS(['Total Resolution End'.$J$2:.$J$424];['Total Resolution End'.$B$2:.$B$424];&quot;&gt;=&quot;&amp;[.$A16];['Total Resolution End'.$B$2:.$B$424];&quot;&lt;=&quot;&amp;[.$B16])" office:value-type="float" office:value="289.181818181818" calcext:value-type="float">
            <text:p>289.181818181818</text:p>
          </table:table-cell>
          <table:table-cell table:formula="of:=AVERAGEIFS(['Random Movement End'.$B$2:.$B$424];['Random Movement End'.$E$2:.$E$424];&quot;&gt;=&quot;&amp;[.$A16];['Random Movement End'.$E$2:.$E$424];&quot;&lt;=&quot;&amp;[.$B16])" office:value-type="float" office:value="381.818181818182" calcext:value-type="float">
            <text:p>381.818181818182</text:p>
          </table:table-cell>
          <table:table-cell table:formula="of:=AVERAGEIFS(['Random Movement -1 End'.$B$2:.$B$424];['Random Movement -1 End'.$E$2:.$E$424];&quot;&gt;=&quot;&amp;[.$A16];['Random Movement -1 End'.$E$2:.$E$424];&quot;&lt;=&quot;&amp;[.$B16])" office:value-type="float" office:value="790.909090909091" calcext:value-type="float">
            <text:p>790.909090909091</text:p>
          </table:table-cell>
          <table:table-cell table:formula="of:=AVERAGEIFS(['Force Algo End'.$B$2:.$B$424];['Force Algo End'.$E$2:.$E$424];&quot;&gt;=&quot;&amp;[.$A16];['Force Algo End'.$E$2:.$E$424];&quot;&lt;=&quot;&amp;[.$B16])" office:value-type="float" office:value="345.454545454545" calcext:value-type="float">
            <text:p>345.454545454545</text:p>
          </table:table-cell>
          <table:table-cell table:formula="of:=AVERAGEIFS(['Total Resolution End'.$H$2:.$H$424];['Total Resolution End'.$B$2:.$B$424];&quot;&gt;=&quot;&amp;[.$A16];['Total Resolution End'.$B$2:.$B$424];&quot;&lt;=&quot;&amp;[.$B16])" office:value-type="float" office:value="1279.27272727273" calcext:value-type="float">
            <text:p>1279.272727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A17]/2+[.B17]/2" office:value-type="float" office:value="47" calcext:value-type="float">
            <text:p>47</text:p>
          </table:table-cell>
          <table:table-cell table:formula="of:=AVERAGEIFS(['Random Movement End'.$G$2:.$G$424];['Random Movement End'.$E$2:.$E$424];&quot;&gt;=&quot;&amp;[.$A17];['Random Movement End'.$E$2:.$E$424];&quot;&lt;=&quot;&amp;[.$B17])" office:value-type="float" office:value="22.4877470588235" calcext:value-type="float">
            <text:p>22.4877470588235</text:p>
          </table:table-cell>
          <table:table-cell table:formula="of:=AVERAGEIFS(['Random Movement -1 End'.$G$2:.$G$424];['Random Movement -1 End'.$E$2:.$E$424];&quot;&gt;=&quot;&amp;[.$A17];['Random Movement -1 End'.$E$2:.$E$424];&quot;&lt;=&quot;&amp;[.$B17])" office:value-type="float" office:value="20.5692529411765" calcext:value-type="float">
            <text:p>20.5692529411765</text:p>
          </table:table-cell>
          <table:table-cell table:formula="of:=AVERAGEIFS(['Force Algo End'.$G$2:.$G$424];['Force Algo End'.$E$2:.$E$424];&quot;&gt;=&quot;&amp;[.$A17];['Force Algo End'.$E$2:.$E$424];&quot;&lt;=&quot;&amp;[.$B17])" office:value-type="float" office:value="16.0274588235294" calcext:value-type="float">
            <text:p>16.0274588235294</text:p>
          </table:table-cell>
          <table:table-cell table:formula="of:=AVERAGEIFS(['Total Resolution End'.$E$2:.$E$424];['Total Resolution End'.$B$2:.$B$424];&quot;&gt;=&quot;&amp;[.$A17];['Total Resolution End'.$B$2:.$B$424];&quot;&lt;=&quot;&amp;[.$B17])" office:value-type="float" office:value="19.6423529411765" calcext:value-type="float">
            <text:p>19.6423529411765</text:p>
          </table:table-cell>
          <table:table-cell table:formula="of:=AVERAGEIFS(['Random Movement End'.$H$2:.$H$424];['Random Movement End'.$E$2:.$E$424];&quot;&gt;=&quot;&amp;[.$A17];['Random Movement End'.$E$2:.$E$424];&quot;&lt;=&quot;&amp;[.$B17])" office:value-type="float" office:value="22.9016403582918" calcext:value-type="float">
            <text:p>22.9016403582918</text:p>
          </table:table-cell>
          <table:table-cell table:formula="of:=AVERAGEIFS(['Random Movement -1 End'.$H$2:.$H$424];['Random Movement -1 End'.$E$2:.$E$424];&quot;&gt;=&quot;&amp;[.$A17];['Random Movement -1 End'.$E$2:.$E$424];&quot;&lt;=&quot;&amp;[.$B17])" office:value-type="float" office:value="2.59102985831623" calcext:value-type="float">
            <text:p>2.59102985831623</text:p>
          </table:table-cell>
          <table:table-cell table:formula="of:=AVERAGEIFS(['Force Algo End'.$H$2:.$H$424];['Force Algo End'.$E$2:.$E$424];&quot;&gt;=&quot;&amp;[.$A17];['Force Algo End'.$E$2:.$E$424];&quot;&lt;=&quot;&amp;[.$B17])" office:value-type="float" office:value="2.54658059053173" calcext:value-type="float">
            <text:p>2.54658059053173</text:p>
          </table:table-cell>
          <table:table-cell table:formula="of:=AVERAGEIFS(['Total Resolution End'.$N$2:.$N$424];['Total Resolution End'.$B$2:.$B$424];&quot;&gt;=&quot;&amp;[.$A17];['Total Resolution End'.$B$2:.$B$424];&quot;&lt;=&quot;&amp;[.$B17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7];['Random Movement End'.$E$2:.$E$424];&quot;&lt;=&quot;&amp;[.$B17])" office:value-type="float" office:value="77.2941176470588" calcext:value-type="float">
            <text:p>77.2941176470588</text:p>
          </table:table-cell>
          <table:table-cell table:formula="of:=AVERAGEIFS(['Random Movement -1 End'.$I$2:.$I$424];['Random Movement -1 End'.$E$2:.$E$424];&quot;&gt;=&quot;&amp;[.$A17];['Random Movement -1 End'.$E$2:.$E$424];&quot;&lt;=&quot;&amp;[.$B17])" office:value-type="float" office:value="59.5294117647059" calcext:value-type="float">
            <text:p>59.5294117647059</text:p>
          </table:table-cell>
          <table:table-cell table:formula="of:=AVERAGEIFS(['Force Algo End'.$I$2:.$I$424];['Force Algo End'.$E$2:.$E$424];&quot;&gt;=&quot;&amp;[.$A17];['Force Algo End'.$E$2:.$E$424];&quot;&lt;=&quot;&amp;[.$B17])" office:value-type="float" office:value="57.2352941176471" calcext:value-type="float">
            <text:p>57.2352941176471</text:p>
          </table:table-cell>
          <table:table-cell table:formula="of:=AVERAGEIFS(['Total Resolution End'.$J$2:.$J$424];['Total Resolution End'.$B$2:.$B$424];&quot;&gt;=&quot;&amp;[.$A17];['Total Resolution End'.$B$2:.$B$424];&quot;&lt;=&quot;&amp;[.$B17])" office:value-type="float" office:value="54.4117647058824" calcext:value-type="float">
            <text:p>54.4117647058824</text:p>
          </table:table-cell>
          <table:table-cell table:formula="of:=AVERAGEIFS(['Random Movement End'.$B$2:.$B$424];['Random Movement End'.$E$2:.$E$424];&quot;&gt;=&quot;&amp;[.$A17];['Random Movement End'.$E$2:.$E$424];&quot;&lt;=&quot;&amp;[.$B17])" office:value-type="float" office:value="535.294117647059" calcext:value-type="float">
            <text:p>535.294117647059</text:p>
          </table:table-cell>
          <table:table-cell table:formula="of:=AVERAGEIFS(['Random Movement -1 End'.$B$2:.$B$424];['Random Movement -1 End'.$E$2:.$E$424];&quot;&gt;=&quot;&amp;[.$A17];['Random Movement -1 End'.$E$2:.$E$424];&quot;&lt;=&quot;&amp;[.$B17])" office:value-type="float" office:value="617.647058823529" calcext:value-type="float">
            <text:p>617.647058823529</text:p>
          </table:table-cell>
          <table:table-cell table:formula="of:=AVERAGEIFS(['Force Algo End'.$B$2:.$B$424];['Force Algo End'.$E$2:.$E$424];&quot;&gt;=&quot;&amp;[.$A17];['Force Algo End'.$E$2:.$E$424];&quot;&lt;=&quot;&amp;[.$B17])" office:value-type="float" office:value="370.588235294118" calcext:value-type="float">
            <text:p>370.588235294118</text:p>
          </table:table-cell>
          <table:table-cell table:formula="of:=AVERAGEIFS(['Total Resolution End'.$H$2:.$H$424];['Total Resolution End'.$B$2:.$B$424];&quot;&gt;=&quot;&amp;[.$A17];['Total Resolution End'.$B$2:.$B$424];&quot;&lt;=&quot;&amp;[.$B17])" office:value-type="float" office:value="1503.05882352941" calcext:value-type="float">
            <text:p>1503.058823529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A18]/2+[.B18]/2" office:value-type="float" office:value="50" calcext:value-type="float">
            <text:p>50</text:p>
          </table:table-cell>
          <table:table-cell table:formula="of:=AVERAGEIFS(['Random Movement End'.$G$2:.$G$424];['Random Movement End'.$E$2:.$E$424];&quot;&gt;=&quot;&amp;[.$A18];['Random Movement End'.$E$2:.$E$424];&quot;&lt;=&quot;&amp;[.$B18])" office:value-type="float" office:value="17.05215" calcext:value-type="float">
            <text:p>17.05215</text:p>
          </table:table-cell>
          <table:table-cell table:formula="of:=AVERAGEIFS(['Random Movement -1 End'.$G$2:.$G$424];['Random Movement -1 End'.$E$2:.$E$424];&quot;&gt;=&quot;&amp;[.$A18];['Random Movement -1 End'.$E$2:.$E$424];&quot;&lt;=&quot;&amp;[.$B18])" office:value-type="float" office:value="16.9920375" calcext:value-type="float">
            <text:p>16.9920375</text:p>
          </table:table-cell>
          <table:table-cell table:formula="of:=AVERAGEIFS(['Force Algo End'.$G$2:.$G$424];['Force Algo End'.$E$2:.$E$424];&quot;&gt;=&quot;&amp;[.$A18];['Force Algo End'.$E$2:.$E$424];&quot;&lt;=&quot;&amp;[.$B18])" office:value-type="float" office:value="13.1173375" calcext:value-type="float">
            <text:p>13.1173375</text:p>
          </table:table-cell>
          <table:table-cell table:formula="of:=AVERAGEIFS(['Total Resolution End'.$E$2:.$E$424];['Total Resolution End'.$B$2:.$B$424];&quot;&gt;=&quot;&amp;[.$A18];['Total Resolution End'.$B$2:.$B$424];&quot;&lt;=&quot;&amp;[.$B18])" office:value-type="float" office:value="16.82875" calcext:value-type="float">
            <text:p>16.82875</text:p>
          </table:table-cell>
          <table:table-cell table:formula="of:=AVERAGEIFS(['Random Movement End'.$H$2:.$H$424];['Random Movement End'.$E$2:.$E$424];&quot;&gt;=&quot;&amp;[.$A18];['Random Movement End'.$E$2:.$E$424];&quot;&lt;=&quot;&amp;[.$B18])" office:value-type="float" office:value="24.0537712230384" calcext:value-type="float">
            <text:p>24.0537712230384</text:p>
          </table:table-cell>
          <table:table-cell table:formula="of:=AVERAGEIFS(['Random Movement -1 End'.$H$2:.$H$424];['Random Movement -1 End'.$E$2:.$E$424];&quot;&gt;=&quot;&amp;[.$A18];['Random Movement -1 End'.$E$2:.$E$424];&quot;&lt;=&quot;&amp;[.$B18])" office:value-type="float" office:value="3.71023185340547" calcext:value-type="float">
            <text:p>3.71023185340547</text:p>
          </table:table-cell>
          <table:table-cell table:formula="of:=AVERAGEIFS(['Force Algo End'.$H$2:.$H$424];['Force Algo End'.$E$2:.$E$424];&quot;&gt;=&quot;&amp;[.$A18];['Force Algo End'.$E$2:.$E$424];&quot;&lt;=&quot;&amp;[.$B18])" office:value-type="float" office:value="2.87570725566651" calcext:value-type="float">
            <text:p>2.87570725566651</text:p>
          </table:table-cell>
          <table:table-cell table:formula="of:=AVERAGEIFS(['Total Resolution End'.$N$2:.$N$424];['Total Resolution End'.$B$2:.$B$424];&quot;&gt;=&quot;&amp;[.$A18];['Total Resolution End'.$B$2:.$B$424];&quot;&lt;=&quot;&amp;[.$B18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8];['Random Movement End'.$E$2:.$E$424];&quot;&lt;=&quot;&amp;[.$B18])" office:value-type="float" office:value="97.75" calcext:value-type="float">
            <text:p>97.75</text:p>
          </table:table-cell>
          <table:table-cell table:formula="of:=AVERAGEIFS(['Random Movement -1 End'.$I$2:.$I$424];['Random Movement -1 End'.$E$2:.$E$424];&quot;&gt;=&quot;&amp;[.$A18];['Random Movement -1 End'.$E$2:.$E$424];&quot;&lt;=&quot;&amp;[.$B18])" office:value-type="float" office:value="80.625" calcext:value-type="float">
            <text:p>80.625</text:p>
          </table:table-cell>
          <table:table-cell table:formula="of:=AVERAGEIFS(['Force Algo End'.$I$2:.$I$424];['Force Algo End'.$E$2:.$E$424];&quot;&gt;=&quot;&amp;[.$A18];['Force Algo End'.$E$2:.$E$424];&quot;&lt;=&quot;&amp;[.$B18])" office:value-type="float" office:value="63.125" calcext:value-type="float">
            <text:p>63.125</text:p>
          </table:table-cell>
          <table:table-cell table:formula="of:=AVERAGEIFS(['Total Resolution End'.$J$2:.$J$424];['Total Resolution End'.$B$2:.$B$424];&quot;&gt;=&quot;&amp;[.$A18];['Total Resolution End'.$B$2:.$B$424];&quot;&lt;=&quot;&amp;[.$B18])" office:value-type="float" office:value="92.375" calcext:value-type="float">
            <text:p>92.375</text:p>
          </table:table-cell>
          <table:table-cell table:formula="of:=AVERAGEIFS(['Random Movement End'.$B$2:.$B$424];['Random Movement End'.$E$2:.$E$424];&quot;&gt;=&quot;&amp;[.$A18];['Random Movement End'.$E$2:.$E$424];&quot;&lt;=&quot;&amp;[.$B18])" office:value-type="float" office:value="475" calcext:value-type="float">
            <text:p>475</text:p>
          </table:table-cell>
          <table:table-cell table:formula="of:=AVERAGEIFS(['Random Movement -1 End'.$B$2:.$B$424];['Random Movement -1 End'.$E$2:.$E$424];&quot;&gt;=&quot;&amp;[.$A18];['Random Movement -1 End'.$E$2:.$E$424];&quot;&lt;=&quot;&amp;[.$B18])" office:value-type="float" office:value="737.5" calcext:value-type="float">
            <text:p>737.5</text:p>
          </table:table-cell>
          <table:table-cell table:formula="of:=AVERAGEIFS(['Force Algo End'.$B$2:.$B$424];['Force Algo End'.$E$2:.$E$424];&quot;&gt;=&quot;&amp;[.$A18];['Force Algo End'.$E$2:.$E$424];&quot;&lt;=&quot;&amp;[.$B18])" office:value-type="float" office:value="262.5" calcext:value-type="float">
            <text:p>262.5</text:p>
          </table:table-cell>
          <table:table-cell table:formula="of:=AVERAGEIFS(['Total Resolution End'.$H$2:.$H$424];['Total Resolution End'.$B$2:.$B$424];&quot;&gt;=&quot;&amp;[.$A18];['Total Resolution End'.$B$2:.$B$424];&quot;&lt;=&quot;&amp;[.$B18])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A19]/2+[.B19]/2" office:value-type="float" office:value="53" calcext:value-type="float">
            <text:p>53</text:p>
          </table:table-cell>
          <table:table-cell table:formula="of:=AVERAGEIFS(['Random Movement End'.$G$2:.$G$424];['Random Movement End'.$E$2:.$E$424];&quot;&gt;=&quot;&amp;[.$A19];['Random Movement End'.$E$2:.$E$424];&quot;&lt;=&quot;&amp;[.$B19])" office:value-type="float" office:value="13.76074" calcext:value-type="float">
            <text:p>13.76074</text:p>
          </table:table-cell>
          <table:table-cell table:formula="of:=AVERAGEIFS(['Random Movement -1 End'.$G$2:.$G$424];['Random Movement -1 End'.$E$2:.$E$424];&quot;&gt;=&quot;&amp;[.$A19];['Random Movement -1 End'.$E$2:.$E$424];&quot;&lt;=&quot;&amp;[.$B19])" office:value-type="float" office:value="11.84938" calcext:value-type="float">
            <text:p>11.84938</text:p>
          </table:table-cell>
          <table:table-cell table:formula="of:=AVERAGEIFS(['Force Algo End'.$G$2:.$G$424];['Force Algo End'.$E$2:.$E$424];&quot;&gt;=&quot;&amp;[.$A19];['Force Algo End'.$E$2:.$E$424];&quot;&lt;=&quot;&amp;[.$B19])" office:value-type="float" office:value="7.11446" calcext:value-type="float">
            <text:p>7.11446</text:p>
          </table:table-cell>
          <table:table-cell table:formula="of:=AVERAGEIFS(['Total Resolution End'.$E$2:.$E$424];['Total Resolution End'.$B$2:.$B$424];&quot;&gt;=&quot;&amp;[.$A19];['Total Resolution End'.$B$2:.$B$424];&quot;&lt;=&quot;&amp;[.$B19])" office:value-type="float" office:value="14.064" calcext:value-type="float">
            <text:p>14.064</text:p>
          </table:table-cell>
          <table:table-cell table:formula="of:=AVERAGEIFS(['Random Movement End'.$H$2:.$H$424];['Random Movement End'.$E$2:.$E$424];&quot;&gt;=&quot;&amp;[.$A19];['Random Movement End'.$E$2:.$E$424];&quot;&lt;=&quot;&amp;[.$B19])" office:value-type="float" office:value="17.4966106294072" calcext:value-type="float">
            <text:p>17.4966106294072</text:p>
          </table:table-cell>
          <table:table-cell table:formula="of:=AVERAGEIFS(['Random Movement -1 End'.$H$2:.$H$424];['Random Movement -1 End'.$E$2:.$E$424];&quot;&gt;=&quot;&amp;[.$A19];['Random Movement -1 End'.$E$2:.$E$424];&quot;&lt;=&quot;&amp;[.$B19])" office:value-type="float" office:value="3.49572936824892" calcext:value-type="float">
            <text:p>3.49572936824892</text:p>
          </table:table-cell>
          <table:table-cell table:formula="of:=AVERAGEIFS(['Force Algo End'.$H$2:.$H$424];['Force Algo End'.$E$2:.$E$424];&quot;&gt;=&quot;&amp;[.$A19];['Force Algo End'.$E$2:.$E$424];&quot;&lt;=&quot;&amp;[.$B19])" office:value-type="float" office:value="3.22897222532918" calcext:value-type="float">
            <text:p>3.22897222532918</text:p>
          </table:table-cell>
          <table:table-cell table:formula="of:=AVERAGEIFS(['Total Resolution End'.$N$2:.$N$424];['Total Resolution End'.$B$2:.$B$424];&quot;&gt;=&quot;&amp;[.$A19];['Total Resolution End'.$B$2:.$B$424];&quot;&lt;=&quot;&amp;[.$B19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19];['Random Movement End'.$E$2:.$E$424];&quot;&lt;=&quot;&amp;[.$B19])" office:value-type="float" office:value="423.2" calcext:value-type="float">
            <text:p>423.2</text:p>
          </table:table-cell>
          <table:table-cell table:formula="of:=AVERAGEIFS(['Random Movement -1 End'.$I$2:.$I$424];['Random Movement -1 End'.$E$2:.$E$424];&quot;&gt;=&quot;&amp;[.$A19];['Random Movement -1 End'.$E$2:.$E$424];&quot;&lt;=&quot;&amp;[.$B19])" office:value-type="float" office:value="391.6" calcext:value-type="float">
            <text:p>391.6</text:p>
          </table:table-cell>
          <table:table-cell table:formula="of:=AVERAGEIFS(['Force Algo End'.$I$2:.$I$424];['Force Algo End'.$E$2:.$E$424];&quot;&gt;=&quot;&amp;[.$A19];['Force Algo End'.$E$2:.$E$424];&quot;&lt;=&quot;&amp;[.$B19])" office:value-type="float" office:value="382" calcext:value-type="float">
            <text:p>382</text:p>
          </table:table-cell>
          <table:table-cell table:formula="of:=AVERAGEIFS(['Total Resolution End'.$J$2:.$J$424];['Total Resolution End'.$B$2:.$B$424];&quot;&gt;=&quot;&amp;[.$A19];['Total Resolution End'.$B$2:.$B$424];&quot;&lt;=&quot;&amp;[.$B19])" office:value-type="float" office:value="576.8" calcext:value-type="float">
            <text:p>576.8</text:p>
          </table:table-cell>
          <table:table-cell table:formula="of:=AVERAGEIFS(['Random Movement End'.$B$2:.$B$424];['Random Movement End'.$E$2:.$E$424];&quot;&gt;=&quot;&amp;[.$A19];['Random Movement End'.$E$2:.$E$424];&quot;&lt;=&quot;&amp;[.$B19])" office:value-type="float" office:value="300" calcext:value-type="float">
            <text:p>300</text:p>
          </table:table-cell>
          <table:table-cell table:formula="of:=AVERAGEIFS(['Random Movement -1 End'.$B$2:.$B$424];['Random Movement -1 End'.$E$2:.$E$424];&quot;&gt;=&quot;&amp;[.$A19];['Random Movement -1 End'.$E$2:.$E$424];&quot;&lt;=&quot;&amp;[.$B19])" office:value-type="float" office:value="220" calcext:value-type="float">
            <text:p>220</text:p>
          </table:table-cell>
          <table:table-cell table:formula="of:=AVERAGEIFS(['Force Algo End'.$B$2:.$B$424];['Force Algo End'.$E$2:.$E$424];&quot;&gt;=&quot;&amp;[.$A19];['Force Algo End'.$E$2:.$E$424];&quot;&lt;=&quot;&amp;[.$B19])" office:value-type="float" office:value="680" calcext:value-type="float">
            <text:p>680</text:p>
          </table:table-cell>
          <table:table-cell table:formula="of:=AVERAGEIFS(['Total Resolution End'.$H$2:.$H$424];['Total Resolution End'.$B$2:.$B$424];&quot;&gt;=&quot;&amp;[.$A19];['Total Resolution End'.$B$2:.$B$424];&quot;&lt;=&quot;&amp;[.$B19])" office:value-type="float" office:value="671.2" calcext:value-type="float">
            <text:p>671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A20]/2+[.B20]/2" office:value-type="float" office:value="56" calcext:value-type="float">
            <text:p>56</text:p>
          </table:table-cell>
          <table:table-cell table:formula="of:=AVERAGEIFS(['Random Movement End'.$G$2:.$G$424];['Random Movement End'.$E$2:.$E$424];&quot;&gt;=&quot;&amp;[.$A20];['Random Movement End'.$E$2:.$E$424];&quot;&lt;=&quot;&amp;[.$B20])" office:value-type="float" office:value="10.1039777777778" calcext:value-type="float">
            <text:p>10.1039777777778</text:p>
          </table:table-cell>
          <table:table-cell table:formula="of:=AVERAGEIFS(['Random Movement -1 End'.$G$2:.$G$424];['Random Movement -1 End'.$E$2:.$E$424];&quot;&gt;=&quot;&amp;[.$A20];['Random Movement -1 End'.$E$2:.$E$424];&quot;&lt;=&quot;&amp;[.$B20])" office:value-type="float" office:value="11.2666296296296" calcext:value-type="float">
            <text:p>11.2666296296296</text:p>
          </table:table-cell>
          <table:table-cell table:formula="of:=AVERAGEIFS(['Force Algo End'.$G$2:.$G$424];['Force Algo End'.$E$2:.$E$424];&quot;&gt;=&quot;&amp;[.$A20];['Force Algo End'.$E$2:.$E$424];&quot;&lt;=&quot;&amp;[.$B20])" office:value-type="float" office:value="5.89914074074074" calcext:value-type="float">
            <text:p>5.89914074074074</text:p>
          </table:table-cell>
          <table:table-cell table:formula="of:=AVERAGEIFS(['Total Resolution End'.$E$2:.$E$424];['Total Resolution End'.$B$2:.$B$424];&quot;&gt;=&quot;&amp;[.$A20];['Total Resolution End'.$B$2:.$B$424];&quot;&lt;=&quot;&amp;[.$B20])" office:value-type="float" office:value="11.11" calcext:value-type="float">
            <text:p>11.11</text:p>
          </table:table-cell>
          <table:table-cell table:formula="of:=AVERAGEIFS(['Random Movement End'.$H$2:.$H$424];['Random Movement End'.$E$2:.$E$424];&quot;&gt;=&quot;&amp;[.$A20];['Random Movement End'.$E$2:.$E$424];&quot;&lt;=&quot;&amp;[.$B20])" office:value-type="float" office:value="18.2789781322091" calcext:value-type="float">
            <text:p>18.2789781322091</text:p>
          </table:table-cell>
          <table:table-cell table:formula="of:=AVERAGEIFS(['Random Movement -1 End'.$H$2:.$H$424];['Random Movement -1 End'.$E$2:.$E$424];&quot;&gt;=&quot;&amp;[.$A20];['Random Movement -1 End'.$E$2:.$E$424];&quot;&lt;=&quot;&amp;[.$B20])" office:value-type="float" office:value="4.16265713513934" calcext:value-type="float">
            <text:p>4.16265713513934</text:p>
          </table:table-cell>
          <table:table-cell table:formula="of:=AVERAGEIFS(['Force Algo End'.$H$2:.$H$424];['Force Algo End'.$E$2:.$E$424];&quot;&gt;=&quot;&amp;[.$A20];['Force Algo End'.$E$2:.$E$424];&quot;&lt;=&quot;&amp;[.$B20])" office:value-type="float" office:value="3.24488548879574" calcext:value-type="float">
            <text:p>3.24488548879574</text:p>
          </table:table-cell>
          <table:table-cell table:formula="of:=AVERAGEIFS(['Total Resolution End'.$N$2:.$N$424];['Total Resolution End'.$B$2:.$B$424];&quot;&gt;=&quot;&amp;[.$A20];['Total Resolution End'.$B$2:.$B$424];&quot;&lt;=&quot;&amp;[.$B20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0];['Random Movement End'.$E$2:.$E$424];&quot;&lt;=&quot;&amp;[.$B20])" office:value-type="float" office:value="314.185185185185" calcext:value-type="float">
            <text:p>314.185185185185</text:p>
          </table:table-cell>
          <table:table-cell table:formula="of:=AVERAGEIFS(['Random Movement -1 End'.$I$2:.$I$424];['Random Movement -1 End'.$E$2:.$E$424];&quot;&gt;=&quot;&amp;[.$A20];['Random Movement -1 End'.$E$2:.$E$424];&quot;&lt;=&quot;&amp;[.$B20])" office:value-type="float" office:value="280.296296296296" calcext:value-type="float">
            <text:p>280.296296296296</text:p>
          </table:table-cell>
          <table:table-cell table:formula="of:=AVERAGEIFS(['Force Algo End'.$I$2:.$I$424];['Force Algo End'.$E$2:.$E$424];&quot;&gt;=&quot;&amp;[.$A20];['Force Algo End'.$E$2:.$E$424];&quot;&lt;=&quot;&amp;[.$B20])" office:value-type="float" office:value="269.259259259259" calcext:value-type="float">
            <text:p>269.259259259259</text:p>
          </table:table-cell>
          <table:table-cell table:formula="of:=AVERAGEIFS(['Total Resolution End'.$J$2:.$J$424];['Total Resolution End'.$B$2:.$B$424];&quot;&gt;=&quot;&amp;[.$A20];['Total Resolution End'.$B$2:.$B$424];&quot;&lt;=&quot;&amp;[.$B20])" office:value-type="float" office:value="416.888888888889" calcext:value-type="float">
            <text:p>416.888888888889</text:p>
          </table:table-cell>
          <table:table-cell table:formula="of:=AVERAGEIFS(['Random Movement End'.$B$2:.$B$424];['Random Movement End'.$E$2:.$E$424];&quot;&gt;=&quot;&amp;[.$A20];['Random Movement End'.$E$2:.$E$424];&quot;&lt;=&quot;&amp;[.$B20])" office:value-type="float" office:value="270.37037037037" calcext:value-type="float">
            <text:p>270.37037037037</text:p>
          </table:table-cell>
          <table:table-cell table:formula="of:=AVERAGEIFS(['Random Movement -1 End'.$B$2:.$B$424];['Random Movement -1 End'.$E$2:.$E$424];&quot;&gt;=&quot;&amp;[.$A20];['Random Movement -1 End'.$E$2:.$E$424];&quot;&lt;=&quot;&amp;[.$B20])" office:value-type="float" office:value="470.37037037037" calcext:value-type="float">
            <text:p>470.37037037037</text:p>
          </table:table-cell>
          <table:table-cell table:formula="of:=AVERAGEIFS(['Force Algo End'.$B$2:.$B$424];['Force Algo End'.$E$2:.$E$424];&quot;&gt;=&quot;&amp;[.$A20];['Force Algo End'.$E$2:.$E$424];&quot;&lt;=&quot;&amp;[.$B20])" office:value-type="float" office:value="311.111111111111" calcext:value-type="float">
            <text:p>311.111111111111</text:p>
          </table:table-cell>
          <table:table-cell table:formula="of:=AVERAGEIFS(['Total Resolution End'.$H$2:.$H$424];['Total Resolution End'.$B$2:.$B$424];&quot;&gt;=&quot;&amp;[.$A20];['Total Resolution End'.$B$2:.$B$424];&quot;&lt;=&quot;&amp;[.$B20])" office:value-type="float" office:value="1314.48148148148" calcext:value-type="float">
            <text:p>1314.481481481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[.A21]/2+[.B21]/2" office:value-type="float" office:value="59" calcext:value-type="float">
            <text:p>59</text:p>
          </table:table-cell>
          <table:table-cell table:formula="of:=AVERAGEIFS(['Random Movement End'.$G$2:.$G$424];['Random Movement End'.$E$2:.$E$424];&quot;&gt;=&quot;&amp;[.$A21];['Random Movement End'.$E$2:.$E$424];&quot;&lt;=&quot;&amp;[.$B21])" office:value-type="float" office:value="9.26540714285714" calcext:value-type="float">
            <text:p>9.26540714285714</text:p>
          </table:table-cell>
          <table:table-cell table:formula="of:=AVERAGEIFS(['Random Movement -1 End'.$G$2:.$G$424];['Random Movement -1 End'.$E$2:.$E$424];&quot;&gt;=&quot;&amp;[.$A21];['Random Movement -1 End'.$E$2:.$E$424];&quot;&lt;=&quot;&amp;[.$B21])" office:value-type="float" office:value="11.6564928571429" calcext:value-type="float">
            <text:p>11.6564928571429</text:p>
          </table:table-cell>
          <table:table-cell table:formula="of:=AVERAGEIFS(['Force Algo End'.$G$2:.$G$424];['Force Algo End'.$E$2:.$E$424];&quot;&gt;=&quot;&amp;[.$A21];['Force Algo End'.$E$2:.$E$424];&quot;&lt;=&quot;&amp;[.$B21])" office:value-type="float" office:value="5.29482142857143" calcext:value-type="float">
            <text:p>5.29482142857143</text:p>
          </table:table-cell>
          <table:table-cell table:formula="of:=AVERAGEIFS(['Total Resolution End'.$E$2:.$E$424];['Total Resolution End'.$B$2:.$B$424];&quot;&gt;=&quot;&amp;[.$A21];['Total Resolution End'.$B$2:.$B$424];&quot;&lt;=&quot;&amp;[.$B21])" office:value-type="float" office:value="11.4778571428571" calcext:value-type="float">
            <text:p>11.4778571428571</text:p>
          </table:table-cell>
          <table:table-cell table:formula="of:=AVERAGEIFS(['Random Movement End'.$H$2:.$H$424];['Random Movement End'.$E$2:.$E$424];&quot;&gt;=&quot;&amp;[.$A21];['Random Movement End'.$E$2:.$E$424];&quot;&lt;=&quot;&amp;[.$B21])" office:value-type="float" office:value="50.3580501002717" calcext:value-type="float">
            <text:p>50.3580501002717</text:p>
          </table:table-cell>
          <table:table-cell table:formula="of:=AVERAGEIFS(['Random Movement -1 End'.$H$2:.$H$424];['Random Movement -1 End'.$E$2:.$E$424];&quot;&gt;=&quot;&amp;[.$A21];['Random Movement -1 End'.$E$2:.$E$424];&quot;&lt;=&quot;&amp;[.$B21])" office:value-type="float" office:value="4.06763324059005" calcext:value-type="float">
            <text:p>4.06763324059005</text:p>
          </table:table-cell>
          <table:table-cell table:formula="of:=AVERAGEIFS(['Force Algo End'.$H$2:.$H$424];['Force Algo End'.$E$2:.$E$424];&quot;&gt;=&quot;&amp;[.$A21];['Force Algo End'.$E$2:.$E$424];&quot;&lt;=&quot;&amp;[.$B21])" office:value-type="float" office:value="3.13917712488391" calcext:value-type="float">
            <text:p>3.13917712488391</text:p>
          </table:table-cell>
          <table:table-cell table:formula="of:=AVERAGEIFS(['Total Resolution End'.$N$2:.$N$424];['Total Resolution End'.$B$2:.$B$424];&quot;&gt;=&quot;&amp;[.$A21];['Total Resolution End'.$B$2:.$B$424];&quot;&lt;=&quot;&amp;[.$B21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1];['Random Movement End'.$E$2:.$E$424];&quot;&lt;=&quot;&amp;[.$B21])" office:value-type="float" office:value="222" calcext:value-type="float">
            <text:p>222</text:p>
          </table:table-cell>
          <table:table-cell table:formula="of:=AVERAGEIFS(['Random Movement -1 End'.$I$2:.$I$424];['Random Movement -1 End'.$E$2:.$E$424];&quot;&gt;=&quot;&amp;[.$A21];['Random Movement -1 End'.$E$2:.$E$424];&quot;&lt;=&quot;&amp;[.$B21])" office:value-type="float" office:value="158.071428571429" calcext:value-type="float">
            <text:p>158.071428571429</text:p>
          </table:table-cell>
          <table:table-cell table:formula="of:=AVERAGEIFS(['Force Algo End'.$I$2:.$I$424];['Force Algo End'.$E$2:.$E$424];&quot;&gt;=&quot;&amp;[.$A21];['Force Algo End'.$E$2:.$E$424];&quot;&lt;=&quot;&amp;[.$B21])" office:value-type="float" office:value="144.142857142857" calcext:value-type="float">
            <text:p>144.142857142857</text:p>
          </table:table-cell>
          <table:table-cell table:formula="of:=AVERAGEIFS(['Total Resolution End'.$J$2:.$J$424];['Total Resolution End'.$B$2:.$B$424];&quot;&gt;=&quot;&amp;[.$A21];['Total Resolution End'.$B$2:.$B$424];&quot;&lt;=&quot;&amp;[.$B21])" office:value-type="float" office:value="175.714285714286" calcext:value-type="float">
            <text:p>175.714285714286</text:p>
          </table:table-cell>
          <table:table-cell table:formula="of:=AVERAGEIFS(['Random Movement End'.$B$2:.$B$424];['Random Movement End'.$E$2:.$E$424];&quot;&gt;=&quot;&amp;[.$A21];['Random Movement End'.$E$2:.$E$424];&quot;&lt;=&quot;&amp;[.$B21])" office:value-type="float" office:value="428.571428571429" calcext:value-type="float">
            <text:p>428.571428571429</text:p>
          </table:table-cell>
          <table:table-cell table:formula="of:=AVERAGEIFS(['Random Movement -1 End'.$B$2:.$B$424];['Random Movement -1 End'.$E$2:.$E$424];&quot;&gt;=&quot;&amp;[.$A21];['Random Movement -1 End'.$E$2:.$E$424];&quot;&lt;=&quot;&amp;[.$B21])" office:value-type="float" office:value="557.142857142857" calcext:value-type="float">
            <text:p>557.142857142857</text:p>
          </table:table-cell>
          <table:table-cell table:formula="of:=AVERAGEIFS(['Force Algo End'.$B$2:.$B$424];['Force Algo End'.$E$2:.$E$424];&quot;&gt;=&quot;&amp;[.$A21];['Force Algo End'.$E$2:.$E$424];&quot;&lt;=&quot;&amp;[.$B21])" office:value-type="float" office:value="378.571428571429" calcext:value-type="float">
            <text:p>378.571428571429</text:p>
          </table:table-cell>
          <table:table-cell table:formula="of:=AVERAGEIFS(['Total Resolution End'.$H$2:.$H$424];['Total Resolution End'.$B$2:.$B$424];&quot;&gt;=&quot;&amp;[.$A21];['Total Resolution End'.$B$2:.$B$424];&quot;&lt;=&quot;&amp;[.$B21])" office:value-type="float" office:value="745.5" calcext:value-type="float">
            <text:p>745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[.A22]/2+[.B22]/2" office:value-type="float" office:value="62" calcext:value-type="float">
            <text:p>62</text:p>
          </table:table-cell>
          <table:table-cell table:formula="of:=AVERAGEIFS(['Random Movement End'.$G$2:.$G$424];['Random Movement End'.$E$2:.$E$424];&quot;&gt;=&quot;&amp;[.$A22];['Random Movement End'.$E$2:.$E$424];&quot;&lt;=&quot;&amp;[.$B22])" office:value-type="float" office:value="11.0689409090909" calcext:value-type="float">
            <text:p>11.0689409090909</text:p>
          </table:table-cell>
          <table:table-cell table:formula="of:=AVERAGEIFS(['Random Movement -1 End'.$G$2:.$G$424];['Random Movement -1 End'.$E$2:.$E$424];&quot;&gt;=&quot;&amp;[.$A22];['Random Movement -1 End'.$E$2:.$E$424];&quot;&lt;=&quot;&amp;[.$B22])" office:value-type="float" office:value="13.1330318181818" calcext:value-type="float">
            <text:p>13.1330318181818</text:p>
          </table:table-cell>
          <table:table-cell table:formula="of:=AVERAGEIFS(['Force Algo End'.$G$2:.$G$424];['Force Algo End'.$E$2:.$E$424];&quot;&gt;=&quot;&amp;[.$A22];['Force Algo End'.$E$2:.$E$424];&quot;&lt;=&quot;&amp;[.$B22])" office:value-type="float" office:value="8.43268181818182" calcext:value-type="float">
            <text:p>8.43268181818182</text:p>
          </table:table-cell>
          <table:table-cell table:formula="of:=AVERAGEIFS(['Total Resolution End'.$E$2:.$E$424];['Total Resolution End'.$B$2:.$B$424];&quot;&gt;=&quot;&amp;[.$A22];['Total Resolution End'.$B$2:.$B$424];&quot;&lt;=&quot;&amp;[.$B22])" office:value-type="float" office:value="13.8240909090909" calcext:value-type="float">
            <text:p>13.8240909090909</text:p>
          </table:table-cell>
          <table:table-cell table:formula="of:=AVERAGEIFS(['Random Movement End'.$H$2:.$H$424];['Random Movement End'.$E$2:.$E$424];&quot;&gt;=&quot;&amp;[.$A22];['Random Movement End'.$E$2:.$E$424];&quot;&lt;=&quot;&amp;[.$B22])" office:value-type="float" office:value="43.5707313234394" calcext:value-type="float">
            <text:p>43.5707313234394</text:p>
          </table:table-cell>
          <table:table-cell table:formula="of:=AVERAGEIFS(['Random Movement -1 End'.$H$2:.$H$424];['Random Movement -1 End'.$E$2:.$E$424];&quot;&gt;=&quot;&amp;[.$A22];['Random Movement -1 End'.$E$2:.$E$424];&quot;&lt;=&quot;&amp;[.$B22])" office:value-type="float" office:value="4.30950863033231" calcext:value-type="float">
            <text:p>4.30950863033231</text:p>
          </table:table-cell>
          <table:table-cell table:formula="of:=AVERAGEIFS(['Force Algo End'.$H$2:.$H$424];['Force Algo End'.$E$2:.$E$424];&quot;&gt;=&quot;&amp;[.$A22];['Force Algo End'.$E$2:.$E$424];&quot;&lt;=&quot;&amp;[.$B22])" office:value-type="float" office:value="3.20384989899232" calcext:value-type="float">
            <text:p>3.20384989899232</text:p>
          </table:table-cell>
          <table:table-cell table:formula="of:=AVERAGEIFS(['Total Resolution End'.$N$2:.$N$424];['Total Resolution End'.$B$2:.$B$424];&quot;&gt;=&quot;&amp;[.$A22];['Total Resolution End'.$B$2:.$B$424];&quot;&lt;=&quot;&amp;[.$B22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2];['Random Movement End'.$E$2:.$E$424];&quot;&lt;=&quot;&amp;[.$B22])" office:value-type="float" office:value="213.090909090909" calcext:value-type="float">
            <text:p>213.090909090909</text:p>
          </table:table-cell>
          <table:table-cell table:formula="of:=AVERAGEIFS(['Random Movement -1 End'.$I$2:.$I$424];['Random Movement -1 End'.$E$2:.$E$424];&quot;&gt;=&quot;&amp;[.$A22];['Random Movement -1 End'.$E$2:.$E$424];&quot;&lt;=&quot;&amp;[.$B22])" office:value-type="float" office:value="158" calcext:value-type="float">
            <text:p>158</text:p>
          </table:table-cell>
          <table:table-cell table:formula="of:=AVERAGEIFS(['Force Algo End'.$I$2:.$I$424];['Force Algo End'.$E$2:.$E$424];&quot;&gt;=&quot;&amp;[.$A22];['Force Algo End'.$E$2:.$E$424];&quot;&lt;=&quot;&amp;[.$B22])" office:value-type="float" office:value="149.5" calcext:value-type="float">
            <text:p>149.5</text:p>
          </table:table-cell>
          <table:table-cell table:formula="of:=AVERAGEIFS(['Total Resolution End'.$J$2:.$J$424];['Total Resolution End'.$B$2:.$B$424];&quot;&gt;=&quot;&amp;[.$A22];['Total Resolution End'.$B$2:.$B$424];&quot;&lt;=&quot;&amp;[.$B22])" office:value-type="float" office:value="175.772727272727" calcext:value-type="float">
            <text:p>175.772727272727</text:p>
          </table:table-cell>
          <table:table-cell table:formula="of:=AVERAGEIFS(['Random Movement End'.$B$2:.$B$424];['Random Movement End'.$E$2:.$E$424];&quot;&gt;=&quot;&amp;[.$A22];['Random Movement End'.$E$2:.$E$424];&quot;&lt;=&quot;&amp;[.$B22])" office:value-type="float" office:value="254.545454545455" calcext:value-type="float">
            <text:p>254.545454545455</text:p>
          </table:table-cell>
          <table:table-cell table:formula="of:=AVERAGEIFS(['Random Movement -1 End'.$B$2:.$B$424];['Random Movement -1 End'.$E$2:.$E$424];&quot;&gt;=&quot;&amp;[.$A22];['Random Movement -1 End'.$E$2:.$E$424];&quot;&lt;=&quot;&amp;[.$B22])" office:value-type="float" office:value="359.090909090909" calcext:value-type="float">
            <text:p>359.090909090909</text:p>
          </table:table-cell>
          <table:table-cell table:formula="of:=AVERAGEIFS(['Force Algo End'.$B$2:.$B$424];['Force Algo End'.$E$2:.$E$424];&quot;&gt;=&quot;&amp;[.$A22];['Force Algo End'.$E$2:.$E$424];&quot;&lt;=&quot;&amp;[.$B22])" office:value-type="float" office:value="595.454545454546" calcext:value-type="float">
            <text:p>595.454545454546</text:p>
          </table:table-cell>
          <table:table-cell table:formula="of:=AVERAGEIFS(['Total Resolution End'.$H$2:.$H$424];['Total Resolution End'.$B$2:.$B$424];&quot;&gt;=&quot;&amp;[.$A22];['Total Resolution End'.$B$2:.$B$424];&quot;&lt;=&quot;&amp;[.$B22])" office:value-type="float" office:value="1189.31818181818" calcext:value-type="float">
            <text:p>1189.318181818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A23]/2+[.B23]/2" office:value-type="float" office:value="65" calcext:value-type="float">
            <text:p>65</text:p>
          </table:table-cell>
          <table:table-cell table:formula="of:=AVERAGEIFS(['Random Movement End'.$G$2:.$G$424];['Random Movement End'.$E$2:.$E$424];&quot;&gt;=&quot;&amp;[.$A23];['Random Movement End'.$E$2:.$E$424];&quot;&lt;=&quot;&amp;[.$B23])" office:value-type="float" office:value="6.19121111111111" calcext:value-type="float">
            <text:p>6.19121111111111</text:p>
          </table:table-cell>
          <table:table-cell table:formula="of:=AVERAGEIFS(['Random Movement -1 End'.$G$2:.$G$424];['Random Movement -1 End'.$E$2:.$E$424];&quot;&gt;=&quot;&amp;[.$A23];['Random Movement -1 End'.$E$2:.$E$424];&quot;&lt;=&quot;&amp;[.$B23])" office:value-type="float" office:value="6.99823333333333" calcext:value-type="float">
            <text:p>6.99823333333333</text:p>
          </table:table-cell>
          <table:table-cell table:formula="of:=AVERAGEIFS(['Force Algo End'.$G$2:.$G$424];['Force Algo End'.$E$2:.$E$424];&quot;&gt;=&quot;&amp;[.$A23];['Force Algo End'.$E$2:.$E$424];&quot;&lt;=&quot;&amp;[.$B23])" office:value-type="float" office:value="4.69818888888889" calcext:value-type="float">
            <text:p>4.69818888888889</text:p>
          </table:table-cell>
          <table:table-cell table:formula="of:=AVERAGEIFS(['Total Resolution End'.$E$2:.$E$424];['Total Resolution End'.$B$2:.$B$424];&quot;&gt;=&quot;&amp;[.$A23];['Total Resolution End'.$B$2:.$B$424];&quot;&lt;=&quot;&amp;[.$B23])" office:value-type="float" office:value="8.77555555555556" calcext:value-type="float">
            <text:p>8.77555555555556</text:p>
          </table:table-cell>
          <table:table-cell table:formula="of:=AVERAGEIFS(['Random Movement End'.$H$2:.$H$424];['Random Movement End'.$E$2:.$E$424];&quot;&gt;=&quot;&amp;[.$A23];['Random Movement End'.$E$2:.$E$424];&quot;&lt;=&quot;&amp;[.$B23])" office:value-type="float" office:value="21.385115804028" calcext:value-type="float">
            <text:p>21.385115804028</text:p>
          </table:table-cell>
          <table:table-cell table:formula="of:=AVERAGEIFS(['Random Movement -1 End'.$H$2:.$H$424];['Random Movement -1 End'.$E$2:.$E$424];&quot;&gt;=&quot;&amp;[.$A23];['Random Movement -1 End'.$E$2:.$E$424];&quot;&lt;=&quot;&amp;[.$B23])" office:value-type="float" office:value="4.26985465338396" calcext:value-type="float">
            <text:p>4.26985465338396</text:p>
          </table:table-cell>
          <table:table-cell table:formula="of:=AVERAGEIFS(['Force Algo End'.$H$2:.$H$424];['Force Algo End'.$E$2:.$E$424];&quot;&gt;=&quot;&amp;[.$A23];['Force Algo End'.$E$2:.$E$424];&quot;&lt;=&quot;&amp;[.$B23])" office:value-type="float" office:value="3.17500684167892" calcext:value-type="float">
            <text:p>3.17500684167892</text:p>
          </table:table-cell>
          <table:table-cell table:formula="of:=AVERAGEIFS(['Total Resolution End'.$N$2:.$N$424];['Total Resolution End'.$B$2:.$B$424];&quot;&gt;=&quot;&amp;[.$A23];['Total Resolution End'.$B$2:.$B$424];&quot;&lt;=&quot;&amp;[.$B23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3];['Random Movement End'.$E$2:.$E$424];&quot;&lt;=&quot;&amp;[.$B23])" office:value-type="float" office:value="384.888888888889" calcext:value-type="float">
            <text:p>384.888888888889</text:p>
          </table:table-cell>
          <table:table-cell table:formula="of:=AVERAGEIFS(['Random Movement -1 End'.$I$2:.$I$424];['Random Movement -1 End'.$E$2:.$E$424];&quot;&gt;=&quot;&amp;[.$A23];['Random Movement -1 End'.$E$2:.$E$424];&quot;&lt;=&quot;&amp;[.$B23])" office:value-type="float" office:value="313.222222222222" calcext:value-type="float">
            <text:p>313.222222222222</text:p>
          </table:table-cell>
          <table:table-cell table:formula="of:=AVERAGEIFS(['Force Algo End'.$I$2:.$I$424];['Force Algo End'.$E$2:.$E$424];&quot;&gt;=&quot;&amp;[.$A23];['Force Algo End'.$E$2:.$E$424];&quot;&lt;=&quot;&amp;[.$B23])" office:value-type="float" office:value="313.777777777778" calcext:value-type="float">
            <text:p>313.777777777778</text:p>
          </table:table-cell>
          <table:table-cell table:formula="of:=AVERAGEIFS(['Total Resolution End'.$J$2:.$J$424];['Total Resolution End'.$B$2:.$B$424];&quot;&gt;=&quot;&amp;[.$A23];['Total Resolution End'.$B$2:.$B$424];&quot;&lt;=&quot;&amp;[.$B23])" office:value-type="float" office:value="386.333333333333" calcext:value-type="float">
            <text:p>386.333333333333</text:p>
          </table:table-cell>
          <table:table-cell table:formula="of:=AVERAGEIFS(['Random Movement End'.$B$2:.$B$424];['Random Movement End'.$E$2:.$E$424];&quot;&gt;=&quot;&amp;[.$A23];['Random Movement End'.$E$2:.$E$424];&quot;&lt;=&quot;&amp;[.$B23])" office:value-type="float" office:value="277.777777777778" calcext:value-type="float">
            <text:p>277.777777777778</text:p>
          </table:table-cell>
          <table:table-cell table:formula="of:=AVERAGEIFS(['Random Movement -1 End'.$B$2:.$B$424];['Random Movement -1 End'.$E$2:.$E$424];&quot;&gt;=&quot;&amp;[.$A23];['Random Movement -1 End'.$E$2:.$E$424];&quot;&lt;=&quot;&amp;[.$B23])" office:value-type="float" office:value="477.777777777778" calcext:value-type="float">
            <text:p>477.777777777778</text:p>
          </table:table-cell>
          <table:table-cell table:formula="of:=AVERAGEIFS(['Force Algo End'.$B$2:.$B$424];['Force Algo End'.$E$2:.$E$424];&quot;&gt;=&quot;&amp;[.$A23];['Force Algo End'.$E$2:.$E$424];&quot;&lt;=&quot;&amp;[.$B23])" office:value-type="float" office:value="377.777777777778" calcext:value-type="float">
            <text:p>377.777777777778</text:p>
          </table:table-cell>
          <table:table-cell table:formula="of:=AVERAGEIFS(['Total Resolution End'.$H$2:.$H$424];['Total Resolution End'.$B$2:.$B$424];&quot;&gt;=&quot;&amp;[.$A23];['Total Resolution End'.$B$2:.$B$424];&quot;&lt;=&quot;&amp;[.$B23])" office:value-type="float" office:value="1006.33333333333" calcext:value-type="float">
            <text:p>1006.3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[.A24]/2+[.B24]/2" office:value-type="float" office:value="68" calcext:value-type="float">
            <text:p>68</text:p>
          </table:table-cell>
          <table:table-cell table:formula="of:=AVERAGEIFS(['Random Movement End'.$G$2:.$G$424];['Random Movement End'.$E$2:.$E$424];&quot;&gt;=&quot;&amp;[.$A24];['Random Movement End'.$E$2:.$E$424];&quot;&lt;=&quot;&amp;[.$B24])" office:value-type="float" office:value="2.9423" calcext:value-type="float">
            <text:p>2.9423</text:p>
          </table:table-cell>
          <table:table-cell table:formula="of:=AVERAGEIFS(['Random Movement -1 End'.$G$2:.$G$424];['Random Movement -1 End'.$E$2:.$E$424];&quot;&gt;=&quot;&amp;[.$A24];['Random Movement -1 End'.$E$2:.$E$424];&quot;&lt;=&quot;&amp;[.$B24])" office:value-type="float" office:value="10.2705" calcext:value-type="float">
            <text:p>10.2705</text:p>
          </table:table-cell>
          <table:table-cell table:formula="of:=AVERAGEIFS(['Force Algo End'.$G$2:.$G$424];['Force Algo End'.$E$2:.$E$424];&quot;&gt;=&quot;&amp;[.$A24];['Force Algo End'.$E$2:.$E$424];&quot;&lt;=&quot;&amp;[.$B24])" office:value-type="float" office:value="4.0805" calcext:value-type="float">
            <text:p>4.0805</text:p>
          </table:table-cell>
          <table:table-cell table:formula="of:=AVERAGEIFS(['Total Resolution End'.$E$2:.$E$424];['Total Resolution End'.$B$2:.$B$424];&quot;&gt;=&quot;&amp;[.$A24];['Total Resolution End'.$B$2:.$B$424];&quot;&lt;=&quot;&amp;[.$B24])" office:value-type="float" office:value="8.51" calcext:value-type="float">
            <text:p>8.51</text:p>
          </table:table-cell>
          <table:table-cell table:formula="of:=AVERAGEIFS(['Random Movement End'.$H$2:.$H$424];['Random Movement End'.$E$2:.$E$424];&quot;&gt;=&quot;&amp;[.$A24];['Random Movement End'.$E$2:.$E$424];&quot;&lt;=&quot;&amp;[.$B24])" office:value-type="float" office:value="11.5489374613453" calcext:value-type="float">
            <text:p>11.5489374613453</text:p>
          </table:table-cell>
          <table:table-cell table:formula="of:=AVERAGEIFS(['Random Movement -1 End'.$H$2:.$H$424];['Random Movement -1 End'.$E$2:.$E$424];&quot;&gt;=&quot;&amp;[.$A24];['Random Movement -1 End'.$E$2:.$E$424];&quot;&lt;=&quot;&amp;[.$B24])" office:value-type="float" office:value="5.1003980270813" calcext:value-type="float">
            <text:p>5.1003980270813</text:p>
          </table:table-cell>
          <table:table-cell table:formula="of:=AVERAGEIFS(['Force Algo End'.$H$2:.$H$424];['Force Algo End'.$E$2:.$E$424];&quot;&gt;=&quot;&amp;[.$A24];['Force Algo End'.$E$2:.$E$424];&quot;&lt;=&quot;&amp;[.$B24])" office:value-type="float" office:value="2.43148181864385" calcext:value-type="float">
            <text:p>2.43148181864385</text:p>
          </table:table-cell>
          <table:table-cell table:formula="of:=AVERAGEIFS(['Total Resolution End'.$N$2:.$N$424];['Total Resolution End'.$B$2:.$B$424];&quot;&gt;=&quot;&amp;[.$A24];['Total Resolution End'.$B$2:.$B$424];&quot;&lt;=&quot;&amp;[.$B24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4];['Random Movement End'.$E$2:.$E$424];&quot;&lt;=&quot;&amp;[.$B24])" office:value-type="float" office:value="118" calcext:value-type="float">
            <text:p>118</text:p>
          </table:table-cell>
          <table:table-cell table:formula="of:=AVERAGEIFS(['Random Movement -1 End'.$I$2:.$I$424];['Random Movement -1 End'.$E$2:.$E$424];&quot;&gt;=&quot;&amp;[.$A24];['Random Movement -1 End'.$E$2:.$E$424];&quot;&lt;=&quot;&amp;[.$B24])" office:value-type="float" office:value="52" calcext:value-type="float">
            <text:p>52</text:p>
          </table:table-cell>
          <table:table-cell table:formula="of:=AVERAGEIFS(['Force Algo End'.$I$2:.$I$424];['Force Algo End'.$E$2:.$E$424];&quot;&gt;=&quot;&amp;[.$A24];['Force Algo End'.$E$2:.$E$424];&quot;&lt;=&quot;&amp;[.$B24])" office:value-type="float" office:value="61" calcext:value-type="float">
            <text:p>61</text:p>
          </table:table-cell>
          <table:table-cell table:formula="of:=AVERAGEIFS(['Total Resolution End'.$J$2:.$J$424];['Total Resolution End'.$B$2:.$B$424];&quot;&gt;=&quot;&amp;[.$A24];['Total Resolution End'.$B$2:.$B$424];&quot;&lt;=&quot;&amp;[.$B24])" office:value-type="float" office:value="55" calcext:value-type="float">
            <text:p>55</text:p>
          </table:table-cell>
          <table:table-cell table:formula="of:=AVERAGEIFS(['Random Movement End'.$B$2:.$B$424];['Random Movement End'.$E$2:.$E$424];&quot;&gt;=&quot;&amp;[.$A24];['Random Movement End'.$E$2:.$E$424];&quot;&lt;=&quot;&amp;[.$B24])" office:value-type="float" office:value="200" calcext:value-type="float">
            <text:p>200</text:p>
          </table:table-cell>
          <table:table-cell table:formula="of:=AVERAGEIFS(['Random Movement -1 End'.$B$2:.$B$424];['Random Movement -1 End'.$E$2:.$E$424];&quot;&gt;=&quot;&amp;[.$A24];['Random Movement -1 End'.$E$2:.$E$424];&quot;&lt;=&quot;&amp;[.$B24])" office:value-type="float" office:value="400" calcext:value-type="float">
            <text:p>400</text:p>
          </table:table-cell>
          <table:table-cell table:formula="of:=AVERAGEIFS(['Force Algo End'.$B$2:.$B$424];['Force Algo End'.$E$2:.$E$424];&quot;&gt;=&quot;&amp;[.$A24];['Force Algo End'.$E$2:.$E$424];&quot;&lt;=&quot;&amp;[.$B24])" office:value-type="float" office:value="200" calcext:value-type="float">
            <text:p>200</text:p>
          </table:table-cell>
          <table:table-cell table:formula="of:=AVERAGEIFS(['Total Resolution End'.$H$2:.$H$424];['Total Resolution End'.$B$2:.$B$424];&quot;&gt;=&quot;&amp;[.$A24];['Total Resolution End'.$B$2:.$B$424];&quot;&lt;=&quot;&amp;[.$B24])"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[.A25]/2+[.B25]/2" office:value-type="float" office:value="71" calcext:value-type="float">
            <text:p>71</text:p>
          </table:table-cell>
          <table:table-cell table:formula="of:=AVERAGEIFS(['Random Movement End'.$G$2:.$G$424];['Random Movement End'.$E$2:.$E$424];&quot;&gt;=&quot;&amp;[.$A25];['Random Movement End'.$E$2:.$E$424];&quot;&lt;=&quot;&amp;[.$B25])" office:value-type="float" office:value="5.8452" calcext:value-type="float">
            <text:p>5.8452</text:p>
          </table:table-cell>
          <table:table-cell table:formula="of:=AVERAGEIFS(['Random Movement -1 End'.$G$2:.$G$424];['Random Movement -1 End'.$E$2:.$E$424];&quot;&gt;=&quot;&amp;[.$A25];['Random Movement -1 End'.$E$2:.$E$424];&quot;&lt;=&quot;&amp;[.$B25])" office:value-type="float" office:value="12.3531" calcext:value-type="float">
            <text:p>12.3531</text:p>
          </table:table-cell>
          <table:table-cell table:formula="of:=AVERAGEIFS(['Force Algo End'.$G$2:.$G$424];['Force Algo End'.$E$2:.$E$424];&quot;&gt;=&quot;&amp;[.$A25];['Force Algo End'.$E$2:.$E$424];&quot;&lt;=&quot;&amp;[.$B25])" office:value-type="float" office:value="5.6302" calcext:value-type="float">
            <text:p>5.6302</text:p>
          </table:table-cell>
          <table:table-cell table:formula="of:=AVERAGEIFS(['Total Resolution End'.$E$2:.$E$424];['Total Resolution End'.$B$2:.$B$424];&quot;&gt;=&quot;&amp;[.$A25];['Total Resolution End'.$B$2:.$B$424];&quot;&lt;=&quot;&amp;[.$B25])" office:value-type="float" office:value="3.07" calcext:value-type="float">
            <text:p>3.07</text:p>
          </table:table-cell>
          <table:table-cell table:formula="of:=AVERAGEIFS(['Random Movement End'.$H$2:.$H$424];['Random Movement End'.$E$2:.$E$424];&quot;&gt;=&quot;&amp;[.$A25];['Random Movement End'.$E$2:.$E$424];&quot;&lt;=&quot;&amp;[.$B25])" office:value-type="float" office:value="14.236367724641" calcext:value-type="float">
            <text:p>14.236367724641</text:p>
          </table:table-cell>
          <table:table-cell table:formula="of:=AVERAGEIFS(['Random Movement -1 End'.$H$2:.$H$424];['Random Movement -1 End'.$E$2:.$E$424];&quot;&gt;=&quot;&amp;[.$A25];['Random Movement -1 End'.$E$2:.$E$424];&quot;&lt;=&quot;&amp;[.$B25])" office:value-type="float" office:value="5.43678182267725" calcext:value-type="float">
            <text:p>5.43678182267725</text:p>
          </table:table-cell>
          <table:table-cell table:formula="of:=AVERAGEIFS(['Force Algo End'.$H$2:.$H$424];['Force Algo End'.$E$2:.$E$424];&quot;&gt;=&quot;&amp;[.$A25];['Force Algo End'.$E$2:.$E$424];&quot;&lt;=&quot;&amp;[.$B25])" office:value-type="float" office:value="2.93105383130126" calcext:value-type="float">
            <text:p>2.93105383130126</text:p>
          </table:table-cell>
          <table:table-cell table:formula="of:=AVERAGEIFS(['Total Resolution End'.$N$2:.$N$424];['Total Resolution End'.$B$2:.$B$424];&quot;&gt;=&quot;&amp;[.$A25];['Total Resolution End'.$B$2:.$B$424];&quot;&lt;=&quot;&amp;[.$B25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5];['Random Movement End'.$E$2:.$E$424];&quot;&lt;=&quot;&amp;[.$B25])" office:value-type="float" office:value="154" calcext:value-type="float">
            <text:p>154</text:p>
          </table:table-cell>
          <table:table-cell table:formula="of:=AVERAGEIFS(['Random Movement -1 End'.$I$2:.$I$424];['Random Movement -1 End'.$E$2:.$E$424];&quot;&gt;=&quot;&amp;[.$A25];['Random Movement -1 End'.$E$2:.$E$424];&quot;&lt;=&quot;&amp;[.$B25])" office:value-type="float" office:value="85" calcext:value-type="float">
            <text:p>85</text:p>
          </table:table-cell>
          <table:table-cell table:formula="of:=AVERAGEIFS(['Force Algo End'.$I$2:.$I$424];['Force Algo End'.$E$2:.$E$424];&quot;&gt;=&quot;&amp;[.$A25];['Force Algo End'.$E$2:.$E$424];&quot;&lt;=&quot;&amp;[.$B25])" office:value-type="float" office:value="69" calcext:value-type="float">
            <text:p>69</text:p>
          </table:table-cell>
          <table:table-cell table:formula="of:=AVERAGEIFS(['Total Resolution End'.$J$2:.$J$424];['Total Resolution End'.$B$2:.$B$424];&quot;&gt;=&quot;&amp;[.$A25];['Total Resolution End'.$B$2:.$B$424];&quot;&lt;=&quot;&amp;[.$B25])" office:value-type="float" office:value="144" calcext:value-type="float">
            <text:p>144</text:p>
          </table:table-cell>
          <table:table-cell table:formula="of:=AVERAGEIFS(['Random Movement End'.$B$2:.$B$424];['Random Movement End'.$E$2:.$E$424];&quot;&gt;=&quot;&amp;[.$A25];['Random Movement End'.$E$2:.$E$424];&quot;&lt;=&quot;&amp;[.$B25])" office:value-type="float" office:value="200" calcext:value-type="float">
            <text:p>200</text:p>
          </table:table-cell>
          <table:table-cell table:formula="of:=AVERAGEIFS(['Random Movement -1 End'.$B$2:.$B$424];['Random Movement -1 End'.$E$2:.$E$424];&quot;&gt;=&quot;&amp;[.$A25];['Random Movement -1 End'.$E$2:.$E$424];&quot;&lt;=&quot;&amp;[.$B25])" office:value-type="float" office:value="1000" calcext:value-type="float">
            <text:p>1000</text:p>
          </table:table-cell>
          <table:table-cell table:formula="of:=AVERAGEIFS(['Force Algo End'.$B$2:.$B$424];['Force Algo End'.$E$2:.$E$424];&quot;&gt;=&quot;&amp;[.$A25];['Force Algo End'.$E$2:.$E$424];&quot;&lt;=&quot;&amp;[.$B25])" office:value-type="float" office:value="200" calcext:value-type="float">
            <text:p>200</text:p>
          </table:table-cell>
          <table:table-cell table:formula="of:=AVERAGEIFS(['Total Resolution End'.$H$2:.$H$424];['Total Resolution End'.$B$2:.$B$424];&quot;&gt;=&quot;&amp;[.$A25];['Total Resolution End'.$B$2:.$B$424];&quot;&lt;=&quot;&amp;[.$B25])"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[.A26]/2+[.B26]/2" office:value-type="float" office:value="74" calcext:value-type="float">
            <text:p>74</text:p>
          </table:table-cell>
          <table:table-cell table:formula="of:=AVERAGEIFS(['Random Movement End'.$G$2:.$G$424];['Random Movement End'.$E$2:.$E$424];&quot;&gt;=&quot;&amp;[.$A26];['Random Movement End'.$E$2:.$E$424];&quot;&lt;=&quot;&amp;[.$B26])" office:value-type="float" office:value="12.1798857142857" calcext:value-type="float">
            <text:p>12.1798857142857</text:p>
          </table:table-cell>
          <table:table-cell table:formula="of:=AVERAGEIFS(['Random Movement -1 End'.$G$2:.$G$424];['Random Movement -1 End'.$E$2:.$E$424];&quot;&gt;=&quot;&amp;[.$A26];['Random Movement -1 End'.$E$2:.$E$424];&quot;&lt;=&quot;&amp;[.$B26])" office:value-type="float" office:value="14.2929428571429" calcext:value-type="float">
            <text:p>14.2929428571429</text:p>
          </table:table-cell>
          <table:table-cell table:formula="of:=AVERAGEIFS(['Force Algo End'.$G$2:.$G$424];['Force Algo End'.$E$2:.$E$424];&quot;&gt;=&quot;&amp;[.$A26];['Force Algo End'.$E$2:.$E$424];&quot;&lt;=&quot;&amp;[.$B26])" office:value-type="float" office:value="6.09665714285714" calcext:value-type="float">
            <text:p>6.09665714285714</text:p>
          </table:table-cell>
          <table:table-cell table:formula="of:=AVERAGEIFS(['Total Resolution End'.$E$2:.$E$424];['Total Resolution End'.$B$2:.$B$424];&quot;&gt;=&quot;&amp;[.$A26];['Total Resolution End'.$B$2:.$B$424];&quot;&lt;=&quot;&amp;[.$B26])" office:value-type="float" office:value="14.1757142857143" calcext:value-type="float">
            <text:p>14.1757142857143</text:p>
          </table:table-cell>
          <table:table-cell table:formula="of:=AVERAGEIFS(['Random Movement End'.$H$2:.$H$424];['Random Movement End'.$E$2:.$E$424];&quot;&gt;=&quot;&amp;[.$A26];['Random Movement End'.$E$2:.$E$424];&quot;&lt;=&quot;&amp;[.$B26])" office:value-type="float" office:value="38.2264786454123" calcext:value-type="float">
            <text:p>38.2264786454123</text:p>
          </table:table-cell>
          <table:table-cell table:formula="of:=AVERAGEIFS(['Random Movement -1 End'.$H$2:.$H$424];['Random Movement -1 End'.$E$2:.$E$424];&quot;&gt;=&quot;&amp;[.$A26];['Random Movement -1 End'.$E$2:.$E$424];&quot;&lt;=&quot;&amp;[.$B26])" office:value-type="float" office:value="3.53413359369511" calcext:value-type="float">
            <text:p>3.53413359369511</text:p>
          </table:table-cell>
          <table:table-cell table:formula="of:=AVERAGEIFS(['Force Algo End'.$H$2:.$H$424];['Force Algo End'.$E$2:.$E$424];&quot;&gt;=&quot;&amp;[.$A26];['Force Algo End'.$E$2:.$E$424];&quot;&lt;=&quot;&amp;[.$B26])" office:value-type="float" office:value="3.22922230162036" calcext:value-type="float">
            <text:p>3.22922230162036</text:p>
          </table:table-cell>
          <table:table-cell table:formula="of:=AVERAGEIFS(['Total Resolution End'.$N$2:.$N$424];['Total Resolution End'.$B$2:.$B$424];&quot;&gt;=&quot;&amp;[.$A26];['Total Resolution End'.$B$2:.$B$424];&quot;&lt;=&quot;&amp;[.$B26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6];['Random Movement End'.$E$2:.$E$424];&quot;&lt;=&quot;&amp;[.$B26])" office:value-type="float" office:value="137" calcext:value-type="float">
            <text:p>137</text:p>
          </table:table-cell>
          <table:table-cell table:formula="of:=AVERAGEIFS(['Random Movement -1 End'.$I$2:.$I$424];['Random Movement -1 End'.$E$2:.$E$424];&quot;&gt;=&quot;&amp;[.$A26];['Random Movement -1 End'.$E$2:.$E$424];&quot;&lt;=&quot;&amp;[.$B26])" office:value-type="float" office:value="55.8571428571429" calcext:value-type="float">
            <text:p>55.8571428571429</text:p>
          </table:table-cell>
          <table:table-cell table:formula="of:=AVERAGEIFS(['Force Algo End'.$I$2:.$I$424];['Force Algo End'.$E$2:.$E$424];&quot;&gt;=&quot;&amp;[.$A26];['Force Algo End'.$E$2:.$E$424];&quot;&lt;=&quot;&amp;[.$B26])" office:value-type="float" office:value="38.4285714285714" calcext:value-type="float">
            <text:p>38.4285714285714</text:p>
          </table:table-cell>
          <table:table-cell table:formula="of:=AVERAGEIFS(['Total Resolution End'.$J$2:.$J$424];['Total Resolution End'.$B$2:.$B$424];&quot;&gt;=&quot;&amp;[.$A26];['Total Resolution End'.$B$2:.$B$424];&quot;&lt;=&quot;&amp;[.$B26])" office:value-type="float" office:value="46.4285714285714" calcext:value-type="float">
            <text:p>46.4285714285714</text:p>
          </table:table-cell>
          <table:table-cell table:formula="of:=AVERAGEIFS(['Random Movement End'.$B$2:.$B$424];['Random Movement End'.$E$2:.$E$424];&quot;&gt;=&quot;&amp;[.$A26];['Random Movement End'.$E$2:.$E$424];&quot;&lt;=&quot;&amp;[.$B26])" office:value-type="float" office:value="385.714285714286" calcext:value-type="float">
            <text:p>385.714285714286</text:p>
          </table:table-cell>
          <table:table-cell table:formula="of:=AVERAGEIFS(['Random Movement -1 End'.$B$2:.$B$424];['Random Movement -1 End'.$E$2:.$E$424];&quot;&gt;=&quot;&amp;[.$A26];['Random Movement -1 End'.$E$2:.$E$424];&quot;&lt;=&quot;&amp;[.$B26])" office:value-type="float" office:value="914.285714285714" calcext:value-type="float">
            <text:p>914.285714285714</text:p>
          </table:table-cell>
          <table:table-cell table:formula="of:=AVERAGEIFS(['Force Algo End'.$B$2:.$B$424];['Force Algo End'.$E$2:.$E$424];&quot;&gt;=&quot;&amp;[.$A26];['Force Algo End'.$E$2:.$E$424];&quot;&lt;=&quot;&amp;[.$B26])" office:value-type="float" office:value="571.428571428571" calcext:value-type="float">
            <text:p>571.428571428571</text:p>
          </table:table-cell>
          <table:table-cell table:formula="of:=AVERAGEIFS(['Total Resolution End'.$H$2:.$H$424];['Total Resolution End'.$B$2:.$B$424];&quot;&gt;=&quot;&amp;[.$A26];['Total Resolution End'.$B$2:.$B$424];&quot;&lt;=&quot;&amp;[.$B26])" office:value-type="float" office:value="1516.14285714286" calcext:value-type="float">
            <text:p>1516.142857142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[.A27]/2+[.B27]/2" office:value-type="float" office:value="77" calcext:value-type="float">
            <text:p>77</text:p>
          </table:table-cell>
          <table:table-cell table:formula="of:=AVERAGEIFS(['Random Movement End'.$G$2:.$G$424];['Random Movement End'.$E$2:.$E$424];&quot;&gt;=&quot;&amp;[.$A27];['Random Movement End'.$E$2:.$E$424];&quot;&lt;=&quot;&amp;[.$B27])" office:value-type="float" office:value="16.0933" calcext:value-type="float">
            <text:p>16.0933</text:p>
          </table:table-cell>
          <table:table-cell table:formula="of:=AVERAGEIFS(['Random Movement -1 End'.$G$2:.$G$424];['Random Movement -1 End'.$E$2:.$E$424];&quot;&gt;=&quot;&amp;[.$A27];['Random Movement -1 End'.$E$2:.$E$424];&quot;&lt;=&quot;&amp;[.$B27])" office:value-type="float" office:value="15.60825" calcext:value-type="float">
            <text:p>15.60825</text:p>
          </table:table-cell>
          <table:table-cell table:formula="of:=AVERAGEIFS(['Force Algo End'.$G$2:.$G$424];['Force Algo End'.$E$2:.$E$424];&quot;&gt;=&quot;&amp;[.$A27];['Force Algo End'.$E$2:.$E$424];&quot;&lt;=&quot;&amp;[.$B27])" office:value-type="float" office:value="13.0552" calcext:value-type="float">
            <text:p>13.0552</text:p>
          </table:table-cell>
          <table:table-cell table:formula="of:=AVERAGEIFS(['Total Resolution End'.$E$2:.$E$424];['Total Resolution End'.$B$2:.$B$424];&quot;&gt;=&quot;&amp;[.$A27];['Total Resolution End'.$B$2:.$B$424];&quot;&lt;=&quot;&amp;[.$B27])" office:value-type="float" office:value="19.055" calcext:value-type="float">
            <text:p>19.055</text:p>
          </table:table-cell>
          <table:table-cell table:formula="of:=AVERAGEIFS(['Random Movement End'.$H$2:.$H$424];['Random Movement End'.$E$2:.$E$424];&quot;&gt;=&quot;&amp;[.$A27];['Random Movement End'.$E$2:.$E$424];&quot;&lt;=&quot;&amp;[.$B27])" office:value-type="float" office:value="21.2699907730421" calcext:value-type="float">
            <text:p>21.2699907730421</text:p>
          </table:table-cell>
          <table:table-cell table:formula="of:=AVERAGEIFS(['Random Movement -1 End'.$H$2:.$H$424];['Random Movement -1 End'.$E$2:.$E$424];&quot;&gt;=&quot;&amp;[.$A27];['Random Movement -1 End'.$E$2:.$E$424];&quot;&lt;=&quot;&amp;[.$B27])" office:value-type="float" office:value="3.87372999198517" calcext:value-type="float">
            <text:p>3.87372999198517</text:p>
          </table:table-cell>
          <table:table-cell table:formula="of:=AVERAGEIFS(['Force Algo End'.$H$2:.$H$424];['Force Algo End'.$E$2:.$E$424];&quot;&gt;=&quot;&amp;[.$A27];['Force Algo End'.$E$2:.$E$424];&quot;&lt;=&quot;&amp;[.$B27])" office:value-type="float" office:value="2.96655374032687" calcext:value-type="float">
            <text:p>2.96655374032687</text:p>
          </table:table-cell>
          <table:table-cell table:formula="of:=AVERAGEIFS(['Total Resolution End'.$N$2:.$N$424];['Total Resolution End'.$B$2:.$B$424];&quot;&gt;=&quot;&amp;[.$A27];['Total Resolution End'.$B$2:.$B$424];&quot;&lt;=&quot;&amp;[.$B27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7];['Random Movement End'.$E$2:.$E$424];&quot;&lt;=&quot;&amp;[.$B27])" office:value-type="float" office:value="103" calcext:value-type="float">
            <text:p>103</text:p>
          </table:table-cell>
          <table:table-cell table:formula="of:=AVERAGEIFS(['Random Movement -1 End'.$I$2:.$I$424];['Random Movement -1 End'.$E$2:.$E$424];&quot;&gt;=&quot;&amp;[.$A27];['Random Movement -1 End'.$E$2:.$E$424];&quot;&lt;=&quot;&amp;[.$B27])" office:value-type="float" office:value="56.5" calcext:value-type="float">
            <text:p>56.5</text:p>
          </table:table-cell>
          <table:table-cell table:formula="of:=AVERAGEIFS(['Force Algo End'.$I$2:.$I$424];['Force Algo End'.$E$2:.$E$424];&quot;&gt;=&quot;&amp;[.$A27];['Force Algo End'.$E$2:.$E$424];&quot;&lt;=&quot;&amp;[.$B27])" office:value-type="float" office:value="52" calcext:value-type="float">
            <text:p>52</text:p>
          </table:table-cell>
          <table:table-cell table:formula="of:=AVERAGEIFS(['Total Resolution End'.$J$2:.$J$424];['Total Resolution End'.$B$2:.$B$424];&quot;&gt;=&quot;&amp;[.$A27];['Total Resolution End'.$B$2:.$B$424];&quot;&lt;=&quot;&amp;[.$B27])" office:value-type="float" office:value="60" calcext:value-type="float">
            <text:p>60</text:p>
          </table:table-cell>
          <table:table-cell table:formula="of:=AVERAGEIFS(['Random Movement End'.$B$2:.$B$424];['Random Movement End'.$E$2:.$E$424];&quot;&gt;=&quot;&amp;[.$A27];['Random Movement End'.$E$2:.$E$424];&quot;&lt;=&quot;&amp;[.$B27])" office:value-type="float" office:value="250" calcext:value-type="float">
            <text:p>250</text:p>
          </table:table-cell>
          <table:table-cell table:formula="of:=AVERAGEIFS(['Random Movement -1 End'.$B$2:.$B$424];['Random Movement -1 End'.$E$2:.$E$424];&quot;&gt;=&quot;&amp;[.$A27];['Random Movement -1 End'.$E$2:.$E$424];&quot;&lt;=&quot;&amp;[.$B27])" office:value-type="float" office:value="250" calcext:value-type="float">
            <text:p>250</text:p>
          </table:table-cell>
          <table:table-cell table:formula="of:=AVERAGEIFS(['Force Algo End'.$B$2:.$B$424];['Force Algo End'.$E$2:.$E$424];&quot;&gt;=&quot;&amp;[.$A27];['Force Algo End'.$E$2:.$E$424];&quot;&lt;=&quot;&amp;[.$B27])" office:value-type="float" office:value="650" calcext:value-type="float">
            <text:p>650</text:p>
          </table:table-cell>
          <table:table-cell table:formula="of:=AVERAGEIFS(['Total Resolution End'.$H$2:.$H$424];['Total Resolution End'.$B$2:.$B$424];&quot;&gt;=&quot;&amp;[.$A27];['Total Resolution End'.$B$2:.$B$424];&quot;&lt;=&quot;&amp;[.$B27])" office:value-type="float" office:value="1032.5" calcext:value-type="float">
            <text:p>1032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28]/2+[.B28]/2" office:value-type="float" office:value="80" calcext:value-type="float">
            <text:p>80</text:p>
          </table:table-cell>
          <table:table-cell table:formula="of:=AVERAGEIFS(['Random Movement End'.$G$2:.$G$424];['Random Movement End'.$E$2:.$E$424];&quot;&gt;=&quot;&amp;[.$A28];['Random Movement End'.$E$2:.$E$424];&quot;&lt;=&quot;&amp;[.$B28])" office:value-type="float" office:value="9.74434285714286" calcext:value-type="float">
            <text:p>9.74434285714286</text:p>
          </table:table-cell>
          <table:table-cell table:formula="of:=AVERAGEIFS(['Random Movement -1 End'.$G$2:.$G$424];['Random Movement -1 End'.$E$2:.$E$424];&quot;&gt;=&quot;&amp;[.$A28];['Random Movement -1 End'.$E$2:.$E$424];&quot;&lt;=&quot;&amp;[.$B28])" office:value-type="float" office:value="11.1671857142857" calcext:value-type="float">
            <text:p>11.1671857142857</text:p>
          </table:table-cell>
          <table:table-cell table:formula="of:=AVERAGEIFS(['Force Algo End'.$G$2:.$G$424];['Force Algo End'.$E$2:.$E$424];&quot;&gt;=&quot;&amp;[.$A28];['Force Algo End'.$E$2:.$E$424];&quot;&lt;=&quot;&amp;[.$B28])" office:value-type="float" office:value="5.83027142857143" calcext:value-type="float">
            <text:p>5.83027142857143</text:p>
          </table:table-cell>
          <table:table-cell table:formula="of:=AVERAGEIFS(['Total Resolution End'.$E$2:.$E$424];['Total Resolution End'.$B$2:.$B$424];&quot;&gt;=&quot;&amp;[.$A28];['Total Resolution End'.$B$2:.$B$424];&quot;&lt;=&quot;&amp;[.$B28])" office:value-type="float" office:value="10.7814285714286" calcext:value-type="float">
            <text:p>10.7814285714286</text:p>
          </table:table-cell>
          <table:table-cell table:formula="of:=AVERAGEIFS(['Random Movement End'.$H$2:.$H$424];['Random Movement End'.$E$2:.$E$424];&quot;&gt;=&quot;&amp;[.$A28];['Random Movement End'.$E$2:.$E$424];&quot;&lt;=&quot;&amp;[.$B28])" office:value-type="float" office:value="41.649344833484" calcext:value-type="float">
            <text:p>41.649344833484</text:p>
          </table:table-cell>
          <table:table-cell table:formula="of:=AVERAGEIFS(['Random Movement -1 End'.$H$2:.$H$424];['Random Movement -1 End'.$E$2:.$E$424];&quot;&gt;=&quot;&amp;[.$A28];['Random Movement -1 End'.$E$2:.$E$424];&quot;&lt;=&quot;&amp;[.$B28])" office:value-type="float" office:value="3.65543231009451" calcext:value-type="float">
            <text:p>3.65543231009451</text:p>
          </table:table-cell>
          <table:table-cell table:formula="of:=AVERAGEIFS(['Force Algo End'.$H$2:.$H$424];['Force Algo End'.$E$2:.$E$424];&quot;&gt;=&quot;&amp;[.$A28];['Force Algo End'.$E$2:.$E$424];&quot;&lt;=&quot;&amp;[.$B28])" office:value-type="float" office:value="3.43186670246092" calcext:value-type="float">
            <text:p>3.43186670246092</text:p>
          </table:table-cell>
          <table:table-cell table:formula="of:=AVERAGEIFS(['Total Resolution End'.$N$2:.$N$424];['Total Resolution End'.$B$2:.$B$424];&quot;&gt;=&quot;&amp;[.$A28];['Total Resolution End'.$B$2:.$B$424];&quot;&lt;=&quot;&amp;[.$B28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8];['Random Movement End'.$E$2:.$E$424];&quot;&lt;=&quot;&amp;[.$B28])" office:value-type="float" office:value="135.142857142857" calcext:value-type="float">
            <text:p>135.142857142857</text:p>
          </table:table-cell>
          <table:table-cell table:formula="of:=AVERAGEIFS(['Random Movement -1 End'.$I$2:.$I$424];['Random Movement -1 End'.$E$2:.$E$424];&quot;&gt;=&quot;&amp;[.$A28];['Random Movement -1 End'.$E$2:.$E$424];&quot;&lt;=&quot;&amp;[.$B28])" office:value-type="float" office:value="83.4285714285714" calcext:value-type="float">
            <text:p>83.4285714285714</text:p>
          </table:table-cell>
          <table:table-cell table:formula="of:=AVERAGEIFS(['Force Algo End'.$I$2:.$I$424];['Force Algo End'.$E$2:.$E$424];&quot;&gt;=&quot;&amp;[.$A28];['Force Algo End'.$E$2:.$E$424];&quot;&lt;=&quot;&amp;[.$B28])" office:value-type="float" office:value="81.8571428571429" calcext:value-type="float">
            <text:p>81.8571428571429</text:p>
          </table:table-cell>
          <table:table-cell table:formula="of:=AVERAGEIFS(['Total Resolution End'.$J$2:.$J$424];['Total Resolution End'.$B$2:.$B$424];&quot;&gt;=&quot;&amp;[.$A28];['Total Resolution End'.$B$2:.$B$424];&quot;&lt;=&quot;&amp;[.$B28])" office:value-type="float" office:value="81.1428571428571" calcext:value-type="float">
            <text:p>81.1428571428571</text:p>
          </table:table-cell>
          <table:table-cell table:formula="of:=AVERAGEIFS(['Random Movement End'.$B$2:.$B$424];['Random Movement End'.$E$2:.$E$424];&quot;&gt;=&quot;&amp;[.$A28];['Random Movement End'.$E$2:.$E$424];&quot;&lt;=&quot;&amp;[.$B28])" office:value-type="float" office:value="271.428571428571" calcext:value-type="float">
            <text:p>271.428571428571</text:p>
          </table:table-cell>
          <table:table-cell table:formula="of:=AVERAGEIFS(['Random Movement -1 End'.$B$2:.$B$424];['Random Movement -1 End'.$E$2:.$E$424];&quot;&gt;=&quot;&amp;[.$A28];['Random Movement -1 End'.$E$2:.$E$424];&quot;&lt;=&quot;&amp;[.$B28])" office:value-type="float" office:value="400" calcext:value-type="float">
            <text:p>400</text:p>
          </table:table-cell>
          <table:table-cell table:formula="of:=AVERAGEIFS(['Force Algo End'.$B$2:.$B$424];['Force Algo End'.$E$2:.$E$424];&quot;&gt;=&quot;&amp;[.$A28];['Force Algo End'.$E$2:.$E$424];&quot;&lt;=&quot;&amp;[.$B28])" office:value-type="float" office:value="271.428571428571" calcext:value-type="float">
            <text:p>271.428571428571</text:p>
          </table:table-cell>
          <table:table-cell table:formula="of:=AVERAGEIFS(['Total Resolution End'.$H$2:.$H$424];['Total Resolution End'.$B$2:.$B$424];&quot;&gt;=&quot;&amp;[.$A28];['Total Resolution End'.$B$2:.$B$424];&quot;&lt;=&quot;&amp;[.$B28])" office:value-type="float" office:value="2614.42857142857" calcext:value-type="float">
            <text:p>2614.428571428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[.A29]/2+[.B29]/2" office:value-type="float" office:value="83" calcext:value-type="float">
            <text:p>83</text:p>
          </table:table-cell>
          <table:table-cell table:formula="of:=AVERAGEIFS(['Random Movement End'.$G$2:.$G$424];['Random Movement End'.$E$2:.$E$424];&quot;&gt;=&quot;&amp;[.$A29];['Random Movement End'.$E$2:.$E$424];&quot;&lt;=&quot;&amp;[.$B29])" office:value-type="float" office:value="2.4238" calcext:value-type="float">
            <text:p>2.4238</text:p>
          </table:table-cell>
          <table:table-cell table:formula="of:=AVERAGEIFS(['Random Movement -1 End'.$G$2:.$G$424];['Random Movement -1 End'.$E$2:.$E$424];&quot;&gt;=&quot;&amp;[.$A29];['Random Movement -1 End'.$E$2:.$E$424];&quot;&lt;=&quot;&amp;[.$B29])" office:value-type="float" office:value="4.79506666666667" calcext:value-type="float">
            <text:p>4.79506666666667</text:p>
          </table:table-cell>
          <table:table-cell table:formula="of:=AVERAGEIFS(['Force Algo End'.$G$2:.$G$424];['Force Algo End'.$E$2:.$E$424];&quot;&gt;=&quot;&amp;[.$A29];['Force Algo End'.$E$2:.$E$424];&quot;&lt;=&quot;&amp;[.$B29])" office:value-type="float" office:value="1.8949" calcext:value-type="float">
            <text:p>1.8949</text:p>
          </table:table-cell>
          <table:table-cell table:formula="of:=AVERAGEIFS(['Total Resolution End'.$E$2:.$E$424];['Total Resolution End'.$B$2:.$B$424];&quot;&gt;=&quot;&amp;[.$A29];['Total Resolution End'.$B$2:.$B$424];&quot;&lt;=&quot;&amp;[.$B29])" office:value-type="float" office:value="3.52" calcext:value-type="float">
            <text:p>3.52</text:p>
          </table:table-cell>
          <table:table-cell table:formula="of:=AVERAGEIFS(['Random Movement End'.$H$2:.$H$424];['Random Movement End'.$E$2:.$E$424];&quot;&gt;=&quot;&amp;[.$A29];['Random Movement End'.$E$2:.$E$424];&quot;&lt;=&quot;&amp;[.$B29])" office:value-type="float" office:value="29.4741733585496" calcext:value-type="float">
            <text:p>29.4741733585496</text:p>
          </table:table-cell>
          <table:table-cell table:formula="of:=AVERAGEIFS(['Random Movement -1 End'.$H$2:.$H$424];['Random Movement -1 End'.$E$2:.$E$424];&quot;&gt;=&quot;&amp;[.$A29];['Random Movement -1 End'.$E$2:.$E$424];&quot;&lt;=&quot;&amp;[.$B29])" office:value-type="float" office:value="5.43074389065795" calcext:value-type="float">
            <text:p>5.43074389065795</text:p>
          </table:table-cell>
          <table:table-cell table:formula="of:=AVERAGEIFS(['Force Algo End'.$H$2:.$H$424];['Force Algo End'.$E$2:.$E$424];&quot;&gt;=&quot;&amp;[.$A29];['Force Algo End'.$E$2:.$E$424];&quot;&lt;=&quot;&amp;[.$B29])" office:value-type="float" office:value="3.93464506482112" calcext:value-type="float">
            <text:p>3.93464506482112</text:p>
          </table:table-cell>
          <table:table-cell table:formula="of:=AVERAGEIFS(['Total Resolution End'.$N$2:.$N$424];['Total Resolution End'.$B$2:.$B$424];&quot;&gt;=&quot;&amp;[.$A29];['Total Resolution End'.$B$2:.$B$424];&quot;&lt;=&quot;&amp;[.$B29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29];['Random Movement End'.$E$2:.$E$424];&quot;&lt;=&quot;&amp;[.$B29])" office:value-type="float" office:value="349" calcext:value-type="float">
            <text:p>349</text:p>
          </table:table-cell>
          <table:table-cell table:formula="of:=AVERAGEIFS(['Random Movement -1 End'.$I$2:.$I$424];['Random Movement -1 End'.$E$2:.$E$424];&quot;&gt;=&quot;&amp;[.$A29];['Random Movement -1 End'.$E$2:.$E$424];&quot;&lt;=&quot;&amp;[.$B29])" office:value-type="float" office:value="228" calcext:value-type="float">
            <text:p>228</text:p>
          </table:table-cell>
          <table:table-cell table:formula="of:=AVERAGEIFS(['Force Algo End'.$I$2:.$I$424];['Force Algo End'.$E$2:.$E$424];&quot;&gt;=&quot;&amp;[.$A29];['Force Algo End'.$E$2:.$E$424];&quot;&lt;=&quot;&amp;[.$B29])" office:value-type="float" office:value="170" calcext:value-type="float">
            <text:p>170</text:p>
          </table:table-cell>
          <table:table-cell table:formula="of:=AVERAGEIFS(['Total Resolution End'.$J$2:.$J$424];['Total Resolution End'.$B$2:.$B$424];&quot;&gt;=&quot;&amp;[.$A29];['Total Resolution End'.$B$2:.$B$424];&quot;&lt;=&quot;&amp;[.$B29])" office:value-type="float" office:value="210.666666666667" calcext:value-type="float">
            <text:p>210.666666666667</text:p>
          </table:table-cell>
          <table:table-cell table:formula="of:=AVERAGEIFS(['Random Movement End'.$B$2:.$B$424];['Random Movement End'.$E$2:.$E$424];&quot;&gt;=&quot;&amp;[.$A29];['Random Movement End'.$E$2:.$E$424];&quot;&lt;=&quot;&amp;[.$B29])" office:value-type="float" office:value="366.666666666667" calcext:value-type="float">
            <text:p>366.666666666667</text:p>
          </table:table-cell>
          <table:table-cell table:formula="of:=AVERAGEIFS(['Random Movement -1 End'.$B$2:.$B$424];['Random Movement -1 End'.$E$2:.$E$424];&quot;&gt;=&quot;&amp;[.$A29];['Random Movement -1 End'.$E$2:.$E$424];&quot;&lt;=&quot;&amp;[.$B29])" office:value-type="float" office:value="666.666666666667" calcext:value-type="float">
            <text:p>666.666666666667</text:p>
          </table:table-cell>
          <table:table-cell table:formula="of:=AVERAGEIFS(['Force Algo End'.$B$2:.$B$424];['Force Algo End'.$E$2:.$E$424];&quot;&gt;=&quot;&amp;[.$A29];['Force Algo End'.$E$2:.$E$424];&quot;&lt;=&quot;&amp;[.$B29])" office:value-type="float" office:value="400" calcext:value-type="float">
            <text:p>400</text:p>
          </table:table-cell>
          <table:table-cell table:formula="of:=AVERAGEIFS(['Total Resolution End'.$H$2:.$H$424];['Total Resolution End'.$B$2:.$B$424];&quot;&gt;=&quot;&amp;[.$A29];['Total Resolution End'.$B$2:.$B$424];&quot;&lt;=&quot;&amp;[.$B29]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[.A30]/2+[.B30]/2" office:value-type="float" office:value="86" calcext:value-type="float">
            <text:p>86</text:p>
          </table:table-cell>
          <table:table-cell table:formula="of:=AVERAGEIFS(['Random Movement End'.$G$2:.$G$424];['Random Movement End'.$E$2:.$E$424];&quot;&gt;=&quot;&amp;[.$A30];['Random Movement End'.$E$2:.$E$424];&quot;&lt;=&quot;&amp;[.$B30])" office:value-type="float" office:value="4.75257272727273" calcext:value-type="float">
            <text:p>4.75257272727273</text:p>
          </table:table-cell>
          <table:table-cell table:formula="of:=AVERAGEIFS(['Random Movement -1 End'.$G$2:.$G$424];['Random Movement -1 End'.$E$2:.$E$424];&quot;&gt;=&quot;&amp;[.$A30];['Random Movement -1 End'.$E$2:.$E$424];&quot;&lt;=&quot;&amp;[.$B30])" office:value-type="float" office:value="6.5968" calcext:value-type="float">
            <text:p>6.5968</text:p>
          </table:table-cell>
          <table:table-cell table:formula="of:=AVERAGEIFS(['Force Algo End'.$G$2:.$G$424];['Force Algo End'.$E$2:.$E$424];&quot;&gt;=&quot;&amp;[.$A30];['Force Algo End'.$E$2:.$E$424];&quot;&lt;=&quot;&amp;[.$B30])" office:value-type="float" office:value="2.68891818181818" calcext:value-type="float">
            <text:p>2.68891818181818</text:p>
          </table:table-cell>
          <table:table-cell table:formula="of:=AVERAGEIFS(['Total Resolution End'.$E$2:.$E$424];['Total Resolution End'.$B$2:.$B$424];&quot;&gt;=&quot;&amp;[.$A30];['Total Resolution End'.$B$2:.$B$424];&quot;&lt;=&quot;&amp;[.$B30])" office:value-type="float" office:value="7.40454545454546" calcext:value-type="float">
            <text:p>7.40454545454546</text:p>
          </table:table-cell>
          <table:table-cell table:formula="of:=AVERAGEIFS(['Random Movement End'.$H$2:.$H$424];['Random Movement End'.$E$2:.$E$424];&quot;&gt;=&quot;&amp;[.$A30];['Random Movement End'.$E$2:.$E$424];&quot;&lt;=&quot;&amp;[.$B30])" office:value-type="float" office:value="22.2548600461329" calcext:value-type="float">
            <text:p>22.2548600461329</text:p>
          </table:table-cell>
          <table:table-cell table:formula="of:=AVERAGEIFS(['Random Movement -1 End'.$H$2:.$H$424];['Random Movement -1 End'.$E$2:.$E$424];&quot;&gt;=&quot;&amp;[.$A30];['Random Movement -1 End'.$E$2:.$E$424];&quot;&lt;=&quot;&amp;[.$B30])" office:value-type="float" office:value="5.72445926604217" calcext:value-type="float">
            <text:p>5.72445926604217</text:p>
          </table:table-cell>
          <table:table-cell table:formula="of:=AVERAGEIFS(['Force Algo End'.$H$2:.$H$424];['Force Algo End'.$E$2:.$E$424];&quot;&gt;=&quot;&amp;[.$A30];['Force Algo End'.$E$2:.$E$424];&quot;&lt;=&quot;&amp;[.$B30])" office:value-type="float" office:value="4.2717947495955" calcext:value-type="float">
            <text:p>4.2717947495955</text:p>
          </table:table-cell>
          <table:table-cell table:formula="of:=AVERAGEIFS(['Total Resolution End'.$N$2:.$N$424];['Total Resolution End'.$B$2:.$B$424];&quot;&gt;=&quot;&amp;[.$A30];['Total Resolution End'.$B$2:.$B$424];&quot;&lt;=&quot;&amp;[.$B30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0];['Random Movement End'.$E$2:.$E$424];&quot;&lt;=&quot;&amp;[.$B30])" office:value-type="float" office:value="401.090909090909" calcext:value-type="float">
            <text:p>401.090909090909</text:p>
          </table:table-cell>
          <table:table-cell table:formula="of:=AVERAGEIFS(['Random Movement -1 End'.$I$2:.$I$424];['Random Movement -1 End'.$E$2:.$E$424];&quot;&gt;=&quot;&amp;[.$A30];['Random Movement -1 End'.$E$2:.$E$424];&quot;&lt;=&quot;&amp;[.$B30])" office:value-type="float" office:value="264.272727272727" calcext:value-type="float">
            <text:p>264.272727272727</text:p>
          </table:table-cell>
          <table:table-cell table:formula="of:=AVERAGEIFS(['Force Algo End'.$I$2:.$I$424];['Force Algo End'.$E$2:.$E$424];&quot;&gt;=&quot;&amp;[.$A30];['Force Algo End'.$E$2:.$E$424];&quot;&lt;=&quot;&amp;[.$B30])" office:value-type="float" office:value="234.545454545455" calcext:value-type="float">
            <text:p>234.545454545455</text:p>
          </table:table-cell>
          <table:table-cell table:formula="of:=AVERAGEIFS(['Total Resolution End'.$J$2:.$J$424];['Total Resolution End'.$B$2:.$B$424];&quot;&gt;=&quot;&amp;[.$A30];['Total Resolution End'.$B$2:.$B$424];&quot;&lt;=&quot;&amp;[.$B30])" office:value-type="float" office:value="565.363636363636" calcext:value-type="float">
            <text:p>565.363636363636</text:p>
          </table:table-cell>
          <table:table-cell table:formula="of:=AVERAGEIFS(['Random Movement End'.$B$2:.$B$424];['Random Movement End'.$E$2:.$E$424];&quot;&gt;=&quot;&amp;[.$A30];['Random Movement End'.$E$2:.$E$424];&quot;&lt;=&quot;&amp;[.$B30])" office:value-type="float" office:value="390.909090909091" calcext:value-type="float">
            <text:p>390.909090909091</text:p>
          </table:table-cell>
          <table:table-cell table:formula="of:=AVERAGEIFS(['Random Movement -1 End'.$B$2:.$B$424];['Random Movement -1 End'.$E$2:.$E$424];&quot;&gt;=&quot;&amp;[.$A30];['Random Movement -1 End'.$E$2:.$E$424];&quot;&lt;=&quot;&amp;[.$B30])" office:value-type="float" office:value="745.454545454546" calcext:value-type="float">
            <text:p>745.454545454546</text:p>
          </table:table-cell>
          <table:table-cell table:formula="of:=AVERAGEIFS(['Force Algo End'.$B$2:.$B$424];['Force Algo End'.$E$2:.$E$424];&quot;&gt;=&quot;&amp;[.$A30];['Force Algo End'.$E$2:.$E$424];&quot;&lt;=&quot;&amp;[.$B30])" office:value-type="float" office:value="545.454545454546" calcext:value-type="float">
            <text:p>545.454545454546</text:p>
          </table:table-cell>
          <table:table-cell table:formula="of:=AVERAGEIFS(['Total Resolution End'.$H$2:.$H$424];['Total Resolution End'.$B$2:.$B$424];&quot;&gt;=&quot;&amp;[.$A30];['Total Resolution End'.$B$2:.$B$424];&quot;&lt;=&quot;&amp;[.$B30])" office:value-type="float" office:value="980.636363636364" calcext:value-type="float">
            <text:p>980.6363636363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[.A31]/2+[.B31]/2" office:value-type="float" office:value="89" calcext:value-type="float">
            <text:p>89</text:p>
          </table:table-cell>
          <table:table-cell table:formula="of:=AVERAGEIFS(['Random Movement End'.$G$2:.$G$424];['Random Movement End'.$E$2:.$E$424];&quot;&gt;=&quot;&amp;[.$A31];['Random Movement End'.$E$2:.$E$424];&quot;&lt;=&quot;&amp;[.$B31])" office:value-type="float" office:value="9.8745" calcext:value-type="float">
            <text:p>9.8745</text:p>
          </table:table-cell>
          <table:table-cell table:formula="of:=AVERAGEIFS(['Random Movement -1 End'.$G$2:.$G$424];['Random Movement -1 End'.$E$2:.$E$424];&quot;&gt;=&quot;&amp;[.$A31];['Random Movement -1 End'.$E$2:.$E$424];&quot;&lt;=&quot;&amp;[.$B31])" office:value-type="float" office:value="12.0218" calcext:value-type="float">
            <text:p>12.0218</text:p>
          </table:table-cell>
          <table:table-cell table:formula="of:=AVERAGEIFS(['Force Algo End'.$G$2:.$G$424];['Force Algo End'.$E$2:.$E$424];&quot;&gt;=&quot;&amp;[.$A31];['Force Algo End'.$E$2:.$E$424];&quot;&lt;=&quot;&amp;[.$B31])" office:value-type="float" office:value="3.95835" calcext:value-type="float">
            <text:p>3.95835</text:p>
          </table:table-cell>
          <table:table-cell table:formula="of:=AVERAGEIFS(['Total Resolution End'.$E$2:.$E$424];['Total Resolution End'.$B$2:.$B$424];&quot;&gt;=&quot;&amp;[.$A31];['Total Resolution End'.$B$2:.$B$424];&quot;&lt;=&quot;&amp;[.$B31])" office:value-type="float" office:value="7.29" calcext:value-type="float">
            <text:p>7.29</text:p>
          </table:table-cell>
          <table:table-cell table:formula="of:=AVERAGEIFS(['Random Movement End'.$H$2:.$H$424];['Random Movement End'.$E$2:.$E$424];&quot;&gt;=&quot;&amp;[.$A31];['Random Movement End'.$E$2:.$E$424];&quot;&lt;=&quot;&amp;[.$B31])" office:value-type="float" office:value="80.3032987914675" calcext:value-type="float">
            <text:p>80.3032987914675</text:p>
          </table:table-cell>
          <table:table-cell table:formula="of:=AVERAGEIFS(['Random Movement -1 End'.$H$2:.$H$424];['Random Movement -1 End'.$E$2:.$E$424];&quot;&gt;=&quot;&amp;[.$A31];['Random Movement -1 End'.$E$2:.$E$424];&quot;&lt;=&quot;&amp;[.$B31])" office:value-type="float" office:value="4.48271751666727" calcext:value-type="float">
            <text:p>4.48271751666727</text:p>
          </table:table-cell>
          <table:table-cell table:formula="of:=AVERAGEIFS(['Force Algo End'.$H$2:.$H$424];['Force Algo End'.$E$2:.$E$424];&quot;&gt;=&quot;&amp;[.$A31];['Force Algo End'.$E$2:.$E$424];&quot;&lt;=&quot;&amp;[.$B31])" office:value-type="float" office:value="2.83633451791793" calcext:value-type="float">
            <text:p>2.83633451791793</text:p>
          </table:table-cell>
          <table:table-cell table:formula="of:=AVERAGEIFS(['Total Resolution End'.$N$2:.$N$424];['Total Resolution End'.$B$2:.$B$424];&quot;&gt;=&quot;&amp;[.$A31];['Total Resolution End'.$B$2:.$B$424];&quot;&lt;=&quot;&amp;[.$B31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1];['Random Movement End'.$E$2:.$E$424];&quot;&lt;=&quot;&amp;[.$B31])" office:value-type="float" office:value="124.5" calcext:value-type="float">
            <text:p>124.5</text:p>
          </table:table-cell>
          <table:table-cell table:formula="of:=AVERAGEIFS(['Random Movement -1 End'.$I$2:.$I$424];['Random Movement -1 End'.$E$2:.$E$424];&quot;&gt;=&quot;&amp;[.$A31];['Random Movement -1 End'.$E$2:.$E$424];&quot;&lt;=&quot;&amp;[.$B31])" office:value-type="float" office:value="78.5" calcext:value-type="float">
            <text:p>78.5</text:p>
          </table:table-cell>
          <table:table-cell table:formula="of:=AVERAGEIFS(['Force Algo End'.$I$2:.$I$424];['Force Algo End'.$E$2:.$E$424];&quot;&gt;=&quot;&amp;[.$A31];['Force Algo End'.$E$2:.$E$424];&quot;&lt;=&quot;&amp;[.$B31])" office:value-type="float" office:value="71.5" calcext:value-type="float">
            <text:p>71.5</text:p>
          </table:table-cell>
          <table:table-cell table:formula="of:=AVERAGEIFS(['Total Resolution End'.$J$2:.$J$424];['Total Resolution End'.$B$2:.$B$424];&quot;&gt;=&quot;&amp;[.$A31];['Total Resolution End'.$B$2:.$B$424];&quot;&lt;=&quot;&amp;[.$B31])" office:value-type="float" office:value="198" calcext:value-type="float">
            <text:p>198</text:p>
          </table:table-cell>
          <table:table-cell table:formula="of:=AVERAGEIFS(['Random Movement End'.$B$2:.$B$424];['Random Movement End'.$E$2:.$E$424];&quot;&gt;=&quot;&amp;[.$A31];['Random Movement End'.$E$2:.$E$424];&quot;&lt;=&quot;&amp;[.$B31])" office:value-type="float" office:value="600" calcext:value-type="float">
            <text:p>600</text:p>
          </table:table-cell>
          <table:table-cell table:formula="of:=AVERAGEIFS(['Random Movement -1 End'.$B$2:.$B$424];['Random Movement -1 End'.$E$2:.$E$424];&quot;&gt;=&quot;&amp;[.$A31];['Random Movement -1 End'.$E$2:.$E$424];&quot;&lt;=&quot;&amp;[.$B31])" office:value-type="float" office:value="400" calcext:value-type="float">
            <text:p>400</text:p>
          </table:table-cell>
          <table:table-cell table:formula="of:=AVERAGEIFS(['Force Algo End'.$B$2:.$B$424];['Force Algo End'.$E$2:.$E$424];&quot;&gt;=&quot;&amp;[.$A31];['Force Algo End'.$E$2:.$E$424];&quot;&lt;=&quot;&amp;[.$B31])" office:value-type="float" office:value="550" calcext:value-type="float">
            <text:p>550</text:p>
          </table:table-cell>
          <table:table-cell table:formula="of:=AVERAGEIFS(['Total Resolution End'.$H$2:.$H$424];['Total Resolution End'.$B$2:.$B$424];&quot;&gt;=&quot;&amp;[.$A31];['Total Resolution End'.$B$2:.$B$424];&quot;&lt;=&quot;&amp;[.$B31])" office:value-type="float" office:value="2193.5" calcext:value-type="float">
            <text:p>2193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[.A32]/2+[.B32]/2" office:value-type="float" office:value="92" calcext:value-type="float">
            <text:p>92</text:p>
          </table:table-cell>
          <table:table-cell table:formula="of:=AVERAGEIFS(['Random Movement End'.$G$2:.$G$424];['Random Movement End'.$E$2:.$E$424];&quot;&gt;=&quot;&amp;[.$A32];['Random Movement End'.$E$2:.$E$424];&quot;&lt;=&quot;&amp;[.$B32])" office:value-type="float" office:value="6.18235" calcext:value-type="float">
            <text:p>6.18235</text:p>
          </table:table-cell>
          <table:table-cell table:formula="of:=AVERAGEIFS(['Random Movement -1 End'.$G$2:.$G$424];['Random Movement -1 End'.$E$2:.$E$424];&quot;&gt;=&quot;&amp;[.$A32];['Random Movement -1 End'.$E$2:.$E$424];&quot;&lt;=&quot;&amp;[.$B32])" office:value-type="float" office:value="3.0416" calcext:value-type="float">
            <text:p>3.0416</text:p>
          </table:table-cell>
          <table:table-cell table:formula="of:=AVERAGEIFS(['Force Algo End'.$G$2:.$G$424];['Force Algo End'.$E$2:.$E$424];&quot;&gt;=&quot;&amp;[.$A32];['Force Algo End'.$E$2:.$E$424];&quot;&lt;=&quot;&amp;[.$B32])" office:value-type="float" office:value="2.7747" calcext:value-type="float">
            <text:p>2.7747</text:p>
          </table:table-cell>
          <table:table-cell table:formula="of:=AVERAGEIFS(['Total Resolution End'.$E$2:.$E$424];['Total Resolution End'.$B$2:.$B$424];&quot;&gt;=&quot;&amp;[.$A32];['Total Resolution End'.$B$2:.$B$424];&quot;&lt;=&quot;&amp;[.$B32])" office:value-type="float" office:value="6.54" calcext:value-type="float">
            <text:p>6.54</text:p>
          </table:table-cell>
          <table:table-cell table:formula="of:=AVERAGEIFS(['Random Movement End'.$H$2:.$H$424];['Random Movement End'.$E$2:.$E$424];&quot;&gt;=&quot;&amp;[.$A32];['Random Movement End'.$E$2:.$E$424];&quot;&lt;=&quot;&amp;[.$B32])" office:value-type="float" office:value="10.5348462317873" calcext:value-type="float">
            <text:p>10.5348462317873</text:p>
          </table:table-cell>
          <table:table-cell table:formula="of:=AVERAGEIFS(['Random Movement -1 End'.$H$2:.$H$424];['Random Movement -1 End'.$E$2:.$E$424];&quot;&gt;=&quot;&amp;[.$A32];['Random Movement -1 End'.$E$2:.$E$424];&quot;&lt;=&quot;&amp;[.$B32])" office:value-type="float" office:value="5.37438600830986" calcext:value-type="float">
            <text:p>5.37438600830986</text:p>
          </table:table-cell>
          <table:table-cell table:formula="of:=AVERAGEIFS(['Force Algo End'.$H$2:.$H$424];['Force Algo End'.$E$2:.$E$424];&quot;&gt;=&quot;&amp;[.$A32];['Force Algo End'.$E$2:.$E$424];&quot;&lt;=&quot;&amp;[.$B32])" office:value-type="float" office:value="3.76011327415259" calcext:value-type="float">
            <text:p>3.76011327415259</text:p>
          </table:table-cell>
          <table:table-cell table:formula="of:=AVERAGEIFS(['Total Resolution End'.$N$2:.$N$424];['Total Resolution End'.$B$2:.$B$424];&quot;&gt;=&quot;&amp;[.$A32];['Total Resolution End'.$B$2:.$B$424];&quot;&lt;=&quot;&amp;[.$B32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2];['Random Movement End'.$E$2:.$E$424];&quot;&lt;=&quot;&amp;[.$B32])" office:value-type="float" office:value="489.5" calcext:value-type="float">
            <text:p>489.5</text:p>
          </table:table-cell>
          <table:table-cell table:formula="of:=AVERAGEIFS(['Random Movement -1 End'.$I$2:.$I$424];['Random Movement -1 End'.$E$2:.$E$424];&quot;&gt;=&quot;&amp;[.$A32];['Random Movement -1 End'.$E$2:.$E$424];&quot;&lt;=&quot;&amp;[.$B32])" office:value-type="float" office:value="425.5" calcext:value-type="float">
            <text:p>425.5</text:p>
          </table:table-cell>
          <table:table-cell table:formula="of:=AVERAGEIFS(['Force Algo End'.$I$2:.$I$424];['Force Algo End'.$E$2:.$E$424];&quot;&gt;=&quot;&amp;[.$A32];['Force Algo End'.$E$2:.$E$424];&quot;&lt;=&quot;&amp;[.$B32])" office:value-type="float" office:value="453" calcext:value-type="float">
            <text:p>453</text:p>
          </table:table-cell>
          <table:table-cell table:formula="of:=AVERAGEIFS(['Total Resolution End'.$J$2:.$J$424];['Total Resolution End'.$B$2:.$B$424];&quot;&gt;=&quot;&amp;[.$A32];['Total Resolution End'.$B$2:.$B$424];&quot;&lt;=&quot;&amp;[.$B32])" office:value-type="float" office:value="499.5" calcext:value-type="float">
            <text:p>499.5</text:p>
          </table:table-cell>
          <table:table-cell table:formula="of:=AVERAGEIFS(['Random Movement End'.$B$2:.$B$424];['Random Movement End'.$E$2:.$E$424];&quot;&gt;=&quot;&amp;[.$A32];['Random Movement End'.$E$2:.$E$424];&quot;&lt;=&quot;&amp;[.$B32])" office:value-type="float" office:value="250" calcext:value-type="float">
            <text:p>250</text:p>
          </table:table-cell>
          <table:table-cell table:formula="of:=AVERAGEIFS(['Random Movement -1 End'.$B$2:.$B$424];['Random Movement -1 End'.$E$2:.$E$424];&quot;&gt;=&quot;&amp;[.$A32];['Random Movement -1 End'.$E$2:.$E$424];&quot;&lt;=&quot;&amp;[.$B32])" office:value-type="float" office:value="50" calcext:value-type="float">
            <text:p>50</text:p>
          </table:table-cell>
          <table:table-cell table:formula="of:=AVERAGEIFS(['Force Algo End'.$B$2:.$B$424];['Force Algo End'.$E$2:.$E$424];&quot;&gt;=&quot;&amp;[.$A32];['Force Algo End'.$E$2:.$E$424];&quot;&lt;=&quot;&amp;[.$B32])" office:value-type="float" office:value="150" calcext:value-type="float">
            <text:p>150</text:p>
          </table:table-cell>
          <table:table-cell table:formula="of:=AVERAGEIFS(['Total Resolution End'.$H$2:.$H$424];['Total Resolution End'.$B$2:.$B$424];&quot;&gt;=&quot;&amp;[.$A32];['Total Resolution End'.$B$2:.$B$424];&quot;&lt;=&quot;&amp;[.$B32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[.A33]/2+[.B33]/2" office:value-type="float" office:value="95" calcext:value-type="float">
            <text:p>95</text:p>
          </table:table-cell>
          <table:table-cell table:formula="of:=AVERAGEIFS(['Random Movement End'.$G$2:.$G$424];['Random Movement End'.$E$2:.$E$424];&quot;&gt;=&quot;&amp;[.$A33];['Random Movement End'.$E$2:.$E$424];&quot;&lt;=&quot;&amp;[.$B33])" office:value-type="float" office:value="9.02206" calcext:value-type="float">
            <text:p>9.02206</text:p>
          </table:table-cell>
          <table:table-cell table:formula="of:=AVERAGEIFS(['Random Movement -1 End'.$G$2:.$G$424];['Random Movement -1 End'.$E$2:.$E$424];&quot;&gt;=&quot;&amp;[.$A33];['Random Movement -1 End'.$E$2:.$E$424];&quot;&lt;=&quot;&amp;[.$B33])" office:value-type="float" office:value="6.76236" calcext:value-type="float">
            <text:p>6.76236</text:p>
          </table:table-cell>
          <table:table-cell table:formula="of:=AVERAGEIFS(['Force Algo End'.$G$2:.$G$424];['Force Algo End'.$E$2:.$E$424];&quot;&gt;=&quot;&amp;[.$A33];['Force Algo End'.$E$2:.$E$424];&quot;&lt;=&quot;&amp;[.$B33])" office:value-type="float" office:value="10.05" calcext:value-type="float">
            <text:p>10.05</text:p>
          </table:table-cell>
          <table:table-cell table:formula="of:=AVERAGEIFS(['Total Resolution End'.$E$2:.$E$424];['Total Resolution End'.$B$2:.$B$424];&quot;&gt;=&quot;&amp;[.$A33];['Total Resolution End'.$B$2:.$B$424];&quot;&lt;=&quot;&amp;[.$B33])" office:value-type="float" office:value="9.762" calcext:value-type="float">
            <text:p>9.762</text:p>
          </table:table-cell>
          <table:table-cell table:formula="of:=AVERAGEIFS(['Random Movement End'.$H$2:.$H$424];['Random Movement End'.$E$2:.$E$424];&quot;&gt;=&quot;&amp;[.$A33];['Random Movement End'.$E$2:.$E$424];&quot;&lt;=&quot;&amp;[.$B33])" office:value-type="float" office:value="42.7079443835095" calcext:value-type="float">
            <text:p>42.7079443835095</text:p>
          </table:table-cell>
          <table:table-cell table:formula="of:=AVERAGEIFS(['Random Movement -1 End'.$H$2:.$H$424];['Random Movement -1 End'.$E$2:.$E$424];&quot;&gt;=&quot;&amp;[.$A33];['Random Movement -1 End'.$E$2:.$E$424];&quot;&lt;=&quot;&amp;[.$B33])" office:value-type="float" office:value="4.316649454053" calcext:value-type="float">
            <text:p>4.316649454053</text:p>
          </table:table-cell>
          <table:table-cell table:formula="of:=AVERAGEIFS(['Force Algo End'.$H$2:.$H$424];['Force Algo End'.$E$2:.$E$424];&quot;&gt;=&quot;&amp;[.$A33];['Force Algo End'.$E$2:.$E$424];&quot;&lt;=&quot;&amp;[.$B33])" office:value-type="float" office:value="2.93883271597279" calcext:value-type="float">
            <text:p>2.93883271597279</text:p>
          </table:table-cell>
          <table:table-cell table:formula="of:=AVERAGEIFS(['Total Resolution End'.$N$2:.$N$424];['Total Resolution End'.$B$2:.$B$424];&quot;&gt;=&quot;&amp;[.$A33];['Total Resolution End'.$B$2:.$B$424];&quot;&lt;=&quot;&amp;[.$B33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3];['Random Movement End'.$E$2:.$E$424];&quot;&lt;=&quot;&amp;[.$B33])" office:value-type="float" office:value="263.8" calcext:value-type="float">
            <text:p>263.8</text:p>
          </table:table-cell>
          <table:table-cell table:formula="of:=AVERAGEIFS(['Random Movement -1 End'.$I$2:.$I$424];['Random Movement -1 End'.$E$2:.$E$424];&quot;&gt;=&quot;&amp;[.$A33];['Random Movement -1 End'.$E$2:.$E$424];&quot;&lt;=&quot;&amp;[.$B33])" office:value-type="float" office:value="147.6" calcext:value-type="float">
            <text:p>147.6</text:p>
          </table:table-cell>
          <table:table-cell table:formula="of:=AVERAGEIFS(['Force Algo End'.$I$2:.$I$424];['Force Algo End'.$E$2:.$E$424];&quot;&gt;=&quot;&amp;[.$A33];['Force Algo End'.$E$2:.$E$424];&quot;&lt;=&quot;&amp;[.$B33])" office:value-type="float" office:value="142.6" calcext:value-type="float">
            <text:p>142.6</text:p>
          </table:table-cell>
          <table:table-cell table:formula="of:=AVERAGEIFS(['Total Resolution End'.$J$2:.$J$424];['Total Resolution End'.$B$2:.$B$424];&quot;&gt;=&quot;&amp;[.$A33];['Total Resolution End'.$B$2:.$B$424];&quot;&lt;=&quot;&amp;[.$B33])" office:value-type="float" office:value="176.4" calcext:value-type="float">
            <text:p>176.4</text:p>
          </table:table-cell>
          <table:table-cell table:formula="of:=AVERAGEIFS(['Random Movement End'.$B$2:.$B$424];['Random Movement End'.$E$2:.$E$424];&quot;&gt;=&quot;&amp;[.$A33];['Random Movement End'.$E$2:.$E$424];&quot;&lt;=&quot;&amp;[.$B33])" office:value-type="float" office:value="380" calcext:value-type="float">
            <text:p>380</text:p>
          </table:table-cell>
          <table:table-cell table:formula="of:=AVERAGEIFS(['Random Movement -1 End'.$B$2:.$B$424];['Random Movement -1 End'.$E$2:.$E$424];&quot;&gt;=&quot;&amp;[.$A33];['Random Movement -1 End'.$E$2:.$E$424];&quot;&lt;=&quot;&amp;[.$B33])" office:value-type="float" office:value="760" calcext:value-type="float">
            <text:p>760</text:p>
          </table:table-cell>
          <table:table-cell table:formula="of:=AVERAGEIFS(['Force Algo End'.$B$2:.$B$424];['Force Algo End'.$E$2:.$E$424];&quot;&gt;=&quot;&amp;[.$A33];['Force Algo End'.$E$2:.$E$424];&quot;&lt;=&quot;&amp;[.$B33])" office:value-type="float" office:value="480" calcext:value-type="float">
            <text:p>480</text:p>
          </table:table-cell>
          <table:table-cell table:formula="of:=AVERAGEIFS(['Total Resolution End'.$H$2:.$H$424];['Total Resolution End'.$B$2:.$B$424];&quot;&gt;=&quot;&amp;[.$A33];['Total Resolution End'.$B$2:.$B$424];&quot;&lt;=&quot;&amp;[.$B33])" office:value-type="float" office:value="491.8" calcext:value-type="float">
            <text:p>491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[.A34]/2+[.B34]/2" office:value-type="float" office:value="98" calcext:value-type="float">
            <text:p>98</text:p>
          </table:table-cell>
          <table:table-cell table:formula="of:=AVERAGEIFS(['Random Movement End'.$G$2:.$G$424];['Random Movement End'.$E$2:.$E$424];&quot;&gt;=&quot;&amp;[.$A34];['Random Movement End'.$E$2:.$E$424];&quot;&lt;=&quot;&amp;[.$B34])" office:value-type="float" office:value="11.311675" calcext:value-type="float">
            <text:p>11.311675</text:p>
          </table:table-cell>
          <table:table-cell table:formula="of:=AVERAGEIFS(['Random Movement -1 End'.$G$2:.$G$424];['Random Movement -1 End'.$E$2:.$E$424];&quot;&gt;=&quot;&amp;[.$A34];['Random Movement -1 End'.$E$2:.$E$424];&quot;&lt;=&quot;&amp;[.$B34])" office:value-type="float" office:value="11.0001" calcext:value-type="float">
            <text:p>11.0001</text:p>
          </table:table-cell>
          <table:table-cell table:formula="of:=AVERAGEIFS(['Force Algo End'.$G$2:.$G$424];['Force Algo End'.$E$2:.$E$424];&quot;&gt;=&quot;&amp;[.$A34];['Force Algo End'.$E$2:.$E$424];&quot;&lt;=&quot;&amp;[.$B34])" office:value-type="float" office:value="14.94295" calcext:value-type="float">
            <text:p>14.94295</text:p>
          </table:table-cell>
          <table:table-cell table:formula="of:=AVERAGEIFS(['Total Resolution End'.$E$2:.$E$424];['Total Resolution End'.$B$2:.$B$424];&quot;&gt;=&quot;&amp;[.$A34];['Total Resolution End'.$B$2:.$B$424];&quot;&lt;=&quot;&amp;[.$B34])" office:value-type="float" office:value="20.835" calcext:value-type="float">
            <text:p>20.835</text:p>
          </table:table-cell>
          <table:table-cell table:formula="of:=AVERAGEIFS(['Random Movement End'.$H$2:.$H$424];['Random Movement End'.$E$2:.$E$424];&quot;&gt;=&quot;&amp;[.$A34];['Random Movement End'.$E$2:.$E$424];&quot;&lt;=&quot;&amp;[.$B34])" office:value-type="float" office:value="40.4863597595491" calcext:value-type="float">
            <text:p>40.4863597595491</text:p>
          </table:table-cell>
          <table:table-cell table:formula="of:=AVERAGEIFS(['Random Movement -1 End'.$H$2:.$H$424];['Random Movement -1 End'.$E$2:.$E$424];&quot;&gt;=&quot;&amp;[.$A34];['Random Movement -1 End'.$E$2:.$E$424];&quot;&lt;=&quot;&amp;[.$B34])" office:value-type="float" office:value="3.67919760660798" calcext:value-type="float">
            <text:p>3.67919760660798</text:p>
          </table:table-cell>
          <table:table-cell table:formula="of:=AVERAGEIFS(['Force Algo End'.$H$2:.$H$424];['Force Algo End'.$E$2:.$E$424];&quot;&gt;=&quot;&amp;[.$A34];['Force Algo End'.$E$2:.$E$424];&quot;&lt;=&quot;&amp;[.$B34])" office:value-type="float" office:value="2.95091000908947" calcext:value-type="float">
            <text:p>2.95091000908947</text:p>
          </table:table-cell>
          <table:table-cell table:formula="of:=AVERAGEIFS(['Total Resolution End'.$N$2:.$N$424];['Total Resolution End'.$B$2:.$B$424];&quot;&gt;=&quot;&amp;[.$A34];['Total Resolution End'.$B$2:.$B$424];&quot;&lt;=&quot;&amp;[.$B34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4];['Random Movement End'.$E$2:.$E$424];&quot;&lt;=&quot;&amp;[.$B34])" office:value-type="float" office:value="192.5" calcext:value-type="float">
            <text:p>192.5</text:p>
          </table:table-cell>
          <table:table-cell table:formula="of:=AVERAGEIFS(['Random Movement -1 End'.$I$2:.$I$424];['Random Movement -1 End'.$E$2:.$E$424];&quot;&gt;=&quot;&amp;[.$A34];['Random Movement -1 End'.$E$2:.$E$424];&quot;&lt;=&quot;&amp;[.$B34])" office:value-type="float" office:value="110" calcext:value-type="float">
            <text:p>110</text:p>
          </table:table-cell>
          <table:table-cell table:formula="of:=AVERAGEIFS(['Force Algo End'.$I$2:.$I$424];['Force Algo End'.$E$2:.$E$424];&quot;&gt;=&quot;&amp;[.$A34];['Force Algo End'.$E$2:.$E$424];&quot;&lt;=&quot;&amp;[.$B34])" office:value-type="float" office:value="102" calcext:value-type="float">
            <text:p>102</text:p>
          </table:table-cell>
          <table:table-cell table:formula="of:=AVERAGEIFS(['Total Resolution End'.$J$2:.$J$424];['Total Resolution End'.$B$2:.$B$424];&quot;&gt;=&quot;&amp;[.$A34];['Total Resolution End'.$B$2:.$B$424];&quot;&lt;=&quot;&amp;[.$B34])" office:value-type="float" office:value="114.25" calcext:value-type="float">
            <text:p>114.25</text:p>
          </table:table-cell>
          <table:table-cell table:formula="of:=AVERAGEIFS(['Random Movement End'.$B$2:.$B$424];['Random Movement End'.$E$2:.$E$424];&quot;&gt;=&quot;&amp;[.$A34];['Random Movement End'.$E$2:.$E$424];&quot;&lt;=&quot;&amp;[.$B34])" office:value-type="float" office:value="450" calcext:value-type="float">
            <text:p>450</text:p>
          </table:table-cell>
          <table:table-cell table:formula="of:=AVERAGEIFS(['Random Movement -1 End'.$B$2:.$B$424];['Random Movement -1 End'.$E$2:.$E$424];&quot;&gt;=&quot;&amp;[.$A34];['Random Movement -1 End'.$E$2:.$E$424];&quot;&lt;=&quot;&amp;[.$B34])" office:value-type="float" office:value="450" calcext:value-type="float">
            <text:p>450</text:p>
          </table:table-cell>
          <table:table-cell table:formula="of:=AVERAGEIFS(['Force Algo End'.$B$2:.$B$424];['Force Algo End'.$E$2:.$E$424];&quot;&gt;=&quot;&amp;[.$A34];['Force Algo End'.$E$2:.$E$424];&quot;&lt;=&quot;&amp;[.$B34])" office:value-type="float" office:value="350" calcext:value-type="float">
            <text:p>350</text:p>
          </table:table-cell>
          <table:table-cell table:formula="of:=AVERAGEIFS(['Total Resolution End'.$H$2:.$H$424];['Total Resolution End'.$B$2:.$B$424];&quot;&gt;=&quot;&amp;[.$A34];['Total Resolution End'.$B$2:.$B$424];&quot;&lt;=&quot;&amp;[.$B34])" office:value-type="float" office:value="1300.25" calcext:value-type="float">
            <text:p>1300.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[.A35]/2+[.B35]/2" office:value-type="float" office:value="99" calcext:value-type="float">
            <text:p>99</text:p>
          </table:table-cell>
          <table:table-cell table:formula="of:=AVERAGEIFS(['Random Movement End'.$G$2:.$G$424];['Random Movement End'.$E$2:.$E$424];&quot;&gt;=&quot;&amp;[.$A35];['Random Movement End'.$E$2:.$E$424];&quot;&lt;=&quot;&amp;[.$B35])" office:value-type="float" office:value="8.37386" calcext:value-type="float">
            <text:p>8.37386</text:p>
          </table:table-cell>
          <table:table-cell table:formula="of:=AVERAGEIFS(['Random Movement -1 End'.$G$2:.$G$424];['Random Movement -1 End'.$E$2:.$E$424];&quot;&gt;=&quot;&amp;[.$A35];['Random Movement -1 End'.$E$2:.$E$424];&quot;&lt;=&quot;&amp;[.$B35])" office:value-type="float" office:value="7.44334" calcext:value-type="float">
            <text:p>7.44334</text:p>
          </table:table-cell>
          <table:table-cell table:formula="of:=AVERAGEIFS(['Force Algo End'.$G$2:.$G$424];['Force Algo End'.$E$2:.$E$424];&quot;&gt;=&quot;&amp;[.$A35];['Force Algo End'.$E$2:.$E$424];&quot;&lt;=&quot;&amp;[.$B35])" office:value-type="float" office:value="11.8179" calcext:value-type="float">
            <text:p>11.8179</text:p>
          </table:table-cell>
          <table:table-cell table:formula="of:=AVERAGEIFS(['Total Resolution End'.$E$2:.$E$424];['Total Resolution End'.$B$2:.$B$424];&quot;&gt;=&quot;&amp;[.$A35];['Total Resolution End'.$B$2:.$B$424];&quot;&lt;=&quot;&amp;[.$B35])" office:value-type="float" office:value="15.838" calcext:value-type="float">
            <text:p>15.838</text:p>
          </table:table-cell>
          <table:table-cell table:formula="of:=AVERAGEIFS(['Random Movement End'.$H$2:.$H$424];['Random Movement End'.$E$2:.$E$424];&quot;&gt;=&quot;&amp;[.$A35];['Random Movement End'.$E$2:.$E$424];&quot;&lt;=&quot;&amp;[.$B35])" office:value-type="float" office:value="35.1479249338817" calcext:value-type="float">
            <text:p>35.1479249338817</text:p>
          </table:table-cell>
          <table:table-cell table:formula="of:=AVERAGEIFS(['Random Movement -1 End'.$H$2:.$H$424];['Random Movement -1 End'.$E$2:.$E$424];&quot;&gt;=&quot;&amp;[.$A35];['Random Movement -1 End'.$E$2:.$E$424];&quot;&lt;=&quot;&amp;[.$B35])" office:value-type="float" office:value="4.90817089223445" calcext:value-type="float">
            <text:p>4.90817089223445</text:p>
          </table:table-cell>
          <table:table-cell table:formula="of:=AVERAGEIFS(['Force Algo End'.$H$2:.$H$424];['Force Algo End'.$E$2:.$E$424];&quot;&gt;=&quot;&amp;[.$A35];['Force Algo End'.$E$2:.$E$424];&quot;&lt;=&quot;&amp;[.$B35])" office:value-type="float" office:value="3.61207921477012" calcext:value-type="float">
            <text:p>3.61207921477012</text:p>
          </table:table-cell>
          <table:table-cell table:formula="of:=AVERAGEIFS(['Total Resolution End'.$N$2:.$N$424];['Total Resolution End'.$B$2:.$B$424];&quot;&gt;=&quot;&amp;[.$A35];['Total Resolution End'.$B$2:.$B$424];&quot;&lt;=&quot;&amp;[.$B35])" office:value-type="string" office:string-value="" calcext:value-type="error">
            <text:p>#DIV/0!</text:p>
          </table:table-cell>
          <table:table-cell table:formula="of:=AVERAGEIFS(['Random Movement End'.$I$2:.$I$424];['Random Movement End'.$E$2:.$E$424];&quot;&gt;=&quot;&amp;[.$A35];['Random Movement End'.$E$2:.$E$424];&quot;&lt;=&quot;&amp;[.$B35])" office:value-type="float" office:value="279" calcext:value-type="float">
            <text:p>279</text:p>
          </table:table-cell>
          <table:table-cell table:formula="of:=AVERAGEIFS(['Random Movement -1 End'.$I$2:.$I$424];['Random Movement -1 End'.$E$2:.$E$424];&quot;&gt;=&quot;&amp;[.$A35];['Random Movement -1 End'.$E$2:.$E$424];&quot;&lt;=&quot;&amp;[.$B35])" office:value-type="float" office:value="208" calcext:value-type="float">
            <text:p>208</text:p>
          </table:table-cell>
          <table:table-cell table:formula="of:=AVERAGEIFS(['Force Algo End'.$I$2:.$I$424];['Force Algo End'.$E$2:.$E$424];&quot;&gt;=&quot;&amp;[.$A35];['Force Algo End'.$E$2:.$E$424];&quot;&lt;=&quot;&amp;[.$B35])" office:value-type="float" office:value="176.2" calcext:value-type="float">
            <text:p>176.2</text:p>
          </table:table-cell>
          <table:table-cell table:formula="of:=AVERAGEIFS(['Total Resolution End'.$J$2:.$J$424];['Total Resolution End'.$B$2:.$B$424];&quot;&gt;=&quot;&amp;[.$A35];['Total Resolution End'.$B$2:.$B$424];&quot;&lt;=&quot;&amp;[.$B35])" office:value-type="float" office:value="389" calcext:value-type="float">
            <text:p>389</text:p>
          </table:table-cell>
          <table:table-cell table:formula="of:=AVERAGEIFS(['Random Movement End'.$B$2:.$B$424];['Random Movement End'.$E$2:.$E$424];&quot;&gt;=&quot;&amp;[.$A35];['Random Movement End'.$E$2:.$E$424];&quot;&lt;=&quot;&amp;[.$B35])" office:value-type="float" office:value="420" calcext:value-type="float">
            <text:p>420</text:p>
          </table:table-cell>
          <table:table-cell table:formula="of:=AVERAGEIFS(['Random Movement -1 End'.$B$2:.$B$424];['Random Movement -1 End'.$E$2:.$E$424];&quot;&gt;=&quot;&amp;[.$A35];['Random Movement -1 End'.$E$2:.$E$424];&quot;&lt;=&quot;&amp;[.$B35])" office:value-type="float" office:value="400" calcext:value-type="float">
            <text:p>400</text:p>
          </table:table-cell>
          <table:table-cell table:formula="of:=AVERAGEIFS(['Force Algo End'.$B$2:.$B$424];['Force Algo End'.$E$2:.$E$424];&quot;&gt;=&quot;&amp;[.$A35];['Force Algo End'.$E$2:.$E$424];&quot;&lt;=&quot;&amp;[.$B35])" office:value-type="float" office:value="360" calcext:value-type="float">
            <text:p>360</text:p>
          </table:table-cell>
          <table:table-cell table:formula="of:=AVERAGEIFS(['Total Resolution End'.$H$2:.$H$424];['Total Resolution End'.$B$2:.$B$424];&quot;&gt;=&quot;&amp;[.$A35];['Total Resolution End'.$B$2:.$B$424];&quot;&lt;=&quot;&amp;[.$B35])" office:value-type="float" office:value="1067" calcext:value-type="float">
            <text:p>1067</text:p>
          </table:table-cell>
        </table:table-row>
      </table:table>
      <table:table table:name="Random Movement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49" calcext:value-type="float">
            <text:p>449</text:p>
          </table:table-cell>
          <table:table-cell office:value-type="float" office:value="49.9354" calcext:value-type="float">
            <text:p>49,935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.8249" calcext:value-type="float">
            <text:p>22,8249</text:p>
          </table:table-cell>
          <table:table-cell office:value-type="float" office:value="4.68294448620791" calcext:value-type="float">
            <text:p>4,68294448620791</text:p>
          </table:table-cell>
          <table:table-cell office:value-type="float" office:value="7" calcext:value-type="float">
            <text:p>7</text:p>
          </table:table-cell>
          <table:table-cell office:value-type="float" office:value="22.8249" calcext:value-type="float">
            <text:p>22,8249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65" calcext:value-type="float">
            <text:p>565</text:p>
          </table:table-cell>
          <table:table-cell office:value-type="float" office:value="59.0171" calcext:value-type="float">
            <text:p>59,017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.753" calcext:value-type="float">
            <text:p>27,753</text:p>
          </table:table-cell>
          <table:table-cell office:value-type="float" office:value="3.12011259696754" calcext:value-type="float">
            <text:p>3,12011259696754</text:p>
          </table:table-cell>
          <table:table-cell office:value-type="float" office:value="10" calcext:value-type="float">
            <text:p>10</text:p>
          </table:table-cell>
          <table:table-cell office:value-type="float" office:value="27.753" calcext:value-type="float">
            <text:p>27,753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414" calcext:value-type="float">
            <text:p>1414</text:p>
          </table:table-cell>
          <table:table-cell office:value-type="float" office:value="46.4909" calcext:value-type="float">
            <text:p>46,490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.7805" calcext:value-type="float">
            <text:p>20,7805</text:p>
          </table:table-cell>
          <table:table-cell office:value-type="float" office:value="3.60072854448172" calcext:value-type="float">
            <text:p>3,60072854448172</text:p>
          </table:table-cell>
          <table:table-cell office:value-type="float" office:value="20" calcext:value-type="float">
            <text:p>20</text:p>
          </table:table-cell>
          <table:table-cell office:value-type="float" office:value="20.7805" calcext:value-type="float">
            <text:p>20,7805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78" calcext:value-type="float">
            <text:p>778</text:p>
          </table:table-cell>
          <table:table-cell office:value-type="float" office:value="44.1931" calcext:value-type="float">
            <text:p>44,193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.8964" calcext:value-type="float">
            <text:p>10,8964</text:p>
          </table:table-cell>
          <table:table-cell office:value-type="float" office:value="7.53055387750854" calcext:value-type="float">
            <text:p>7,53055387750854</text:p>
          </table:table-cell>
          <table:table-cell office:value-type="float" office:value="49" calcext:value-type="float">
            <text:p>49</text:p>
          </table:table-cell>
          <table:table-cell office:value-type="float" office:value="10.8964" calcext:value-type="float">
            <text:p>10,8964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68" calcext:value-type="float">
            <text:p>268</text:p>
          </table:table-cell>
          <table:table-cell office:value-type="float" office:value="44.0161" calcext:value-type="float">
            <text:p>44,016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1.2504" calcext:value-type="float">
            <text:p>21,2504</text:p>
          </table:table-cell>
          <table:table-cell office:value-type="float" office:value="3.65613917120605" calcext:value-type="float">
            <text:p>3,65613917120605</text:p>
          </table:table-cell>
          <table:table-cell office:value-type="float" office:value="16" calcext:value-type="float">
            <text:p>16</text:p>
          </table:table-cell>
          <table:table-cell office:value-type="float" office:value="20.8139" calcext:value-type="float">
            <text:p>20,8139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084" calcext:value-type="float">
            <text:p>1084</text:p>
          </table:table-cell>
          <table:table-cell office:value-type="float" office:value="60.9138" calcext:value-type="float">
            <text:p>60,913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.9407" calcext:value-type="float">
            <text:p>28,9407</text:p>
          </table:table-cell>
          <table:table-cell office:value-type="float" office:value="3.59921870846243" calcext:value-type="float">
            <text:p>3,59921870846243</text:p>
          </table:table-cell>
          <table:table-cell office:value-type="float" office:value="9" calcext:value-type="float">
            <text:p>9</text:p>
          </table:table-cell>
          <table:table-cell office:value-type="float" office:value="28.9407" calcext:value-type="float">
            <text:p>28,9407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0.3296" calcext:value-type="float">
            <text:p>70,329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1.6069" calcext:value-type="float">
            <text:p>41,6069</text:p>
          </table:table-cell>
          <table:table-cell office:value-type="float" office:value="5.98698456005949" calcext:value-type="float">
            <text:p>5,98698456005949</text:p>
          </table:table-cell>
          <table:table-cell office:value-type="float" office:value="5" calcext:value-type="float">
            <text:p>5</text:p>
          </table:table-cell>
          <table:table-cell office:value-type="float" office:value="41.6069" calcext:value-type="float">
            <text:p>41,6069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80" calcext:value-type="float">
            <text:p>580</text:p>
          </table:table-cell>
          <table:table-cell office:value-type="float" office:value="39.648" calcext:value-type="float">
            <text:p>39,6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.4709" calcext:value-type="float">
            <text:p>22,4709</text:p>
          </table:table-cell>
          <table:table-cell office:value-type="float" office:value="5.41954576927737" calcext:value-type="float">
            <text:p>5,41954576927737</text:p>
          </table:table-cell>
          <table:table-cell office:value-type="float" office:value="21" calcext:value-type="float">
            <text:p>21</text:p>
          </table:table-cell>
          <table:table-cell office:value-type="float" office:value="22.4709" calcext:value-type="float">
            <text:p>22,4709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86" calcext:value-type="float">
            <text:p>286</text:p>
          </table:table-cell>
          <table:table-cell office:value-type="float" office:value="36.9412" calcext:value-type="float">
            <text:p>36,94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.3858" calcext:value-type="float">
            <text:p>22,3858</text:p>
          </table:table-cell>
          <table:table-cell office:value-type="float" office:value="4.07947803481419" calcext:value-type="float">
            <text:p>4,07947803481419</text:p>
          </table:table-cell>
          <table:table-cell office:value-type="float" office:value="20" calcext:value-type="float">
            <text:p>20</text:p>
          </table:table-cell>
          <table:table-cell office:value-type="float" office:value="21.746" calcext:value-type="float">
            <text:p>21,746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62" calcext:value-type="float">
            <text:p>762</text:p>
          </table:table-cell>
          <table:table-cell office:value-type="float" office:value="56.683" calcext:value-type="float">
            <text:p>56,68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.7148" calcext:value-type="float">
            <text:p>26,7148</text:p>
          </table:table-cell>
          <table:table-cell office:value-type="float" office:value="3.0806577231903" calcext:value-type="float">
            <text:p>3,0806577231903</text:p>
          </table:table-cell>
          <table:table-cell office:value-type="float" office:value="11" calcext:value-type="float">
            <text:p>11</text:p>
          </table:table-cell>
          <table:table-cell office:value-type="float" office:value="26.7148" calcext:value-type="float">
            <text:p>26,7148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77" calcext:value-type="float">
            <text:p>477</text:p>
          </table:table-cell>
          <table:table-cell office:value-type="float" office:value="58.0533" calcext:value-type="float">
            <text:p>58,05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.1338" calcext:value-type="float">
            <text:p>27,1338</text:p>
          </table:table-cell>
          <table:table-cell office:value-type="float" office:value="3.66296449495377" calcext:value-type="float">
            <text:p>3,66296449495377</text:p>
          </table:table-cell>
          <table:table-cell office:value-type="float" office:value="9" calcext:value-type="float">
            <text:p>9</text:p>
          </table:table-cell>
          <table:table-cell office:value-type="float" office:value="27.1338" calcext:value-type="float">
            <text:p>27,1338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68.3025" calcext:value-type="float">
            <text:p>68,30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.128" calcext:value-type="float">
            <text:p>53,128</text:p>
          </table:table-cell>
          <table:table-cell office:value-type="float" office:value="4.88910581108533" calcext:value-type="float">
            <text:p>4,88910581108533</text:p>
          </table:table-cell>
          <table:table-cell office:value-type="float" office:value="4" calcext:value-type="float">
            <text:p>4</text:p>
          </table:table-cell>
          <table:table-cell office:value-type="float" office:value="44.6115" calcext:value-type="float">
            <text:p>44,6115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32" calcext:value-type="float">
            <text:p>432</text:p>
          </table:table-cell>
          <table:table-cell office:value-type="float" office:value="86.0134" calcext:value-type="float">
            <text:p>86,013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.3631" calcext:value-type="float">
            <text:p>43,3631</text:p>
          </table:table-cell>
          <table:table-cell office:value-type="float" office:value="11.4353606797182" calcext:value-type="float">
            <text:p>11,4353606797182</text:p>
          </table:table-cell>
          <table:table-cell office:value-type="float" office:value="3" calcext:value-type="float">
            <text:p>3</text:p>
          </table:table-cell>
          <table:table-cell office:value-type="float" office:value="43.3631" calcext:value-type="float">
            <text:p>43,3631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06" calcext:value-type="float">
            <text:p>306</text:p>
          </table:table-cell>
          <table:table-cell office:value-type="float" office:value="71.9969" calcext:value-type="float">
            <text:p>71,996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.2664" calcext:value-type="float">
            <text:p>44,2664</text:p>
          </table:table-cell>
          <table:table-cell office:value-type="float" office:value="3.56539244850502" calcext:value-type="float">
            <text:p>3,56539244850502</text:p>
          </table:table-cell>
          <table:table-cell office:value-type="float" office:value="3" calcext:value-type="float">
            <text:p>3</text:p>
          </table:table-cell>
          <table:table-cell office:value-type="float" office:value="44.2664" calcext:value-type="float">
            <text:p>44,2664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61" calcext:value-type="float">
            <text:p>561</text:p>
          </table:table-cell>
          <table:table-cell office:value-type="float" office:value="72.3608" calcext:value-type="float">
            <text:p>72,360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6.8671" calcext:value-type="float">
            <text:p>36,8671</text:p>
          </table:table-cell>
          <table:table-cell office:value-type="float" office:value="5.03978266908154" calcext:value-type="float">
            <text:p>5,03978266908154</text:p>
          </table:table-cell>
          <table:table-cell office:value-type="float" office:value="4" calcext:value-type="float">
            <text:p>4</text:p>
          </table:table-cell>
          <table:table-cell office:value-type="float" office:value="36.8671" calcext:value-type="float">
            <text:p>36,8671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1089" calcext:value-type="float">
            <text:p>1089</text:p>
          </table:table-cell>
          <table:table-cell office:value-type="float" office:value="88.8958" calcext:value-type="float">
            <text:p>88,895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.8965" calcext:value-type="float">
            <text:p>43,8965</text:p>
          </table:table-cell>
          <table:table-cell office:value-type="float" office:value="2.49123904566291" calcext:value-type="float">
            <text:p>2,49123904566291</text:p>
          </table:table-cell>
          <table:table-cell office:value-type="float" office:value="2" calcext:value-type="float">
            <text:p>2</text:p>
          </table:table-cell>
          <table:table-cell office:value-type="float" office:value="43.8965" calcext:value-type="float">
            <text:p>43,8965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08" calcext:value-type="float">
            <text:p>508</text:p>
          </table:table-cell>
          <table:table-cell office:value-type="float" office:value="73.5487" calcext:value-type="float">
            <text:p>73,54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7.7939" calcext:value-type="float">
            <text:p>37,7939</text:p>
          </table:table-cell>
          <table:table-cell office:value-type="float" office:value="3.02454592205875" calcext:value-type="float">
            <text:p>3,02454592205875</text:p>
          </table:table-cell>
          <table:table-cell office:value-type="float" office:value="5" calcext:value-type="float">
            <text:p>5</text:p>
          </table:table-cell>
          <table:table-cell office:value-type="float" office:value="37.7939" calcext:value-type="float">
            <text:p>37,7939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  <table:table-cell office:value-type="float" office:value="71.647" calcext:value-type="float">
            <text:p>71,64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1.4644" calcext:value-type="float">
            <text:p>41,4644</text:p>
          </table:table-cell>
          <table:table-cell office:value-type="float" office:value="7.95442385403253" calcext:value-type="float">
            <text:p>7,95442385403253</text:p>
          </table:table-cell>
          <table:table-cell office:value-type="float" office:value="4" calcext:value-type="float">
            <text:p>4</text:p>
          </table:table-cell>
          <table:table-cell office:value-type="float" office:value="41.4644" calcext:value-type="float">
            <text:p>41,4644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  <table:table-cell office:value-type="float" office:value="78.7735" calcext:value-type="float">
            <text:p>78,77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.297" calcext:value-type="float">
            <text:p>22,297</text:p>
          </table:table-cell>
          <table:table-cell office:value-type="float" office:value="5.31731094078975" calcext:value-type="float">
            <text:p>5,31731094078975</text:p>
          </table:table-cell>
          <table:table-cell office:value-type="float" office:value="5" calcext:value-type="float">
            <text:p>5</text:p>
          </table:table-cell>
          <table:table-cell office:value-type="float" office:value="22.297" calcext:value-type="float">
            <text:p>22,297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52" calcext:value-type="float">
            <text:p>552</text:p>
          </table:table-cell>
          <table:table-cell office:value-type="float" office:value="57.2169" calcext:value-type="float">
            <text:p>57,216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.9967" calcext:value-type="float">
            <text:p>22,9967</text:p>
          </table:table-cell>
          <table:table-cell office:value-type="float" office:value="4.49799273864166" calcext:value-type="float">
            <text:p>4,49799273864166</text:p>
          </table:table-cell>
          <table:table-cell office:value-type="float" office:value="15" calcext:value-type="float">
            <text:p>15</text:p>
          </table:table-cell>
          <table:table-cell office:value-type="float" office:value="22.9967" calcext:value-type="float">
            <text:p>22,9967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77.1388" calcext:value-type="float">
            <text:p>77,138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.2911" calcext:value-type="float">
            <text:p>34,2911</text:p>
          </table:table-cell>
          <table:table-cell office:value-type="float" office:value="10.8449326129403" calcext:value-type="float">
            <text:p>10,8449326129403</text:p>
          </table:table-cell>
          <table:table-cell office:value-type="float" office:value="3" calcext:value-type="float">
            <text:p>3</text:p>
          </table:table-cell>
          <table:table-cell office:value-type="float" office:value="34.2911" calcext:value-type="float">
            <text:p>34,2911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5100" calcext:value-type="float">
            <text:p>5100</text:p>
          </table:table-cell>
          <table:table-cell office:value-type="float" office:value="8816" calcext:value-type="float">
            <text:p>8816</text:p>
          </table:table-cell>
          <table:table-cell office:value-type="float" office:value="19.8869" calcext:value-type="float">
            <text:p>19,886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8.6984" calcext:value-type="float">
            <text:p>8,6984</text:p>
          </table:table-cell>
          <table:table-cell office:value-type="float" office:value="6.77590899393836" calcext:value-type="float">
            <text:p>6,77590899393836</text:p>
          </table:table-cell>
          <table:table-cell office:value-type="float" office:value="201" calcext:value-type="float">
            <text:p>201</text:p>
          </table:table-cell>
          <table:table-cell office:value-type="float" office:value="8.6984" calcext:value-type="float">
            <text:p>8,6984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5103" calcext:value-type="float">
            <text:p>5103</text:p>
          </table:table-cell>
          <table:table-cell office:value-type="float" office:value="25.0744" calcext:value-type="float">
            <text:p>25,074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8.8793" calcext:value-type="float">
            <text:p>8,8793</text:p>
          </table:table-cell>
          <table:table-cell office:value-type="float" office:value="4.58845664243555" calcext:value-type="float">
            <text:p>4,58845664243555</text:p>
          </table:table-cell>
          <table:table-cell office:value-type="float" office:value="151" calcext:value-type="float">
            <text:p>151</text:p>
          </table:table-cell>
          <table:table-cell office:value-type="float" office:value="8.8793" calcext:value-type="float">
            <text:p>8,8793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41" calcext:value-type="float">
            <text:p>841</text:p>
          </table:table-cell>
          <table:table-cell office:value-type="float" office:value="51.9414" calcext:value-type="float">
            <text:p>51,94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.5098" calcext:value-type="float">
            <text:p>27,5098</text:p>
          </table:table-cell>
          <table:table-cell office:value-type="float" office:value="3.57432179427426" calcext:value-type="float">
            <text:p>3,57432179427426</text:p>
          </table:table-cell>
          <table:table-cell office:value-type="float" office:value="21" calcext:value-type="float">
            <text:p>21</text:p>
          </table:table-cell>
          <table:table-cell office:value-type="float" office:value="27.5098" calcext:value-type="float">
            <text:p>27,5098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18" calcext:value-type="float">
            <text:p>618</text:p>
          </table:table-cell>
          <table:table-cell office:value-type="float" office:value="60.818" calcext:value-type="float">
            <text:p>60,81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4.2144" calcext:value-type="float">
            <text:p>24,2144</text:p>
          </table:table-cell>
          <table:table-cell office:value-type="float" office:value="3.20749947428836" calcext:value-type="float">
            <text:p>3,20749947428836</text:p>
          </table:table-cell>
          <table:table-cell office:value-type="float" office:value="10" calcext:value-type="float">
            <text:p>10</text:p>
          </table:table-cell>
          <table:table-cell office:value-type="float" office:value="24.2144" calcext:value-type="float">
            <text:p>24,2144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183" calcext:value-type="float">
            <text:p>1183</text:p>
          </table:table-cell>
          <table:table-cell office:value-type="float" office:value="60.9947" calcext:value-type="float">
            <text:p>60,99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8.828" calcext:value-type="float">
            <text:p>28,828</text:p>
          </table:table-cell>
          <table:table-cell office:value-type="float" office:value="2.29877537945168" calcext:value-type="float">
            <text:p>2,29877537945168</text:p>
          </table:table-cell>
          <table:table-cell office:value-type="float" office:value="11" calcext:value-type="float">
            <text:p>11</text:p>
          </table:table-cell>
          <table:table-cell office:value-type="float" office:value="28.828" calcext:value-type="float">
            <text:p>28,828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743" calcext:value-type="float">
            <text:p>743</text:p>
          </table:table-cell>
          <table:table-cell office:value-type="float" office:value="71.8073" calcext:value-type="float">
            <text:p>71,807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5.3802" calcext:value-type="float">
            <text:p>35,3802</text:p>
          </table:table-cell>
          <table:table-cell office:value-type="float" office:value="3.34641785012142" calcext:value-type="float">
            <text:p>3,34641785012142</text:p>
          </table:table-cell>
          <table:table-cell office:value-type="float" office:value="4" calcext:value-type="float">
            <text:p>4</text:p>
          </table:table-cell>
          <table:table-cell office:value-type="float" office:value="35.3802" calcext:value-type="float">
            <text:p>35,3802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94" calcext:value-type="float">
            <text:p>194</text:p>
          </table:table-cell>
          <table:table-cell office:value-type="float" office:value="89.8305" calcext:value-type="float">
            <text:p>89,830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.2942" calcext:value-type="float">
            <text:p>44,2942</text:p>
          </table:table-cell>
          <table:table-cell office:value-type="float" office:value="1.87430160925319" calcext:value-type="float">
            <text:p>1,87430160925319</text:p>
          </table:table-cell>
          <table:table-cell office:value-type="float" office:value="1" calcext:value-type="float">
            <text:p>1</text:p>
          </table:table-cell>
          <table:table-cell office:value-type="float" office:value="44.2942" calcext:value-type="float">
            <text:p>44,2942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96" calcext:value-type="float">
            <text:p>396</text:p>
          </table:table-cell>
          <table:table-cell office:value-type="float" office:value="65.118" calcext:value-type="float">
            <text:p>65,1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.7324" calcext:value-type="float">
            <text:p>30,7324</text:p>
          </table:table-cell>
          <table:table-cell office:value-type="float" office:value="4.79827310881356" calcext:value-type="float">
            <text:p>4,79827310881356</text:p>
          </table:table-cell>
          <table:table-cell office:value-type="float" office:value="8" calcext:value-type="float">
            <text:p>8</text:p>
          </table:table-cell>
          <table:table-cell office:value-type="float" office:value="30.7324" calcext:value-type="float">
            <text:p>30,7324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83.0864" calcext:value-type="float">
            <text:p>83,08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8.7201" calcext:value-type="float">
            <text:p>58,7201</text:p>
          </table:table-cell>
          <table:table-cell office:value-type="float" office:value="4.97313861676284" calcext:value-type="float">
            <text:p>4,97313861676284</text:p>
          </table:table-cell>
          <table:table-cell office:value-type="float" office:value="1" calcext:value-type="float">
            <text:p>1</text:p>
          </table:table-cell>
          <table:table-cell office:value-type="float" office:value="47.9119" calcext:value-type="float">
            <text:p>47,9119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15" calcext:value-type="float">
            <text:p>315</text:p>
          </table:table-cell>
          <table:table-cell office:value-type="float" office:value="52.511" calcext:value-type="float">
            <text:p>52,5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.5894" calcext:value-type="float">
            <text:p>20,5894</text:p>
          </table:table-cell>
          <table:table-cell office:value-type="float" office:value="4.68214986604494" calcext:value-type="float">
            <text:p>4,68214986604494</text:p>
          </table:table-cell>
          <table:table-cell office:value-type="float" office:value="15" calcext:value-type="float">
            <text:p>15</text:p>
          </table:table-cell>
          <table:table-cell office:value-type="float" office:value="20.5894" calcext:value-type="float">
            <text:p>20,5894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78" calcext:value-type="float">
            <text:p>578</text:p>
          </table:table-cell>
          <table:table-cell office:value-type="float" office:value="49.1157" calcext:value-type="float">
            <text:p>49,115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.1184" calcext:value-type="float">
            <text:p>23,1184</text:p>
          </table:table-cell>
          <table:table-cell office:value-type="float" office:value="3.75972809585366" calcext:value-type="float">
            <text:p>3,75972809585366</text:p>
          </table:table-cell>
          <table:table-cell office:value-type="float" office:value="12" calcext:value-type="float">
            <text:p>12</text:p>
          </table:table-cell>
          <table:table-cell office:value-type="float" office:value="23.1184" calcext:value-type="float">
            <text:p>23,1184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62.488" calcext:value-type="float">
            <text:p>62,48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1.1966" calcext:value-type="float">
            <text:p>31,1966</text:p>
          </table:table-cell>
          <table:table-cell office:value-type="float" office:value="73.7375292536927" calcext:value-type="float">
            <text:p>73,7375292536927</text:p>
          </table:table-cell>
          <table:table-cell office:value-type="float" office:value="4" calcext:value-type="float">
            <text:p>4</text:p>
          </table:table-cell>
          <table:table-cell office:value-type="float" office:value="31.1966" calcext:value-type="float">
            <text:p>31,1966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49.5079" calcext:value-type="float">
            <text:p>49,507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.9531" calcext:value-type="float">
            <text:p>42,9531</text:p>
          </table:table-cell>
          <table:table-cell office:value-type="float" office:value="56.2615228772087" calcext:value-type="float">
            <text:p>56,2615228772087</text:p>
          </table:table-cell>
          <table:table-cell office:value-type="float" office:value="6" calcext:value-type="float">
            <text:p>6</text:p>
          </table:table-cell>
          <table:table-cell office:value-type="float" office:value="42.9531" calcext:value-type="float">
            <text:p>42,9531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91" calcext:value-type="float">
            <text:p>691</text:p>
          </table:table-cell>
          <table:table-cell office:value-type="float" office:value="51.9777" calcext:value-type="float">
            <text:p>51,977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5.0366" calcext:value-type="float">
            <text:p>25,0366</text:p>
          </table:table-cell>
          <table:table-cell office:value-type="float" office:value="3.05219847843244" calcext:value-type="float">
            <text:p>3,05219847843244</text:p>
          </table:table-cell>
          <table:table-cell office:value-type="float" office:value="12" calcext:value-type="float">
            <text:p>12</text:p>
          </table:table-cell>
          <table:table-cell office:value-type="float" office:value="25.0366" calcext:value-type="float">
            <text:p>25,0366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249" calcext:value-type="float">
            <text:p>1249</text:p>
          </table:table-cell>
          <table:table-cell office:value-type="float" office:value="58.6489" calcext:value-type="float">
            <text:p>58,648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.9653" calcext:value-type="float">
            <text:p>28,9653</text:p>
          </table:table-cell>
          <table:table-cell office:value-type="float" office:value="3.28256041907844" calcext:value-type="float">
            <text:p>3,28256041907844</text:p>
          </table:table-cell>
          <table:table-cell office:value-type="float" office:value="13" calcext:value-type="float">
            <text:p>13</text:p>
          </table:table-cell>
          <table:table-cell office:value-type="float" office:value="28.9653" calcext:value-type="float">
            <text:p>28,9653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87" calcext:value-type="float">
            <text:p>687</text:p>
          </table:table-cell>
          <table:table-cell office:value-type="float" office:value="52.7652" calcext:value-type="float">
            <text:p>52,76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.8823" calcext:value-type="float">
            <text:p>30,8823</text:p>
          </table:table-cell>
          <table:table-cell office:value-type="float" office:value="3.76512196740637" calcext:value-type="float">
            <text:p>3,76512196740637</text:p>
          </table:table-cell>
          <table:table-cell office:value-type="float" office:value="9" calcext:value-type="float">
            <text:p>9</text:p>
          </table:table-cell>
          <table:table-cell office:value-type="float" office:value="30.8823" calcext:value-type="float">
            <text:p>30,8823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4000" calcext:value-type="float">
            <text:p>4000</text:p>
          </table:table-cell>
          <table:table-cell office:value-type="float" office:value="3212" calcext:value-type="float">
            <text:p>3212</text:p>
          </table:table-cell>
          <table:table-cell office:value-type="float" office:value="32.8408" calcext:value-type="float">
            <text:p>32,840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.7952" calcext:value-type="float">
            <text:p>20,7952</text:p>
          </table:table-cell>
          <table:table-cell office:value-type="float" office:value="5.74130036897312" calcext:value-type="float">
            <text:p>5,74130036897312</text:p>
          </table:table-cell>
          <table:table-cell office:value-type="float" office:value="40" calcext:value-type="float">
            <text:p>40</text:p>
          </table:table-cell>
          <table:table-cell office:value-type="float" office:value="20.7952" calcext:value-type="float">
            <text:p>20,7952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49" calcext:value-type="float">
            <text:p>1049</text:p>
          </table:table-cell>
          <table:table-cell office:value-type="float" office:value="55.9484" calcext:value-type="float">
            <text:p>55,94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.1574" calcext:value-type="float">
            <text:p>27,1574</text:p>
          </table:table-cell>
          <table:table-cell office:value-type="float" office:value="3.00940519435418" calcext:value-type="float">
            <text:p>3,00940519435418</text:p>
          </table:table-cell>
          <table:table-cell office:value-type="float" office:value="14" calcext:value-type="float">
            <text:p>14</text:p>
          </table:table-cell>
          <table:table-cell office:value-type="float" office:value="27.1574" calcext:value-type="float">
            <text:p>27,1574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73" calcext:value-type="float">
            <text:p>673</text:p>
          </table:table-cell>
          <table:table-cell office:value-type="float" office:value="48.2722" calcext:value-type="float">
            <text:p>48,272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.3882" calcext:value-type="float">
            <text:p>23,3882</text:p>
          </table:table-cell>
          <table:table-cell office:value-type="float" office:value="3.94619547263066" calcext:value-type="float">
            <text:p>3,94619547263066</text:p>
          </table:table-cell>
          <table:table-cell office:value-type="float" office:value="14" calcext:value-type="float">
            <text:p>14</text:p>
          </table:table-cell>
          <table:table-cell office:value-type="float" office:value="23.3882" calcext:value-type="float">
            <text:p>23,3882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85" calcext:value-type="float">
            <text:p>785</text:p>
          </table:table-cell>
          <table:table-cell office:value-type="float" office:value="37.3251" calcext:value-type="float">
            <text:p>37,325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.4783" calcext:value-type="float">
            <text:p>16,4783</text:p>
          </table:table-cell>
          <table:table-cell office:value-type="float" office:value="4.76314298603633" calcext:value-type="float">
            <text:p>4,76314298603633</text:p>
          </table:table-cell>
          <table:table-cell office:value-type="float" office:value="27" calcext:value-type="float">
            <text:p>27</text:p>
          </table:table-cell>
          <table:table-cell office:value-type="float" office:value="16.4783" calcext:value-type="float">
            <text:p>16,4783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296" calcext:value-type="float">
            <text:p>1296</text:p>
          </table:table-cell>
          <table:table-cell office:value-type="float" office:value="36.6035" calcext:value-type="float">
            <text:p>36,603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.2438" calcext:value-type="float">
            <text:p>17,2438</text:p>
          </table:table-cell>
          <table:table-cell office:value-type="float" office:value="4.86401904774547" calcext:value-type="float">
            <text:p>4,86401904774547</text:p>
          </table:table-cell>
          <table:table-cell office:value-type="float" office:value="41" calcext:value-type="float">
            <text:p>41</text:p>
          </table:table-cell>
          <table:table-cell office:value-type="float" office:value="17.2438" calcext:value-type="float">
            <text:p>17,2438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57" calcext:value-type="float">
            <text:p>857</text:p>
          </table:table-cell>
          <table:table-cell office:value-type="float" office:value="45.8343" calcext:value-type="float">
            <text:p>45,834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.0391" calcext:value-type="float">
            <text:p>21,0391</text:p>
          </table:table-cell>
          <table:table-cell office:value-type="float" office:value="3.21176449397406" calcext:value-type="float">
            <text:p>3,21176449397406</text:p>
          </table:table-cell>
          <table:table-cell office:value-type="float" office:value="34" calcext:value-type="float">
            <text:p>34</text:p>
          </table:table-cell>
          <table:table-cell office:value-type="float" office:value="21.0391" calcext:value-type="float">
            <text:p>21,0391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96" calcext:value-type="float">
            <text:p>496</text:p>
          </table:table-cell>
          <table:table-cell office:value-type="float" office:value="79.5583" calcext:value-type="float">
            <text:p>79,558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5.4534" calcext:value-type="float">
            <text:p>55,4534</text:p>
          </table:table-cell>
          <table:table-cell office:value-type="float" office:value="5.52669957967176" calcext:value-type="float">
            <text:p>5,52669957967176</text:p>
          </table:table-cell>
          <table:table-cell office:value-type="float" office:value="3" calcext:value-type="float">
            <text:p>3</text:p>
          </table:table-cell>
          <table:table-cell office:value-type="float" office:value="55.4534" calcext:value-type="float">
            <text:p>55,4534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536" calcext:value-type="float">
            <text:p>536</text:p>
          </table:table-cell>
          <table:table-cell office:value-type="float" office:value="81.2878" calcext:value-type="float">
            <text:p>81,28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5.2476" calcext:value-type="float">
            <text:p>55,2476</text:p>
          </table:table-cell>
          <table:table-cell office:value-type="float" office:value="5.88783656570214" calcext:value-type="float">
            <text:p>5,88783656570214</text:p>
          </table:table-cell>
          <table:table-cell office:value-type="float" office:value="1" calcext:value-type="float">
            <text:p>1</text:p>
          </table:table-cell>
          <table:table-cell office:value-type="float" office:value="55.2476" calcext:value-type="float">
            <text:p>55,2476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1926" calcext:value-type="float">
            <text:p>1926</text:p>
          </table:table-cell>
          <table:table-cell office:value-type="float" office:value="54.4503" calcext:value-type="float">
            <text:p>54,450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6.5428" calcext:value-type="float">
            <text:p>26,5428</text:p>
          </table:table-cell>
          <table:table-cell office:value-type="float" office:value="3.12697929336668" calcext:value-type="float">
            <text:p>3,12697929336668</text:p>
          </table:table-cell>
          <table:table-cell office:value-type="float" office:value="15" calcext:value-type="float">
            <text:p>15</text:p>
          </table:table-cell>
          <table:table-cell office:value-type="float" office:value="26.5428" calcext:value-type="float">
            <text:p>26,5428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938" calcext:value-type="float">
            <text:p>1938</text:p>
          </table:table-cell>
          <table:table-cell office:value-type="float" office:value="36.3223" calcext:value-type="float">
            <text:p>36,322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.0458" calcext:value-type="float">
            <text:p>16,0458</text:p>
          </table:table-cell>
          <table:table-cell office:value-type="float" office:value="4.57883974344888" calcext:value-type="float">
            <text:p>4,57883974344888</text:p>
          </table:table-cell>
          <table:table-cell office:value-type="float" office:value="39" calcext:value-type="float">
            <text:p>39</text:p>
          </table:table-cell>
          <table:table-cell office:value-type="float" office:value="16.0458" calcext:value-type="float">
            <text:p>16,0458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2115" calcext:value-type="float">
            <text:p>2115</text:p>
          </table:table-cell>
          <table:table-cell office:value-type="float" office:value="51.9515" calcext:value-type="float">
            <text:p>51,95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4.5364" calcext:value-type="float">
            <text:p>24,5364</text:p>
          </table:table-cell>
          <table:table-cell office:value-type="float" office:value="3.10052412376523" calcext:value-type="float">
            <text:p>3,10052412376523</text:p>
          </table:table-cell>
          <table:table-cell office:value-type="float" office:value="22" calcext:value-type="float">
            <text:p>22</text:p>
          </table:table-cell>
          <table:table-cell office:value-type="float" office:value="24.5364" calcext:value-type="float">
            <text:p>24,5364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52" calcext:value-type="float">
            <text:p>252</text:p>
          </table:table-cell>
          <table:table-cell office:value-type="float" office:value="49.5131" calcext:value-type="float">
            <text:p>49,513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.8029" calcext:value-type="float">
            <text:p>27,8029</text:p>
          </table:table-cell>
          <table:table-cell office:value-type="float" office:value="4.71117914802712" calcext:value-type="float">
            <text:p>4,71117914802712</text:p>
          </table:table-cell>
          <table:table-cell office:value-type="float" office:value="10" calcext:value-type="float">
            <text:p>10</text:p>
          </table:table-cell>
          <table:table-cell office:value-type="float" office:value="24.58" calcext:value-type="float">
            <text:p>24,58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16" calcext:value-type="float">
            <text:p>216</text:p>
          </table:table-cell>
          <table:table-cell office:value-type="float" office:value="89.2722" calcext:value-type="float">
            <text:p>89,27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1.2904" calcext:value-type="float">
            <text:p>41,2904</text:p>
          </table:table-cell>
          <table:table-cell office:value-type="float" office:value="3.3940944726975" calcext:value-type="float">
            <text:p>3,3940944726975</text:p>
          </table:table-cell>
          <table:table-cell office:value-type="float" office:value="1" calcext:value-type="float">
            <text:p>1</text:p>
          </table:table-cell>
          <table:table-cell office:value-type="float" office:value="41.2904" calcext:value-type="float">
            <text:p>41,2904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460" calcext:value-type="float">
            <text:p>2460</text:p>
          </table:table-cell>
          <table:table-cell office:value-type="float" office:value="19.5474" calcext:value-type="float">
            <text:p>19,54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.1782" calcext:value-type="float">
            <text:p>9,1782</text:p>
          </table:table-cell>
          <table:table-cell office:value-type="float" office:value="7.77017546943074" calcext:value-type="float">
            <text:p>7,77017546943074</text:p>
          </table:table-cell>
          <table:table-cell office:value-type="float" office:value="122" calcext:value-type="float">
            <text:p>122</text:p>
          </table:table-cell>
          <table:table-cell office:value-type="float" office:value="9.1782" calcext:value-type="float">
            <text:p>9,1782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20.9304" calcext:value-type="float">
            <text:p>20,930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7.4724" calcext:value-type="float">
            <text:p>7,4724</text:p>
          </table:table-cell>
          <table:table-cell office:value-type="float" office:value="6.06534206480493" calcext:value-type="float">
            <text:p>6,06534206480493</text:p>
          </table:table-cell>
          <table:table-cell office:value-type="float" office:value="163" calcext:value-type="float">
            <text:p>163</text:p>
          </table:table-cell>
          <table:table-cell office:value-type="float" office:value="7.4724" calcext:value-type="float">
            <text:p>7,4724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978" calcext:value-type="float">
            <text:p>978</text:p>
          </table:table-cell>
          <table:table-cell office:value-type="float" office:value="18.9246" calcext:value-type="float">
            <text:p>18,924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.3451" calcext:value-type="float">
            <text:p>5,3451</text:p>
          </table:table-cell>
          <table:table-cell office:value-type="float" office:value="6.94302546497555" calcext:value-type="float">
            <text:p>6,94302546497555</text:p>
          </table:table-cell>
          <table:table-cell office:value-type="float" office:value="183" calcext:value-type="float">
            <text:p>183</text:p>
          </table:table-cell>
          <table:table-cell office:value-type="float" office:value="5.3451" calcext:value-type="float">
            <text:p>5,3451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563" calcext:value-type="float">
            <text:p>1563</text:p>
          </table:table-cell>
          <table:table-cell office:value-type="float" office:value="16.7773" calcext:value-type="float">
            <text:p>16,777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.6708" calcext:value-type="float">
            <text:p>5,6708</text:p>
          </table:table-cell>
          <table:table-cell office:value-type="float" office:value="9.12051354204946" calcext:value-type="float">
            <text:p>9,12051354204946</text:p>
          </table:table-cell>
          <table:table-cell office:value-type="float" office:value="134" calcext:value-type="float">
            <text:p>134</text:p>
          </table:table-cell>
          <table:table-cell office:value-type="float" office:value="5.6708" calcext:value-type="float">
            <text:p>5,6708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92" calcext:value-type="float">
            <text:p>592</text:p>
          </table:table-cell>
          <table:table-cell office:value-type="float" office:value="39.6233" calcext:value-type="float">
            <text:p>39,623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6.1628" calcext:value-type="float">
            <text:p>16,1628</text:p>
          </table:table-cell>
          <table:table-cell office:value-type="float" office:value="7.41739364456049" calcext:value-type="float">
            <text:p>7,41739364456049</text:p>
          </table:table-cell>
          <table:table-cell office:value-type="float" office:value="33" calcext:value-type="float">
            <text:p>33</text:p>
          </table:table-cell>
          <table:table-cell office:value-type="float" office:value="16.1628" calcext:value-type="float">
            <text:p>16,1628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366" calcext:value-type="float">
            <text:p>1366</text:p>
          </table:table-cell>
          <table:table-cell office:value-type="float" office:value="48.0353" calcext:value-type="float">
            <text:p>48,03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9.6098" calcext:value-type="float">
            <text:p>19,6098</text:p>
          </table:table-cell>
          <table:table-cell office:value-type="float" office:value="5.53193803207147" calcext:value-type="float">
            <text:p>5,53193803207147</text:p>
          </table:table-cell>
          <table:table-cell office:value-type="float" office:value="28" calcext:value-type="float">
            <text:p>28</text:p>
          </table:table-cell>
          <table:table-cell office:value-type="float" office:value="19.6098" calcext:value-type="float">
            <text:p>19,6098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73" calcext:value-type="float">
            <text:p>273</text:p>
          </table:table-cell>
          <table:table-cell office:value-type="float" office:value="66.3706" calcext:value-type="float">
            <text:p>66,370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.1332" calcext:value-type="float">
            <text:p>44,1332</text:p>
          </table:table-cell>
          <table:table-cell office:value-type="float" office:value="6.45350045319255" calcext:value-type="float">
            <text:p>6,45350045319255</text:p>
          </table:table-cell>
          <table:table-cell office:value-type="float" office:value="6" calcext:value-type="float">
            <text:p>6</text:p>
          </table:table-cell>
          <table:table-cell office:value-type="float" office:value="44.1332" calcext:value-type="float">
            <text:p>44,1332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920" calcext:value-type="float">
            <text:p>1920</text:p>
          </table:table-cell>
          <table:table-cell office:value-type="float" office:value="36.4692" calcext:value-type="float">
            <text:p>36,469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9.2577" calcext:value-type="float">
            <text:p>19,2577</text:p>
          </table:table-cell>
          <table:table-cell office:value-type="float" office:value="5.1016151255702" calcext:value-type="float">
            <text:p>5,1016151255702</text:p>
          </table:table-cell>
          <table:table-cell office:value-type="float" office:value="32" calcext:value-type="float">
            <text:p>32</text:p>
          </table:table-cell>
          <table:table-cell office:value-type="float" office:value="19.2577" calcext:value-type="float">
            <text:p>19,2577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51" calcext:value-type="float">
            <text:p>251</text:p>
          </table:table-cell>
          <table:table-cell office:value-type="float" office:value="69.967" calcext:value-type="float">
            <text:p>69,96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3.3484" calcext:value-type="float">
            <text:p>43,3484</text:p>
          </table:table-cell>
          <table:table-cell office:value-type="float" office:value="4.27076278683097" calcext:value-type="float">
            <text:p>4,27076278683097</text:p>
          </table:table-cell>
          <table:table-cell office:value-type="float" office:value="3" calcext:value-type="float">
            <text:p>3</text:p>
          </table:table-cell>
          <table:table-cell office:value-type="float" office:value="41.0716" calcext:value-type="float">
            <text:p>41,0716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3.1838" calcext:value-type="float">
            <text:p>53,183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.2428" calcext:value-type="float">
            <text:p>27,2428</text:p>
          </table:table-cell>
          <table:table-cell office:value-type="float" office:value="5.56077980471858" calcext:value-type="float">
            <text:p>5,56077980471858</text:p>
          </table:table-cell>
          <table:table-cell office:value-type="float" office:value="8" calcext:value-type="float">
            <text:p>8</text:p>
          </table:table-cell>
          <table:table-cell office:value-type="float" office:value="27.2428" calcext:value-type="float">
            <text:p>27,2428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35.0341" calcext:value-type="float">
            <text:p>35,034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.8176" calcext:value-type="float">
            <text:p>14,8176</text:p>
          </table:table-cell>
          <table:table-cell office:value-type="float" office:value="4.73701655093436" calcext:value-type="float">
            <text:p>4,73701655093436</text:p>
          </table:table-cell>
          <table:table-cell office:value-type="float" office:value="35" calcext:value-type="float">
            <text:p>35</text:p>
          </table:table-cell>
          <table:table-cell office:value-type="float" office:value="14.8176" calcext:value-type="float">
            <text:p>14,8176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40.1689" calcext:value-type="float">
            <text:p>40,168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.5999" calcext:value-type="float">
            <text:p>22,5999</text:p>
          </table:table-cell>
          <table:table-cell office:value-type="float" office:value="7.2172585101966" calcext:value-type="float">
            <text:p>7,2172585101966</text:p>
          </table:table-cell>
          <table:table-cell office:value-type="float" office:value="24" calcext:value-type="float">
            <text:p>24</text:p>
          </table:table-cell>
          <table:table-cell office:value-type="float" office:value="22.5999" calcext:value-type="float">
            <text:p>22,5999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68" calcext:value-type="float">
            <text:p>568</text:p>
          </table:table-cell>
          <table:table-cell office:value-type="float" office:value="48.4225" calcext:value-type="float">
            <text:p>48,42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.1064" calcext:value-type="float">
            <text:p>33,1064</text:p>
          </table:table-cell>
          <table:table-cell office:value-type="float" office:value="10.596687690153" calcext:value-type="float">
            <text:p>10,596687690153</text:p>
          </table:table-cell>
          <table:table-cell office:value-type="float" office:value="16" calcext:value-type="float">
            <text:p>16</text:p>
          </table:table-cell>
          <table:table-cell office:value-type="float" office:value="28.412" calcext:value-type="float">
            <text:p>28,412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39.6351" calcext:value-type="float">
            <text:p>39,635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.2881" calcext:value-type="float">
            <text:p>15,2881</text:p>
          </table:table-cell>
          <table:table-cell office:value-type="float" office:value="9.23940496270382" calcext:value-type="float">
            <text:p>9,23940496270382</text:p>
          </table:table-cell>
          <table:table-cell office:value-type="float" office:value="22" calcext:value-type="float">
            <text:p>22</text:p>
          </table:table-cell>
          <table:table-cell office:value-type="float" office:value="12.3844" calcext:value-type="float">
            <text:p>12,3844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1" calcext:value-type="float">
            <text:p>121</text:p>
          </table:table-cell>
          <table:table-cell office:value-type="float" office:value="39.6248" calcext:value-type="float">
            <text:p>39,624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.0347" calcext:value-type="float">
            <text:p>16,0347</text:p>
          </table:table-cell>
          <table:table-cell office:value-type="float" office:value="11.1279885145647" calcext:value-type="float">
            <text:p>11,1279885145647</text:p>
          </table:table-cell>
          <table:table-cell office:value-type="float" office:value="23" calcext:value-type="float">
            <text:p>23</text:p>
          </table:table-cell>
          <table:table-cell office:value-type="float" office:value="16.0347" calcext:value-type="float">
            <text:p>16,0347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34" calcext:value-type="float">
            <text:p>334</text:p>
          </table:table-cell>
          <table:table-cell office:value-type="float" office:value="38.7697" calcext:value-type="float">
            <text:p>38,769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.9768" calcext:value-type="float">
            <text:p>19,9768</text:p>
          </table:table-cell>
          <table:table-cell office:value-type="float" office:value="8.8318470898182" calcext:value-type="float">
            <text:p>8,8318470898182</text:p>
          </table:table-cell>
          <table:table-cell office:value-type="float" office:value="23" calcext:value-type="float">
            <text:p>23</text:p>
          </table:table-cell>
          <table:table-cell office:value-type="float" office:value="19.9768" calcext:value-type="float">
            <text:p>19,9768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67" calcext:value-type="float">
            <text:p>267</text:p>
          </table:table-cell>
          <table:table-cell office:value-type="float" office:value="52.1566" calcext:value-type="float">
            <text:p>52,156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5.3082" calcext:value-type="float">
            <text:p>25,3082</text:p>
          </table:table-cell>
          <table:table-cell office:value-type="float" office:value="6.07094003212849" calcext:value-type="float">
            <text:p>6,07094003212849</text:p>
          </table:table-cell>
          <table:table-cell office:value-type="float" office:value="10" calcext:value-type="float">
            <text:p>10</text:p>
          </table:table-cell>
          <table:table-cell office:value-type="float" office:value="25.3082" calcext:value-type="float">
            <text:p>25,3082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783" calcext:value-type="float">
            <text:p>783</text:p>
          </table:table-cell>
          <table:table-cell office:value-type="float" office:value="65.0996" calcext:value-type="float">
            <text:p>65,099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1.8602" calcext:value-type="float">
            <text:p>31,8602</text:p>
          </table:table-cell>
          <table:table-cell office:value-type="float" office:value="21.1908320756752" calcext:value-type="float">
            <text:p>21,1908320756752</text:p>
          </table:table-cell>
          <table:table-cell office:value-type="float" office:value="10" calcext:value-type="float">
            <text:p>10</text:p>
          </table:table-cell>
          <table:table-cell office:value-type="float" office:value="31.8602" calcext:value-type="float">
            <text:p>31,8602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58.7608" calcext:value-type="float">
            <text:p>58,760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8697" calcext:value-type="float">
            <text:p>22,8697</text:p>
          </table:table-cell>
          <table:table-cell office:value-type="float" office:value="4.67231571868692" calcext:value-type="float">
            <text:p>4,67231571868692</text:p>
          </table:table-cell>
          <table:table-cell office:value-type="float" office:value="20" calcext:value-type="float">
            <text:p>20</text:p>
          </table:table-cell>
          <table:table-cell office:value-type="float" office:value="22.8697" calcext:value-type="float">
            <text:p>22,8697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93" calcext:value-type="float">
            <text:p>593</text:p>
          </table:table-cell>
          <table:table-cell office:value-type="float" office:value="59.4376" calcext:value-type="float">
            <text:p>59,43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7296" calcext:value-type="float">
            <text:p>22,7296</text:p>
          </table:table-cell>
          <table:table-cell office:value-type="float" office:value="42.7070052166064" calcext:value-type="float">
            <text:p>42,7070052166064</text:p>
          </table:table-cell>
          <table:table-cell office:value-type="float" office:value="9" calcext:value-type="float">
            <text:p>9</text:p>
          </table:table-cell>
          <table:table-cell office:value-type="float" office:value="22.7296" calcext:value-type="float">
            <text:p>22,7296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40" calcext:value-type="float">
            <text:p>540</text:p>
          </table:table-cell>
          <table:table-cell office:value-type="float" office:value="51.2196" calcext:value-type="float">
            <text:p>51,219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.3549" calcext:value-type="float">
            <text:p>19,3549</text:p>
          </table:table-cell>
          <table:table-cell office:value-type="float" office:value="3.18692636691311" calcext:value-type="float">
            <text:p>3,18692636691311</text:p>
          </table:table-cell>
          <table:table-cell office:value-type="float" office:value="10" calcext:value-type="float">
            <text:p>10</text:p>
          </table:table-cell>
          <table:table-cell office:value-type="float" office:value="19.3549" calcext:value-type="float">
            <text:p>19,3549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office:value-type="float" office:value="40.6754" calcext:value-type="float">
            <text:p>40,675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.018" calcext:value-type="float">
            <text:p>15,018</text:p>
          </table:table-cell>
          <table:table-cell office:value-type="float" office:value="5.35184510181511" calcext:value-type="float">
            <text:p>5,35184510181511</text:p>
          </table:table-cell>
          <table:table-cell office:value-type="float" office:value="46" calcext:value-type="float">
            <text:p>46</text:p>
          </table:table-cell>
          <table:table-cell office:value-type="float" office:value="15.018" calcext:value-type="float">
            <text:p>15,018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60.4754" calcext:value-type="float">
            <text:p>60,475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.6459" calcext:value-type="float">
            <text:p>31,6459</text:p>
          </table:table-cell>
          <table:table-cell office:value-type="float" office:value="3.34400247338014" calcext:value-type="float">
            <text:p>3,34400247338014</text:p>
          </table:table-cell>
          <table:table-cell office:value-type="float" office:value="5" calcext:value-type="float">
            <text:p>5</text:p>
          </table:table-cell>
          <table:table-cell office:value-type="float" office:value="28.3919" calcext:value-type="float">
            <text:p>28,3919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77" calcext:value-type="float">
            <text:p>377</text:p>
          </table:table-cell>
          <table:table-cell office:value-type="float" office:value="74.9987" calcext:value-type="float">
            <text:p>74,998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.3515" calcext:value-type="float">
            <text:p>29,3515</text:p>
          </table:table-cell>
          <table:table-cell office:value-type="float" office:value="6.97506124368901" calcext:value-type="float">
            <text:p>6,97506124368901</text:p>
          </table:table-cell>
          <table:table-cell office:value-type="float" office:value="5" calcext:value-type="float">
            <text:p>5</text:p>
          </table:table-cell>
          <table:table-cell office:value-type="float" office:value="29.3515" calcext:value-type="float">
            <text:p>29,3515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65.556" calcext:value-type="float">
            <text:p>65,55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.8062" calcext:value-type="float">
            <text:p>41,8062</text:p>
          </table:table-cell>
          <table:table-cell office:value-type="float" office:value="15.1105006070632" calcext:value-type="float">
            <text:p>15,1105006070632</text:p>
          </table:table-cell>
          <table:table-cell office:value-type="float" office:value="6" calcext:value-type="float">
            <text:p>6</text:p>
          </table:table-cell>
          <table:table-cell office:value-type="float" office:value="40.2574" calcext:value-type="float">
            <text:p>40,2574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38" calcext:value-type="float">
            <text:p>238</text:p>
          </table:table-cell>
          <table:table-cell office:value-type="float" office:value="60.6453" calcext:value-type="float">
            <text:p>60,645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.666" calcext:value-type="float">
            <text:p>28,666</text:p>
          </table:table-cell>
          <table:table-cell office:value-type="float" office:value="49.0994949042599" calcext:value-type="float">
            <text:p>49,0994949042599</text:p>
          </table:table-cell>
          <table:table-cell office:value-type="float" office:value="18" calcext:value-type="float">
            <text:p>18</text:p>
          </table:table-cell>
          <table:table-cell office:value-type="float" office:value="28.666" calcext:value-type="float">
            <text:p>28,666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6" calcext:value-type="float">
            <text:p>206</text:p>
          </table:table-cell>
          <table:table-cell office:value-type="float" office:value="58.7306" calcext:value-type="float">
            <text:p>58,730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.3616" calcext:value-type="float">
            <text:p>26,3616</text:p>
          </table:table-cell>
          <table:table-cell office:value-type="float" office:value="7.77120176292013" calcext:value-type="float">
            <text:p>7,77120176292013</text:p>
          </table:table-cell>
          <table:table-cell office:value-type="float" office:value="7" calcext:value-type="float">
            <text:p>7</text:p>
          </table:table-cell>
          <table:table-cell office:value-type="float" office:value="26.3616" calcext:value-type="float">
            <text:p>26,3616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2296" calcext:value-type="float">
            <text:p>2296</text:p>
          </table:table-cell>
          <table:table-cell office:value-type="float" office:value="28.6626" calcext:value-type="float">
            <text:p>28,662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.7343" calcext:value-type="float">
            <text:p>14,7343</text:p>
          </table:table-cell>
          <table:table-cell office:value-type="float" office:value="8.37819845589038" calcext:value-type="float">
            <text:p>8,37819845589038</text:p>
          </table:table-cell>
          <table:table-cell office:value-type="float" office:value="57" calcext:value-type="float">
            <text:p>57</text:p>
          </table:table-cell>
          <table:table-cell office:value-type="float" office:value="14.7343" calcext:value-type="float">
            <text:p>14,7343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751" calcext:value-type="float">
            <text:p>751</text:p>
          </table:table-cell>
          <table:table-cell office:value-type="float" office:value="46.6689" calcext:value-type="float">
            <text:p>46,66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.6107" calcext:value-type="float">
            <text:p>24,6107</text:p>
          </table:table-cell>
          <table:table-cell office:value-type="float" office:value="5.98499855501249" calcext:value-type="float">
            <text:p>5,98499855501249</text:p>
          </table:table-cell>
          <table:table-cell office:value-type="float" office:value="13" calcext:value-type="float">
            <text:p>13</text:p>
          </table:table-cell>
          <table:table-cell office:value-type="float" office:value="24.6107" calcext:value-type="float">
            <text:p>24,6107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709" calcext:value-type="float">
            <text:p>709</text:p>
          </table:table-cell>
          <table:table-cell office:value-type="float" office:value="39.7497" calcext:value-type="float">
            <text:p>39,749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.1592" calcext:value-type="float">
            <text:p>19,1592</text:p>
          </table:table-cell>
          <table:table-cell office:value-type="float" office:value="7.07226969508061" calcext:value-type="float">
            <text:p>7,07226969508061</text:p>
          </table:table-cell>
          <table:table-cell office:value-type="float" office:value="31" calcext:value-type="float">
            <text:p>31</text:p>
          </table:table-cell>
          <table:table-cell office:value-type="float" office:value="19.1592" calcext:value-type="float">
            <text:p>19,1592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office:value-type="float" office:value="13.6861" calcext:value-type="float">
            <text:p>13,686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5.3285" calcext:value-type="float">
            <text:p>5,3285</text:p>
          </table:table-cell>
          <table:table-cell office:value-type="float" office:value="7.84010274066031" calcext:value-type="float">
            <text:p>7,84010274066031</text:p>
          </table:table-cell>
          <table:table-cell office:value-type="float" office:value="279" calcext:value-type="float">
            <text:p>279</text:p>
          </table:table-cell>
          <table:table-cell office:value-type="float" office:value="5.3285" calcext:value-type="float">
            <text:p>5,3285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49" calcext:value-type="float">
            <text:p>249</text:p>
          </table:table-cell>
          <table:table-cell office:value-type="float" office:value="66.4738" calcext:value-type="float">
            <text:p>66,47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.5307" calcext:value-type="float">
            <text:p>29,5307</text:p>
          </table:table-cell>
          <table:table-cell office:value-type="float" office:value="2.90251184932421" calcext:value-type="float">
            <text:p>2,90251184932421</text:p>
          </table:table-cell>
          <table:table-cell office:value-type="float" office:value="6" calcext:value-type="float">
            <text:p>6</text:p>
          </table:table-cell>
          <table:table-cell office:value-type="float" office:value="29.5307" calcext:value-type="float">
            <text:p>29,5307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12" calcext:value-type="float">
            <text:p>312</text:p>
          </table:table-cell>
          <table:table-cell office:value-type="float" office:value="46.6839" calcext:value-type="float">
            <text:p>46,683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5.6477" calcext:value-type="float">
            <text:p>25,6477</text:p>
          </table:table-cell>
          <table:table-cell office:value-type="float" office:value="4.91809233505564" calcext:value-type="float">
            <text:p>4,91809233505564</text:p>
          </table:table-cell>
          <table:table-cell office:value-type="float" office:value="16" calcext:value-type="float">
            <text:p>16</text:p>
          </table:table-cell>
          <table:table-cell office:value-type="float" office:value="25.6477" calcext:value-type="float">
            <text:p>25,6477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067" calcext:value-type="float">
            <text:p>1067</text:p>
          </table:table-cell>
          <table:table-cell office:value-type="float" office:value="61.6065" calcext:value-type="float">
            <text:p>61,606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.5959" calcext:value-type="float">
            <text:p>30,5959</text:p>
          </table:table-cell>
          <table:table-cell office:value-type="float" office:value="5.36136542337287" calcext:value-type="float">
            <text:p>5,36136542337287</text:p>
          </table:table-cell>
          <table:table-cell office:value-type="float" office:value="7" calcext:value-type="float">
            <text:p>7</text:p>
          </table:table-cell>
          <table:table-cell office:value-type="float" office:value="30.5959" calcext:value-type="float">
            <text:p>30,5959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59.2124" calcext:value-type="float">
            <text:p>59,21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.8537" calcext:value-type="float">
            <text:p>20,8537</text:p>
          </table:table-cell>
          <table:table-cell office:value-type="float" office:value="6.28542238528254" calcext:value-type="float">
            <text:p>6,28542238528254</text:p>
          </table:table-cell>
          <table:table-cell office:value-type="float" office:value="17" calcext:value-type="float">
            <text:p>17</text:p>
          </table:table-cell>
          <table:table-cell office:value-type="float" office:value="20.8537" calcext:value-type="float">
            <text:p>20,8537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73" calcext:value-type="float">
            <text:p>9,177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.4993" calcext:value-type="float">
            <text:p>6,4993</text:p>
          </table:table-cell>
          <table:table-cell office:value-type="float" office:value="1.85247349655132" calcext:value-type="float">
            <text:p>1,85247349655132</text:p>
          </table:table-cell>
          <table:table-cell office:value-type="float" office:value="56" calcext:value-type="float">
            <text:p>56</text:p>
          </table:table-cell>
          <table:table-cell office:value-type="float" office:value="4.5739" calcext:value-type="float">
            <text:p>4,5739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26" calcext:value-type="float">
            <text:p>1126</text:p>
          </table:table-cell>
          <table:table-cell office:value-type="float" office:value="33.1066" calcext:value-type="float">
            <text:p>33,106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5.2367" calcext:value-type="float">
            <text:p>15,2367</text:p>
          </table:table-cell>
          <table:table-cell office:value-type="float" office:value="6.82216864719449" calcext:value-type="float">
            <text:p>6,82216864719449</text:p>
          </table:table-cell>
          <table:table-cell office:value-type="float" office:value="77" calcext:value-type="float">
            <text:p>77</text:p>
          </table:table-cell>
          <table:table-cell office:value-type="float" office:value="15.2367" calcext:value-type="float">
            <text:p>15,2367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747" calcext:value-type="float">
            <text:p>747</text:p>
          </table:table-cell>
          <table:table-cell office:value-type="float" office:value="74.74" calcext:value-type="float">
            <text:p>74,7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.5047" calcext:value-type="float">
            <text:p>34,5047</text:p>
          </table:table-cell>
          <table:table-cell office:value-type="float" office:value="9.99685144865331" calcext:value-type="float">
            <text:p>9,99685144865331</text:p>
          </table:table-cell>
          <table:table-cell office:value-type="float" office:value="6" calcext:value-type="float">
            <text:p>6</text:p>
          </table:table-cell>
          <table:table-cell office:value-type="float" office:value="34.5047" calcext:value-type="float">
            <text:p>34,5047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3900" calcext:value-type="float">
            <text:p>3900</text:p>
          </table:table-cell>
          <table:table-cell office:value-type="float" office:value="1470" calcext:value-type="float">
            <text:p>1470</text:p>
          </table:table-cell>
          <table:table-cell office:value-type="float" office:value="61.0049" calcext:value-type="float">
            <text:p>61,004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2.8964" calcext:value-type="float">
            <text:p>42,8964</text:p>
          </table:table-cell>
          <table:table-cell office:value-type="float" office:value="10.7154755547219" calcext:value-type="float">
            <text:p>10,7154755547219</text:p>
          </table:table-cell>
          <table:table-cell office:value-type="float" office:value="7" calcext:value-type="float">
            <text:p>7</text:p>
          </table:table-cell>
          <table:table-cell office:value-type="float" office:value="42.8964" calcext:value-type="float">
            <text:p>42,8964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697" calcext:value-type="float">
            <text:p>697</text:p>
          </table:table-cell>
          <table:table-cell office:value-type="float" office:value="62.314" calcext:value-type="float">
            <text:p>62,3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9.8017" calcext:value-type="float">
            <text:p>29,8017</text:p>
          </table:table-cell>
          <table:table-cell office:value-type="float" office:value="28.3829104217376" calcext:value-type="float">
            <text:p>28,3829104217376</text:p>
          </table:table-cell>
          <table:table-cell office:value-type="float" office:value="9" calcext:value-type="float">
            <text:p>9</text:p>
          </table:table-cell>
          <table:table-cell office:value-type="float" office:value="29.8017" calcext:value-type="float">
            <text:p>29,8017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31" calcext:value-type="float">
            <text:p>331</text:p>
          </table:table-cell>
          <table:table-cell office:value-type="float" office:value="40.788" calcext:value-type="float">
            <text:p>40,7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2.1732" calcext:value-type="float">
            <text:p>42,1732</text:p>
          </table:table-cell>
          <table:table-cell office:value-type="float" office:value="1.25713631749944" calcext:value-type="float">
            <text:p>1,25713631749944</text:p>
          </table:table-cell>
          <table:table-cell office:value-type="float" office:value="24" calcext:value-type="float">
            <text:p>24</text:p>
          </table:table-cell>
          <table:table-cell office:value-type="float" office:value="40.788" calcext:value-type="float">
            <text:p>40,788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75.2507" calcext:value-type="float">
            <text:p>75,250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.4254" calcext:value-type="float">
            <text:p>38,4254</text:p>
          </table:table-cell>
          <table:table-cell office:value-type="float" office:value="5.20347407603045" calcext:value-type="float">
            <text:p>5,20347407603045</text:p>
          </table:table-cell>
          <table:table-cell office:value-type="float" office:value="3" calcext:value-type="float">
            <text:p>3</text:p>
          </table:table-cell>
          <table:table-cell office:value-type="float" office:value="38.4254" calcext:value-type="float">
            <text:p>38,4254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9" calcext:value-type="float">
            <text:p>169</text:p>
          </table:table-cell>
          <table:table-cell office:value-type="float" office:value="82.0818" calcext:value-type="float">
            <text:p>82,08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.2404" calcext:value-type="float">
            <text:p>39,2404</text:p>
          </table:table-cell>
          <table:table-cell office:value-type="float" office:value="1.81321115864355" calcext:value-type="float">
            <text:p>1,81321115864355</text:p>
          </table:table-cell>
          <table:table-cell office:value-type="float" office:value="1" calcext:value-type="float">
            <text:p>1</text:p>
          </table:table-cell>
          <table:table-cell office:value-type="float" office:value="39.2404" calcext:value-type="float">
            <text:p>39,2404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195" calcext:value-type="float">
            <text:p>2195</text:p>
          </table:table-cell>
          <table:table-cell office:value-type="float" office:value="24.0708" calcext:value-type="float">
            <text:p>24,070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8.1736" calcext:value-type="float">
            <text:p>8,1736</text:p>
          </table:table-cell>
          <table:table-cell office:value-type="float" office:value="8.4759026890665" calcext:value-type="float">
            <text:p>8,4759026890665</text:p>
          </table:table-cell>
          <table:table-cell office:value-type="float" office:value="183" calcext:value-type="float">
            <text:p>183</text:p>
          </table:table-cell>
          <table:table-cell office:value-type="float" office:value="8.1736" calcext:value-type="float">
            <text:p>8,1736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703" calcext:value-type="float">
            <text:p>7,0703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5546" calcext:value-type="float">
            <text:p>0,5546</text:p>
          </table:table-cell>
          <table:table-cell office:value-type="float" office:value="4.01513680083404" calcext:value-type="float">
            <text:p>4,01513680083404</text:p>
          </table:table-cell>
          <table:table-cell office:value-type="float" office:value="353" calcext:value-type="float">
            <text:p>353</text:p>
          </table:table-cell>
          <table:table-cell office:value-type="float" office:value="0.4808" calcext:value-type="float">
            <text:p>0,4808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84" calcext:value-type="float">
            <text:p>284</text:p>
          </table:table-cell>
          <table:table-cell office:value-type="float" office:value="46.8087" calcext:value-type="float">
            <text:p>46,808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.2869" calcext:value-type="float">
            <text:p>30,2869</text:p>
          </table:table-cell>
          <table:table-cell office:value-type="float" office:value="6.19624250916222" calcext:value-type="float">
            <text:p>6,19624250916222</text:p>
          </table:table-cell>
          <table:table-cell office:value-type="float" office:value="7" calcext:value-type="float">
            <text:p>7</text:p>
          </table:table-cell>
          <table:table-cell office:value-type="float" office:value="30.2869" calcext:value-type="float">
            <text:p>30,2869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36.7503" calcext:value-type="float">
            <text:p>36,750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.1814" calcext:value-type="float">
            <text:p>38,1814</text:p>
          </table:table-cell>
          <table:table-cell office:value-type="float" office:value="16.8218215210489" calcext:value-type="float">
            <text:p>16,8218215210489</text:p>
          </table:table-cell>
          <table:table-cell office:value-type="float" office:value="5" calcext:value-type="float">
            <text:p>5</text:p>
          </table:table-cell>
          <table:table-cell office:value-type="float" office:value="36.7503" calcext:value-type="float">
            <text:p>36,7503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8.4908" calcext:value-type="float">
            <text:p>38,490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.7961" calcext:value-type="float">
            <text:p>35,7961</text:p>
          </table:table-cell>
          <table:table-cell office:value-type="float" office:value="9.31119831672231" calcext:value-type="float">
            <text:p>9,31119831672231</text:p>
          </table:table-cell>
          <table:table-cell office:value-type="float" office:value="7" calcext:value-type="float">
            <text:p>7</text:p>
          </table:table-cell>
          <table:table-cell office:value-type="float" office:value="33.2586" calcext:value-type="float">
            <text:p>33,2586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32" calcext:value-type="float">
            <text:p>232</text:p>
          </table:table-cell>
          <table:table-cell office:value-type="float" office:value="53.4096" calcext:value-type="float">
            <text:p>53,409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6.543" calcext:value-type="float">
            <text:p>26,543</text:p>
          </table:table-cell>
          <table:table-cell office:value-type="float" office:value="8.22906994775935" calcext:value-type="float">
            <text:p>8,22906994775935</text:p>
          </table:table-cell>
          <table:table-cell office:value-type="float" office:value="16" calcext:value-type="float">
            <text:p>16</text:p>
          </table:table-cell>
          <table:table-cell office:value-type="float" office:value="24.9071" calcext:value-type="float">
            <text:p>24,9071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11" calcext:value-type="float">
            <text:p>311</text:p>
          </table:table-cell>
          <table:table-cell office:value-type="float" office:value="69.5413" calcext:value-type="float">
            <text:p>69,54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.1369" calcext:value-type="float">
            <text:p>50,1369</text:p>
          </table:table-cell>
          <table:table-cell office:value-type="float" office:value="7.34555243503319" calcext:value-type="float">
            <text:p>7,34555243503319</text:p>
          </table:table-cell>
          <table:table-cell office:value-type="float" office:value="2" calcext:value-type="float">
            <text:p>2</text:p>
          </table:table-cell>
          <table:table-cell office:value-type="float" office:value="50.1369" calcext:value-type="float">
            <text:p>50,1369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2" calcext:value-type="float">
            <text:p>132</text:p>
          </table:table-cell>
          <table:table-cell office:value-type="float" office:value="62.0431" calcext:value-type="float">
            <text:p>62,04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.7775" calcext:value-type="float">
            <text:p>30,7775</text:p>
          </table:table-cell>
          <table:table-cell office:value-type="float" office:value="17.6068825784489" calcext:value-type="float">
            <text:p>17,6068825784489</text:p>
          </table:table-cell>
          <table:table-cell office:value-type="float" office:value="12" calcext:value-type="float">
            <text:p>12</text:p>
          </table:table-cell>
          <table:table-cell office:value-type="float" office:value="30.7775" calcext:value-type="float">
            <text:p>30,7775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6.0676" calcext:value-type="float">
            <text:p>66,067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8.3509" calcext:value-type="float">
            <text:p>38,3509</text:p>
          </table:table-cell>
          <table:table-cell office:value-type="float" office:value="14.2575079523904" calcext:value-type="float">
            <text:p>14,2575079523904</text:p>
          </table:table-cell>
          <table:table-cell office:value-type="float" office:value="7" calcext:value-type="float">
            <text:p>7</text:p>
          </table:table-cell>
          <table:table-cell office:value-type="float" office:value="29.301" calcext:value-type="float">
            <text:p>29,301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150" calcext:value-type="float">
            <text:p>1150</text:p>
          </table:table-cell>
          <table:table-cell office:value-type="float" office:value="63.9175" calcext:value-type="float">
            <text:p>63,917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.8564" calcext:value-type="float">
            <text:p>29,8564</text:p>
          </table:table-cell>
          <table:table-cell office:value-type="float" office:value="4.72955958382482" calcext:value-type="float">
            <text:p>4,72955958382482</text:p>
          </table:table-cell>
          <table:table-cell office:value-type="float" office:value="6" calcext:value-type="float">
            <text:p>6</text:p>
          </table:table-cell>
          <table:table-cell office:value-type="float" office:value="29.8564" calcext:value-type="float">
            <text:p>29,8564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36" calcext:value-type="float">
            <text:p>236</text:p>
          </table:table-cell>
          <table:table-cell office:value-type="float" office:value="89.62" calcext:value-type="float">
            <text:p>89,6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.8347" calcext:value-type="float">
            <text:p>42,8347</text:p>
          </table:table-cell>
          <table:table-cell office:value-type="float" office:value="16.8077020302292" calcext:value-type="float">
            <text:p>16,8077020302292</text:p>
          </table:table-cell>
          <table:table-cell office:value-type="float" office:value="1" calcext:value-type="float">
            <text:p>1</text:p>
          </table:table-cell>
          <table:table-cell office:value-type="float" office:value="42.8347" calcext:value-type="float">
            <text:p>42,8347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62" calcext:value-type="float">
            <text:p>162</text:p>
          </table:table-cell>
          <table:table-cell office:value-type="float" office:value="76.7985" calcext:value-type="float">
            <text:p>76,798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6.1579" calcext:value-type="float">
            <text:p>46,1579</text:p>
          </table:table-cell>
          <table:table-cell office:value-type="float" office:value="10.8496680634329" calcext:value-type="float">
            <text:p>10,8496680634329</text:p>
          </table:table-cell>
          <table:table-cell office:value-type="float" office:value="2" calcext:value-type="float">
            <text:p>2</text:p>
          </table:table-cell>
          <table:table-cell office:value-type="float" office:value="46.1579" calcext:value-type="float">
            <text:p>46,1579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7" calcext:value-type="float">
            <text:p>137</text:p>
          </table:table-cell>
          <table:table-cell office:value-type="float" office:value="77.7429" calcext:value-type="float">
            <text:p>77,742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9.7952" calcext:value-type="float">
            <text:p>49,7952</text:p>
          </table:table-cell>
          <table:table-cell office:value-type="float" office:value="6.13403301966811" calcext:value-type="float">
            <text:p>6,13403301966811</text:p>
          </table:table-cell>
          <table:table-cell office:value-type="float" office:value="6" calcext:value-type="float">
            <text:p>6</text:p>
          </table:table-cell>
          <table:table-cell office:value-type="float" office:value="49.7952" calcext:value-type="float">
            <text:p>49,7952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78.1427" calcext:value-type="float">
            <text:p>78,14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1.6083" calcext:value-type="float">
            <text:p>41,6083</text:p>
          </table:table-cell>
          <table:table-cell office:value-type="float" office:value="7.08605359304989" calcext:value-type="float">
            <text:p>7,08605359304989</text:p>
          </table:table-cell>
          <table:table-cell office:value-type="float" office:value="3" calcext:value-type="float">
            <text:p>3</text:p>
          </table:table-cell>
          <table:table-cell office:value-type="float" office:value="36.5847" calcext:value-type="float">
            <text:p>36,5847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48.9647" calcext:value-type="float">
            <text:p>48,964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1.7595" calcext:value-type="float">
            <text:p>51,7595</text:p>
          </table:table-cell>
          <table:table-cell office:value-type="float" office:value="5.43472328194322" calcext:value-type="float">
            <text:p>5,43472328194322</text:p>
          </table:table-cell>
          <table:table-cell office:value-type="float" office:value="7" calcext:value-type="float">
            <text:p>7</text:p>
          </table:table-cell>
          <table:table-cell office:value-type="float" office:value="35.705" calcext:value-type="float">
            <text:p>35,705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32" calcext:value-type="float">
            <text:p>532</text:p>
          </table:table-cell>
          <table:table-cell office:value-type="float" office:value="27.4263" calcext:value-type="float">
            <text:p>27,426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2.5149" calcext:value-type="float">
            <text:p>22,5149</text:p>
          </table:table-cell>
          <table:table-cell office:value-type="float" office:value="7.40345587599013" calcext:value-type="float">
            <text:p>7,40345587599013</text:p>
          </table:table-cell>
          <table:table-cell office:value-type="float" office:value="37" calcext:value-type="float">
            <text:p>37</text:p>
          </table:table-cell>
          <table:table-cell office:value-type="float" office:value="19.265" calcext:value-type="float">
            <text:p>19,265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7.1652" calcext:value-type="float">
            <text:p>7,1652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3188" calcext:value-type="float">
            <text:p>1,3188</text:p>
          </table:table-cell>
          <table:table-cell office:value-type="float" office:value="8.24612907641152" calcext:value-type="float">
            <text:p>8,24612907641152</text:p>
          </table:table-cell>
          <table:table-cell office:value-type="float" office:value="337" calcext:value-type="float">
            <text:p>337</text:p>
          </table:table-cell>
          <table:table-cell office:value-type="float" office:value="0.8185" calcext:value-type="float">
            <text:p>0,8185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86.0249" calcext:value-type="float">
            <text:p>86,024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8.4509" calcext:value-type="float">
            <text:p>38,4509</text:p>
          </table:table-cell>
          <table:table-cell office:value-type="float" office:value="3.56002565836829" calcext:value-type="float">
            <text:p>3,56002565836829</text:p>
          </table:table-cell>
          <table:table-cell office:value-type="float" office:value="4" calcext:value-type="float">
            <text:p>4</text:p>
          </table:table-cell>
          <table:table-cell office:value-type="float" office:value="38.4509" calcext:value-type="float">
            <text:p>38,4509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77" calcext:value-type="float">
            <text:p>377</text:p>
          </table:table-cell>
          <table:table-cell office:value-type="float" office:value="40.2711" calcext:value-type="float">
            <text:p>40,27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.1361" calcext:value-type="float">
            <text:p>17,1361</text:p>
          </table:table-cell>
          <table:table-cell office:value-type="float" office:value="10.1600933997555" calcext:value-type="float">
            <text:p>10,1600933997555</text:p>
          </table:table-cell>
          <table:table-cell office:value-type="float" office:value="38" calcext:value-type="float">
            <text:p>38</text:p>
          </table:table-cell>
          <table:table-cell office:value-type="float" office:value="17.1361" calcext:value-type="float">
            <text:p>17,1361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6.5295" calcext:value-type="float">
            <text:p>26,529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2.5424" calcext:value-type="float">
            <text:p>12,5424</text:p>
          </table:table-cell>
          <table:table-cell office:value-type="float" office:value="4.56667335769126" calcext:value-type="float">
            <text:p>4,56667335769126</text:p>
          </table:table-cell>
          <table:table-cell office:value-type="float" office:value="69" calcext:value-type="float">
            <text:p>69</text:p>
          </table:table-cell>
          <table:table-cell office:value-type="float" office:value="12.5424" calcext:value-type="float">
            <text:p>12,5424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4800" calcext:value-type="float">
            <text:p>4800</text:p>
          </table:table-cell>
          <table:table-cell office:value-type="float" office:value="1753" calcext:value-type="float">
            <text:p>1753</text:p>
          </table:table-cell>
          <table:table-cell office:value-type="float" office:value="57.935" calcext:value-type="float">
            <text:p>57,9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.4629" calcext:value-type="float">
            <text:p>27,4629</text:p>
          </table:table-cell>
          <table:table-cell office:value-type="float" office:value="6.50287788207577" calcext:value-type="float">
            <text:p>6,50287788207577</text:p>
          </table:table-cell>
          <table:table-cell office:value-type="float" office:value="15" calcext:value-type="float">
            <text:p>15</text:p>
          </table:table-cell>
          <table:table-cell office:value-type="float" office:value="27.4629" calcext:value-type="float">
            <text:p>27,4629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25.4725" calcext:value-type="float">
            <text:p>25,472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6.247" calcext:value-type="float">
            <text:p>26,247</text:p>
          </table:table-cell>
          <table:table-cell office:value-type="float" office:value="21.7449031006094" calcext:value-type="float">
            <text:p>21,7449031006094</text:p>
          </table:table-cell>
          <table:table-cell office:value-type="float" office:value="33" calcext:value-type="float">
            <text:p>33</text:p>
          </table:table-cell>
          <table:table-cell office:value-type="float" office:value="20.7436" calcext:value-type="float">
            <text:p>20,7436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12" calcext:value-type="float">
            <text:p>912</text:p>
          </table:table-cell>
          <table:table-cell office:value-type="float" office:value="19.1598" calcext:value-type="float">
            <text:p>19,159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.9424" calcext:value-type="float">
            <text:p>9,9424</text:p>
          </table:table-cell>
          <table:table-cell office:value-type="float" office:value="7.93268624998081" calcext:value-type="float">
            <text:p>7,93268624998081</text:p>
          </table:table-cell>
          <table:table-cell office:value-type="float" office:value="192" calcext:value-type="float">
            <text:p>192</text:p>
          </table:table-cell>
          <table:table-cell office:value-type="float" office:value="9.9424" calcext:value-type="float">
            <text:p>9,9424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70.7139" calcext:value-type="float">
            <text:p>70,713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.7022" calcext:value-type="float">
            <text:p>37,7022</text:p>
          </table:table-cell>
          <table:table-cell office:value-type="float" office:value="5.72094429444269" calcext:value-type="float">
            <text:p>5,72094429444269</text:p>
          </table:table-cell>
          <table:table-cell office:value-type="float" office:value="15" calcext:value-type="float">
            <text:p>15</text:p>
          </table:table-cell>
          <table:table-cell office:value-type="float" office:value="28.8622" calcext:value-type="float">
            <text:p>28,8622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3" calcext:value-type="float">
            <text:p>133</text:p>
          </table:table-cell>
          <table:table-cell office:value-type="float" office:value="71.7405" calcext:value-type="float">
            <text:p>71,740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.6917" calcext:value-type="float">
            <text:p>45,6917</text:p>
          </table:table-cell>
          <table:table-cell office:value-type="float" office:value="18.1074224013575" calcext:value-type="float">
            <text:p>18,1074224013575</text:p>
          </table:table-cell>
          <table:table-cell office:value-type="float" office:value="26" calcext:value-type="float">
            <text:p>26</text:p>
          </table:table-cell>
          <table:table-cell office:value-type="float" office:value="23.7708" calcext:value-type="float">
            <text:p>23,7708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92" calcext:value-type="float">
            <text:p>292</text:p>
          </table:table-cell>
          <table:table-cell office:value-type="float" office:value="53.0768" calcext:value-type="float">
            <text:p>53,076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.5592" calcext:value-type="float">
            <text:p>25,5592</text:p>
          </table:table-cell>
          <table:table-cell office:value-type="float" office:value="6.90930370779391" calcext:value-type="float">
            <text:p>6,90930370779391</text:p>
          </table:table-cell>
          <table:table-cell office:value-type="float" office:value="9" calcext:value-type="float">
            <text:p>9</text:p>
          </table:table-cell>
          <table:table-cell office:value-type="float" office:value="25.5592" calcext:value-type="float">
            <text:p>25,5592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68" calcext:value-type="float">
            <text:p>468</text:p>
          </table:table-cell>
          <table:table-cell office:value-type="float" office:value="36.3907" calcext:value-type="float">
            <text:p>36,390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4.5278" calcext:value-type="float">
            <text:p>14,5278</text:p>
          </table:table-cell>
          <table:table-cell office:value-type="float" office:value="40.1699454423253" calcext:value-type="float">
            <text:p>40,1699454423253</text:p>
          </table:table-cell>
          <table:table-cell office:value-type="float" office:value="50" calcext:value-type="float">
            <text:p>50</text:p>
          </table:table-cell>
          <table:table-cell office:value-type="float" office:value="14.5278" calcext:value-type="float">
            <text:p>14,5278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492" calcext:value-type="float">
            <text:p>1492</text:p>
          </table:table-cell>
          <table:table-cell office:value-type="float" office:value="60.183" calcext:value-type="float">
            <text:p>60,18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.2802" calcext:value-type="float">
            <text:p>19,2802</text:p>
          </table:table-cell>
          <table:table-cell office:value-type="float" office:value="8.55466043554518" calcext:value-type="float">
            <text:p>8,55466043554518</text:p>
          </table:table-cell>
          <table:table-cell office:value-type="float" office:value="16" calcext:value-type="float">
            <text:p>16</text:p>
          </table:table-cell>
          <table:table-cell office:value-type="float" office:value="19.2802" calcext:value-type="float">
            <text:p>19,2802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34" calcext:value-type="float">
            <text:p>934</text:p>
          </table:table-cell>
          <table:table-cell office:value-type="float" office:value="18.3543" calcext:value-type="float">
            <text:p>18,3543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.4683" calcext:value-type="float">
            <text:p>4,4683</text:p>
          </table:table-cell>
          <table:table-cell office:value-type="float" office:value="14.71103806166" calcext:value-type="float">
            <text:p>14,71103806166</text:p>
          </table:table-cell>
          <table:table-cell office:value-type="float" office:value="535" calcext:value-type="float">
            <text:p>535</text:p>
          </table:table-cell>
          <table:table-cell office:value-type="float" office:value="4.4683" calcext:value-type="float">
            <text:p>4,4683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63" calcext:value-type="float">
            <text:p>7,4163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0774" calcext:value-type="float">
            <text:p>0,0774</text:p>
          </table:table-cell>
          <table:table-cell office:value-type="float" office:value="4.94207694331226" calcext:value-type="float">
            <text:p>4,94207694331226</text:p>
          </table:table-cell>
          <table:table-cell office:value-type="float" office:value="455" calcext:value-type="float">
            <text:p>455</text:p>
          </table:table-cell>
          <table:table-cell office:value-type="float" office:value="0.0774" calcext:value-type="float">
            <text:p>0,0774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87" calcext:value-type="float">
            <text:p>187</text:p>
          </table:table-cell>
          <table:table-cell office:value-type="float" office:value="57.9438" calcext:value-type="float">
            <text:p>57,943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.0148" calcext:value-type="float">
            <text:p>25,0148</text:p>
          </table:table-cell>
          <table:table-cell office:value-type="float" office:value="3.73141567208147" calcext:value-type="float">
            <text:p>3,73141567208147</text:p>
          </table:table-cell>
          <table:table-cell office:value-type="float" office:value="21" calcext:value-type="float">
            <text:p>21</text:p>
          </table:table-cell>
          <table:table-cell office:value-type="float" office:value="22.4679" calcext:value-type="float">
            <text:p>22,4679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074" calcext:value-type="float">
            <text:p>1074</text:p>
          </table:table-cell>
          <table:table-cell office:value-type="float" office:value="18.2777" calcext:value-type="float">
            <text:p>18,277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5.4863" calcext:value-type="float">
            <text:p>15,4863</text:p>
          </table:table-cell>
          <table:table-cell office:value-type="float" office:value="14.5121623210867" calcext:value-type="float">
            <text:p>14,5121623210867</text:p>
          </table:table-cell>
          <table:table-cell office:value-type="float" office:value="66" calcext:value-type="float">
            <text:p>66</text:p>
          </table:table-cell>
          <table:table-cell office:value-type="float" office:value="15.4863" calcext:value-type="float">
            <text:p>15,4863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59" calcext:value-type="float">
            <text:p>159</text:p>
          </table:table-cell>
          <table:table-cell office:value-type="float" office:value="51.3701" calcext:value-type="float">
            <text:p>51,370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.5403" calcext:value-type="float">
            <text:p>36,5403</text:p>
          </table:table-cell>
          <table:table-cell office:value-type="float" office:value="9.73110379140634" calcext:value-type="float">
            <text:p>9,73110379140634</text:p>
          </table:table-cell>
          <table:table-cell office:value-type="float" office:value="8" calcext:value-type="float">
            <text:p>8</text:p>
          </table:table-cell>
          <table:table-cell office:value-type="float" office:value="20.7369" calcext:value-type="float">
            <text:p>20,7369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091" calcext:value-type="float">
            <text:p>1091</text:p>
          </table:table-cell>
          <table:table-cell office:value-type="float" office:value="34.4358" calcext:value-type="float">
            <text:p>34,435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6.2474" calcext:value-type="float">
            <text:p>16,2474</text:p>
          </table:table-cell>
          <table:table-cell office:value-type="float" office:value="8.20651144513532" calcext:value-type="float">
            <text:p>8,20651144513532</text:p>
          </table:table-cell>
          <table:table-cell office:value-type="float" office:value="85" calcext:value-type="float">
            <text:p>85</text:p>
          </table:table-cell>
          <table:table-cell office:value-type="float" office:value="16.2474" calcext:value-type="float">
            <text:p>16,2474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599" calcext:value-type="float">
            <text:p>599</text:p>
          </table:table-cell>
          <table:table-cell office:value-type="float" office:value="25.5935" calcext:value-type="float">
            <text:p>25,593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.328" calcext:value-type="float">
            <text:p>21,328</text:p>
          </table:table-cell>
          <table:table-cell office:value-type="float" office:value="43.4905773452952" calcext:value-type="float">
            <text:p>43,4905773452952</text:p>
          </table:table-cell>
          <table:table-cell office:value-type="float" office:value="26" calcext:value-type="float">
            <text:p>26</text:p>
          </table:table-cell>
          <table:table-cell office:value-type="float" office:value="21.328" calcext:value-type="float">
            <text:p>21,328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37" calcext:value-type="float">
            <text:p>237</text:p>
          </table:table-cell>
          <table:table-cell office:value-type="float" office:value="89.1072" calcext:value-type="float">
            <text:p>89,107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.1571" calcext:value-type="float">
            <text:p>41,1571</text:p>
          </table:table-cell>
          <table:table-cell office:value-type="float" office:value="2.94494318773174" calcext:value-type="float">
            <text:p>2,94494318773174</text:p>
          </table:table-cell>
          <table:table-cell office:value-type="float" office:value="1" calcext:value-type="float">
            <text:p>1</text:p>
          </table:table-cell>
          <table:table-cell office:value-type="float" office:value="41.1571" calcext:value-type="float">
            <text:p>41,1571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39" calcext:value-type="float">
            <text:p>339</text:p>
          </table:table-cell>
          <table:table-cell office:value-type="float" office:value="23.1787" calcext:value-type="float">
            <text:p>23,178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7.0207" calcext:value-type="float">
            <text:p>17,0207</text:p>
          </table:table-cell>
          <table:table-cell office:value-type="float" office:value="12.4482483009999" calcext:value-type="float">
            <text:p>12,4482483009999</text:p>
          </table:table-cell>
          <table:table-cell office:value-type="float" office:value="40" calcext:value-type="float">
            <text:p>40</text:p>
          </table:table-cell>
          <table:table-cell office:value-type="float" office:value="17.0207" calcext:value-type="float">
            <text:p>17,0207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9.7534" calcext:value-type="float">
            <text:p>19,753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1.7658" calcext:value-type="float">
            <text:p>11,7658</text:p>
          </table:table-cell>
          <table:table-cell office:value-type="float" office:value="27.4762973488385" calcext:value-type="float">
            <text:p>27,4762973488385</text:p>
          </table:table-cell>
          <table:table-cell office:value-type="float" office:value="77" calcext:value-type="float">
            <text:p>77</text:p>
          </table:table-cell>
          <table:table-cell office:value-type="float" office:value="8.7398" calcext:value-type="float">
            <text:p>8,7398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11" calcext:value-type="float">
            <text:p>311</text:p>
          </table:table-cell>
          <table:table-cell office:value-type="float" office:value="46.9508" calcext:value-type="float">
            <text:p>46,950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0.6437" calcext:value-type="float">
            <text:p>30,6437</text:p>
          </table:table-cell>
          <table:table-cell office:value-type="float" office:value="15.8063624803675" calcext:value-type="float">
            <text:p>15,8063624803675</text:p>
          </table:table-cell>
          <table:table-cell office:value-type="float" office:value="19" calcext:value-type="float">
            <text:p>19</text:p>
          </table:table-cell>
          <table:table-cell office:value-type="float" office:value="30.6187" calcext:value-type="float">
            <text:p>30,6187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34" calcext:value-type="float">
            <text:p>434</text:p>
          </table:table-cell>
          <table:table-cell office:value-type="float" office:value="65.9298" calcext:value-type="float">
            <text:p>65,929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.135" calcext:value-type="float">
            <text:p>34,135</text:p>
          </table:table-cell>
          <table:table-cell office:value-type="float" office:value="4.54786882457676" calcext:value-type="float">
            <text:p>4,54786882457676</text:p>
          </table:table-cell>
          <table:table-cell office:value-type="float" office:value="6" calcext:value-type="float">
            <text:p>6</text:p>
          </table:table-cell>
          <table:table-cell office:value-type="float" office:value="34.135" calcext:value-type="float">
            <text:p>34,135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39.9916" calcext:value-type="float">
            <text:p>39,991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4.7087" calcext:value-type="float">
            <text:p>14,7087</text:p>
          </table:table-cell>
          <table:table-cell office:value-type="float" office:value="17.1338460812194" calcext:value-type="float">
            <text:p>17,1338460812194</text:p>
          </table:table-cell>
          <table:table-cell office:value-type="float" office:value="48" calcext:value-type="float">
            <text:p>48</text:p>
          </table:table-cell>
          <table:table-cell office:value-type="float" office:value="14.7087" calcext:value-type="float">
            <text:p>14,7087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6" calcext:value-type="float">
            <text:p>22,1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.1658" calcext:value-type="float">
            <text:p>5,1658</text:p>
          </table:table-cell>
          <table:table-cell office:value-type="float" office:value="3.40414971676007" calcext:value-type="float">
            <text:p>3,40414971676007</text:p>
          </table:table-cell>
          <table:table-cell office:value-type="float" office:value="53" calcext:value-type="float">
            <text:p>53</text:p>
          </table:table-cell>
          <table:table-cell office:value-type="float" office:value="0.7361" calcext:value-type="float">
            <text:p>0,7361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18" calcext:value-type="float">
            <text:p>518</text:p>
          </table:table-cell>
          <table:table-cell office:value-type="float" office:value="52.3411" calcext:value-type="float">
            <text:p>52,341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0.3701" calcext:value-type="float">
            <text:p>40,3701</text:p>
          </table:table-cell>
          <table:table-cell office:value-type="float" office:value="6.0492101025467" calcext:value-type="float">
            <text:p>6,0492101025467</text:p>
          </table:table-cell>
          <table:table-cell office:value-type="float" office:value="6" calcext:value-type="float">
            <text:p>6</text:p>
          </table:table-cell>
          <table:table-cell office:value-type="float" office:value="40.3701" calcext:value-type="float">
            <text:p>40,3701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47" calcext:value-type="float">
            <text:p>347</text:p>
          </table:table-cell>
          <table:table-cell office:value-type="float" office:value="81.9676" calcext:value-type="float">
            <text:p>81,967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.1235" calcext:value-type="float">
            <text:p>38,1235</text:p>
          </table:table-cell>
          <table:table-cell office:value-type="float" office:value="3.1221260056159" calcext:value-type="float">
            <text:p>3,1221260056159</text:p>
          </table:table-cell>
          <table:table-cell office:value-type="float" office:value="3" calcext:value-type="float">
            <text:p>3</text:p>
          </table:table-cell>
          <table:table-cell office:value-type="float" office:value="38.1235" calcext:value-type="float">
            <text:p>38,1235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89" calcext:value-type="float">
            <text:p>69,8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9.0826" calcext:value-type="float">
            <text:p>29,0826</text:p>
          </table:table-cell>
          <table:table-cell office:value-type="float" office:value="1.63387428918545" calcext:value-type="float">
            <text:p>1,63387428918545</text:p>
          </table:table-cell>
          <table:table-cell office:value-type="float" office:value="3" calcext:value-type="float">
            <text:p>3</text:p>
          </table:table-cell>
          <table:table-cell office:value-type="float" office:value="29.0826" calcext:value-type="float">
            <text:p>29,0826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6.1283" calcext:value-type="float">
            <text:p>76,128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.8447" calcext:value-type="float">
            <text:p>34,8447</text:p>
          </table:table-cell>
          <table:table-cell office:value-type="float" office:value="16.4099590929589" calcext:value-type="float">
            <text:p>16,4099590929589</text:p>
          </table:table-cell>
          <table:table-cell office:value-type="float" office:value="10" calcext:value-type="float">
            <text:p>10</text:p>
          </table:table-cell>
          <table:table-cell office:value-type="float" office:value="34.8447" calcext:value-type="float">
            <text:p>34,8447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14" calcext:value-type="float">
            <text:p>214</text:p>
          </table:table-cell>
          <table:table-cell office:value-type="float" office:value="63.7292" calcext:value-type="float">
            <text:p>63,729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8.6471" calcext:value-type="float">
            <text:p>48,6471</text:p>
          </table:table-cell>
          <table:table-cell office:value-type="float" office:value="22.3908679836037" calcext:value-type="float">
            <text:p>22,3908679836037</text:p>
          </table:table-cell>
          <table:table-cell office:value-type="float" office:value="10" calcext:value-type="float">
            <text:p>10</text:p>
          </table:table-cell>
          <table:table-cell office:value-type="float" office:value="40.2195" calcext:value-type="float">
            <text:p>40,2195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62.0428" calcext:value-type="float">
            <text:p>62,042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6.3641" calcext:value-type="float">
            <text:p>46,3641</text:p>
          </table:table-cell>
          <table:table-cell office:value-type="float" office:value="20.0243974192906" calcext:value-type="float">
            <text:p>20,0243974192906</text:p>
          </table:table-cell>
          <table:table-cell office:value-type="float" office:value="10" calcext:value-type="float">
            <text:p>10</text:p>
          </table:table-cell>
          <table:table-cell office:value-type="float" office:value="33.5579" calcext:value-type="float">
            <text:p>33,5579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24" calcext:value-type="float">
            <text:p>224</text:p>
          </table:table-cell>
          <table:table-cell office:value-type="float" office:value="53.3202" calcext:value-type="float">
            <text:p>53,320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4.4219" calcext:value-type="float">
            <text:p>54,4219</text:p>
          </table:table-cell>
          <table:table-cell office:value-type="float" office:value="10.9474279954481" calcext:value-type="float">
            <text:p>10,9474279954481</text:p>
          </table:table-cell>
          <table:table-cell office:value-type="float" office:value="11" calcext:value-type="float">
            <text:p>11</text:p>
          </table:table-cell>
          <table:table-cell office:value-type="float" office:value="49.5649" calcext:value-type="float">
            <text:p>49,5649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40" calcext:value-type="float">
            <text:p>440</text:p>
          </table:table-cell>
          <table:table-cell office:value-type="float" office:value="62.5434" calcext:value-type="float">
            <text:p>62,543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1.5814" calcext:value-type="float">
            <text:p>51,5814</text:p>
          </table:table-cell>
          <table:table-cell office:value-type="float" office:value="21.5716266812904" calcext:value-type="float">
            <text:p>21,5716266812904</text:p>
          </table:table-cell>
          <table:table-cell office:value-type="float" office:value="6" calcext:value-type="float">
            <text:p>6</text:p>
          </table:table-cell>
          <table:table-cell office:value-type="float" office:value="50.7752" calcext:value-type="float">
            <text:p>50,7752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53.8246" calcext:value-type="float">
            <text:p>53,824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.3928" calcext:value-type="float">
            <text:p>41,3928</text:p>
          </table:table-cell>
          <table:table-cell office:value-type="float" office:value="12.5829715367517" calcext:value-type="float">
            <text:p>12,5829715367517</text:p>
          </table:table-cell>
          <table:table-cell office:value-type="float" office:value="10" calcext:value-type="float">
            <text:p>10</text:p>
          </table:table-cell>
          <table:table-cell office:value-type="float" office:value="30.9516" calcext:value-type="float">
            <text:p>30,9516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office:value-type="float" office:value="18.2691" calcext:value-type="float">
            <text:p>18,269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7.5366" calcext:value-type="float">
            <text:p>17,5366</text:p>
          </table:table-cell>
          <table:table-cell office:value-type="float" office:value="26.5998341557815" calcext:value-type="float">
            <text:p>26,5998341557815</text:p>
          </table:table-cell>
          <table:table-cell office:value-type="float" office:value="34" calcext:value-type="float">
            <text:p>34</text:p>
          </table:table-cell>
          <table:table-cell office:value-type="float" office:value="17.3114" calcext:value-type="float">
            <text:p>17,3114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36.0826" calcext:value-type="float">
            <text:p>36,082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3.2501" calcext:value-type="float">
            <text:p>13,2501</text:p>
          </table:table-cell>
          <table:table-cell office:value-type="float" office:value="6.4393498735606" calcext:value-type="float">
            <text:p>6,4393498735606</text:p>
          </table:table-cell>
          <table:table-cell office:value-type="float" office:value="32" calcext:value-type="float">
            <text:p>32</text:p>
          </table:table-cell>
          <table:table-cell office:value-type="float" office:value="13.2501" calcext:value-type="float">
            <text:p>13,2501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8.8025" calcext:value-type="float">
            <text:p>18,802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0.372" calcext:value-type="float">
            <text:p>0,372</text:p>
          </table:table-cell>
          <table:table-cell office:value-type="float" office:value="5.41945339546367" calcext:value-type="float">
            <text:p>5,41945339546367</text:p>
          </table:table-cell>
          <table:table-cell office:value-type="float" office:value="119" calcext:value-type="float">
            <text:p>119</text:p>
          </table:table-cell>
          <table:table-cell office:value-type="float" office:value="0.372" calcext:value-type="float">
            <text:p>0,372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008" calcext:value-type="float">
            <text:p>1008</text:p>
          </table:table-cell>
          <table:table-cell office:value-type="float" office:value="26.2315" calcext:value-type="float">
            <text:p>26,231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.8493" calcext:value-type="float">
            <text:p>14,8493</text:p>
          </table:table-cell>
          <table:table-cell office:value-type="float" office:value="8.20211225400819" calcext:value-type="float">
            <text:p>8,20211225400819</text:p>
          </table:table-cell>
          <table:table-cell office:value-type="float" office:value="52" calcext:value-type="float">
            <text:p>52</text:p>
          </table:table-cell>
          <table:table-cell office:value-type="float" office:value="14.8493" calcext:value-type="float">
            <text:p>14,8493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76" calcext:value-type="float">
            <text:p>776</text:p>
          </table:table-cell>
          <table:table-cell office:value-type="float" office:value="15.1578" calcext:value-type="float">
            <text:p>15,157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8.3626" calcext:value-type="float">
            <text:p>8,3626</text:p>
          </table:table-cell>
          <table:table-cell office:value-type="float" office:value="7.68946707879869" calcext:value-type="float">
            <text:p>7,68946707879869</text:p>
          </table:table-cell>
          <table:table-cell office:value-type="float" office:value="144" calcext:value-type="float">
            <text:p>144</text:p>
          </table:table-cell>
          <table:table-cell office:value-type="float" office:value="8.3626" calcext:value-type="float">
            <text:p>8,3626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05" calcext:value-type="float">
            <text:p>1105</text:p>
          </table:table-cell>
          <table:table-cell office:value-type="float" office:value="21.8613" calcext:value-type="float">
            <text:p>21,861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0.8377" calcext:value-type="float">
            <text:p>10,8377</text:p>
          </table:table-cell>
          <table:table-cell office:value-type="float" office:value="39.5274510829703" calcext:value-type="float">
            <text:p>39,5274510829703</text:p>
          </table:table-cell>
          <table:table-cell office:value-type="float" office:value="178" calcext:value-type="float">
            <text:p>178</text:p>
          </table:table-cell>
          <table:table-cell office:value-type="float" office:value="10.8377" calcext:value-type="float">
            <text:p>10,8377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956" calcext:value-type="float">
            <text:p>956</text:p>
          </table:table-cell>
          <table:table-cell office:value-type="float" office:value="39.4287" calcext:value-type="float">
            <text:p>39,428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8.3333" calcext:value-type="float">
            <text:p>18,3333</text:p>
          </table:table-cell>
          <table:table-cell office:value-type="float" office:value="4.32530307548567" calcext:value-type="float">
            <text:p>4,32530307548567</text:p>
          </table:table-cell>
          <table:table-cell office:value-type="float" office:value="59" calcext:value-type="float">
            <text:p>59</text:p>
          </table:table-cell>
          <table:table-cell office:value-type="float" office:value="18.3333" calcext:value-type="float">
            <text:p>18,3333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90" calcext:value-type="float">
            <text:p>990</text:p>
          </table:table-cell>
          <table:table-cell office:value-type="float" office:value="15.1067" calcext:value-type="float">
            <text:p>15,1067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.612" calcext:value-type="float">
            <text:p>7,612</text:p>
          </table:table-cell>
          <table:table-cell office:value-type="float" office:value="7.4371522376792" calcext:value-type="float">
            <text:p>7,4371522376792</text:p>
          </table:table-cell>
          <table:table-cell office:value-type="float" office:value="180" calcext:value-type="float">
            <text:p>180</text:p>
          </table:table-cell>
          <table:table-cell office:value-type="float" office:value="7.612" calcext:value-type="float">
            <text:p>7,612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06" calcext:value-type="float">
            <text:p>406</text:p>
          </table:table-cell>
          <table:table-cell office:value-type="float" office:value="38.0024" calcext:value-type="float">
            <text:p>38,002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1.1645" calcext:value-type="float">
            <text:p>21,1645</text:p>
          </table:table-cell>
          <table:table-cell office:value-type="float" office:value="16.0860872608111" calcext:value-type="float">
            <text:p>16,0860872608111</text:p>
          </table:table-cell>
          <table:table-cell office:value-type="float" office:value="33" calcext:value-type="float">
            <text:p>33</text:p>
          </table:table-cell>
          <table:table-cell office:value-type="float" office:value="21.0331" calcext:value-type="float">
            <text:p>21,0331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49" calcext:value-type="float">
            <text:p>449</text:p>
          </table:table-cell>
          <table:table-cell office:value-type="float" office:value="24.5876" calcext:value-type="float">
            <text:p>24,587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.6976" calcext:value-type="float">
            <text:p>20,6976</text:p>
          </table:table-cell>
          <table:table-cell office:value-type="float" office:value="20.7487354741206" calcext:value-type="float">
            <text:p>20,7487354741206</text:p>
          </table:table-cell>
          <table:table-cell office:value-type="float" office:value="47" calcext:value-type="float">
            <text:p>47</text:p>
          </table:table-cell>
          <table:table-cell office:value-type="float" office:value="18.284" calcext:value-type="float">
            <text:p>18,284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12.4313" calcext:value-type="float">
            <text:p>12,4313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6.4404" calcext:value-type="float">
            <text:p>6,4404</text:p>
          </table:table-cell>
          <table:table-cell office:value-type="float" office:value="6.65977511673008" calcext:value-type="float">
            <text:p>6,65977511673008</text:p>
          </table:table-cell>
          <table:table-cell office:value-type="float" office:value="168" calcext:value-type="float">
            <text:p>168</text:p>
          </table:table-cell>
          <table:table-cell office:value-type="float" office:value="6.4404" calcext:value-type="float">
            <text:p>6,4404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office:value-type="float" office:value="34.5636" calcext:value-type="float">
            <text:p>34,563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9.9981" calcext:value-type="float">
            <text:p>19,9981</text:p>
          </table:table-cell>
          <table:table-cell office:value-type="float" office:value="30.974278327196" calcext:value-type="float">
            <text:p>30,974278327196</text:p>
          </table:table-cell>
          <table:table-cell office:value-type="float" office:value="41" calcext:value-type="float">
            <text:p>41</text:p>
          </table:table-cell>
          <table:table-cell office:value-type="float" office:value="19.0636" calcext:value-type="float">
            <text:p>19,0636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63" calcext:value-type="float">
            <text:p>763</text:p>
          </table:table-cell>
          <table:table-cell office:value-type="float" office:value="13.9801" calcext:value-type="float">
            <text:p>13,980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8.0175" calcext:value-type="float">
            <text:p>8,0175</text:p>
          </table:table-cell>
          <table:table-cell office:value-type="float" office:value="8.41988333682125" calcext:value-type="float">
            <text:p>8,41988333682125</text:p>
          </table:table-cell>
          <table:table-cell office:value-type="float" office:value="207" calcext:value-type="float">
            <text:p>207</text:p>
          </table:table-cell>
          <table:table-cell office:value-type="float" office:value="7.1859" calcext:value-type="float">
            <text:p>7,1859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106" calcext:value-type="float">
            <text:p>1106</text:p>
          </table:table-cell>
          <table:table-cell office:value-type="float" office:value="38.6103" calcext:value-type="float">
            <text:p>38,610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6.4979" calcext:value-type="float">
            <text:p>16,4979</text:p>
          </table:table-cell>
          <table:table-cell office:value-type="float" office:value="5.43305100824939" calcext:value-type="float">
            <text:p>5,43305100824939</text:p>
          </table:table-cell>
          <table:table-cell office:value-type="float" office:value="41" calcext:value-type="float">
            <text:p>41</text:p>
          </table:table-cell>
          <table:table-cell office:value-type="float" office:value="16.4979" calcext:value-type="float">
            <text:p>16,4979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523" calcext:value-type="float">
            <text:p>1523</text:p>
          </table:table-cell>
          <table:table-cell office:value-type="float" office:value="29.7398" calcext:value-type="float">
            <text:p>29,739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7.7249" calcext:value-type="float">
            <text:p>17,7249</text:p>
          </table:table-cell>
          <table:table-cell office:value-type="float" office:value="12.3792928232992" calcext:value-type="float">
            <text:p>12,3792928232992</text:p>
          </table:table-cell>
          <table:table-cell office:value-type="float" office:value="61" calcext:value-type="float">
            <text:p>61</text:p>
          </table:table-cell>
          <table:table-cell office:value-type="float" office:value="17.047" calcext:value-type="float">
            <text:p>17,047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99" calcext:value-type="float">
            <text:p>3,9399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1218" calcext:value-type="float">
            <text:p>0,1218</text:p>
          </table:table-cell>
          <table:table-cell office:value-type="float" office:value="6.51726232180401" calcext:value-type="float">
            <text:p>6,51726232180401</text:p>
          </table:table-cell>
          <table:table-cell office:value-type="float" office:value="2132" calcext:value-type="float">
            <text:p>2132</text:p>
          </table:table-cell>
          <table:table-cell office:value-type="float" office:value="0.1218" calcext:value-type="float">
            <text:p>0,1218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58" calcext:value-type="float">
            <text:p>258</text:p>
          </table:table-cell>
          <table:table-cell office:value-type="float" office:value="35.6779" calcext:value-type="float">
            <text:p>35,677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7.6179" calcext:value-type="float">
            <text:p>17,6179</text:p>
          </table:table-cell>
          <table:table-cell office:value-type="float" office:value="16.5402673084697" calcext:value-type="float">
            <text:p>16,5402673084697</text:p>
          </table:table-cell>
          <table:table-cell office:value-type="float" office:value="37" calcext:value-type="float">
            <text:p>37</text:p>
          </table:table-cell>
          <table:table-cell office:value-type="float" office:value="17.6179" calcext:value-type="float">
            <text:p>17,6179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36" calcext:value-type="float">
            <text:p>336</text:p>
          </table:table-cell>
          <table:table-cell office:value-type="float" office:value="43.924" calcext:value-type="float">
            <text:p>43,9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7807" calcext:value-type="float">
            <text:p>43,7807</text:p>
          </table:table-cell>
          <table:table-cell office:value-type="float" office:value="15.1650984908849" calcext:value-type="float">
            <text:p>15,1650984908849</text:p>
          </table:table-cell>
          <table:table-cell office:value-type="float" office:value="17" calcext:value-type="float">
            <text:p>17</text:p>
          </table:table-cell>
          <table:table-cell office:value-type="float" office:value="28.0648" calcext:value-type="float">
            <text:p>28,0648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51" calcext:value-type="float">
            <text:p>151</text:p>
          </table:table-cell>
          <table:table-cell office:value-type="float" office:value="63.2703" calcext:value-type="float">
            <text:p>63,270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2752" calcext:value-type="float">
            <text:p>43,2752</text:p>
          </table:table-cell>
          <table:table-cell office:value-type="float" office:value="19.6476014619996" calcext:value-type="float">
            <text:p>19,6476014619996</text:p>
          </table:table-cell>
          <table:table-cell office:value-type="float" office:value="13" calcext:value-type="float">
            <text:p>13</text:p>
          </table:table-cell>
          <table:table-cell office:value-type="float" office:value="33.958" calcext:value-type="float">
            <text:p>33,958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29" calcext:value-type="float">
            <text:p>529</text:p>
          </table:table-cell>
          <table:table-cell office:value-type="float" office:value="37.5081" calcext:value-type="float">
            <text:p>37,508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9.2734" calcext:value-type="float">
            <text:p>19,2734</text:p>
          </table:table-cell>
          <table:table-cell office:value-type="float" office:value="7.46336931565101" calcext:value-type="float">
            <text:p>7,46336931565101</text:p>
          </table:table-cell>
          <table:table-cell office:value-type="float" office:value="28" calcext:value-type="float">
            <text:p>28</text:p>
          </table:table-cell>
          <table:table-cell office:value-type="float" office:value="19.2734" calcext:value-type="float">
            <text:p>19,2734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835" calcext:value-type="float">
            <text:p>835</text:p>
          </table:table-cell>
          <table:table-cell office:value-type="float" office:value="37.8091" calcext:value-type="float">
            <text:p>37,809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9.8828" calcext:value-type="float">
            <text:p>19,8828</text:p>
          </table:table-cell>
          <table:table-cell office:value-type="float" office:value="8.82493000597517" calcext:value-type="float">
            <text:p>8,82493000597517</text:p>
          </table:table-cell>
          <table:table-cell office:value-type="float" office:value="19" calcext:value-type="float">
            <text:p>19</text:p>
          </table:table-cell>
          <table:table-cell office:value-type="float" office:value="19.8828" calcext:value-type="float">
            <text:p>19,8828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office:value-type="float" office:value="44.6966" calcext:value-type="float">
            <text:p>44,696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.0273" calcext:value-type="float">
            <text:p>20,0273</text:p>
          </table:table-cell>
          <table:table-cell office:value-type="float" office:value="7.5237502388375" calcext:value-type="float">
            <text:p>7,5237502388375</text:p>
          </table:table-cell>
          <table:table-cell office:value-type="float" office:value="26" calcext:value-type="float">
            <text:p>26</text:p>
          </table:table-cell>
          <table:table-cell office:value-type="float" office:value="17.8646" calcext:value-type="float">
            <text:p>17,8646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17" calcext:value-type="float">
            <text:p>1017</text:p>
          </table:table-cell>
          <table:table-cell office:value-type="float" office:value="20.3195" calcext:value-type="float">
            <text:p>20,3195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7.094" calcext:value-type="float">
            <text:p>7,094</text:p>
          </table:table-cell>
          <table:table-cell office:value-type="float" office:value="8.6488191022101" calcext:value-type="float">
            <text:p>8,6488191022101</text:p>
          </table:table-cell>
          <table:table-cell office:value-type="float" office:value="237" calcext:value-type="float">
            <text:p>237</text:p>
          </table:table-cell>
          <table:table-cell office:value-type="float" office:value="7.094" calcext:value-type="float">
            <text:p>7,094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7" calcext:value-type="float">
            <text:p>117</text:p>
          </table:table-cell>
          <table:table-cell office:value-type="float" office:value="30.3552" calcext:value-type="float">
            <text:p>30,35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9.7051" calcext:value-type="float">
            <text:p>49,7051</text:p>
          </table:table-cell>
          <table:table-cell office:value-type="float" office:value="6.98785546156527" calcext:value-type="float">
            <text:p>6,98785546156527</text:p>
          </table:table-cell>
          <table:table-cell office:value-type="float" office:value="9" calcext:value-type="float">
            <text:p>9</text:p>
          </table:table-cell>
          <table:table-cell office:value-type="float" office:value="26.4628" calcext:value-type="float">
            <text:p>26,4628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04" calcext:value-type="float">
            <text:p>1004</text:p>
          </table:table-cell>
          <table:table-cell office:value-type="float" office:value="40.5116" calcext:value-type="float">
            <text:p>40,511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.6431" calcext:value-type="float">
            <text:p>20,6431</text:p>
          </table:table-cell>
          <table:table-cell office:value-type="float" office:value="15.1943153271462" calcext:value-type="float">
            <text:p>15,1943153271462</text:p>
          </table:table-cell>
          <table:table-cell office:value-type="float" office:value="30" calcext:value-type="float">
            <text:p>30</text:p>
          </table:table-cell>
          <table:table-cell office:value-type="float" office:value="20.6431" calcext:value-type="float">
            <text:p>20,6431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3" calcext:value-type="float">
            <text:p>253</text:p>
          </table:table-cell>
          <table:table-cell office:value-type="float" office:value="36.1553" calcext:value-type="float">
            <text:p>36,155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7.8945" calcext:value-type="float">
            <text:p>17,8945</text:p>
          </table:table-cell>
          <table:table-cell office:value-type="float" office:value="6.00147167213586" calcext:value-type="float">
            <text:p>6,00147167213586</text:p>
          </table:table-cell>
          <table:table-cell office:value-type="float" office:value="40" calcext:value-type="float">
            <text:p>40</text:p>
          </table:table-cell>
          <table:table-cell office:value-type="float" office:value="17.8945" calcext:value-type="float">
            <text:p>17,8945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48.9403" calcext:value-type="float">
            <text:p>48,940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.1857" calcext:value-type="float">
            <text:p>25,1857</text:p>
          </table:table-cell>
          <table:table-cell office:value-type="float" office:value="5.66869993197713" calcext:value-type="float">
            <text:p>5,66869993197713</text:p>
          </table:table-cell>
          <table:table-cell office:value-type="float" office:value="25" calcext:value-type="float">
            <text:p>25</text:p>
          </table:table-cell>
          <table:table-cell office:value-type="float" office:value="23.232" calcext:value-type="float">
            <text:p>23,232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95" calcext:value-type="float">
            <text:p>495</text:p>
          </table:table-cell>
          <table:table-cell office:value-type="float" office:value="37.7953" calcext:value-type="float">
            <text:p>37,795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8.0602" calcext:value-type="float">
            <text:p>18,0602</text:p>
          </table:table-cell>
          <table:table-cell office:value-type="float" office:value="10.5184488326991" calcext:value-type="float">
            <text:p>10,5184488326991</text:p>
          </table:table-cell>
          <table:table-cell office:value-type="float" office:value="22" calcext:value-type="float">
            <text:p>22</text:p>
          </table:table-cell>
          <table:table-cell office:value-type="float" office:value="18.0602" calcext:value-type="float">
            <text:p>18,0602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71" calcext:value-type="float">
            <text:p>471</text:p>
          </table:table-cell>
          <table:table-cell office:value-type="float" office:value="79.447" calcext:value-type="float">
            <text:p>79,4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3.416" calcext:value-type="float">
            <text:p>33,416</text:p>
          </table:table-cell>
          <table:table-cell office:value-type="float" office:value="6.8752860197776" calcext:value-type="float">
            <text:p>6,8752860197776</text:p>
          </table:table-cell>
          <table:table-cell office:value-type="float" office:value="13" calcext:value-type="float">
            <text:p>13</text:p>
          </table:table-cell>
          <table:table-cell office:value-type="float" office:value="33.416" calcext:value-type="float">
            <text:p>33,416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57.1472" calcext:value-type="float">
            <text:p>57,147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.4017" calcext:value-type="float">
            <text:p>15,4017</text:p>
          </table:table-cell>
          <table:table-cell office:value-type="float" office:value="6.10855379228865" calcext:value-type="float">
            <text:p>6,10855379228865</text:p>
          </table:table-cell>
          <table:table-cell office:value-type="float" office:value="28" calcext:value-type="float">
            <text:p>28</text:p>
          </table:table-cell>
          <table:table-cell office:value-type="float" office:value="15.4017" calcext:value-type="float">
            <text:p>15,4017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90" calcext:value-type="float">
            <text:p>490</text:p>
          </table:table-cell>
          <table:table-cell office:value-type="float" office:value="39.483" calcext:value-type="float">
            <text:p>39,48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1.6861" calcext:value-type="float">
            <text:p>21,6861</text:p>
          </table:table-cell>
          <table:table-cell office:value-type="float" office:value="18.361903007606" calcext:value-type="float">
            <text:p>18,361903007606</text:p>
          </table:table-cell>
          <table:table-cell office:value-type="float" office:value="26" calcext:value-type="float">
            <text:p>26</text:p>
          </table:table-cell>
          <table:table-cell office:value-type="float" office:value="21.6861" calcext:value-type="float">
            <text:p>21,6861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6.0104" calcext:value-type="float">
            <text:p>36,010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6.5354" calcext:value-type="float">
            <text:p>36,5354</text:p>
          </table:table-cell>
          <table:table-cell office:value-type="float" office:value="2.06904494037098" calcext:value-type="float">
            <text:p>2,06904494037098</text:p>
          </table:table-cell>
          <table:table-cell office:value-type="float" office:value="24" calcext:value-type="float">
            <text:p>24</text:p>
          </table:table-cell>
          <table:table-cell office:value-type="float" office:value="35.429" calcext:value-type="float">
            <text:p>35,429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23" calcext:value-type="float">
            <text:p>423</text:p>
          </table:table-cell>
          <table:table-cell office:value-type="float" office:value="56.2851" calcext:value-type="float">
            <text:p>56,285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.109" calcext:value-type="float">
            <text:p>39,109</text:p>
          </table:table-cell>
          <table:table-cell office:value-type="float" office:value="8.21595591910318" calcext:value-type="float">
            <text:p>8,21595591910318</text:p>
          </table:table-cell>
          <table:table-cell office:value-type="float" office:value="7" calcext:value-type="float">
            <text:p>7</text:p>
          </table:table-cell>
          <table:table-cell office:value-type="float" office:value="39.109" calcext:value-type="float">
            <text:p>39,109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07" calcext:value-type="float">
            <text:p>1607</text:p>
          </table:table-cell>
          <table:table-cell office:value-type="float" office:value="6.2151" calcext:value-type="float">
            <text:p>6,2151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1.6746" calcext:value-type="float">
            <text:p>1,6746</text:p>
          </table:table-cell>
          <table:table-cell office:value-type="float" office:value="11.4490574139579" calcext:value-type="float">
            <text:p>11,4490574139579</text:p>
          </table:table-cell>
          <table:table-cell office:value-type="float" office:value="1383" calcext:value-type="float">
            <text:p>1383</text:p>
          </table:table-cell>
          <table:table-cell office:value-type="float" office:value="1.6746" calcext:value-type="float">
            <text:p>1,6746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37" calcext:value-type="float">
            <text:p>337</text:p>
          </table:table-cell>
          <table:table-cell office:value-type="float" office:value="29.379" calcext:value-type="float">
            <text:p>29,37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4.5626" calcext:value-type="float">
            <text:p>14,5626</text:p>
          </table:table-cell>
          <table:table-cell office:value-type="float" office:value="7.80301622806073" calcext:value-type="float">
            <text:p>7,80301622806073</text:p>
          </table:table-cell>
          <table:table-cell office:value-type="float" office:value="40" calcext:value-type="float">
            <text:p>40</text:p>
          </table:table-cell>
          <table:table-cell office:value-type="float" office:value="14.5626" calcext:value-type="float">
            <text:p>14,5626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022" calcext:value-type="float">
            <text:p>1022</text:p>
          </table:table-cell>
          <table:table-cell office:value-type="float" office:value="43.7012" calcext:value-type="float">
            <text:p>43,701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7.3905" calcext:value-type="float">
            <text:p>17,3905</text:p>
          </table:table-cell>
          <table:table-cell office:value-type="float" office:value="64.9860946780316" calcext:value-type="float">
            <text:p>64,9860946780316</text:p>
          </table:table-cell>
          <table:table-cell office:value-type="float" office:value="55" calcext:value-type="float">
            <text:p>55</text:p>
          </table:table-cell>
          <table:table-cell office:value-type="float" office:value="17.3905" calcext:value-type="float">
            <text:p>17,3905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79" calcext:value-type="float">
            <text:p>1,8779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2173" calcext:value-type="float">
            <text:p>0,2173</text:p>
          </table:table-cell>
          <table:table-cell office:value-type="float" office:value="5.25371892091688" calcext:value-type="float">
            <text:p>5,25371892091688</text:p>
          </table:table-cell>
          <table:table-cell office:value-type="float" office:value="908" calcext:value-type="float">
            <text:p>908</text:p>
          </table:table-cell>
          <table:table-cell office:value-type="float" office:value="0.2173" calcext:value-type="float">
            <text:p>0,2173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355" calcext:value-type="float">
            <text:p>1355</text:p>
          </table:table-cell>
          <table:table-cell office:value-type="float" office:value="45.9022" calcext:value-type="float">
            <text:p>45,902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3.5362" calcext:value-type="float">
            <text:p>13,5362</text:p>
          </table:table-cell>
          <table:table-cell office:value-type="float" office:value="17.5161143556188" calcext:value-type="float">
            <text:p>17,5161143556188</text:p>
          </table:table-cell>
          <table:table-cell office:value-type="float" office:value="18" calcext:value-type="float">
            <text:p>18</text:p>
          </table:table-cell>
          <table:table-cell office:value-type="float" office:value="13.5362" calcext:value-type="float">
            <text:p>13,5362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6" calcext:value-type="float">
            <text:p>10,516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371" calcext:value-type="float">
            <text:p>0,371</text:p>
          </table:table-cell>
          <table:table-cell office:value-type="float" office:value="4.74813090402024" calcext:value-type="float">
            <text:p>4,74813090402024</text:p>
          </table:table-cell>
          <table:table-cell office:value-type="float" office:value="588" calcext:value-type="float">
            <text:p>588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57.0373" calcext:value-type="float">
            <text:p>57,037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7.4748" calcext:value-type="float">
            <text:p>27,4748</text:p>
          </table:table-cell>
          <table:table-cell office:value-type="float" office:value="12.2770752666513" calcext:value-type="float">
            <text:p>12,2770752666513</text:p>
          </table:table-cell>
          <table:table-cell office:value-type="float" office:value="26" calcext:value-type="float">
            <text:p>26</text:p>
          </table:table-cell>
          <table:table-cell office:value-type="float" office:value="25.1056" calcext:value-type="float">
            <text:p>25,1056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1.1683" calcext:value-type="float">
            <text:p>51,168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6.717" calcext:value-type="float">
            <text:p>26,717</text:p>
          </table:table-cell>
          <table:table-cell office:value-type="float" office:value="5.77518450795344" calcext:value-type="float">
            <text:p>5,77518450795344</text:p>
          </table:table-cell>
          <table:table-cell office:value-type="float" office:value="13" calcext:value-type="float">
            <text:p>13</text:p>
          </table:table-cell>
          <table:table-cell office:value-type="float" office:value="26.717" calcext:value-type="float">
            <text:p>26,717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25.8391" calcext:value-type="float">
            <text:p>25,839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.0858" calcext:value-type="float">
            <text:p>12,0858</text:p>
          </table:table-cell>
          <table:table-cell office:value-type="float" office:value="4.48815897248328" calcext:value-type="float">
            <text:p>4,48815897248328</text:p>
          </table:table-cell>
          <table:table-cell office:value-type="float" office:value="101" calcext:value-type="float">
            <text:p>101</text:p>
          </table:table-cell>
          <table:table-cell office:value-type="float" office:value="6.3375" calcext:value-type="float">
            <text:p>6,3375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6" calcext:value-type="float">
            <text:p>236</text:p>
          </table:table-cell>
          <table:table-cell office:value-type="float" office:value="52.8443" calcext:value-type="float">
            <text:p>52,844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.355" calcext:value-type="float">
            <text:p>24,355</text:p>
          </table:table-cell>
          <table:table-cell office:value-type="float" office:value="5.78719347569092" calcext:value-type="float">
            <text:p>5,78719347569092</text:p>
          </table:table-cell>
          <table:table-cell office:value-type="float" office:value="23" calcext:value-type="float">
            <text:p>23</text:p>
          </table:table-cell>
          <table:table-cell office:value-type="float" office:value="24.355" calcext:value-type="float">
            <text:p>24,355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3.8347" calcext:value-type="float">
            <text:p>43,834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.0883" calcext:value-type="float">
            <text:p>42,0883</text:p>
          </table:table-cell>
          <table:table-cell office:value-type="float" office:value="3.84134225605662" calcext:value-type="float">
            <text:p>3,84134225605662</text:p>
          </table:table-cell>
          <table:table-cell office:value-type="float" office:value="12" calcext:value-type="float">
            <text:p>12</text:p>
          </table:table-cell>
          <table:table-cell office:value-type="float" office:value="42.0883" calcext:value-type="float">
            <text:p>42,0883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42" calcext:value-type="float">
            <text:p>242</text:p>
          </table:table-cell>
          <table:table-cell office:value-type="float" office:value="36.1482" calcext:value-type="float">
            <text:p>36,148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.9287" calcext:value-type="float">
            <text:p>24,9287</text:p>
          </table:table-cell>
          <table:table-cell office:value-type="float" office:value="4.03886082478915" calcext:value-type="float">
            <text:p>4,03886082478915</text:p>
          </table:table-cell>
          <table:table-cell office:value-type="float" office:value="22" calcext:value-type="float">
            <text:p>22</text:p>
          </table:table-cell>
          <table:table-cell office:value-type="float" office:value="24.9287" calcext:value-type="float">
            <text:p>24,9287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8.8375" calcext:value-type="float">
            <text:p>38,837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4.7353" calcext:value-type="float">
            <text:p>24,7353</text:p>
          </table:table-cell>
          <table:table-cell office:value-type="float" office:value="7.64712368445176" calcext:value-type="float">
            <text:p>7,64712368445176</text:p>
          </table:table-cell>
          <table:table-cell office:value-type="float" office:value="45" calcext:value-type="float">
            <text:p>45</text:p>
          </table:table-cell>
          <table:table-cell office:value-type="float" office:value="13.9999" calcext:value-type="float">
            <text:p>13,9999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97" calcext:value-type="float">
            <text:p>297</text:p>
          </table:table-cell>
          <table:table-cell office:value-type="float" office:value="17.4973" calcext:value-type="float">
            <text:p>17,497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6.4891" calcext:value-type="float">
            <text:p>6,4891</text:p>
          </table:table-cell>
          <table:table-cell office:value-type="float" office:value="6.96003071341593" calcext:value-type="float">
            <text:p>6,96003071341593</text:p>
          </table:table-cell>
          <table:table-cell office:value-type="float" office:value="139" calcext:value-type="float">
            <text:p>139</text:p>
          </table:table-cell>
          <table:table-cell office:value-type="float" office:value="5.9795" calcext:value-type="float">
            <text:p>5,9795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1.1729" calcext:value-type="float">
            <text:p>41,17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1.2252" calcext:value-type="float">
            <text:p>41,2252</text:p>
          </table:table-cell>
          <table:table-cell office:value-type="float" office:value="4.63943455440696" calcext:value-type="float">
            <text:p>4,63943455440696</text:p>
          </table:table-cell>
          <table:table-cell office:value-type="float" office:value="10" calcext:value-type="float">
            <text:p>10</text:p>
          </table:table-cell>
          <table:table-cell office:value-type="float" office:value="41.1729" calcext:value-type="float">
            <text:p>41,1729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49" calcext:value-type="float">
            <text:p>249</text:p>
          </table:table-cell>
          <table:table-cell office:value-type="float" office:value="46.7589" calcext:value-type="float">
            <text:p>46,758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2.879" calcext:value-type="float">
            <text:p>22,879</text:p>
          </table:table-cell>
          <table:table-cell office:value-type="float" office:value="21.7427929606378" calcext:value-type="float">
            <text:p>21,7427929606378</text:p>
          </table:table-cell>
          <table:table-cell office:value-type="float" office:value="14" calcext:value-type="float">
            <text:p>14</text:p>
          </table:table-cell>
          <table:table-cell office:value-type="float" office:value="22.879" calcext:value-type="float">
            <text:p>22,879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29" calcext:value-type="float">
            <text:p>229</text:p>
          </table:table-cell>
          <table:table-cell office:value-type="float" office:value="52.312" calcext:value-type="float">
            <text:p>52,3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4.8456" calcext:value-type="float">
            <text:p>54,8456</text:p>
          </table:table-cell>
          <table:table-cell office:value-type="float" office:value="4.84631248785721" calcext:value-type="float">
            <text:p>4,84631248785721</text:p>
          </table:table-cell>
          <table:table-cell office:value-type="float" office:value="14" calcext:value-type="float">
            <text:p>14</text:p>
          </table:table-cell>
          <table:table-cell office:value-type="float" office:value="28.0208" calcext:value-type="float">
            <text:p>28,0208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66" calcext:value-type="float">
            <text:p>566</text:p>
          </table:table-cell>
          <table:table-cell office:value-type="float" office:value="71.337" calcext:value-type="float">
            <text:p>71,33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3.565" calcext:value-type="float">
            <text:p>33,565</text:p>
          </table:table-cell>
          <table:table-cell office:value-type="float" office:value="6.62227470392723" calcext:value-type="float">
            <text:p>6,62227470392723</text:p>
          </table:table-cell>
          <table:table-cell office:value-type="float" office:value="7" calcext:value-type="float">
            <text:p>7</text:p>
          </table:table-cell>
          <table:table-cell office:value-type="float" office:value="33.565" calcext:value-type="float">
            <text:p>33,565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8.5654" calcext:value-type="float">
            <text:p>18,5654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2.8114" calcext:value-type="float">
            <text:p>12,8114</text:p>
          </table:table-cell>
          <table:table-cell office:value-type="float" office:value="8.07895869445808" calcext:value-type="float">
            <text:p>8,07895869445808</text:p>
          </table:table-cell>
          <table:table-cell office:value-type="float" office:value="55" calcext:value-type="float">
            <text:p>55</text:p>
          </table:table-cell>
          <table:table-cell office:value-type="float" office:value="12.8114" calcext:value-type="float">
            <text:p>12,8114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55" calcext:value-type="float">
            <text:p>455</text:p>
          </table:table-cell>
          <table:table-cell office:value-type="float" office:value="24.5235" calcext:value-type="float">
            <text:p>24,5235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8.5073" calcext:value-type="float">
            <text:p>18,5073</text:p>
          </table:table-cell>
          <table:table-cell office:value-type="float" office:value="8.07160209166628" calcext:value-type="float">
            <text:p>8,07160209166628</text:p>
          </table:table-cell>
          <table:table-cell office:value-type="float" office:value="60" calcext:value-type="float">
            <text:p>60</text:p>
          </table:table-cell>
          <table:table-cell office:value-type="float" office:value="18.5073" calcext:value-type="float">
            <text:p>18,5073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9.0099" calcext:value-type="float">
            <text:p>49,009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.9381" calcext:value-type="float">
            <text:p>38,9381</text:p>
          </table:table-cell>
          <table:table-cell office:value-type="float" office:value="11.6908177070612" calcext:value-type="float">
            <text:p>11,6908177070612</text:p>
          </table:table-cell>
          <table:table-cell office:value-type="float" office:value="15" calcext:value-type="float">
            <text:p>15</text:p>
          </table:table-cell>
          <table:table-cell office:value-type="float" office:value="30.0457" calcext:value-type="float">
            <text:p>30,0457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office:value-type="float" office:value="55.094" calcext:value-type="float">
            <text:p>55,09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3.2472" calcext:value-type="float">
            <text:p>23,2472</text:p>
          </table:table-cell>
          <table:table-cell office:value-type="float" office:value="5.89264059789748" calcext:value-type="float">
            <text:p>5,89264059789748</text:p>
          </table:table-cell>
          <table:table-cell office:value-type="float" office:value="9" calcext:value-type="float">
            <text:p>9</text:p>
          </table:table-cell>
          <table:table-cell office:value-type="float" office:value="23.2472" calcext:value-type="float">
            <text:p>23,2472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75" calcext:value-type="float">
            <text:p>775</text:p>
          </table:table-cell>
          <table:table-cell office:value-type="float" office:value="27.7721" calcext:value-type="float">
            <text:p>27,772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7.7794" calcext:value-type="float">
            <text:p>17,7794</text:p>
          </table:table-cell>
          <table:table-cell office:value-type="float" office:value="15.408104726975" calcext:value-type="float">
            <text:p>15,408104726975</text:p>
          </table:table-cell>
          <table:table-cell office:value-type="float" office:value="77" calcext:value-type="float">
            <text:p>77</text:p>
          </table:table-cell>
          <table:table-cell office:value-type="float" office:value="17.7691" calcext:value-type="float">
            <text:p>17,7691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26.3925" calcext:value-type="float">
            <text:p>26,392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0.1399" calcext:value-type="float">
            <text:p>10,1399</text:p>
          </table:table-cell>
          <table:table-cell office:value-type="float" office:value="14.2750720942033" calcext:value-type="float">
            <text:p>14,2750720942033</text:p>
          </table:table-cell>
          <table:table-cell office:value-type="float" office:value="106" calcext:value-type="float">
            <text:p>106</text:p>
          </table:table-cell>
          <table:table-cell office:value-type="float" office:value="7.2216" calcext:value-type="float">
            <text:p>7,2216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247" calcext:value-type="float">
            <text:p>5,524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5026" calcext:value-type="float">
            <text:p>0,5026</text:p>
          </table:table-cell>
          <table:table-cell office:value-type="float" office:value="5.39241365253075" calcext:value-type="float">
            <text:p>5,39241365253075</text:p>
          </table:table-cell>
          <table:table-cell office:value-type="float" office:value="739" calcext:value-type="float">
            <text:p>739</text:p>
          </table:table-cell>
          <table:table-cell office:value-type="float" office:value="0.5026" calcext:value-type="float">
            <text:p>0,5026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404" calcext:value-type="float">
            <text:p>1404</text:p>
          </table:table-cell>
          <table:table-cell office:value-type="float" office:value="8.0436" calcext:value-type="float">
            <text:p>8,0436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1.5901" calcext:value-type="float">
            <text:p>1,5901</text:p>
          </table:table-cell>
          <table:table-cell office:value-type="float" office:value="23.7763469351132" calcext:value-type="float">
            <text:p>23,7763469351132</text:p>
          </table:table-cell>
          <table:table-cell office:value-type="float" office:value="871" calcext:value-type="float">
            <text:p>871</text:p>
          </table:table-cell>
          <table:table-cell office:value-type="float" office:value="1.5901" calcext:value-type="float">
            <text:p>1,5901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54.5508" calcext:value-type="float">
            <text:p>54,550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0.1929" calcext:value-type="float">
            <text:p>20,1929</text:p>
          </table:table-cell>
          <table:table-cell office:value-type="float" office:value="8.23234384036692" calcext:value-type="float">
            <text:p>8,23234384036692</text:p>
          </table:table-cell>
          <table:table-cell office:value-type="float" office:value="36" calcext:value-type="float">
            <text:p>36</text:p>
          </table:table-cell>
          <table:table-cell office:value-type="float" office:value="20.1929" calcext:value-type="float">
            <text:p>20,1929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0.0817" calcext:value-type="float">
            <text:p>50,081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4.9654" calcext:value-type="float">
            <text:p>24,9654</text:p>
          </table:table-cell>
          <table:table-cell office:value-type="float" office:value="8.8902024762173" calcext:value-type="float">
            <text:p>8,8902024762173</text:p>
          </table:table-cell>
          <table:table-cell office:value-type="float" office:value="18" calcext:value-type="float">
            <text:p>18</text:p>
          </table:table-cell>
          <table:table-cell office:value-type="float" office:value="24.9654" calcext:value-type="float">
            <text:p>24,9654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53" calcext:value-type="float">
            <text:p>9,7553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5271" calcext:value-type="float">
            <text:p>0,5271</text:p>
          </table:table-cell>
          <table:table-cell office:value-type="float" office:value="4.52216762183801" calcext:value-type="float">
            <text:p>4,52216762183801</text:p>
          </table:table-cell>
          <table:table-cell office:value-type="float" office:value="948" calcext:value-type="float">
            <text:p>948</text:p>
          </table:table-cell>
          <table:table-cell office:value-type="float" office:value="0.0513" calcext:value-type="float">
            <text:p>0,0513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9" calcext:value-type="float">
            <text:p>359</text:p>
          </table:table-cell>
          <table:table-cell office:value-type="float" office:value="23.082" calcext:value-type="float">
            <text:p>23,08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1.0061" calcext:value-type="float">
            <text:p>11,0061</text:p>
          </table:table-cell>
          <table:table-cell office:value-type="float" office:value="23.2299799057372" calcext:value-type="float">
            <text:p>23,2299799057372</text:p>
          </table:table-cell>
          <table:table-cell office:value-type="float" office:value="124" calcext:value-type="float">
            <text:p>124</text:p>
          </table:table-cell>
          <table:table-cell office:value-type="float" office:value="11.0061" calcext:value-type="float">
            <text:p>11,0061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5" calcext:value-type="float">
            <text:p>335</text:p>
          </table:table-cell>
          <table:table-cell office:value-type="float" office:value="2.6928" calcext:value-type="float">
            <text:p>2,6928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7941" calcext:value-type="float">
            <text:p>0,7941</text:p>
          </table:table-cell>
          <table:table-cell office:value-type="float" office:value="12.9555247563234" calcext:value-type="float">
            <text:p>12,9555247563234</text:p>
          </table:table-cell>
          <table:table-cell office:value-type="float" office:value="840" calcext:value-type="float">
            <text:p>840</text:p>
          </table:table-cell>
          <table:table-cell office:value-type="float" office:value="0.7941" calcext:value-type="float">
            <text:p>0,7941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23" calcext:value-type="float">
            <text:p>623</text:p>
          </table:table-cell>
          <table:table-cell office:value-type="float" office:value="30.2155" calcext:value-type="float">
            <text:p>30,215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7.467" calcext:value-type="float">
            <text:p>17,467</text:p>
          </table:table-cell>
          <table:table-cell office:value-type="float" office:value="10.8973778105644" calcext:value-type="float">
            <text:p>10,8973778105644</text:p>
          </table:table-cell>
          <table:table-cell office:value-type="float" office:value="45" calcext:value-type="float">
            <text:p>45</text:p>
          </table:table-cell>
          <table:table-cell office:value-type="float" office:value="17.467" calcext:value-type="float">
            <text:p>17,467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271" calcext:value-type="float">
            <text:p>1271</text:p>
          </table:table-cell>
          <table:table-cell office:value-type="float" office:value="29.4728" calcext:value-type="float">
            <text:p>29,472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9.7412" calcext:value-type="float">
            <text:p>9,7412</text:p>
          </table:table-cell>
          <table:table-cell office:value-type="float" office:value="12.3057423443781" calcext:value-type="float">
            <text:p>12,3057423443781</text:p>
          </table:table-cell>
          <table:table-cell office:value-type="float" office:value="184" calcext:value-type="float">
            <text:p>184</text:p>
          </table:table-cell>
          <table:table-cell office:value-type="float" office:value="9.7412" calcext:value-type="float">
            <text:p>9,7412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154" calcext:value-type="float">
            <text:p>28,715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5.9065" calcext:value-type="float">
            <text:p>25,9065</text:p>
          </table:table-cell>
          <table:table-cell office:value-type="float" office:value="1.77726721583353" calcext:value-type="float">
            <text:p>1,77726721583353</text:p>
          </table:table-cell>
          <table:table-cell office:value-type="float" office:value="13" calcext:value-type="float">
            <text:p>13</text:p>
          </table:table-cell>
          <table:table-cell office:value-type="float" office:value="22.4913" calcext:value-type="float">
            <text:p>22,4913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89" calcext:value-type="float">
            <text:p>389</text:p>
          </table:table-cell>
          <table:table-cell office:value-type="float" office:value="57.8529" calcext:value-type="float">
            <text:p>57,852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1.7662" calcext:value-type="float">
            <text:p>31,7662</text:p>
          </table:table-cell>
          <table:table-cell office:value-type="float" office:value="23.3536044617914" calcext:value-type="float">
            <text:p>23,3536044617914</text:p>
          </table:table-cell>
          <table:table-cell office:value-type="float" office:value="19" calcext:value-type="float">
            <text:p>19</text:p>
          </table:table-cell>
          <table:table-cell office:value-type="float" office:value="31.7662" calcext:value-type="float">
            <text:p>31,7662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42" calcext:value-type="float">
            <text:p>542</text:p>
          </table:table-cell>
          <table:table-cell office:value-type="float" office:value="54.7346" calcext:value-type="float">
            <text:p>54,734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2.3701" calcext:value-type="float">
            <text:p>52,3701</text:p>
          </table:table-cell>
          <table:table-cell office:value-type="float" office:value="36.6903519273359" calcext:value-type="float">
            <text:p>36,6903519273359</text:p>
          </table:table-cell>
          <table:table-cell office:value-type="float" office:value="7" calcext:value-type="float">
            <text:p>7</text:p>
          </table:table-cell>
          <table:table-cell office:value-type="float" office:value="50.8488" calcext:value-type="float">
            <text:p>50,8488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080" calcext:value-type="float">
            <text:p>1080</text:p>
          </table:table-cell>
          <table:table-cell office:value-type="float" office:value="39.6964" calcext:value-type="float">
            <text:p>39,6964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7.6405" calcext:value-type="float">
            <text:p>17,6405</text:p>
          </table:table-cell>
          <table:table-cell office:value-type="float" office:value="16.9496764035605" calcext:value-type="float">
            <text:p>16,9496764035605</text:p>
          </table:table-cell>
          <table:table-cell office:value-type="float" office:value="52" calcext:value-type="float">
            <text:p>52</text:p>
          </table:table-cell>
          <table:table-cell office:value-type="float" office:value="17.6405" calcext:value-type="float">
            <text:p>17,6405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.2064" calcext:value-type="float">
            <text:p>56,206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3.6217" calcext:value-type="float">
            <text:p>13,6217</text:p>
          </table:table-cell>
          <table:table-cell office:value-type="float" office:value="43.5595152396319" calcext:value-type="float">
            <text:p>43,5595152396319</text:p>
          </table:table-cell>
          <table:table-cell office:value-type="float" office:value="73" calcext:value-type="float">
            <text:p>73</text:p>
          </table:table-cell>
          <table:table-cell office:value-type="float" office:value="11.1017" calcext:value-type="float">
            <text:p>11,1017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38.958" calcext:value-type="float">
            <text:p>38,95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9.8917" calcext:value-type="float">
            <text:p>29,8917</text:p>
          </table:table-cell>
          <table:table-cell office:value-type="float" office:value="6.60527796767778" calcext:value-type="float">
            <text:p>6,60527796767778</text:p>
          </table:table-cell>
          <table:table-cell office:value-type="float" office:value="13" calcext:value-type="float">
            <text:p>13</text:p>
          </table:table-cell>
          <table:table-cell office:value-type="float" office:value="26.8875" calcext:value-type="float">
            <text:p>26,8875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office:value-type="float" office:value="40.1586" calcext:value-type="float">
            <text:p>40,158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6.0763" calcext:value-type="float">
            <text:p>16,0763</text:p>
          </table:table-cell>
          <table:table-cell office:value-type="float" office:value="11.541102637379" calcext:value-type="float">
            <text:p>11,541102637379</text:p>
          </table:table-cell>
          <table:table-cell office:value-type="float" office:value="45" calcext:value-type="float">
            <text:p>45</text:p>
          </table:table-cell>
          <table:table-cell office:value-type="float" office:value="13.9631" calcext:value-type="float">
            <text:p>13,9631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1.4682" calcext:value-type="float">
            <text:p>51,468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.6854" calcext:value-type="float">
            <text:p>36,6854</text:p>
          </table:table-cell>
          <table:table-cell office:value-type="float" office:value="7.20161544668072" calcext:value-type="float">
            <text:p>7,20161544668072</text:p>
          </table:table-cell>
          <table:table-cell office:value-type="float" office:value="9" calcext:value-type="float">
            <text:p>9</text:p>
          </table:table-cell>
          <table:table-cell office:value-type="float" office:value="33.342" calcext:value-type="float">
            <text:p>33,342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15" calcext:value-type="float">
            <text:p>6,641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0.3638" calcext:value-type="float">
            <text:p>0,3638</text:p>
          </table:table-cell>
          <table:table-cell office:value-type="float" office:value="4.34372242763069" calcext:value-type="float">
            <text:p>4,34372242763069</text:p>
          </table:table-cell>
          <table:table-cell office:value-type="float" office:value="308" calcext:value-type="float">
            <text:p>308</text:p>
          </table:table-cell>
          <table:table-cell office:value-type="float" office:value="0.2804" calcext:value-type="float">
            <text:p>0,2804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8.1365" calcext:value-type="float">
            <text:p>8,136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3583" calcext:value-type="float">
            <text:p>0,3583</text:p>
          </table:table-cell>
          <table:table-cell office:value-type="float" office:value="9.06321164365541" calcext:value-type="float">
            <text:p>9,06321164365541</text:p>
          </table:table-cell>
          <table:table-cell office:value-type="float" office:value="860" calcext:value-type="float">
            <text:p>860</text:p>
          </table:table-cell>
          <table:table-cell office:value-type="float" office:value="0.3583" calcext:value-type="float">
            <text:p>0,3583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774" calcext:value-type="float">
            <text:p>16,6774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.3374" calcext:value-type="float">
            <text:p>0,3374</text:p>
          </table:table-cell>
          <table:table-cell office:value-type="float" office:value="4.40295689415246" calcext:value-type="float">
            <text:p>4,40295689415246</text:p>
          </table:table-cell>
          <table:table-cell office:value-type="float" office:value="243" calcext:value-type="float">
            <text:p>243</text:p>
          </table:table-cell>
          <table:table-cell office:value-type="float" office:value="0.1658" calcext:value-type="float">
            <text:p>0,1658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99" calcext:value-type="float">
            <text:p>599</text:p>
          </table:table-cell>
          <table:table-cell office:value-type="float" office:value="10.9434" calcext:value-type="float">
            <text:p>10,943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7.2896" calcext:value-type="float">
            <text:p>7,2896</text:p>
          </table:table-cell>
          <table:table-cell office:value-type="float" office:value="10.1739216552559" calcext:value-type="float">
            <text:p>10,1739216552559</text:p>
          </table:table-cell>
          <table:table-cell office:value-type="float" office:value="206" calcext:value-type="float">
            <text:p>206</text:p>
          </table:table-cell>
          <table:table-cell office:value-type="float" office:value="6.9001" calcext:value-type="float">
            <text:p>6,9001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36.3686" calcext:value-type="float">
            <text:p>36,368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0.1622" calcext:value-type="float">
            <text:p>30,1622</text:p>
          </table:table-cell>
          <table:table-cell office:value-type="float" office:value="17.7088979263332" calcext:value-type="float">
            <text:p>17,7088979263332</text:p>
          </table:table-cell>
          <table:table-cell office:value-type="float" office:value="10" calcext:value-type="float">
            <text:p>10</text:p>
          </table:table-cell>
          <table:table-cell office:value-type="float" office:value="30.1622" calcext:value-type="float">
            <text:p>30,1622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06" calcext:value-type="float">
            <text:p>206</text:p>
          </table:table-cell>
          <table:table-cell office:value-type="float" office:value="40.2669" calcext:value-type="float">
            <text:p>40,266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9.8138" calcext:value-type="float">
            <text:p>39,8138</text:p>
          </table:table-cell>
          <table:table-cell office:value-type="float" office:value="15.2074437116696" calcext:value-type="float">
            <text:p>15,2074437116696</text:p>
          </table:table-cell>
          <table:table-cell office:value-type="float" office:value="8" calcext:value-type="float">
            <text:p>8</text:p>
          </table:table-cell>
          <table:table-cell office:value-type="float" office:value="39.8138" calcext:value-type="float">
            <text:p>39,8138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2" calcext:value-type="float">
            <text:p>652</text:p>
          </table:table-cell>
          <table:table-cell office:value-type="float" office:value="21.4356" calcext:value-type="float">
            <text:p>21,435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8.5934" calcext:value-type="float">
            <text:p>8,5934</text:p>
          </table:table-cell>
          <table:table-cell office:value-type="float" office:value="12.2910018388187" calcext:value-type="float">
            <text:p>12,2910018388187</text:p>
          </table:table-cell>
          <table:table-cell office:value-type="float" office:value="149" calcext:value-type="float">
            <text:p>149</text:p>
          </table:table-cell>
          <table:table-cell office:value-type="float" office:value="7.2911" calcext:value-type="float">
            <text:p>7,2911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09" calcext:value-type="float">
            <text:p>609</text:p>
          </table:table-cell>
          <table:table-cell office:value-type="float" office:value="66.6974" calcext:value-type="float">
            <text:p>66,697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2.2464" calcext:value-type="float">
            <text:p>32,2464</text:p>
          </table:table-cell>
          <table:table-cell office:value-type="float" office:value="9.71948112307574" calcext:value-type="float">
            <text:p>9,71948112307574</text:p>
          </table:table-cell>
          <table:table-cell office:value-type="float" office:value="12" calcext:value-type="float">
            <text:p>12</text:p>
          </table:table-cell>
          <table:table-cell office:value-type="float" office:value="32.2464" calcext:value-type="float">
            <text:p>32,2464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79" calcext:value-type="float">
            <text:p>879</text:p>
          </table:table-cell>
          <table:table-cell office:value-type="float" office:value="39.8686" calcext:value-type="float">
            <text:p>39,8686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5.1025" calcext:value-type="float">
            <text:p>25,1025</text:p>
          </table:table-cell>
          <table:table-cell office:value-type="float" office:value="16.6869146712508" calcext:value-type="float">
            <text:p>16,6869146712508</text:p>
          </table:table-cell>
          <table:table-cell office:value-type="float" office:value="65" calcext:value-type="float">
            <text:p>65</text:p>
          </table:table-cell>
          <table:table-cell office:value-type="float" office:value="15.022" calcext:value-type="float">
            <text:p>15,022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459" calcext:value-type="float">
            <text:p>19,845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6.047" calcext:value-type="float">
            <text:p>6,047</text:p>
          </table:table-cell>
          <table:table-cell office:value-type="float" office:value="4.69237491606768" calcext:value-type="float">
            <text:p>4,69237491606768</text:p>
          </table:table-cell>
          <table:table-cell office:value-type="float" office:value="59" calcext:value-type="float">
            <text:p>59</text:p>
          </table:table-cell>
          <table:table-cell office:value-type="float" office:value="0.1452" calcext:value-type="float">
            <text:p>0,1452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29.8476" calcext:value-type="float">
            <text:p>29,847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8.225" calcext:value-type="float">
            <text:p>18,225</text:p>
          </table:table-cell>
          <table:table-cell office:value-type="float" office:value="33.5702639476254" calcext:value-type="float">
            <text:p>33,5702639476254</text:p>
          </table:table-cell>
          <table:table-cell office:value-type="float" office:value="39" calcext:value-type="float">
            <text:p>39</text:p>
          </table:table-cell>
          <table:table-cell office:value-type="float" office:value="18.225" calcext:value-type="float">
            <text:p>18,225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0.5498" calcext:value-type="float">
            <text:p>40,549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7.4376" calcext:value-type="float">
            <text:p>7,4376</text:p>
          </table:table-cell>
          <table:table-cell office:value-type="float" office:value="72.1440486496452" calcext:value-type="float">
            <text:p>72,1440486496452</text:p>
          </table:table-cell>
          <table:table-cell office:value-type="float" office:value="37" calcext:value-type="float">
            <text:p>37</text:p>
          </table:table-cell>
          <table:table-cell office:value-type="float" office:value="7.4376" calcext:value-type="float">
            <text:p>7,4376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31.033" calcext:value-type="float">
            <text:p>31,033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2.4371" calcext:value-type="float">
            <text:p>22,4371</text:p>
          </table:table-cell>
          <table:table-cell office:value-type="float" office:value="10.101629615418" calcext:value-type="float">
            <text:p>10,101629615418</text:p>
          </table:table-cell>
          <table:table-cell office:value-type="float" office:value="66" calcext:value-type="float">
            <text:p>66</text:p>
          </table:table-cell>
          <table:table-cell office:value-type="float" office:value="15.1582" calcext:value-type="float">
            <text:p>15,1582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53" calcext:value-type="float">
            <text:p>453</text:p>
          </table:table-cell>
          <table:table-cell office:value-type="float" office:value="20.7111" calcext:value-type="float">
            <text:p>20,711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9.3719" calcext:value-type="float">
            <text:p>19,3719</text:p>
          </table:table-cell>
          <table:table-cell office:value-type="float" office:value="206.053424600238" calcext:value-type="float">
            <text:p>206,053424600238</text:p>
          </table:table-cell>
          <table:table-cell office:value-type="float" office:value="40" calcext:value-type="float">
            <text:p>40</text:p>
          </table:table-cell>
          <table:table-cell office:value-type="float" office:value="11.6136" calcext:value-type="float">
            <text:p>11,6136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65" calcext:value-type="float">
            <text:p>965</text:p>
          </table:table-cell>
          <table:table-cell office:value-type="float" office:value="38.5007" calcext:value-type="float">
            <text:p>38,500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4.0148" calcext:value-type="float">
            <text:p>14,0148</text:p>
          </table:table-cell>
          <table:table-cell office:value-type="float" office:value="6.63793007113728" calcext:value-type="float">
            <text:p>6,63793007113728</text:p>
          </table:table-cell>
          <table:table-cell office:value-type="float" office:value="28" calcext:value-type="float">
            <text:p>28</text:p>
          </table:table-cell>
          <table:table-cell office:value-type="float" office:value="14.0148" calcext:value-type="float">
            <text:p>14,0148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4" calcext:value-type="float">
            <text:p>304</text:p>
          </table:table-cell>
          <table:table-cell office:value-type="float" office:value="38.4122" calcext:value-type="float">
            <text:p>38,412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2.8324" calcext:value-type="float">
            <text:p>32,8324</text:p>
          </table:table-cell>
          <table:table-cell office:value-type="float" office:value="6.89925174071468" calcext:value-type="float">
            <text:p>6,89925174071468</text:p>
          </table:table-cell>
          <table:table-cell office:value-type="float" office:value="20" calcext:value-type="float">
            <text:p>20</text:p>
          </table:table-cell>
          <table:table-cell office:value-type="float" office:value="32.8324" calcext:value-type="float">
            <text:p>32,8324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31" calcext:value-type="float">
            <text:p>431</text:p>
          </table:table-cell>
          <table:table-cell office:value-type="float" office:value="22.1843" calcext:value-type="float">
            <text:p>22,184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1.2834" calcext:value-type="float">
            <text:p>11,2834</text:p>
          </table:table-cell>
          <table:table-cell office:value-type="float" office:value="30.4551234799018" calcext:value-type="float">
            <text:p>30,4551234799018</text:p>
          </table:table-cell>
          <table:table-cell office:value-type="float" office:value="111" calcext:value-type="float">
            <text:p>111</text:p>
          </table:table-cell>
          <table:table-cell office:value-type="float" office:value="11.2834" calcext:value-type="float">
            <text:p>11,2834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82" calcext:value-type="float">
            <text:p>282</text:p>
          </table:table-cell>
          <table:table-cell office:value-type="float" office:value="36.6551" calcext:value-type="float">
            <text:p>36,655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5.5148" calcext:value-type="float">
            <text:p>15,5148</text:p>
          </table:table-cell>
          <table:table-cell office:value-type="float" office:value="8.05731511209651" calcext:value-type="float">
            <text:p>8,05731511209651</text:p>
          </table:table-cell>
          <table:table-cell office:value-type="float" office:value="37" calcext:value-type="float">
            <text:p>37</text:p>
          </table:table-cell>
          <table:table-cell office:value-type="float" office:value="13.8933" calcext:value-type="float">
            <text:p>13,8933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569" calcext:value-type="float">
            <text:p>569</text:p>
          </table:table-cell>
          <table:table-cell office:value-type="float" office:value="36.1072" calcext:value-type="float">
            <text:p>36,107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4.4275" calcext:value-type="float">
            <text:p>14,4275</text:p>
          </table:table-cell>
          <table:table-cell office:value-type="float" office:value="54.7806296362421" calcext:value-type="float">
            <text:p>54,7806296362421</text:p>
          </table:table-cell>
          <table:table-cell office:value-type="float" office:value="48" calcext:value-type="float">
            <text:p>48</text:p>
          </table:table-cell>
          <table:table-cell office:value-type="float" office:value="14.4275" calcext:value-type="float">
            <text:p>14,4275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26.3539" calcext:value-type="float">
            <text:p>26,353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.3751" calcext:value-type="float">
            <text:p>9,3751</text:p>
          </table:table-cell>
          <table:table-cell office:value-type="float" office:value="9.67136488244632" calcext:value-type="float">
            <text:p>9,67136488244632</text:p>
          </table:table-cell>
          <table:table-cell office:value-type="float" office:value="54" calcext:value-type="float">
            <text:p>54</text:p>
          </table:table-cell>
          <table:table-cell office:value-type="float" office:value="9.3751" calcext:value-type="float">
            <text:p>9,3751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4.0068" calcext:value-type="float">
            <text:p>24,006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7.895" calcext:value-type="float">
            <text:p>17,895</text:p>
          </table:table-cell>
          <table:table-cell office:value-type="float" office:value="4.30589718219886" calcext:value-type="float">
            <text:p>4,30589718219886</text:p>
          </table:table-cell>
          <table:table-cell office:value-type="float" office:value="27" calcext:value-type="float">
            <text:p>27</text:p>
          </table:table-cell>
          <table:table-cell office:value-type="float" office:value="16.6443" calcext:value-type="float">
            <text:p>16,6443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59" calcext:value-type="float">
            <text:p>2,3859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2865" calcext:value-type="float">
            <text:p>0,2865</text:p>
          </table:table-cell>
          <table:table-cell office:value-type="float" office:value="5.87799125977574" calcext:value-type="float">
            <text:p>5,87799125977574</text:p>
          </table:table-cell>
          <table:table-cell office:value-type="float" office:value="1111" calcext:value-type="float">
            <text:p>1111</text:p>
          </table:table-cell>
          <table:table-cell office:value-type="float" office:value="0.2865" calcext:value-type="float">
            <text:p>0,2865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23" calcext:value-type="float">
            <text:p>3,8323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3659" calcext:value-type="float">
            <text:p>0,3659</text:p>
          </table:table-cell>
          <table:table-cell office:value-type="float" office:value="4.89977367856591" calcext:value-type="float">
            <text:p>4,89977367856591</text:p>
          </table:table-cell>
          <table:table-cell office:value-type="float" office:value="1126" calcext:value-type="float">
            <text:p>1126</text:p>
          </table:table-cell>
          <table:table-cell office:value-type="float" office:value="0.3659" calcext:value-type="float">
            <text:p>0,3659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,2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1395" calcext:value-type="float">
            <text:p>0,1395</text:p>
          </table:table-cell>
          <table:table-cell office:value-type="float" office:value="5.19541217732604" calcext:value-type="float">
            <text:p>5,19541217732604</text:p>
          </table:table-cell>
          <table:table-cell office:value-type="float" office:value="408" calcext:value-type="float">
            <text:p>408</text:p>
          </table:table-cell>
          <table:table-cell office:value-type="float" office:value="0.1326" calcext:value-type="float">
            <text:p>0,1326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8.1889" calcext:value-type="float">
            <text:p>28,1889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5.6858" calcext:value-type="float">
            <text:p>15,6858</text:p>
          </table:table-cell>
          <table:table-cell office:value-type="float" office:value="5.61425196211096" calcext:value-type="float">
            <text:p>5,61425196211096</text:p>
          </table:table-cell>
          <table:table-cell office:value-type="float" office:value="74" calcext:value-type="float">
            <text:p>74</text:p>
          </table:table-cell>
          <table:table-cell office:value-type="float" office:value="15.6858" calcext:value-type="float">
            <text:p>15,6858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07" calcext:value-type="float">
            <text:p>407</text:p>
          </table:table-cell>
          <table:table-cell office:value-type="float" office:value="28.5227" calcext:value-type="float">
            <text:p>28,5227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8.7285" calcext:value-type="float">
            <text:p>18,7285</text:p>
          </table:table-cell>
          <table:table-cell office:value-type="float" office:value="16.7884330179165" calcext:value-type="float">
            <text:p>16,7884330179165</text:p>
          </table:table-cell>
          <table:table-cell office:value-type="float" office:value="69" calcext:value-type="float">
            <text:p>69</text:p>
          </table:table-cell>
          <table:table-cell office:value-type="float" office:value="18.7285" calcext:value-type="float">
            <text:p>18,7285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8" calcext:value-type="float">
            <text:p>338</text:p>
          </table:table-cell>
          <table:table-cell office:value-type="float" office:value="6.3325" calcext:value-type="float">
            <text:p>6,3325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.3467" calcext:value-type="float">
            <text:p>3,3467</text:p>
          </table:table-cell>
          <table:table-cell office:value-type="float" office:value="9.27063454949058" calcext:value-type="float">
            <text:p>9,27063454949058</text:p>
          </table:table-cell>
          <table:table-cell office:value-type="float" office:value="798" calcext:value-type="float">
            <text:p>798</text:p>
          </table:table-cell>
          <table:table-cell office:value-type="float" office:value="3.2244" calcext:value-type="float">
            <text:p>3,2244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92" calcext:value-type="float">
            <text:p>492</text:p>
          </table:table-cell>
          <table:table-cell office:value-type="float" office:value="17.9856" calcext:value-type="float">
            <text:p>17,9856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.1949" calcext:value-type="float">
            <text:p>11,1949</text:p>
          </table:table-cell>
          <table:table-cell office:value-type="float" office:value="11.5381923631152" calcext:value-type="float">
            <text:p>11,5381923631152</text:p>
          </table:table-cell>
          <table:table-cell office:value-type="float" office:value="120" calcext:value-type="float">
            <text:p>120</text:p>
          </table:table-cell>
          <table:table-cell office:value-type="float" office:value="11.1949" calcext:value-type="float">
            <text:p>11,1949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63" calcext:value-type="float">
            <text:p>263</text:p>
          </table:table-cell>
          <table:table-cell office:value-type="float" office:value="49.7362" calcext:value-type="float">
            <text:p>49,736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7.3523" calcext:value-type="float">
            <text:p>37,3523</text:p>
          </table:table-cell>
          <table:table-cell office:value-type="float" office:value="3.89370310419469" calcext:value-type="float">
            <text:p>3,89370310419469</text:p>
          </table:table-cell>
          <table:table-cell office:value-type="float" office:value="8" calcext:value-type="float">
            <text:p>8</text:p>
          </table:table-cell>
          <table:table-cell office:value-type="float" office:value="36.9083" calcext:value-type="float">
            <text:p>36,9083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78" calcext:value-type="float">
            <text:p>978</text:p>
          </table:table-cell>
          <table:table-cell office:value-type="float" office:value="9.2504" calcext:value-type="float">
            <text:p>9,250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3.148" calcext:value-type="float">
            <text:p>3,148</text:p>
          </table:table-cell>
          <table:table-cell office:value-type="float" office:value="4.65755006869401" calcext:value-type="float">
            <text:p>4,65755006869401</text:p>
          </table:table-cell>
          <table:table-cell office:value-type="float" office:value="349" calcext:value-type="float">
            <text:p>349</text:p>
          </table:table-cell>
          <table:table-cell office:value-type="float" office:value="3.148" calcext:value-type="float">
            <text:p>3,148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31" calcext:value-type="float">
            <text:p>431</text:p>
          </table:table-cell>
          <table:table-cell office:value-type="float" office:value="7.2532" calcext:value-type="float">
            <text:p>7,2532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.7379" calcext:value-type="float">
            <text:p>1,7379</text:p>
          </table:table-cell>
          <table:table-cell office:value-type="float" office:value="5.50830553944885" calcext:value-type="float">
            <text:p>5,50830553944885</text:p>
          </table:table-cell>
          <table:table-cell office:value-type="float" office:value="236" calcext:value-type="float">
            <text:p>236</text:p>
          </table:table-cell>
          <table:table-cell office:value-type="float" office:value="1.7379" calcext:value-type="float">
            <text:p>1,7379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983" calcext:value-type="float">
            <text:p>983</text:p>
          </table:table-cell>
          <table:table-cell office:value-type="float" office:value="72.6067" calcext:value-type="float">
            <text:p>72,606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.7057" calcext:value-type="float">
            <text:p>34,7057</text:p>
          </table:table-cell>
          <table:table-cell office:value-type="float" office:value="23.189425752109" calcext:value-type="float">
            <text:p>23,189425752109</text:p>
          </table:table-cell>
          <table:table-cell office:value-type="float" office:value="6" calcext:value-type="float">
            <text:p>6</text:p>
          </table:table-cell>
          <table:table-cell office:value-type="float" office:value="34.7057" calcext:value-type="float">
            <text:p>34,7057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127" calcext:value-type="float">
            <text:p>1127</text:p>
          </table:table-cell>
          <table:table-cell office:value-type="float" office:value="25.8697" calcext:value-type="float">
            <text:p>25,869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6.2723" calcext:value-type="float">
            <text:p>6,2723</text:p>
          </table:table-cell>
          <table:table-cell office:value-type="float" office:value="43.1145939344716" calcext:value-type="float">
            <text:p>43,1145939344716</text:p>
          </table:table-cell>
          <table:table-cell office:value-type="float" office:value="168" calcext:value-type="float">
            <text:p>168</text:p>
          </table:table-cell>
          <table:table-cell office:value-type="float" office:value="5.648" calcext:value-type="float">
            <text:p>5,648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26" calcext:value-type="float">
            <text:p>926</text:p>
          </table:table-cell>
          <table:table-cell office:value-type="float" office:value="36.1582" calcext:value-type="float">
            <text:p>36,1582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.5648" calcext:value-type="float">
            <text:p>10,5648</text:p>
          </table:table-cell>
          <table:table-cell office:value-type="float" office:value="6.41661087855796" calcext:value-type="float">
            <text:p>6,41661087855796</text:p>
          </table:table-cell>
          <table:table-cell office:value-type="float" office:value="76" calcext:value-type="float">
            <text:p>76</text:p>
          </table:table-cell>
          <table:table-cell office:value-type="float" office:value="10.5648" calcext:value-type="float">
            <text:p>10,5648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7" calcext:value-type="float">
            <text:p>367</text:p>
          </table:table-cell>
          <table:table-cell office:value-type="float" office:value="31.4325" calcext:value-type="float">
            <text:p>31,432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1.5791" calcext:value-type="float">
            <text:p>11,5791</text:p>
          </table:table-cell>
          <table:table-cell office:value-type="float" office:value="10.3276370462582" calcext:value-type="float">
            <text:p>10,3276370462582</text:p>
          </table:table-cell>
          <table:table-cell office:value-type="float" office:value="96" calcext:value-type="float">
            <text:p>96</text:p>
          </table:table-cell>
          <table:table-cell office:value-type="float" office:value="11.5791" calcext:value-type="float">
            <text:p>11,5791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30" calcext:value-type="float">
            <text:p>930</text:p>
          </table:table-cell>
          <table:table-cell office:value-type="float" office:value="47.8786" calcext:value-type="float">
            <text:p>47,878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3.0049" calcext:value-type="float">
            <text:p>23,0049</text:p>
          </table:table-cell>
          <table:table-cell office:value-type="float" office:value="13.1998645489495" calcext:value-type="float">
            <text:p>13,1998645489495</text:p>
          </table:table-cell>
          <table:table-cell office:value-type="float" office:value="14" calcext:value-type="float">
            <text:p>14</text:p>
          </table:table-cell>
          <table:table-cell office:value-type="float" office:value="23.0049" calcext:value-type="float">
            <text:p>23,0049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7.8792" calcext:value-type="float">
            <text:p>17,879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.5599" calcext:value-type="float">
            <text:p>4,5599</text:p>
          </table:table-cell>
          <table:table-cell office:value-type="float" office:value="19.6270310012345" calcext:value-type="float">
            <text:p>19,6270310012345</text:p>
          </table:table-cell>
          <table:table-cell office:value-type="float" office:value="109" calcext:value-type="float">
            <text:p>109</text:p>
          </table:table-cell>
          <table:table-cell office:value-type="float" office:value="2.6012" calcext:value-type="float">
            <text:p>2,6012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31" calcext:value-type="float">
            <text:p>631</text:p>
          </table:table-cell>
          <table:table-cell office:value-type="float" office:value="39.1809" calcext:value-type="float">
            <text:p>39,180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9.5431" calcext:value-type="float">
            <text:p>19,5431</text:p>
          </table:table-cell>
          <table:table-cell office:value-type="float" office:value="16.2547316339089" calcext:value-type="float">
            <text:p>16,2547316339089</text:p>
          </table:table-cell>
          <table:table-cell office:value-type="float" office:value="22" calcext:value-type="float">
            <text:p>22</text:p>
          </table:table-cell>
          <table:table-cell office:value-type="float" office:value="19.5431" calcext:value-type="float">
            <text:p>19,5431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15" calcext:value-type="float">
            <text:p>1215</text:p>
          </table:table-cell>
          <table:table-cell office:value-type="float" office:value="13.2483" calcext:value-type="float">
            <text:p>13,248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9.3711" calcext:value-type="float">
            <text:p>9,3711</text:p>
          </table:table-cell>
          <table:table-cell office:value-type="float" office:value="11.7521187798715" calcext:value-type="float">
            <text:p>11,7521187798715</text:p>
          </table:table-cell>
          <table:table-cell office:value-type="float" office:value="243" calcext:value-type="float">
            <text:p>243</text:p>
          </table:table-cell>
          <table:table-cell office:value-type="float" office:value="9.3711" calcext:value-type="float">
            <text:p>9,3711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2131" calcext:value-type="float">
            <text:p>2131</text:p>
          </table:table-cell>
          <table:table-cell office:value-type="float" office:value="35.6111" calcext:value-type="float">
            <text:p>35,611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1.7522" calcext:value-type="float">
            <text:p>11,7522</text:p>
          </table:table-cell>
          <table:table-cell office:value-type="float" office:value="12.5625227021289" calcext:value-type="float">
            <text:p>12,5625227021289</text:p>
          </table:table-cell>
          <table:table-cell office:value-type="float" office:value="56" calcext:value-type="float">
            <text:p>56</text:p>
          </table:table-cell>
          <table:table-cell office:value-type="float" office:value="11.7522" calcext:value-type="float">
            <text:p>11,7522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37" calcext:value-type="float">
            <text:p>337</text:p>
          </table:table-cell>
          <table:table-cell office:value-type="float" office:value="38.666" calcext:value-type="float">
            <text:p>38,66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0.1086" calcext:value-type="float">
            <text:p>20,1086</text:p>
          </table:table-cell>
          <table:table-cell office:value-type="float" office:value="12.7753215183038" calcext:value-type="float">
            <text:p>12,7753215183038</text:p>
          </table:table-cell>
          <table:table-cell office:value-type="float" office:value="16" calcext:value-type="float">
            <text:p>16</text:p>
          </table:table-cell>
          <table:table-cell office:value-type="float" office:value="18.6196" calcext:value-type="float">
            <text:p>18,6196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87" calcext:value-type="float">
            <text:p>487</text:p>
          </table:table-cell>
          <table:table-cell office:value-type="float" office:value="24.4121" calcext:value-type="float">
            <text:p>24,412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8.2897" calcext:value-type="float">
            <text:p>38,2897</text:p>
          </table:table-cell>
          <table:table-cell office:value-type="float" office:value="27.3627842250382" calcext:value-type="float">
            <text:p>27,3627842250382</text:p>
          </table:table-cell>
          <table:table-cell office:value-type="float" office:value="46" calcext:value-type="float">
            <text:p>46</text:p>
          </table:table-cell>
          <table:table-cell office:value-type="float" office:value="20.6984" calcext:value-type="float">
            <text:p>20,6984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1" calcext:value-type="float">
            <text:p>271</text:p>
          </table:table-cell>
          <table:table-cell office:value-type="float" office:value="15.2215" calcext:value-type="float">
            <text:p>15,2215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5.3218" calcext:value-type="float">
            <text:p>5,3218</text:p>
          </table:table-cell>
          <table:table-cell office:value-type="float" office:value="16.6801803511978" calcext:value-type="float">
            <text:p>16,6801803511978</text:p>
          </table:table-cell>
          <table:table-cell office:value-type="float" office:value="205" calcext:value-type="float">
            <text:p>205</text:p>
          </table:table-cell>
          <table:table-cell office:value-type="float" office:value="4.0236" calcext:value-type="float">
            <text:p>4,0236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office:value-type="float" office:value="9.5455" calcext:value-type="float">
            <text:p>9,545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2.8349" calcext:value-type="float">
            <text:p>2,8349</text:p>
          </table:table-cell>
          <table:table-cell office:value-type="float" office:value="53.3044457124193" calcext:value-type="float">
            <text:p>53,3044457124193</text:p>
          </table:table-cell>
          <table:table-cell office:value-type="float" office:value="401" calcext:value-type="float">
            <text:p>401</text:p>
          </table:table-cell>
          <table:table-cell office:value-type="float" office:value="2.8349" calcext:value-type="float">
            <text:p>2,8349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2.661" calcext:value-type="float">
            <text:p>12,661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4152" calcext:value-type="float">
            <text:p>0,4152</text:p>
          </table:table-cell>
          <table:table-cell office:value-type="float" office:value="7.77779183103814" calcext:value-type="float">
            <text:p>7,77779183103814</text:p>
          </table:table-cell>
          <table:table-cell office:value-type="float" office:value="233" calcext:value-type="float">
            <text:p>233</text:p>
          </table:table-cell>
          <table:table-cell office:value-type="float" office:value="0.3939" calcext:value-type="float">
            <text:p>0,3939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7.8708" calcext:value-type="float">
            <text:p>47,870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21.4741" calcext:value-type="float">
            <text:p>21,4741</text:p>
          </table:table-cell>
          <table:table-cell office:value-type="float" office:value="12.3656179474967" calcext:value-type="float">
            <text:p>12,3656179474967</text:p>
          </table:table-cell>
          <table:table-cell office:value-type="float" office:value="33" calcext:value-type="float">
            <text:p>33</text:p>
          </table:table-cell>
          <table:table-cell office:value-type="float" office:value="14.9205" calcext:value-type="float">
            <text:p>14,9205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5.6651" calcext:value-type="float">
            <text:p>5,665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232" calcext:value-type="float">
            <text:p>0,232</text:p>
          </table:table-cell>
          <table:table-cell office:value-type="float" office:value="7.99202375559833" calcext:value-type="float">
            <text:p>7,99202375559833</text:p>
          </table:table-cell>
          <table:table-cell office:value-type="float" office:value="1543" calcext:value-type="float">
            <text:p>1543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0.7688" calcext:value-type="float">
            <text:p>60,768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6.6994" calcext:value-type="float">
            <text:p>26,6994</text:p>
          </table:table-cell>
          <table:table-cell office:value-type="float" office:value="6.04112683029141" calcext:value-type="float">
            <text:p>6,04112683029141</text:p>
          </table:table-cell>
          <table:table-cell office:value-type="float" office:value="11" calcext:value-type="float">
            <text:p>11</text:p>
          </table:table-cell>
          <table:table-cell office:value-type="float" office:value="26.6994" calcext:value-type="float">
            <text:p>26,6994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37.6884" calcext:value-type="float">
            <text:p>37,688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8.9232" calcext:value-type="float">
            <text:p>18,9232</text:p>
          </table:table-cell>
          <table:table-cell office:value-type="float" office:value="8.60949463548325" calcext:value-type="float">
            <text:p>8,60949463548325</text:p>
          </table:table-cell>
          <table:table-cell office:value-type="float" office:value="40" calcext:value-type="float">
            <text:p>40</text:p>
          </table:table-cell>
          <table:table-cell office:value-type="float" office:value="18.9232" calcext:value-type="float">
            <text:p>18,9232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45.9642" calcext:value-type="float">
            <text:p>45,964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7.4214" calcext:value-type="float">
            <text:p>37,4214</text:p>
          </table:table-cell>
          <table:table-cell office:value-type="float" office:value="15.5221881637013" calcext:value-type="float">
            <text:p>15,5221881637013</text:p>
          </table:table-cell>
          <table:table-cell office:value-type="float" office:value="15" calcext:value-type="float">
            <text:p>15</text:p>
          </table:table-cell>
          <table:table-cell office:value-type="float" office:value="32.966" calcext:value-type="float">
            <text:p>32,966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29.5554" calcext:value-type="float">
            <text:p>29,5554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0.4088" calcext:value-type="float">
            <text:p>10,4088</text:p>
          </table:table-cell>
          <table:table-cell office:value-type="float" office:value="11.685261474609" calcext:value-type="float">
            <text:p>11,685261474609</text:p>
          </table:table-cell>
          <table:table-cell office:value-type="float" office:value="65" calcext:value-type="float">
            <text:p>65</text:p>
          </table:table-cell>
          <table:table-cell office:value-type="float" office:value="5.6304" calcext:value-type="float">
            <text:p>5,6304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32" calcext:value-type="float">
            <text:p>632</text:p>
          </table:table-cell>
          <table:table-cell office:value-type="float" office:value="21.2237" calcext:value-type="float">
            <text:p>21,2237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0.8024" calcext:value-type="float">
            <text:p>10,8024</text:p>
          </table:table-cell>
          <table:table-cell office:value-type="float" office:value="10.1152280885514" calcext:value-type="float">
            <text:p>10,1152280885514</text:p>
          </table:table-cell>
          <table:table-cell office:value-type="float" office:value="110" calcext:value-type="float">
            <text:p>110</text:p>
          </table:table-cell>
          <table:table-cell office:value-type="float" office:value="10.7039" calcext:value-type="float">
            <text:p>10,7039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338" calcext:value-type="float">
            <text:p>12,6338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0.5377" calcext:value-type="float">
            <text:p>0,5377</text:p>
          </table:table-cell>
          <table:table-cell office:value-type="float" office:value="6.11339029148566" calcext:value-type="float">
            <text:p>6,11339029148566</text:p>
          </table:table-cell>
          <table:table-cell office:value-type="float" office:value="139" calcext:value-type="float">
            <text:p>139</text:p>
          </table:table-cell>
          <table:table-cell office:value-type="float" office:value="0.4465" calcext:value-type="float">
            <text:p>0,4465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34.4584" calcext:value-type="float">
            <text:p>34,458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9.0848" calcext:value-type="float">
            <text:p>29,0848</text:p>
          </table:table-cell>
          <table:table-cell office:value-type="float" office:value="4.17229697456352" calcext:value-type="float">
            <text:p>4,17229697456352</text:p>
          </table:table-cell>
          <table:table-cell office:value-type="float" office:value="25" calcext:value-type="float">
            <text:p>25</text:p>
          </table:table-cell>
          <table:table-cell office:value-type="float" office:value="26.0259" calcext:value-type="float">
            <text:p>26,0259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803" calcext:value-type="float">
            <text:p>803</text:p>
          </table:table-cell>
          <table:table-cell office:value-type="float" office:value="48.1312" calcext:value-type="float">
            <text:p>48,131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5.6203" calcext:value-type="float">
            <text:p>25,6203</text:p>
          </table:table-cell>
          <table:table-cell office:value-type="float" office:value="40.3419723541679" calcext:value-type="float">
            <text:p>40,3419723541679</text:p>
          </table:table-cell>
          <table:table-cell office:value-type="float" office:value="30" calcext:value-type="float">
            <text:p>30</text:p>
          </table:table-cell>
          <table:table-cell office:value-type="float" office:value="25.2629" calcext:value-type="float">
            <text:p>25,2629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81" calcext:value-type="float">
            <text:p>281</text:p>
          </table:table-cell>
          <table:table-cell office:value-type="float" office:value="43.4226" calcext:value-type="float">
            <text:p>43,422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3.3506" calcext:value-type="float">
            <text:p>33,3506</text:p>
          </table:table-cell>
          <table:table-cell office:value-type="float" office:value="12.4383857851732" calcext:value-type="float">
            <text:p>12,4383857851732</text:p>
          </table:table-cell>
          <table:table-cell office:value-type="float" office:value="32" calcext:value-type="float">
            <text:p>32</text:p>
          </table:table-cell>
          <table:table-cell office:value-type="float" office:value="27.9146" calcext:value-type="float">
            <text:p>27,9146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76" calcext:value-type="float">
            <text:p>376</text:p>
          </table:table-cell>
          <table:table-cell office:value-type="float" office:value="71.6395" calcext:value-type="float">
            <text:p>71,6395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4.9876" calcext:value-type="float">
            <text:p>24,9876</text:p>
          </table:table-cell>
          <table:table-cell office:value-type="float" office:value="6.89981704083313" calcext:value-type="float">
            <text:p>6,89981704083313</text:p>
          </table:table-cell>
          <table:table-cell office:value-type="float" office:value="8" calcext:value-type="float">
            <text:p>8</text:p>
          </table:table-cell>
          <table:table-cell office:value-type="float" office:value="24.9876" calcext:value-type="float">
            <text:p>24,9876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983" calcext:value-type="float">
            <text:p>1983</text:p>
          </table:table-cell>
          <table:table-cell office:value-type="float" office:value="13.3586" calcext:value-type="float">
            <text:p>13,3586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6.1292" calcext:value-type="float">
            <text:p>6,1292</text:p>
          </table:table-cell>
          <table:table-cell office:value-type="float" office:value="56.5459478861992" calcext:value-type="float">
            <text:p>56,5459478861992</text:p>
          </table:table-cell>
          <table:table-cell office:value-type="float" office:value="572" calcext:value-type="float">
            <text:p>572</text:p>
          </table:table-cell>
          <table:table-cell office:value-type="float" office:value="6.1292" calcext:value-type="float">
            <text:p>6,1292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990" calcext:value-type="float">
            <text:p>990</text:p>
          </table:table-cell>
          <table:table-cell office:value-type="float" office:value="37.814" calcext:value-type="float">
            <text:p>37,81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3.0721" calcext:value-type="float">
            <text:p>33,0721</text:p>
          </table:table-cell>
          <table:table-cell office:value-type="float" office:value="11.1133870503452" calcext:value-type="float">
            <text:p>11,1133870503452</text:p>
          </table:table-cell>
          <table:table-cell office:value-type="float" office:value="18" calcext:value-type="float">
            <text:p>18</text:p>
          </table:table-cell>
          <table:table-cell office:value-type="float" office:value="33.0721" calcext:value-type="float">
            <text:p>33,0721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3" calcext:value-type="float">
            <text:p>253</text:p>
          </table:table-cell>
          <table:table-cell office:value-type="float" office:value="35.8184" calcext:value-type="float">
            <text:p>35,818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2.2894" calcext:value-type="float">
            <text:p>32,2894</text:p>
          </table:table-cell>
          <table:table-cell office:value-type="float" office:value="15.5025091834609" calcext:value-type="float">
            <text:p>15,5025091834609</text:p>
          </table:table-cell>
          <table:table-cell office:value-type="float" office:value="56" calcext:value-type="float">
            <text:p>56</text:p>
          </table:table-cell>
          <table:table-cell office:value-type="float" office:value="12.4313" calcext:value-type="float">
            <text:p>12,4313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29.9803" calcext:value-type="float">
            <text:p>29,9803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9.8092" calcext:value-type="float">
            <text:p>19,8092</text:p>
          </table:table-cell>
          <table:table-cell office:value-type="float" office:value="19.2568038285128" calcext:value-type="float">
            <text:p>19,2568038285128</text:p>
          </table:table-cell>
          <table:table-cell office:value-type="float" office:value="39" calcext:value-type="float">
            <text:p>39</text:p>
          </table:table-cell>
          <table:table-cell office:value-type="float" office:value="13.6836" calcext:value-type="float">
            <text:p>13,6836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20.0554" calcext:value-type="float">
            <text:p>20,055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5.6179" calcext:value-type="float">
            <text:p>15,6179</text:p>
          </table:table-cell>
          <table:table-cell office:value-type="float" office:value="18.236406583263" calcext:value-type="float">
            <text:p>18,236406583263</text:p>
          </table:table-cell>
          <table:table-cell office:value-type="float" office:value="72" calcext:value-type="float">
            <text:p>72</text:p>
          </table:table-cell>
          <table:table-cell office:value-type="float" office:value="11.3564" calcext:value-type="float">
            <text:p>11,3564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84" calcext:value-type="float">
            <text:p>684</text:p>
          </table:table-cell>
          <table:table-cell office:value-type="float" office:value="39.0519" calcext:value-type="float">
            <text:p>39,051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4.4845" calcext:value-type="float">
            <text:p>34,4845</text:p>
          </table:table-cell>
          <table:table-cell office:value-type="float" office:value="26.9965821676067" calcext:value-type="float">
            <text:p>26,9965821676067</text:p>
          </table:table-cell>
          <table:table-cell office:value-type="float" office:value="36" calcext:value-type="float">
            <text:p>36</text:p>
          </table:table-cell>
          <table:table-cell office:value-type="float" office:value="17.2075" calcext:value-type="float">
            <text:p>17,2075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72.11" calcext:value-type="float">
            <text:p>72,11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25.6111" calcext:value-type="float">
            <text:p>25,6111</text:p>
          </table:table-cell>
          <table:table-cell office:value-type="float" office:value="11.0258112708989" calcext:value-type="float">
            <text:p>11,0258112708989</text:p>
          </table:table-cell>
          <table:table-cell office:value-type="float" office:value="6" calcext:value-type="float">
            <text:p>6</text:p>
          </table:table-cell>
          <table:table-cell office:value-type="float" office:value="25.6111" calcext:value-type="float">
            <text:p>25,6111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6.8367" calcext:value-type="float">
            <text:p>16,836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3.3931" calcext:value-type="float">
            <text:p>13,3931</text:p>
          </table:table-cell>
          <table:table-cell office:value-type="float" office:value="30.8149432573206" calcext:value-type="float">
            <text:p>30,8149432573206</text:p>
          </table:table-cell>
          <table:table-cell office:value-type="float" office:value="111" calcext:value-type="float">
            <text:p>111</text:p>
          </table:table-cell>
          <table:table-cell office:value-type="float" office:value="8.2868" calcext:value-type="float">
            <text:p>8,2868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1" calcext:value-type="float">
            <text:p>321</text:p>
          </table:table-cell>
          <table:table-cell office:value-type="float" office:value="16.7411" calcext:value-type="float">
            <text:p>16,7411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7.9698" calcext:value-type="float">
            <text:p>7,9698</text:p>
          </table:table-cell>
          <table:table-cell office:value-type="float" office:value="25.4829209590177" calcext:value-type="float">
            <text:p>25,4829209590177</text:p>
          </table:table-cell>
          <table:table-cell office:value-type="float" office:value="141" calcext:value-type="float">
            <text:p>141</text:p>
          </table:table-cell>
          <table:table-cell office:value-type="float" office:value="7.9698" calcext:value-type="float">
            <text:p>7,9698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98" calcext:value-type="float">
            <text:p>298</text:p>
          </table:table-cell>
          <table:table-cell office:value-type="float" office:value="50.4774" calcext:value-type="float">
            <text:p>50,477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0.2576" calcext:value-type="float">
            <text:p>40,2576</text:p>
          </table:table-cell>
          <table:table-cell office:value-type="float" office:value="12.1098132601235" calcext:value-type="float">
            <text:p>12,1098132601235</text:p>
          </table:table-cell>
          <table:table-cell office:value-type="float" office:value="11" calcext:value-type="float">
            <text:p>11</text:p>
          </table:table-cell>
          <table:table-cell office:value-type="float" office:value="34.623" calcext:value-type="float">
            <text:p>34,623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 office:value-type="float" office:value="46.5096" calcext:value-type="float">
            <text:p>46,509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8.4297" calcext:value-type="float">
            <text:p>48,4297</text:p>
          </table:table-cell>
          <table:table-cell office:value-type="float" office:value="43.9731972342468" calcext:value-type="float">
            <text:p>43,9731972342468</text:p>
          </table:table-cell>
          <table:table-cell office:value-type="float" office:value="6" calcext:value-type="float">
            <text:p>6</text:p>
          </table:table-cell>
          <table:table-cell office:value-type="float" office:value="35.6415" calcext:value-type="float">
            <text:p>35,6415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48" calcext:value-type="float">
            <text:p>648</text:p>
          </table:table-cell>
          <table:table-cell office:value-type="float" office:value="48.907" calcext:value-type="float">
            <text:p>48,90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23.0781" calcext:value-type="float">
            <text:p>23,0781</text:p>
          </table:table-cell>
          <table:table-cell office:value-type="float" office:value="40.2420752372111" calcext:value-type="float">
            <text:p>40,2420752372111</text:p>
          </table:table-cell>
          <table:table-cell office:value-type="float" office:value="9" calcext:value-type="float">
            <text:p>9</text:p>
          </table:table-cell>
          <table:table-cell office:value-type="float" office:value="23.0781" calcext:value-type="float">
            <text:p>23,0781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34" calcext:value-type="float">
            <text:p>434</text:p>
          </table:table-cell>
          <table:table-cell office:value-type="float" office:value="24.5034" calcext:value-type="float">
            <text:p>24,503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25.7755" calcext:value-type="float">
            <text:p>25,7755</text:p>
          </table:table-cell>
          <table:table-cell office:value-type="float" office:value="40.9673890260503" calcext:value-type="float">
            <text:p>40,9673890260503</text:p>
          </table:table-cell>
          <table:table-cell office:value-type="float" office:value="67" calcext:value-type="float">
            <text:p>67</text:p>
          </table:table-cell>
          <table:table-cell office:value-type="float" office:value="17.2062" calcext:value-type="float">
            <text:p>17,2062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38.4867" calcext:value-type="float">
            <text:p>38,486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4.6702" calcext:value-type="float">
            <text:p>14,6702</text:p>
          </table:table-cell>
          <table:table-cell office:value-type="float" office:value="7.03392528937026" calcext:value-type="float">
            <text:p>7,03392528937026</text:p>
          </table:table-cell>
          <table:table-cell office:value-type="float" office:value="62" calcext:value-type="float">
            <text:p>62</text:p>
          </table:table-cell>
          <table:table-cell office:value-type="float" office:value="14.6702" calcext:value-type="float">
            <text:p>14,6702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37.097" calcext:value-type="float">
            <text:p>37,09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6.392" calcext:value-type="float">
            <text:p>16,392</text:p>
          </table:table-cell>
          <table:table-cell office:value-type="float" office:value="17.8057736397007" calcext:value-type="float">
            <text:p>17,8057736397007</text:p>
          </table:table-cell>
          <table:table-cell office:value-type="float" office:value="66" calcext:value-type="float">
            <text:p>66</text:p>
          </table:table-cell>
          <table:table-cell office:value-type="float" office:value="16.392" calcext:value-type="float">
            <text:p>16,392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01" calcext:value-type="float">
            <text:p>33,690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0.3247" calcext:value-type="float">
            <text:p>0,3247</text:p>
          </table:table-cell>
          <table:table-cell office:value-type="float" office:value="5.32058317679992" calcext:value-type="float">
            <text:p>5,32058317679992</text:p>
          </table:table-cell>
          <table:table-cell office:value-type="float" office:value="34" calcext:value-type="float">
            <text:p>34</text:p>
          </table:table-cell>
          <table:table-cell office:value-type="float" office:value="0.3247" calcext:value-type="float">
            <text:p>0,3247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07" calcext:value-type="float">
            <text:p>1107</text:p>
          </table:table-cell>
          <table:table-cell office:value-type="float" office:value="17.9616" calcext:value-type="float">
            <text:p>17,961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.485" calcext:value-type="float">
            <text:p>4,485</text:p>
          </table:table-cell>
          <table:table-cell office:value-type="float" office:value="18.672145112823" calcext:value-type="float">
            <text:p>18,672145112823</text:p>
          </table:table-cell>
          <table:table-cell office:value-type="float" office:value="315" calcext:value-type="float">
            <text:p>315</text:p>
          </table:table-cell>
          <table:table-cell office:value-type="float" office:value="4.464" calcext:value-type="float">
            <text:p>4,464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62" calcext:value-type="float">
            <text:p>662</text:p>
          </table:table-cell>
          <table:table-cell office:value-type="float" office:value="19.1717" calcext:value-type="float">
            <text:p>19,171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.9362" calcext:value-type="float">
            <text:p>4,9362</text:p>
          </table:table-cell>
          <table:table-cell office:value-type="float" office:value="10.5481136719256" calcext:value-type="float">
            <text:p>10,5481136719256</text:p>
          </table:table-cell>
          <table:table-cell office:value-type="float" office:value="202" calcext:value-type="float">
            <text:p>202</text:p>
          </table:table-cell>
          <table:table-cell office:value-type="float" office:value="4.9362" calcext:value-type="float">
            <text:p>4,9362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884" calcext:value-type="float">
            <text:p>24,08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.6892" calcext:value-type="float">
            <text:p>6,6892</text:p>
          </table:table-cell>
          <table:table-cell office:value-type="float" office:value="2.74306220197473" calcext:value-type="float">
            <text:p>2,74306220197473</text:p>
          </table:table-cell>
          <table:table-cell office:value-type="float" office:value="25" calcext:value-type="float">
            <text:p>25</text:p>
          </table:table-cell>
          <table:table-cell office:value-type="float" office:value="6.3842" calcext:value-type="float">
            <text:p>6,3842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40.2364" calcext:value-type="float">
            <text:p>40,236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0.2136" calcext:value-type="float">
            <text:p>10,2136</text:p>
          </table:table-cell>
          <table:table-cell office:value-type="float" office:value="10.6182919897799" calcext:value-type="float">
            <text:p>10,6182919897799</text:p>
          </table:table-cell>
          <table:table-cell office:value-type="float" office:value="23" calcext:value-type="float">
            <text:p>23</text:p>
          </table:table-cell>
          <table:table-cell office:value-type="float" office:value="10.2136" calcext:value-type="float">
            <text:p>10,2136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45" calcext:value-type="float">
            <text:p>1345</text:p>
          </table:table-cell>
          <table:table-cell office:value-type="float" office:value="20.7605" calcext:value-type="float">
            <text:p>20,760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.2888" calcext:value-type="float">
            <text:p>8,2888</text:p>
          </table:table-cell>
          <table:table-cell office:value-type="float" office:value="12.4972766791437" calcext:value-type="float">
            <text:p>12,4972766791437</text:p>
          </table:table-cell>
          <table:table-cell office:value-type="float" office:value="135" calcext:value-type="float">
            <text:p>135</text:p>
          </table:table-cell>
          <table:table-cell office:value-type="float" office:value="8.2888" calcext:value-type="float">
            <text:p>8,2888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30.2518" calcext:value-type="float">
            <text:p>30,251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0.3004" calcext:value-type="float">
            <text:p>20,3004</text:p>
          </table:table-cell>
          <table:table-cell office:value-type="float" office:value="32.1793186498221" calcext:value-type="float">
            <text:p>32,1793186498221</text:p>
          </table:table-cell>
          <table:table-cell office:value-type="float" office:value="57" calcext:value-type="float">
            <text:p>57</text:p>
          </table:table-cell>
          <table:table-cell office:value-type="float" office:value="15.4166" calcext:value-type="float">
            <text:p>15,4166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79" calcext:value-type="float">
            <text:p>679</text:p>
          </table:table-cell>
          <table:table-cell office:value-type="float" office:value="38.5787" calcext:value-type="float">
            <text:p>38,578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6.5332" calcext:value-type="float">
            <text:p>26,5332</text:p>
          </table:table-cell>
          <table:table-cell office:value-type="float" office:value="13.2889700682332" calcext:value-type="float">
            <text:p>13,2889700682332</text:p>
          </table:table-cell>
          <table:table-cell office:value-type="float" office:value="21" calcext:value-type="float">
            <text:p>21</text:p>
          </table:table-cell>
          <table:table-cell office:value-type="float" office:value="26.5332" calcext:value-type="float">
            <text:p>26,5332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99" calcext:value-type="float">
            <text:p>299</text:p>
          </table:table-cell>
          <table:table-cell office:value-type="float" office:value="75.1789" calcext:value-type="float">
            <text:p>75,178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4.9708" calcext:value-type="float">
            <text:p>54,9708</text:p>
          </table:table-cell>
          <table:table-cell office:value-type="float" office:value="91.8829914106048" calcext:value-type="float">
            <text:p>91,8829914106048</text:p>
          </table:table-cell>
          <table:table-cell office:value-type="float" office:value="4" calcext:value-type="float">
            <text:p>4</text:p>
          </table:table-cell>
          <table:table-cell office:value-type="float" office:value="54.9708" calcext:value-type="float">
            <text:p>54,9708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9.2435" calcext:value-type="float">
            <text:p>9,2435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0.1236" calcext:value-type="float">
            <text:p>10,1236</text:p>
          </table:table-cell>
          <table:table-cell office:value-type="float" office:value="30.380871408892" calcext:value-type="float">
            <text:p>30,380871408892</text:p>
          </table:table-cell>
          <table:table-cell office:value-type="float" office:value="174" calcext:value-type="float">
            <text:p>174</text:p>
          </table:table-cell>
          <table:table-cell office:value-type="float" office:value="9.0406" calcext:value-type="float">
            <text:p>9,0406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26.9335" calcext:value-type="float">
            <text:p>26,933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1.4362" calcext:value-type="float">
            <text:p>21,4362</text:p>
          </table:table-cell>
          <table:table-cell office:value-type="float" office:value="30.2270223811278" calcext:value-type="float">
            <text:p>30,2270223811278</text:p>
          </table:table-cell>
          <table:table-cell office:value-type="float" office:value="59" calcext:value-type="float">
            <text:p>59</text:p>
          </table:table-cell>
          <table:table-cell office:value-type="float" office:value="15.6522" calcext:value-type="float">
            <text:p>15,6522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" calcext:value-type="float">
            <text:p>4,71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0737" calcext:value-type="float">
            <text:p>0,0737</text:p>
          </table:table-cell>
          <table:table-cell office:value-type="float" office:value="5.5" calcext:value-type="float">
            <text:p>5,5</text:p>
          </table:table-cell>
          <table:table-cell office:value-type="float" office:value="1498" calcext:value-type="float">
            <text:p>1498</text:p>
          </table:table-cell>
          <table:table-cell office:value-type="float" office:value="0.0737" calcext:value-type="float">
            <text:p>0,0737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2" calcext:value-type="float">
            <text:p>362</text:p>
          </table:table-cell>
          <table:table-cell office:value-type="float" office:value="17.7828" calcext:value-type="float">
            <text:p>17,782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6.1434" calcext:value-type="float">
            <text:p>16,1434</text:p>
          </table:table-cell>
          <table:table-cell office:value-type="float" office:value="12.8782068242115" calcext:value-type="float">
            <text:p>12,8782068242115</text:p>
          </table:table-cell>
          <table:table-cell office:value-type="float" office:value="186" calcext:value-type="float">
            <text:p>186</text:p>
          </table:table-cell>
          <table:table-cell office:value-type="float" office:value="10.4563" calcext:value-type="float">
            <text:p>10,4563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02" calcext:value-type="float">
            <text:p>602</text:p>
          </table:table-cell>
          <table:table-cell office:value-type="float" office:value="12.6777" calcext:value-type="float">
            <text:p>12,6777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21.0268" calcext:value-type="float">
            <text:p>21,0268</text:p>
          </table:table-cell>
          <table:table-cell office:value-type="float" office:value="8.49695253280469" calcext:value-type="float">
            <text:p>8,49695253280469</text:p>
          </table:table-cell>
          <table:table-cell office:value-type="float" office:value="199" calcext:value-type="float">
            <text:p>199</text:p>
          </table:table-cell>
          <table:table-cell office:value-type="float" office:value="8.1267" calcext:value-type="float">
            <text:p>8,1267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9.7842" calcext:value-type="float">
            <text:p>9,7842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2.3715" calcext:value-type="float">
            <text:p>12,3715</text:p>
          </table:table-cell>
          <table:table-cell office:value-type="float" office:value="13.5562251548346" calcext:value-type="float">
            <text:p>13,5562251548346</text:p>
          </table:table-cell>
          <table:table-cell office:value-type="float" office:value="219" calcext:value-type="float">
            <text:p>219</text:p>
          </table:table-cell>
          <table:table-cell office:value-type="float" office:value="6.7807" calcext:value-type="float">
            <text:p>6,7807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2" calcext:value-type="float">
            <text:p>262</text:p>
          </table:table-cell>
          <table:table-cell office:value-type="float" office:value="12.5091" calcext:value-type="float">
            <text:p>12,509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0.4887" calcext:value-type="float">
            <text:p>10,4887</text:p>
          </table:table-cell>
          <table:table-cell office:value-type="float" office:value="13.4949245876518" calcext:value-type="float">
            <text:p>13,4949245876518</text:p>
          </table:table-cell>
          <table:table-cell office:value-type="float" office:value="181" calcext:value-type="float">
            <text:p>181</text:p>
          </table:table-cell>
          <table:table-cell office:value-type="float" office:value="10.4887" calcext:value-type="float">
            <text:p>10,4887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796" calcext:value-type="float">
            <text:p>12,479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.1077" calcext:value-type="float">
            <text:p>1,1077</text:p>
          </table:table-cell>
          <table:table-cell office:value-type="float" office:value="2.98028930681765" calcext:value-type="float">
            <text:p>2,98028930681765</text:p>
          </table:table-cell>
          <table:table-cell office:value-type="float" office:value="177" calcext:value-type="float">
            <text:p>177</text:p>
          </table:table-cell>
          <table:table-cell office:value-type="float" office:value="0.4162" calcext:value-type="float">
            <text:p>0,4162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47.2086" calcext:value-type="float">
            <text:p>47,208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0.2004" calcext:value-type="float">
            <text:p>40,2004</text:p>
          </table:table-cell>
          <table:table-cell office:value-type="float" office:value="8.51600759467251" calcext:value-type="float">
            <text:p>8,51600759467251</text:p>
          </table:table-cell>
          <table:table-cell office:value-type="float" office:value="10" calcext:value-type="float">
            <text:p>10</text:p>
          </table:table-cell>
          <table:table-cell office:value-type="float" office:value="40.2004" calcext:value-type="float">
            <text:p>40,2004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506" calcext:value-type="float">
            <text:p>9,9506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2501" calcext:value-type="float">
            <text:p>0,2501</text:p>
          </table:table-cell>
          <table:table-cell office:value-type="float" office:value="6.08691906119899" calcext:value-type="float">
            <text:p>6,08691906119899</text:p>
          </table:table-cell>
          <table:table-cell office:value-type="float" office:value="445" calcext:value-type="float">
            <text:p>445</text:p>
          </table:table-cell>
          <table:table-cell office:value-type="float" office:value="0.2501" calcext:value-type="float">
            <text:p>0,2501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office:value-type="float" office:value="26.2152" calcext:value-type="float">
            <text:p>26,2152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5.6871" calcext:value-type="float">
            <text:p>5,6871</text:p>
          </table:table-cell>
          <table:table-cell office:value-type="float" office:value="13.6997677300989" calcext:value-type="float">
            <text:p>13,6997677300989</text:p>
          </table:table-cell>
          <table:table-cell office:value-type="float" office:value="158" calcext:value-type="float">
            <text:p>158</text:p>
          </table:table-cell>
          <table:table-cell office:value-type="float" office:value="5.6871" calcext:value-type="float">
            <text:p>5,6871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39" calcext:value-type="float">
            <text:p>7,6139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0.2322" calcext:value-type="float">
            <text:p>0,2322</text:p>
          </table:table-cell>
          <table:table-cell office:value-type="float" office:value="5.1698088046777" calcext:value-type="float">
            <text:p>5,1698088046777</text:p>
          </table:table-cell>
          <table:table-cell office:value-type="float" office:value="166" calcext:value-type="float">
            <text:p>166</text:p>
          </table:table-cell>
          <table:table-cell office:value-type="float" office:value="0.1879" calcext:value-type="float">
            <text:p>0,1879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3.7261" calcext:value-type="float">
            <text:p>3,726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.1081" calcext:value-type="float">
            <text:p>2,1081</text:p>
          </table:table-cell>
          <table:table-cell office:value-type="float" office:value="11.6167115783087" calcext:value-type="float">
            <text:p>11,6167115783087</text:p>
          </table:table-cell>
          <table:table-cell office:value-type="float" office:value="279" calcext:value-type="float">
            <text:p>279</text:p>
          </table:table-cell>
          <table:table-cell office:value-type="float" office:value="0.3103" calcext:value-type="float">
            <text:p>0,3103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0.4674" calcext:value-type="float">
            <text:p>10,467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4.8137" calcext:value-type="float">
            <text:p>14,8137</text:p>
          </table:table-cell>
          <table:table-cell office:value-type="float" office:value="12.0310461852972" calcext:value-type="float">
            <text:p>12,0310461852972</text:p>
          </table:table-cell>
          <table:table-cell office:value-type="float" office:value="164" calcext:value-type="float">
            <text:p>164</text:p>
          </table:table-cell>
          <table:table-cell office:value-type="float" office:value="10.4674" calcext:value-type="float">
            <text:p>10,4674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98" calcext:value-type="float">
            <text:p>398</text:p>
          </table:table-cell>
          <table:table-cell office:value-type="float" office:value="15.7837" calcext:value-type="float">
            <text:p>15,783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.3262" calcext:value-type="float">
            <text:p>9,3262</text:p>
          </table:table-cell>
          <table:table-cell office:value-type="float" office:value="42.399360993761" calcext:value-type="float">
            <text:p>42,399360993761</text:p>
          </table:table-cell>
          <table:table-cell office:value-type="float" office:value="111" calcext:value-type="float">
            <text:p>111</text:p>
          </table:table-cell>
          <table:table-cell office:value-type="float" office:value="9.3262" calcext:value-type="float">
            <text:p>9,3262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278" calcext:value-type="float">
            <text:p>19,2278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8.3752" calcext:value-type="float">
            <text:p>8,3752</text:p>
          </table:table-cell>
          <table:table-cell office:value-type="float" office:value="4.22722947408213" calcext:value-type="float">
            <text:p>4,22722947408213</text:p>
          </table:table-cell>
          <table:table-cell office:value-type="float" office:value="142" calcext:value-type="float">
            <text:p>142</text:p>
          </table:table-cell>
          <table:table-cell office:value-type="float" office:value="8.3752" calcext:value-type="float">
            <text:p>8,3752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0.4995" calcext:value-type="float">
            <text:p>10,4995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1.7396" calcext:value-type="float">
            <text:p>11,7396</text:p>
          </table:table-cell>
          <table:table-cell office:value-type="float" office:value="38.5409783816014" calcext:value-type="float">
            <text:p>38,5409783816014</text:p>
          </table:table-cell>
          <table:table-cell office:value-type="float" office:value="301" calcext:value-type="float">
            <text:p>301</text:p>
          </table:table-cell>
          <table:table-cell office:value-type="float" office:value="6.8092" calcext:value-type="float">
            <text:p>6,8092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83" calcext:value-type="float">
            <text:p>583</text:p>
          </table:table-cell>
          <table:table-cell office:value-type="float" office:value="14.586" calcext:value-type="float">
            <text:p>14,586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6.8794" calcext:value-type="float">
            <text:p>6,8794</text:p>
          </table:table-cell>
          <table:table-cell office:value-type="float" office:value="16.7886615630209" calcext:value-type="float">
            <text:p>16,7886615630209</text:p>
          </table:table-cell>
          <table:table-cell office:value-type="float" office:value="230" calcext:value-type="float">
            <text:p>230</text:p>
          </table:table-cell>
          <table:table-cell office:value-type="float" office:value="6.8794" calcext:value-type="float">
            <text:p>6,8794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17" calcext:value-type="float">
            <text:p>417</text:p>
          </table:table-cell>
          <table:table-cell office:value-type="float" office:value="14.3456" calcext:value-type="float">
            <text:p>14,345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2.4762" calcext:value-type="float">
            <text:p>12,4762</text:p>
          </table:table-cell>
          <table:table-cell office:value-type="float" office:value="20.2447840524591" calcext:value-type="float">
            <text:p>20,2447840524591</text:p>
          </table:table-cell>
          <table:table-cell office:value-type="float" office:value="168" calcext:value-type="float">
            <text:p>168</text:p>
          </table:table-cell>
          <table:table-cell office:value-type="float" office:value="9.2377" calcext:value-type="float">
            <text:p>9,2377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40.7722" calcext:value-type="float">
            <text:p>40,7722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.8556" calcext:value-type="float">
            <text:p>5,8556</text:p>
          </table:table-cell>
          <table:table-cell office:value-type="float" office:value="12.5718967268465" calcext:value-type="float">
            <text:p>12,5718967268465</text:p>
          </table:table-cell>
          <table:table-cell office:value-type="float" office:value="144" calcext:value-type="float">
            <text:p>144</text:p>
          </table:table-cell>
          <table:table-cell office:value-type="float" office:value="5.8556" calcext:value-type="float">
            <text:p>5,8556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7" calcext:value-type="float">
            <text:p>237</text:p>
          </table:table-cell>
          <table:table-cell office:value-type="float" office:value="29.4823" calcext:value-type="float">
            <text:p>29,482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4.104" calcext:value-type="float">
            <text:p>24,104</text:p>
          </table:table-cell>
          <table:table-cell office:value-type="float" office:value="16.4445358792547" calcext:value-type="float">
            <text:p>16,4445358792547</text:p>
          </table:table-cell>
          <table:table-cell office:value-type="float" office:value="41" calcext:value-type="float">
            <text:p>41</text:p>
          </table:table-cell>
          <table:table-cell office:value-type="float" office:value="22.941" calcext:value-type="float">
            <text:p>22,941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988" calcext:value-type="float">
            <text:p>8,0988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4.1135" calcext:value-type="float">
            <text:p>4,1135</text:p>
          </table:table-cell>
          <table:table-cell office:value-type="float" office:value="5.70923206213407" calcext:value-type="float">
            <text:p>5,70923206213407</text:p>
          </table:table-cell>
          <table:table-cell office:value-type="float" office:value="143" calcext:value-type="float">
            <text:p>143</text:p>
          </table:table-cell>
          <table:table-cell office:value-type="float" office:value="3.3989" calcext:value-type="float">
            <text:p>3,3989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15" calcext:value-type="float">
            <text:p>815</text:p>
          </table:table-cell>
          <table:table-cell office:value-type="float" office:value="7.587" calcext:value-type="float">
            <text:p>7,58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1.5547" calcext:value-type="float">
            <text:p>21,5547</text:p>
          </table:table-cell>
          <table:table-cell office:value-type="float" office:value="24.5158097935984" calcext:value-type="float">
            <text:p>24,5158097935984</text:p>
          </table:table-cell>
          <table:table-cell office:value-type="float" office:value="235" calcext:value-type="float">
            <text:p>235</text:p>
          </table:table-cell>
          <table:table-cell office:value-type="float" office:value="4.6867" calcext:value-type="float">
            <text:p>4,6867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81" calcext:value-type="float">
            <text:p>881</text:p>
          </table:table-cell>
          <table:table-cell office:value-type="float" office:value="21.8906" calcext:value-type="float">
            <text:p>21,8906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6.3359" calcext:value-type="float">
            <text:p>16,3359</text:p>
          </table:table-cell>
          <table:table-cell office:value-type="float" office:value="38.7816632673307" calcext:value-type="float">
            <text:p>38,7816632673307</text:p>
          </table:table-cell>
          <table:table-cell office:value-type="float" office:value="70" calcext:value-type="float">
            <text:p>70</text:p>
          </table:table-cell>
          <table:table-cell office:value-type="float" office:value="14.3346" calcext:value-type="float">
            <text:p>14,3346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14.3868" calcext:value-type="float">
            <text:p>14,3868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9.2245" calcext:value-type="float">
            <text:p>9,2245</text:p>
          </table:table-cell>
          <table:table-cell office:value-type="float" office:value="37.7074286150971" calcext:value-type="float">
            <text:p>37,7074286150971</text:p>
          </table:table-cell>
          <table:table-cell office:value-type="float" office:value="177" calcext:value-type="float">
            <text:p>177</text:p>
          </table:table-cell>
          <table:table-cell office:value-type="float" office:value="7.0123" calcext:value-type="float">
            <text:p>7,0123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  <table:table-cell office:value-type="float" office:value="5.0096" calcext:value-type="float">
            <text:p>5,0096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3611" calcext:value-type="float">
            <text:p>0,3611</text:p>
          </table:table-cell>
          <table:table-cell office:value-type="float" office:value="12.66122760023" calcext:value-type="float">
            <text:p>12,66122760023</text:p>
          </table:table-cell>
          <table:table-cell office:value-type="float" office:value="2198" calcext:value-type="float">
            <text:p>2198</text:p>
          </table:table-cell>
          <table:table-cell office:value-type="float" office:value="0.3611" calcext:value-type="float">
            <text:p>0,3611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91" calcext:value-type="float">
            <text:p>6,1291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0691" calcext:value-type="float">
            <text:p>0,0691</text:p>
          </table:table-cell>
          <table:table-cell office:value-type="float" office:value="6.2549980015984" calcext:value-type="float">
            <text:p>6,2549980015984</text:p>
          </table:table-cell>
          <table:table-cell office:value-type="float" office:value="1138" calcext:value-type="float">
            <text:p>1138</text:p>
          </table:table-cell>
          <table:table-cell office:value-type="float" office:value="0.0443" calcext:value-type="float">
            <text:p>0,0443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23.7785" calcext:value-type="float">
            <text:p>23,778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5.3692" calcext:value-type="float">
            <text:p>5,3692</text:p>
          </table:table-cell>
          <table:table-cell office:value-type="float" office:value="55.1195811604165" calcext:value-type="float">
            <text:p>55,1195811604165</text:p>
          </table:table-cell>
          <table:table-cell office:value-type="float" office:value="124" calcext:value-type="float">
            <text:p>124</text:p>
          </table:table-cell>
          <table:table-cell office:value-type="float" office:value="5.3692" calcext:value-type="float">
            <text:p>5,3692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office:value-type="float" office:value="18.7601" calcext:value-type="float">
            <text:p>18,7601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9.2021" calcext:value-type="float">
            <text:p>9,2021</text:p>
          </table:table-cell>
          <table:table-cell office:value-type="float" office:value="27.2364220055152" calcext:value-type="float">
            <text:p>27,2364220055152</text:p>
          </table:table-cell>
          <table:table-cell office:value-type="float" office:value="275" calcext:value-type="float">
            <text:p>275</text:p>
          </table:table-cell>
          <table:table-cell office:value-type="float" office:value="6.7754" calcext:value-type="float">
            <text:p>6,7754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94" calcext:value-type="float">
            <text:p>2,3694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0935" calcext:value-type="float">
            <text:p>0,0935</text:p>
          </table:table-cell>
          <table:table-cell office:value-type="float" office:value="5.41554475560862" calcext:value-type="float">
            <text:p>5,41554475560862</text:p>
          </table:table-cell>
          <table:table-cell office:value-type="float" office:value="831" calcext:value-type="float">
            <text:p>831</text:p>
          </table:table-cell>
          <table:table-cell office:value-type="float" office:value="0.0935" calcext:value-type="float">
            <text:p>0,0935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08" calcext:value-type="float">
            <text:p>408</text:p>
          </table:table-cell>
          <table:table-cell office:value-type="float" office:value="8.9832" calcext:value-type="float">
            <text:p>8,9832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1.2599" calcext:value-type="float">
            <text:p>21,2599</text:p>
          </table:table-cell>
          <table:table-cell office:value-type="float" office:value="30.1130029909196" calcext:value-type="float">
            <text:p>30,1130029909196</text:p>
          </table:table-cell>
          <table:table-cell office:value-type="float" office:value="153" calcext:value-type="float">
            <text:p>153</text:p>
          </table:table-cell>
          <table:table-cell office:value-type="float" office:value="5.9894" calcext:value-type="float">
            <text:p>5,9894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6" calcext:value-type="float">
            <text:p>656</text:p>
          </table:table-cell>
          <table:table-cell office:value-type="float" office:value="16.5855" calcext:value-type="float">
            <text:p>16,5855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9.2082" calcext:value-type="float">
            <text:p>19,2082</text:p>
          </table:table-cell>
          <table:table-cell office:value-type="float" office:value="11.6483522426142" calcext:value-type="float">
            <text:p>11,6483522426142</text:p>
          </table:table-cell>
          <table:table-cell office:value-type="float" office:value="203" calcext:value-type="float">
            <text:p>203</text:p>
          </table:table-cell>
          <table:table-cell office:value-type="float" office:value="8.2352" calcext:value-type="float">
            <text:p>8,2352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8.8097" calcext:value-type="float">
            <text:p>18,809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7.2127" calcext:value-type="float">
            <text:p>7,2127</text:p>
          </table:table-cell>
          <table:table-cell office:value-type="float" office:value="8.44625009413518" calcext:value-type="float">
            <text:p>8,44625009413518</text:p>
          </table:table-cell>
          <table:table-cell office:value-type="float" office:value="105" calcext:value-type="float">
            <text:p>105</text:p>
          </table:table-cell>
          <table:table-cell office:value-type="float" office:value="7.2127" calcext:value-type="float">
            <text:p>7,2127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2.1634" calcext:value-type="float">
            <text:p>12,1634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7.2401" calcext:value-type="float">
            <text:p>7,2401</text:p>
          </table:table-cell>
          <table:table-cell office:value-type="float" office:value="21.8026326425747" calcext:value-type="float">
            <text:p>21,8026326425747</text:p>
          </table:table-cell>
          <table:table-cell office:value-type="float" office:value="153" calcext:value-type="float">
            <text:p>153</text:p>
          </table:table-cell>
          <table:table-cell office:value-type="float" office:value="7.2401" calcext:value-type="float">
            <text:p>7,2401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7.5474" calcext:value-type="float">
            <text:p>7,5474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3.0595" calcext:value-type="float">
            <text:p>3,0595</text:p>
          </table:table-cell>
          <table:table-cell office:value-type="float" office:value="30.0766748677974" calcext:value-type="float">
            <text:p>30,0766748677974</text:p>
          </table:table-cell>
          <table:table-cell office:value-type="float" office:value="229" calcext:value-type="float">
            <text:p>229</text:p>
          </table:table-cell>
          <table:table-cell office:value-type="float" office:value="3.0595" calcext:value-type="float">
            <text:p>3,0595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49" calcext:value-type="float">
            <text:p>849</text:p>
          </table:table-cell>
          <table:table-cell office:value-type="float" office:value="22.7406" calcext:value-type="float">
            <text:p>22,7406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7.5313" calcext:value-type="float">
            <text:p>7,5313</text:p>
          </table:table-cell>
          <table:table-cell office:value-type="float" office:value="8.29136280442273" calcext:value-type="float">
            <text:p>8,29136280442273</text:p>
          </table:table-cell>
          <table:table-cell office:value-type="float" office:value="105" calcext:value-type="float">
            <text:p>105</text:p>
          </table:table-cell>
          <table:table-cell office:value-type="float" office:value="7.5313" calcext:value-type="float">
            <text:p>7,5313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7.9362" calcext:value-type="float">
            <text:p>7,9362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4.3851" calcext:value-type="float">
            <text:p>4,3851</text:p>
          </table:table-cell>
          <table:table-cell office:value-type="float" office:value="26.7212035500897" calcext:value-type="float">
            <text:p>26,7212035500897</text:p>
          </table:table-cell>
          <table:table-cell office:value-type="float" office:value="232" calcext:value-type="float">
            <text:p>232</text:p>
          </table:table-cell>
          <table:table-cell office:value-type="float" office:value="4.3851" calcext:value-type="float">
            <text:p>4,3851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81" calcext:value-type="float">
            <text:p>581</text:p>
          </table:table-cell>
          <table:table-cell office:value-type="float" office:value="22.1108" calcext:value-type="float">
            <text:p>22,1108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0.4729" calcext:value-type="float">
            <text:p>20,4729</text:p>
          </table:table-cell>
          <table:table-cell office:value-type="float" office:value="26.4032727389319" calcext:value-type="float">
            <text:p>26,4032727389319</text:p>
          </table:table-cell>
          <table:table-cell office:value-type="float" office:value="72" calcext:value-type="float">
            <text:p>72</text:p>
          </table:table-cell>
          <table:table-cell office:value-type="float" office:value="20.4729" calcext:value-type="float">
            <text:p>20,4729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64" calcext:value-type="float">
            <text:p>364</text:p>
          </table:table-cell>
          <table:table-cell office:value-type="float" office:value="8.1608" calcext:value-type="float">
            <text:p>8,1608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5.0815" calcext:value-type="float">
            <text:p>15,0815</text:p>
          </table:table-cell>
          <table:table-cell office:value-type="float" office:value="163.968770604384" calcext:value-type="float">
            <text:p>163,968770604384</text:p>
          </table:table-cell>
          <table:table-cell office:value-type="float" office:value="262" calcext:value-type="float">
            <text:p>262</text:p>
          </table:table-cell>
          <table:table-cell office:value-type="float" office:value="6.9452" calcext:value-type="float">
            <text:p>6,9452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66" calcext:value-type="float">
            <text:p>366</text:p>
          </table:table-cell>
          <table:table-cell office:value-type="float" office:value="15.42" calcext:value-type="float">
            <text:p>15,42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.1036" calcext:value-type="float">
            <text:p>8,1036</text:p>
          </table:table-cell>
          <table:table-cell office:value-type="float" office:value="17.8207744086947" calcext:value-type="float">
            <text:p>17,8207744086947</text:p>
          </table:table-cell>
          <table:table-cell office:value-type="float" office:value="173" calcext:value-type="float">
            <text:p>173</text:p>
          </table:table-cell>
          <table:table-cell office:value-type="float" office:value="8.1036" calcext:value-type="float">
            <text:p>8,1036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78" calcext:value-type="float">
            <text:p>878</text:p>
          </table:table-cell>
          <table:table-cell office:value-type="float" office:value="12.062" calcext:value-type="float">
            <text:p>12,062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.2318" calcext:value-type="float">
            <text:p>3,2318</text:p>
          </table:table-cell>
          <table:table-cell office:value-type="float" office:value="13.1828110168699" calcext:value-type="float">
            <text:p>13,1828110168699</text:p>
          </table:table-cell>
          <table:table-cell office:value-type="float" office:value="529" calcext:value-type="float">
            <text:p>529</text:p>
          </table:table-cell>
          <table:table-cell office:value-type="float" office:value="3.2318" calcext:value-type="float">
            <text:p>3,2318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97" calcext:value-type="float">
            <text:p>497</text:p>
          </table:table-cell>
          <table:table-cell office:value-type="float" office:value="9.2591" calcext:value-type="float">
            <text:p>9,2591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0.9575" calcext:value-type="float">
            <text:p>10,9575</text:p>
          </table:table-cell>
          <table:table-cell office:value-type="float" office:value="19.4619151971716" calcext:value-type="float">
            <text:p>19,4619151971716</text:p>
          </table:table-cell>
          <table:table-cell office:value-type="float" office:value="331" calcext:value-type="float">
            <text:p>331</text:p>
          </table:table-cell>
          <table:table-cell office:value-type="float" office:value="6.3224" calcext:value-type="float">
            <text:p>6,3224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88" calcext:value-type="float">
            <text:p>688</text:p>
          </table:table-cell>
          <table:table-cell office:value-type="float" office:value="16.8808" calcext:value-type="float">
            <text:p>16,880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6.8124" calcext:value-type="float">
            <text:p>6,8124</text:p>
          </table:table-cell>
          <table:table-cell office:value-type="float" office:value="229.725333683224" calcext:value-type="float">
            <text:p>229,725333683224</text:p>
          </table:table-cell>
          <table:table-cell office:value-type="float" office:value="167" calcext:value-type="float">
            <text:p>167</text:p>
          </table:table-cell>
          <table:table-cell office:value-type="float" office:value="6.8124" calcext:value-type="float">
            <text:p>6,8124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1.1616" calcext:value-type="float">
            <text:p>11,1616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8.0983" calcext:value-type="float">
            <text:p>8,0983</text:p>
          </table:table-cell>
          <table:table-cell office:value-type="float" office:value="78.9724947550447" calcext:value-type="float">
            <text:p>78,9724947550447</text:p>
          </table:table-cell>
          <table:table-cell office:value-type="float" office:value="241" calcext:value-type="float">
            <text:p>241</text:p>
          </table:table-cell>
          <table:table-cell office:value-type="float" office:value="5.4787" calcext:value-type="float">
            <text:p>5,4787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03" calcext:value-type="float">
            <text:p>303</text:p>
          </table:table-cell>
          <table:table-cell office:value-type="float" office:value="12.2437" calcext:value-type="float">
            <text:p>12,243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.7395" calcext:value-type="float">
            <text:p>11,7395</text:p>
          </table:table-cell>
          <table:table-cell office:value-type="float" office:value="37.4392172209234" calcext:value-type="float">
            <text:p>37,4392172209234</text:p>
          </table:table-cell>
          <table:table-cell office:value-type="float" office:value="274" calcext:value-type="float">
            <text:p>274</text:p>
          </table:table-cell>
          <table:table-cell office:value-type="float" office:value="10.1673" calcext:value-type="float">
            <text:p>10,1673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2" calcext:value-type="float">
            <text:p>652</text:p>
          </table:table-cell>
          <table:table-cell office:value-type="float" office:value="10.6917" calcext:value-type="float">
            <text:p>10,691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5.7895" calcext:value-type="float">
            <text:p>15,7895</text:p>
          </table:table-cell>
          <table:table-cell office:value-type="float" office:value="22.69998781954" calcext:value-type="float">
            <text:p>22,69998781954</text:p>
          </table:table-cell>
          <table:table-cell office:value-type="float" office:value="235" calcext:value-type="float">
            <text:p>235</text:p>
          </table:table-cell>
          <table:table-cell office:value-type="float" office:value="7.7956" calcext:value-type="float">
            <text:p>7,7956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09" calcext:value-type="float">
            <text:p>8,550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4.1629" calcext:value-type="float">
            <text:p>4,1629</text:p>
          </table:table-cell>
          <table:table-cell office:value-type="float" office:value="4.90369894520409" calcext:value-type="float">
            <text:p>4,90369894520409</text:p>
          </table:table-cell>
          <table:table-cell office:value-type="float" office:value="153" calcext:value-type="float">
            <text:p>153</text:p>
          </table:table-cell>
          <table:table-cell office:value-type="float" office:value="0.4043" calcext:value-type="float">
            <text:p>0,4043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2.7414" calcext:value-type="float">
            <text:p>12,7414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4.5016" calcext:value-type="float">
            <text:p>4,5016</text:p>
          </table:table-cell>
          <table:table-cell office:value-type="float" office:value="18.6691395926466" calcext:value-type="float">
            <text:p>18,6691395926466</text:p>
          </table:table-cell>
          <table:table-cell office:value-type="float" office:value="309" calcext:value-type="float">
            <text:p>309</text:p>
          </table:table-cell>
          <table:table-cell office:value-type="float" office:value="4.5016" calcext:value-type="float">
            <text:p>4,5016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78" calcext:value-type="float">
            <text:p>678</text:p>
          </table:table-cell>
          <table:table-cell office:value-type="float" office:value="13.0099" calcext:value-type="float">
            <text:p>13,009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5.1888" calcext:value-type="float">
            <text:p>15,1888</text:p>
          </table:table-cell>
          <table:table-cell office:value-type="float" office:value="22.9177592392193" calcext:value-type="float">
            <text:p>22,9177592392193</text:p>
          </table:table-cell>
          <table:table-cell office:value-type="float" office:value="106" calcext:value-type="float">
            <text:p>106</text:p>
          </table:table-cell>
          <table:table-cell office:value-type="float" office:value="13.0099" calcext:value-type="float">
            <text:p>13,0099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1.1098" calcext:value-type="float">
            <text:p>11,1098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2.0797" calcext:value-type="float">
            <text:p>12,0797</text:p>
          </table:table-cell>
          <table:table-cell office:value-type="float" office:value="11.7407532486734" calcext:value-type="float">
            <text:p>11,7407532486734</text:p>
          </table:table-cell>
          <table:table-cell office:value-type="float" office:value="244" calcext:value-type="float">
            <text:p>244</text:p>
          </table:table-cell>
          <table:table-cell office:value-type="float" office:value="11.1098" calcext:value-type="float">
            <text:p>11,1098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34" calcext:value-type="float">
            <text:p>834</text:p>
          </table:table-cell>
          <table:table-cell office:value-type="float" office:value="17.4742" calcext:value-type="float">
            <text:p>17,474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.5338" calcext:value-type="float">
            <text:p>8,5338</text:p>
          </table:table-cell>
          <table:table-cell office:value-type="float" office:value="35.2304267775219" calcext:value-type="float">
            <text:p>35,2304267775219</text:p>
          </table:table-cell>
          <table:table-cell office:value-type="float" office:value="188" calcext:value-type="float">
            <text:p>188</text:p>
          </table:table-cell>
          <table:table-cell office:value-type="float" office:value="8.5338" calcext:value-type="float">
            <text:p>8,5338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  <table:table-cell office:value-type="float" office:value="18.0785" calcext:value-type="float">
            <text:p>18,0785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5.4239" calcext:value-type="float">
            <text:p>5,4239</text:p>
          </table:table-cell>
          <table:table-cell office:value-type="float" office:value="26.4872673316705" calcext:value-type="float">
            <text:p>26,4872673316705</text:p>
          </table:table-cell>
          <table:table-cell office:value-type="float" office:value="260" calcext:value-type="float">
            <text:p>260</text:p>
          </table:table-cell>
          <table:table-cell office:value-type="float" office:value="5.4239" calcext:value-type="float">
            <text:p>5,4239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6.4272" calcext:value-type="float">
            <text:p>16,4272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.8918" calcext:value-type="float">
            <text:p>1,8918</text:p>
          </table:table-cell>
          <table:table-cell office:value-type="float" office:value="30.9682795273353" calcext:value-type="float">
            <text:p>30,9682795273353</text:p>
          </table:table-cell>
          <table:table-cell office:value-type="float" office:value="306" calcext:value-type="float">
            <text:p>306</text:p>
          </table:table-cell>
          <table:table-cell office:value-type="float" office:value="1.8918" calcext:value-type="float">
            <text:p>1,8918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7.1486" calcext:value-type="float">
            <text:p>7,1486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8.5478" calcext:value-type="float">
            <text:p>8,5478</text:p>
          </table:table-cell>
          <table:table-cell office:value-type="float" office:value="50.9286750218948" calcext:value-type="float">
            <text:p>50,9286750218948</text:p>
          </table:table-cell>
          <table:table-cell office:value-type="float" office:value="302" calcext:value-type="float">
            <text:p>302</text:p>
          </table:table-cell>
          <table:table-cell office:value-type="float" office:value="7.1486" calcext:value-type="float">
            <text:p>7,1486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3" calcext:value-type="float">
            <text:p>333</text:p>
          </table:table-cell>
          <table:table-cell office:value-type="float" office:value="18.2981" calcext:value-type="float">
            <text:p>18,29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8.2607" calcext:value-type="float">
            <text:p>18,2607</text:p>
          </table:table-cell>
          <table:table-cell office:value-type="float" office:value="37.2074723905572" calcext:value-type="float">
            <text:p>37,2074723905572</text:p>
          </table:table-cell>
          <table:table-cell office:value-type="float" office:value="39" calcext:value-type="float">
            <text:p>39</text:p>
          </table:table-cell>
          <table:table-cell office:value-type="float" office:value="18.2607" calcext:value-type="float">
            <text:p>18,2607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78" calcext:value-type="float">
            <text:p>678</text:p>
          </table:table-cell>
          <table:table-cell office:value-type="float" office:value="25.6607" calcext:value-type="float">
            <text:p>25,660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9.2887" calcext:value-type="float">
            <text:p>19,2887</text:p>
          </table:table-cell>
          <table:table-cell office:value-type="float" office:value="63.2004255173758" calcext:value-type="float">
            <text:p>63,2004255173758</text:p>
          </table:table-cell>
          <table:table-cell office:value-type="float" office:value="47" calcext:value-type="float">
            <text:p>47</text:p>
          </table:table-cell>
          <table:table-cell office:value-type="float" office:value="17.1509" calcext:value-type="float">
            <text:p>17,1509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15.1202" calcext:value-type="float">
            <text:p>15,1202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4.1377" calcext:value-type="float">
            <text:p>14,1377</text:p>
          </table:table-cell>
          <table:table-cell office:value-type="float" office:value="11.596510025459" calcext:value-type="float">
            <text:p>11,596510025459</text:p>
          </table:table-cell>
          <table:table-cell office:value-type="float" office:value="219" calcext:value-type="float">
            <text:p>219</text:p>
          </table:table-cell>
          <table:table-cell office:value-type="float" office:value="13.7796" calcext:value-type="float">
            <text:p>13,7796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98" calcext:value-type="float">
            <text:p>598</text:p>
          </table:table-cell>
          <table:table-cell office:value-type="float" office:value="17.0761" calcext:value-type="float">
            <text:p>17,0761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2.9331" calcext:value-type="float">
            <text:p>12,9331</text:p>
          </table:table-cell>
          <table:table-cell office:value-type="float" office:value="233.86608571178" calcext:value-type="float">
            <text:p>233,86608571178</text:p>
          </table:table-cell>
          <table:table-cell office:value-type="float" office:value="224" calcext:value-type="float">
            <text:p>224</text:p>
          </table:table-cell>
          <table:table-cell office:value-type="float" office:value="12.607" calcext:value-type="float">
            <text:p>12,607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32" calcext:value-type="float">
            <text:p>532</text:p>
          </table:table-cell>
          <table:table-cell office:value-type="float" office:value="12.8195" calcext:value-type="float">
            <text:p>12,819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8.164" calcext:value-type="float">
            <text:p>18,164</text:p>
          </table:table-cell>
          <table:table-cell office:value-type="float" office:value="58.5322890319576" calcext:value-type="float">
            <text:p>58,5322890319576</text:p>
          </table:table-cell>
          <table:table-cell office:value-type="float" office:value="275" calcext:value-type="float">
            <text:p>275</text:p>
          </table:table-cell>
          <table:table-cell office:value-type="float" office:value="11.5077" calcext:value-type="float">
            <text:p>11,5077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64" calcext:value-type="float">
            <text:p>10,8164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0.5086" calcext:value-type="float">
            <text:p>0,5086</text:p>
          </table:table-cell>
          <table:table-cell office:value-type="float" office:value="6.24842392579283" calcext:value-type="float">
            <text:p>6,24842392579283</text:p>
          </table:table-cell>
          <table:table-cell office:value-type="float" office:value="232" calcext:value-type="float">
            <text:p>23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8.8281" calcext:value-type="float">
            <text:p>18,828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9.1183" calcext:value-type="float">
            <text:p>9,1183</text:p>
          </table:table-cell>
          <table:table-cell office:value-type="float" office:value="8.96326949492221" calcext:value-type="float">
            <text:p>8,96326949492221</text:p>
          </table:table-cell>
          <table:table-cell office:value-type="float" office:value="232" calcext:value-type="float">
            <text:p>232</text:p>
          </table:table-cell>
          <table:table-cell office:value-type="float" office:value="9.1183" calcext:value-type="float">
            <text:p>9,1183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8.9163" calcext:value-type="float">
            <text:p>8,9163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1.3599" calcext:value-type="float">
            <text:p>11,3599</text:p>
          </table:table-cell>
          <table:table-cell office:value-type="float" office:value="181.819897721025" calcext:value-type="float">
            <text:p>181,819897721025</text:p>
          </table:table-cell>
          <table:table-cell office:value-type="float" office:value="261" calcext:value-type="float">
            <text:p>261</text:p>
          </table:table-cell>
          <table:table-cell office:value-type="float" office:value="8.9163" calcext:value-type="float">
            <text:p>8,9163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91" calcext:value-type="float">
            <text:p>691</text:p>
          </table:table-cell>
          <table:table-cell office:value-type="float" office:value="7.6558" calcext:value-type="float">
            <text:p>7,6558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3.1028" calcext:value-type="float">
            <text:p>13,1028</text:p>
          </table:table-cell>
          <table:table-cell office:value-type="float" office:value="17.2408097694579" calcext:value-type="float">
            <text:p>17,2408097694579</text:p>
          </table:table-cell>
          <table:table-cell office:value-type="float" office:value="284" calcext:value-type="float">
            <text:p>284</text:p>
          </table:table-cell>
          <table:table-cell office:value-type="float" office:value="7.6558" calcext:value-type="float">
            <text:p>7,6558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8.8274" calcext:value-type="float">
            <text:p>38,827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1.3786" calcext:value-type="float">
            <text:p>21,3786</text:p>
          </table:table-cell>
          <table:table-cell office:value-type="float" office:value="13.6089166158773" calcext:value-type="float">
            <text:p>13,6089166158773</text:p>
          </table:table-cell>
          <table:table-cell office:value-type="float" office:value="25" calcext:value-type="float">
            <text:p>25</text:p>
          </table:table-cell>
          <table:table-cell office:value-type="float" office:value="17.1239" calcext:value-type="float">
            <text:p>17,1239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43.9924" calcext:value-type="float">
            <text:p>43,9924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6.7623" calcext:value-type="float">
            <text:p>16,7623</text:p>
          </table:table-cell>
          <table:table-cell office:value-type="float" office:value="12.328974773703" calcext:value-type="float">
            <text:p>12,328974773703</text:p>
          </table:table-cell>
          <table:table-cell office:value-type="float" office:value="35" calcext:value-type="float">
            <text:p>35</text:p>
          </table:table-cell>
          <table:table-cell office:value-type="float" office:value="16.7623" calcext:value-type="float">
            <text:p>16,7623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8.9013" calcext:value-type="float">
            <text:p>8,9013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5161" calcext:value-type="float">
            <text:p>5,5161</text:p>
          </table:table-cell>
          <table:table-cell office:value-type="float" office:value="32.8406952506357" calcext:value-type="float">
            <text:p>32,8406952506357</text:p>
          </table:table-cell>
          <table:table-cell office:value-type="float" office:value="276" calcext:value-type="float">
            <text:p>276</text:p>
          </table:table-cell>
          <table:table-cell office:value-type="float" office:value="5.5161" calcext:value-type="float">
            <text:p>5,5161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96" calcext:value-type="float">
            <text:p>296</text:p>
          </table:table-cell>
          <table:table-cell office:value-type="float" office:value="15.1591" calcext:value-type="float">
            <text:p>15,1591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8.9769" calcext:value-type="float">
            <text:p>8,9769</text:p>
          </table:table-cell>
          <table:table-cell office:value-type="float" office:value="38.7448405051463" calcext:value-type="float">
            <text:p>38,7448405051463</text:p>
          </table:table-cell>
          <table:table-cell office:value-type="float" office:value="408" calcext:value-type="float">
            <text:p>408</text:p>
          </table:table-cell>
          <table:table-cell office:value-type="float" office:value="3.7573" calcext:value-type="float">
            <text:p>3,7573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8.2001" calcext:value-type="float">
            <text:p>8,2001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3.6787" calcext:value-type="float">
            <text:p>13,6787</text:p>
          </table:table-cell>
          <table:table-cell office:value-type="float" office:value="40.5114786978121" calcext:value-type="float">
            <text:p>40,5114786978121</text:p>
          </table:table-cell>
          <table:table-cell office:value-type="float" office:value="263" calcext:value-type="float">
            <text:p>263</text:p>
          </table:table-cell>
          <table:table-cell office:value-type="float" office:value="4.2081" calcext:value-type="float">
            <text:p>4,2081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42" calcext:value-type="float">
            <text:p>442</text:p>
          </table:table-cell>
          <table:table-cell office:value-type="float" office:value="13.8141" calcext:value-type="float">
            <text:p>13,814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8.5794" calcext:value-type="float">
            <text:p>8,5794</text:p>
          </table:table-cell>
          <table:table-cell office:value-type="float" office:value="19.3515184768434" calcext:value-type="float">
            <text:p>19,3515184768434</text:p>
          </table:table-cell>
          <table:table-cell office:value-type="float" office:value="150" calcext:value-type="float">
            <text:p>150</text:p>
          </table:table-cell>
          <table:table-cell office:value-type="float" office:value="8.4003" calcext:value-type="float">
            <text:p>8,4003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1.0566" calcext:value-type="float">
            <text:p>1,0566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6.0444" calcext:value-type="float">
            <text:p>16,0444</text:p>
          </table:table-cell>
          <table:table-cell office:value-type="float" office:value="36.1641695341028" calcext:value-type="float">
            <text:p>36,1641695341028</text:p>
          </table:table-cell>
          <table:table-cell office:value-type="float" office:value="1170" calcext:value-type="float">
            <text:p>1170</text:p>
          </table:table-cell>
          <table:table-cell office:value-type="float" office:value="0.3851" calcext:value-type="float">
            <text:p>0,3851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9.2933" calcext:value-type="float">
            <text:p>9,2933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3" calcext:value-type="float">
            <text:p>0,3</text:p>
          </table:table-cell>
          <table:table-cell office:value-type="float" office:value="6.47449748220345" calcext:value-type="float">
            <text:p>6,47449748220345</text:p>
          </table:table-cell>
          <table:table-cell office:value-type="float" office:value="502" calcext:value-type="float">
            <text:p>50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.3484" calcext:value-type="float">
            <text:p>9,3484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9.5846" calcext:value-type="float">
            <text:p>9,5846</text:p>
          </table:table-cell>
          <table:table-cell office:value-type="float" office:value="23.3553896175293" calcext:value-type="float">
            <text:p>23,3553896175293</text:p>
          </table:table-cell>
          <table:table-cell office:value-type="float" office:value="293" calcext:value-type="float">
            <text:p>293</text:p>
          </table:table-cell>
          <table:table-cell office:value-type="float" office:value="1.225" calcext:value-type="float">
            <text:p>1,225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8.2457" calcext:value-type="float">
            <text:p>8,2457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0.2039" calcext:value-type="float">
            <text:p>0,2039</text:p>
          </table:table-cell>
          <table:table-cell office:value-type="float" office:value="12.6360231038853" calcext:value-type="float">
            <text:p>12,6360231038853</text:p>
          </table:table-cell>
          <table:table-cell office:value-type="float" office:value="490" calcext:value-type="float">
            <text:p>490</text:p>
          </table:table-cell>
          <table:table-cell office:value-type="float" office:value="0.2039" calcext:value-type="float">
            <text:p>0,2039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99" calcext:value-type="float">
            <text:p>299</text:p>
          </table:table-cell>
          <table:table-cell office:value-type="float" office:value="27.2746" calcext:value-type="float">
            <text:p>27,2746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.923" calcext:value-type="float">
            <text:p>6,923</text:p>
          </table:table-cell>
          <table:table-cell office:value-type="float" office:value="15.9377929871624" calcext:value-type="float">
            <text:p>15,9377929871624</text:p>
          </table:table-cell>
          <table:table-cell office:value-type="float" office:value="54" calcext:value-type="float">
            <text:p>54</text:p>
          </table:table-cell>
          <table:table-cell office:value-type="float" office:value="6.923" calcext:value-type="float">
            <text:p>6,923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928" calcext:value-type="float">
            <text:p>5,7928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0.4141" calcext:value-type="float">
            <text:p>0,4141</text:p>
          </table:table-cell>
          <table:table-cell office:value-type="float" office:value="4.55700473280766" calcext:value-type="float">
            <text:p>4,55700473280766</text:p>
          </table:table-cell>
          <table:table-cell office:value-type="float" office:value="433" calcext:value-type="float">
            <text:p>433</text:p>
          </table:table-cell>
          <table:table-cell office:value-type="float" office:value="0.4141" calcext:value-type="float">
            <text:p>0,4141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361" calcext:value-type="float">
            <text:p>1361</text:p>
          </table:table-cell>
          <table:table-cell office:value-type="float" office:value="18.2757" calcext:value-type="float">
            <text:p>18,275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7.9957" calcext:value-type="float">
            <text:p>7,9957</text:p>
          </table:table-cell>
          <table:table-cell office:value-type="float" office:value="27.3432658349431" calcext:value-type="float">
            <text:p>27,3432658349431</text:p>
          </table:table-cell>
          <table:table-cell office:value-type="float" office:value="200" calcext:value-type="float">
            <text:p>200</text:p>
          </table:table-cell>
          <table:table-cell office:value-type="float" office:value="7.9957" calcext:value-type="float">
            <text:p>7,9957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36" calcext:value-type="float">
            <text:p>736</text:p>
          </table:table-cell>
          <table:table-cell office:value-type="float" office:value="22.7203" calcext:value-type="float">
            <text:p>22,7203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5.6758" calcext:value-type="float">
            <text:p>5,6758</text:p>
          </table:table-cell>
          <table:table-cell office:value-type="float" office:value="46.6463804667744" calcext:value-type="float">
            <text:p>46,6463804667744</text:p>
          </table:table-cell>
          <table:table-cell office:value-type="float" office:value="172" calcext:value-type="float">
            <text:p>172</text:p>
          </table:table-cell>
          <table:table-cell office:value-type="float" office:value="5.5881" calcext:value-type="float">
            <text:p>5,5881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07" calcext:value-type="float">
            <text:p>307</text:p>
          </table:table-cell>
          <table:table-cell office:value-type="float" office:value="13.6713" calcext:value-type="float">
            <text:p>13,6713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.9423" calcext:value-type="float">
            <text:p>2,9423</text:p>
          </table:table-cell>
          <table:table-cell office:value-type="float" office:value="11.5489374613453" calcext:value-type="float">
            <text:p>11,5489374613453</text:p>
          </table:table-cell>
          <table:table-cell office:value-type="float" office:value="118" calcext:value-type="float">
            <text:p>118</text:p>
          </table:table-cell>
          <table:table-cell office:value-type="float" office:value="2.9423" calcext:value-type="float">
            <text:p>2,9423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57" calcext:value-type="float">
            <text:p>357</text:p>
          </table:table-cell>
          <table:table-cell office:value-type="float" office:value="21.9887" calcext:value-type="float">
            <text:p>21,9887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5.8452" calcext:value-type="float">
            <text:p>5,8452</text:p>
          </table:table-cell>
          <table:table-cell office:value-type="float" office:value="14.236367724641" calcext:value-type="float">
            <text:p>14,236367724641</text:p>
          </table:table-cell>
          <table:table-cell office:value-type="float" office:value="154" calcext:value-type="float">
            <text:p>154</text:p>
          </table:table-cell>
          <table:table-cell office:value-type="float" office:value="5.8452" calcext:value-type="float">
            <text:p>5,8452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.2469" calcext:value-type="float">
            <text:p>9,2469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2.8681" calcext:value-type="float">
            <text:p>12,8681</text:p>
          </table:table-cell>
          <table:table-cell office:value-type="float" office:value="109.365396242368" calcext:value-type="float">
            <text:p>109,365396242368</text:p>
          </table:table-cell>
          <table:table-cell office:value-type="float" office:value="180" calcext:value-type="float">
            <text:p>180</text:p>
          </table:table-cell>
          <table:table-cell office:value-type="float" office:value="5.6641" calcext:value-type="float">
            <text:p>5,6641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83" calcext:value-type="float">
            <text:p>383</text:p>
          </table:table-cell>
          <table:table-cell office:value-type="float" office:value="64.2307" calcext:value-type="float">
            <text:p>64,230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.2614" calcext:value-type="float">
            <text:p>8,2614</text:p>
          </table:table-cell>
          <table:table-cell office:value-type="float" office:value="8.54236061618585" calcext:value-type="float">
            <text:p>8,54236061618585</text:p>
          </table:table-cell>
          <table:table-cell office:value-type="float" office:value="72" calcext:value-type="float">
            <text:p>72</text:p>
          </table:table-cell>
          <table:table-cell office:value-type="float" office:value="8.2614" calcext:value-type="float">
            <text:p>8,2614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19" calcext:value-type="float">
            <text:p>519</text:p>
          </table:table-cell>
          <table:table-cell office:value-type="float" office:value="17.1141" calcext:value-type="float">
            <text:p>17,1141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5.7092" calcext:value-type="float">
            <text:p>5,7092</text:p>
          </table:table-cell>
          <table:table-cell office:value-type="float" office:value="23.4251994338532" calcext:value-type="float">
            <text:p>23,4251994338532</text:p>
          </table:table-cell>
          <table:table-cell office:value-type="float" office:value="222" calcext:value-type="float">
            <text:p>222</text:p>
          </table:table-cell>
          <table:table-cell office:value-type="float" office:value="5.7092" calcext:value-type="float">
            <text:p>5,7092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59.7164" calcext:value-type="float">
            <text:p>59,7164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4.8381" calcext:value-type="float">
            <text:p>14,8381</text:p>
          </table:table-cell>
          <table:table-cell office:value-type="float" office:value="20.4251649309172" calcext:value-type="float">
            <text:p>20,4251649309172</text:p>
          </table:table-cell>
          <table:table-cell office:value-type="float" office:value="93" calcext:value-type="float">
            <text:p>93</text:p>
          </table:table-cell>
          <table:table-cell office:value-type="float" office:value="14.8381" calcext:value-type="float">
            <text:p>14,8381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12" calcext:value-type="float">
            <text:p>812</text:p>
          </table:table-cell>
          <table:table-cell office:value-type="float" office:value="7.0319" calcext:value-type="float">
            <text:p>7,0319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7.096" calcext:value-type="float">
            <text:p>7,096</text:p>
          </table:table-cell>
          <table:table-cell office:value-type="float" office:value="37.0927802772027" calcext:value-type="float">
            <text:p>37,0927802772027</text:p>
          </table:table-cell>
          <table:table-cell office:value-type="float" office:value="310" calcext:value-type="float">
            <text:p>310</text:p>
          </table:table-cell>
          <table:table-cell office:value-type="float" office:value="7.0319" calcext:value-type="float">
            <text:p>7,0319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38" calcext:value-type="float">
            <text:p>338</text:p>
          </table:table-cell>
          <table:table-cell office:value-type="float" office:value="54.6235" calcext:value-type="float">
            <text:p>54,623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5.8972" calcext:value-type="float">
            <text:p>15,8972</text:p>
          </table:table-cell>
          <table:table-cell office:value-type="float" office:value="59.6391397643915" calcext:value-type="float">
            <text:p>59,6391397643915</text:p>
          </table:table-cell>
          <table:table-cell office:value-type="float" office:value="54" calcext:value-type="float">
            <text:p>54</text:p>
          </table:table-cell>
          <table:table-cell office:value-type="float" office:value="15.8972" calcext:value-type="float">
            <text:p>15,8972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4.2725" calcext:value-type="float">
            <text:p>34,272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20.5892" calcext:value-type="float">
            <text:p>20,5892</text:p>
          </table:table-cell>
          <table:table-cell office:value-type="float" office:value="9.09530925296763" calcext:value-type="float">
            <text:p>9,09530925296763</text:p>
          </table:table-cell>
          <table:table-cell office:value-type="float" office:value="28" calcext:value-type="float">
            <text:p>28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4" calcext:value-type="float">
            <text:p>284</text:p>
          </table:table-cell>
          <table:table-cell office:value-type="float" office:value="24.8279" calcext:value-type="float">
            <text:p>24,827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.5133" calcext:value-type="float">
            <text:p>13,5133</text:p>
          </table:table-cell>
          <table:table-cell office:value-type="float" office:value="15.1658961995771" calcext:value-type="float">
            <text:p>15,1658961995771</text:p>
          </table:table-cell>
          <table:table-cell office:value-type="float" office:value="73" calcext:value-type="float">
            <text:p>73</text:p>
          </table:table-cell>
          <table:table-cell office:value-type="float" office:value="13.5133" calcext:value-type="float">
            <text:p>13,5133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18.7884" calcext:value-type="float">
            <text:p>18,7884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8.6733" calcext:value-type="float">
            <text:p>18,6733</text:p>
          </table:table-cell>
          <table:table-cell office:value-type="float" office:value="27.3740853465071" calcext:value-type="float">
            <text:p>27,3740853465071</text:p>
          </table:table-cell>
          <table:table-cell office:value-type="float" office:value="133" calcext:value-type="float">
            <text:p>133</text:p>
          </table:table-cell>
          <table:table-cell office:value-type="float" office:value="11.533" calcext:value-type="float">
            <text:p>11,533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14" calcext:value-type="float">
            <text:p>614</text:p>
          </table:table-cell>
          <table:table-cell office:value-type="float" office:value="42.2609" calcext:value-type="float">
            <text:p>42,260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.9969" calcext:value-type="float">
            <text:p>13,9969</text:p>
          </table:table-cell>
          <table:table-cell office:value-type="float" office:value="88.2008172705873" calcext:value-type="float">
            <text:p>88,2008172705873</text:p>
          </table:table-cell>
          <table:table-cell office:value-type="float" office:value="78" calcext:value-type="float">
            <text:p>78</text:p>
          </table:table-cell>
          <table:table-cell office:value-type="float" office:value="13.2169" calcext:value-type="float">
            <text:p>13,2169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9.9894" calcext:value-type="float">
            <text:p>9,9894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1.6219" calcext:value-type="float">
            <text:p>1,6219</text:p>
          </table:table-cell>
          <table:table-cell office:value-type="float" office:value="8.5942582303238" calcext:value-type="float">
            <text:p>8,5942582303238</text:p>
          </table:table-cell>
          <table:table-cell office:value-type="float" office:value="346" calcext:value-type="float">
            <text:p>346</text:p>
          </table:table-cell>
          <table:table-cell office:value-type="float" office:value="0.7465" calcext:value-type="float">
            <text:p>0,7465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.6283" calcext:value-type="float">
            <text:p>45,6283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6.4888" calcext:value-type="float">
            <text:p>6,4888</text:p>
          </table:table-cell>
          <table:table-cell office:value-type="float" office:value="41.7750527093103" calcext:value-type="float">
            <text:p>41,7750527093103</text:p>
          </table:table-cell>
          <table:table-cell office:value-type="float" office:value="43" calcext:value-type="float">
            <text:p>43</text:p>
          </table:table-cell>
          <table:table-cell office:value-type="float" office:value="6.4888" calcext:value-type="float">
            <text:p>6,4888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05" calcext:value-type="float">
            <text:p>905</text:p>
          </table:table-cell>
          <table:table-cell office:value-type="float" office:value="29.8574" calcext:value-type="float">
            <text:p>29,857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6.8304" calcext:value-type="float">
            <text:p>16,8304</text:p>
          </table:table-cell>
          <table:table-cell office:value-type="float" office:value="95.4679316518187" calcext:value-type="float">
            <text:p>95,4679316518187</text:p>
          </table:table-cell>
          <table:table-cell office:value-type="float" office:value="111" calcext:value-type="float">
            <text:p>111</text:p>
          </table:table-cell>
          <table:table-cell office:value-type="float" office:value="16.4893" calcext:value-type="float">
            <text:p>16,4893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7" calcext:value-type="float">
            <text:p>257</text:p>
          </table:table-cell>
          <table:table-cell office:value-type="float" office:value="54.6358" calcext:value-type="float">
            <text:p>54,6358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21.2541" calcext:value-type="float">
            <text:p>21,2541</text:p>
          </table:table-cell>
          <table:table-cell office:value-type="float" office:value="10.6778175295883" calcext:value-type="float">
            <text:p>10,6778175295883</text:p>
          </table:table-cell>
          <table:table-cell office:value-type="float" office:value="17" calcext:value-type="float">
            <text:p>17</text:p>
          </table:table-cell>
          <table:table-cell office:value-type="float" office:value="21.2541" calcext:value-type="float">
            <text:p>21,2541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3" calcext:value-type="float">
            <text:p>1,9653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4746" calcext:value-type="float">
            <text:p>0,4746</text:p>
          </table:table-cell>
          <table:table-cell office:value-type="float" office:value="7.56972795085794" calcext:value-type="float">
            <text:p>7,56972795085794</text:p>
          </table:table-cell>
          <table:table-cell office:value-type="float" office:value="356" calcext:value-type="float">
            <text:p>356</text:p>
          </table:table-cell>
          <table:table-cell office:value-type="float" office:value="0.2386" calcext:value-type="float">
            <text:p>0,2386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94" calcext:value-type="float">
            <text:p>694</text:p>
          </table:table-cell>
          <table:table-cell office:value-type="float" office:value="8.5345" calcext:value-type="float">
            <text:p>8,5345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.246" calcext:value-type="float">
            <text:p>1,246</text:p>
          </table:table-cell>
          <table:table-cell office:value-type="float" office:value="26.4100359210772" calcext:value-type="float">
            <text:p>26,4100359210772</text:p>
          </table:table-cell>
          <table:table-cell office:value-type="float" office:value="658" calcext:value-type="float">
            <text:p>658</text:p>
          </table:table-cell>
          <table:table-cell office:value-type="float" office:value="1.246" calcext:value-type="float">
            <text:p>1,246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4" calcext:value-type="float">
            <text:p>234</text:p>
          </table:table-cell>
          <table:table-cell office:value-type="float" office:value="50.2395" calcext:value-type="float">
            <text:p>50,239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7.9112" calcext:value-type="float">
            <text:p>7,9112</text:p>
          </table:table-cell>
          <table:table-cell office:value-type="float" office:value="39.85595994065" calcext:value-type="float">
            <text:p>39,85595994065</text:p>
          </table:table-cell>
          <table:table-cell office:value-type="float" office:value="138" calcext:value-type="float">
            <text:p>138</text:p>
          </table:table-cell>
          <table:table-cell office:value-type="float" office:value="4.6908" calcext:value-type="float">
            <text:p>4,6908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019" calcext:value-type="float">
            <text:p>6,7019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0.1071" calcext:value-type="float">
            <text:p>0,1071</text:p>
          </table:table-cell>
          <table:table-cell office:value-type="float" office:value="6.97357650210917" calcext:value-type="float">
            <text:p>6,97357650210917</text:p>
          </table:table-cell>
          <table:table-cell office:value-type="float" office:value="213" calcext:value-type="float">
            <text:p>213</text:p>
          </table:table-cell>
          <table:table-cell office:value-type="float" office:value="0.1071" calcext:value-type="float">
            <text:p>0,1071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16.4555" calcext:value-type="float">
            <text:p>16,4555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3.602" calcext:value-type="float">
            <text:p>3,602</text:p>
          </table:table-cell>
          <table:table-cell office:value-type="float" office:value="32.6217743785424" calcext:value-type="float">
            <text:p>32,6217743785424</text:p>
          </table:table-cell>
          <table:table-cell office:value-type="float" office:value="378" calcext:value-type="float">
            <text:p>378</text:p>
          </table:table-cell>
          <table:table-cell office:value-type="float" office:value="3.5425" calcext:value-type="float">
            <text:p>3,5425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93" calcext:value-type="float">
            <text:p>393</text:p>
          </table:table-cell>
          <table:table-cell office:value-type="float" office:value="14.3639" calcext:value-type="float">
            <text:p>14,363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0.6934" calcext:value-type="float">
            <text:p>0,6934</text:p>
          </table:table-cell>
          <table:table-cell office:value-type="float" office:value="29.105784825101" calcext:value-type="float">
            <text:p>29,105784825101</text:p>
          </table:table-cell>
          <table:table-cell office:value-type="float" office:value="432" calcext:value-type="float">
            <text:p>432</text:p>
          </table:table-cell>
          <table:table-cell office:value-type="float" office:value="0.6147" calcext:value-type="float">
            <text:p>0,6147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05" calcext:value-type="float">
            <text:p>605</text:p>
          </table:table-cell>
          <table:table-cell office:value-type="float" office:value="13.4623" calcext:value-type="float">
            <text:p>13,4623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2.976" calcext:value-type="float">
            <text:p>2,976</text:p>
          </table:table-cell>
          <table:table-cell office:value-type="float" office:value="26.6949608720053" calcext:value-type="float">
            <text:p>26,6949608720053</text:p>
          </table:table-cell>
          <table:table-cell office:value-type="float" office:value="237" calcext:value-type="float">
            <text:p>237</text:p>
          </table:table-cell>
          <table:table-cell office:value-type="float" office:value="2.976" calcext:value-type="float">
            <text:p>2,976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91" calcext:value-type="float">
            <text:p>6,3291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.1443" calcext:value-type="float">
            <text:p>1,1443</text:p>
          </table:table-cell>
          <table:table-cell office:value-type="float" office:value="5.14417145903983" calcext:value-type="float">
            <text:p>5,14417145903983</text:p>
          </table:table-cell>
          <table:table-cell office:value-type="float" office:value="146" calcext:value-type="float">
            <text:p>146</text:p>
          </table:table-cell>
          <table:table-cell office:value-type="float" office:value="1.1443" calcext:value-type="float">
            <text:p>1,1443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461" calcext:value-type="float">
            <text:p>7,5461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0.4083" calcext:value-type="float">
            <text:p>0,4083</text:p>
          </table:table-cell>
          <table:table-cell office:value-type="float" office:value="4.4764087496695" calcext:value-type="float">
            <text:p>4,4764087496695</text:p>
          </table:table-cell>
          <table:table-cell office:value-type="float" office:value="213" calcext:value-type="float">
            <text:p>213</text:p>
          </table:table-cell>
          <table:table-cell office:value-type="float" office:value="0.4083" calcext:value-type="float">
            <text:p>0,4083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office:value-type="float" office:value="55.385" calcext:value-type="float">
            <text:p>55,38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.9023" calcext:value-type="float">
            <text:p>9,9023</text:p>
          </table:table-cell>
          <table:table-cell office:value-type="float" office:value="12.9009486914807" calcext:value-type="float">
            <text:p>12,9009486914807</text:p>
          </table:table-cell>
          <table:table-cell office:value-type="float" office:value="87" calcext:value-type="float">
            <text:p>87</text:p>
          </table:table-cell>
          <table:table-cell office:value-type="float" office:value="9.8348" calcext:value-type="float">
            <text:p>9,8348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21.329" calcext:value-type="float">
            <text:p>21,32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7.4675" calcext:value-type="float">
            <text:p>7,4675</text:p>
          </table:table-cell>
          <table:table-cell office:value-type="float" office:value="38.6602662592951" calcext:value-type="float">
            <text:p>38,6602662592951</text:p>
          </table:table-cell>
          <table:table-cell office:value-type="float" office:value="59" calcext:value-type="float">
            <text:p>59</text:p>
          </table:table-cell>
          <table:table-cell office:value-type="float" office:value="7.0667" calcext:value-type="float">
            <text:p>7,0667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276" calcext:value-type="float">
            <text:p>1276</text:p>
          </table:table-cell>
          <table:table-cell office:value-type="float" office:value="8.5442" calcext:value-type="float">
            <text:p>8,5442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3.967" calcext:value-type="float">
            <text:p>3,967</text:p>
          </table:table-cell>
          <table:table-cell office:value-type="float" office:value="23.1092742475224" calcext:value-type="float">
            <text:p>23,1092742475224</text:p>
          </table:table-cell>
          <table:table-cell office:value-type="float" office:value="269" calcext:value-type="float">
            <text:p>269</text:p>
          </table:table-cell>
          <table:table-cell office:value-type="float" office:value="3.967" calcext:value-type="float">
            <text:p>3,967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11" calcext:value-type="float">
            <text:p>1211</text:p>
          </table:table-cell>
          <table:table-cell office:value-type="float" office:value="7.897" calcext:value-type="float">
            <text:p>7,897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.9813" calcext:value-type="float">
            <text:p>1,9813</text:p>
          </table:table-cell>
          <table:table-cell office:value-type="float" office:value="18.4349229872402" calcext:value-type="float">
            <text:p>18,4349229872402</text:p>
          </table:table-cell>
          <table:table-cell office:value-type="float" office:value="817" calcext:value-type="float">
            <text:p>817</text:p>
          </table:table-cell>
          <table:table-cell office:value-type="float" office:value="1.9813" calcext:value-type="float">
            <text:p>1,9813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823" calcext:value-type="float">
            <text:p>1823</text:p>
          </table:table-cell>
          <table:table-cell office:value-type="float" office:value="7.7921" calcext:value-type="float">
            <text:p>7,7921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.5499" calcext:value-type="float">
            <text:p>1,5499</text:p>
          </table:table-cell>
          <table:table-cell office:value-type="float" office:value="31.745126442625" calcext:value-type="float">
            <text:p>31,745126442625</text:p>
          </table:table-cell>
          <table:table-cell office:value-type="float" office:value="922" calcext:value-type="float">
            <text:p>922</text:p>
          </table:table-cell>
          <table:table-cell office:value-type="float" office:value="1.5499" calcext:value-type="float">
            <text:p>1,5499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249" calcext:value-type="float">
            <text:p>1249</text:p>
          </table:table-cell>
          <table:table-cell office:value-type="float" office:value="47.4503" calcext:value-type="float">
            <text:p>47,4503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20.6249" calcext:value-type="float">
            <text:p>20,6249</text:p>
          </table:table-cell>
          <table:table-cell office:value-type="float" office:value="47.0079008849012" calcext:value-type="float">
            <text:p>47,0079008849012</text:p>
          </table:table-cell>
          <table:table-cell office:value-type="float" office:value="70" calcext:value-type="float">
            <text:p>70</text:p>
          </table:table-cell>
          <table:table-cell office:value-type="float" office:value="15.1098" calcext:value-type="float">
            <text:p>15,1098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44" calcext:value-type="float">
            <text:p>644</text:p>
          </table:table-cell>
          <table:table-cell office:value-type="float" office:value="14.5121" calcext:value-type="float">
            <text:p>14,5121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2.3427" calcext:value-type="float">
            <text:p>2,3427</text:p>
          </table:table-cell>
          <table:table-cell office:value-type="float" office:value="20.642765346856" calcext:value-type="float">
            <text:p>20,642765346856</text:p>
          </table:table-cell>
          <table:table-cell office:value-type="float" office:value="255" calcext:value-type="float">
            <text:p>255</text:p>
          </table:table-cell>
          <table:table-cell office:value-type="float" office:value="2.3427" calcext:value-type="float">
            <text:p>2,3427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735" calcext:value-type="float">
            <text:p>1735</text:p>
          </table:table-cell>
          <table:table-cell office:value-type="float" office:value="7.3915" calcext:value-type="float">
            <text:p>7,3915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.5947" calcext:value-type="float">
            <text:p>2,5947</text:p>
          </table:table-cell>
          <table:table-cell office:value-type="float" office:value="30.9295494381964" calcext:value-type="float">
            <text:p>30,9295494381964</text:p>
          </table:table-cell>
          <table:table-cell office:value-type="float" office:value="1097" calcext:value-type="float">
            <text:p>1097</text:p>
          </table:table-cell>
          <table:table-cell office:value-type="float" office:value="2.5947" calcext:value-type="float">
            <text:p>2,5947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8.41" calcext:value-type="float">
            <text:p>8,41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2954" calcext:value-type="float">
            <text:p>0,2954</text:p>
          </table:table-cell>
          <table:table-cell office:value-type="float" office:value="11.7521260006359" calcext:value-type="float">
            <text:p>11,7521260006359</text:p>
          </table:table-cell>
          <table:table-cell office:value-type="float" office:value="477" calcext:value-type="float">
            <text:p>477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office:value-type="float" office:value="15.0478" calcext:value-type="float">
            <text:p>15,0478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7.1871" calcext:value-type="float">
            <text:p>7,1871</text:p>
          </table:table-cell>
          <table:table-cell office:value-type="float" office:value="29.890117017685" calcext:value-type="float">
            <text:p>29,890117017685</text:p>
          </table:table-cell>
          <table:table-cell office:value-type="float" office:value="169" calcext:value-type="float">
            <text:p>169</text:p>
          </table:table-cell>
          <table:table-cell office:value-type="float" office:value="7.1871" calcext:value-type="float">
            <text:p>7,1871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307" calcext:value-type="float">
            <text:p>1307</text:p>
          </table:table-cell>
          <table:table-cell office:value-type="float" office:value="27.5873" calcext:value-type="float">
            <text:p>27,5873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.5619" calcext:value-type="float">
            <text:p>12,5619</text:p>
          </table:table-cell>
          <table:table-cell office:value-type="float" office:value="130.71648056525" calcext:value-type="float">
            <text:p>130,71648056525</text:p>
          </table:table-cell>
          <table:table-cell office:value-type="float" office:value="80" calcext:value-type="float">
            <text:p>80</text:p>
          </table:table-cell>
          <table:table-cell office:value-type="float" office:value="12.5619" calcext:value-type="float">
            <text:p>12,5619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1.7726" calcext:value-type="float">
            <text:p>1,7726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.0416" calcext:value-type="float">
            <text:p>1,0416</text:p>
          </table:table-cell>
          <table:table-cell office:value-type="float" office:value="12.8992272596886" calcext:value-type="float">
            <text:p>12,8992272596886</text:p>
          </table:table-cell>
          <table:table-cell office:value-type="float" office:value="805" calcext:value-type="float">
            <text:p>805</text:p>
          </table:table-cell>
          <table:table-cell office:value-type="float" office:value="1.0416" calcext:value-type="float">
            <text:p>1,0416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79" calcext:value-type="float">
            <text:p>779</text:p>
          </table:table-cell>
          <table:table-cell office:value-type="float" office:value="10.1681" calcext:value-type="float">
            <text:p>10,1681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1.3231" calcext:value-type="float">
            <text:p>11,3231</text:p>
          </table:table-cell>
          <table:table-cell office:value-type="float" office:value="8.17046520388596" calcext:value-type="float">
            <text:p>8,17046520388596</text:p>
          </table:table-cell>
          <table:table-cell office:value-type="float" office:value="174" calcext:value-type="float">
            <text:p>174</text:p>
          </table:table-cell>
          <table:table-cell office:value-type="float" office:value="10.1681" calcext:value-type="float">
            <text:p>10,1681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93" calcext:value-type="float">
            <text:p>693</text:p>
          </table:table-cell>
          <table:table-cell office:value-type="float" office:value="15.3955" calcext:value-type="float">
            <text:p>15,3955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5.2966" calcext:value-type="float">
            <text:p>5,2966</text:p>
          </table:table-cell>
          <table:table-cell office:value-type="float" office:value="55.1919348056788" calcext:value-type="float">
            <text:p>55,1919348056788</text:p>
          </table:table-cell>
          <table:table-cell office:value-type="float" office:value="209" calcext:value-type="float">
            <text:p>209</text:p>
          </table:table-cell>
          <table:table-cell office:value-type="float" office:value="5.2966" calcext:value-type="float">
            <text:p>5,2966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224" calcext:value-type="float">
            <text:p>2224</text:p>
          </table:table-cell>
          <table:table-cell office:value-type="float" office:value="8.1337" calcext:value-type="float">
            <text:p>8,1337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3.2754" calcext:value-type="float">
            <text:p>3,2754</text:p>
          </table:table-cell>
          <table:table-cell office:value-type="float" office:value="50.9816415785789" calcext:value-type="float">
            <text:p>50,9816415785789</text:p>
          </table:table-cell>
          <table:table-cell office:value-type="float" office:value="644" calcext:value-type="float">
            <text:p>644</text:p>
          </table:table-cell>
          <table:table-cell office:value-type="float" office:value="3.2754" calcext:value-type="float">
            <text:p>3,2754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52.9529" calcext:value-type="float">
            <text:p>52,952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24.0672" calcext:value-type="float">
            <text:p>24,0672</text:p>
          </table:table-cell>
          <table:table-cell office:value-type="float" office:value="20.935125046494" calcext:value-type="float">
            <text:p>20,935125046494</text:p>
          </table:table-cell>
          <table:table-cell office:value-type="float" office:value="9" calcext:value-type="float">
            <text:p>9</text:p>
          </table:table-cell>
          <table:table-cell office:value-type="float" office:value="18.2736" calcext:value-type="float">
            <text:p>18,2736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9" calcext:value-type="float">
            <text:p>439</text:p>
          </table:table-cell>
          <table:table-cell office:value-type="float" office:value="52.3052" calcext:value-type="float">
            <text:p>52,3052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8.8788" calcext:value-type="float">
            <text:p>8,8788</text:p>
          </table:table-cell>
          <table:table-cell office:value-type="float" office:value="73.5028059315356" calcext:value-type="float">
            <text:p>73,5028059315356</text:p>
          </table:table-cell>
          <table:table-cell office:value-type="float" office:value="30" calcext:value-type="float">
            <text:p>30</text:p>
          </table:table-cell>
          <table:table-cell office:value-type="float" office:value="8.8788" calcext:value-type="float">
            <text:p>8,8788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24" calcext:value-type="float">
            <text:p>824</text:p>
          </table:table-cell>
          <table:table-cell office:value-type="float" office:value="9.9448" calcext:value-type="float">
            <text:p>9,9448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3.5923" calcext:value-type="float">
            <text:p>3,5923</text:p>
          </table:table-cell>
          <table:table-cell office:value-type="float" office:value="12.9282145552601" calcext:value-type="float">
            <text:p>12,9282145552601</text:p>
          </table:table-cell>
          <table:table-cell office:value-type="float" office:value="427" calcext:value-type="float">
            <text:p>427</text:p>
          </table:table-cell>
          <table:table-cell office:value-type="float" office:value="3.5923" calcext:value-type="float">
            <text:p>3,5923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0.204" calcext:value-type="float">
            <text:p>10,204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5.098" calcext:value-type="float">
            <text:p>5,098</text:p>
          </table:table-cell>
          <table:table-cell office:value-type="float" office:value="20.1855782407229" calcext:value-type="float">
            <text:p>20,1855782407229</text:p>
          </table:table-cell>
          <table:table-cell office:value-type="float" office:value="389" calcext:value-type="float">
            <text:p>389</text:p>
          </table:table-cell>
          <table:table-cell office:value-type="float" office:value="3.8138" calcext:value-type="float">
            <text:p>3,8138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466" calcext:value-type="float">
            <text:p>1466</text:p>
          </table:table-cell>
          <table:table-cell office:value-type="float" office:value="44.7954" calcext:value-type="float">
            <text:p>44,7954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24.8879" calcext:value-type="float">
            <text:p>24,8879</text:p>
          </table:table-cell>
          <table:table-cell office:value-type="float" office:value="50.1810801130127" calcext:value-type="float">
            <text:p>50,1810801130127</text:p>
          </table:table-cell>
          <table:table-cell office:value-type="float" office:value="24" calcext:value-type="float">
            <text:p>24</text:p>
          </table:table-cell>
          <table:table-cell office:value-type="float" office:value="24.8879" calcext:value-type="float">
            <text:p>24,8879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15.967" calcext:value-type="float">
            <text:p>15,967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7.3037" calcext:value-type="float">
            <text:p>7,3037</text:p>
          </table:table-cell>
          <table:table-cell office:value-type="float" office:value="58.127875618897" calcext:value-type="float">
            <text:p>58,127875618897</text:p>
          </table:table-cell>
          <table:table-cell office:value-type="float" office:value="215" calcext:value-type="float">
            <text:p>215</text:p>
          </table:table-cell>
          <table:table-cell office:value-type="float" office:value="7.3037" calcext:value-type="float">
            <text:p>7,3037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8.9317" calcext:value-type="float">
            <text:p>18,9317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7.9571" calcext:value-type="float">
            <text:p>7,9571</text:p>
          </table:table-cell>
          <table:table-cell office:value-type="float" office:value="33.4509050655637" calcext:value-type="float">
            <text:p>33,4509050655637</text:p>
          </table:table-cell>
          <table:table-cell office:value-type="float" office:value="142" calcext:value-type="float">
            <text:p>142</text:p>
          </table:table-cell>
          <table:table-cell office:value-type="float" office:value="7.9571" calcext:value-type="float">
            <text:p>7,9571</text:p>
          </table:table-cell>
        </table:table-row>
      </table:table>
      <table:table table:name="Force Algo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3" calcext:value-type="float">
            <text:p>183</text:p>
          </table:table-cell>
          <table:table-cell office:value-type="float" office:value="69.3382" calcext:value-type="float">
            <text:p>69,338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.9202" calcext:value-type="float">
            <text:p>14,9202</text:p>
          </table:table-cell>
          <table:table-cell office:value-type="float" office:value="2.27029367487945" calcext:value-type="float">
            <text:p>2,27029367487945</text:p>
          </table:table-cell>
          <table:table-cell office:value-type="float" office:value="7" calcext:value-type="float">
            <text:p>7</text:p>
          </table:table-cell>
          <table:table-cell office:value-type="float" office:value="14.9202" calcext:value-type="float">
            <text:p>14,9202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43.3824" calcext:value-type="float">
            <text:p>43,38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.9641" calcext:value-type="float">
            <text:p>8,9641</text:p>
          </table:table-cell>
          <table:table-cell office:value-type="float" office:value="2.84747378815923" calcext:value-type="float">
            <text:p>2,84747378815923</text:p>
          </table:table-cell>
          <table:table-cell office:value-type="float" office:value="9" calcext:value-type="float">
            <text:p>9</text:p>
          </table:table-cell>
          <table:table-cell office:value-type="float" office:value="8.9386" calcext:value-type="float">
            <text:p>8,9386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485" calcext:value-type="float">
            <text:p>37,248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.6867" calcext:value-type="float">
            <text:p>2,6867</text:p>
          </table:table-cell>
          <table:table-cell office:value-type="float" office:value="3.72207551694564" calcext:value-type="float">
            <text:p>3,72207551694564</text:p>
          </table:table-cell>
          <table:table-cell office:value-type="float" office:value="25" calcext:value-type="float">
            <text:p>25</text:p>
          </table:table-cell>
          <table:table-cell office:value-type="float" office:value="2.6867" calcext:value-type="float">
            <text:p>2,6867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2" calcext:value-type="float">
            <text:p>72</text:p>
          </table:table-cell>
          <table:table-cell office:value-type="float" office:value="49.2903" calcext:value-type="float">
            <text:p>49,290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.47" calcext:value-type="float">
            <text:p>7,47</text:p>
          </table:table-cell>
          <table:table-cell office:value-type="float" office:value="2.42528593287472" calcext:value-type="float">
            <text:p>2,42528593287472</text:p>
          </table:table-cell>
          <table:table-cell office:value-type="float" office:value="37" calcext:value-type="float">
            <text:p>37</text:p>
          </table:table-cell>
          <table:table-cell office:value-type="float" office:value="7.4463" calcext:value-type="float">
            <text:p>7,4463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4.6324" calcext:value-type="float">
            <text:p>44,63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.1268" calcext:value-type="float">
            <text:p>7,1268</text:p>
          </table:table-cell>
          <table:table-cell office:value-type="float" office:value="2.65018833404229" calcext:value-type="float">
            <text:p>2,65018833404229</text:p>
          </table:table-cell>
          <table:table-cell office:value-type="float" office:value="10" calcext:value-type="float">
            <text:p>10</text:p>
          </table:table-cell>
          <table:table-cell office:value-type="float" office:value="7.1268" calcext:value-type="float">
            <text:p>7,1268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 office:value-type="float" office:value="41.0472" calcext:value-type="float">
            <text:p>41,047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.3054" calcext:value-type="float">
            <text:p>11,3054</text:p>
          </table:table-cell>
          <table:table-cell office:value-type="float" office:value="2.8121910937831" calcext:value-type="float">
            <text:p>2,8121910937831</text:p>
          </table:table-cell>
          <table:table-cell office:value-type="float" office:value="9" calcext:value-type="float">
            <text:p>9</text:p>
          </table:table-cell>
          <table:table-cell office:value-type="float" office:value="11.2893" calcext:value-type="float">
            <text:p>11,2893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72.7857" calcext:value-type="float">
            <text:p>72,78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4147" calcext:value-type="float">
            <text:p>24,4147</text:p>
          </table:table-cell>
          <table:table-cell office:value-type="float" office:value="1.82874608180568" calcext:value-type="float">
            <text:p>1,82874608180568</text:p>
          </table:table-cell>
          <table:table-cell office:value-type="float" office:value="5" calcext:value-type="float">
            <text:p>5</text:p>
          </table:table-cell>
          <table:table-cell office:value-type="float" office:value="24.4077" calcext:value-type="float">
            <text:p>24,4077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3" calcext:value-type="float">
            <text:p>103</text:p>
          </table:table-cell>
          <table:table-cell office:value-type="float" office:value="26.4887" calcext:value-type="float">
            <text:p>26,488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7685" calcext:value-type="float">
            <text:p>4,7685</text:p>
          </table:table-cell>
          <table:table-cell office:value-type="float" office:value="2.321553753247" calcext:value-type="float">
            <text:p>2,321553753247</text:p>
          </table:table-cell>
          <table:table-cell office:value-type="float" office:value="19" calcext:value-type="float">
            <text:p>19</text:p>
          </table:table-cell>
          <table:table-cell office:value-type="float" office:value="4.7255" calcext:value-type="float">
            <text:p>4,7255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41.9397" calcext:value-type="float">
            <text:p>41,939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.6319" calcext:value-type="float">
            <text:p>6,6319</text:p>
          </table:table-cell>
          <table:table-cell office:value-type="float" office:value="2.21745172151342" calcext:value-type="float">
            <text:p>2,21745172151342</text:p>
          </table:table-cell>
          <table:table-cell office:value-type="float" office:value="19" calcext:value-type="float">
            <text:p>19</text:p>
          </table:table-cell>
          <table:table-cell office:value-type="float" office:value="6.6044" calcext:value-type="float">
            <text:p>6,6044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office:value-type="float" office:value="53.5834" calcext:value-type="float">
            <text:p>53,583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.9837" calcext:value-type="float">
            <text:p>19,9837</text:p>
          </table:table-cell>
          <table:table-cell office:value-type="float" office:value="2.02189154997556" calcext:value-type="float">
            <text:p>2,02189154997556</text:p>
          </table:table-cell>
          <table:table-cell office:value-type="float" office:value="11" calcext:value-type="float">
            <text:p>11</text:p>
          </table:table-cell>
          <table:table-cell office:value-type="float" office:value="19.9837" calcext:value-type="float">
            <text:p>19,9837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47.9078" calcext:value-type="float">
            <text:p>47,907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.1507" calcext:value-type="float">
            <text:p>19,1507</text:p>
          </table:table-cell>
          <table:table-cell office:value-type="float" office:value="1.97030924970639" calcext:value-type="float">
            <text:p>1,97030924970639</text:p>
          </table:table-cell>
          <table:table-cell office:value-type="float" office:value="9" calcext:value-type="float">
            <text:p>9</text:p>
          </table:table-cell>
          <table:table-cell office:value-type="float" office:value="19.1507" calcext:value-type="float">
            <text:p>19,1507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4" calcext:value-type="float">
            <text:p>65,9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.0635" calcext:value-type="float">
            <text:p>29,0635</text:p>
          </table:table-cell>
          <table:table-cell office:value-type="float" office:value="2.01094565789938" calcext:value-type="float">
            <text:p>2,01094565789938</text:p>
          </table:table-cell>
          <table:table-cell office:value-type="float" office:value="5" calcext:value-type="float">
            <text:p>5</text:p>
          </table:table-cell>
          <table:table-cell office:value-type="float" office:value="29.0635" calcext:value-type="float">
            <text:p>29,0635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6" calcext:value-type="float">
            <text:p>86</text:p>
          </table:table-cell>
          <table:table-cell office:value-type="float" office:value="71.9359" calcext:value-type="float">
            <text:p>71,935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7884" calcext:value-type="float">
            <text:p>24,7884</text:p>
          </table:table-cell>
          <table:table-cell office:value-type="float" office:value="2.49295680896305" calcext:value-type="float">
            <text:p>2,49295680896305</text:p>
          </table:table-cell>
          <table:table-cell office:value-type="float" office:value="6" calcext:value-type="float">
            <text:p>6</text:p>
          </table:table-cell>
          <table:table-cell office:value-type="float" office:value="24.2341" calcext:value-type="float">
            <text:p>24,2341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74.7285" calcext:value-type="float">
            <text:p>74,728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0348" calcext:value-type="float">
            <text:p>25,0348</text:p>
          </table:table-cell>
          <table:table-cell office:value-type="float" office:value="1.94939582310043" calcext:value-type="float">
            <text:p>1,94939582310043</text:p>
          </table:table-cell>
          <table:table-cell office:value-type="float" office:value="5" calcext:value-type="float">
            <text:p>5</text:p>
          </table:table-cell>
          <table:table-cell office:value-type="float" office:value="23.5596" calcext:value-type="float">
            <text:p>23,5596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69.9744" calcext:value-type="float">
            <text:p>69,97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.9259" calcext:value-type="float">
            <text:p>21,9259</text:p>
          </table:table-cell>
          <table:table-cell office:value-type="float" office:value="2.2546726204405" calcext:value-type="float">
            <text:p>2,2546726204405</text:p>
          </table:table-cell>
          <table:table-cell office:value-type="float" office:value="2" calcext:value-type="float">
            <text:p>2</text:p>
          </table:table-cell>
          <table:table-cell office:value-type="float" office:value="21.9259" calcext:value-type="float">
            <text:p>21,9259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4" calcext:value-type="float">
            <text:p>114</text:p>
          </table:table-cell>
          <table:table-cell office:value-type="float" office:value="74.6872" calcext:value-type="float">
            <text:p>74,68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3674" calcext:value-type="float">
            <text:p>16,3674</text:p>
          </table:table-cell>
          <table:table-cell office:value-type="float" office:value="2.19518850997481" calcext:value-type="float">
            <text:p>2,19518850997481</text:p>
          </table:table-cell>
          <table:table-cell office:value-type="float" office:value="3" calcext:value-type="float">
            <text:p>3</text:p>
          </table:table-cell>
          <table:table-cell office:value-type="float" office:value="16.3674" calcext:value-type="float">
            <text:p>16,3674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735" calcext:value-type="float">
            <text:p>71,273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.9172" calcext:value-type="float">
            <text:p>28,9172</text:p>
          </table:table-cell>
          <table:table-cell office:value-type="float" office:value="2.22638720801212" calcext:value-type="float">
            <text:p>2,22638720801212</text:p>
          </table:table-cell>
          <table:table-cell office:value-type="float" office:value="5" calcext:value-type="float">
            <text:p>5</text:p>
          </table:table-cell>
          <table:table-cell office:value-type="float" office:value="25.3785" calcext:value-type="float">
            <text:p>25,3785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744" calcext:value-type="float">
            <text:p>70,57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4384" calcext:value-type="float">
            <text:p>25,4384</text:p>
          </table:table-cell>
          <table:table-cell office:value-type="float" office:value="2.0854561088752" calcext:value-type="float">
            <text:p>2,0854561088752</text:p>
          </table:table-cell>
          <table:table-cell office:value-type="float" office:value="5" calcext:value-type="float">
            <text:p>5</text:p>
          </table:table-cell>
          <table:table-cell office:value-type="float" office:value="25.4384" calcext:value-type="float">
            <text:p>25,4384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68.4976" calcext:value-type="float">
            <text:p>68,49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.1156" calcext:value-type="float">
            <text:p>14,1156</text:p>
          </table:table-cell>
          <table:table-cell office:value-type="float" office:value="2.38087618625762" calcext:value-type="float">
            <text:p>2,38087618625762</text:p>
          </table:table-cell>
          <table:table-cell office:value-type="float" office:value="3" calcext:value-type="float">
            <text:p>3</text:p>
          </table:table-cell>
          <table:table-cell office:value-type="float" office:value="10.3895" calcext:value-type="float">
            <text:p>10,3895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59.2508" calcext:value-type="float">
            <text:p>59,250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.8665" calcext:value-type="float">
            <text:p>13,8665</text:p>
          </table:table-cell>
          <table:table-cell office:value-type="float" office:value="2.12503055036504" calcext:value-type="float">
            <text:p>2,12503055036504</text:p>
          </table:table-cell>
          <table:table-cell office:value-type="float" office:value="10" calcext:value-type="float">
            <text:p>10</text:p>
          </table:table-cell>
          <table:table-cell office:value-type="float" office:value="13.8665" calcext:value-type="float">
            <text:p>13,8665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3" calcext:value-type="float">
            <text:p>73</text:p>
          </table:table-cell>
          <table:table-cell office:value-type="float" office:value="55.8358" calcext:value-type="float">
            <text:p>55,835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1357" calcext:value-type="float">
            <text:p>24,1357</text:p>
          </table:table-cell>
          <table:table-cell office:value-type="float" office:value="2.49277616104719" calcext:value-type="float">
            <text:p>2,49277616104719</text:p>
          </table:table-cell>
          <table:table-cell office:value-type="float" office:value="6" calcext:value-type="float">
            <text:p>6</text:p>
          </table:table-cell>
          <table:table-cell office:value-type="float" office:value="24.1357" calcext:value-type="float">
            <text:p>24,1357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21.3376" calcext:value-type="float">
            <text:p>21,33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.6213" calcext:value-type="float">
            <text:p>4,6213</text:p>
          </table:table-cell>
          <table:table-cell office:value-type="float" office:value="3.31827831039166" calcext:value-type="float">
            <text:p>3,31827831039166</text:p>
          </table:table-cell>
          <table:table-cell office:value-type="float" office:value="118" calcext:value-type="float">
            <text:p>118</text:p>
          </table:table-cell>
          <table:table-cell office:value-type="float" office:value="4.6213" calcext:value-type="float">
            <text:p>4,6213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3.9432" calcext:value-type="float">
            <text:p>23,943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.5448" calcext:value-type="float">
            <text:p>3,5448</text:p>
          </table:table-cell>
          <table:table-cell office:value-type="float" office:value="3.3618757022221" calcext:value-type="float">
            <text:p>3,3618757022221</text:p>
          </table:table-cell>
          <table:table-cell office:value-type="float" office:value="116" calcext:value-type="float">
            <text:p>116</text:p>
          </table:table-cell>
          <table:table-cell office:value-type="float" office:value="2.4416" calcext:value-type="float">
            <text:p>2,4416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40" calcext:value-type="float">
            <text:p>140</text:p>
          </table:table-cell>
          <table:table-cell office:value-type="float" office:value="57.8096" calcext:value-type="float">
            <text:p>57,809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.8648" calcext:value-type="float">
            <text:p>10,8648</text:p>
          </table:table-cell>
          <table:table-cell office:value-type="float" office:value="2.43006631707343" calcext:value-type="float">
            <text:p>2,43006631707343</text:p>
          </table:table-cell>
          <table:table-cell office:value-type="float" office:value="12" calcext:value-type="float">
            <text:p>12</text:p>
          </table:table-cell>
          <table:table-cell office:value-type="float" office:value="10.7988" calcext:value-type="float">
            <text:p>10,7988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5.9167" calcext:value-type="float">
            <text:p>45,916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1.1274" calcext:value-type="float">
            <text:p>11,1274</text:p>
          </table:table-cell>
          <table:table-cell office:value-type="float" office:value="2.61378852085006" calcext:value-type="float">
            <text:p>2,61378852085006</text:p>
          </table:table-cell>
          <table:table-cell office:value-type="float" office:value="11" calcext:value-type="float">
            <text:p>11</text:p>
          </table:table-cell>
          <table:table-cell office:value-type="float" office:value="8.889" calcext:value-type="float">
            <text:p>8,889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office:value-type="float" office:value="58.1558" calcext:value-type="float">
            <text:p>58,155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.1991" calcext:value-type="float">
            <text:p>21,1991</text:p>
          </table:table-cell>
          <table:table-cell office:value-type="float" office:value="2.2323947597832" calcext:value-type="float">
            <text:p>2,2323947597832</text:p>
          </table:table-cell>
          <table:table-cell office:value-type="float" office:value="11" calcext:value-type="float">
            <text:p>11</text:p>
          </table:table-cell>
          <table:table-cell office:value-type="float" office:value="15.961" calcext:value-type="float">
            <text:p>15,961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065" calcext:value-type="float">
            <text:p>66,606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.5835" calcext:value-type="float">
            <text:p>30,5835</text:p>
          </table:table-cell>
          <table:table-cell office:value-type="float" office:value="1.74646203670027" calcext:value-type="float">
            <text:p>1,74646203670027</text:p>
          </table:table-cell>
          <table:table-cell office:value-type="float" office:value="4" calcext:value-type="float">
            <text:p>4</text:p>
          </table:table-cell>
          <table:table-cell office:value-type="float" office:value="30.5835" calcext:value-type="float">
            <text:p>30,5835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725" calcext:value-type="float">
            <text:p>84,47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8.3333" calcext:value-type="float">
            <text:p>38,3333</text:p>
          </table:table-cell>
          <table:table-cell office:value-type="float" office:value="1.62463013542255" calcext:value-type="float">
            <text:p>1,62463013542255</text:p>
          </table:table-cell>
          <table:table-cell office:value-type="float" office:value="1" calcext:value-type="float">
            <text:p>1</text:p>
          </table:table-cell>
          <table:table-cell office:value-type="float" office:value="35.9685" calcext:value-type="float">
            <text:p>35,9685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58.9302" calcext:value-type="float">
            <text:p>58,930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.2446" calcext:value-type="float">
            <text:p>30,2446</text:p>
          </table:table-cell>
          <table:table-cell office:value-type="float" office:value="1.79113947395946" calcext:value-type="float">
            <text:p>1,79113947395946</text:p>
          </table:table-cell>
          <table:table-cell office:value-type="float" office:value="11" calcext:value-type="float">
            <text:p>11</text:p>
          </table:table-cell>
          <table:table-cell office:value-type="float" office:value="29.9124" calcext:value-type="float">
            <text:p>29,9124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89.9134" calcext:value-type="float">
            <text:p>89,91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.8352" calcext:value-type="float">
            <text:p>44,8352</text:p>
          </table:table-cell>
          <table:table-cell office:value-type="float" office:value="1.53502520833969" calcext:value-type="float">
            <text:p>1,53502520833969</text:p>
          </table:table-cell>
          <table:table-cell office:value-type="float" office:value="1" calcext:value-type="float">
            <text:p>1</text:p>
          </table:table-cell>
          <table:table-cell office:value-type="float" office:value="44.8013" calcext:value-type="float">
            <text:p>44,8013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9" calcext:value-type="float">
            <text:p>89</text:p>
          </table:table-cell>
          <table:table-cell office:value-type="float" office:value="48.7841" calcext:value-type="float">
            <text:p>48,78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.9511" calcext:value-type="float">
            <text:p>9,9511</text:p>
          </table:table-cell>
          <table:table-cell office:value-type="float" office:value="2.69123123110717" calcext:value-type="float">
            <text:p>2,69123123110717</text:p>
          </table:table-cell>
          <table:table-cell office:value-type="float" office:value="11" calcext:value-type="float">
            <text:p>11</text:p>
          </table:table-cell>
          <table:table-cell office:value-type="float" office:value="9.7616" calcext:value-type="float">
            <text:p>9,7616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2" calcext:value-type="float">
            <text:p>82</text:p>
          </table:table-cell>
          <table:table-cell office:value-type="float" office:value="41.6857" calcext:value-type="float">
            <text:p>41,685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.1411" calcext:value-type="float">
            <text:p>12,1411</text:p>
          </table:table-cell>
          <table:table-cell office:value-type="float" office:value="2.54723612212226" calcext:value-type="float">
            <text:p>2,54723612212226</text:p>
          </table:table-cell>
          <table:table-cell office:value-type="float" office:value="12" calcext:value-type="float">
            <text:p>12</text:p>
          </table:table-cell>
          <table:table-cell office:value-type="float" office:value="12.1326" calcext:value-type="float">
            <text:p>12,1326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49.0511" calcext:value-type="float">
            <text:p>49,05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.0557" calcext:value-type="float">
            <text:p>20,0557</text:p>
          </table:table-cell>
          <table:table-cell office:value-type="float" office:value="1.96889642713708" calcext:value-type="float">
            <text:p>1,96889642713708</text:p>
          </table:table-cell>
          <table:table-cell office:value-type="float" office:value="6" calcext:value-type="float">
            <text:p>6</text:p>
          </table:table-cell>
          <table:table-cell office:value-type="float" office:value="20.0557" calcext:value-type="float">
            <text:p>20,0557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1.3686" calcext:value-type="float">
            <text:p>61,368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.137" calcext:value-type="float">
            <text:p>20,137</text:p>
          </table:table-cell>
          <table:table-cell office:value-type="float" office:value="2.82982518596831" calcext:value-type="float">
            <text:p>2,82982518596831</text:p>
          </table:table-cell>
          <table:table-cell office:value-type="float" office:value="5" calcext:value-type="float">
            <text:p>5</text:p>
          </table:table-cell>
          <table:table-cell office:value-type="float" office:value="20.1361" calcext:value-type="float">
            <text:p>20,1361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58.6105" calcext:value-type="float">
            <text:p>58,610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6791" calcext:value-type="float">
            <text:p>16,6791</text:p>
          </table:table-cell>
          <table:table-cell office:value-type="float" office:value="2.22576073184512" calcext:value-type="float">
            <text:p>2,22576073184512</text:p>
          </table:table-cell>
          <table:table-cell office:value-type="float" office:value="12" calcext:value-type="float">
            <text:p>12</text:p>
          </table:table-cell>
          <table:table-cell office:value-type="float" office:value="16.6791" calcext:value-type="float">
            <text:p>16,6791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1.4399" calcext:value-type="float">
            <text:p>51,439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.6461" calcext:value-type="float">
            <text:p>12,6461</text:p>
          </table:table-cell>
          <table:table-cell office:value-type="float" office:value="2.09040026420509" calcext:value-type="float">
            <text:p>2,09040026420509</text:p>
          </table:table-cell>
          <table:table-cell office:value-type="float" office:value="10" calcext:value-type="float">
            <text:p>10</text:p>
          </table:table-cell>
          <table:table-cell office:value-type="float" office:value="12.6461" calcext:value-type="float">
            <text:p>12,6461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9.0618" calcext:value-type="float">
            <text:p>49,06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.6576" calcext:value-type="float">
            <text:p>10,6576</text:p>
          </table:table-cell>
          <table:table-cell office:value-type="float" office:value="1.98412160305944" calcext:value-type="float">
            <text:p>1,98412160305944</text:p>
          </table:table-cell>
          <table:table-cell office:value-type="float" office:value="10" calcext:value-type="float">
            <text:p>10</text:p>
          </table:table-cell>
          <table:table-cell office:value-type="float" office:value="10.6506" calcext:value-type="float">
            <text:p>10,6506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office:value-type="float" office:value="44.4922" calcext:value-type="float">
            <text:p>44,492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.8573" calcext:value-type="float">
            <text:p>7,8573</text:p>
          </table:table-cell>
          <table:table-cell office:value-type="float" office:value="2.44880741875724" calcext:value-type="float">
            <text:p>2,44880741875724</text:p>
          </table:table-cell>
          <table:table-cell office:value-type="float" office:value="28" calcext:value-type="float">
            <text:p>28</text:p>
          </table:table-cell>
          <table:table-cell office:value-type="float" office:value="7.8573" calcext:value-type="float">
            <text:p>7,8573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6.0274" calcext:value-type="float">
            <text:p>56,027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.557" calcext:value-type="float">
            <text:p>5,557</text:p>
          </table:table-cell>
          <table:table-cell office:value-type="float" office:value="2.11905020000696" calcext:value-type="float">
            <text:p>2,11905020000696</text:p>
          </table:table-cell>
          <table:table-cell office:value-type="float" office:value="12" calcext:value-type="float">
            <text:p>12</text:p>
          </table:table-cell>
          <table:table-cell office:value-type="float" office:value="5.5386" calcext:value-type="float">
            <text:p>5,5386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6200" calcext:value-type="float">
            <text:p>6200</text:p>
          </table:table-cell>
          <table:table-cell office:value-type="float" office:value="995" calcext:value-type="float">
            <text:p>995</text:p>
          </table:table-cell>
          <table:table-cell office:value-type="float" office:value="69.7235" calcext:value-type="float">
            <text:p>69,723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.1757" calcext:value-type="float">
            <text:p>8,1757</text:p>
          </table:table-cell>
          <table:table-cell office:value-type="float" office:value="2.03781087825374" calcext:value-type="float">
            <text:p>2,03781087825374</text:p>
          </table:table-cell>
          <table:table-cell office:value-type="float" office:value="9" calcext:value-type="float">
            <text:p>9</text:p>
          </table:table-cell>
          <table:table-cell office:value-type="float" office:value="8.1757" calcext:value-type="float">
            <text:p>8,1757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49.2092" calcext:value-type="float">
            <text:p>49,209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.7022" calcext:value-type="float">
            <text:p>8,7022</text:p>
          </table:table-cell>
          <table:table-cell office:value-type="float" office:value="2.34271187321547" calcext:value-type="float">
            <text:p>2,34271187321547</text:p>
          </table:table-cell>
          <table:table-cell office:value-type="float" office:value="27" calcext:value-type="float">
            <text:p>27</text:p>
          </table:table-cell>
          <table:table-cell office:value-type="float" office:value="7.8765" calcext:value-type="float">
            <text:p>7,8765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41.663" calcext:value-type="float">
            <text:p>41,66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.3293" calcext:value-type="float">
            <text:p>6,3293</text:p>
          </table:table-cell>
          <table:table-cell office:value-type="float" office:value="2.82268127034852" calcext:value-type="float">
            <text:p>2,82268127034852</text:p>
          </table:table-cell>
          <table:table-cell office:value-type="float" office:value="28" calcext:value-type="float">
            <text:p>28</text:p>
          </table:table-cell>
          <table:table-cell office:value-type="float" office:value="6.3287" calcext:value-type="float">
            <text:p>6,3287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14" calcext:value-type="float">
            <text:p>214</text:p>
          </table:table-cell>
          <table:table-cell office:value-type="float" office:value="48.9645" calcext:value-type="float">
            <text:p>48,964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.5642" calcext:value-type="float">
            <text:p>6,5642</text:p>
          </table:table-cell>
          <table:table-cell office:value-type="float" office:value="2.53172110304924" calcext:value-type="float">
            <text:p>2,53172110304924</text:p>
          </table:table-cell>
          <table:table-cell office:value-type="float" office:value="28" calcext:value-type="float">
            <text:p>28</text:p>
          </table:table-cell>
          <table:table-cell office:value-type="float" office:value="6.4023" calcext:value-type="float">
            <text:p>6,4023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492" calcext:value-type="float">
            <text:p>67,549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.9526" calcext:value-type="float">
            <text:p>9,9526</text:p>
          </table:table-cell>
          <table:table-cell office:value-type="float" office:value="1.79318633760669" calcext:value-type="float">
            <text:p>1,79318633760669</text:p>
          </table:table-cell>
          <table:table-cell office:value-type="float" office:value="4" calcext:value-type="float">
            <text:p>4</text:p>
          </table:table-cell>
          <table:table-cell office:value-type="float" office:value="9.9526" calcext:value-type="float">
            <text:p>9,9526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89.1561" calcext:value-type="float">
            <text:p>89,15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.1357" calcext:value-type="float">
            <text:p>36,1357</text:p>
          </table:table-cell>
          <table:table-cell office:value-type="float" office:value="2.05740516013238" calcext:value-type="float">
            <text:p>2,05740516013238</text:p>
          </table:table-cell>
          <table:table-cell office:value-type="float" office:value="1" calcext:value-type="float">
            <text:p>1</text:p>
          </table:table-cell>
          <table:table-cell office:value-type="float" office:value="36.1357" calcext:value-type="float">
            <text:p>36,1357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5.6983" calcext:value-type="float">
            <text:p>55,698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.41" calcext:value-type="float">
            <text:p>5,41</text:p>
          </table:table-cell>
          <table:table-cell office:value-type="float" office:value="2.10306124700253" calcext:value-type="float">
            <text:p>2,10306124700253</text:p>
          </table:table-cell>
          <table:table-cell office:value-type="float" office:value="12" calcext:value-type="float">
            <text:p>12</text:p>
          </table:table-cell>
          <table:table-cell office:value-type="float" office:value="4.8714" calcext:value-type="float">
            <text:p>4,8714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253" calcext:value-type="float">
            <text:p>38,025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.3653" calcext:value-type="float">
            <text:p>4,3653</text:p>
          </table:table-cell>
          <table:table-cell office:value-type="float" office:value="3.61686494940809" calcext:value-type="float">
            <text:p>3,61686494940809</text:p>
          </table:table-cell>
          <table:table-cell office:value-type="float" office:value="34" calcext:value-type="float">
            <text:p>34</text:p>
          </table:table-cell>
          <table:table-cell office:value-type="float" office:value="2.6574" calcext:value-type="float">
            <text:p>2,6574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3600" calcext:value-type="float">
            <text:p>3600</text:p>
          </table:table-cell>
          <table:table-cell office:value-type="float" office:value="794" calcext:value-type="float">
            <text:p>794</text:p>
          </table:table-cell>
          <table:table-cell office:value-type="float" office:value="45.546" calcext:value-type="float">
            <text:p>45,5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.8821" calcext:value-type="float">
            <text:p>9,8821</text:p>
          </table:table-cell>
          <table:table-cell office:value-type="float" office:value="2.83875581103719" calcext:value-type="float">
            <text:p>2,83875581103719</text:p>
          </table:table-cell>
          <table:table-cell office:value-type="float" office:value="14" calcext:value-type="float">
            <text:p>14</text:p>
          </table:table-cell>
          <table:table-cell office:value-type="float" office:value="9.8821" calcext:value-type="float">
            <text:p>9,8821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445" calcext:value-type="float">
            <text:p>50,144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.0753" calcext:value-type="float">
            <text:p>6,0753</text:p>
          </table:table-cell>
          <table:table-cell office:value-type="float" office:value="3.45974151068468" calcext:value-type="float">
            <text:p>3,45974151068468</text:p>
          </table:table-cell>
          <table:table-cell office:value-type="float" office:value="9" calcext:value-type="float">
            <text:p>9</text:p>
          </table:table-cell>
          <table:table-cell office:value-type="float" office:value="6.0753" calcext:value-type="float">
            <text:p>6,0753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462" calcext:value-type="float">
            <text:p>462</text:p>
          </table:table-cell>
          <table:table-cell office:value-type="float" office:value="89.9342" calcext:value-type="float">
            <text:p>89,93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.2152" calcext:value-type="float">
            <text:p>37,2152</text:p>
          </table:table-cell>
          <table:table-cell office:value-type="float" office:value="1.76006696420648" calcext:value-type="float">
            <text:p>1,76006696420648</text:p>
          </table:table-cell>
          <table:table-cell office:value-type="float" office:value="1" calcext:value-type="float">
            <text:p>1</text:p>
          </table:table-cell>
          <table:table-cell office:value-type="float" office:value="37.0202" calcext:value-type="float">
            <text:p>37,0202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office:value-type="float" office:value="16.7392" calcext:value-type="float">
            <text:p>16,739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.8636" calcext:value-type="float">
            <text:p>3,8636</text:p>
          </table:table-cell>
          <table:table-cell office:value-type="float" office:value="2.83892821650462" calcext:value-type="float">
            <text:p>2,83892821650462</text:p>
          </table:table-cell>
          <table:table-cell office:value-type="float" office:value="74" calcext:value-type="float">
            <text:p>74</text:p>
          </table:table-cell>
          <table:table-cell office:value-type="float" office:value="3.6884" calcext:value-type="float">
            <text:p>3,6884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48" calcext:value-type="float">
            <text:p>348</text:p>
          </table:table-cell>
          <table:table-cell office:value-type="float" office:value="21.5761" calcext:value-type="float">
            <text:p>21,576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.9237" calcext:value-type="float">
            <text:p>3,9237</text:p>
          </table:table-cell>
          <table:table-cell office:value-type="float" office:value="3.42909874908819" calcext:value-type="float">
            <text:p>3,42909874908819</text:p>
          </table:table-cell>
          <table:table-cell office:value-type="float" office:value="142" calcext:value-type="float">
            <text:p>142</text:p>
          </table:table-cell>
          <table:table-cell office:value-type="float" office:value="3.9235" calcext:value-type="float">
            <text:p>3,9235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89" calcext:value-type="float">
            <text:p>289</text:p>
          </table:table-cell>
          <table:table-cell office:value-type="float" office:value="21.8817" calcext:value-type="float">
            <text:p>21,88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1657" calcext:value-type="float">
            <text:p>4,1657</text:p>
          </table:table-cell>
          <table:table-cell office:value-type="float" office:value="3.44328947026645" calcext:value-type="float">
            <text:p>3,44328947026645</text:p>
          </table:table-cell>
          <table:table-cell office:value-type="float" office:value="142" calcext:value-type="float">
            <text:p>142</text:p>
          </table:table-cell>
          <table:table-cell office:value-type="float" office:value="4.1657" calcext:value-type="float">
            <text:p>4,1657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office:value-type="float" office:value="22.8816" calcext:value-type="float">
            <text:p>22,881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2883" calcext:value-type="float">
            <text:p>4,2883</text:p>
          </table:table-cell>
          <table:table-cell office:value-type="float" office:value="3.64945982560754" calcext:value-type="float">
            <text:p>3,64945982560754</text:p>
          </table:table-cell>
          <table:table-cell office:value-type="float" office:value="158" calcext:value-type="float">
            <text:p>158</text:p>
          </table:table-cell>
          <table:table-cell office:value-type="float" office:value="2.9587" calcext:value-type="float">
            <text:p>2,9587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7" calcext:value-type="float">
            <text:p>67</text:p>
          </table:table-cell>
          <table:table-cell office:value-type="float" office:value="42.317" calcext:value-type="float">
            <text:p>42,3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.1949" calcext:value-type="float">
            <text:p>8,1949</text:p>
          </table:table-cell>
          <table:table-cell office:value-type="float" office:value="2.52068679538143" calcext:value-type="float">
            <text:p>2,52068679538143</text:p>
          </table:table-cell>
          <table:table-cell office:value-type="float" office:value="27" calcext:value-type="float">
            <text:p>27</text:p>
          </table:table-cell>
          <table:table-cell office:value-type="float" office:value="8.1372" calcext:value-type="float">
            <text:p>8,1372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office:value-type="float" office:value="41.7404" calcext:value-type="float">
            <text:p>41,740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.0466" calcext:value-type="float">
            <text:p>7,0466</text:p>
          </table:table-cell>
          <table:table-cell office:value-type="float" office:value="2.34746795332478" calcext:value-type="float">
            <text:p>2,34746795332478</text:p>
          </table:table-cell>
          <table:table-cell office:value-type="float" office:value="30" calcext:value-type="float">
            <text:p>30</text:p>
          </table:table-cell>
          <table:table-cell office:value-type="float" office:value="7.0346" calcext:value-type="float">
            <text:p>7,0346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65.556" calcext:value-type="float">
            <text:p>65,55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9.9931" calcext:value-type="float">
            <text:p>19,9931</text:p>
          </table:table-cell>
          <table:table-cell office:value-type="float" office:value="2.11436306364116" calcext:value-type="float">
            <text:p>2,11436306364116</text:p>
          </table:table-cell>
          <table:table-cell office:value-type="float" office:value="6" calcext:value-type="float">
            <text:p>6</text:p>
          </table:table-cell>
          <table:table-cell office:value-type="float" office:value="19.0134" calcext:value-type="float">
            <text:p>19,0134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39.1374" calcext:value-type="float">
            <text:p>39,137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.7141" calcext:value-type="float">
            <text:p>8,7141</text:p>
          </table:table-cell>
          <table:table-cell office:value-type="float" office:value="2.62831528103823" calcext:value-type="float">
            <text:p>2,62831528103823</text:p>
          </table:table-cell>
          <table:table-cell office:value-type="float" office:value="28" calcext:value-type="float">
            <text:p>28</text:p>
          </table:table-cell>
          <table:table-cell office:value-type="float" office:value="7.2879" calcext:value-type="float">
            <text:p>7,2879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63.693" calcext:value-type="float">
            <text:p>63,69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.1907" calcext:value-type="float">
            <text:p>26,1907</text:p>
          </table:table-cell>
          <table:table-cell office:value-type="float" office:value="2.04758887219885" calcext:value-type="float">
            <text:p>2,04758887219885</text:p>
          </table:table-cell>
          <table:table-cell office:value-type="float" office:value="4" calcext:value-type="float">
            <text:p>4</text:p>
          </table:table-cell>
          <table:table-cell office:value-type="float" office:value="26.1907" calcext:value-type="float">
            <text:p>26,1907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46.3964" calcext:value-type="float">
            <text:p>46,396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.7532" calcext:value-type="float">
            <text:p>11,7532</text:p>
          </table:table-cell>
          <table:table-cell office:value-type="float" office:value="1.73014232750679" calcext:value-type="float">
            <text:p>1,73014232750679</text:p>
          </table:table-cell>
          <table:table-cell office:value-type="float" office:value="3" calcext:value-type="float">
            <text:p>3</text:p>
          </table:table-cell>
          <table:table-cell office:value-type="float" office:value="11.711" calcext:value-type="float">
            <text:p>11,711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6" calcext:value-type="float">
            <text:p>116</text:p>
          </table:table-cell>
          <table:table-cell office:value-type="float" office:value="39.7313" calcext:value-type="float">
            <text:p>39,731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.2807" calcext:value-type="float">
            <text:p>7,2807</text:p>
          </table:table-cell>
          <table:table-cell office:value-type="float" office:value="2.42532376962028" calcext:value-type="float">
            <text:p>2,42532376962028</text:p>
          </table:table-cell>
          <table:table-cell office:value-type="float" office:value="27" calcext:value-type="float">
            <text:p>27</text:p>
          </table:table-cell>
          <table:table-cell office:value-type="float" office:value="4.6836" calcext:value-type="float">
            <text:p>4,6836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1" calcext:value-type="float">
            <text:p>101</text:p>
          </table:table-cell>
          <table:table-cell office:value-type="float" office:value="52.8153" calcext:value-type="float">
            <text:p>52,815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.7851" calcext:value-type="float">
            <text:p>11,7851</text:p>
          </table:table-cell>
          <table:table-cell office:value-type="float" office:value="2.60754377784696" calcext:value-type="float">
            <text:p>2,60754377784696</text:p>
          </table:table-cell>
          <table:table-cell office:value-type="float" office:value="11" calcext:value-type="float">
            <text:p>11</text:p>
          </table:table-cell>
          <table:table-cell office:value-type="float" office:value="10.7598" calcext:value-type="float">
            <text:p>10,7598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43" calcext:value-type="float">
            <text:p>243</text:p>
          </table:table-cell>
          <table:table-cell office:value-type="float" office:value="54.3422" calcext:value-type="float">
            <text:p>54,34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0.2081" calcext:value-type="float">
            <text:p>10,2081</text:p>
          </table:table-cell>
          <table:table-cell office:value-type="float" office:value="2.80351997871067" calcext:value-type="float">
            <text:p>2,80351997871067</text:p>
          </table:table-cell>
          <table:table-cell office:value-type="float" office:value="17" calcext:value-type="float">
            <text:p>17</text:p>
          </table:table-cell>
          <table:table-cell office:value-type="float" office:value="10.2081" calcext:value-type="float">
            <text:p>10,2081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767" calcext:value-type="float">
            <text:p>38,576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.5774" calcext:value-type="float">
            <text:p>5,5774</text:p>
          </table:table-cell>
          <table:table-cell office:value-type="float" office:value="3.85123762575097" calcext:value-type="float">
            <text:p>3,85123762575097</text:p>
          </table:table-cell>
          <table:table-cell office:value-type="float" office:value="11" calcext:value-type="float">
            <text:p>11</text:p>
          </table:table-cell>
          <table:table-cell office:value-type="float" office:value="5.5774" calcext:value-type="float">
            <text:p>5,5774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5.2465" calcext:value-type="float">
            <text:p>55,24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.3064" calcext:value-type="float">
            <text:p>13,3064</text:p>
          </table:table-cell>
          <table:table-cell office:value-type="float" office:value="2.83854668653562" calcext:value-type="float">
            <text:p>2,83854668653562</text:p>
          </table:table-cell>
          <table:table-cell office:value-type="float" office:value="15" calcext:value-type="float">
            <text:p>15</text:p>
          </table:table-cell>
          <table:table-cell office:value-type="float" office:value="13.2671" calcext:value-type="float">
            <text:p>13,2671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office:value-type="float" office:value="51.7134" calcext:value-type="float">
            <text:p>51,71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.2502" calcext:value-type="float">
            <text:p>7,2502</text:p>
          </table:table-cell>
          <table:table-cell office:value-type="float" office:value="2.98319728059433" calcext:value-type="float">
            <text:p>2,98319728059433</text:p>
          </table:table-cell>
          <table:table-cell office:value-type="float" office:value="12" calcext:value-type="float">
            <text:p>12</text:p>
          </table:table-cell>
          <table:table-cell office:value-type="float" office:value="7.2502" calcext:value-type="float">
            <text:p>7,2502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office:value-type="float" office:value="49.3256" calcext:value-type="float">
            <text:p>49,325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.635" calcext:value-type="float">
            <text:p>20,635</text:p>
          </table:table-cell>
          <table:table-cell office:value-type="float" office:value="2.24209185726329" calcext:value-type="float">
            <text:p>2,24209185726329</text:p>
          </table:table-cell>
          <table:table-cell office:value-type="float" office:value="11" calcext:value-type="float">
            <text:p>11</text:p>
          </table:table-cell>
          <table:table-cell office:value-type="float" office:value="20.635" calcext:value-type="float">
            <text:p>20,635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51.9957" calcext:value-type="float">
            <text:p>51,995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.8727" calcext:value-type="float">
            <text:p>19,8727</text:p>
          </table:table-cell>
          <table:table-cell office:value-type="float" office:value="2.16556842437775" calcext:value-type="float">
            <text:p>2,16556842437775</text:p>
          </table:table-cell>
          <table:table-cell office:value-type="float" office:value="11" calcext:value-type="float">
            <text:p>11</text:p>
          </table:table-cell>
          <table:table-cell office:value-type="float" office:value="19.8727" calcext:value-type="float">
            <text:p>19,8727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5400" calcext:value-type="float">
            <text:p>5400</text:p>
          </table:table-cell>
          <table:table-cell office:value-type="float" office:value="917" calcext:value-type="float">
            <text:p>917</text:p>
          </table:table-cell>
          <table:table-cell office:value-type="float" office:value="67.3178" calcext:value-type="float">
            <text:p>67,317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3.3083" calcext:value-type="float">
            <text:p>23,3083</text:p>
          </table:table-cell>
          <table:table-cell office:value-type="float" office:value="2.05407391033907" calcext:value-type="float">
            <text:p>2,05407391033907</text:p>
          </table:table-cell>
          <table:table-cell office:value-type="float" office:value="6" calcext:value-type="float">
            <text:p>6</text:p>
          </table:table-cell>
          <table:table-cell office:value-type="float" office:value="23.3083" calcext:value-type="float">
            <text:p>23,3083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3400" calcext:value-type="float">
            <text:p>3400</text:p>
          </table:table-cell>
          <table:table-cell office:value-type="float" office:value="587" calcext:value-type="float">
            <text:p>587</text:p>
          </table:table-cell>
          <table:table-cell office:value-type="float" office:value="67.4001" calcext:value-type="float">
            <text:p>67,40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3.86" calcext:value-type="float">
            <text:p>23,86</text:p>
          </table:table-cell>
          <table:table-cell office:value-type="float" office:value="2.03115668758089" calcext:value-type="float">
            <text:p>2,03115668758089</text:p>
          </table:table-cell>
          <table:table-cell office:value-type="float" office:value="6" calcext:value-type="float">
            <text:p>6</text:p>
          </table:table-cell>
          <table:table-cell office:value-type="float" office:value="23.8599" calcext:value-type="float">
            <text:p>23,8599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11" calcext:value-type="float">
            <text:p>211</text:p>
          </table:table-cell>
          <table:table-cell office:value-type="float" office:value="47.375" calcext:value-type="float">
            <text:p>47,37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.9477" calcext:value-type="float">
            <text:p>13,9477</text:p>
          </table:table-cell>
          <table:table-cell office:value-type="float" office:value="2.12039207646752" calcext:value-type="float">
            <text:p>2,12039207646752</text:p>
          </table:table-cell>
          <table:table-cell office:value-type="float" office:value="9" calcext:value-type="float">
            <text:p>9</text:p>
          </table:table-cell>
          <table:table-cell office:value-type="float" office:value="13.9475" calcext:value-type="float">
            <text:p>13,9475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11" calcext:value-type="float">
            <text:p>211</text:p>
          </table:table-cell>
          <table:table-cell office:value-type="float" office:value="46.9212" calcext:value-type="float">
            <text:p>46,92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.4207" calcext:value-type="float">
            <text:p>14,4207</text:p>
          </table:table-cell>
          <table:table-cell office:value-type="float" office:value="2.1189329627831" calcext:value-type="float">
            <text:p>2,1189329627831</text:p>
          </table:table-cell>
          <table:table-cell office:value-type="float" office:value="9" calcext:value-type="float">
            <text:p>9</text:p>
          </table:table-cell>
          <table:table-cell office:value-type="float" office:value="13.9723" calcext:value-type="float">
            <text:p>13,9723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25" calcext:value-type="float">
            <text:p>225</text:p>
          </table:table-cell>
          <table:table-cell office:value-type="float" office:value="70.9255" calcext:value-type="float">
            <text:p>70,92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.7553" calcext:value-type="float">
            <text:p>20,7553</text:p>
          </table:table-cell>
          <table:table-cell office:value-type="float" office:value="2.43678648256384" calcext:value-type="float">
            <text:p>2,43678648256384</text:p>
          </table:table-cell>
          <table:table-cell office:value-type="float" office:value="5" calcext:value-type="float">
            <text:p>5</text:p>
          </table:table-cell>
          <table:table-cell office:value-type="float" office:value="20.7553" calcext:value-type="float">
            <text:p>20,7553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office:value-type="float" office:value="72.4017" calcext:value-type="float">
            <text:p>72,40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.553" calcext:value-type="float">
            <text:p>21,553</text:p>
          </table:table-cell>
          <table:table-cell office:value-type="float" office:value="2.38004547512821" calcext:value-type="float">
            <text:p>2,38004547512821</text:p>
          </table:table-cell>
          <table:table-cell office:value-type="float" office:value="4" calcext:value-type="float">
            <text:p>4</text:p>
          </table:table-cell>
          <table:table-cell office:value-type="float" office:value="20.7831" calcext:value-type="float">
            <text:p>20,7831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67.0385" calcext:value-type="float">
            <text:p>67,038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.0233" calcext:value-type="float">
            <text:p>29,0233</text:p>
          </table:table-cell>
          <table:table-cell office:value-type="float" office:value="2.20486208472731" calcext:value-type="float">
            <text:p>2,20486208472731</text:p>
          </table:table-cell>
          <table:table-cell office:value-type="float" office:value="3" calcext:value-type="float">
            <text:p>3</text:p>
          </table:table-cell>
          <table:table-cell office:value-type="float" office:value="28.991" calcext:value-type="float">
            <text:p>28,991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8.7459" calcext:value-type="float">
            <text:p>58,745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.4165" calcext:value-type="float">
            <text:p>8,4165</text:p>
          </table:table-cell>
          <table:table-cell office:value-type="float" office:value="2.06025608208592" calcext:value-type="float">
            <text:p>2,06025608208592</text:p>
          </table:table-cell>
          <table:table-cell office:value-type="float" office:value="10" calcext:value-type="float">
            <text:p>10</text:p>
          </table:table-cell>
          <table:table-cell office:value-type="float" office:value="8.4162" calcext:value-type="float">
            <text:p>8,4162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1" calcext:value-type="float">
            <text:p>111</text:p>
          </table:table-cell>
          <table:table-cell office:value-type="float" office:value="65.0716" calcext:value-type="float">
            <text:p>65,07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.9419" calcext:value-type="float">
            <text:p>10,9419</text:p>
          </table:table-cell>
          <table:table-cell office:value-type="float" office:value="1.84974021002829" calcext:value-type="float">
            <text:p>1,84974021002829</text:p>
          </table:table-cell>
          <table:table-cell office:value-type="float" office:value="7" calcext:value-type="float">
            <text:p>7</text:p>
          </table:table-cell>
          <table:table-cell office:value-type="float" office:value="10.9316" calcext:value-type="float">
            <text:p>10,9316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float" office:value="40.4033" calcext:value-type="float">
            <text:p>40,403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.1985" calcext:value-type="float">
            <text:p>2,1985</text:p>
          </table:table-cell>
          <table:table-cell office:value-type="float" office:value="2.46306428803861" calcext:value-type="float">
            <text:p>2,46306428803861</text:p>
          </table:table-cell>
          <table:table-cell office:value-type="float" office:value="45" calcext:value-type="float">
            <text:p>45</text:p>
          </table:table-cell>
          <table:table-cell office:value-type="float" office:value="2.1985" calcext:value-type="float">
            <text:p>2,1985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office:value-type="float" office:value="51.7289" calcext:value-type="float">
            <text:p>51,72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.6194" calcext:value-type="float">
            <text:p>10,6194</text:p>
          </table:table-cell>
          <table:table-cell office:value-type="float" office:value="2.37703355115528" calcext:value-type="float">
            <text:p>2,37703355115528</text:p>
          </table:table-cell>
          <table:table-cell office:value-type="float" office:value="12" calcext:value-type="float">
            <text:p>12</text:p>
          </table:table-cell>
          <table:table-cell office:value-type="float" office:value="10.6194" calcext:value-type="float">
            <text:p>10,6194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65" calcext:value-type="float">
            <text:p>165</text:p>
          </table:table-cell>
          <table:table-cell office:value-type="float" office:value="45.7772" calcext:value-type="float">
            <text:p>45,777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.8331" calcext:value-type="float">
            <text:p>10,8331</text:p>
          </table:table-cell>
          <table:table-cell office:value-type="float" office:value="2.37621215676617" calcext:value-type="float">
            <text:p>2,37621215676617</text:p>
          </table:table-cell>
          <table:table-cell office:value-type="float" office:value="12" calcext:value-type="float">
            <text:p>12</text:p>
          </table:table-cell>
          <table:table-cell office:value-type="float" office:value="10.8295" calcext:value-type="float">
            <text:p>10,8295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20.7515" calcext:value-type="float">
            <text:p>20,75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.3572" calcext:value-type="float">
            <text:p>2,3572</text:p>
          </table:table-cell>
          <table:table-cell office:value-type="float" office:value="4.24806390097037" calcext:value-type="float">
            <text:p>4,24806390097037</text:p>
          </table:table-cell>
          <table:table-cell office:value-type="float" office:value="192" calcext:value-type="float">
            <text:p>192</text:p>
          </table:table-cell>
          <table:table-cell office:value-type="float" office:value="1.6732" calcext:value-type="float">
            <text:p>1,6732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1" calcext:value-type="float">
            <text:p>71</text:p>
          </table:table-cell>
          <table:table-cell office:value-type="float" office:value="69.4385" calcext:value-type="float">
            <text:p>69,438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.4019" calcext:value-type="float">
            <text:p>30,4019</text:p>
          </table:table-cell>
          <table:table-cell office:value-type="float" office:value="2.2343230527759" calcext:value-type="float">
            <text:p>2,2343230527759</text:p>
          </table:table-cell>
          <table:table-cell office:value-type="float" office:value="5" calcext:value-type="float">
            <text:p>5</text:p>
          </table:table-cell>
          <table:table-cell office:value-type="float" office:value="25.6872" calcext:value-type="float">
            <text:p>25,6872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5.298" calcext:value-type="float">
            <text:p>45,29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.6219" calcext:value-type="float">
            <text:p>7,6219</text:p>
          </table:table-cell>
          <table:table-cell office:value-type="float" office:value="2.31023820024562" calcext:value-type="float">
            <text:p>2,31023820024562</text:p>
          </table:table-cell>
          <table:table-cell office:value-type="float" office:value="7" calcext:value-type="float">
            <text:p>7</text:p>
          </table:table-cell>
          <table:table-cell office:value-type="float" office:value="7.6219" calcext:value-type="float">
            <text:p>7,6219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3" calcext:value-type="float">
            <text:p>63</text:p>
          </table:table-cell>
          <table:table-cell office:value-type="float" office:value="53.0464" calcext:value-type="float">
            <text:p>53,046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0.5963" calcext:value-type="float">
            <text:p>20,5963</text:p>
          </table:table-cell>
          <table:table-cell office:value-type="float" office:value="2.09548110685075" calcext:value-type="float">
            <text:p>2,09548110685075</text:p>
          </table:table-cell>
          <table:table-cell office:value-type="float" office:value="4" calcext:value-type="float">
            <text:p>4</text:p>
          </table:table-cell>
          <table:table-cell office:value-type="float" office:value="20.5963" calcext:value-type="float">
            <text:p>20,5963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567" calcext:value-type="float">
            <text:p>58,35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.4966" calcext:value-type="float">
            <text:p>11,4966</text:p>
          </table:table-cell>
          <table:table-cell office:value-type="float" office:value="3.34578847480451" calcext:value-type="float">
            <text:p>3,34578847480451</text:p>
          </table:table-cell>
          <table:table-cell office:value-type="float" office:value="7" calcext:value-type="float">
            <text:p>7</text:p>
          </table:table-cell>
          <table:table-cell office:value-type="float" office:value="8.7347" calcext:value-type="float">
            <text:p>8,7347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office:value-type="float" office:value="15.8505" calcext:value-type="float">
            <text:p>15,850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.2917" calcext:value-type="float">
            <text:p>6,2917</text:p>
          </table:table-cell>
          <table:table-cell office:value-type="float" office:value="2.04462204234466" calcext:value-type="float">
            <text:p>2,04462204234466</text:p>
          </table:table-cell>
          <table:table-cell office:value-type="float" office:value="51" calcext:value-type="float">
            <text:p>51</text:p>
          </table:table-cell>
          <table:table-cell office:value-type="float" office:value="6.2778" calcext:value-type="float">
            <text:p>6,2778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1" calcext:value-type="float">
            <text:p>81</text:p>
          </table:table-cell>
          <table:table-cell office:value-type="float" office:value="15.6711" calcext:value-type="float">
            <text:p>15,67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.3584" calcext:value-type="float">
            <text:p>4,3584</text:p>
          </table:table-cell>
          <table:table-cell office:value-type="float" office:value="2.70535643797337" calcext:value-type="float">
            <text:p>2,70535643797337</text:p>
          </table:table-cell>
          <table:table-cell office:value-type="float" office:value="75" calcext:value-type="float">
            <text:p>75</text:p>
          </table:table-cell>
          <table:table-cell office:value-type="float" office:value="4.3584" calcext:value-type="float">
            <text:p>4,3584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3700" calcext:value-type="float">
            <text:p>3700</text:p>
          </table:table-cell>
          <table:table-cell office:value-type="float" office:value="714" calcext:value-type="float">
            <text:p>714</text:p>
          </table:table-cell>
          <table:table-cell office:value-type="float" office:value="47.8608" calcext:value-type="float">
            <text:p>47,860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.7813" calcext:value-type="float">
            <text:p>20,7813</text:p>
          </table:table-cell>
          <table:table-cell office:value-type="float" office:value="2.37597584347123" calcext:value-type="float">
            <text:p>2,37597584347123</text:p>
          </table:table-cell>
          <table:table-cell office:value-type="float" office:value="6" calcext:value-type="float">
            <text:p>6</text:p>
          </table:table-cell>
          <table:table-cell office:value-type="float" office:value="20.7813" calcext:value-type="float">
            <text:p>20,7813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56.9955" calcext:value-type="float">
            <text:p>56,99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.7251" calcext:value-type="float">
            <text:p>11,7251</text:p>
          </table:table-cell>
          <table:table-cell office:value-type="float" office:value="2.02907423860397" calcext:value-type="float">
            <text:p>2,02907423860397</text:p>
          </table:table-cell>
          <table:table-cell office:value-type="float" office:value="8" calcext:value-type="float">
            <text:p>8</text:p>
          </table:table-cell>
          <table:table-cell office:value-type="float" office:value="7.9207" calcext:value-type="float">
            <text:p>7,9207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59.9552" calcext:value-type="float">
            <text:p>59,95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8.7561" calcext:value-type="float">
            <text:p>28,7561</text:p>
          </table:table-cell>
          <table:table-cell office:value-type="float" office:value="2.05960146372198" calcext:value-type="float">
            <text:p>2,05960146372198</text:p>
          </table:table-cell>
          <table:table-cell office:value-type="float" office:value="9" calcext:value-type="float">
            <text:p>9</text:p>
          </table:table-cell>
          <table:table-cell office:value-type="float" office:value="28.3595" calcext:value-type="float">
            <text:p>28,3595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12600" calcext:value-type="float">
            <text:p>12600</text:p>
          </table:table-cell>
          <table:table-cell office:value-type="float" office:value="2982" calcext:value-type="float">
            <text:p>2982</text:p>
          </table:table-cell>
          <table:table-cell office:value-type="float" office:value="44.9952" calcext:value-type="float">
            <text:p>44,99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4.2487" calcext:value-type="float">
            <text:p>44,2487</text:p>
          </table:table-cell>
          <table:table-cell office:value-type="float" office:value="1.03141233599364" calcext:value-type="float">
            <text:p>1,03141233599364</text:p>
          </table:table-cell>
          <table:table-cell office:value-type="float" office:value="24" calcext:value-type="float">
            <text:p>24</text:p>
          </table:table-cell>
          <table:table-cell office:value-type="float" office:value="44.2487" calcext:value-type="float">
            <text:p>44,2487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4" calcext:value-type="float">
            <text:p>114</text:p>
          </table:table-cell>
          <table:table-cell office:value-type="float" office:value="79.8836" calcext:value-type="float">
            <text:p>79,88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.4652" calcext:value-type="float">
            <text:p>26,4652</text:p>
          </table:table-cell>
          <table:table-cell office:value-type="float" office:value="1.63908831717303" calcext:value-type="float">
            <text:p>1,63908831717303</text:p>
          </table:table-cell>
          <table:table-cell office:value-type="float" office:value="2" calcext:value-type="float">
            <text:p>2</text:p>
          </table:table-cell>
          <table:table-cell office:value-type="float" office:value="26.4652" calcext:value-type="float">
            <text:p>26,4652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87.5772" calcext:value-type="float">
            <text:p>87,577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.0817" calcext:value-type="float">
            <text:p>36,0817</text:p>
          </table:table-cell>
          <table:table-cell office:value-type="float" office:value="2.20599017027163" calcext:value-type="float">
            <text:p>2,20599017027163</text:p>
          </table:table-cell>
          <table:table-cell office:value-type="float" office:value="1" calcext:value-type="float">
            <text:p>1</text:p>
          </table:table-cell>
          <table:table-cell office:value-type="float" office:value="35.2699" calcext:value-type="float">
            <text:p>35,2699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2.3531" calcext:value-type="float">
            <text:p>32,353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4.0269" calcext:value-type="float">
            <text:p>4,0269</text:p>
          </table:table-cell>
          <table:table-cell office:value-type="float" office:value="3.1710064566213" calcext:value-type="float">
            <text:p>3,1710064566213</text:p>
          </table:table-cell>
          <table:table-cell office:value-type="float" office:value="103" calcext:value-type="float">
            <text:p>103</text:p>
          </table:table-cell>
          <table:table-cell office:value-type="float" office:value="4.013" calcext:value-type="float">
            <text:p>4,013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617" calcext:value-type="float">
            <text:p>1617</text:p>
          </table:table-cell>
          <table:table-cell office:value-type="float" office:value="17.2805" calcext:value-type="float">
            <text:p>17,280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.9946" calcext:value-type="float">
            <text:p>1,9946</text:p>
          </table:table-cell>
          <table:table-cell office:value-type="float" office:value="4.16293015067537" calcext:value-type="float">
            <text:p>4,16293015067537</text:p>
          </table:table-cell>
          <table:table-cell office:value-type="float" office:value="342" calcext:value-type="float">
            <text:p>342</text:p>
          </table:table-cell>
          <table:table-cell office:value-type="float" office:value="1.9946" calcext:value-type="float">
            <text:p>1,9946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8" calcext:value-type="float">
            <text:p>68</text:p>
          </table:table-cell>
          <table:table-cell office:value-type="float" office:value="45.6527" calcext:value-type="float">
            <text:p>45,65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.5053" calcext:value-type="float">
            <text:p>17,5053</text:p>
          </table:table-cell>
          <table:table-cell office:value-type="float" office:value="1.8443240974278" calcext:value-type="float">
            <text:p>1,8443240974278</text:p>
          </table:table-cell>
          <table:table-cell office:value-type="float" office:value="7" calcext:value-type="float">
            <text:p>7</text:p>
          </table:table-cell>
          <table:table-cell office:value-type="float" office:value="16.8004" calcext:value-type="float">
            <text:p>16,8004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563" calcext:value-type="float">
            <text:p>27,656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.0067" calcext:value-type="float">
            <text:p>20,0067</text:p>
          </table:table-cell>
          <table:table-cell office:value-type="float" office:value="1.95711895022233" calcext:value-type="float">
            <text:p>1,95711895022233</text:p>
          </table:table-cell>
          <table:table-cell office:value-type="float" office:value="6" calcext:value-type="float">
            <text:p>6</text:p>
          </table:table-cell>
          <table:table-cell office:value-type="float" office:value="20.0067" calcext:value-type="float">
            <text:p>20,0067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409" calcext:value-type="float">
            <text:p>37,540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.3575" calcext:value-type="float">
            <text:p>13,3575</text:p>
          </table:table-cell>
          <table:table-cell office:value-type="float" office:value="2.99028599716274" calcext:value-type="float">
            <text:p>2,99028599716274</text:p>
          </table:table-cell>
          <table:table-cell office:value-type="float" office:value="7" calcext:value-type="float">
            <text:p>7</text:p>
          </table:table-cell>
          <table:table-cell office:value-type="float" office:value="11.5922" calcext:value-type="float">
            <text:p>11,5922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736" calcext:value-type="float">
            <text:p>736</text:p>
          </table:table-cell>
          <table:table-cell office:value-type="float" office:value="48.1838" calcext:value-type="float">
            <text:p>48,183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.1543" calcext:value-type="float">
            <text:p>18,1543</text:p>
          </table:table-cell>
          <table:table-cell office:value-type="float" office:value="2.56233521785384" calcext:value-type="float">
            <text:p>2,56233521785384</text:p>
          </table:table-cell>
          <table:table-cell office:value-type="float" office:value="15" calcext:value-type="float">
            <text:p>15</text:p>
          </table:table-cell>
          <table:table-cell office:value-type="float" office:value="18.1543" calcext:value-type="float">
            <text:p>18,1543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87.2463" calcext:value-type="float">
            <text:p>87,246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.6502" calcext:value-type="float">
            <text:p>29,6502</text:p>
          </table:table-cell>
          <table:table-cell office:value-type="float" office:value="1.8943152868155" calcext:value-type="float">
            <text:p>1,8943152868155</text:p>
          </table:table-cell>
          <table:table-cell office:value-type="float" office:value="2" calcext:value-type="float">
            <text:p>2</text:p>
          </table:table-cell>
          <table:table-cell office:value-type="float" office:value="28.9067" calcext:value-type="float">
            <text:p>28,9067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3200" calcext:value-type="float">
            <text:p>3200</text:p>
          </table:table-cell>
          <table:table-cell office:value-type="float" office:value="775" calcext:value-type="float">
            <text:p>775</text:p>
          </table:table-cell>
          <table:table-cell office:value-type="float" office:value="75.2086" calcext:value-type="float">
            <text:p>75,208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.2735" calcext:value-type="float">
            <text:p>19,2735</text:p>
          </table:table-cell>
          <table:table-cell office:value-type="float" office:value="2.28342311856069" calcext:value-type="float">
            <text:p>2,28342311856069</text:p>
          </table:table-cell>
          <table:table-cell office:value-type="float" office:value="2" calcext:value-type="float">
            <text:p>2</text:p>
          </table:table-cell>
          <table:table-cell office:value-type="float" office:value="17.1068" calcext:value-type="float">
            <text:p>17,1068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70.6964" calcext:value-type="float">
            <text:p>70,696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.7429" calcext:value-type="float">
            <text:p>31,7429</text:p>
          </table:table-cell>
          <table:table-cell office:value-type="float" office:value="1.92293722771725" calcext:value-type="float">
            <text:p>1,92293722771725</text:p>
          </table:table-cell>
          <table:table-cell office:value-type="float" office:value="5" calcext:value-type="float">
            <text:p>5</text:p>
          </table:table-cell>
          <table:table-cell office:value-type="float" office:value="31.2893" calcext:value-type="float">
            <text:p>31,2893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73.7134" calcext:value-type="float">
            <text:p>73,713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.7974" calcext:value-type="float">
            <text:p>14,7974</text:p>
          </table:table-cell>
          <table:table-cell office:value-type="float" office:value="2.27839402536366" calcext:value-type="float">
            <text:p>2,27839402536366</text:p>
          </table:table-cell>
          <table:table-cell office:value-type="float" office:value="5" calcext:value-type="float">
            <text:p>5</text:p>
          </table:table-cell>
          <table:table-cell office:value-type="float" office:value="14.7974" calcext:value-type="float">
            <text:p>14,7974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986" calcext:value-type="float">
            <text:p>81,998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.0403" calcext:value-type="float">
            <text:p>38,0403</text:p>
          </table:table-cell>
          <table:table-cell office:value-type="float" office:value="1.79153994781456" calcext:value-type="float">
            <text:p>1,79153994781456</text:p>
          </table:table-cell>
          <table:table-cell office:value-type="float" office:value="1" calcext:value-type="float">
            <text:p>1</text:p>
          </table:table-cell>
          <table:table-cell office:value-type="float" office:value="38.0403" calcext:value-type="float">
            <text:p>38,0403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403" calcext:value-type="float">
            <text:p>77,640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.3608" calcext:value-type="float">
            <text:p>20,3608</text:p>
          </table:table-cell>
          <table:table-cell office:value-type="float" office:value="2.11389172810278" calcext:value-type="float">
            <text:p>2,11389172810278</text:p>
          </table:table-cell>
          <table:table-cell office:value-type="float" office:value="3" calcext:value-type="float">
            <text:p>3</text:p>
          </table:table-cell>
          <table:table-cell office:value-type="float" office:value="14.298" calcext:value-type="float">
            <text:p>14,298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868" calcext:value-type="float">
            <text:p>77,086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.8335" calcext:value-type="float">
            <text:p>39,8335</text:p>
          </table:table-cell>
          <table:table-cell office:value-type="float" office:value="1.73743583306589" calcext:value-type="float">
            <text:p>1,73743583306589</text:p>
          </table:table-cell>
          <table:table-cell office:value-type="float" office:value="6" calcext:value-type="float">
            <text:p>6</text:p>
          </table:table-cell>
          <table:table-cell office:value-type="float" office:value="39.0225" calcext:value-type="float">
            <text:p>39,0225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28" calcext:value-type="float">
            <text:p>228</text:p>
          </table:table-cell>
          <table:table-cell office:value-type="float" office:value="83.5182" calcext:value-type="float">
            <text:p>83,518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.2157" calcext:value-type="float">
            <text:p>39,2157</text:p>
          </table:table-cell>
          <table:table-cell office:value-type="float" office:value="2.27807766027802" calcext:value-type="float">
            <text:p>2,27807766027802</text:p>
          </table:table-cell>
          <table:table-cell office:value-type="float" office:value="2" calcext:value-type="float">
            <text:p>2</text:p>
          </table:table-cell>
          <table:table-cell office:value-type="float" office:value="39.2157" calcext:value-type="float">
            <text:p>39,2157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52" calcext:value-type="float">
            <text:p>46,95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.054" calcext:value-type="float">
            <text:p>35,054</text:p>
          </table:table-cell>
          <table:table-cell office:value-type="float" office:value="1.56773415101922" calcext:value-type="float">
            <text:p>1,56773415101922</text:p>
          </table:table-cell>
          <table:table-cell office:value-type="float" office:value="7" calcext:value-type="float">
            <text:p>7</text:p>
          </table:table-cell>
          <table:table-cell office:value-type="float" office:value="35.054" calcext:value-type="float">
            <text:p>35,054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56" calcext:value-type="float">
            <text:p>156</text:p>
          </table:table-cell>
          <table:table-cell office:value-type="float" office:value="34.3283" calcext:value-type="float">
            <text:p>34,328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.6144" calcext:value-type="float">
            <text:p>9,6144</text:p>
          </table:table-cell>
          <table:table-cell office:value-type="float" office:value="2.67432526360655" calcext:value-type="float">
            <text:p>2,67432526360655</text:p>
          </table:table-cell>
          <table:table-cell office:value-type="float" office:value="34" calcext:value-type="float">
            <text:p>34</text:p>
          </table:table-cell>
          <table:table-cell office:value-type="float" office:value="6.8954" calcext:value-type="float">
            <text:p>6,8954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11.4489" calcext:value-type="float">
            <text:p>11,4489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395" calcext:value-type="float">
            <text:p>1,395</text:p>
          </table:table-cell>
          <table:table-cell office:value-type="float" office:value="4.70447598010586" calcext:value-type="float">
            <text:p>4,70447598010586</text:p>
          </table:table-cell>
          <table:table-cell office:value-type="float" office:value="315" calcext:value-type="float">
            <text:p>315</text:p>
          </table:table-cell>
          <table:table-cell office:value-type="float" office:value="1.359" calcext:value-type="float">
            <text:p>1,359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85.0853" calcext:value-type="float">
            <text:p>85,08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.2748" calcext:value-type="float">
            <text:p>22,2748</text:p>
          </table:table-cell>
          <table:table-cell office:value-type="float" office:value="1.6612367312038" calcext:value-type="float">
            <text:p>1,6612367312038</text:p>
          </table:table-cell>
          <table:table-cell office:value-type="float" office:value="2" calcext:value-type="float">
            <text:p>2</text:p>
          </table:table-cell>
          <table:table-cell office:value-type="float" office:value="22.2748" calcext:value-type="float">
            <text:p>22,2748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3400" calcext:value-type="float">
            <text:p>3400</text:p>
          </table:table-cell>
          <table:table-cell office:value-type="float" office:value="963" calcext:value-type="float">
            <text:p>963</text:p>
          </table:table-cell>
          <table:table-cell office:value-type="float" office:value="41.8604" calcext:value-type="float">
            <text:p>41,860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.5831" calcext:value-type="float">
            <text:p>7,5831</text:p>
          </table:table-cell>
          <table:table-cell office:value-type="float" office:value="2.58300110422688" calcext:value-type="float">
            <text:p>2,58300110422688</text:p>
          </table:table-cell>
          <table:table-cell office:value-type="float" office:value="27" calcext:value-type="float">
            <text:p>27</text:p>
          </table:table-cell>
          <table:table-cell office:value-type="float" office:value="7.5831" calcext:value-type="float">
            <text:p>7,5831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 office:value-type="float" office:value="32.1389" calcext:value-type="float">
            <text:p>32,138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.7707" calcext:value-type="float">
            <text:p>3,7707</text:p>
          </table:table-cell>
          <table:table-cell office:value-type="float" office:value="2.95110718746792" calcext:value-type="float">
            <text:p>2,95110718746792</text:p>
          </table:table-cell>
          <table:table-cell office:value-type="float" office:value="49" calcext:value-type="float">
            <text:p>49</text:p>
          </table:table-cell>
          <table:table-cell office:value-type="float" office:value="3.3308" calcext:value-type="float">
            <text:p>3,3308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office:value-type="float" office:value="56.4782" calcext:value-type="float">
            <text:p>56,478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.2284" calcext:value-type="float">
            <text:p>13,2284</text:p>
          </table:table-cell>
          <table:table-cell office:value-type="float" office:value="2.09506971314079" calcext:value-type="float">
            <text:p>2,09506971314079</text:p>
          </table:table-cell>
          <table:table-cell office:value-type="float" office:value="10" calcext:value-type="float">
            <text:p>10</text:p>
          </table:table-cell>
          <table:table-cell office:value-type="float" office:value="13.2284" calcext:value-type="float">
            <text:p>13,2284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999" calcext:value-type="float">
            <text:p>21,899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5.7518" calcext:value-type="float">
            <text:p>15,7518</text:p>
          </table:table-cell>
          <table:table-cell office:value-type="float" office:value="3.88049213091358" calcext:value-type="float">
            <text:p>3,88049213091358</text:p>
          </table:table-cell>
          <table:table-cell office:value-type="float" office:value="31" calcext:value-type="float">
            <text:p>31</text:p>
          </table:table-cell>
          <table:table-cell office:value-type="float" office:value="9.0214" calcext:value-type="float">
            <text:p>9,0214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office:value-type="float" office:value="21.808" calcext:value-type="float">
            <text:p>21,80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4.6055" calcext:value-type="float">
            <text:p>4,6055</text:p>
          </table:table-cell>
          <table:table-cell office:value-type="float" office:value="3.23041033981892" calcext:value-type="float">
            <text:p>3,23041033981892</text:p>
          </table:table-cell>
          <table:table-cell office:value-type="float" office:value="133" calcext:value-type="float">
            <text:p>133</text:p>
          </table:table-cell>
          <table:table-cell office:value-type="float" office:value="4.6055" calcext:value-type="float">
            <text:p>4,6055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72.1761" calcext:value-type="float">
            <text:p>72,17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.1747" calcext:value-type="float">
            <text:p>19,1747</text:p>
          </table:table-cell>
          <table:table-cell office:value-type="float" office:value="2.11151738001926" calcext:value-type="float">
            <text:p>2,11151738001926</text:p>
          </table:table-cell>
          <table:table-cell office:value-type="float" office:value="15" calcext:value-type="float">
            <text:p>15</text:p>
          </table:table-cell>
          <table:table-cell office:value-type="float" office:value="19.1747" calcext:value-type="float">
            <text:p>19,1747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74.6907" calcext:value-type="float">
            <text:p>74,690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8.8659" calcext:value-type="float">
            <text:p>18,8659</text:p>
          </table:table-cell>
          <table:table-cell office:value-type="float" office:value="2.14303624329001" calcext:value-type="float">
            <text:p>2,14303624329001</text:p>
          </table:table-cell>
          <table:table-cell office:value-type="float" office:value="16" calcext:value-type="float">
            <text:p>16</text:p>
          </table:table-cell>
          <table:table-cell office:value-type="float" office:value="18.8657" calcext:value-type="float">
            <text:p>18,8657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127" calcext:value-type="float">
            <text:p>45,412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.0363" calcext:value-type="float">
            <text:p>9,0363</text:p>
          </table:table-cell>
          <table:table-cell office:value-type="float" office:value="2.42982593081357" calcext:value-type="float">
            <text:p>2,42982593081357</text:p>
          </table:table-cell>
          <table:table-cell office:value-type="float" office:value="15" calcext:value-type="float">
            <text:p>15</text:p>
          </table:table-cell>
          <table:table-cell office:value-type="float" office:value="9.0363" calcext:value-type="float">
            <text:p>9,0363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19" calcext:value-type="float">
            <text:p>38,74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.4522" calcext:value-type="float">
            <text:p>7,4522</text:p>
          </table:table-cell>
          <table:table-cell office:value-type="float" office:value="3.7398263823155" calcext:value-type="float">
            <text:p>3,7398263823155</text:p>
          </table:table-cell>
          <table:table-cell office:value-type="float" office:value="23" calcext:value-type="float">
            <text:p>23</text:p>
          </table:table-cell>
          <table:table-cell office:value-type="float" office:value="7.4522" calcext:value-type="float">
            <text:p>7,4522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96" calcext:value-type="float">
            <text:p>196</text:p>
          </table:table-cell>
          <table:table-cell office:value-type="float" office:value="58.861" calcext:value-type="float">
            <text:p>58,8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.5815" calcext:value-type="float">
            <text:p>4,5815</text:p>
          </table:table-cell>
          <table:table-cell office:value-type="float" office:value="2.36117151348628" calcext:value-type="float">
            <text:p>2,36117151348628</text:p>
          </table:table-cell>
          <table:table-cell office:value-type="float" office:value="11" calcext:value-type="float">
            <text:p>11</text:p>
          </table:table-cell>
          <table:table-cell office:value-type="float" office:value="4.5815" calcext:value-type="float">
            <text:p>4,5815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74" calcext:value-type="float">
            <text:p>674</text:p>
          </table:table-cell>
          <table:table-cell office:value-type="float" office:value="14.3894" calcext:value-type="float">
            <text:p>14,389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0585" calcext:value-type="float">
            <text:p>2,0585</text:p>
          </table:table-cell>
          <table:table-cell office:value-type="float" office:value="3.75891999485674" calcext:value-type="float">
            <text:p>3,75891999485674</text:p>
          </table:table-cell>
          <table:table-cell office:value-type="float" office:value="249" calcext:value-type="float">
            <text:p>249</text:p>
          </table:table-cell>
          <table:table-cell office:value-type="float" office:value="2.0585" calcext:value-type="float">
            <text:p>2,0585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3" calcext:value-type="float">
            <text:p>333</text:p>
          </table:table-cell>
          <table:table-cell office:value-type="float" office:value="14.1575" calcext:value-type="float">
            <text:p>14,157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.2672" calcext:value-type="float">
            <text:p>1,2672</text:p>
          </table:table-cell>
          <table:table-cell office:value-type="float" office:value="4.75372082168166" calcext:value-type="float">
            <text:p>4,75372082168166</text:p>
          </table:table-cell>
          <table:table-cell office:value-type="float" office:value="497" calcext:value-type="float">
            <text:p>497</text:p>
          </table:table-cell>
          <table:table-cell office:value-type="float" office:value="1.2672" calcext:value-type="float">
            <text:p>1,2672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9.2543" calcext:value-type="float">
            <text:p>59,254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5.925" calcext:value-type="float">
            <text:p>15,925</text:p>
          </table:table-cell>
          <table:table-cell office:value-type="float" office:value="2.17535003107379" calcext:value-type="float">
            <text:p>2,17535003107379</text:p>
          </table:table-cell>
          <table:table-cell office:value-type="float" office:value="8" calcext:value-type="float">
            <text:p>8</text:p>
          </table:table-cell>
          <table:table-cell office:value-type="float" office:value="15.5768" calcext:value-type="float">
            <text:p>15,5768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office:value-type="float" office:value="30.7704" calcext:value-type="float">
            <text:p>30,770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.09" calcext:value-type="float">
            <text:p>7,09</text:p>
          </table:table-cell>
          <table:table-cell office:value-type="float" office:value="3.24690315298101" calcext:value-type="float">
            <text:p>3,24690315298101</text:p>
          </table:table-cell>
          <table:table-cell office:value-type="float" office:value="46" calcext:value-type="float">
            <text:p>46</text:p>
          </table:table-cell>
          <table:table-cell office:value-type="float" office:value="6.5831" calcext:value-type="float">
            <text:p>6,5831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16" calcext:value-type="float">
            <text:p>216</text:p>
          </table:table-cell>
          <table:table-cell office:value-type="float" office:value="57.2156" calcext:value-type="float">
            <text:p>57,215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.6317" calcext:value-type="float">
            <text:p>32,6317</text:p>
          </table:table-cell>
          <table:table-cell office:value-type="float" office:value="2.29323464379553" calcext:value-type="float">
            <text:p>2,29323464379553</text:p>
          </table:table-cell>
          <table:table-cell office:value-type="float" office:value="7" calcext:value-type="float">
            <text:p>7</text:p>
          </table:table-cell>
          <table:table-cell office:value-type="float" office:value="32.1612" calcext:value-type="float">
            <text:p>32,1612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5.1144" calcext:value-type="float">
            <text:p>35,114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.7245" calcext:value-type="float">
            <text:p>5,7245</text:p>
          </table:table-cell>
          <table:table-cell office:value-type="float" office:value="3.56940567602964" calcext:value-type="float">
            <text:p>3,56940567602964</text:p>
          </table:table-cell>
          <table:table-cell office:value-type="float" office:value="43" calcext:value-type="float">
            <text:p>43</text:p>
          </table:table-cell>
          <table:table-cell office:value-type="float" office:value="5.6492" calcext:value-type="float">
            <text:p>5,6492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214" calcext:value-type="float">
            <text:p>45,92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.8546" calcext:value-type="float">
            <text:p>8,8546</text:p>
          </table:table-cell>
          <table:table-cell office:value-type="float" office:value="4.52502619538998" calcext:value-type="float">
            <text:p>4,52502619538998</text:p>
          </table:table-cell>
          <table:table-cell office:value-type="float" office:value="12" calcext:value-type="float">
            <text:p>12</text:p>
          </table:table-cell>
          <table:table-cell office:value-type="float" office:value="8.8546" calcext:value-type="float">
            <text:p>8,8546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03" calcext:value-type="float">
            <text:p>203</text:p>
          </table:table-cell>
          <table:table-cell office:value-type="float" office:value="88.6481" calcext:value-type="float">
            <text:p>88,648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.1945" calcext:value-type="float">
            <text:p>38,1945</text:p>
          </table:table-cell>
          <table:table-cell office:value-type="float" office:value="2.12705634953078" calcext:value-type="float">
            <text:p>2,12705634953078</text:p>
          </table:table-cell>
          <table:table-cell office:value-type="float" office:value="2" calcext:value-type="float">
            <text:p>2</text:p>
          </table:table-cell>
          <table:table-cell office:value-type="float" office:value="38.1945" calcext:value-type="float">
            <text:p>38,1945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3.3205" calcext:value-type="float">
            <text:p>43,320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.7827" calcext:value-type="float">
            <text:p>9,7827</text:p>
          </table:table-cell>
          <table:table-cell office:value-type="float" office:value="2.14967843343481" calcext:value-type="float">
            <text:p>2,14967843343481</text:p>
          </table:table-cell>
          <table:table-cell office:value-type="float" office:value="25" calcext:value-type="float">
            <text:p>25</text:p>
          </table:table-cell>
          <table:table-cell office:value-type="float" office:value="8.794" calcext:value-type="float">
            <text:p>8,794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27.5491" calcext:value-type="float">
            <text:p>27,549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908" calcext:value-type="float">
            <text:p>4,5908</text:p>
          </table:table-cell>
          <table:table-cell office:value-type="float" office:value="2.44166343165201" calcext:value-type="float">
            <text:p>2,44166343165201</text:p>
          </table:table-cell>
          <table:table-cell office:value-type="float" office:value="58" calcext:value-type="float">
            <text:p>58</text:p>
          </table:table-cell>
          <table:table-cell office:value-type="float" office:value="4.4534" calcext:value-type="float">
            <text:p>4,4534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59.5366" calcext:value-type="float">
            <text:p>59,536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8.41" calcext:value-type="float">
            <text:p>18,41</text:p>
          </table:table-cell>
          <table:table-cell office:value-type="float" office:value="2.0360691687321" calcext:value-type="float">
            <text:p>2,0360691687321</text:p>
          </table:table-cell>
          <table:table-cell office:value-type="float" office:value="6" calcext:value-type="float">
            <text:p>6</text:p>
          </table:table-cell>
          <table:table-cell office:value-type="float" office:value="17.4822" calcext:value-type="float">
            <text:p>17,4822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5.3625" calcext:value-type="float">
            <text:p>35,362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1.9977" calcext:value-type="float">
            <text:p>11,9977</text:p>
          </table:table-cell>
          <table:table-cell office:value-type="float" office:value="2.15431244283813" calcext:value-type="float">
            <text:p>2,15431244283813</text:p>
          </table:table-cell>
          <table:table-cell office:value-type="float" office:value="7" calcext:value-type="float">
            <text:p>7</text:p>
          </table:table-cell>
          <table:table-cell office:value-type="float" office:value="10.4055" calcext:value-type="float">
            <text:p>10,4055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8.9565" calcext:value-type="float">
            <text:p>38,956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6.6446" calcext:value-type="float">
            <text:p>6,6446</text:p>
          </table:table-cell>
          <table:table-cell office:value-type="float" office:value="2.45621947788958" calcext:value-type="float">
            <text:p>2,45621947788958</text:p>
          </table:table-cell>
          <table:table-cell office:value-type="float" office:value="38" calcext:value-type="float">
            <text:p>38</text:p>
          </table:table-cell>
          <table:table-cell office:value-type="float" office:value="6.6446" calcext:value-type="float">
            <text:p>6,6446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36.2813" calcext:value-type="float">
            <text:p>36,281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6.7664" calcext:value-type="float">
            <text:p>6,7664</text:p>
          </table:table-cell>
          <table:table-cell office:value-type="float" office:value="2.98818119088368" calcext:value-type="float">
            <text:p>2,98818119088368</text:p>
          </table:table-cell>
          <table:table-cell office:value-type="float" office:value="52" calcext:value-type="float">
            <text:p>52</text:p>
          </table:table-cell>
          <table:table-cell office:value-type="float" office:value="3.4791" calcext:value-type="float">
            <text:p>3,4791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55.3665" calcext:value-type="float">
            <text:p>55,366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3.552" calcext:value-type="float">
            <text:p>23,552</text:p>
          </table:table-cell>
          <table:table-cell office:value-type="float" office:value="2.00634742771001" calcext:value-type="float">
            <text:p>2,00634742771001</text:p>
          </table:table-cell>
          <table:table-cell office:value-type="float" office:value="6" calcext:value-type="float">
            <text:p>6</text:p>
          </table:table-cell>
          <table:table-cell office:value-type="float" office:value="22.8217" calcext:value-type="float">
            <text:p>22,8217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2853" calcext:value-type="float">
            <text:p>69,285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0.2343" calcext:value-type="float">
            <text:p>30,2343</text:p>
          </table:table-cell>
          <table:table-cell office:value-type="float" office:value="2.38388901362213" calcext:value-type="float">
            <text:p>2,38388901362213</text:p>
          </table:table-cell>
          <table:table-cell office:value-type="float" office:value="3" calcext:value-type="float">
            <text:p>3</text:p>
          </table:table-cell>
          <table:table-cell office:value-type="float" office:value="29.9094" calcext:value-type="float">
            <text:p>29,9094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366" calcext:value-type="float">
            <text:p>67,336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.8781" calcext:value-type="float">
            <text:p>30,8781</text:p>
          </table:table-cell>
          <table:table-cell office:value-type="float" office:value="1.73769853528307" calcext:value-type="float">
            <text:p>1,73769853528307</text:p>
          </table:table-cell>
          <table:table-cell office:value-type="float" office:value="3" calcext:value-type="float">
            <text:p>3</text:p>
          </table:table-cell>
          <table:table-cell office:value-type="float" office:value="30.8781" calcext:value-type="float">
            <text:p>30,8781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3" calcext:value-type="float">
            <text:p>123</text:p>
          </table:table-cell>
          <table:table-cell office:value-type="float" office:value="84.2434" calcext:value-type="float">
            <text:p>84,24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.3951" calcext:value-type="float">
            <text:p>29,3951</text:p>
          </table:table-cell>
          <table:table-cell office:value-type="float" office:value="2.0759931257955" calcext:value-type="float">
            <text:p>2,0759931257955</text:p>
          </table:table-cell>
          <table:table-cell office:value-type="float" office:value="4" calcext:value-type="float">
            <text:p>4</text:p>
          </table:table-cell>
          <table:table-cell office:value-type="float" office:value="28.7106" calcext:value-type="float">
            <text:p>28,7106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6.4061" calcext:value-type="float">
            <text:p>36,406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3.9194" calcext:value-type="float">
            <text:p>13,9194</text:p>
          </table:table-cell>
          <table:table-cell office:value-type="float" office:value="1.98193307686818" calcext:value-type="float">
            <text:p>1,98193307686818</text:p>
          </table:table-cell>
          <table:table-cell office:value-type="float" office:value="13" calcext:value-type="float">
            <text:p>13</text:p>
          </table:table-cell>
          <table:table-cell office:value-type="float" office:value="11.2524" calcext:value-type="float">
            <text:p>11,2524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3" calcext:value-type="float">
            <text:p>133</text:p>
          </table:table-cell>
          <table:table-cell office:value-type="float" office:value="41.4653" calcext:value-type="float">
            <text:p>41,465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9.9133" calcext:value-type="float">
            <text:p>19,9133</text:p>
          </table:table-cell>
          <table:table-cell office:value-type="float" office:value="2.22382341915717" calcext:value-type="float">
            <text:p>2,22382341915717</text:p>
          </table:table-cell>
          <table:table-cell office:value-type="float" office:value="7" calcext:value-type="float">
            <text:p>7</text:p>
          </table:table-cell>
          <table:table-cell office:value-type="float" office:value="19.9133" calcext:value-type="float">
            <text:p>19,9133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43.7354" calcext:value-type="float">
            <text:p>43,735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.4337" calcext:value-type="float">
            <text:p>28,4337</text:p>
          </table:table-cell>
          <table:table-cell office:value-type="float" office:value="2.08561582865823" calcext:value-type="float">
            <text:p>2,08561582865823</text:p>
          </table:table-cell>
          <table:table-cell office:value-type="float" office:value="7" calcext:value-type="float">
            <text:p>7</text:p>
          </table:table-cell>
          <table:table-cell office:value-type="float" office:value="28.4337" calcext:value-type="float">
            <text:p>28,4337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081" calcext:value-type="float">
            <text:p>58,608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.3777" calcext:value-type="float">
            <text:p>27,3777</text:p>
          </table:table-cell>
          <table:table-cell office:value-type="float" office:value="1.88312342828447" calcext:value-type="float">
            <text:p>1,88312342828447</text:p>
          </table:table-cell>
          <table:table-cell office:value-type="float" office:value="6" calcext:value-type="float">
            <text:p>6</text:p>
          </table:table-cell>
          <table:table-cell office:value-type="float" office:value="27.3777" calcext:value-type="float">
            <text:p>27,3777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4.362" calcext:value-type="float">
            <text:p>54,36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7.2592" calcext:value-type="float">
            <text:p>17,2592</text:p>
          </table:table-cell>
          <table:table-cell office:value-type="float" office:value="2.00776895008299" calcext:value-type="float">
            <text:p>2,00776895008299</text:p>
          </table:table-cell>
          <table:table-cell office:value-type="float" office:value="9" calcext:value-type="float">
            <text:p>9</text:p>
          </table:table-cell>
          <table:table-cell office:value-type="float" office:value="17.2591" calcext:value-type="float">
            <text:p>17,2591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94" calcext:value-type="float">
            <text:p>194</text:p>
          </table:table-cell>
          <table:table-cell office:value-type="float" office:value="43.8596" calcext:value-type="float">
            <text:p>43,859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.5772" calcext:value-type="float">
            <text:p>4,5772</text:p>
          </table:table-cell>
          <table:table-cell office:value-type="float" office:value="2.20683886892065" calcext:value-type="float">
            <text:p>2,20683886892065</text:p>
          </table:table-cell>
          <table:table-cell office:value-type="float" office:value="21" calcext:value-type="float">
            <text:p>21</text:p>
          </table:table-cell>
          <table:table-cell office:value-type="float" office:value="2.4751" calcext:value-type="float">
            <text:p>2,4751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0.8939" calcext:value-type="float">
            <text:p>40,893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9.3355" calcext:value-type="float">
            <text:p>9,3355</text:p>
          </table:table-cell>
          <table:table-cell office:value-type="float" office:value="2.47263684044689" calcext:value-type="float">
            <text:p>2,47263684044689</text:p>
          </table:table-cell>
          <table:table-cell office:value-type="float" office:value="25" calcext:value-type="float">
            <text:p>25</text:p>
          </table:table-cell>
          <table:table-cell office:value-type="float" office:value="8.9761" calcext:value-type="float">
            <text:p>8,9761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19" calcext:value-type="float">
            <text:p>219</text:p>
          </table:table-cell>
          <table:table-cell office:value-type="float" office:value="25.4681" calcext:value-type="float">
            <text:p>25,4681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3.1935" calcext:value-type="float">
            <text:p>3,1935</text:p>
          </table:table-cell>
          <table:table-cell office:value-type="float" office:value="3.61178924213538" calcext:value-type="float">
            <text:p>3,61178924213538</text:p>
          </table:table-cell>
          <table:table-cell office:value-type="float" office:value="113" calcext:value-type="float">
            <text:p>113</text:p>
          </table:table-cell>
          <table:table-cell office:value-type="float" office:value="2.242" calcext:value-type="float">
            <text:p>2,242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44.7455" calcext:value-type="float">
            <text:p>44,745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.8326" calcext:value-type="float">
            <text:p>6,8326</text:p>
          </table:table-cell>
          <table:table-cell office:value-type="float" office:value="2.74990134452275" calcext:value-type="float">
            <text:p>2,74990134452275</text:p>
          </table:table-cell>
          <table:table-cell office:value-type="float" office:value="23" calcext:value-type="float">
            <text:p>23</text:p>
          </table:table-cell>
          <table:table-cell office:value-type="float" office:value="6.8326" calcext:value-type="float">
            <text:p>6,8326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9.843" calcext:value-type="float">
            <text:p>9,843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.2262" calcext:value-type="float">
            <text:p>2,2262</text:p>
          </table:table-cell>
          <table:table-cell office:value-type="float" office:value="3.54183598732363" calcext:value-type="float">
            <text:p>3,54183598732363</text:p>
          </table:table-cell>
          <table:table-cell office:value-type="float" office:value="144" calcext:value-type="float">
            <text:p>144</text:p>
          </table:table-cell>
          <table:table-cell office:value-type="float" office:value="1.986" calcext:value-type="float">
            <text:p>1,986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0.612" calcext:value-type="float">
            <text:p>20,61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2.5485" calcext:value-type="float">
            <text:p>2,5485</text:p>
          </table:table-cell>
          <table:table-cell office:value-type="float" office:value="2.83493024971842" calcext:value-type="float">
            <text:p>2,83493024971842</text:p>
          </table:table-cell>
          <table:table-cell office:value-type="float" office:value="154" calcext:value-type="float">
            <text:p>154</text:p>
          </table:table-cell>
          <table:table-cell office:value-type="float" office:value="2.5485" calcext:value-type="float">
            <text:p>2,5485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02" calcext:value-type="float">
            <text:p>35,40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.5672" calcext:value-type="float">
            <text:p>6,5672</text:p>
          </table:table-cell>
          <table:table-cell office:value-type="float" office:value="3.7838482287742" calcext:value-type="float">
            <text:p>3,7838482287742</text:p>
          </table:table-cell>
          <table:table-cell office:value-type="float" office:value="22" calcext:value-type="float">
            <text:p>22</text:p>
          </table:table-cell>
          <table:table-cell office:value-type="float" office:value="6.5672" calcext:value-type="float">
            <text:p>6,5672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95" calcext:value-type="float">
            <text:p>495</text:p>
          </table:table-cell>
          <table:table-cell office:value-type="float" office:value="26.5509" calcext:value-type="float">
            <text:p>26,550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3.2739" calcext:value-type="float">
            <text:p>3,2739</text:p>
          </table:table-cell>
          <table:table-cell office:value-type="float" office:value="3.01742830523407" calcext:value-type="float">
            <text:p>3,01742830523407</text:p>
          </table:table-cell>
          <table:table-cell office:value-type="float" office:value="138" calcext:value-type="float">
            <text:p>138</text:p>
          </table:table-cell>
          <table:table-cell office:value-type="float" office:value="2.8699" calcext:value-type="float">
            <text:p>2,8699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2.4521" calcext:value-type="float">
            <text:p>42,45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.3826" calcext:value-type="float">
            <text:p>8,3826</text:p>
          </table:table-cell>
          <table:table-cell office:value-type="float" office:value="2.24681858897065" calcext:value-type="float">
            <text:p>2,24681858897065</text:p>
          </table:table-cell>
          <table:table-cell office:value-type="float" office:value="19" calcext:value-type="float">
            <text:p>19</text:p>
          </table:table-cell>
          <table:table-cell office:value-type="float" office:value="8.3529" calcext:value-type="float">
            <text:p>8,3529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05" calcext:value-type="float">
            <text:p>105</text:p>
          </table:table-cell>
          <table:table-cell office:value-type="float" office:value="25.3776" calcext:value-type="float">
            <text:p>25,377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1.5591" calcext:value-type="float">
            <text:p>11,5591</text:p>
          </table:table-cell>
          <table:table-cell office:value-type="float" office:value="2.04527877439382" calcext:value-type="float">
            <text:p>2,04527877439382</text:p>
          </table:table-cell>
          <table:table-cell office:value-type="float" office:value="19" calcext:value-type="float">
            <text:p>19</text:p>
          </table:table-cell>
          <table:table-cell office:value-type="float" office:value="10.7042" calcext:value-type="float">
            <text:p>10,7042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25.0082" calcext:value-type="float">
            <text:p>25,0082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.2712" calcext:value-type="float">
            <text:p>3,2712</text:p>
          </table:table-cell>
          <table:table-cell office:value-type="float" office:value="3.00589469979811" calcext:value-type="float">
            <text:p>3,00589469979811</text:p>
          </table:table-cell>
          <table:table-cell office:value-type="float" office:value="124" calcext:value-type="float">
            <text:p>124</text:p>
          </table:table-cell>
          <table:table-cell office:value-type="float" office:value="3.1073" calcext:value-type="float">
            <text:p>3,1073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49.126" calcext:value-type="float">
            <text:p>49,12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4.941" calcext:value-type="float">
            <text:p>14,941</text:p>
          </table:table-cell>
          <table:table-cell office:value-type="float" office:value="2.47235218008425" calcext:value-type="float">
            <text:p>2,47235218008425</text:p>
          </table:table-cell>
          <table:table-cell office:value-type="float" office:value="22" calcext:value-type="float">
            <text:p>22</text:p>
          </table:table-cell>
          <table:table-cell office:value-type="float" office:value="14.9241" calcext:value-type="float">
            <text:p>14,9241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6.2339" calcext:value-type="float">
            <text:p>16,2339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3.1146" calcext:value-type="float">
            <text:p>3,1146</text:p>
          </table:table-cell>
          <table:table-cell office:value-type="float" office:value="3.07410149483789" calcext:value-type="float">
            <text:p>3,07410149483789</text:p>
          </table:table-cell>
          <table:table-cell office:value-type="float" office:value="142" calcext:value-type="float">
            <text:p>142</text:p>
          </table:table-cell>
          <table:table-cell office:value-type="float" office:value="3.1146" calcext:value-type="float">
            <text:p>3,1146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49" calcext:value-type="float">
            <text:p>249</text:p>
          </table:table-cell>
          <table:table-cell office:value-type="float" office:value="29.5197" calcext:value-type="float">
            <text:p>29,519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.348" calcext:value-type="float">
            <text:p>11,348</text:p>
          </table:table-cell>
          <table:table-cell office:value-type="float" office:value="2.45036233251459" calcext:value-type="float">
            <text:p>2,45036233251459</text:p>
          </table:table-cell>
          <table:table-cell office:value-type="float" office:value="30" calcext:value-type="float">
            <text:p>30</text:p>
          </table:table-cell>
          <table:table-cell office:value-type="float" office:value="11.0554" calcext:value-type="float">
            <text:p>11,0554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.811" calcext:value-type="float">
            <text:p>29,81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.102" calcext:value-type="float">
            <text:p>4,102</text:p>
          </table:table-cell>
          <table:table-cell office:value-type="float" office:value="2.72172832381604" calcext:value-type="float">
            <text:p>2,72172832381604</text:p>
          </table:table-cell>
          <table:table-cell office:value-type="float" office:value="41" calcext:value-type="float">
            <text:p>41</text:p>
          </table:table-cell>
          <table:table-cell office:value-type="float" office:value="4.0358" calcext:value-type="float">
            <text:p>4,0358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5.1272" calcext:value-type="float">
            <text:p>5,1272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2222" calcext:value-type="float">
            <text:p>0,2222</text:p>
          </table:table-cell>
          <table:table-cell office:value-type="float" office:value="5.4997241087388" calcext:value-type="float">
            <text:p>5,4997241087388</text:p>
          </table:table-cell>
          <table:table-cell office:value-type="float" office:value="2233" calcext:value-type="float">
            <text:p>2233</text:p>
          </table:table-cell>
          <table:table-cell office:value-type="float" office:value="0.2222" calcext:value-type="float">
            <text:p>0,2222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51" calcext:value-type="float">
            <text:p>32,75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.3366" calcext:value-type="float">
            <text:p>8,3366</text:p>
          </table:table-cell>
          <table:table-cell office:value-type="float" office:value="4.46689209630141" calcext:value-type="float">
            <text:p>4,46689209630141</text:p>
          </table:table-cell>
          <table:table-cell office:value-type="float" office:value="14" calcext:value-type="float">
            <text:p>14</text:p>
          </table:table-cell>
          <table:table-cell office:value-type="float" office:value="8.3366" calcext:value-type="float">
            <text:p>8,3366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233" calcext:value-type="float">
            <text:p>64,823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6.1209" calcext:value-type="float">
            <text:p>26,1209</text:p>
          </table:table-cell>
          <table:table-cell office:value-type="float" office:value="2.18656144560678" calcext:value-type="float">
            <text:p>2,18656144560678</text:p>
          </table:table-cell>
          <table:table-cell office:value-type="float" office:value="8" calcext:value-type="float">
            <text:p>8</text:p>
          </table:table-cell>
          <table:table-cell office:value-type="float" office:value="26.1209" calcext:value-type="float">
            <text:p>26,1209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74.2914" calcext:value-type="float">
            <text:p>74,291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.0004" calcext:value-type="float">
            <text:p>32,0004</text:p>
          </table:table-cell>
          <table:table-cell office:value-type="float" office:value="1.90232226585255" calcext:value-type="float">
            <text:p>1,90232226585255</text:p>
          </table:table-cell>
          <table:table-cell office:value-type="float" office:value="7" calcext:value-type="float">
            <text:p>7</text:p>
          </table:table-cell>
          <table:table-cell office:value-type="float" office:value="30.2863" calcext:value-type="float">
            <text:p>30,2863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7" calcext:value-type="float">
            <text:p>207</text:p>
          </table:table-cell>
          <table:table-cell office:value-type="float" office:value="43.6237" calcext:value-type="float">
            <text:p>43,623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0.1133" calcext:value-type="float">
            <text:p>10,1133</text:p>
          </table:table-cell>
          <table:table-cell office:value-type="float" office:value="3.16875946662186" calcext:value-type="float">
            <text:p>3,16875946662186</text:p>
          </table:table-cell>
          <table:table-cell office:value-type="float" office:value="20" calcext:value-type="float">
            <text:p>20</text:p>
          </table:table-cell>
          <table:table-cell office:value-type="float" office:value="10.1096" calcext:value-type="float">
            <text:p>10,1096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8.6971" calcext:value-type="float">
            <text:p>38,697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.1384" calcext:value-type="float">
            <text:p>8,1384</text:p>
          </table:table-cell>
          <table:table-cell office:value-type="float" office:value="2.7231582208782" calcext:value-type="float">
            <text:p>2,7231582208782</text:p>
          </table:table-cell>
          <table:table-cell office:value-type="float" office:value="20" calcext:value-type="float">
            <text:p>20</text:p>
          </table:table-cell>
          <table:table-cell office:value-type="float" office:value="8.1384" calcext:value-type="float">
            <text:p>8,1384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53" calcext:value-type="float">
            <text:p>253</text:p>
          </table:table-cell>
          <table:table-cell office:value-type="float" office:value="43.0537" calcext:value-type="float">
            <text:p>43,053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9.95" calcext:value-type="float">
            <text:p>9,95</text:p>
          </table:table-cell>
          <table:table-cell office:value-type="float" office:value="3.16515010270342" calcext:value-type="float">
            <text:p>3,16515010270342</text:p>
          </table:table-cell>
          <table:table-cell office:value-type="float" office:value="20" calcext:value-type="float">
            <text:p>20</text:p>
          </table:table-cell>
          <table:table-cell office:value-type="float" office:value="9.9445" calcext:value-type="float">
            <text:p>9,9445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28" calcext:value-type="float">
            <text:p>728</text:p>
          </table:table-cell>
          <table:table-cell office:value-type="float" office:value="25.4933" calcext:value-type="float">
            <text:p>25,493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.6409" calcext:value-type="float">
            <text:p>2,6409</text:p>
          </table:table-cell>
          <table:table-cell office:value-type="float" office:value="3.91862916320873" calcext:value-type="float">
            <text:p>3,91862916320873</text:p>
          </table:table-cell>
          <table:table-cell office:value-type="float" office:value="126" calcext:value-type="float">
            <text:p>126</text:p>
          </table:table-cell>
          <table:table-cell office:value-type="float" office:value="1.362" calcext:value-type="float">
            <text:p>1,362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43.9394" calcext:value-type="float">
            <text:p>43,939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1.403" calcext:value-type="float">
            <text:p>31,403</text:p>
          </table:table-cell>
          <table:table-cell office:value-type="float" office:value="2.0179755763605" calcext:value-type="float">
            <text:p>2,0179755763605</text:p>
          </table:table-cell>
          <table:table-cell office:value-type="float" office:value="8" calcext:value-type="float">
            <text:p>8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42.3418" calcext:value-type="float">
            <text:p>42,341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.3402" calcext:value-type="float">
            <text:p>6,3402</text:p>
          </table:table-cell>
          <table:table-cell office:value-type="float" office:value="2.63528465121788" calcext:value-type="float">
            <text:p>2,63528465121788</text:p>
          </table:table-cell>
          <table:table-cell office:value-type="float" office:value="20" calcext:value-type="float">
            <text:p>20</text:p>
          </table:table-cell>
          <table:table-cell office:value-type="float" office:value="5.9099" calcext:value-type="float">
            <text:p>5,9099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76" calcext:value-type="float">
            <text:p>176</text:p>
          </table:table-cell>
          <table:table-cell office:value-type="float" office:value="52.7958" calcext:value-type="float">
            <text:p>52,795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1.9627" calcext:value-type="float">
            <text:p>11,9627</text:p>
          </table:table-cell>
          <table:table-cell office:value-type="float" office:value="2.82530147498292" calcext:value-type="float">
            <text:p>2,82530147498292</text:p>
          </table:table-cell>
          <table:table-cell office:value-type="float" office:value="20" calcext:value-type="float">
            <text:p>20</text:p>
          </table:table-cell>
          <table:table-cell office:value-type="float" office:value="11.9627" calcext:value-type="float">
            <text:p>11,9627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float" office:value="40.2471" calcext:value-type="float">
            <text:p>40,247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.4979" calcext:value-type="float">
            <text:p>16,4979</text:p>
          </table:table-cell>
          <table:table-cell office:value-type="float" office:value="2.82103773428568" calcext:value-type="float">
            <text:p>2,82103773428568</text:p>
          </table:table-cell>
          <table:table-cell office:value-type="float" office:value="25" calcext:value-type="float">
            <text:p>25</text:p>
          </table:table-cell>
          <table:table-cell office:value-type="float" office:value="16.1569" calcext:value-type="float">
            <text:p>16,1569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float" office:value="43.7041" calcext:value-type="float">
            <text:p>43,704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.3361" calcext:value-type="float">
            <text:p>9,3361</text:p>
          </table:table-cell>
          <table:table-cell office:value-type="float" office:value="3.15069075320637" calcext:value-type="float">
            <text:p>3,15069075320637</text:p>
          </table:table-cell>
          <table:table-cell office:value-type="float" office:value="20" calcext:value-type="float">
            <text:p>20</text:p>
          </table:table-cell>
          <table:table-cell office:value-type="float" office:value="9.3361" calcext:value-type="float">
            <text:p>9,3361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59" calcext:value-type="float">
            <text:p>459</text:p>
          </table:table-cell>
          <table:table-cell office:value-type="float" office:value="76.6842" calcext:value-type="float">
            <text:p>76,684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2.4849" calcext:value-type="float">
            <text:p>22,4849</text:p>
          </table:table-cell>
          <table:table-cell office:value-type="float" office:value="1.90901899761198" calcext:value-type="float">
            <text:p>1,90901899761198</text:p>
          </table:table-cell>
          <table:table-cell office:value-type="float" office:value="2" calcext:value-type="float">
            <text:p>2</text:p>
          </table:table-cell>
          <table:table-cell office:value-type="float" office:value="22.4814" calcext:value-type="float">
            <text:p>22,4814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55.9152" calcext:value-type="float">
            <text:p>55,915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.971" calcext:value-type="float">
            <text:p>3,971</text:p>
          </table:table-cell>
          <table:table-cell office:value-type="float" office:value="2.42099584121233" calcext:value-type="float">
            <text:p>2,42099584121233</text:p>
          </table:table-cell>
          <table:table-cell office:value-type="float" office:value="9" calcext:value-type="float">
            <text:p>9</text:p>
          </table:table-cell>
          <table:table-cell office:value-type="float" office:value="3.971" calcext:value-type="float">
            <text:p>3,971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91" calcext:value-type="float">
            <text:p>391</text:p>
          </table:table-cell>
          <table:table-cell office:value-type="float" office:value="43.4979" calcext:value-type="float">
            <text:p>43,497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9.6162" calcext:value-type="float">
            <text:p>19,6162</text:p>
          </table:table-cell>
          <table:table-cell office:value-type="float" office:value="2.10615242862693" calcext:value-type="float">
            <text:p>2,10615242862693</text:p>
          </table:table-cell>
          <table:table-cell office:value-type="float" office:value="15" calcext:value-type="float">
            <text:p>15</text:p>
          </table:table-cell>
          <table:table-cell office:value-type="float" office:value="19.4112" calcext:value-type="float">
            <text:p>19,4112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21" calcext:value-type="float">
            <text:p>221</text:p>
          </table:table-cell>
          <table:table-cell office:value-type="float" office:value="39.3471" calcext:value-type="float">
            <text:p>39,347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7.1464" calcext:value-type="float">
            <text:p>37,1464</text:p>
          </table:table-cell>
          <table:table-cell office:value-type="float" office:value="1.65880763156737" calcext:value-type="float">
            <text:p>1,65880763156737</text:p>
          </table:table-cell>
          <table:table-cell office:value-type="float" office:value="24" calcext:value-type="float">
            <text:p>24</text:p>
          </table:table-cell>
          <table:table-cell office:value-type="float" office:value="36.7545" calcext:value-type="float">
            <text:p>36,7545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553" calcext:value-type="float">
            <text:p>61,855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7.9234" calcext:value-type="float">
            <text:p>27,9234</text:p>
          </table:table-cell>
          <table:table-cell office:value-type="float" office:value="1.75407324085614" calcext:value-type="float">
            <text:p>1,75407324085614</text:p>
          </table:table-cell>
          <table:table-cell office:value-type="float" office:value="8" calcext:value-type="float">
            <text:p>8</text:p>
          </table:table-cell>
          <table:table-cell office:value-type="float" office:value="27.9234" calcext:value-type="float">
            <text:p>27,9234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90" calcext:value-type="float">
            <text:p>590</text:p>
          </table:table-cell>
          <table:table-cell office:value-type="float" office:value="6.8387" calcext:value-type="float">
            <text:p>6,8387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598" calcext:value-type="float">
            <text:p>0,598</text:p>
          </table:table-cell>
          <table:table-cell office:value-type="float" office:value="4.35082480515176" calcext:value-type="float">
            <text:p>4,35082480515176</text:p>
          </table:table-cell>
          <table:table-cell office:value-type="float" office:value="1144" calcext:value-type="float">
            <text:p>1144</text:p>
          </table:table-cell>
          <table:table-cell office:value-type="float" office:value="0.5275" calcext:value-type="float">
            <text:p>0,5275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86" calcext:value-type="float">
            <text:p>586</text:p>
          </table:table-cell>
          <table:table-cell office:value-type="float" office:value="43.4617" calcext:value-type="float">
            <text:p>43,46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4.0656" calcext:value-type="float">
            <text:p>14,0656</text:p>
          </table:table-cell>
          <table:table-cell office:value-type="float" office:value="3.15701713271615" calcext:value-type="float">
            <text:p>3,15701713271615</text:p>
          </table:table-cell>
          <table:table-cell office:value-type="float" office:value="14" calcext:value-type="float">
            <text:p>14</text:p>
          </table:table-cell>
          <table:table-cell office:value-type="float" office:value="14.0556" calcext:value-type="float">
            <text:p>14,0556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87" calcext:value-type="float">
            <text:p>187</text:p>
          </table:table-cell>
          <table:table-cell office:value-type="float" office:value="52.4969" calcext:value-type="float">
            <text:p>52,496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3.1208" calcext:value-type="float">
            <text:p>13,1208</text:p>
          </table:table-cell>
          <table:table-cell office:value-type="float" office:value="2.51808843186217" calcext:value-type="float">
            <text:p>2,51808843186217</text:p>
          </table:table-cell>
          <table:table-cell office:value-type="float" office:value="39" calcext:value-type="float">
            <text:p>39</text:p>
          </table:table-cell>
          <table:table-cell office:value-type="float" office:value="13.1208" calcext:value-type="float">
            <text:p>13,1208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6.9616" calcext:value-type="float">
            <text:p>6,9616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.0011" calcext:value-type="float">
            <text:p>1,0011</text:p>
          </table:table-cell>
          <table:table-cell office:value-type="float" office:value="5.09153453394257" calcext:value-type="float">
            <text:p>5,09153453394257</text:p>
          </table:table-cell>
          <table:table-cell office:value-type="float" office:value="983" calcext:value-type="float">
            <text:p>983</text:p>
          </table:table-cell>
          <table:table-cell office:value-type="float" office:value="0.9875" calcext:value-type="float">
            <text:p>0,9875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307" calcext:value-type="float">
            <text:p>47,430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.9314" calcext:value-type="float">
            <text:p>6,9314</text:p>
          </table:table-cell>
          <table:table-cell office:value-type="float" office:value="2.97739229273955" calcext:value-type="float">
            <text:p>2,97739229273955</text:p>
          </table:table-cell>
          <table:table-cell office:value-type="float" office:value="14" calcext:value-type="float">
            <text:p>14</text:p>
          </table:table-cell>
          <table:table-cell office:value-type="float" office:value="6.9314" calcext:value-type="float">
            <text:p>6,9314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13.4522" calcext:value-type="float">
            <text:p>13,4522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.0783" calcext:value-type="float">
            <text:p>1,0783</text:p>
          </table:table-cell>
          <table:table-cell office:value-type="float" office:value="4.22270795325264" calcext:value-type="float">
            <text:p>4,22270795325264</text:p>
          </table:table-cell>
          <table:table-cell office:value-type="float" office:value="642" calcext:value-type="float">
            <text:p>642</text:p>
          </table:table-cell>
          <table:table-cell office:value-type="float" office:value="0.6876" calcext:value-type="float">
            <text:p>0,6876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56.3045" calcext:value-type="float">
            <text:p>56,304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5.2029" calcext:value-type="float">
            <text:p>15,2029</text:p>
          </table:table-cell>
          <table:table-cell office:value-type="float" office:value="2.15512119568683" calcext:value-type="float">
            <text:p>2,15512119568683</text:p>
          </table:table-cell>
          <table:table-cell office:value-type="float" office:value="9" calcext:value-type="float">
            <text:p>9</text:p>
          </table:table-cell>
          <table:table-cell office:value-type="float" office:value="15.2029" calcext:value-type="float">
            <text:p>15,2029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3700" calcext:value-type="float">
            <text:p>3700</text:p>
          </table:table-cell>
          <table:table-cell office:value-type="float" office:value="1509" calcext:value-type="float">
            <text:p>1509</text:p>
          </table:table-cell>
          <table:table-cell office:value-type="float" office:value="65.1115" calcext:value-type="float">
            <text:p>65,11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.4798" calcext:value-type="float">
            <text:p>20,4798</text:p>
          </table:table-cell>
          <table:table-cell office:value-type="float" office:value="2.55937691036509" calcext:value-type="float">
            <text:p>2,55937691036509</text:p>
          </table:table-cell>
          <table:table-cell office:value-type="float" office:value="9" calcext:value-type="float">
            <text:p>9</text:p>
          </table:table-cell>
          <table:table-cell office:value-type="float" office:value="20.4798" calcext:value-type="float">
            <text:p>20,4798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33.3484" calcext:value-type="float">
            <text:p>33,3484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.7324" calcext:value-type="float">
            <text:p>3,7324</text:p>
          </table:table-cell>
          <table:table-cell office:value-type="float" office:value="2.53246353912009" calcext:value-type="float">
            <text:p>2,53246353912009</text:p>
          </table:table-cell>
          <table:table-cell office:value-type="float" office:value="64" calcext:value-type="float">
            <text:p>64</text:p>
          </table:table-cell>
          <table:table-cell office:value-type="float" office:value="2.3887" calcext:value-type="float">
            <text:p>2,3887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3800" calcext:value-type="float">
            <text:p>3800</text:p>
          </table:table-cell>
          <table:table-cell office:value-type="float" office:value="1548" calcext:value-type="float">
            <text:p>1548</text:p>
          </table:table-cell>
          <table:table-cell office:value-type="float" office:value="58.6116" calcext:value-type="float">
            <text:p>58,611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.4928" calcext:value-type="float">
            <text:p>20,4928</text:p>
          </table:table-cell>
          <table:table-cell office:value-type="float" office:value="2.55908792828993" calcext:value-type="float">
            <text:p>2,55908792828993</text:p>
          </table:table-cell>
          <table:table-cell office:value-type="float" office:value="9" calcext:value-type="float">
            <text:p>9</text:p>
          </table:table-cell>
          <table:table-cell office:value-type="float" office:value="20.4928" calcext:value-type="float">
            <text:p>20,4928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92" calcext:value-type="float">
            <text:p>192</text:p>
          </table:table-cell>
          <table:table-cell office:value-type="float" office:value="51.7712" calcext:value-type="float">
            <text:p>51,77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.4372" calcext:value-type="float">
            <text:p>34,4372</text:p>
          </table:table-cell>
          <table:table-cell office:value-type="float" office:value="1.76797993223842" calcext:value-type="float">
            <text:p>1,76797993223842</text:p>
          </table:table-cell>
          <table:table-cell office:value-type="float" office:value="16" calcext:value-type="float">
            <text:p>16</text:p>
          </table:table-cell>
          <table:table-cell office:value-type="float" office:value="25.1851" calcext:value-type="float">
            <text:p>25,1851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62.1261" calcext:value-type="float">
            <text:p>62,126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9.4623" calcext:value-type="float">
            <text:p>9,4623</text:p>
          </table:table-cell>
          <table:table-cell office:value-type="float" office:value="2.18815565557824" calcext:value-type="float">
            <text:p>2,18815565557824</text:p>
          </table:table-cell>
          <table:table-cell office:value-type="float" office:value="11" calcext:value-type="float">
            <text:p>11</text:p>
          </table:table-cell>
          <table:table-cell office:value-type="float" office:value="7.2967" calcext:value-type="float">
            <text:p>7,2967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4.379" calcext:value-type="float">
            <text:p>24,37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.6963" calcext:value-type="float">
            <text:p>7,6963</text:p>
          </table:table-cell>
          <table:table-cell office:value-type="float" office:value="2.27385927827545" calcext:value-type="float">
            <text:p>2,27385927827545</text:p>
          </table:table-cell>
          <table:table-cell office:value-type="float" office:value="45" calcext:value-type="float">
            <text:p>45</text:p>
          </table:table-cell>
          <table:table-cell office:value-type="float" office:value="7.292" calcext:value-type="float">
            <text:p>7,292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3.2196" calcext:value-type="float">
            <text:p>13,219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4.0634" calcext:value-type="float">
            <text:p>4,0634</text:p>
          </table:table-cell>
          <table:table-cell office:value-type="float" office:value="2.59480551836887" calcext:value-type="float">
            <text:p>2,59480551836887</text:p>
          </table:table-cell>
          <table:table-cell office:value-type="float" office:value="104" calcext:value-type="float">
            <text:p>104</text:p>
          </table:table-cell>
          <table:table-cell office:value-type="float" office:value="1.4306" calcext:value-type="float">
            <text:p>1,4306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82" calcext:value-type="float">
            <text:p>282</text:p>
          </table:table-cell>
          <table:table-cell office:value-type="float" office:value="52.6104" calcext:value-type="float">
            <text:p>52,610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.8279" calcext:value-type="float">
            <text:p>35,8279</text:p>
          </table:table-cell>
          <table:table-cell office:value-type="float" office:value="2.00657900416826" calcext:value-type="float">
            <text:p>2,00657900416826</text:p>
          </table:table-cell>
          <table:table-cell office:value-type="float" office:value="8" calcext:value-type="float">
            <text:p>8</text:p>
          </table:table-cell>
          <table:table-cell office:value-type="float" office:value="35.8279" calcext:value-type="float">
            <text:p>35,8279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2.8089" calcext:value-type="float">
            <text:p>42,808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4.6231" calcext:value-type="float">
            <text:p>14,6231</text:p>
          </table:table-cell>
          <table:table-cell office:value-type="float" office:value="2.54864612833888" calcext:value-type="float">
            <text:p>2,54864612833888</text:p>
          </table:table-cell>
          <table:table-cell office:value-type="float" office:value="16" calcext:value-type="float">
            <text:p>16</text:p>
          </table:table-cell>
          <table:table-cell office:value-type="float" office:value="14.6231" calcext:value-type="float">
            <text:p>14,6231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004" calcext:value-type="float">
            <text:p>1004</text:p>
          </table:table-cell>
          <table:table-cell office:value-type="float" office:value="51.2293" calcext:value-type="float">
            <text:p>51,229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1.5185" calcext:value-type="float">
            <text:p>41,5185</text:p>
          </table:table-cell>
          <table:table-cell office:value-type="float" office:value="2.26422716110359" calcext:value-type="float">
            <text:p>2,26422716110359</text:p>
          </table:table-cell>
          <table:table-cell office:value-type="float" office:value="11" calcext:value-type="float">
            <text:p>11</text:p>
          </table:table-cell>
          <table:table-cell office:value-type="float" office:value="40.6198" calcext:value-type="float">
            <text:p>40,6198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3500" calcext:value-type="float">
            <text:p>3500</text:p>
          </table:table-cell>
          <table:table-cell office:value-type="float" office:value="1434" calcext:value-type="float">
            <text:p>1434</text:p>
          </table:table-cell>
          <table:table-cell office:value-type="float" office:value="76.0466" calcext:value-type="float">
            <text:p>76,04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4.6814" calcext:value-type="float">
            <text:p>24,6814</text:p>
          </table:table-cell>
          <table:table-cell office:value-type="float" office:value="2.34181048502266" calcext:value-type="float">
            <text:p>2,34181048502266</text:p>
          </table:table-cell>
          <table:table-cell office:value-type="float" office:value="3" calcext:value-type="float">
            <text:p>3</text:p>
          </table:table-cell>
          <table:table-cell office:value-type="float" office:value="24.6814" calcext:value-type="float">
            <text:p>24,6814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1.5484" calcext:value-type="float">
            <text:p>21,5484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.2827" calcext:value-type="float">
            <text:p>11,2827</text:p>
          </table:table-cell>
          <table:table-cell office:value-type="float" office:value="2.48900785343403" calcext:value-type="float">
            <text:p>2,48900785343403</text:p>
          </table:table-cell>
          <table:table-cell office:value-type="float" office:value="54" calcext:value-type="float">
            <text:p>54</text:p>
          </table:table-cell>
          <table:table-cell office:value-type="float" office:value="4.6293" calcext:value-type="float">
            <text:p>4,6293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31" calcext:value-type="float">
            <text:p>431</text:p>
          </table:table-cell>
          <table:table-cell office:value-type="float" office:value="33.7862" calcext:value-type="float">
            <text:p>33,786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.24" calcext:value-type="float">
            <text:p>4,24</text:p>
          </table:table-cell>
          <table:table-cell office:value-type="float" office:value="2.67091657275138" calcext:value-type="float">
            <text:p>2,67091657275138</text:p>
          </table:table-cell>
          <table:table-cell office:value-type="float" office:value="40" calcext:value-type="float">
            <text:p>40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45.0392" calcext:value-type="float">
            <text:p>45,039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9.1843" calcext:value-type="float">
            <text:p>19,1843</text:p>
          </table:table-cell>
          <table:table-cell office:value-type="float" office:value="2.34476163283102" calcext:value-type="float">
            <text:p>2,34476163283102</text:p>
          </table:table-cell>
          <table:table-cell office:value-type="float" office:value="10" calcext:value-type="float">
            <text:p>10</text:p>
          </table:table-cell>
          <table:table-cell office:value-type="float" office:value="19.1774" calcext:value-type="float">
            <text:p>19,1774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081" calcext:value-type="float">
            <text:p>58,308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4.9695" calcext:value-type="float">
            <text:p>14,9695</text:p>
          </table:table-cell>
          <table:table-cell office:value-type="float" office:value="2.08403454865796" calcext:value-type="float">
            <text:p>2,08403454865796</text:p>
          </table:table-cell>
          <table:table-cell office:value-type="float" office:value="8" calcext:value-type="float">
            <text:p>8</text:p>
          </table:table-cell>
          <table:table-cell office:value-type="float" office:value="14.9695" calcext:value-type="float">
            <text:p>14,9695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1586" calcext:value-type="float">
            <text:p>1586</text:p>
          </table:table-cell>
          <table:table-cell office:value-type="float" office:value="35.3422" calcext:value-type="float">
            <text:p>35,342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.3758" calcext:value-type="float">
            <text:p>9,3758</text:p>
          </table:table-cell>
          <table:table-cell office:value-type="float" office:value="2.85052090021868" calcext:value-type="float">
            <text:p>2,85052090021868</text:p>
          </table:table-cell>
          <table:table-cell office:value-type="float" office:value="49" calcext:value-type="float">
            <text:p>49</text:p>
          </table:table-cell>
          <table:table-cell office:value-type="float" office:value="9.3758" calcext:value-type="float">
            <text:p>9,3758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32.9241" calcext:value-type="float">
            <text:p>32,924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.8293" calcext:value-type="float">
            <text:p>4,8293</text:p>
          </table:table-cell>
          <table:table-cell office:value-type="float" office:value="2.37228841832144" calcext:value-type="float">
            <text:p>2,37228841832144</text:p>
          </table:table-cell>
          <table:table-cell office:value-type="float" office:value="41" calcext:value-type="float">
            <text:p>41</text:p>
          </table:table-cell>
          <table:table-cell office:value-type="float" office:value="4.5916" calcext:value-type="float">
            <text:p>4,5916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6.7048" calcext:value-type="float">
            <text:p>6,7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7936" calcext:value-type="float">
            <text:p>0,7936</text:p>
          </table:table-cell>
          <table:table-cell office:value-type="float" office:value="4.44543804187198" calcext:value-type="float">
            <text:p>4,44543804187198</text:p>
          </table:table-cell>
          <table:table-cell office:value-type="float" office:value="739" calcext:value-type="float">
            <text:p>739</text:p>
          </table:table-cell>
          <table:table-cell office:value-type="float" office:value="0.5123" calcext:value-type="float">
            <text:p>0,5123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49" calcext:value-type="float">
            <text:p>349</text:p>
          </table:table-cell>
          <table:table-cell office:value-type="float" office:value="5.2942" calcext:value-type="float">
            <text:p>5,2942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6707" calcext:value-type="float">
            <text:p>0,6707</text:p>
          </table:table-cell>
          <table:table-cell office:value-type="float" office:value="3.16212365646148" calcext:value-type="float">
            <text:p>3,16212365646148</text:p>
          </table:table-cell>
          <table:table-cell office:value-type="float" office:value="739" calcext:value-type="float">
            <text:p>739</text:p>
          </table:table-cell>
          <table:table-cell office:value-type="float" office:value="0.5324" calcext:value-type="float">
            <text:p>0,5324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38.2999" calcext:value-type="float">
            <text:p>38,299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4.3542" calcext:value-type="float">
            <text:p>14,3542</text:p>
          </table:table-cell>
          <table:table-cell office:value-type="float" office:value="2.21901355056646" calcext:value-type="float">
            <text:p>2,21901355056646</text:p>
          </table:table-cell>
          <table:table-cell office:value-type="float" office:value="15" calcext:value-type="float">
            <text:p>15</text:p>
          </table:table-cell>
          <table:table-cell office:value-type="float" office:value="14.3542" calcext:value-type="float">
            <text:p>14,3542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0.6493" calcext:value-type="float">
            <text:p>40,649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4.2843" calcext:value-type="float">
            <text:p>14,2843</text:p>
          </table:table-cell>
          <table:table-cell office:value-type="float" office:value="1.89954761553806" calcext:value-type="float">
            <text:p>1,89954761553806</text:p>
          </table:table-cell>
          <table:table-cell office:value-type="float" office:value="14" calcext:value-type="float">
            <text:p>14</text:p>
          </table:table-cell>
          <table:table-cell office:value-type="float" office:value="13.8337" calcext:value-type="float">
            <text:p>13,8337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  <table:table-cell office:value-type="float" office:value="8.1094" calcext:value-type="float">
            <text:p>8,10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8201" calcext:value-type="float">
            <text:p>0,8201</text:p>
          </table:table-cell>
          <table:table-cell office:value-type="float" office:value="3.99281297805235" calcext:value-type="float">
            <text:p>3,99281297805235</text:p>
          </table:table-cell>
          <table:table-cell office:value-type="float" office:value="990" calcext:value-type="float">
            <text:p>990</text:p>
          </table:table-cell>
          <table:table-cell office:value-type="float" office:value="0.3088" calcext:value-type="float">
            <text:p>0,3088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27.5278" calcext:value-type="float">
            <text:p>27,527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.3874" calcext:value-type="float">
            <text:p>9,3874</text:p>
          </table:table-cell>
          <table:table-cell office:value-type="float" office:value="3.24639432206043" calcext:value-type="float">
            <text:p>3,24639432206043</text:p>
          </table:table-cell>
          <table:table-cell office:value-type="float" office:value="51" calcext:value-type="float">
            <text:p>51</text:p>
          </table:table-cell>
          <table:table-cell office:value-type="float" office:value="9.3811" calcext:value-type="float">
            <text:p>9,3811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8" calcext:value-type="float">
            <text:p>238</text:p>
          </table:table-cell>
          <table:table-cell office:value-type="float" office:value="9.4863" calcext:value-type="float">
            <text:p>9,4863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4714" calcext:value-type="float">
            <text:p>0,4714</text:p>
          </table:table-cell>
          <table:table-cell office:value-type="float" office:value="4.99149221377353" calcext:value-type="float">
            <text:p>4,99149221377353</text:p>
          </table:table-cell>
          <table:table-cell office:value-type="float" office:value="768" calcext:value-type="float">
            <text:p>768</text:p>
          </table:table-cell>
          <table:table-cell office:value-type="float" office:value="0.4139" calcext:value-type="float">
            <text:p>0,4139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83" calcext:value-type="float">
            <text:p>483</text:p>
          </table:table-cell>
          <table:table-cell office:value-type="float" office:value="34.1998" calcext:value-type="float">
            <text:p>34,199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.268" calcext:value-type="float">
            <text:p>4,268</text:p>
          </table:table-cell>
          <table:table-cell office:value-type="float" office:value="3.2419048986954" calcext:value-type="float">
            <text:p>3,2419048986954</text:p>
          </table:table-cell>
          <table:table-cell office:value-type="float" office:value="41" calcext:value-type="float">
            <text:p>41</text:p>
          </table:table-cell>
          <table:table-cell office:value-type="float" office:value="4.268" calcext:value-type="float">
            <text:p>4,268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16.6182" calcext:value-type="float">
            <text:p>16,618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.8713" calcext:value-type="float">
            <text:p>2,8713</text:p>
          </table:table-cell>
          <table:table-cell office:value-type="float" office:value="3.9551564780247" calcext:value-type="float">
            <text:p>3,9551564780247</text:p>
          </table:table-cell>
          <table:table-cell office:value-type="float" office:value="83" calcext:value-type="float">
            <text:p>83</text:p>
          </table:table-cell>
          <table:table-cell office:value-type="float" office:value="2.8713" calcext:value-type="float">
            <text:p>2,8713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434" calcext:value-type="float">
            <text:p>28,343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8.2764" calcext:value-type="float">
            <text:p>28,2764</text:p>
          </table:table-cell>
          <table:table-cell office:value-type="float" office:value="1.87367755612014" calcext:value-type="float">
            <text:p>1,87367755612014</text:p>
          </table:table-cell>
          <table:table-cell office:value-type="float" office:value="13" calcext:value-type="float">
            <text:p>13</text:p>
          </table:table-cell>
          <table:table-cell office:value-type="float" office:value="27.757" calcext:value-type="float">
            <text:p>27,757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.1837" calcext:value-type="float">
            <text:p>70,183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2.6083" calcext:value-type="float">
            <text:p>22,6083</text:p>
          </table:table-cell>
          <table:table-cell office:value-type="float" office:value="2.00914679046395" calcext:value-type="float">
            <text:p>2,00914679046395</text:p>
          </table:table-cell>
          <table:table-cell office:value-type="float" office:value="4" calcext:value-type="float">
            <text:p>4</text:p>
          </table:table-cell>
          <table:table-cell office:value-type="float" office:value="22.5543" calcext:value-type="float">
            <text:p>22,5543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72" calcext:value-type="float">
            <text:p>472</text:p>
          </table:table-cell>
          <table:table-cell office:value-type="float" office:value="74.0162" calcext:value-type="float">
            <text:p>74,016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1.5057" calcext:value-type="float">
            <text:p>31,5057</text:p>
          </table:table-cell>
          <table:table-cell office:value-type="float" office:value="2.22570108507745" calcext:value-type="float">
            <text:p>2,22570108507745</text:p>
          </table:table-cell>
          <table:table-cell office:value-type="float" office:value="7" calcext:value-type="float">
            <text:p>7</text:p>
          </table:table-cell>
          <table:table-cell office:value-type="float" office:value="31.5057" calcext:value-type="float">
            <text:p>31,5057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585" calcext:value-type="float">
            <text:p>44,9585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3.3665" calcext:value-type="float">
            <text:p>3,3665</text:p>
          </table:table-cell>
          <table:table-cell office:value-type="float" office:value="3.48415353316937" calcext:value-type="float">
            <text:p>3,48415353316937</text:p>
          </table:table-cell>
          <table:table-cell office:value-type="float" office:value="37" calcext:value-type="float">
            <text:p>37</text:p>
          </table:table-cell>
          <table:table-cell office:value-type="float" office:value="3.3665" calcext:value-type="float">
            <text:p>3,3665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26" calcext:value-type="float">
            <text:p>39,22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1458" calcext:value-type="float">
            <text:p>5,1458</text:p>
          </table:table-cell>
          <table:table-cell office:value-type="float" office:value="4.06256381842317" calcext:value-type="float">
            <text:p>4,06256381842317</text:p>
          </table:table-cell>
          <table:table-cell office:value-type="float" office:value="18" calcext:value-type="float">
            <text:p>18</text:p>
          </table:table-cell>
          <table:table-cell office:value-type="float" office:value="5.1458" calcext:value-type="float">
            <text:p>5,1458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44.7692" calcext:value-type="float">
            <text:p>44,769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.2941" calcext:value-type="float">
            <text:p>5,2941</text:p>
          </table:table-cell>
          <table:table-cell office:value-type="float" office:value="2.53553317762839" calcext:value-type="float">
            <text:p>2,53553317762839</text:p>
          </table:table-cell>
          <table:table-cell office:value-type="float" office:value="14" calcext:value-type="float">
            <text:p>14</text:p>
          </table:table-cell>
          <table:table-cell office:value-type="float" office:value="5.067" calcext:value-type="float">
            <text:p>5,067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48.8072" calcext:value-type="float">
            <text:p>48,807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6.7543" calcext:value-type="float">
            <text:p>16,7543</text:p>
          </table:table-cell>
          <table:table-cell office:value-type="float" office:value="2.87607835273376" calcext:value-type="float">
            <text:p>2,87607835273376</text:p>
          </table:table-cell>
          <table:table-cell office:value-type="float" office:value="31" calcext:value-type="float">
            <text:p>31</text:p>
          </table:table-cell>
          <table:table-cell office:value-type="float" office:value="16.7543" calcext:value-type="float">
            <text:p>16,7543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158" calcext:value-type="float">
            <text:p>45,915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0.1137" calcext:value-type="float">
            <text:p>30,1137</text:p>
          </table:table-cell>
          <table:table-cell office:value-type="float" office:value="1.80544235946928" calcext:value-type="float">
            <text:p>1,80544235946928</text:p>
          </table:table-cell>
          <table:table-cell office:value-type="float" office:value="9" calcext:value-type="float">
            <text:p>9</text:p>
          </table:table-cell>
          <table:table-cell office:value-type="float" office:value="30.1137" calcext:value-type="float">
            <text:p>30,1137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30" calcext:value-type="float">
            <text:p>430</text:p>
          </table:table-cell>
          <table:table-cell office:value-type="float" office:value="15.082" calcext:value-type="float">
            <text:p>15,08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2.1256" calcext:value-type="float">
            <text:p>2,1256</text:p>
          </table:table-cell>
          <table:table-cell office:value-type="float" office:value="3.40936969758462" calcext:value-type="float">
            <text:p>3,40936969758462</text:p>
          </table:table-cell>
          <table:table-cell office:value-type="float" office:value="314" calcext:value-type="float">
            <text:p>314</text:p>
          </table:table-cell>
          <table:table-cell office:value-type="float" office:value="2.1005" calcext:value-type="float">
            <text:p>2,1005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45" calcext:value-type="float">
            <text:p>4,604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5179" calcext:value-type="float">
            <text:p>0,5179</text:p>
          </table:table-cell>
          <table:table-cell office:value-type="float" office:value="4.35448486752893" calcext:value-type="float">
            <text:p>4,35448486752893</text:p>
          </table:table-cell>
          <table:table-cell office:value-type="float" office:value="924" calcext:value-type="float">
            <text:p>924</text:p>
          </table:table-cell>
          <table:table-cell office:value-type="float" office:value="0.5179" calcext:value-type="float">
            <text:p>0,5179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3.7807" calcext:value-type="float">
            <text:p>13,7807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.2081" calcext:value-type="float">
            <text:p>1,2081</text:p>
          </table:table-cell>
          <table:table-cell office:value-type="float" office:value="3.29592920982616" calcext:value-type="float">
            <text:p>3,29592920982616</text:p>
          </table:table-cell>
          <table:table-cell office:value-type="float" office:value="260" calcext:value-type="float">
            <text:p>260</text:p>
          </table:table-cell>
          <table:table-cell office:value-type="float" office:value="1.1773" calcext:value-type="float">
            <text:p>1,1773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1.1932" calcext:value-type="float">
            <text:p>21,193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.9001" calcext:value-type="float">
            <text:p>1,9001</text:p>
          </table:table-cell>
          <table:table-cell office:value-type="float" office:value="2.99999803272977" calcext:value-type="float">
            <text:p>2,99999803272977</text:p>
          </table:table-cell>
          <table:table-cell office:value-type="float" office:value="164" calcext:value-type="float">
            <text:p>164</text:p>
          </table:table-cell>
          <table:table-cell office:value-type="float" office:value="1.5705" calcext:value-type="float">
            <text:p>1,5705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10" calcext:value-type="float">
            <text:p>510</text:p>
          </table:table-cell>
          <table:table-cell office:value-type="float" office:value="51.1323" calcext:value-type="float">
            <text:p>51,132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.765" calcext:value-type="float">
            <text:p>33,765</text:p>
          </table:table-cell>
          <table:table-cell office:value-type="float" office:value="2.23693462777037" calcext:value-type="float">
            <text:p>2,23693462777037</text:p>
          </table:table-cell>
          <table:table-cell office:value-type="float" office:value="8" calcext:value-type="float">
            <text:p>8</text:p>
          </table:table-cell>
          <table:table-cell office:value-type="float" office:value="33.7548" calcext:value-type="float">
            <text:p>33,7548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83" calcext:value-type="float">
            <text:p>283</text:p>
          </table:table-cell>
          <table:table-cell office:value-type="float" office:value="53.8361" calcext:value-type="float">
            <text:p>53,836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4.8267" calcext:value-type="float">
            <text:p>34,8267</text:p>
          </table:table-cell>
          <table:table-cell office:value-type="float" office:value="2.3620292612546" calcext:value-type="float">
            <text:p>2,3620292612546</text:p>
          </table:table-cell>
          <table:table-cell office:value-type="float" office:value="8" calcext:value-type="float">
            <text:p>8</text:p>
          </table:table-cell>
          <table:table-cell office:value-type="float" office:value="34.8267" calcext:value-type="float">
            <text:p>34,8267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20" calcext:value-type="float">
            <text:p>520</text:p>
          </table:table-cell>
          <table:table-cell office:value-type="float" office:value="21.1446" calcext:value-type="float">
            <text:p>21,144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.4263" calcext:value-type="float">
            <text:p>3,4263</text:p>
          </table:table-cell>
          <table:table-cell office:value-type="float" office:value="3.26497590847855" calcext:value-type="float">
            <text:p>3,26497590847855</text:p>
          </table:table-cell>
          <table:table-cell office:value-type="float" office:value="101" calcext:value-type="float">
            <text:p>101</text:p>
          </table:table-cell>
          <table:table-cell office:value-type="float" office:value="2.5948" calcext:value-type="float">
            <text:p>2,5948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3.5945" calcext:value-type="float">
            <text:p>53,594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3.5134" calcext:value-type="float">
            <text:p>23,5134</text:p>
          </table:table-cell>
          <table:table-cell office:value-type="float" office:value="2.17099264093133" calcext:value-type="float">
            <text:p>2,17099264093133</text:p>
          </table:table-cell>
          <table:table-cell office:value-type="float" office:value="12" calcext:value-type="float">
            <text:p>12</text:p>
          </table:table-cell>
          <table:table-cell office:value-type="float" office:value="18.1027" calcext:value-type="float">
            <text:p>18,1027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27" calcext:value-type="float">
            <text:p>627</text:p>
          </table:table-cell>
          <table:table-cell office:value-type="float" office:value="52.9294" calcext:value-type="float">
            <text:p>52,929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6.8147" calcext:value-type="float">
            <text:p>16,8147</text:p>
          </table:table-cell>
          <table:table-cell office:value-type="float" office:value="2.01307717569108" calcext:value-type="float">
            <text:p>2,01307717569108</text:p>
          </table:table-cell>
          <table:table-cell office:value-type="float" office:value="11" calcext:value-type="float">
            <text:p>11</text:p>
          </table:table-cell>
          <table:table-cell office:value-type="float" office:value="16.8063" calcext:value-type="float">
            <text:p>16,8063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07" calcext:value-type="float">
            <text:p>207</text:p>
          </table:table-cell>
          <table:table-cell office:value-type="float" office:value="24.6043" calcext:value-type="float">
            <text:p>24,604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.8781" calcext:value-type="float">
            <text:p>4,8781</text:p>
          </table:table-cell>
          <table:table-cell office:value-type="float" office:value="2.75155967105767" calcext:value-type="float">
            <text:p>2,75155967105767</text:p>
          </table:table-cell>
          <table:table-cell office:value-type="float" office:value="61" calcext:value-type="float">
            <text:p>61</text:p>
          </table:table-cell>
          <table:table-cell office:value-type="float" office:value="4.8781" calcext:value-type="float">
            <text:p>4,8781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014" calcext:value-type="float">
            <text:p>1014</text:p>
          </table:table-cell>
          <table:table-cell office:value-type="float" office:value="38.0782" calcext:value-type="float">
            <text:p>38,07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8.1842" calcext:value-type="float">
            <text:p>8,1842</text:p>
          </table:table-cell>
          <table:table-cell office:value-type="float" office:value="2.00002595653902" calcext:value-type="float">
            <text:p>2,00002595653902</text:p>
          </table:table-cell>
          <table:table-cell office:value-type="float" office:value="13" calcext:value-type="float">
            <text:p>13</text:p>
          </table:table-cell>
          <table:table-cell office:value-type="float" office:value="8.0949" calcext:value-type="float">
            <text:p>8,0949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21900" calcext:value-type="float">
            <text:p>21900</text:p>
          </table:table-cell>
          <table:table-cell office:value-type="float" office:value="13075" calcext:value-type="float">
            <text:p>13075</text:p>
          </table:table-cell>
          <table:table-cell office:value-type="float" office:value="45.9258" calcext:value-type="float">
            <text:p>45,925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8.9804" calcext:value-type="float">
            <text:p>28,9804</text:p>
          </table:table-cell>
          <table:table-cell office:value-type="float" office:value="2.72447357102367" calcext:value-type="float">
            <text:p>2,72447357102367</text:p>
          </table:table-cell>
          <table:table-cell office:value-type="float" office:value="16" calcext:value-type="float">
            <text:p>16</text:p>
          </table:table-cell>
          <table:table-cell office:value-type="float" office:value="28.9804" calcext:value-type="float">
            <text:p>28,9804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0.2666" calcext:value-type="float">
            <text:p>40,2666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3.1793" calcext:value-type="float">
            <text:p>13,1793</text:p>
          </table:table-cell>
          <table:table-cell office:value-type="float" office:value="2.1829504760082" calcext:value-type="float">
            <text:p>2,1829504760082</text:p>
          </table:table-cell>
          <table:table-cell office:value-type="float" office:value="44" calcext:value-type="float">
            <text:p>44</text:p>
          </table:table-cell>
          <table:table-cell office:value-type="float" office:value="13.0919" calcext:value-type="float">
            <text:p>13,0919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4.3547" calcext:value-type="float">
            <text:p>54,354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3.7398" calcext:value-type="float">
            <text:p>13,7398</text:p>
          </table:table-cell>
          <table:table-cell office:value-type="float" office:value="2.5655996340942" calcext:value-type="float">
            <text:p>2,5655996340942</text:p>
          </table:table-cell>
          <table:table-cell office:value-type="float" office:value="21" calcext:value-type="float">
            <text:p>21</text:p>
          </table:table-cell>
          <table:table-cell office:value-type="float" office:value="13.2678" calcext:value-type="float">
            <text:p>13,2678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48.7386" calcext:value-type="float">
            <text:p>48,738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.9966" calcext:value-type="float">
            <text:p>4,9966</text:p>
          </table:table-cell>
          <table:table-cell office:value-type="float" office:value="2.95352213191913" calcext:value-type="float">
            <text:p>2,95352213191913</text:p>
          </table:table-cell>
          <table:table-cell office:value-type="float" office:value="16" calcext:value-type="float">
            <text:p>16</text:p>
          </table:table-cell>
          <table:table-cell office:value-type="float" office:value="4.3544" calcext:value-type="float">
            <text:p>4,3544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3" calcext:value-type="float">
            <text:p>173</text:p>
          </table:table-cell>
          <table:table-cell office:value-type="float" office:value="35.9958" calcext:value-type="float">
            <text:p>35,995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6.0662" calcext:value-type="float">
            <text:p>16,0662</text:p>
          </table:table-cell>
          <table:table-cell office:value-type="float" office:value="1.91422142882741" calcext:value-type="float">
            <text:p>1,91422142882741</text:p>
          </table:table-cell>
          <table:table-cell office:value-type="float" office:value="16" calcext:value-type="float">
            <text:p>16</text:p>
          </table:table-cell>
          <table:table-cell office:value-type="float" office:value="16.0662" calcext:value-type="float">
            <text:p>16,0662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35.6878" calcext:value-type="float">
            <text:p>35,687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.8419" calcext:value-type="float">
            <text:p>4,8419</text:p>
          </table:table-cell>
          <table:table-cell office:value-type="float" office:value="2.70290906439015" calcext:value-type="float">
            <text:p>2,70290906439015</text:p>
          </table:table-cell>
          <table:table-cell office:value-type="float" office:value="46" calcext:value-type="float">
            <text:p>46</text:p>
          </table:table-cell>
          <table:table-cell office:value-type="float" office:value="4.6508" calcext:value-type="float">
            <text:p>4,6508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48.1712" calcext:value-type="float">
            <text:p>48,17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.6313" calcext:value-type="float">
            <text:p>11,6313</text:p>
          </table:table-cell>
          <table:table-cell office:value-type="float" office:value="2.21387145014575" calcext:value-type="float">
            <text:p>2,21387145014575</text:p>
          </table:table-cell>
          <table:table-cell office:value-type="float" office:value="10" calcext:value-type="float">
            <text:p>10</text:p>
          </table:table-cell>
          <table:table-cell office:value-type="float" office:value="11.5143" calcext:value-type="float">
            <text:p>11,5143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44.87" calcext:value-type="float">
            <text:p>44,8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9.1341" calcext:value-type="float">
            <text:p>9,1341</text:p>
          </table:table-cell>
          <table:table-cell office:value-type="float" office:value="2.19848941606731" calcext:value-type="float">
            <text:p>2,19848941606731</text:p>
          </table:table-cell>
          <table:table-cell office:value-type="float" office:value="10" calcext:value-type="float">
            <text:p>10</text:p>
          </table:table-cell>
          <table:table-cell office:value-type="float" office:value="9.1341" calcext:value-type="float">
            <text:p>9,1341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1.0256" calcext:value-type="float">
            <text:p>31,025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.7192" calcext:value-type="float">
            <text:p>2,7192</text:p>
          </table:table-cell>
          <table:table-cell office:value-type="float" office:value="3.21804087534843" calcext:value-type="float">
            <text:p>3,21804087534843</text:p>
          </table:table-cell>
          <table:table-cell office:value-type="float" office:value="56" calcext:value-type="float">
            <text:p>56</text:p>
          </table:table-cell>
          <table:table-cell office:value-type="float" office:value="2.6582" calcext:value-type="float">
            <text:p>2,6582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50.9005" calcext:value-type="float">
            <text:p>50,900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0.0969" calcext:value-type="float">
            <text:p>10,0969</text:p>
          </table:table-cell>
          <table:table-cell office:value-type="float" office:value="2.46793145302897" calcext:value-type="float">
            <text:p>2,46793145302897</text:p>
          </table:table-cell>
          <table:table-cell office:value-type="float" office:value="11" calcext:value-type="float">
            <text:p>11</text:p>
          </table:table-cell>
          <table:table-cell office:value-type="float" office:value="10.0969" calcext:value-type="float">
            <text:p>10,0969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93" calcext:value-type="float">
            <text:p>893</text:p>
          </table:table-cell>
          <table:table-cell office:value-type="float" office:value="10.7528" calcext:value-type="float">
            <text:p>10,7528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6693" calcext:value-type="float">
            <text:p>0,6693</text:p>
          </table:table-cell>
          <table:table-cell office:value-type="float" office:value="6.10750441093224" calcext:value-type="float">
            <text:p>6,10750441093224</text:p>
          </table:table-cell>
          <table:table-cell office:value-type="float" office:value="1117" calcext:value-type="float">
            <text:p>1117</text:p>
          </table:table-cell>
          <table:table-cell office:value-type="float" office:value="0.3932" calcext:value-type="float">
            <text:p>0,3932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8" calcext:value-type="float">
            <text:p>338</text:p>
          </table:table-cell>
          <table:table-cell office:value-type="float" office:value="5.8817" calcext:value-type="float">
            <text:p>5,8817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5238" calcext:value-type="float">
            <text:p>0,5238</text:p>
          </table:table-cell>
          <table:table-cell office:value-type="float" office:value="4.89491381081353" calcext:value-type="float">
            <text:p>4,89491381081353</text:p>
          </table:table-cell>
          <table:table-cell office:value-type="float" office:value="1154" calcext:value-type="float">
            <text:p>1154</text:p>
          </table:table-cell>
          <table:table-cell office:value-type="float" office:value="0.4133" calcext:value-type="float">
            <text:p>0,4133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45" calcext:value-type="float">
            <text:p>545</text:p>
          </table:table-cell>
          <table:table-cell office:value-type="float" office:value="14.1704" calcext:value-type="float">
            <text:p>14,1704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.0448" calcext:value-type="float">
            <text:p>1,0448</text:p>
          </table:table-cell>
          <table:table-cell office:value-type="float" office:value="3.97248201024336" calcext:value-type="float">
            <text:p>3,97248201024336</text:p>
          </table:table-cell>
          <table:table-cell office:value-type="float" office:value="432" calcext:value-type="float">
            <text:p>432</text:p>
          </table:table-cell>
          <table:table-cell office:value-type="float" office:value="1.0448" calcext:value-type="float">
            <text:p>1,0448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office:value-type="float" office:value="41.7112" calcext:value-type="float">
            <text:p>41,7112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8.0113" calcext:value-type="float">
            <text:p>8,0113</text:p>
          </table:table-cell>
          <table:table-cell office:value-type="float" office:value="3.03053316516045" calcext:value-type="float">
            <text:p>3,03053316516045</text:p>
          </table:table-cell>
          <table:table-cell office:value-type="float" office:value="43" calcext:value-type="float">
            <text:p>43</text:p>
          </table:table-cell>
          <table:table-cell office:value-type="float" office:value="8.0113" calcext:value-type="float">
            <text:p>8,0113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32.0133" calcext:value-type="float">
            <text:p>32,0133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5.9835" calcext:value-type="float">
            <text:p>5,9835</text:p>
          </table:table-cell>
          <table:table-cell office:value-type="float" office:value="2.40301867725803" calcext:value-type="float">
            <text:p>2,40301867725803</text:p>
          </table:table-cell>
          <table:table-cell office:value-type="float" office:value="59" calcext:value-type="float">
            <text:p>59</text:p>
          </table:table-cell>
          <table:table-cell office:value-type="float" office:value="5.9394" calcext:value-type="float">
            <text:p>5,9394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41" calcext:value-type="float">
            <text:p>441</text:p>
          </table:table-cell>
          <table:table-cell office:value-type="float" office:value="13.9376" calcext:value-type="float">
            <text:p>13,9376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.5407" calcext:value-type="float">
            <text:p>3,5407</text:p>
          </table:table-cell>
          <table:table-cell office:value-type="float" office:value="4.26012517810363" calcext:value-type="float">
            <text:p>4,26012517810363</text:p>
          </table:table-cell>
          <table:table-cell office:value-type="float" office:value="551" calcext:value-type="float">
            <text:p>551</text:p>
          </table:table-cell>
          <table:table-cell office:value-type="float" office:value="0.6625" calcext:value-type="float">
            <text:p>0,6625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28.6988" calcext:value-type="float">
            <text:p>28,698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5.6607" calcext:value-type="float">
            <text:p>5,6607</text:p>
          </table:table-cell>
          <table:table-cell office:value-type="float" office:value="3.11977452119926" calcext:value-type="float">
            <text:p>3,11977452119926</text:p>
          </table:table-cell>
          <table:table-cell office:value-type="float" office:value="57" calcext:value-type="float">
            <text:p>57</text:p>
          </table:table-cell>
          <table:table-cell office:value-type="float" office:value="5.6607" calcext:value-type="float">
            <text:p>5,6607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82" calcext:value-type="float">
            <text:p>182</text:p>
          </table:table-cell>
          <table:table-cell office:value-type="float" office:value="52.0692" calcext:value-type="float">
            <text:p>52,069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6.0032" calcext:value-type="float">
            <text:p>26,0032</text:p>
          </table:table-cell>
          <table:table-cell office:value-type="float" office:value="1.97978613189621" calcext:value-type="float">
            <text:p>1,97978613189621</text:p>
          </table:table-cell>
          <table:table-cell office:value-type="float" office:value="7" calcext:value-type="float">
            <text:p>7</text:p>
          </table:table-cell>
          <table:table-cell office:value-type="float" office:value="26.0032" calcext:value-type="float">
            <text:p>26,0032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82" calcext:value-type="float">
            <text:p>682</text:p>
          </table:table-cell>
          <table:table-cell office:value-type="float" office:value="13.1876" calcext:value-type="float">
            <text:p>13,1876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0.9621" calcext:value-type="float">
            <text:p>0,9621</text:p>
          </table:table-cell>
          <table:table-cell office:value-type="float" office:value="3.49698412478029" calcext:value-type="float">
            <text:p>3,49698412478029</text:p>
          </table:table-cell>
          <table:table-cell office:value-type="float" office:value="269" calcext:value-type="float">
            <text:p>269</text:p>
          </table:table-cell>
          <table:table-cell office:value-type="float" office:value="0.9621" calcext:value-type="float">
            <text:p>0,9621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42" calcext:value-type="float">
            <text:p>642</text:p>
          </table:table-cell>
          <table:table-cell office:value-type="float" office:value="17.5609" calcext:value-type="float">
            <text:p>17,560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.4723" calcext:value-type="float">
            <text:p>1,4723</text:p>
          </table:table-cell>
          <table:table-cell office:value-type="float" office:value="3.88379334700624" calcext:value-type="float">
            <text:p>3,88379334700624</text:p>
          </table:table-cell>
          <table:table-cell office:value-type="float" office:value="174" calcext:value-type="float">
            <text:p>174</text:p>
          </table:table-cell>
          <table:table-cell office:value-type="float" office:value="1.4723" calcext:value-type="float">
            <text:p>1,4723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5.9678" calcext:value-type="float">
            <text:p>55,967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7.5039" calcext:value-type="float">
            <text:p>27,5039</text:p>
          </table:table-cell>
          <table:table-cell office:value-type="float" office:value="2.3447103757814" calcext:value-type="float">
            <text:p>2,3447103757814</text:p>
          </table:table-cell>
          <table:table-cell office:value-type="float" office:value="5" calcext:value-type="float">
            <text:p>5</text:p>
          </table:table-cell>
          <table:table-cell office:value-type="float" office:value="26.2634" calcext:value-type="float">
            <text:p>26,2634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36.5886" calcext:value-type="float">
            <text:p>36,5886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2.3439" calcext:value-type="float">
            <text:p>2,3439</text:p>
          </table:table-cell>
          <table:table-cell office:value-type="float" office:value="3.22371833124677" calcext:value-type="float">
            <text:p>3,22371833124677</text:p>
          </table:table-cell>
          <table:table-cell office:value-type="float" office:value="57" calcext:value-type="float">
            <text:p>57</text:p>
          </table:table-cell>
          <table:table-cell office:value-type="float" office:value="2.2807" calcext:value-type="float">
            <text:p>2,2807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36.8301" calcext:value-type="float">
            <text:p>36,830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.819" calcext:value-type="float">
            <text:p>2,819</text:p>
          </table:table-cell>
          <table:table-cell office:value-type="float" office:value="2.81684218978162" calcext:value-type="float">
            <text:p>2,81684218978162</text:p>
          </table:table-cell>
          <table:table-cell office:value-type="float" office:value="28" calcext:value-type="float">
            <text:p>28</text:p>
          </table:table-cell>
          <table:table-cell office:value-type="float" office:value="2.4015" calcext:value-type="float">
            <text:p>2,4015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157" calcext:value-type="float">
            <text:p>1157</text:p>
          </table:table-cell>
          <table:table-cell office:value-type="float" office:value="51.8139" calcext:value-type="float">
            <text:p>51,813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5.0539" calcext:value-type="float">
            <text:p>15,0539</text:p>
          </table:table-cell>
          <table:table-cell office:value-type="float" office:value="2.35214995418926" calcext:value-type="float">
            <text:p>2,35214995418926</text:p>
          </table:table-cell>
          <table:table-cell office:value-type="float" office:value="12" calcext:value-type="float">
            <text:p>12</text:p>
          </table:table-cell>
          <table:table-cell office:value-type="float" office:value="15.0539" calcext:value-type="float">
            <text:p>15,0539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3.7846" calcext:value-type="float">
            <text:p>43,784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4.8562" calcext:value-type="float">
            <text:p>14,8562</text:p>
          </table:table-cell>
          <table:table-cell office:value-type="float" office:value="2.27684546281028" calcext:value-type="float">
            <text:p>2,27684546281028</text:p>
          </table:table-cell>
          <table:table-cell office:value-type="float" office:value="12" calcext:value-type="float">
            <text:p>12</text:p>
          </table:table-cell>
          <table:table-cell office:value-type="float" office:value="14.6621" calcext:value-type="float">
            <text:p>14,6621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51" calcext:value-type="float">
            <text:p>451</text:p>
          </table:table-cell>
          <table:table-cell office:value-type="float" office:value="19.4112" calcext:value-type="float">
            <text:p>19,411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.863" calcext:value-type="float">
            <text:p>3,863</text:p>
          </table:table-cell>
          <table:table-cell office:value-type="float" office:value="3.49325983475518" calcext:value-type="float">
            <text:p>3,49325983475518</text:p>
          </table:table-cell>
          <table:table-cell office:value-type="float" office:value="86" calcext:value-type="float">
            <text:p>86</text:p>
          </table:table-cell>
          <table:table-cell office:value-type="float" office:value="3.8594" calcext:value-type="float">
            <text:p>3,8594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44.185" calcext:value-type="float">
            <text:p>44,18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1.0163" calcext:value-type="float">
            <text:p>11,0163</text:p>
          </table:table-cell>
          <table:table-cell office:value-type="float" office:value="2.32438980272922" calcext:value-type="float">
            <text:p>2,32438980272922</text:p>
          </table:table-cell>
          <table:table-cell office:value-type="float" office:value="13" calcext:value-type="float">
            <text:p>13</text:p>
          </table:table-cell>
          <table:table-cell office:value-type="float" office:value="10.4069" calcext:value-type="float">
            <text:p>10,4069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431" calcext:value-type="float">
            <text:p>18,643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4.0009" calcext:value-type="float">
            <text:p>4,0009</text:p>
          </table:table-cell>
          <table:table-cell office:value-type="float" office:value="5.25053267633047" calcext:value-type="float">
            <text:p>5,25053267633047</text:p>
          </table:table-cell>
          <table:table-cell office:value-type="float" office:value="104" calcext:value-type="float">
            <text:p>104</text:p>
          </table:table-cell>
          <table:table-cell office:value-type="float" office:value="4.0009" calcext:value-type="float">
            <text:p>4,0009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77" calcext:value-type="float">
            <text:p>477</text:p>
          </table:table-cell>
          <table:table-cell office:value-type="float" office:value="37.362" calcext:value-type="float">
            <text:p>37,36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.1429" calcext:value-type="float">
            <text:p>2,1429</text:p>
          </table:table-cell>
          <table:table-cell office:value-type="float" office:value="3.18238929589272" calcext:value-type="float">
            <text:p>3,18238929589272</text:p>
          </table:table-cell>
          <table:table-cell office:value-type="float" office:value="25" calcext:value-type="float">
            <text:p>25</text:p>
          </table:table-cell>
          <table:table-cell office:value-type="float" office:value="1.7486" calcext:value-type="float">
            <text:p>1,7486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3.5147" calcext:value-type="float">
            <text:p>43,514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0.8852" calcext:value-type="float">
            <text:p>10,8852</text:p>
          </table:table-cell>
          <table:table-cell office:value-type="float" office:value="2.38354380764657" calcext:value-type="float">
            <text:p>2,38354380764657</text:p>
          </table:table-cell>
          <table:table-cell office:value-type="float" office:value="13" calcext:value-type="float">
            <text:p>13</text:p>
          </table:table-cell>
          <table:table-cell office:value-type="float" office:value="10.1749" calcext:value-type="float">
            <text:p>10,1749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95" calcext:value-type="float">
            <text:p>395</text:p>
          </table:table-cell>
          <table:table-cell office:value-type="float" office:value="50.7161" calcext:value-type="float">
            <text:p>50,716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1.3099" calcext:value-type="float">
            <text:p>11,3099</text:p>
          </table:table-cell>
          <table:table-cell office:value-type="float" office:value="2.79970545684261" calcext:value-type="float">
            <text:p>2,79970545684261</text:p>
          </table:table-cell>
          <table:table-cell office:value-type="float" office:value="28" calcext:value-type="float">
            <text:p>28</text:p>
          </table:table-cell>
          <table:table-cell office:value-type="float" office:value="7.9094" calcext:value-type="float">
            <text:p>7,9094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13.3828" calcext:value-type="float">
            <text:p>13,382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5.111" calcext:value-type="float">
            <text:p>5,111</text:p>
          </table:table-cell>
          <table:table-cell office:value-type="float" office:value="3.33636523963722" calcext:value-type="float">
            <text:p>3,33636523963722</text:p>
          </table:table-cell>
          <table:table-cell office:value-type="float" office:value="142" calcext:value-type="float">
            <text:p>142</text:p>
          </table:table-cell>
          <table:table-cell office:value-type="float" office:value="4.5589" calcext:value-type="float">
            <text:p>4,5589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19.6771" calcext:value-type="float">
            <text:p>19,677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.1668" calcext:value-type="float">
            <text:p>1,1668</text:p>
          </table:table-cell>
          <table:table-cell office:value-type="float" office:value="3.9636086027619" calcext:value-type="float">
            <text:p>3,9636086027619</text:p>
          </table:table-cell>
          <table:table-cell office:value-type="float" office:value="346" calcext:value-type="float">
            <text:p>346</text:p>
          </table:table-cell>
          <table:table-cell office:value-type="float" office:value="1.1668" calcext:value-type="float">
            <text:p>1,1668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51" calcext:value-type="float">
            <text:p>551</text:p>
          </table:table-cell>
          <table:table-cell office:value-type="float" office:value="18.9164" calcext:value-type="float">
            <text:p>18,9164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.105" calcext:value-type="float">
            <text:p>1,105</text:p>
          </table:table-cell>
          <table:table-cell office:value-type="float" office:value="3.53079655251841" calcext:value-type="float">
            <text:p>3,53079655251841</text:p>
          </table:table-cell>
          <table:table-cell office:value-type="float" office:value="240" calcext:value-type="float">
            <text:p>240</text:p>
          </table:table-cell>
          <table:table-cell office:value-type="float" office:value="1.0675" calcext:value-type="float">
            <text:p>1,0675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03" calcext:value-type="float">
            <text:p>203</text:p>
          </table:table-cell>
          <table:table-cell office:value-type="float" office:value="43.6046" calcext:value-type="float">
            <text:p>43,6046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7.9775" calcext:value-type="float">
            <text:p>17,9775</text:p>
          </table:table-cell>
          <table:table-cell office:value-type="float" office:value="1.9063053882377" calcext:value-type="float">
            <text:p>1,9063053882377</text:p>
          </table:table-cell>
          <table:table-cell office:value-type="float" office:value="16" calcext:value-type="float">
            <text:p>16</text:p>
          </table:table-cell>
          <table:table-cell office:value-type="float" office:value="17.669" calcext:value-type="float">
            <text:p>17,669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25" calcext:value-type="float">
            <text:p>725</text:p>
          </table:table-cell>
          <table:table-cell office:value-type="float" office:value="5.9361" calcext:value-type="float">
            <text:p>5,936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1.1941" calcext:value-type="float">
            <text:p>1,1941</text:p>
          </table:table-cell>
          <table:table-cell office:value-type="float" office:value="5.22882863452746" calcext:value-type="float">
            <text:p>5,22882863452746</text:p>
          </table:table-cell>
          <table:table-cell office:value-type="float" office:value="1302" calcext:value-type="float">
            <text:p>1302</text:p>
          </table:table-cell>
          <table:table-cell office:value-type="float" office:value="0.4713" calcext:value-type="float">
            <text:p>0,4713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91" calcext:value-type="float">
            <text:p>191</text:p>
          </table:table-cell>
          <table:table-cell office:value-type="float" office:value="63.1633" calcext:value-type="float">
            <text:p>63,163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30.0354" calcext:value-type="float">
            <text:p>30,0354</text:p>
          </table:table-cell>
          <table:table-cell office:value-type="float" office:value="1.63459535455003" calcext:value-type="float">
            <text:p>1,63459535455003</text:p>
          </table:table-cell>
          <table:table-cell office:value-type="float" office:value="6" calcext:value-type="float">
            <text:p>6</text:p>
          </table:table-cell>
          <table:table-cell office:value-type="float" office:value="30.0041" calcext:value-type="float">
            <text:p>30,0041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33" calcext:value-type="float">
            <text:p>533</text:p>
          </table:table-cell>
          <table:table-cell office:value-type="float" office:value="39.5752" calcext:value-type="float">
            <text:p>39,575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3.0698" calcext:value-type="float">
            <text:p>13,0698</text:p>
          </table:table-cell>
          <table:table-cell office:value-type="float" office:value="2.52049329916088" calcext:value-type="float">
            <text:p>2,52049329916088</text:p>
          </table:table-cell>
          <table:table-cell office:value-type="float" office:value="24" calcext:value-type="float">
            <text:p>24</text:p>
          </table:table-cell>
          <table:table-cell office:value-type="float" office:value="12.8928" calcext:value-type="float">
            <text:p>12,8928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  <table:table-cell office:value-type="float" office:value="67.8438" calcext:value-type="float">
            <text:p>67,843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7.5809" calcext:value-type="float">
            <text:p>27,5809</text:p>
          </table:table-cell>
          <table:table-cell office:value-type="float" office:value="1.664697948663" calcext:value-type="float">
            <text:p>1,664697948663</text:p>
          </table:table-cell>
          <table:table-cell office:value-type="float" office:value="6" calcext:value-type="float">
            <text:p>6</text:p>
          </table:table-cell>
          <table:table-cell office:value-type="float" office:value="27.5809" calcext:value-type="float">
            <text:p>27,5809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1.7081" calcext:value-type="float">
            <text:p>31,708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5.2043" calcext:value-type="float">
            <text:p>5,2043</text:p>
          </table:table-cell>
          <table:table-cell office:value-type="float" office:value="2.59913958864238" calcext:value-type="float">
            <text:p>2,59913958864238</text:p>
          </table:table-cell>
          <table:table-cell office:value-type="float" office:value="49" calcext:value-type="float">
            <text:p>49</text:p>
          </table:table-cell>
          <table:table-cell office:value-type="float" office:value="5.2043" calcext:value-type="float">
            <text:p>5,2043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0.5461" calcext:value-type="float">
            <text:p>20,5461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.1923" calcext:value-type="float">
            <text:p>5,1923</text:p>
          </table:table-cell>
          <table:table-cell office:value-type="float" office:value="2.70037411109506" calcext:value-type="float">
            <text:p>2,70037411109506</text:p>
          </table:table-cell>
          <table:table-cell office:value-type="float" office:value="75" calcext:value-type="float">
            <text:p>75</text:p>
          </table:table-cell>
          <table:table-cell office:value-type="float" office:value="3.1737" calcext:value-type="float">
            <text:p>3,1737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1.1941" calcext:value-type="float">
            <text:p>21,1941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2.7463" calcext:value-type="float">
            <text:p>2,7463</text:p>
          </table:table-cell>
          <table:table-cell office:value-type="float" office:value="3.64270705498416" calcext:value-type="float">
            <text:p>3,64270705498416</text:p>
          </table:table-cell>
          <table:table-cell office:value-type="float" office:value="140" calcext:value-type="float">
            <text:p>140</text:p>
          </table:table-cell>
          <table:table-cell office:value-type="float" office:value="1.8004" calcext:value-type="float">
            <text:p>1,8004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33" calcext:value-type="float">
            <text:p>333</text:p>
          </table:table-cell>
          <table:table-cell office:value-type="float" office:value="37.0728" calcext:value-type="float">
            <text:p>37,072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4.2753" calcext:value-type="float">
            <text:p>34,2753</text:p>
          </table:table-cell>
          <table:table-cell office:value-type="float" office:value="1.77232322482124" calcext:value-type="float">
            <text:p>1,77232322482124</text:p>
          </table:table-cell>
          <table:table-cell office:value-type="float" office:value="24" calcext:value-type="float">
            <text:p>24</text:p>
          </table:table-cell>
          <table:table-cell office:value-type="float" office:value="34.2664" calcext:value-type="float">
            <text:p>34,2664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20" calcext:value-type="float">
            <text:p>520</text:p>
          </table:table-cell>
          <table:table-cell office:value-type="float" office:value="51.2164" calcext:value-type="float">
            <text:p>51,2164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2.8879" calcext:value-type="float">
            <text:p>12,8879</text:p>
          </table:table-cell>
          <table:table-cell office:value-type="float" office:value="2.56794114337522" calcext:value-type="float">
            <text:p>2,56794114337522</text:p>
          </table:table-cell>
          <table:table-cell office:value-type="float" office:value="9" calcext:value-type="float">
            <text:p>9</text:p>
          </table:table-cell>
          <table:table-cell office:value-type="float" office:value="11.4778" calcext:value-type="float">
            <text:p>11,4778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36.9459" calcext:value-type="float">
            <text:p>36,945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9.7349" calcext:value-type="float">
            <text:p>19,7349</text:p>
          </table:table-cell>
          <table:table-cell office:value-type="float" office:value="1.85581637288026" calcext:value-type="float">
            <text:p>1,85581637288026</text:p>
          </table:table-cell>
          <table:table-cell office:value-type="float" office:value="20" calcext:value-type="float">
            <text:p>20</text:p>
          </table:table-cell>
          <table:table-cell office:value-type="float" office:value="19.4971" calcext:value-type="float">
            <text:p>19,4971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02" calcext:value-type="float">
            <text:p>802</text:p>
          </table:table-cell>
          <table:table-cell office:value-type="float" office:value="77.8138" calcext:value-type="float">
            <text:p>77,813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0.5802" calcext:value-type="float">
            <text:p>20,5802</text:p>
          </table:table-cell>
          <table:table-cell office:value-type="float" office:value="2.3260613034885" calcext:value-type="float">
            <text:p>2,3260613034885</text:p>
          </table:table-cell>
          <table:table-cell office:value-type="float" office:value="3" calcext:value-type="float">
            <text:p>3</text:p>
          </table:table-cell>
          <table:table-cell office:value-type="float" office:value="20.5511" calcext:value-type="float">
            <text:p>20,5511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011" calcext:value-type="float">
            <text:p>9,6011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1.1006" calcext:value-type="float">
            <text:p>1,1006</text:p>
          </table:table-cell>
          <table:table-cell office:value-type="float" office:value="3.95046649992255" calcext:value-type="float">
            <text:p>3,95046649992255</text:p>
          </table:table-cell>
          <table:table-cell office:value-type="float" office:value="568" calcext:value-type="float">
            <text:p>568</text:p>
          </table:table-cell>
          <table:table-cell office:value-type="float" office:value="1.1006" calcext:value-type="float">
            <text:p>1,1006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42.364" calcext:value-type="float">
            <text:p>42,36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6.8414" calcext:value-type="float">
            <text:p>26,8414</text:p>
          </table:table-cell>
          <table:table-cell office:value-type="float" office:value="2.36336416827008" calcext:value-type="float">
            <text:p>2,36336416827008</text:p>
          </table:table-cell>
          <table:table-cell office:value-type="float" office:value="12" calcext:value-type="float">
            <text:p>12</text:p>
          </table:table-cell>
          <table:table-cell office:value-type="float" office:value="26.8414" calcext:value-type="float">
            <text:p>26,8414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0" calcext:value-type="float">
            <text:p>380</text:p>
          </table:table-cell>
          <table:table-cell office:value-type="float" office:value="49.326" calcext:value-type="float">
            <text:p>49,32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7.0839" calcext:value-type="float">
            <text:p>27,0839</text:p>
          </table:table-cell>
          <table:table-cell office:value-type="float" office:value="2.28976581647641" calcext:value-type="float">
            <text:p>2,28976581647641</text:p>
          </table:table-cell>
          <table:table-cell office:value-type="float" office:value="24" calcext:value-type="float">
            <text:p>24</text:p>
          </table:table-cell>
          <table:table-cell office:value-type="float" office:value="27.072" calcext:value-type="float">
            <text:p>27,072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33.1154" calcext:value-type="float">
            <text:p>33,1154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9.4186" calcext:value-type="float">
            <text:p>9,4186</text:p>
          </table:table-cell>
          <table:table-cell office:value-type="float" office:value="1.97828936888686" calcext:value-type="float">
            <text:p>1,97828936888686</text:p>
          </table:table-cell>
          <table:table-cell office:value-type="float" office:value="20" calcext:value-type="float">
            <text:p>20</text:p>
          </table:table-cell>
          <table:table-cell office:value-type="float" office:value="4.8752" calcext:value-type="float">
            <text:p>4,8752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97" calcext:value-type="float">
            <text:p>297</text:p>
          </table:table-cell>
          <table:table-cell office:value-type="float" office:value="29.9136" calcext:value-type="float">
            <text:p>29,913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.8049" calcext:value-type="float">
            <text:p>7,8049</text:p>
          </table:table-cell>
          <table:table-cell office:value-type="float" office:value="2.57180434201607" calcext:value-type="float">
            <text:p>2,57180434201607</text:p>
          </table:table-cell>
          <table:table-cell office:value-type="float" office:value="32" calcext:value-type="float">
            <text:p>32</text:p>
          </table:table-cell>
          <table:table-cell office:value-type="float" office:value="3.5994" calcext:value-type="float">
            <text:p>3,5994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51" calcext:value-type="float">
            <text:p>451</text:p>
          </table:table-cell>
          <table:table-cell office:value-type="float" office:value="42.7728" calcext:value-type="float">
            <text:p>42,772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9.9633" calcext:value-type="float">
            <text:p>19,9633</text:p>
          </table:table-cell>
          <table:table-cell office:value-type="float" office:value="2.59692547492575" calcext:value-type="float">
            <text:p>2,59692547492575</text:p>
          </table:table-cell>
          <table:table-cell office:value-type="float" office:value="29" calcext:value-type="float">
            <text:p>29</text:p>
          </table:table-cell>
          <table:table-cell office:value-type="float" office:value="17.7297" calcext:value-type="float">
            <text:p>17,7297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60" calcext:value-type="float">
            <text:p>660</text:p>
          </table:table-cell>
          <table:table-cell office:value-type="float" office:value="77.5723" calcext:value-type="float">
            <text:p>77,572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20.3436" calcext:value-type="float">
            <text:p>20,3436</text:p>
          </table:table-cell>
          <table:table-cell office:value-type="float" office:value="2.30681378627418" calcext:value-type="float">
            <text:p>2,30681378627418</text:p>
          </table:table-cell>
          <table:table-cell office:value-type="float" office:value="3" calcext:value-type="float">
            <text:p>3</text:p>
          </table:table-cell>
          <table:table-cell office:value-type="float" office:value="20.3436" calcext:value-type="float">
            <text:p>20,3436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.319" calcext:value-type="float">
            <text:p>27,31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6.684" calcext:value-type="float">
            <text:p>6,684</text:p>
          </table:table-cell>
          <table:table-cell office:value-type="float" office:value="3.86759793654499" calcext:value-type="float">
            <text:p>3,86759793654499</text:p>
          </table:table-cell>
          <table:table-cell office:value-type="float" office:value="74" calcext:value-type="float">
            <text:p>74</text:p>
          </table:table-cell>
          <table:table-cell office:value-type="float" office:value="5.4123" calcext:value-type="float">
            <text:p>5,4123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19.7369" calcext:value-type="float">
            <text:p>19,7369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.7996" calcext:value-type="float">
            <text:p>2,7996</text:p>
          </table:table-cell>
          <table:table-cell office:value-type="float" office:value="3.16408409716308" calcext:value-type="float">
            <text:p>3,16408409716308</text:p>
          </table:table-cell>
          <table:table-cell office:value-type="float" office:value="78" calcext:value-type="float">
            <text:p>78</text:p>
          </table:table-cell>
          <table:table-cell office:value-type="float" office:value="2.5305" calcext:value-type="float">
            <text:p>2,5305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1.5328" calcext:value-type="float">
            <text:p>51,532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5.637" calcext:value-type="float">
            <text:p>35,637</text:p>
          </table:table-cell>
          <table:table-cell office:value-type="float" office:value="1.98874462331801" calcext:value-type="float">
            <text:p>1,98874462331801</text:p>
          </table:table-cell>
          <table:table-cell office:value-type="float" office:value="6" calcext:value-type="float">
            <text:p>6</text:p>
          </table:table-cell>
          <table:table-cell office:value-type="float" office:value="34.4874" calcext:value-type="float">
            <text:p>34,4874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1.1122" calcext:value-type="float">
            <text:p>51,112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5.0984" calcext:value-type="float">
            <text:p>35,0984</text:p>
          </table:table-cell>
          <table:table-cell office:value-type="float" office:value="1.93711547292695" calcext:value-type="float">
            <text:p>1,93711547292695</text:p>
          </table:table-cell>
          <table:table-cell office:value-type="float" office:value="6" calcext:value-type="float">
            <text:p>6</text:p>
          </table:table-cell>
          <table:table-cell office:value-type="float" office:value="33.5056" calcext:value-type="float">
            <text:p>33,5056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  <table:table-cell office:value-type="float" office:value="47.9933" calcext:value-type="float">
            <text:p>47,993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3.7739" calcext:value-type="float">
            <text:p>13,7739</text:p>
          </table:table-cell>
          <table:table-cell office:value-type="float" office:value="1.94194981448289" calcext:value-type="float">
            <text:p>1,94194981448289</text:p>
          </table:table-cell>
          <table:table-cell office:value-type="float" office:value="11" calcext:value-type="float">
            <text:p>11</text:p>
          </table:table-cell>
          <table:table-cell office:value-type="float" office:value="13.7687" calcext:value-type="float">
            <text:p>13,7687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39.4749" calcext:value-type="float">
            <text:p>39,474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6.4136" calcext:value-type="float">
            <text:p>16,4136</text:p>
          </table:table-cell>
          <table:table-cell office:value-type="float" office:value="2.49282053597725" calcext:value-type="float">
            <text:p>2,49282053597725</text:p>
          </table:table-cell>
          <table:table-cell office:value-type="float" office:value="21" calcext:value-type="float">
            <text:p>21</text:p>
          </table:table-cell>
          <table:table-cell office:value-type="float" office:value="16.3965" calcext:value-type="float">
            <text:p>16,3965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29.5468" calcext:value-type="float">
            <text:p>29,546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.2657" calcext:value-type="float">
            <text:p>6,2657</text:p>
          </table:table-cell>
          <table:table-cell office:value-type="float" office:value="2.08428448263649" calcext:value-type="float">
            <text:p>2,08428448263649</text:p>
          </table:table-cell>
          <table:table-cell office:value-type="float" office:value="30" calcext:value-type="float">
            <text:p>30</text:p>
          </table:table-cell>
          <table:table-cell office:value-type="float" office:value="6.1003" calcext:value-type="float">
            <text:p>6,1003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46.4342" calcext:value-type="float">
            <text:p>46,4342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8.1904" calcext:value-type="float">
            <text:p>18,1904</text:p>
          </table:table-cell>
          <table:table-cell office:value-type="float" office:value="2.37226760985317" calcext:value-type="float">
            <text:p>2,37226760985317</text:p>
          </table:table-cell>
          <table:table-cell office:value-type="float" office:value="26" calcext:value-type="float">
            <text:p>26</text:p>
          </table:table-cell>
          <table:table-cell office:value-type="float" office:value="17.599" calcext:value-type="float">
            <text:p>17,599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28" calcext:value-type="float">
            <text:p>428</text:p>
          </table:table-cell>
          <table:table-cell office:value-type="float" office:value="41.7621" calcext:value-type="float">
            <text:p>41,762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.4677" calcext:value-type="float">
            <text:p>4,4677</text:p>
          </table:table-cell>
          <table:table-cell office:value-type="float" office:value="3.05951470587623" calcext:value-type="float">
            <text:p>3,05951470587623</text:p>
          </table:table-cell>
          <table:table-cell office:value-type="float" office:value="30" calcext:value-type="float">
            <text:p>30</text:p>
          </table:table-cell>
          <table:table-cell office:value-type="float" office:value="4.4677" calcext:value-type="float">
            <text:p>4,4677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13.9287" calcext:value-type="float">
            <text:p>13,928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.6399" calcext:value-type="float">
            <text:p>2,6399</text:p>
          </table:table-cell>
          <table:table-cell office:value-type="float" office:value="3.19923008733348" calcext:value-type="float">
            <text:p>3,19923008733348</text:p>
          </table:table-cell>
          <table:table-cell office:value-type="float" office:value="165" calcext:value-type="float">
            <text:p>165</text:p>
          </table:table-cell>
          <table:table-cell office:value-type="float" office:value="1.6906" calcext:value-type="float">
            <text:p>1,6906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03" calcext:value-type="float">
            <text:p>503</text:p>
          </table:table-cell>
          <table:table-cell office:value-type="float" office:value="15.5637" calcext:value-type="float">
            <text:p>15,563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.871" calcext:value-type="float">
            <text:p>1,871</text:p>
          </table:table-cell>
          <table:table-cell office:value-type="float" office:value="3.56781282942438" calcext:value-type="float">
            <text:p>3,56781282942438</text:p>
          </table:table-cell>
          <table:table-cell office:value-type="float" office:value="163" calcext:value-type="float">
            <text:p>163</text:p>
          </table:table-cell>
          <table:table-cell office:value-type="float" office:value="1.871" calcext:value-type="float">
            <text:p>1,871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 office:value-type="float" office:value="40.1138" calcext:value-type="float">
            <text:p>40,113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9.6131" calcext:value-type="float">
            <text:p>9,6131</text:p>
          </table:table-cell>
          <table:table-cell office:value-type="float" office:value="2.0100822699315" calcext:value-type="float">
            <text:p>2,0100822699315</text:p>
          </table:table-cell>
          <table:table-cell office:value-type="float" office:value="26" calcext:value-type="float">
            <text:p>26</text:p>
          </table:table-cell>
          <table:table-cell office:value-type="float" office:value="8.4276" calcext:value-type="float">
            <text:p>8,4276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41.3024" calcext:value-type="float">
            <text:p>41,302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.7361" calcext:value-type="float">
            <text:p>4,7361</text:p>
          </table:table-cell>
          <table:table-cell office:value-type="float" office:value="2.42720205614655" calcext:value-type="float">
            <text:p>2,42720205614655</text:p>
          </table:table-cell>
          <table:table-cell office:value-type="float" office:value="14" calcext:value-type="float">
            <text:p>14</text:p>
          </table:table-cell>
          <table:table-cell office:value-type="float" office:value="4.4618" calcext:value-type="float">
            <text:p>4,4618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11" calcext:value-type="float">
            <text:p>711</text:p>
          </table:table-cell>
          <table:table-cell office:value-type="float" office:value="25.1035" calcext:value-type="float">
            <text:p>25,10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.2296" calcext:value-type="float">
            <text:p>1,2296</text:p>
          </table:table-cell>
          <table:table-cell office:value-type="float" office:value="4.77471426489616" calcext:value-type="float">
            <text:p>4,77471426489616</text:p>
          </table:table-cell>
          <table:table-cell office:value-type="float" office:value="83" calcext:value-type="float">
            <text:p>83</text:p>
          </table:table-cell>
          <table:table-cell office:value-type="float" office:value="1.2296" calcext:value-type="float">
            <text:p>1,2296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8.407" calcext:value-type="float">
            <text:p>38,40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7.5406" calcext:value-type="float">
            <text:p>17,5406</text:p>
          </table:table-cell>
          <table:table-cell office:value-type="float" office:value="2.3171314840819" calcext:value-type="float">
            <text:p>2,3171314840819</text:p>
          </table:table-cell>
          <table:table-cell office:value-type="float" office:value="34" calcext:value-type="float">
            <text:p>34</text:p>
          </table:table-cell>
          <table:table-cell office:value-type="float" office:value="17.5406" calcext:value-type="float">
            <text:p>17,5406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33" calcext:value-type="float">
            <text:p>40,653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5.8964" calcext:value-type="float">
            <text:p>15,8964</text:p>
          </table:table-cell>
          <table:table-cell office:value-type="float" office:value="2.71480893649957" calcext:value-type="float">
            <text:p>2,71480893649957</text:p>
          </table:table-cell>
          <table:table-cell office:value-type="float" office:value="16" calcext:value-type="float">
            <text:p>16</text:p>
          </table:table-cell>
          <table:table-cell office:value-type="float" office:value="15.8964" calcext:value-type="float">
            <text:p>15,8964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13" calcext:value-type="float">
            <text:p>313</text:p>
          </table:table-cell>
          <table:table-cell office:value-type="float" office:value="78.3294" calcext:value-type="float">
            <text:p>78,329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1.412" calcext:value-type="float">
            <text:p>51,412</text:p>
          </table:table-cell>
          <table:table-cell office:value-type="float" office:value="1.99467611701851" calcext:value-type="float">
            <text:p>1,99467611701851</text:p>
          </table:table-cell>
          <table:table-cell office:value-type="float" office:value="4" calcext:value-type="float">
            <text:p>4</text:p>
          </table:table-cell>
          <table:table-cell office:value-type="float" office:value="51.412" calcext:value-type="float">
            <text:p>51,412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44" calcext:value-type="float">
            <text:p>844</text:p>
          </table:table-cell>
          <table:table-cell office:value-type="float" office:value="21.5313" calcext:value-type="float">
            <text:p>21,5313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6.2069" calcext:value-type="float">
            <text:p>6,2069</text:p>
          </table:table-cell>
          <table:table-cell office:value-type="float" office:value="2.67278724443669" calcext:value-type="float">
            <text:p>2,67278724443669</text:p>
          </table:table-cell>
          <table:table-cell office:value-type="float" office:value="70" calcext:value-type="float">
            <text:p>70</text:p>
          </table:table-cell>
          <table:table-cell office:value-type="float" office:value="6.2069" calcext:value-type="float">
            <text:p>6,2069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39.8327" calcext:value-type="float">
            <text:p>39,832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2.2938" calcext:value-type="float">
            <text:p>12,2938</text:p>
          </table:table-cell>
          <table:table-cell office:value-type="float" office:value="2.01445370899316" calcext:value-type="float">
            <text:p>2,01445370899316</text:p>
          </table:table-cell>
          <table:table-cell office:value-type="float" office:value="17" calcext:value-type="float">
            <text:p>17</text:p>
          </table:table-cell>
          <table:table-cell office:value-type="float" office:value="12.2938" calcext:value-type="float">
            <text:p>12,2938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479" calcext:value-type="float">
            <text:p>2479</text:p>
          </table:table-cell>
          <table:table-cell office:value-type="float" office:value="8.4316" calcext:value-type="float">
            <text:p>8,4316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5769" calcext:value-type="float">
            <text:p>0,5769</text:p>
          </table:table-cell>
          <table:table-cell office:value-type="float" office:value="5.19184798503212" calcext:value-type="float">
            <text:p>5,19184798503212</text:p>
          </table:table-cell>
          <table:table-cell office:value-type="float" office:value="1564" calcext:value-type="float">
            <text:p>1564</text:p>
          </table:table-cell>
          <table:table-cell office:value-type="float" office:value="0.3795" calcext:value-type="float">
            <text:p>0,3795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12" calcext:value-type="float">
            <text:p>712</text:p>
          </table:table-cell>
          <table:table-cell office:value-type="float" office:value="18.3847" calcext:value-type="float">
            <text:p>18,3847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.9934" calcext:value-type="float">
            <text:p>8,9934</text:p>
          </table:table-cell>
          <table:table-cell office:value-type="float" office:value="3.25471751311128" calcext:value-type="float">
            <text:p>3,25471751311128</text:p>
          </table:table-cell>
          <table:table-cell office:value-type="float" office:value="132" calcext:value-type="float">
            <text:p>132</text:p>
          </table:table-cell>
          <table:table-cell office:value-type="float" office:value="8.9934" calcext:value-type="float">
            <text:p>8,9934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37" calcext:value-type="float">
            <text:p>537</text:p>
          </table:table-cell>
          <table:table-cell office:value-type="float" office:value="18.3056" calcext:value-type="float">
            <text:p>18,3056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7.5013" calcext:value-type="float">
            <text:p>7,5013</text:p>
          </table:table-cell>
          <table:table-cell office:value-type="float" office:value="3.01105467507265" calcext:value-type="float">
            <text:p>3,01105467507265</text:p>
          </table:table-cell>
          <table:table-cell office:value-type="float" office:value="127" calcext:value-type="float">
            <text:p>127</text:p>
          </table:table-cell>
          <table:table-cell office:value-type="float" office:value="7.5013" calcext:value-type="float">
            <text:p>7,5013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20.2958" calcext:value-type="float">
            <text:p>20,2958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.5919" calcext:value-type="float">
            <text:p>8,5919</text:p>
          </table:table-cell>
          <table:table-cell office:value-type="float" office:value="2.61133590996062" calcext:value-type="float">
            <text:p>2,61133590996062</text:p>
          </table:table-cell>
          <table:table-cell office:value-type="float" office:value="140" calcext:value-type="float">
            <text:p>140</text:p>
          </table:table-cell>
          <table:table-cell office:value-type="float" office:value="8.5797" calcext:value-type="float">
            <text:p>8,5797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3.8796" calcext:value-type="float">
            <text:p>13,879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.3773" calcext:value-type="float">
            <text:p>11,3773</text:p>
          </table:table-cell>
          <table:table-cell office:value-type="float" office:value="2.52381269670946" calcext:value-type="float">
            <text:p>2,52381269670946</text:p>
          </table:table-cell>
          <table:table-cell office:value-type="float" office:value="185" calcext:value-type="float">
            <text:p>185</text:p>
          </table:table-cell>
          <table:table-cell office:value-type="float" office:value="8.8497" calcext:value-type="float">
            <text:p>8,8497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48" calcext:value-type="float">
            <text:p>548</text:p>
          </table:table-cell>
          <table:table-cell office:value-type="float" office:value="17.6626" calcext:value-type="float">
            <text:p>17,662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.0756" calcext:value-type="float">
            <text:p>8,0756</text:p>
          </table:table-cell>
          <table:table-cell office:value-type="float" office:value="4.00722613751604" calcext:value-type="float">
            <text:p>4,00722613751604</text:p>
          </table:table-cell>
          <table:table-cell office:value-type="float" office:value="179" calcext:value-type="float">
            <text:p>179</text:p>
          </table:table-cell>
          <table:table-cell office:value-type="float" office:value="8.0756" calcext:value-type="float">
            <text:p>8,0756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02" calcext:value-type="float">
            <text:p>27,720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.2171" calcext:value-type="float">
            <text:p>10,2171</text:p>
          </table:table-cell>
          <table:table-cell office:value-type="float" office:value="2.66893170545645" calcext:value-type="float">
            <text:p>2,66893170545645</text:p>
          </table:table-cell>
          <table:table-cell office:value-type="float" office:value="14" calcext:value-type="float">
            <text:p>14</text:p>
          </table:table-cell>
          <table:table-cell office:value-type="float" office:value="10.2171" calcext:value-type="float">
            <text:p>10,2171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02" calcext:value-type="float">
            <text:p>6,6702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2979" calcext:value-type="float">
            <text:p>0,2979</text:p>
          </table:table-cell>
          <table:table-cell office:value-type="float" office:value="5.84361702391413" calcext:value-type="float">
            <text:p>5,84361702391413</text:p>
          </table:table-cell>
          <table:table-cell office:value-type="float" office:value="441" calcext:value-type="float">
            <text:p>441</text:p>
          </table:table-cell>
          <table:table-cell office:value-type="float" office:value="0.2979" calcext:value-type="float">
            <text:p>0,2979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35.3153" calcext:value-type="float">
            <text:p>35,3153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7.0519" calcext:value-type="float">
            <text:p>7,0519</text:p>
          </table:table-cell>
          <table:table-cell office:value-type="float" office:value="2.73606567520695" calcext:value-type="float">
            <text:p>2,73606567520695</text:p>
          </table:table-cell>
          <table:table-cell office:value-type="float" office:value="36" calcext:value-type="float">
            <text:p>36</text:p>
          </table:table-cell>
          <table:table-cell office:value-type="float" office:value="7.0519" calcext:value-type="float">
            <text:p>7,0519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17.2007" calcext:value-type="float">
            <text:p>17,200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.1193" calcext:value-type="float">
            <text:p>2,1193</text:p>
          </table:table-cell>
          <table:table-cell office:value-type="float" office:value="2.86475755038375" calcext:value-type="float">
            <text:p>2,86475755038375</text:p>
          </table:table-cell>
          <table:table-cell office:value-type="float" office:value="184" calcext:value-type="float">
            <text:p>184</text:p>
          </table:table-cell>
          <table:table-cell office:value-type="float" office:value="1.6627" calcext:value-type="float">
            <text:p>1,6627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18.739" calcext:value-type="float">
            <text:p>18,73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9.8099" calcext:value-type="float">
            <text:p>9,8099</text:p>
          </table:table-cell>
          <table:table-cell office:value-type="float" office:value="3.02362226769683" calcext:value-type="float">
            <text:p>3,02362226769683</text:p>
          </table:table-cell>
          <table:table-cell office:value-type="float" office:value="178" calcext:value-type="float">
            <text:p>178</text:p>
          </table:table-cell>
          <table:table-cell office:value-type="float" office:value="5.2796" calcext:value-type="float">
            <text:p>5,2796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14.3063" calcext:value-type="float">
            <text:p>14,306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.2009" calcext:value-type="float">
            <text:p>11,2009</text:p>
          </table:table-cell>
          <table:table-cell office:value-type="float" office:value="2.9421857953505" calcext:value-type="float">
            <text:p>2,9421857953505</text:p>
          </table:table-cell>
          <table:table-cell office:value-type="float" office:value="145" calcext:value-type="float">
            <text:p>145</text:p>
          </table:table-cell>
          <table:table-cell office:value-type="float" office:value="8.4628" calcext:value-type="float">
            <text:p>8,4628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6.1667" calcext:value-type="float">
            <text:p>26,166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6.6527" calcext:value-type="float">
            <text:p>6,6527</text:p>
          </table:table-cell>
          <table:table-cell office:value-type="float" office:value="2.23507154480849" calcext:value-type="float">
            <text:p>2,23507154480849</text:p>
          </table:table-cell>
          <table:table-cell office:value-type="float" office:value="81" calcext:value-type="float">
            <text:p>81</text:p>
          </table:table-cell>
          <table:table-cell office:value-type="float" office:value="6.4978" calcext:value-type="float">
            <text:p>6,4978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37" calcext:value-type="float">
            <text:p>437</text:p>
          </table:table-cell>
          <table:table-cell office:value-type="float" office:value="17.3199" calcext:value-type="float">
            <text:p>17,3199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0.5659" calcext:value-type="float">
            <text:p>10,5659</text:p>
          </table:table-cell>
          <table:table-cell office:value-type="float" office:value="3.07121328886947" calcext:value-type="float">
            <text:p>3,07121328886947</text:p>
          </table:table-cell>
          <table:table-cell office:value-type="float" office:value="148" calcext:value-type="float">
            <text:p>148</text:p>
          </table:table-cell>
          <table:table-cell office:value-type="float" office:value="10.2385" calcext:value-type="float">
            <text:p>10,2385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192" calcext:value-type="float">
            <text:p>13,8192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3.1387" calcext:value-type="float">
            <text:p>3,1387</text:p>
          </table:table-cell>
          <table:table-cell office:value-type="float" office:value="3.00456842515633" calcext:value-type="float">
            <text:p>3,00456842515633</text:p>
          </table:table-cell>
          <table:table-cell office:value-type="float" office:value="192" calcext:value-type="float">
            <text:p>192</text:p>
          </table:table-cell>
          <table:table-cell office:value-type="float" office:value="3.1387" calcext:value-type="float">
            <text:p>3,1387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  <table:table-cell office:value-type="float" office:value="20.8604" calcext:value-type="float">
            <text:p>20,860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3.4126" calcext:value-type="float">
            <text:p>3,4126</text:p>
          </table:table-cell>
          <table:table-cell office:value-type="float" office:value="3.13339816706953" calcext:value-type="float">
            <text:p>3,13339816706953</text:p>
          </table:table-cell>
          <table:table-cell office:value-type="float" office:value="135" calcext:value-type="float">
            <text:p>135</text:p>
          </table:table-cell>
          <table:table-cell office:value-type="float" office:value="2.7045" calcext:value-type="float">
            <text:p>2,7045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44" calcext:value-type="float">
            <text:p>744</text:p>
          </table:table-cell>
          <table:table-cell office:value-type="float" office:value="37.1933" calcext:value-type="float">
            <text:p>37,1933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.6572" calcext:value-type="float">
            <text:p>6,6572</text:p>
          </table:table-cell>
          <table:table-cell office:value-type="float" office:value="3.76798416389127" calcext:value-type="float">
            <text:p>3,76798416389127</text:p>
          </table:table-cell>
          <table:table-cell office:value-type="float" office:value="51" calcext:value-type="float">
            <text:p>51</text:p>
          </table:table-cell>
          <table:table-cell office:value-type="float" office:value="6.6572" calcext:value-type="float">
            <text:p>6,6572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40.1635" calcext:value-type="float">
            <text:p>40,1635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7.3433" calcext:value-type="float">
            <text:p>7,3433</text:p>
          </table:table-cell>
          <table:table-cell office:value-type="float" office:value="2.61153382191672" calcext:value-type="float">
            <text:p>2,61153382191672</text:p>
          </table:table-cell>
          <table:table-cell office:value-type="float" office:value="41" calcext:value-type="float">
            <text:p>41</text:p>
          </table:table-cell>
          <table:table-cell office:value-type="float" office:value="7.272" calcext:value-type="float">
            <text:p>7,272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3.3875" calcext:value-type="float">
            <text:p>43,387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.4577" calcext:value-type="float">
            <text:p>8,4577</text:p>
          </table:table-cell>
          <table:table-cell office:value-type="float" office:value="2.10118534002886" calcext:value-type="float">
            <text:p>2,10118534002886</text:p>
          </table:table-cell>
          <table:table-cell office:value-type="float" office:value="15" calcext:value-type="float">
            <text:p>15</text:p>
          </table:table-cell>
          <table:table-cell office:value-type="float" office:value="8.4577" calcext:value-type="float">
            <text:p>8,4577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.098" calcext:value-type="float">
            <text:p>9,098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3.6309" calcext:value-type="float">
            <text:p>3,6309</text:p>
          </table:table-cell>
          <table:table-cell office:value-type="float" office:value="3.20188468232821" calcext:value-type="float">
            <text:p>3,20188468232821</text:p>
          </table:table-cell>
          <table:table-cell office:value-type="float" office:value="150" calcext:value-type="float">
            <text:p>150</text:p>
          </table:table-cell>
          <table:table-cell office:value-type="float" office:value="3.6309" calcext:value-type="float">
            <text:p>3,6309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4.1527" calcext:value-type="float">
            <text:p>14,152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6.9328" calcext:value-type="float">
            <text:p>6,9328</text:p>
          </table:table-cell>
          <table:table-cell office:value-type="float" office:value="3.13175136416625" calcext:value-type="float">
            <text:p>3,13175136416625</text:p>
          </table:table-cell>
          <table:table-cell office:value-type="float" office:value="144" calcext:value-type="float">
            <text:p>144</text:p>
          </table:table-cell>
          <table:table-cell office:value-type="float" office:value="6.1156" calcext:value-type="float">
            <text:p>6,1156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42.057" calcext:value-type="float">
            <text:p>42,05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5.1675" calcext:value-type="float">
            <text:p>5,1675</text:p>
          </table:table-cell>
          <table:table-cell office:value-type="float" office:value="2.24888082152251" calcext:value-type="float">
            <text:p>2,24888082152251</text:p>
          </table:table-cell>
          <table:table-cell office:value-type="float" office:value="40" calcext:value-type="float">
            <text:p>40</text:p>
          </table:table-cell>
          <table:table-cell office:value-type="float" office:value="5.122" calcext:value-type="float">
            <text:p>5,122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95" calcext:value-type="float">
            <text:p>895</text:p>
          </table:table-cell>
          <table:table-cell office:value-type="float" office:value="9.6268" calcext:value-type="float">
            <text:p>9,6268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.2399" calcext:value-type="float">
            <text:p>2,2399</text:p>
          </table:table-cell>
          <table:table-cell office:value-type="float" office:value="3.30277469755281" calcext:value-type="float">
            <text:p>3,30277469755281</text:p>
          </table:table-cell>
          <table:table-cell office:value-type="float" office:value="109" calcext:value-type="float">
            <text:p>109</text:p>
          </table:table-cell>
          <table:table-cell office:value-type="float" office:value="2.1516" calcext:value-type="float">
            <text:p>2,1516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01" calcext:value-type="float">
            <text:p>401</text:p>
          </table:table-cell>
          <table:table-cell office:value-type="float" office:value="3.9559" calcext:value-type="float">
            <text:p>3,9559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4131" calcext:value-type="float">
            <text:p>0,4131</text:p>
          </table:table-cell>
          <table:table-cell office:value-type="float" office:value="5.41568316833622" calcext:value-type="float">
            <text:p>5,41568316833622</text:p>
          </table:table-cell>
          <table:table-cell office:value-type="float" office:value="2175" calcext:value-type="float">
            <text:p>2175</text:p>
          </table:table-cell>
          <table:table-cell office:value-type="float" office:value="0.3938" calcext:value-type="float">
            <text:p>0,3938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32" calcext:value-type="float">
            <text:p>832</text:p>
          </table:table-cell>
          <table:table-cell office:value-type="float" office:value="9.3446" calcext:value-type="float">
            <text:p>9,3446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4324" calcext:value-type="float">
            <text:p>0,4324</text:p>
          </table:table-cell>
          <table:table-cell office:value-type="float" office:value="4.1429774979291" calcext:value-type="float">
            <text:p>4,1429774979291</text:p>
          </table:table-cell>
          <table:table-cell office:value-type="float" office:value="1123" calcext:value-type="float">
            <text:p>1123</text:p>
          </table:table-cell>
          <table:table-cell office:value-type="float" office:value="0.3858" calcext:value-type="float">
            <text:p>0,3858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327" calcext:value-type="float">
            <text:p>2327</text:p>
          </table:table-cell>
          <table:table-cell office:value-type="float" office:value="23.1998" calcext:value-type="float">
            <text:p>23,199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4.8275" calcext:value-type="float">
            <text:p>4,8275</text:p>
          </table:table-cell>
          <table:table-cell office:value-type="float" office:value="3.34480550814475" calcext:value-type="float">
            <text:p>3,34480550814475</text:p>
          </table:table-cell>
          <table:table-cell office:value-type="float" office:value="85" calcext:value-type="float">
            <text:p>85</text:p>
          </table:table-cell>
          <table:table-cell office:value-type="float" office:value="4.8275" calcext:value-type="float">
            <text:p>4,8275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93" calcext:value-type="float">
            <text:p>493</text:p>
          </table:table-cell>
          <table:table-cell office:value-type="float" office:value="20.2027" calcext:value-type="float">
            <text:p>20,202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4.7316" calcext:value-type="float">
            <text:p>4,7316</text:p>
          </table:table-cell>
          <table:table-cell office:value-type="float" office:value="2.91485521739153" calcext:value-type="float">
            <text:p>2,91485521739153</text:p>
          </table:table-cell>
          <table:table-cell office:value-type="float" office:value="95" calcext:value-type="float">
            <text:p>95</text:p>
          </table:table-cell>
          <table:table-cell office:value-type="float" office:value="4.7235" calcext:value-type="float">
            <text:p>4,7235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70" calcext:value-type="float">
            <text:p>570</text:p>
          </table:table-cell>
          <table:table-cell office:value-type="float" office:value="9.3005" calcext:value-type="float">
            <text:p>9,3005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8168" calcext:value-type="float">
            <text:p>0,8168</text:p>
          </table:table-cell>
          <table:table-cell office:value-type="float" office:value="4.09000508406403" calcext:value-type="float">
            <text:p>4,09000508406403</text:p>
          </table:table-cell>
          <table:table-cell office:value-type="float" office:value="889" calcext:value-type="float">
            <text:p>889</text:p>
          </table:table-cell>
          <table:table-cell office:value-type="float" office:value="0.6762" calcext:value-type="float">
            <text:p>0,6762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4.0252" calcext:value-type="float">
            <text:p>14,0252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8.877" calcext:value-type="float">
            <text:p>8,877</text:p>
          </table:table-cell>
          <table:table-cell office:value-type="float" office:value="3.15190261768205" calcext:value-type="float">
            <text:p>3,15190261768205</text:p>
          </table:table-cell>
          <table:table-cell office:value-type="float" office:value="147" calcext:value-type="float">
            <text:p>147</text:p>
          </table:table-cell>
          <table:table-cell office:value-type="float" office:value="7.9069" calcext:value-type="float">
            <text:p>7,9069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17.0063" calcext:value-type="float">
            <text:p>17,0063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6.2374" calcext:value-type="float">
            <text:p>6,2374</text:p>
          </table:table-cell>
          <table:table-cell office:value-type="float" office:value="3.51987802443212" calcext:value-type="float">
            <text:p>3,51987802443212</text:p>
          </table:table-cell>
          <table:table-cell office:value-type="float" office:value="148" calcext:value-type="float">
            <text:p>148</text:p>
          </table:table-cell>
          <table:table-cell office:value-type="float" office:value="6.2374" calcext:value-type="float">
            <text:p>6,2374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87" calcext:value-type="float">
            <text:p>487</text:p>
          </table:table-cell>
          <table:table-cell office:value-type="float" office:value="20.4169" calcext:value-type="float">
            <text:p>20,4169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6.4073" calcext:value-type="float">
            <text:p>6,4073</text:p>
          </table:table-cell>
          <table:table-cell office:value-type="float" office:value="2.587184107858" calcext:value-type="float">
            <text:p>2,587184107858</text:p>
          </table:table-cell>
          <table:table-cell office:value-type="float" office:value="55" calcext:value-type="float">
            <text:p>55</text:p>
          </table:table-cell>
          <table:table-cell office:value-type="float" office:value="6.0075" calcext:value-type="float">
            <text:p>6,0075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70" calcext:value-type="float">
            <text:p>870</text:p>
          </table:table-cell>
          <table:table-cell office:value-type="float" office:value="21.2911" calcext:value-type="float">
            <text:p>21,291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2.9866" calcext:value-type="float">
            <text:p>2,9866</text:p>
          </table:table-cell>
          <table:table-cell office:value-type="float" office:value="3.33924528479744" calcext:value-type="float">
            <text:p>3,33924528479744</text:p>
          </table:table-cell>
          <table:table-cell office:value-type="float" office:value="108" calcext:value-type="float">
            <text:p>108</text:p>
          </table:table-cell>
          <table:table-cell office:value-type="float" office:value="2.9866" calcext:value-type="float">
            <text:p>2,9866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18.3456" calcext:value-type="float">
            <text:p>18,3456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8.1817" calcext:value-type="float">
            <text:p>8,1817</text:p>
          </table:table-cell>
          <table:table-cell office:value-type="float" office:value="2.8498671025965" calcext:value-type="float">
            <text:p>2,8498671025965</text:p>
          </table:table-cell>
          <table:table-cell office:value-type="float" office:value="146" calcext:value-type="float">
            <text:p>146</text:p>
          </table:table-cell>
          <table:table-cell office:value-type="float" office:value="8.1817" calcext:value-type="float">
            <text:p>8,1817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17.1194" calcext:value-type="float">
            <text:p>17,119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3.0385" calcext:value-type="float">
            <text:p>3,0385</text:p>
          </table:table-cell>
          <table:table-cell office:value-type="float" office:value="2.67013136303353" calcext:value-type="float">
            <text:p>2,67013136303353</text:p>
          </table:table-cell>
          <table:table-cell office:value-type="float" office:value="75" calcext:value-type="float">
            <text:p>75</text:p>
          </table:table-cell>
          <table:table-cell office:value-type="float" office:value="2.9726" calcext:value-type="float">
            <text:p>2,9726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76" calcext:value-type="float">
            <text:p>1076</text:p>
          </table:table-cell>
          <table:table-cell office:value-type="float" office:value="13.4358" calcext:value-type="float">
            <text:p>13,4358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2.0952" calcext:value-type="float">
            <text:p>2,0952</text:p>
          </table:table-cell>
          <table:table-cell office:value-type="float" office:value="5.03377631855821" calcext:value-type="float">
            <text:p>5,03377631855821</text:p>
          </table:table-cell>
          <table:table-cell office:value-type="float" office:value="215" calcext:value-type="float">
            <text:p>215</text:p>
          </table:table-cell>
          <table:table-cell office:value-type="float" office:value="2.0776" calcext:value-type="float">
            <text:p>2,0776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9.7007" calcext:value-type="float">
            <text:p>39,700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5.1009" calcext:value-type="float">
            <text:p>5,1009</text:p>
          </table:table-cell>
          <table:table-cell office:value-type="float" office:value="2.4192206981951" calcext:value-type="float">
            <text:p>2,4192206981951</text:p>
          </table:table-cell>
          <table:table-cell office:value-type="float" office:value="40" calcext:value-type="float">
            <text:p>40</text:p>
          </table:table-cell>
          <table:table-cell office:value-type="float" office:value="4.7031" calcext:value-type="float">
            <text:p>4,7031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19.116" calcext:value-type="float">
            <text:p>19,116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6.3297" calcext:value-type="float">
            <text:p>6,3297</text:p>
          </table:table-cell>
          <table:table-cell office:value-type="float" office:value="3.05879968892397" calcext:value-type="float">
            <text:p>3,05879968892397</text:p>
          </table:table-cell>
          <table:table-cell office:value-type="float" office:value="191" calcext:value-type="float">
            <text:p>191</text:p>
          </table:table-cell>
          <table:table-cell office:value-type="float" office:value="5.0039" calcext:value-type="float">
            <text:p>5,0039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38.3416" calcext:value-type="float">
            <text:p>38,3416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.0685" calcext:value-type="float">
            <text:p>7,0685</text:p>
          </table:table-cell>
          <table:table-cell office:value-type="float" office:value="2.52419214354783" calcext:value-type="float">
            <text:p>2,52419214354783</text:p>
          </table:table-cell>
          <table:table-cell office:value-type="float" office:value="39" calcext:value-type="float">
            <text:p>39</text:p>
          </table:table-cell>
          <table:table-cell office:value-type="float" office:value="7.0685" calcext:value-type="float">
            <text:p>7,0685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10" calcext:value-type="float">
            <text:p>910</text:p>
          </table:table-cell>
          <table:table-cell office:value-type="float" office:value="12.7239" calcext:value-type="float">
            <text:p>12,7239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0.634" calcext:value-type="float">
            <text:p>0,634</text:p>
          </table:table-cell>
          <table:table-cell office:value-type="float" office:value="3.9637974373621" calcext:value-type="float">
            <text:p>3,9637974373621</text:p>
          </table:table-cell>
          <table:table-cell office:value-type="float" office:value="272" calcext:value-type="float">
            <text:p>272</text:p>
          </table:table-cell>
          <table:table-cell office:value-type="float" office:value="0.634" calcext:value-type="float">
            <text:p>0,634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78" calcext:value-type="float">
            <text:p>378</text:p>
          </table:table-cell>
          <table:table-cell office:value-type="float" office:value="10.4311" calcext:value-type="float">
            <text:p>10,4311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.2255" calcext:value-type="float">
            <text:p>7,2255</text:p>
          </table:table-cell>
          <table:table-cell office:value-type="float" office:value="3.07371244957269" calcext:value-type="float">
            <text:p>3,07371244957269</text:p>
          </table:table-cell>
          <table:table-cell office:value-type="float" office:value="180" calcext:value-type="float">
            <text:p>180</text:p>
          </table:table-cell>
          <table:table-cell office:value-type="float" office:value="7.2065" calcext:value-type="float">
            <text:p>7,2065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office:value-type="float" office:value="27.1018" calcext:value-type="float">
            <text:p>27,101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.8047" calcext:value-type="float">
            <text:p>3,8047</text:p>
          </table:table-cell>
          <table:table-cell office:value-type="float" office:value="2.90951407838463" calcext:value-type="float">
            <text:p>2,90951407838463</text:p>
          </table:table-cell>
          <table:table-cell office:value-type="float" office:value="97" calcext:value-type="float">
            <text:p>97</text:p>
          </table:table-cell>
          <table:table-cell office:value-type="float" office:value="2.4458" calcext:value-type="float">
            <text:p>2,4458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4" calcext:value-type="float">
            <text:p>394</text:p>
          </table:table-cell>
          <table:table-cell office:value-type="float" office:value="16.3245" calcext:value-type="float">
            <text:p>16,3245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6.218" calcext:value-type="float">
            <text:p>6,218</text:p>
          </table:table-cell>
          <table:table-cell office:value-type="float" office:value="2.79471056237643" calcext:value-type="float">
            <text:p>2,79471056237643</text:p>
          </table:table-cell>
          <table:table-cell office:value-type="float" office:value="187" calcext:value-type="float">
            <text:p>187</text:p>
          </table:table-cell>
          <table:table-cell office:value-type="float" office:value="6.218" calcext:value-type="float">
            <text:p>6,218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55" calcext:value-type="float">
            <text:p>1155</text:p>
          </table:table-cell>
          <table:table-cell office:value-type="float" office:value="17.3123" calcext:value-type="float">
            <text:p>17,3123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.9199" calcext:value-type="float">
            <text:p>10,9199</text:p>
          </table:table-cell>
          <table:table-cell office:value-type="float" office:value="3.63448596404917" calcext:value-type="float">
            <text:p>3,63448596404917</text:p>
          </table:table-cell>
          <table:table-cell office:value-type="float" office:value="195" calcext:value-type="float">
            <text:p>195</text:p>
          </table:table-cell>
          <table:table-cell office:value-type="float" office:value="10.52" calcext:value-type="float">
            <text:p>10,52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82" calcext:value-type="float">
            <text:p>382</text:p>
          </table:table-cell>
          <table:table-cell office:value-type="float" office:value="12.4859" calcext:value-type="float">
            <text:p>12,485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.117" calcext:value-type="float">
            <text:p>4,117</text:p>
          </table:table-cell>
          <table:table-cell office:value-type="float" office:value="3.08984254911919" calcext:value-type="float">
            <text:p>3,08984254911919</text:p>
          </table:table-cell>
          <table:table-cell office:value-type="float" office:value="218" calcext:value-type="float">
            <text:p>218</text:p>
          </table:table-cell>
          <table:table-cell office:value-type="float" office:value="4.1166" calcext:value-type="float">
            <text:p>4,1166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07" calcext:value-type="float">
            <text:p>507</text:p>
          </table:table-cell>
          <table:table-cell office:value-type="float" office:value="17.0426" calcext:value-type="float">
            <text:p>17,0426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3.39" calcext:value-type="float">
            <text:p>13,39</text:p>
          </table:table-cell>
          <table:table-cell office:value-type="float" office:value="3.25130872031985" calcext:value-type="float">
            <text:p>3,25130872031985</text:p>
          </table:table-cell>
          <table:table-cell office:value-type="float" office:value="152" calcext:value-type="float">
            <text:p>152</text:p>
          </table:table-cell>
          <table:table-cell office:value-type="float" office:value="12.5316" calcext:value-type="float">
            <text:p>12,5316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12" calcext:value-type="float">
            <text:p>412</text:p>
          </table:table-cell>
          <table:table-cell office:value-type="float" office:value="11.775" calcext:value-type="float">
            <text:p>11,77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.5462" calcext:value-type="float">
            <text:p>7,5462</text:p>
          </table:table-cell>
          <table:table-cell office:value-type="float" office:value="3.46403455972852" calcext:value-type="float">
            <text:p>3,46403455972852</text:p>
          </table:table-cell>
          <table:table-cell office:value-type="float" office:value="221" calcext:value-type="float">
            <text:p>221</text:p>
          </table:table-cell>
          <table:table-cell office:value-type="float" office:value="6.628" calcext:value-type="float">
            <text:p>6,628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float" office:value="23.531" calcext:value-type="float">
            <text:p>23,531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.4627" calcext:value-type="float">
            <text:p>5,4627</text:p>
          </table:table-cell>
          <table:table-cell office:value-type="float" office:value="3.08822985749896" calcext:value-type="float">
            <text:p>3,08822985749896</text:p>
          </table:table-cell>
          <table:table-cell office:value-type="float" office:value="57" calcext:value-type="float">
            <text:p>57</text:p>
          </table:table-cell>
          <table:table-cell office:value-type="float" office:value="4.9757" calcext:value-type="float">
            <text:p>4,9757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.5738" calcext:value-type="float">
            <text:p>12,5738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3.4001" calcext:value-type="float">
            <text:p>3,4001</text:p>
          </table:table-cell>
          <table:table-cell office:value-type="float" office:value="3.1456321942992" calcext:value-type="float">
            <text:p>3,1456321942992</text:p>
          </table:table-cell>
          <table:table-cell office:value-type="float" office:value="211" calcext:value-type="float">
            <text:p>211</text:p>
          </table:table-cell>
          <table:table-cell office:value-type="float" office:value="1.9335" calcext:value-type="float">
            <text:p>1,9335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18.5616" calcext:value-type="float">
            <text:p>18,561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6.585" calcext:value-type="float">
            <text:p>6,585</text:p>
          </table:table-cell>
          <table:table-cell office:value-type="float" office:value="3.32385062293811" calcext:value-type="float">
            <text:p>3,32385062293811</text:p>
          </table:table-cell>
          <table:table-cell office:value-type="float" office:value="92" calcext:value-type="float">
            <text:p>92</text:p>
          </table:table-cell>
          <table:table-cell office:value-type="float" office:value="6.5787" calcext:value-type="float">
            <text:p>6,5787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25" calcext:value-type="float">
            <text:p>1225</text:p>
          </table:table-cell>
          <table:table-cell office:value-type="float" office:value="16.2006" calcext:value-type="float">
            <text:p>16,2006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.4574" calcext:value-type="float">
            <text:p>7,4574</text:p>
          </table:table-cell>
          <table:table-cell office:value-type="float" office:value="3.05388712891835" calcext:value-type="float">
            <text:p>3,05388712891835</text:p>
          </table:table-cell>
          <table:table-cell office:value-type="float" office:value="178" calcext:value-type="float">
            <text:p>178</text:p>
          </table:table-cell>
          <table:table-cell office:value-type="float" office:value="7.4574" calcext:value-type="float">
            <text:p>7,4574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41" calcext:value-type="float">
            <text:p>641</text:p>
          </table:table-cell>
          <table:table-cell office:value-type="float" office:value="15.0138" calcext:value-type="float">
            <text:p>15,0138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5.7364" calcext:value-type="float">
            <text:p>5,7364</text:p>
          </table:table-cell>
          <table:table-cell office:value-type="float" office:value="3.40107819165678" calcext:value-type="float">
            <text:p>3,40107819165678</text:p>
          </table:table-cell>
          <table:table-cell office:value-type="float" office:value="165" calcext:value-type="float">
            <text:p>165</text:p>
          </table:table-cell>
          <table:table-cell office:value-type="float" office:value="5.6867" calcext:value-type="float">
            <text:p>5,6867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94" calcext:value-type="float">
            <text:p>794</text:p>
          </table:table-cell>
          <table:table-cell office:value-type="float" office:value="15.2419" calcext:value-type="float">
            <text:p>15,241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7.6156" calcext:value-type="float">
            <text:p>7,6156</text:p>
          </table:table-cell>
          <table:table-cell office:value-type="float" office:value="3.36578270017868" calcext:value-type="float">
            <text:p>3,36578270017868</text:p>
          </table:table-cell>
          <table:table-cell office:value-type="float" office:value="215" calcext:value-type="float">
            <text:p>215</text:p>
          </table:table-cell>
          <table:table-cell office:value-type="float" office:value="7.549" calcext:value-type="float">
            <text:p>7,549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42.2207" calcext:value-type="float">
            <text:p>42,220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.0563" calcext:value-type="float">
            <text:p>13,0563</text:p>
          </table:table-cell>
          <table:table-cell office:value-type="float" office:value="2.38930000668237" calcext:value-type="float">
            <text:p>2,38930000668237</text:p>
          </table:table-cell>
          <table:table-cell office:value-type="float" office:value="14" calcext:value-type="float">
            <text:p>14</text:p>
          </table:table-cell>
          <table:table-cell office:value-type="float" office:value="12.7621" calcext:value-type="float">
            <text:p>12,7621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640" calcext:value-type="float">
            <text:p>1640</text:p>
          </table:table-cell>
          <table:table-cell office:value-type="float" office:value="43.2702" calcext:value-type="float">
            <text:p>43,270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.8029" calcext:value-type="float">
            <text:p>13,8029</text:p>
          </table:table-cell>
          <table:table-cell office:value-type="float" office:value="2.21323939980739" calcext:value-type="float">
            <text:p>2,21323939980739</text:p>
          </table:table-cell>
          <table:table-cell office:value-type="float" office:value="13" calcext:value-type="float">
            <text:p>13</text:p>
          </table:table-cell>
          <table:table-cell office:value-type="float" office:value="13.8029" calcext:value-type="float">
            <text:p>13,8029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23" calcext:value-type="float">
            <text:p>1423</text:p>
          </table:table-cell>
          <table:table-cell office:value-type="float" office:value="15.5729" calcext:value-type="float">
            <text:p>15,5729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9.3062" calcext:value-type="float">
            <text:p>9,3062</text:p>
          </table:table-cell>
          <table:table-cell office:value-type="float" office:value="3.54379811840322" calcext:value-type="float">
            <text:p>3,54379811840322</text:p>
          </table:table-cell>
          <table:table-cell office:value-type="float" office:value="158" calcext:value-type="float">
            <text:p>158</text:p>
          </table:table-cell>
          <table:table-cell office:value-type="float" office:value="9.2977" calcext:value-type="float">
            <text:p>9,2977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29" calcext:value-type="float">
            <text:p>1129</text:p>
          </table:table-cell>
          <table:table-cell office:value-type="float" office:value="18.6004" calcext:value-type="float">
            <text:p>18,6004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4.5711" calcext:value-type="float">
            <text:p>14,5711</text:p>
          </table:table-cell>
          <table:table-cell office:value-type="float" office:value="3.70905835578276" calcext:value-type="float">
            <text:p>3,70905835578276</text:p>
          </table:table-cell>
          <table:table-cell office:value-type="float" office:value="152" calcext:value-type="float">
            <text:p>152</text:p>
          </table:table-cell>
          <table:table-cell office:value-type="float" office:value="12.1352" calcext:value-type="float">
            <text:p>12,1352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13.7599" calcext:value-type="float">
            <text:p>13,759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5.2675" calcext:value-type="float">
            <text:p>5,2675</text:p>
          </table:table-cell>
          <table:table-cell office:value-type="float" office:value="3.71150028036431" calcext:value-type="float">
            <text:p>3,71150028036431</text:p>
          </table:table-cell>
          <table:table-cell office:value-type="float" office:value="224" calcext:value-type="float">
            <text:p>224</text:p>
          </table:table-cell>
          <table:table-cell office:value-type="float" office:value="5.2675" calcext:value-type="float">
            <text:p>5,2675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16" calcext:value-type="float">
            <text:p>616</text:p>
          </table:table-cell>
          <table:table-cell office:value-type="float" office:value="11.2322" calcext:value-type="float">
            <text:p>11,2322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1.0333" calcext:value-type="float">
            <text:p>1,0333</text:p>
          </table:table-cell>
          <table:table-cell office:value-type="float" office:value="3.17711736978744" calcext:value-type="float">
            <text:p>3,17711736978744</text:p>
          </table:table-cell>
          <table:table-cell office:value-type="float" office:value="221" calcext:value-type="float">
            <text:p>221</text:p>
          </table:table-cell>
          <table:table-cell office:value-type="float" office:value="1.018" calcext:value-type="float">
            <text:p>1,018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 office:value-type="float" office:value="15.8449" calcext:value-type="float">
            <text:p>15,8449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7.921" calcext:value-type="float">
            <text:p>7,921</text:p>
          </table:table-cell>
          <table:table-cell office:value-type="float" office:value="3.47791514906151" calcext:value-type="float">
            <text:p>3,47791514906151</text:p>
          </table:table-cell>
          <table:table-cell office:value-type="float" office:value="160" calcext:value-type="float">
            <text:p>160</text:p>
          </table:table-cell>
          <table:table-cell office:value-type="float" office:value="6.5192" calcext:value-type="float">
            <text:p>6,5192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17" calcext:value-type="float">
            <text:p>817</text:p>
          </table:table-cell>
          <table:table-cell office:value-type="float" office:value="11.5994" calcext:value-type="float">
            <text:p>11,5994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5.353" calcext:value-type="float">
            <text:p>5,353</text:p>
          </table:table-cell>
          <table:table-cell office:value-type="float" office:value="3.67030287934577" calcext:value-type="float">
            <text:p>3,67030287934577</text:p>
          </table:table-cell>
          <table:table-cell office:value-type="float" office:value="222" calcext:value-type="float">
            <text:p>222</text:p>
          </table:table-cell>
          <table:table-cell office:value-type="float" office:value="4.4291" calcext:value-type="float">
            <text:p>4,4291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18.0924" calcext:value-type="float">
            <text:p>18,0924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5.7148" calcext:value-type="float">
            <text:p>5,7148</text:p>
          </table:table-cell>
          <table:table-cell office:value-type="float" office:value="3.84547118295993" calcext:value-type="float">
            <text:p>3,84547118295993</text:p>
          </table:table-cell>
          <table:table-cell office:value-type="float" office:value="175" calcext:value-type="float">
            <text:p>175</text:p>
          </table:table-cell>
          <table:table-cell office:value-type="float" office:value="4.6043" calcext:value-type="float">
            <text:p>4,6043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1" calcext:value-type="float">
            <text:p>361</text:p>
          </table:table-cell>
          <table:table-cell office:value-type="float" office:value="56.0316" calcext:value-type="float">
            <text:p>56,031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4.2885" calcext:value-type="float">
            <text:p>14,2885</text:p>
          </table:table-cell>
          <table:table-cell office:value-type="float" office:value="2.6185438262615" calcext:value-type="float">
            <text:p>2,6185438262615</text:p>
          </table:table-cell>
          <table:table-cell office:value-type="float" office:value="15" calcext:value-type="float">
            <text:p>15</text:p>
          </table:table-cell>
          <table:table-cell office:value-type="float" office:value="14.2885" calcext:value-type="float">
            <text:p>14,2885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14" calcext:value-type="float">
            <text:p>914</text:p>
          </table:table-cell>
          <table:table-cell office:value-type="float" office:value="48.5957" calcext:value-type="float">
            <text:p>48,5957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0.293" calcext:value-type="float">
            <text:p>20,293</text:p>
          </table:table-cell>
          <table:table-cell office:value-type="float" office:value="2.52283918943402" calcext:value-type="float">
            <text:p>2,52283918943402</text:p>
          </table:table-cell>
          <table:table-cell office:value-type="float" office:value="21" calcext:value-type="float">
            <text:p>21</text:p>
          </table:table-cell>
          <table:table-cell office:value-type="float" office:value="20.293" calcext:value-type="float">
            <text:p>20,293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336" calcext:value-type="float">
            <text:p>1336</text:p>
          </table:table-cell>
          <table:table-cell office:value-type="float" office:value="12.8269" calcext:value-type="float">
            <text:p>12,8269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.6598" calcext:value-type="float">
            <text:p>6,6598</text:p>
          </table:table-cell>
          <table:table-cell office:value-type="float" office:value="3.46421764640518" calcext:value-type="float">
            <text:p>3,46421764640518</text:p>
          </table:table-cell>
          <table:table-cell office:value-type="float" office:value="185" calcext:value-type="float">
            <text:p>185</text:p>
          </table:table-cell>
          <table:table-cell office:value-type="float" office:value="6.6598" calcext:value-type="float">
            <text:p>6,6598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47" calcext:value-type="float">
            <text:p>947</text:p>
          </table:table-cell>
          <table:table-cell office:value-type="float" office:value="14.9715" calcext:value-type="float">
            <text:p>14,971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3688" calcext:value-type="float">
            <text:p>5,3688</text:p>
          </table:table-cell>
          <table:table-cell office:value-type="float" office:value="3.44841183143008" calcext:value-type="float">
            <text:p>3,44841183143008</text:p>
          </table:table-cell>
          <table:table-cell office:value-type="float" office:value="202" calcext:value-type="float">
            <text:p>202</text:p>
          </table:table-cell>
          <table:table-cell office:value-type="float" office:value="5.3683" calcext:value-type="float">
            <text:p>5,3683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4" calcext:value-type="float">
            <text:p>284</text:p>
          </table:table-cell>
          <table:table-cell office:value-type="float" office:value="10.4789" calcext:value-type="float">
            <text:p>10,4789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6894" calcext:value-type="float">
            <text:p>5,6894</text:p>
          </table:table-cell>
          <table:table-cell office:value-type="float" office:value="2.5991785665671" calcext:value-type="float">
            <text:p>2,5991785665671</text:p>
          </table:table-cell>
          <table:table-cell office:value-type="float" office:value="236" calcext:value-type="float">
            <text:p>236</text:p>
          </table:table-cell>
          <table:table-cell office:value-type="float" office:value="5.6689" calcext:value-type="float">
            <text:p>5,6689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42.0071" calcext:value-type="float">
            <text:p>42,007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.0635" calcext:value-type="float">
            <text:p>9,0635</text:p>
          </table:table-cell>
          <table:table-cell office:value-type="float" office:value="2.61245058040508" calcext:value-type="float">
            <text:p>2,61245058040508</text:p>
          </table:table-cell>
          <table:table-cell office:value-type="float" office:value="40" calcext:value-type="float">
            <text:p>40</text:p>
          </table:table-cell>
          <table:table-cell office:value-type="float" office:value="8.6168" calcext:value-type="float">
            <text:p>8,6168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2.1622" calcext:value-type="float">
            <text:p>2,1622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1.8064" calcext:value-type="float">
            <text:p>11,8064</text:p>
          </table:table-cell>
          <table:table-cell office:value-type="float" office:value="1.66362931858171" calcext:value-type="float">
            <text:p>1,66362931858171</text:p>
          </table:table-cell>
          <table:table-cell office:value-type="float" office:value="1014" calcext:value-type="float">
            <text:p>1014</text:p>
          </table:table-cell>
          <table:table-cell office:value-type="float" office:value="2.1404" calcext:value-type="float">
            <text:p>2,1404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245" calcext:value-type="float">
            <text:p>1245</text:p>
          </table:table-cell>
          <table:table-cell office:value-type="float" office:value="19.3483" calcext:value-type="float">
            <text:p>19,3483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7542" calcext:value-type="float">
            <text:p>0,7542</text:p>
          </table:table-cell>
          <table:table-cell office:value-type="float" office:value="3.42542525358042" calcext:value-type="float">
            <text:p>3,42542525358042</text:p>
          </table:table-cell>
          <table:table-cell office:value-type="float" office:value="497" calcext:value-type="float">
            <text:p>497</text:p>
          </table:table-cell>
          <table:table-cell office:value-type="float" office:value="0.6212" calcext:value-type="float">
            <text:p>0,6212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11" calcext:value-type="float">
            <text:p>411</text:p>
          </table:table-cell>
          <table:table-cell office:value-type="float" office:value="17.0103" calcext:value-type="float">
            <text:p>17,0103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6.3288" calcext:value-type="float">
            <text:p>6,3288</text:p>
          </table:table-cell>
          <table:table-cell office:value-type="float" office:value="2.79713839462141" calcext:value-type="float">
            <text:p>2,79713839462141</text:p>
          </table:table-cell>
          <table:table-cell office:value-type="float" office:value="206" calcext:value-type="float">
            <text:p>206</text:p>
          </table:table-cell>
          <table:table-cell office:value-type="float" office:value="5.7294" calcext:value-type="float">
            <text:p>5,7294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office:value-type="float" office:value="17.9025" calcext:value-type="float">
            <text:p>17,902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0.8569" calcext:value-type="float">
            <text:p>0,8569</text:p>
          </table:table-cell>
          <table:table-cell office:value-type="float" office:value="3.31667819448605" calcext:value-type="float">
            <text:p>3,31667819448605</text:p>
          </table:table-cell>
          <table:table-cell office:value-type="float" office:value="463" calcext:value-type="float">
            <text:p>463</text:p>
          </table:table-cell>
          <table:table-cell office:value-type="float" office:value="0.8444" calcext:value-type="float">
            <text:p>0,8444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18" calcext:value-type="float">
            <text:p>1418</text:p>
          </table:table-cell>
          <table:table-cell office:value-type="float" office:value="34.0639" calcext:value-type="float">
            <text:p>34,0639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.025" calcext:value-type="float">
            <text:p>6,025</text:p>
          </table:table-cell>
          <table:table-cell office:value-type="float" office:value="2.45334971191005" calcext:value-type="float">
            <text:p>2,45334971191005</text:p>
          </table:table-cell>
          <table:table-cell office:value-type="float" office:value="44" calcext:value-type="float">
            <text:p>44</text:p>
          </table:table-cell>
          <table:table-cell office:value-type="float" office:value="6.025" calcext:value-type="float">
            <text:p>6,025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363" calcext:value-type="float">
            <text:p>7,2363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.7441" calcext:value-type="float">
            <text:p>1,7441</text:p>
          </table:table-cell>
          <table:table-cell office:value-type="float" office:value="6.12634274846732" calcext:value-type="float">
            <text:p>6,12634274846732</text:p>
          </table:table-cell>
          <table:table-cell office:value-type="float" office:value="386" calcext:value-type="float">
            <text:p>386</text:p>
          </table:table-cell>
          <table:table-cell office:value-type="float" office:value="1.7441" calcext:value-type="float">
            <text:p>1,7441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67" calcext:value-type="float">
            <text:p>867</text:p>
          </table:table-cell>
          <table:table-cell office:value-type="float" office:value="26.6962" calcext:value-type="float">
            <text:p>26,696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2.5621" calcext:value-type="float">
            <text:p>2,5621</text:p>
          </table:table-cell>
          <table:table-cell office:value-type="float" office:value="3.21521694987726" calcext:value-type="float">
            <text:p>3,21521694987726</text:p>
          </table:table-cell>
          <table:table-cell office:value-type="float" office:value="86" calcext:value-type="float">
            <text:p>86</text:p>
          </table:table-cell>
          <table:table-cell office:value-type="float" office:value="2.5621" calcext:value-type="float">
            <text:p>2,5621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17" calcext:value-type="float">
            <text:p>517</text:p>
          </table:table-cell>
          <table:table-cell office:value-type="float" office:value="18.4018" calcext:value-type="float">
            <text:p>18,401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.1427" calcext:value-type="float">
            <text:p>3,1427</text:p>
          </table:table-cell>
          <table:table-cell office:value-type="float" office:value="2.96483042318103" calcext:value-type="float">
            <text:p>2,96483042318103</text:p>
          </table:table-cell>
          <table:table-cell office:value-type="float" office:value="88" calcext:value-type="float">
            <text:p>88</text:p>
          </table:table-cell>
          <table:table-cell office:value-type="float" office:value="3.1147" calcext:value-type="float">
            <text:p>3,1147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31.9875" calcext:value-type="float">
            <text:p>31,987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4.0805" calcext:value-type="float">
            <text:p>4,0805</text:p>
          </table:table-cell>
          <table:table-cell office:value-type="float" office:value="2.43148181864385" calcext:value-type="float">
            <text:p>2,43148181864385</text:p>
          </table:table-cell>
          <table:table-cell office:value-type="float" office:value="61" calcext:value-type="float">
            <text:p>61</text:p>
          </table:table-cell>
          <table:table-cell office:value-type="float" office:value="4.0805" calcext:value-type="float">
            <text:p>4,0805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20.2685" calcext:value-type="float">
            <text:p>20,2685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5.6302" calcext:value-type="float">
            <text:p>5,6302</text:p>
          </table:table-cell>
          <table:table-cell office:value-type="float" office:value="2.93105383130126" calcext:value-type="float">
            <text:p>2,93105383130126</text:p>
          </table:table-cell>
          <table:table-cell office:value-type="float" office:value="69" calcext:value-type="float">
            <text:p>69</text:p>
          </table:table-cell>
          <table:table-cell office:value-type="float" office:value="4.6666" calcext:value-type="float">
            <text:p>4,6666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71" calcext:value-type="float">
            <text:p>571</text:p>
          </table:table-cell>
          <table:table-cell office:value-type="float" office:value="16.9908" calcext:value-type="float">
            <text:p>16,9908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9.2864" calcext:value-type="float">
            <text:p>9,2864</text:p>
          </table:table-cell>
          <table:table-cell office:value-type="float" office:value="3.93693544131091" calcext:value-type="float">
            <text:p>3,93693544131091</text:p>
          </table:table-cell>
          <table:table-cell office:value-type="float" office:value="105" calcext:value-type="float">
            <text:p>105</text:p>
          </table:table-cell>
          <table:table-cell office:value-type="float" office:value="8.5858" calcext:value-type="float">
            <text:p>8,5858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12" calcext:value-type="float">
            <text:p>1112</text:p>
          </table:table-cell>
          <table:table-cell office:value-type="float" office:value="78.5312" calcext:value-type="float">
            <text:p>78,531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.3532" calcext:value-type="float">
            <text:p>4,3532</text:p>
          </table:table-cell>
          <table:table-cell office:value-type="float" office:value="2.99294430253537" calcext:value-type="float">
            <text:p>2,99294430253537</text:p>
          </table:table-cell>
          <table:table-cell office:value-type="float" office:value="2" calcext:value-type="float">
            <text:p>2</text:p>
          </table:table-cell>
          <table:table-cell office:value-type="float" office:value="4.1047" calcext:value-type="float">
            <text:p>4,1047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4" calcext:value-type="float">
            <text:p>364</text:p>
          </table:table-cell>
          <table:table-cell office:value-type="float" office:value="30.2324" calcext:value-type="float">
            <text:p>30,232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2.3815" calcext:value-type="float">
            <text:p>2,3815</text:p>
          </table:table-cell>
          <table:table-cell office:value-type="float" office:value="3.56788415678129" calcext:value-type="float">
            <text:p>3,56788415678129</text:p>
          </table:table-cell>
          <table:table-cell office:value-type="float" office:value="45" calcext:value-type="float">
            <text:p>45</text:p>
          </table:table-cell>
          <table:table-cell office:value-type="float" office:value="2.3815" calcext:value-type="float">
            <text:p>2,3815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56.6115" calcext:value-type="float">
            <text:p>56,611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.3716" calcext:value-type="float">
            <text:p>6,3716</text:p>
          </table:table-cell>
          <table:table-cell office:value-type="float" office:value="2.41237317322911" calcext:value-type="float">
            <text:p>2,41237317322911</text:p>
          </table:table-cell>
          <table:table-cell office:value-type="float" office:value="8" calcext:value-type="float">
            <text:p>8</text:p>
          </table:table-cell>
          <table:table-cell office:value-type="float" office:value="5.0919" calcext:value-type="float">
            <text:p>5,0919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578" calcext:value-type="float">
            <text:p>1578</text:p>
          </table:table-cell>
          <table:table-cell office:value-type="float" office:value="20.9952" calcext:value-type="float">
            <text:p>20,9952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.4936" calcext:value-type="float">
            <text:p>1,4936</text:p>
          </table:table-cell>
          <table:table-cell office:value-type="float" office:value="3.63263913868729" calcext:value-type="float">
            <text:p>3,63263913868729</text:p>
          </table:table-cell>
          <table:table-cell office:value-type="float" office:value="79" calcext:value-type="float">
            <text:p>79</text:p>
          </table:table-cell>
          <table:table-cell office:value-type="float" office:value="1.4936" calcext:value-type="float">
            <text:p>1,4936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327" calcext:value-type="float">
            <text:p>2327</text:p>
          </table:table-cell>
          <table:table-cell office:value-type="float" office:value="61.6745" calcext:value-type="float">
            <text:p>61,674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.0378" calcext:value-type="float">
            <text:p>10,0378</text:p>
          </table:table-cell>
          <table:table-cell office:value-type="float" office:value="2.56089580317034" calcext:value-type="float">
            <text:p>2,56089580317034</text:p>
          </table:table-cell>
          <table:table-cell office:value-type="float" office:value="8" calcext:value-type="float">
            <text:p>8</text:p>
          </table:table-cell>
          <table:table-cell office:value-type="float" office:value="10.0378" calcext:value-type="float">
            <text:p>10,0378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845" calcext:value-type="float">
            <text:p>35,084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8.7525" calcext:value-type="float">
            <text:p>8,7525</text:p>
          </table:table-cell>
          <table:table-cell office:value-type="float" office:value="3.50088409562822" calcext:value-type="float">
            <text:p>3,50088409562822</text:p>
          </table:table-cell>
          <table:table-cell office:value-type="float" office:value="22" calcext:value-type="float">
            <text:p>22</text:p>
          </table:table-cell>
          <table:table-cell office:value-type="float" office:value="8.7525" calcext:value-type="float">
            <text:p>8,7525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27" calcext:value-type="float">
            <text:p>527</text:p>
          </table:table-cell>
          <table:table-cell office:value-type="float" office:value="20.1662" calcext:value-type="float">
            <text:p>20,166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6.291" calcext:value-type="float">
            <text:p>6,291</text:p>
          </table:table-cell>
          <table:table-cell office:value-type="float" office:value="2.95408538039511" calcext:value-type="float">
            <text:p>2,95408538039511</text:p>
          </table:table-cell>
          <table:table-cell office:value-type="float" office:value="45" calcext:value-type="float">
            <text:p>45</text:p>
          </table:table-cell>
          <table:table-cell office:value-type="float" office:value="6.291" calcext:value-type="float">
            <text:p>6,291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596" calcext:value-type="float">
            <text:p>1596</text:p>
          </table:table-cell>
          <table:table-cell office:value-type="float" office:value="26.6674" calcext:value-type="float">
            <text:p>26,6674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9.8194" calcext:value-type="float">
            <text:p>19,8194</text:p>
          </table:table-cell>
          <table:table-cell office:value-type="float" office:value="2.97902210025863" calcext:value-type="float">
            <text:p>2,97902210025863</text:p>
          </table:table-cell>
          <table:table-cell office:value-type="float" office:value="59" calcext:value-type="float">
            <text:p>59</text:p>
          </table:table-cell>
          <table:table-cell office:value-type="float" office:value="17.5177" calcext:value-type="float">
            <text:p>17,5177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77" calcext:value-type="float">
            <text:p>877</text:p>
          </table:table-cell>
          <table:table-cell office:value-type="float" office:value="48.6588" calcext:value-type="float">
            <text:p>48,658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5.646" calcext:value-type="float">
            <text:p>5,646</text:p>
          </table:table-cell>
          <table:table-cell office:value-type="float" office:value="2.43316339293483" calcext:value-type="float">
            <text:p>2,43316339293483</text:p>
          </table:table-cell>
          <table:table-cell office:value-type="float" office:value="15" calcext:value-type="float">
            <text:p>15</text:p>
          </table:table-cell>
          <table:table-cell office:value-type="float" office:value="4.3113" calcext:value-type="float">
            <text:p>4,3113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52" calcext:value-type="float">
            <text:p>452</text:p>
          </table:table-cell>
          <table:table-cell office:value-type="float" office:value="17.0319" calcext:value-type="float">
            <text:p>17,0319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.2888" calcext:value-type="float">
            <text:p>2,2888</text:p>
          </table:table-cell>
          <table:table-cell office:value-type="float" office:value="3.60345164677404" calcext:value-type="float">
            <text:p>3,60345164677404</text:p>
          </table:table-cell>
          <table:table-cell office:value-type="float" office:value="293" calcext:value-type="float">
            <text:p>293</text:p>
          </table:table-cell>
          <table:table-cell office:value-type="float" office:value="2.2587" calcext:value-type="float">
            <text:p>2,2587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17" calcext:value-type="float">
            <text:p>1117</text:p>
          </table:table-cell>
          <table:table-cell office:value-type="float" office:value="55.4008" calcext:value-type="float">
            <text:p>55,400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.3722" calcext:value-type="float">
            <text:p>5,3722</text:p>
          </table:table-cell>
          <table:table-cell office:value-type="float" office:value="2.47243073891279" calcext:value-type="float">
            <text:p>2,47243073891279</text:p>
          </table:table-cell>
          <table:table-cell office:value-type="float" office:value="9" calcext:value-type="float">
            <text:p>9</text:p>
          </table:table-cell>
          <table:table-cell office:value-type="float" office:value="5.3539" calcext:value-type="float">
            <text:p>5,3539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68" calcext:value-type="float">
            <text:p>868</text:p>
          </table:table-cell>
          <table:table-cell office:value-type="float" office:value="57.0717" calcext:value-type="float">
            <text:p>57,071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5.5509" calcext:value-type="float">
            <text:p>5,5509</text:p>
          </table:table-cell>
          <table:table-cell office:value-type="float" office:value="2.23692916828096" calcext:value-type="float">
            <text:p>2,23692916828096</text:p>
          </table:table-cell>
          <table:table-cell office:value-type="float" office:value="14" calcext:value-type="float">
            <text:p>14</text:p>
          </table:table-cell>
          <table:table-cell office:value-type="float" office:value="4.9281" calcext:value-type="float">
            <text:p>4,9281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51.9469" calcext:value-type="float">
            <text:p>51,9469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4.0983" calcext:value-type="float">
            <text:p>14,0983</text:p>
          </table:table-cell>
          <table:table-cell office:value-type="float" office:value="2.19915202087453" calcext:value-type="float">
            <text:p>2,19915202087453</text:p>
          </table:table-cell>
          <table:table-cell office:value-type="float" office:value="7" calcext:value-type="float">
            <text:p>7</text:p>
          </table:table-cell>
          <table:table-cell office:value-type="float" office:value="14.0983" calcext:value-type="float">
            <text:p>14,0983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569" calcext:value-type="float">
            <text:p>1569</text:p>
          </table:table-cell>
          <table:table-cell office:value-type="float" office:value="14.4247" calcext:value-type="float">
            <text:p>14,4247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.9181" calcext:value-type="float">
            <text:p>1,9181</text:p>
          </table:table-cell>
          <table:table-cell office:value-type="float" office:value="5.32253181145715" calcext:value-type="float">
            <text:p>5,32253181145715</text:p>
          </table:table-cell>
          <table:table-cell office:value-type="float" office:value="327" calcext:value-type="float">
            <text:p>327</text:p>
          </table:table-cell>
          <table:table-cell office:value-type="float" office:value="1.1088" calcext:value-type="float">
            <text:p>1,1088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51" calcext:value-type="float">
            <text:p>1851</text:p>
          </table:table-cell>
          <table:table-cell office:value-type="float" office:value="12.4366" calcext:value-type="float">
            <text:p>12,4366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.7795" calcext:value-type="float">
            <text:p>1,7795</text:p>
          </table:table-cell>
          <table:table-cell office:value-type="float" office:value="4.75961078931903" calcext:value-type="float">
            <text:p>4,75961078931903</text:p>
          </table:table-cell>
          <table:table-cell office:value-type="float" office:value="343" calcext:value-type="float">
            <text:p>343</text:p>
          </table:table-cell>
          <table:table-cell office:value-type="float" office:value="1.2662" calcext:value-type="float">
            <text:p>1,2662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53" calcext:value-type="float">
            <text:p>44,453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7.094" calcext:value-type="float">
            <text:p>7,094</text:p>
          </table:table-cell>
          <table:table-cell office:value-type="float" office:value="4.07766093715271" calcext:value-type="float">
            <text:p>4,07766093715271</text:p>
          </table:table-cell>
          <table:table-cell office:value-type="float" office:value="18" calcext:value-type="float">
            <text:p>18</text:p>
          </table:table-cell>
          <table:table-cell office:value-type="float" office:value="7.094" calcext:value-type="float">
            <text:p>7,094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27" calcext:value-type="float">
            <text:p>10,7027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0.7617" calcext:value-type="float">
            <text:p>0,7617</text:p>
          </table:table-cell>
          <table:table-cell office:value-type="float" office:value="7.00027901229658" calcext:value-type="float">
            <text:p>7,00027901229658</text:p>
          </table:table-cell>
          <table:table-cell office:value-type="float" office:value="217" calcext:value-type="float">
            <text:p>217</text:p>
          </table:table-cell>
          <table:table-cell office:value-type="float" office:value="0.7617" calcext:value-type="float">
            <text:p>0,7617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56" calcext:value-type="float">
            <text:p>1256</text:p>
          </table:table-cell>
          <table:table-cell office:value-type="float" office:value="19.7558" calcext:value-type="float">
            <text:p>19,7558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.3649" calcext:value-type="float">
            <text:p>1,3649</text:p>
          </table:table-cell>
          <table:table-cell office:value-type="float" office:value="4.722665432245" calcext:value-type="float">
            <text:p>4,722665432245</text:p>
          </table:table-cell>
          <table:table-cell office:value-type="float" office:value="198" calcext:value-type="float">
            <text:p>198</text:p>
          </table:table-cell>
          <table:table-cell office:value-type="float" office:value="1.3649" calcext:value-type="float">
            <text:p>1,3649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264</text:p>
          </table:table-cell>
          <table:table-cell office:value-type="float" office:value="14.2528" calcext:value-type="float">
            <text:p>14,2528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.4426" calcext:value-type="float">
            <text:p>1,4426</text:p>
          </table:table-cell>
          <table:table-cell office:value-type="float" office:value="3.72572074950127" calcext:value-type="float">
            <text:p>3,72572074950127</text:p>
          </table:table-cell>
          <table:table-cell office:value-type="float" office:value="213" calcext:value-type="float">
            <text:p>213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.5788" calcext:value-type="float">
            <text:p>20,5788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2.8772" calcext:value-type="float">
            <text:p>2,8772</text:p>
          </table:table-cell>
          <table:table-cell office:value-type="float" office:value="3.35554901271707" calcext:value-type="float">
            <text:p>3,35554901271707</text:p>
          </table:table-cell>
          <table:table-cell office:value-type="float" office:value="99" calcext:value-type="float">
            <text:p>99</text:p>
          </table:table-cell>
          <table:table-cell office:value-type="float" office:value="2.8772" calcext:value-type="float">
            <text:p>2,8772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3548" calcext:value-type="float">
            <text:p>3548</text:p>
          </table:table-cell>
          <table:table-cell office:value-type="float" office:value="17.0745" calcext:value-type="float">
            <text:p>17,0745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3.9668" calcext:value-type="float">
            <text:p>3,9668</text:p>
          </table:table-cell>
          <table:table-cell office:value-type="float" office:value="3.58341538490828" calcext:value-type="float">
            <text:p>3,58341538490828</text:p>
          </table:table-cell>
          <table:table-cell office:value-type="float" office:value="150" calcext:value-type="float">
            <text:p>150</text:p>
          </table:table-cell>
          <table:table-cell office:value-type="float" office:value="3.9668" calcext:value-type="float">
            <text:p>3,9668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68" calcext:value-type="float">
            <text:p>668</text:p>
          </table:table-cell>
          <table:table-cell office:value-type="float" office:value="17.4504" calcext:value-type="float">
            <text:p>17,4504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2.1817" calcext:value-type="float">
            <text:p>2,1817</text:p>
          </table:table-cell>
          <table:table-cell office:value-type="float" office:value="3.97593342036621" calcext:value-type="float">
            <text:p>3,97593342036621</text:p>
          </table:table-cell>
          <table:table-cell office:value-type="float" office:value="205" calcext:value-type="float">
            <text:p>205</text:p>
          </table:table-cell>
          <table:table-cell office:value-type="float" office:value="2.1572" calcext:value-type="float">
            <text:p>2,1572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25" calcext:value-type="float">
            <text:p>725</text:p>
          </table:table-cell>
          <table:table-cell office:value-type="float" office:value="53.5946" calcext:value-type="float">
            <text:p>53,594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.349" calcext:value-type="float">
            <text:p>5,349</text:p>
          </table:table-cell>
          <table:table-cell office:value-type="float" office:value="2.29992262255137" calcext:value-type="float">
            <text:p>2,29992262255137</text:p>
          </table:table-cell>
          <table:table-cell office:value-type="float" office:value="7" calcext:value-type="float">
            <text:p>7</text:p>
          </table:table-cell>
          <table:table-cell office:value-type="float" office:value="5.349" calcext:value-type="float">
            <text:p>5,349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1" calcext:value-type="float">
            <text:p>361</text:p>
          </table:table-cell>
          <table:table-cell office:value-type="float" office:value="58.2405" calcext:value-type="float">
            <text:p>58,240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.1866" calcext:value-type="float">
            <text:p>5,1866</text:p>
          </table:table-cell>
          <table:table-cell office:value-type="float" office:value="2.46411098386726" calcext:value-type="float">
            <text:p>2,46411098386726</text:p>
          </table:table-cell>
          <table:table-cell office:value-type="float" office:value="12" calcext:value-type="float">
            <text:p>12</text:p>
          </table:table-cell>
          <table:table-cell office:value-type="float" office:value="4.4855" calcext:value-type="float">
            <text:p>4,4855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349" calcext:value-type="float">
            <text:p>10,5349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0.5968" calcext:value-type="float">
            <text:p>0,5968</text:p>
          </table:table-cell>
          <table:table-cell office:value-type="float" office:value="6.18856693069871" calcext:value-type="float">
            <text:p>6,18856693069871</text:p>
          </table:table-cell>
          <table:table-cell office:value-type="float" office:value="169" calcext:value-type="float">
            <text:p>169</text:p>
          </table:table-cell>
          <table:table-cell office:value-type="float" office:value="0.5968" calcext:value-type="float">
            <text:p>0,5968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806" calcext:value-type="float">
            <text:p>2806</text:p>
          </table:table-cell>
          <table:table-cell office:value-type="float" office:value="14.7423" calcext:value-type="float">
            <text:p>14,7423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7505" calcext:value-type="float">
            <text:p>0,7505</text:p>
          </table:table-cell>
          <table:table-cell office:value-type="float" office:value="6.02940191237185" calcext:value-type="float">
            <text:p>6,02940191237185</text:p>
          </table:table-cell>
          <table:table-cell office:value-type="float" office:value="494" calcext:value-type="float">
            <text:p>494</text:p>
          </table:table-cell>
          <table:table-cell office:value-type="float" office:value="0.7505" calcext:value-type="float">
            <text:p>0,7505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13.4111" calcext:value-type="float">
            <text:p>13,4111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6591" calcext:value-type="float">
            <text:p>0,6591</text:p>
          </table:table-cell>
          <table:table-cell office:value-type="float" office:value="3.87998216444178" calcext:value-type="float">
            <text:p>3,87998216444178</text:p>
          </table:table-cell>
          <table:table-cell office:value-type="float" office:value="493" calcext:value-type="float">
            <text:p>493</text:p>
          </table:table-cell>
          <table:table-cell office:value-type="float" office:value="0.6591" calcext:value-type="float">
            <text:p>0,6591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98" calcext:value-type="float">
            <text:p>998</text:p>
          </table:table-cell>
          <table:table-cell office:value-type="float" office:value="42.5088" calcext:value-type="float">
            <text:p>42,5088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7.8948" calcext:value-type="float">
            <text:p>7,8948</text:p>
          </table:table-cell>
          <table:table-cell office:value-type="float" office:value="2.42590501645266" calcext:value-type="float">
            <text:p>2,42590501645266</text:p>
          </table:table-cell>
          <table:table-cell office:value-type="float" office:value="22" calcext:value-type="float">
            <text:p>22</text:p>
          </table:table-cell>
          <table:table-cell office:value-type="float" office:value="7.8948" calcext:value-type="float">
            <text:p>7,8948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764" calcext:value-type="float">
            <text:p>1764</text:p>
          </table:table-cell>
          <table:table-cell office:value-type="float" office:value="18.149" calcext:value-type="float">
            <text:p>18,14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0.9808" calcext:value-type="float">
            <text:p>0,9808</text:p>
          </table:table-cell>
          <table:table-cell office:value-type="float" office:value="3.52678584498111" calcext:value-type="float">
            <text:p>3,52678584498111</text:p>
          </table:table-cell>
          <table:table-cell office:value-type="float" office:value="126" calcext:value-type="float">
            <text:p>126</text:p>
          </table:table-cell>
          <table:table-cell office:value-type="float" office:value="0.7367" calcext:value-type="float">
            <text:p>0,7367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154" calcext:value-type="float">
            <text:p>6,6154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534" calcext:value-type="float">
            <text:p>0,534</text:p>
          </table:table-cell>
          <table:table-cell office:value-type="float" office:value="7.45755283854044" calcext:value-type="float">
            <text:p>7,45755283854044</text:p>
          </table:table-cell>
          <table:table-cell office:value-type="float" office:value="454" calcext:value-type="float">
            <text:p>454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923" calcext:value-type="float">
            <text:p>1923</text:p>
          </table:table-cell>
          <table:table-cell office:value-type="float" office:value="10.1813" calcext:value-type="float">
            <text:p>10,1813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1.478" calcext:value-type="float">
            <text:p>1,478</text:p>
          </table:table-cell>
          <table:table-cell office:value-type="float" office:value="5.15816512637079" calcext:value-type="float">
            <text:p>5,15816512637079</text:p>
          </table:table-cell>
          <table:table-cell office:value-type="float" office:value="448" calcext:value-type="float">
            <text:p>448</text:p>
          </table:table-cell>
          <table:table-cell office:value-type="float" office:value="0.9487" calcext:value-type="float">
            <text:p>0,9487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899" calcext:value-type="float">
            <text:p>1899</text:p>
          </table:table-cell>
          <table:table-cell office:value-type="float" office:value="24.0527" calcext:value-type="float">
            <text:p>24,0527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3.3452" calcext:value-type="float">
            <text:p>3,3452</text:p>
          </table:table-cell>
          <table:table-cell office:value-type="float" office:value="3.33253722261167" calcext:value-type="float">
            <text:p>3,33253722261167</text:p>
          </table:table-cell>
          <table:table-cell office:value-type="float" office:value="91" calcext:value-type="float">
            <text:p>91</text:p>
          </table:table-cell>
          <table:table-cell office:value-type="float" office:value="3.2785" calcext:value-type="float">
            <text:p>3,2785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65" calcext:value-type="float">
            <text:p>565</text:p>
          </table:table-cell>
          <table:table-cell office:value-type="float" office:value="31.505" calcext:value-type="float">
            <text:p>31,5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4.5715" calcext:value-type="float">
            <text:p>4,5715</text:p>
          </table:table-cell>
          <table:table-cell office:value-type="float" office:value="2.3401318132242" calcext:value-type="float">
            <text:p>2,3401318132242</text:p>
          </table:table-cell>
          <table:table-cell office:value-type="float" office:value="52" calcext:value-type="float">
            <text:p>52</text:p>
          </table:table-cell>
          <table:table-cell office:value-type="float" office:value="4.5715" calcext:value-type="float">
            <text:p>4,5715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37" calcext:value-type="float">
            <text:p>437</text:p>
          </table:table-cell>
          <table:table-cell office:value-type="float" office:value="6.2144" calcext:value-type="float">
            <text:p>6,2144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2.0831" calcext:value-type="float">
            <text:p>2,0831</text:p>
          </table:table-cell>
          <table:table-cell office:value-type="float" office:value="4.10111466177389" calcext:value-type="float">
            <text:p>4,10111466177389</text:p>
          </table:table-cell>
          <table:table-cell office:value-type="float" office:value="810" calcext:value-type="float">
            <text:p>810</text:p>
          </table:table-cell>
          <table:table-cell office:value-type="float" office:value="2.0592" calcext:value-type="float">
            <text:p>2,0592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6.4981" calcext:value-type="float">
            <text:p>16,4981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3.4663" calcext:value-type="float">
            <text:p>3,4663</text:p>
          </table:table-cell>
          <table:table-cell office:value-type="float" office:value="3.41911188653128" calcext:value-type="float">
            <text:p>3,41911188653128</text:p>
          </table:table-cell>
          <table:table-cell office:value-type="float" office:value="96" calcext:value-type="float">
            <text:p>96</text:p>
          </table:table-cell>
          <table:table-cell office:value-type="float" office:value="2.055" calcext:value-type="float">
            <text:p>2,055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67" calcext:value-type="float">
            <text:p>1267</text:p>
          </table:table-cell>
          <table:table-cell office:value-type="float" office:value="20.386" calcext:value-type="float">
            <text:p>20,386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.6626" calcext:value-type="float">
            <text:p>2,6626</text:p>
          </table:table-cell>
          <table:table-cell office:value-type="float" office:value="3.01040618141758" calcext:value-type="float">
            <text:p>3,01040618141758</text:p>
          </table:table-cell>
          <table:table-cell office:value-type="float" office:value="140" calcext:value-type="float">
            <text:p>140</text:p>
          </table:table-cell>
          <table:table-cell office:value-type="float" office:value="2.494" calcext:value-type="float">
            <text:p>2,494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477" calcext:value-type="float">
            <text:p>1477</text:p>
          </table:table-cell>
          <table:table-cell office:value-type="float" office:value="8.2255" calcext:value-type="float">
            <text:p>8,2255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0.5528" calcext:value-type="float">
            <text:p>0,5528</text:p>
          </table:table-cell>
          <table:table-cell office:value-type="float" office:value="4.28436426150769" calcext:value-type="float">
            <text:p>4,28436426150769</text:p>
          </table:table-cell>
          <table:table-cell office:value-type="float" office:value="246" calcext:value-type="float">
            <text:p>246</text:p>
          </table:table-cell>
          <table:table-cell office:value-type="float" office:value="0.5483" calcext:value-type="float">
            <text:p>0,5483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59.1479" calcext:value-type="float">
            <text:p>59,147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23.013" calcext:value-type="float">
            <text:p>23,013</text:p>
          </table:table-cell>
          <table:table-cell office:value-type="float" office:value="1.92777729900847" calcext:value-type="float">
            <text:p>1,92777729900847</text:p>
          </table:table-cell>
          <table:table-cell office:value-type="float" office:value="4" calcext:value-type="float">
            <text:p>4</text:p>
          </table:table-cell>
          <table:table-cell office:value-type="float" office:value="23.013" calcext:value-type="float">
            <text:p>23,013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483" calcext:value-type="float">
            <text:p>2483</text:p>
          </table:table-cell>
          <table:table-cell office:value-type="float" office:value="54.7893" calcext:value-type="float">
            <text:p>54,7893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21.5358" calcext:value-type="float">
            <text:p>21,5358</text:p>
          </table:table-cell>
          <table:table-cell office:value-type="float" office:value="2.11812250568286" calcext:value-type="float">
            <text:p>2,11812250568286</text:p>
          </table:table-cell>
          <table:table-cell office:value-type="float" office:value="13" calcext:value-type="float">
            <text:p>13</text:p>
          </table:table-cell>
          <table:table-cell office:value-type="float" office:value="21.5332" calcext:value-type="float">
            <text:p>21,5332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12.6208" calcext:value-type="float">
            <text:p>12,6208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2.4858" calcext:value-type="float">
            <text:p>2,4858</text:p>
          </table:table-cell>
          <table:table-cell office:value-type="float" office:value="3.35349333224735" calcext:value-type="float">
            <text:p>3,35349333224735</text:p>
          </table:table-cell>
          <table:table-cell office:value-type="float" office:value="310" calcext:value-type="float">
            <text:p>310</text:p>
          </table:table-cell>
          <table:table-cell office:value-type="float" office:value="0.7982" calcext:value-type="float">
            <text:p>0,7982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34" calcext:value-type="float">
            <text:p>1834</text:p>
          </table:table-cell>
          <table:table-cell office:value-type="float" office:value="14.4477" calcext:value-type="float">
            <text:p>14,4477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4.3799" calcext:value-type="float">
            <text:p>4,3799</text:p>
          </table:table-cell>
          <table:table-cell office:value-type="float" office:value="3.82538656328345" calcext:value-type="float">
            <text:p>3,82538656328345</text:p>
          </table:table-cell>
          <table:table-cell office:value-type="float" office:value="197" calcext:value-type="float">
            <text:p>197</text:p>
          </table:table-cell>
          <table:table-cell office:value-type="float" office:value="4.3799" calcext:value-type="float">
            <text:p>4,3799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35" calcext:value-type="float">
            <text:p>1235</text:p>
          </table:table-cell>
          <table:table-cell office:value-type="float" office:value="61.3706" calcext:value-type="float">
            <text:p>61,3706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16.7118" calcext:value-type="float">
            <text:p>16,7118</text:p>
          </table:table-cell>
          <table:table-cell office:value-type="float" office:value="2.18856361990249" calcext:value-type="float">
            <text:p>2,18856361990249</text:p>
          </table:table-cell>
          <table:table-cell office:value-type="float" office:value="11" calcext:value-type="float">
            <text:p>11</text:p>
          </table:table-cell>
          <table:table-cell office:value-type="float" office:value="16.5002" calcext:value-type="float">
            <text:p>16,5002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office:value-type="float" office:value="19.5261" calcext:value-type="float">
            <text:p>19,5261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20.4969" calcext:value-type="float">
            <text:p>20,4969</text:p>
          </table:table-cell>
          <table:table-cell office:value-type="float" office:value="2.96867296252737" calcext:value-type="float">
            <text:p>2,96867296252737</text:p>
          </table:table-cell>
          <table:table-cell office:value-type="float" office:value="99" calcext:value-type="float">
            <text:p>99</text:p>
          </table:table-cell>
          <table:table-cell office:value-type="float" office:value="18.6347" calcext:value-type="float">
            <text:p>18,6347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22.8975" calcext:value-type="float">
            <text:p>22,8975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8.1832" calcext:value-type="float">
            <text:p>18,1832</text:p>
          </table:table-cell>
          <table:table-cell office:value-type="float" office:value="2.82101689064455" calcext:value-type="float">
            <text:p>2,82101689064455</text:p>
          </table:table-cell>
          <table:table-cell office:value-type="float" office:value="101" calcext:value-type="float">
            <text:p>101</text:p>
          </table:table-cell>
          <table:table-cell office:value-type="float" office:value="14.966" calcext:value-type="float">
            <text:p>14,966</text:p>
          </table:table-cell>
        </table:table-row>
      </table:table>
      <table:table table:name="Total Resolution End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gular Resolution</text:p>
          </table:table-cell>
          <table:table-cell office:value-type="string" calcext:value-type="string">
            <text:p>Crossing Resolution</text:p>
          </table:table-cell>
          <table:table-cell office:value-type="string" calcext:value-type="string">
            <text:p>Total Resolu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erage Edge Length</text:p>
          </table:table-cell>
          <table:table-cell office:value-type="string" calcext:value-type="string">
            <text:p>Number of Crossings</text:p>
          </table:table-cell>
          <table:table-cell office:value-type="string" calcext:value-type="string">
            <text:p>Longest Edge</text:p>
          </table:table-cell>
          <table:table-cell office:value-type="string" calcext:value-type="string">
            <text:p>Shortest Edg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.10.85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.64" calcext:value-type="float">
            <text:p>20,64</text:p>
          </table:table-cell>
          <table:table-cell office:value-type="float" office:value="64.5" calcext:value-type="float">
            <text:p>64,5</text:p>
          </table:table-cell>
          <table:table-cell office:value-type="float" office:value="20.64" calcext:value-type="float">
            <text:p>20,64</text:p>
          </table:table-cell>
          <table:table-cell office:value-type="float" office:value="577" calcext:value-type="float">
            <text:p>577</text:p>
          </table:table-cell>
          <table:table-cell office:value-type="float" office:value="323.37" calcext:value-type="float">
            <text:p>323,37</text:p>
          </table:table-cell>
          <table:table-cell office:value-type="float" office:value="3" calcext:value-type="float">
            <text:p>3</text:p>
          </table:table-cell>
          <table:table-cell office:value-type="float" office:value="444.18" calcext:value-type="float">
            <text:p>444,18</text:p>
          </table:table-cell>
          <table:table-cell office:value-type="float" office:value="171.26" calcext:value-type="float">
            <text:p>171,2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g.10.94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.17" calcext:value-type="float">
            <text:p>25,17</text:p>
          </table:table-cell>
          <table:table-cell office:value-type="float" office:value="70.21" calcext:value-type="float">
            <text:p>70,21</text:p>
          </table:table-cell>
          <table:table-cell office:value-type="float" office:value="25.17" calcext:value-type="float">
            <text:p>25,17</text:p>
          </table:table-cell>
          <table:table-cell office:value-type="float" office:value="783" calcext:value-type="float">
            <text:p>783</text:p>
          </table:table-cell>
          <table:table-cell office:value-type="float" office:value="327.13" calcext:value-type="float">
            <text:p>327,13</text:p>
          </table:table-cell>
          <table:table-cell office:value-type="float" office:value="3" calcext:value-type="float">
            <text:p>3</text:p>
          </table:table-cell>
          <table:table-cell office:value-type="float" office:value="506.09" calcext:value-type="float">
            <text:p>506,09</text:p>
          </table:table-cell>
          <table:table-cell office:value-type="float" office:value="193.92" calcext:value-type="float">
            <text:p>193,9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g.10.61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.17" calcext:value-type="float">
            <text:p>25,17</text:p>
          </table:table-cell>
          <table:table-cell office:value-type="float" office:value="70.2" calcext:value-type="float">
            <text:p>70,2</text:p>
          </table:table-cell>
          <table:table-cell office:value-type="float" office:value="25.17" calcext:value-type="float">
            <text:p>25,17</text:p>
          </table:table-cell>
          <table:table-cell office:value-type="float" office:value="787" calcext:value-type="float">
            <text:p>787</text:p>
          </table:table-cell>
          <table:table-cell office:value-type="float" office:value="327.16" calcext:value-type="float">
            <text:p>327,16</text:p>
          </table:table-cell>
          <table:table-cell office:value-type="float" office:value="3" calcext:value-type="float">
            <text:p>3</text:p>
          </table:table-cell>
          <table:table-cell office:value-type="float" office:value="506.15" calcext:value-type="float">
            <text:p>506,15</text:p>
          </table:table-cell>
          <table:table-cell office:value-type="float" office:value="193.92" calcext:value-type="float">
            <text:p>193,9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g.10.62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.17" calcext:value-type="float">
            <text:p>25,17</text:p>
          </table:table-cell>
          <table:table-cell office:value-type="float" office:value="70.2" calcext:value-type="float">
            <text:p>70,2</text:p>
          </table:table-cell>
          <table:table-cell office:value-type="float" office:value="25.17" calcext:value-type="float">
            <text:p>25,17</text:p>
          </table:table-cell>
          <table:table-cell office:value-type="float" office:value="786" calcext:value-type="float">
            <text:p>786</text:p>
          </table:table-cell>
          <table:table-cell office:value-type="float" office:value="327.15" calcext:value-type="float">
            <text:p>327,15</text:p>
          </table:table-cell>
          <table:table-cell office:value-type="float" office:value="3" calcext:value-type="float">
            <text:p>3</text:p>
          </table:table-cell>
          <table:table-cell office:value-type="float" office:value="506.15" calcext:value-type="float">
            <text:p>506,15</text:p>
          </table:table-cell>
          <table:table-cell office:value-type="float" office:value="193.91" calcext:value-type="float">
            <text:p>193,9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g.10.22.g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.82" calcext:value-type="float">
            <text:p>11,82</text:p>
          </table:table-cell>
          <table:table-cell office:value-type="float" office:value="46.28" calcext:value-type="float">
            <text:p>46,28</text:p>
          </table:table-cell>
          <table:table-cell office:value-type="float" office:value="11.82" calcext:value-type="float">
            <text:p>11,82</text:p>
          </table:table-cell>
          <table:table-cell office:value-type="float" office:value="244" calcext:value-type="float">
            <text:p>244</text:p>
          </table:table-cell>
          <table:table-cell office:value-type="float" office:value="273.77" calcext:value-type="float">
            <text:p>273,77</text:p>
          </table:table-cell>
          <table:table-cell office:value-type="float" office:value="17" calcext:value-type="float">
            <text:p>17</text:p>
          </table:table-cell>
          <table:table-cell office:value-type="float" office:value="468.35" calcext:value-type="float">
            <text:p>468,35</text:p>
          </table:table-cell>
          <table:table-cell office:value-type="float" office:value="161.96" calcext:value-type="float">
            <text:p>161,9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g.10.31.g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office:value-type="float" office:value="41.39" calcext:value-type="float">
            <text:p>41,39</text:p>
          </table:table-cell>
          <table:table-cell office:value-type="float" office:value="15.6" calcext:value-type="float">
            <text:p>15,6</text:p>
          </table:table-cell>
          <table:table-cell office:value-type="float" office:value="348" calcext:value-type="float">
            <text:p>348</text:p>
          </table:table-cell>
          <table:table-cell office:value-type="float" office:value="285.66" calcext:value-type="float">
            <text:p>285,66</text:p>
          </table:table-cell>
          <table:table-cell office:value-type="float" office:value="22" calcext:value-type="float">
            <text:p>22</text:p>
          </table:table-cell>
          <table:table-cell office:value-type="float" office:value="497.89" calcext:value-type="float">
            <text:p>497,89</text:p>
          </table:table-cell>
          <table:table-cell office:value-type="float" office:value="163.64" calcext:value-type="float">
            <text:p>163,6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g.10.30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.04" calcext:value-type="float">
            <text:p>31,04</text:p>
          </table:table-cell>
          <table:table-cell office:value-type="float" office:value="46.44" calcext:value-type="float">
            <text:p>46,44</text:p>
          </table:table-cell>
          <table:table-cell office:value-type="float" office:value="31.04" calcext:value-type="float">
            <text:p>31,04</text:p>
          </table:table-cell>
          <table:table-cell office:value-type="float" office:value="838" calcext:value-type="float">
            <text:p>838</text:p>
          </table:table-cell>
          <table:table-cell office:value-type="float" office:value="315.42" calcext:value-type="float">
            <text:p>315,42</text:p>
          </table:table-cell>
          <table:table-cell office:value-type="float" office:value="4" calcext:value-type="float">
            <text:p>4</text:p>
          </table:table-cell>
          <table:table-cell office:value-type="float" office:value="538.15" calcext:value-type="float">
            <text:p>538,15</text:p>
          </table:table-cell>
          <table:table-cell office:value-type="float" office:value="176.33" calcext:value-type="float">
            <text:p>176,3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g.10.25.gm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.54" calcext:value-type="float">
            <text:p>14,54</text:p>
          </table:table-cell>
          <table:table-cell office:value-type="float" office:value="45.26" calcext:value-type="float">
            <text:p>45,26</text:p>
          </table:table-cell>
          <table:table-cell office:value-type="float" office:value="14.54" calcext:value-type="float">
            <text:p>14,54</text:p>
          </table:table-cell>
          <table:table-cell office:value-type="float" office:value="749" calcext:value-type="float">
            <text:p>749</text:p>
          </table:table-cell>
          <table:table-cell office:value-type="float" office:value="237.61" calcext:value-type="float">
            <text:p>237,61</text:p>
          </table:table-cell>
          <table:table-cell office:value-type="float" office:value="31" calcext:value-type="float">
            <text:p>31</text:p>
          </table:table-cell>
          <table:table-cell office:value-type="float" office:value="390.23" calcext:value-type="float">
            <text:p>390,23</text:p>
          </table:table-cell>
          <table:table-cell office:value-type="float" office:value="118.81" calcext:value-type="float">
            <text:p>118,81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g.10.80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.4" calcext:value-type="float">
            <text:p>16,4</text:p>
          </table:table-cell>
          <table:table-cell office:value-type="float" office:value="67.96" calcext:value-type="float">
            <text:p>67,96</text:p>
          </table:table-cell>
          <table:table-cell office:value-type="float" office:value="16.4" calcext:value-type="float">
            <text:p>16,4</text:p>
          </table:table-cell>
          <table:table-cell office:value-type="float" office:value="478" calcext:value-type="float">
            <text:p>478</text:p>
          </table:table-cell>
          <table:table-cell office:value-type="float" office:value="290.9" calcext:value-type="float">
            <text:p>290,9</text:p>
          </table:table-cell>
          <table:table-cell office:value-type="float" office:value="2" calcext:value-type="float">
            <text:p>2</text:p>
          </table:table-cell>
          <table:table-cell office:value-type="float" office:value="434.5" calcext:value-type="float">
            <text:p>434,5</text:p>
          </table:table-cell>
          <table:table-cell office:value-type="float" office:value="130.5" calcext:value-type="float">
            <text:p>130,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g.10.86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1.18" calcext:value-type="float">
            <text:p>31,18</text:p>
          </table:table-cell>
          <table:table-cell office:value-type="float" office:value="69.9" calcext:value-type="float">
            <text:p>69,9</text:p>
          </table:table-cell>
          <table:table-cell office:value-type="float" office:value="31.18" calcext:value-type="float">
            <text:p>31,18</text:p>
          </table:table-cell>
          <table:table-cell office:value-type="float" office:value="668" calcext:value-type="float">
            <text:p>668</text:p>
          </table:table-cell>
          <table:table-cell office:value-type="float" office:value="307.18" calcext:value-type="float">
            <text:p>307,18</text:p>
          </table:table-cell>
          <table:table-cell office:value-type="float" office:value="5" calcext:value-type="float">
            <text:p>5</text:p>
          </table:table-cell>
          <table:table-cell office:value-type="float" office:value="449.53" calcext:value-type="float">
            <text:p>449,53</text:p>
          </table:table-cell>
          <table:table-cell office:value-type="float" office:value="122.82" calcext:value-type="float">
            <text:p>122,8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g.10.29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.65" calcext:value-type="float">
            <text:p>24,65</text:p>
          </table:table-cell>
          <table:table-cell office:value-type="float" office:value="50.81" calcext:value-type="float">
            <text:p>50,81</text:p>
          </table:table-cell>
          <table:table-cell office:value-type="float" office:value="24.65" calcext:value-type="float">
            <text:p>24,65</text:p>
          </table:table-cell>
          <table:table-cell office:value-type="float" office:value="445" calcext:value-type="float">
            <text:p>445</text:p>
          </table:table-cell>
          <table:table-cell office:value-type="float" office:value="302.38" calcext:value-type="float">
            <text:p>302,38</text:p>
          </table:table-cell>
          <table:table-cell office:value-type="float" office:value="9" calcext:value-type="float">
            <text:p>9</text:p>
          </table:table-cell>
          <table:table-cell office:value-type="float" office:value="529.89" calcext:value-type="float">
            <text:p>529,89</text:p>
          </table:table-cell>
          <table:table-cell office:value-type="float" office:value="141.09" calcext:value-type="float">
            <text:p>141,0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g.10.20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.64" calcext:value-type="float">
            <text:p>24,64</text:p>
          </table:table-cell>
          <table:table-cell office:value-type="float" office:value="50.81" calcext:value-type="float">
            <text:p>50,81</text:p>
          </table:table-cell>
          <table:table-cell office:value-type="float" office:value="24.64" calcext:value-type="float">
            <text:p>24,64</text:p>
          </table:table-cell>
          <table:table-cell office:value-type="float" office:value="444" calcext:value-type="float">
            <text:p>444</text:p>
          </table:table-cell>
          <table:table-cell office:value-type="float" office:value="302.35" calcext:value-type="float">
            <text:p>302,35</text:p>
          </table:table-cell>
          <table:table-cell office:value-type="float" office:value="9" calcext:value-type="float">
            <text:p>9</text:p>
          </table:table-cell>
          <table:table-cell office:value-type="float" office:value="529.84" calcext:value-type="float">
            <text:p>529,84</text:p>
          </table:table-cell>
          <table:table-cell office:value-type="float" office:value="141.03" calcext:value-type="float">
            <text:p>141,0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g.10.46.gm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.36" calcext:value-type="float">
            <text:p>40,36</text:p>
          </table:table-cell>
          <table:table-cell office:value-type="float" office:value="40.47" calcext:value-type="float">
            <text:p>40,47</text:p>
          </table:table-cell>
          <table:table-cell office:value-type="float" office:value="40.36" calcext:value-type="float">
            <text:p>40,36</text:p>
          </table:table-cell>
          <table:table-cell office:value-type="float" office:value="468" calcext:value-type="float">
            <text:p>468</text:p>
          </table:table-cell>
          <table:table-cell office:value-type="float" office:value="290.35" calcext:value-type="float">
            <text:p>290,35</text:p>
          </table:table-cell>
          <table:table-cell office:value-type="float" office:value="4" calcext:value-type="float">
            <text:p>4</text:p>
          </table:table-cell>
          <table:table-cell office:value-type="float" office:value="464.6" calcext:value-type="float">
            <text:p>464,6</text:p>
          </table:table-cell>
          <table:table-cell office:value-type="float" office:value="120.46" calcext:value-type="float">
            <text:p>120,4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g.10.79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.73" calcext:value-type="float">
            <text:p>16,73</text:p>
          </table:table-cell>
          <table:table-cell office:value-type="float" office:value="69.09" calcext:value-type="float">
            <text:p>69,09</text:p>
          </table:table-cell>
          <table:table-cell office:value-type="float" office:value="16.73" calcext:value-type="float">
            <text:p>16,73</text:p>
          </table:table-cell>
          <table:table-cell office:value-type="float" office:value="723" calcext:value-type="float">
            <text:p>723</text:p>
          </table:table-cell>
          <table:table-cell office:value-type="float" office:value="292.43" calcext:value-type="float">
            <text:p>292,43</text:p>
          </table:table-cell>
          <table:table-cell office:value-type="float" office:value="2" calcext:value-type="float">
            <text:p>2</text:p>
          </table:table-cell>
          <table:table-cell office:value-type="float" office:value="418.03" calcext:value-type="float">
            <text:p>418,03</text:p>
          </table:table-cell>
          <table:table-cell office:value-type="float" office:value="107.58" calcext:value-type="float">
            <text:p>107,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g.10.34.g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.78" calcext:value-type="float">
            <text:p>19,78</text:p>
          </table:table-cell>
          <table:table-cell office:value-type="float" office:value="27.44" calcext:value-type="float">
            <text:p>27,44</text:p>
          </table:table-cell>
          <table:table-cell office:value-type="float" office:value="19.78" calcext:value-type="float">
            <text:p>19,78</text:p>
          </table:table-cell>
          <table:table-cell office:value-type="float" office:value="428" calcext:value-type="float">
            <text:p>428</text:p>
          </table:table-cell>
          <table:table-cell office:value-type="float" office:value="290.56" calcext:value-type="float">
            <text:p>290,56</text:p>
          </table:table-cell>
          <table:table-cell office:value-type="float" office:value="22" calcext:value-type="float">
            <text:p>22</text:p>
          </table:table-cell>
          <table:table-cell office:value-type="float" office:value="501.99" calcext:value-type="float">
            <text:p>501,99</text:p>
          </table:table-cell>
          <table:table-cell office:value-type="float" office:value="126.96" calcext:value-type="float">
            <text:p>126,9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g.10.19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.18" calcext:value-type="float">
            <text:p>16,18</text:p>
          </table:table-cell>
          <table:table-cell office:value-type="float" office:value="42.27" calcext:value-type="float">
            <text:p>42,27</text:p>
          </table:table-cell>
          <table:table-cell office:value-type="float" office:value="16.18" calcext:value-type="float">
            <text:p>16,18</text:p>
          </table:table-cell>
          <table:table-cell office:value-type="float" office:value="502" calcext:value-type="float">
            <text:p>502</text:p>
          </table:table-cell>
          <table:table-cell office:value-type="float" office:value="273.58" calcext:value-type="float">
            <text:p>273,58</text:p>
          </table:table-cell>
          <table:table-cell office:value-type="float" office:value="6" calcext:value-type="float">
            <text:p>6</text:p>
          </table:table-cell>
          <table:table-cell office:value-type="float" office:value="428.83" calcext:value-type="float">
            <text:p>428,83</text:p>
          </table:table-cell>
          <table:table-cell office:value-type="float" office:value="108.39" calcext:value-type="float">
            <text:p>108,39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g.10.27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.44" calcext:value-type="float">
            <text:p>10,44</text:p>
          </table:table-cell>
          <table:table-cell office:value-type="float" office:value="30.72" calcext:value-type="float">
            <text:p>30,72</text:p>
          </table:table-cell>
          <table:table-cell office:value-type="float" office:value="10.44" calcext:value-type="float">
            <text:p>10,44</text:p>
          </table:table-cell>
          <table:table-cell office:value-type="float" office:value="184" calcext:value-type="float">
            <text:p>184</text:p>
          </table:table-cell>
          <table:table-cell office:value-type="float" office:value="267.27" calcext:value-type="float">
            <text:p>267,27</text:p>
          </table:table-cell>
          <table:table-cell office:value-type="float" office:value="11" calcext:value-type="float">
            <text:p>11</text:p>
          </table:table-cell>
          <table:table-cell office:value-type="float" office:value="517.66" calcext:value-type="float">
            <text:p>517,66</text:p>
          </table:table-cell>
          <table:table-cell office:value-type="float" office:value="125.28" calcext:value-type="float">
            <text:p>125,2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g.10.82.gm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.22" calcext:value-type="float">
            <text:p>20,22</text:p>
          </table:table-cell>
          <table:table-cell office:value-type="float" office:value="31.03" calcext:value-type="float">
            <text:p>31,03</text:p>
          </table:table-cell>
          <table:table-cell office:value-type="float" office:value="20.22" calcext:value-type="float">
            <text:p>20,22</text:p>
          </table:table-cell>
          <table:table-cell office:value-type="float" office:value="578" calcext:value-type="float">
            <text:p>578</text:p>
          </table:table-cell>
          <table:table-cell office:value-type="float" office:value="294.36" calcext:value-type="float">
            <text:p>294,36</text:p>
          </table:table-cell>
          <table:table-cell office:value-type="float" office:value="5" calcext:value-type="float">
            <text:p>5</text:p>
          </table:table-cell>
          <table:table-cell office:value-type="float" office:value="488.08" calcext:value-type="float">
            <text:p>488,08</text:p>
          </table:table-cell>
          <table:table-cell office:value-type="float" office:value="116.48" calcext:value-type="float">
            <text:p>116,4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g.10.41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.21" calcext:value-type="float">
            <text:p>13,21</text:p>
          </table:table-cell>
          <table:table-cell office:value-type="float" office:value="48.99" calcext:value-type="float">
            <text:p>48,99</text:p>
          </table:table-cell>
          <table:table-cell office:value-type="float" office:value="13.21" calcext:value-type="float">
            <text:p>13,21</text:p>
          </table:table-cell>
          <table:table-cell office:value-type="float" office:value="424" calcext:value-type="float">
            <text:p>424</text:p>
          </table:table-cell>
          <table:table-cell office:value-type="float" office:value="283.84" calcext:value-type="float">
            <text:p>283,84</text:p>
          </table:table-cell>
          <table:table-cell office:value-type="float" office:value="8" calcext:value-type="float">
            <text:p>8</text:p>
          </table:table-cell>
          <table:table-cell office:value-type="float" office:value="478.42" calcext:value-type="float">
            <text:p>478,42</text:p>
          </table:table-cell>
          <table:table-cell office:value-type="float" office:value="113.63" calcext:value-type="float">
            <text:p>113,6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g.10.38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.63" calcext:value-type="float">
            <text:p>23,63</text:p>
          </table:table-cell>
          <table:table-cell office:value-type="float" office:value="49.39" calcext:value-type="float">
            <text:p>49,39</text:p>
          </table:table-cell>
          <table:table-cell office:value-type="float" office:value="23.63" calcext:value-type="float">
            <text:p>23,63</text:p>
          </table:table-cell>
          <table:table-cell office:value-type="float" office:value="340" calcext:value-type="float">
            <text:p>340</text:p>
          </table:table-cell>
          <table:table-cell office:value-type="float" office:value="283.2" calcext:value-type="float">
            <text:p>283,2</text:p>
          </table:table-cell>
          <table:table-cell office:value-type="float" office:value="11" calcext:value-type="float">
            <text:p>11</text:p>
          </table:table-cell>
          <table:table-cell office:value-type="float" office:value="491.47" calcext:value-type="float">
            <text:p>491,47</text:p>
          </table:table-cell>
          <table:table-cell office:value-type="float" office:value="104.57" calcext:value-type="float">
            <text:p>104,5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g.10.88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.81" calcext:value-type="float">
            <text:p>17,81</text:p>
          </table:table-cell>
          <table:table-cell office:value-type="float" office:value="42.23" calcext:value-type="float">
            <text:p>42,23</text:p>
          </table:table-cell>
          <table:table-cell office:value-type="float" office:value="17.81" calcext:value-type="float">
            <text:p>17,81</text:p>
          </table:table-cell>
          <table:table-cell office:value-type="float" office:value="750" calcext:value-type="float">
            <text:p>750</text:p>
          </table:table-cell>
          <table:table-cell office:value-type="float" office:value="294.52" calcext:value-type="float">
            <text:p>294,52</text:p>
          </table:table-cell>
          <table:table-cell office:value-type="float" office:value="11" calcext:value-type="float">
            <text:p>11</text:p>
          </table:table-cell>
          <table:table-cell office:value-type="float" office:value="501.67" calcext:value-type="float">
            <text:p>501,67</text:p>
          </table:table-cell>
          <table:table-cell office:value-type="float" office:value="98.62" calcext:value-type="float">
            <text:p>98,6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g.11.72.g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9.31" calcext:value-type="float">
            <text:p>29,31</text:p>
          </table:table-cell>
          <table:table-cell office:value-type="float" office:value="87.97" calcext:value-type="float">
            <text:p>87,97</text:p>
          </table:table-cell>
          <table:table-cell office:value-type="float" office:value="29.31" calcext:value-type="float">
            <text:p>29,31</text:p>
          </table:table-cell>
          <table:table-cell office:value-type="float" office:value="80" calcext:value-type="float">
            <text:p>80</text:p>
          </table:table-cell>
          <table:table-cell office:value-type="float" office:value="231.63" calcext:value-type="float">
            <text:p>231,63</text:p>
          </table:table-cell>
          <table:table-cell office:value-type="float" office:value="1" calcext:value-type="float">
            <text:p>1</text:p>
          </table:table-cell>
          <table:table-cell office:value-type="float" office:value="337.4" calcext:value-type="float">
            <text:p>337,4</text:p>
          </table:table-cell>
          <table:table-cell office:value-type="float" office:value="124.58" calcext:value-type="float">
            <text:p>124,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.11.29.gml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8.63" calcext:value-type="float">
            <text:p>18,63</text:p>
          </table:table-cell>
          <table:table-cell office:value-type="float" office:value="53.2" calcext:value-type="float">
            <text:p>53,2</text:p>
          </table:table-cell>
          <table:table-cell office:value-type="float" office:value="18.63" calcext:value-type="float">
            <text:p>18,63</text:p>
          </table:table-cell>
          <table:table-cell office:value-type="float" office:value="486" calcext:value-type="float">
            <text:p>486</text:p>
          </table:table-cell>
          <table:table-cell office:value-type="float" office:value="284.77" calcext:value-type="float">
            <text:p>284,77</text:p>
          </table:table-cell>
          <table:table-cell office:value-type="float" office:value="11" calcext:value-type="float">
            <text:p>11</text:p>
          </table:table-cell>
          <table:table-cell office:value-type="float" office:value="467.49" calcext:value-type="float">
            <text:p>467,49</text:p>
          </table:table-cell>
          <table:table-cell office:value-type="float" office:value="145.99" calcext:value-type="float">
            <text:p>145,9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.11.25.g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.91" calcext:value-type="float">
            <text:p>12,91</text:p>
          </table:table-cell>
          <table:table-cell office:value-type="float" office:value="43.09" calcext:value-type="float">
            <text:p>43,09</text:p>
          </table:table-cell>
          <table:table-cell office:value-type="float" office:value="12.91" calcext:value-type="float">
            <text:p>12,91</text:p>
          </table:table-cell>
          <table:table-cell office:value-type="float" office:value="198" calcext:value-type="float">
            <text:p>198</text:p>
          </table:table-cell>
          <table:table-cell office:value-type="float" office:value="257.29" calcext:value-type="float">
            <text:p>257,29</text:p>
          </table:table-cell>
          <table:table-cell office:value-type="float" office:value="11" calcext:value-type="float">
            <text:p>11</text:p>
          </table:table-cell>
          <table:table-cell office:value-type="float" office:value="494.18" calcext:value-type="float">
            <text:p>494,18</text:p>
          </table:table-cell>
          <table:table-cell office:value-type="float" office:value="150.03" calcext:value-type="float">
            <text:p>150,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g.11.23.g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.56" calcext:value-type="float">
            <text:p>12,56</text:p>
          </table:table-cell>
          <table:table-cell office:value-type="float" office:value="45.33" calcext:value-type="float">
            <text:p>45,33</text:p>
          </table:table-cell>
          <table:table-cell office:value-type="float" office:value="12.56" calcext:value-type="float">
            <text:p>12,56</text:p>
          </table:table-cell>
          <table:table-cell office:value-type="float" office:value="377" calcext:value-type="float">
            <text:p>377</text:p>
          </table:table-cell>
          <table:table-cell office:value-type="float" office:value="277.78" calcext:value-type="float">
            <text:p>277,78</text:p>
          </table:table-cell>
          <table:table-cell office:value-type="float" office:value="13" calcext:value-type="float">
            <text:p>13</text:p>
          </table:table-cell>
          <table:table-cell office:value-type="float" office:value="493.77" calcext:value-type="float">
            <text:p>493,77</text:p>
          </table:table-cell>
          <table:table-cell office:value-type="float" office:value="146.97" calcext:value-type="float">
            <text:p>146,9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g.11.17.gml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.91" calcext:value-type="float">
            <text:p>4,91</text:p>
          </table:table-cell>
          <table:table-cell office:value-type="float" office:value="25.21" calcext:value-type="float">
            <text:p>25,21</text:p>
          </table:table-cell>
          <table:table-cell office:value-type="float" office:value="4.91" calcext:value-type="float">
            <text:p>4,91</text:p>
          </table:table-cell>
          <table:table-cell office:value-type="float" office:value="105" calcext:value-type="float">
            <text:p>105</text:p>
          </table:table-cell>
          <table:table-cell office:value-type="float" office:value="212.2" calcext:value-type="float">
            <text:p>212,2</text:p>
          </table:table-cell>
          <table:table-cell office:value-type="float" office:value="135" calcext:value-type="float">
            <text:p>135</text:p>
          </table:table-cell>
          <table:table-cell office:value-type="float" office:value="362.77" calcext:value-type="float">
            <text:p>362,77</text:p>
          </table:table-cell>
          <table:table-cell office:value-type="float" office:value="94.63" calcext:value-type="float">
            <text:p>94,6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g.11.71.g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.65" calcext:value-type="float">
            <text:p>21,65</text:p>
          </table:table-cell>
          <table:table-cell office:value-type="float" office:value="52.99" calcext:value-type="float">
            <text:p>52,99</text:p>
          </table:table-cell>
          <table:table-cell office:value-type="float" office:value="21.65" calcext:value-type="float">
            <text:p>21,65</text:p>
          </table:table-cell>
          <table:table-cell office:value-type="float" office:value="679" calcext:value-type="float">
            <text:p>679</text:p>
          </table:table-cell>
          <table:table-cell office:value-type="float" office:value="272.28" calcext:value-type="float">
            <text:p>272,28</text:p>
          </table:table-cell>
          <table:table-cell office:value-type="float" office:value="5" calcext:value-type="float">
            <text:p>5</text:p>
          </table:table-cell>
          <table:table-cell office:value-type="float" office:value="462.44" calcext:value-type="float">
            <text:p>462,44</text:p>
          </table:table-cell>
          <table:table-cell office:value-type="float" office:value="113.77" calcext:value-type="float">
            <text:p>113,7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.11.16.gml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20.57" calcext:value-type="float">
            <text:p>20,57</text:p>
          </table:table-cell>
          <table:table-cell office:value-type="float" office:value="3.03" calcext:value-type="float">
            <text:p>3,03</text:p>
          </table:table-cell>
          <table:table-cell office:value-type="float" office:value="52" calcext:value-type="float">
            <text:p>52</text:p>
          </table:table-cell>
          <table:table-cell office:value-type="float" office:value="236.85" calcext:value-type="float">
            <text:p>236,85</text:p>
          </table:table-cell>
          <table:table-cell office:value-type="float" office:value="135" calcext:value-type="float">
            <text:p>135</text:p>
          </table:table-cell>
          <table:table-cell office:value-type="float" office:value="473.07" calcext:value-type="float">
            <text:p>473,07</text:p>
          </table:table-cell>
          <table:table-cell office:value-type="float" office:value="63.32" calcext:value-type="float">
            <text:p>63,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.12.108.g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0.91" calcext:value-type="float">
            <text:p>50,91</text:p>
          </table:table-cell>
          <table:table-cell office:value-type="float" office:value="58.51" calcext:value-type="float">
            <text:p>58,51</text:p>
          </table:table-cell>
          <table:table-cell office:value-type="float" office:value="50.91" calcext:value-type="float">
            <text:p>50,91</text:p>
          </table:table-cell>
          <table:table-cell office:value-type="float" office:value="934" calcext:value-type="float">
            <text:p>934</text:p>
          </table:table-cell>
          <table:table-cell office:value-type="float" office:value="290.64" calcext:value-type="float">
            <text:p>290,64</text:p>
          </table:table-cell>
          <table:table-cell office:value-type="float" office:value="1" calcext:value-type="float">
            <text:p>1</text:p>
          </table:table-cell>
          <table:table-cell office:value-type="float" office:value="359.02" calcext:value-type="float">
            <text:p>359,02</text:p>
          </table:table-cell>
          <table:table-cell office:value-type="float" office:value="162.25" calcext:value-type="float">
            <text:p>162,2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g.12.31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.45" calcext:value-type="float">
            <text:p>13,45</text:p>
          </table:table-cell>
          <table:table-cell office:value-type="float" office:value="40.93" calcext:value-type="float">
            <text:p>40,93</text:p>
          </table:table-cell>
          <table:table-cell office:value-type="float" office:value="13.45" calcext:value-type="float">
            <text:p>13,45</text:p>
          </table:table-cell>
          <table:table-cell office:value-type="float" office:value="308" calcext:value-type="float">
            <text:p>308</text:p>
          </table:table-cell>
          <table:table-cell office:value-type="float" office:value="284.28" calcext:value-type="float">
            <text:p>284,28</text:p>
          </table:table-cell>
          <table:table-cell office:value-type="float" office:value="11" calcext:value-type="float">
            <text:p>11</text:p>
          </table:table-cell>
          <table:table-cell office:value-type="float" office:value="439.64" calcext:value-type="float">
            <text:p>439,64</text:p>
          </table:table-cell>
          <table:table-cell office:value-type="float" office:value="175.82" calcext:value-type="float">
            <text:p>175,8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g.12.78.g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1.02" calcext:value-type="float">
            <text:p>41,02</text:p>
          </table:table-cell>
          <table:table-cell office:value-type="float" office:value="61.15" calcext:value-type="float">
            <text:p>61,15</text:p>
          </table:table-cell>
          <table:table-cell office:value-type="float" office:value="41.02" calcext:value-type="float">
            <text:p>41,02</text:p>
          </table:table-cell>
          <table:table-cell office:value-type="float" office:value="2296" calcext:value-type="float">
            <text:p>2296</text:p>
          </table:table-cell>
          <table:table-cell office:value-type="float" office:value="314.88" calcext:value-type="float">
            <text:p>314,88</text:p>
          </table:table-cell>
          <table:table-cell office:value-type="float" office:value="1" calcext:value-type="float">
            <text:p>1</text:p>
          </table:table-cell>
          <table:table-cell office:value-type="float" office:value="450.18" calcext:value-type="float">
            <text:p>450,18</text:p>
          </table:table-cell>
          <table:table-cell office:value-type="float" office:value="160.06" calcext:value-type="float">
            <text:p>160,06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g.12.62.gm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.56" calcext:value-type="float">
            <text:p>13,56</text:p>
          </table:table-cell>
          <table:table-cell office:value-type="float" office:value="59.91" calcext:value-type="float">
            <text:p>59,91</text:p>
          </table:table-cell>
          <table:table-cell office:value-type="float" office:value="13.56" calcext:value-type="float">
            <text:p>13,56</text:p>
          </table:table-cell>
          <table:table-cell office:value-type="float" office:value="130" calcext:value-type="float">
            <text:p>130</text:p>
          </table:table-cell>
          <table:table-cell office:value-type="float" office:value="249.32" calcext:value-type="float">
            <text:p>249,32</text:p>
          </table:table-cell>
          <table:table-cell office:value-type="float" office:value="8" calcext:value-type="float">
            <text:p>8</text:p>
          </table:table-cell>
          <table:table-cell office:value-type="float" office:value="422.4" calcext:value-type="float">
            <text:p>422,4</text:p>
          </table:table-cell>
          <table:table-cell office:value-type="float" office:value="144.43" calcext:value-type="float">
            <text:p>144,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g.12.40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25" calcext:value-type="float">
            <text:p>7,25</text:p>
          </table:table-cell>
          <table:table-cell office:value-type="float" office:value="40.61" calcext:value-type="float">
            <text:p>40,61</text:p>
          </table:table-cell>
          <table:table-cell office:value-type="float" office:value="7.25" calcext:value-type="float">
            <text:p>7,25</text:p>
          </table:table-cell>
          <table:table-cell office:value-type="float" office:value="448" calcext:value-type="float">
            <text:p>448</text:p>
          </table:table-cell>
          <table:table-cell office:value-type="float" office:value="258.48" calcext:value-type="float">
            <text:p>258,48</text:p>
          </table:table-cell>
          <table:table-cell office:value-type="float" office:value="32" calcext:value-type="float">
            <text:p>32</text:p>
          </table:table-cell>
          <table:table-cell office:value-type="float" office:value="421.4" calcext:value-type="float">
            <text:p>421,4</text:p>
          </table:table-cell>
          <table:table-cell office:value-type="float" office:value="142.85" calcext:value-type="float">
            <text:p>142,8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g.12.76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25" calcext:value-type="float">
            <text:p>7,25</text:p>
          </table:table-cell>
          <table:table-cell office:value-type="float" office:value="40.61" calcext:value-type="float">
            <text:p>40,61</text:p>
          </table:table-cell>
          <table:table-cell office:value-type="float" office:value="7.25" calcext:value-type="float">
            <text:p>7,25</text:p>
          </table:table-cell>
          <table:table-cell office:value-type="float" office:value="448" calcext:value-type="float">
            <text:p>448</text:p>
          </table:table-cell>
          <table:table-cell office:value-type="float" office:value="258.48" calcext:value-type="float">
            <text:p>258,48</text:p>
          </table:table-cell>
          <table:table-cell office:value-type="float" office:value="32" calcext:value-type="float">
            <text:p>32</text:p>
          </table:table-cell>
          <table:table-cell office:value-type="float" office:value="421.45" calcext:value-type="float">
            <text:p>421,45</text:p>
          </table:table-cell>
          <table:table-cell office:value-type="float" office:value="142.84" calcext:value-type="float">
            <text:p>142,8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g.12.75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96" calcext:value-type="float">
            <text:p>6,96</text:p>
          </table:table-cell>
          <table:table-cell office:value-type="float" office:value="40.7" calcext:value-type="float">
            <text:p>40,7</text:p>
          </table:table-cell>
          <table:table-cell office:value-type="float" office:value="6.96" calcext:value-type="float">
            <text:p>6,96</text:p>
          </table:table-cell>
          <table:table-cell office:value-type="float" office:value="47" calcext:value-type="float">
            <text:p>47</text:p>
          </table:table-cell>
          <table:table-cell office:value-type="float" office:value="214.97" calcext:value-type="float">
            <text:p>214,97</text:p>
          </table:table-cell>
          <table:table-cell office:value-type="float" office:value="32" calcext:value-type="float">
            <text:p>32</text:p>
          </table:table-cell>
          <table:table-cell office:value-type="float" office:value="348.73" calcext:value-type="float">
            <text:p>348,73</text:p>
          </table:table-cell>
          <table:table-cell office:value-type="float" office:value="114.52" calcext:value-type="float">
            <text:p>114,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.12.22.gm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.59" calcext:value-type="float">
            <text:p>14,59</text:p>
          </table:table-cell>
          <table:table-cell office:value-type="float" office:value="34.71" calcext:value-type="float">
            <text:p>34,71</text:p>
          </table:table-cell>
          <table:table-cell office:value-type="float" office:value="14.59" calcext:value-type="float">
            <text:p>14,59</text:p>
          </table:table-cell>
          <table:table-cell office:value-type="float" office:value="1160" calcext:value-type="float">
            <text:p>1160</text:p>
          </table:table-cell>
          <table:table-cell office:value-type="float" office:value="272.74" calcext:value-type="float">
            <text:p>272,74</text:p>
          </table:table-cell>
          <table:table-cell office:value-type="float" office:value="8" calcext:value-type="float">
            <text:p>8</text:p>
          </table:table-cell>
          <table:table-cell office:value-type="float" office:value="467.37" calcext:value-type="float">
            <text:p>467,37</text:p>
          </table:table-cell>
          <table:table-cell office:value-type="float" office:value="153.37" calcext:value-type="float">
            <text:p>153,37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g.12.60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,9</text:p>
          </table:table-cell>
          <table:table-cell office:value-type="float" office:value="39.6" calcext:value-type="float">
            <text:p>39,6</text:p>
          </table:table-cell>
          <table:table-cell office:value-type="float" office:value="11.9" calcext:value-type="float">
            <text:p>11,9</text:p>
          </table:table-cell>
          <table:table-cell office:value-type="float" office:value="297" calcext:value-type="float">
            <text:p>297</text:p>
          </table:table-cell>
          <table:table-cell office:value-type="float" office:value="289.05" calcext:value-type="float">
            <text:p>289,05</text:p>
          </table:table-cell>
          <table:table-cell office:value-type="float" office:value="13" calcext:value-type="float">
            <text:p>13</text:p>
          </table:table-cell>
          <table:table-cell office:value-type="float" office:value="484.08" calcext:value-type="float">
            <text:p>484,08</text:p>
          </table:table-cell>
          <table:table-cell office:value-type="float" office:value="158.46" calcext:value-type="float">
            <text:p>158,4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g.12.79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91" calcext:value-type="float">
            <text:p>11,91</text:p>
          </table:table-cell>
          <table:table-cell office:value-type="float" office:value="39.6" calcext:value-type="float">
            <text:p>39,6</text:p>
          </table:table-cell>
          <table:table-cell office:value-type="float" office:value="11.91" calcext:value-type="float">
            <text:p>11,91</text:p>
          </table:table-cell>
          <table:table-cell office:value-type="float" office:value="298" calcext:value-type="float">
            <text:p>298</text:p>
          </table:table-cell>
          <table:table-cell office:value-type="float" office:value="289.06" calcext:value-type="float">
            <text:p>289,06</text:p>
          </table:table-cell>
          <table:table-cell office:value-type="float" office:value="13" calcext:value-type="float">
            <text:p>13</text:p>
          </table:table-cell>
          <table:table-cell office:value-type="float" office:value="484.15" calcext:value-type="float">
            <text:p>484,15</text:p>
          </table:table-cell>
          <table:table-cell office:value-type="float" office:value="158.46" calcext:value-type="float">
            <text:p>158,4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g.12.145.gm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.6" calcext:value-type="float">
            <text:p>20,6</text:p>
          </table:table-cell>
          <table:table-cell office:value-type="float" office:value="50.64" calcext:value-type="float">
            <text:p>50,64</text:p>
          </table:table-cell>
          <table:table-cell office:value-type="float" office:value="20.6" calcext:value-type="float">
            <text:p>20,6</text:p>
          </table:table-cell>
          <table:table-cell office:value-type="float" office:value="851" calcext:value-type="float">
            <text:p>851</text:p>
          </table:table-cell>
          <table:table-cell office:value-type="float" office:value="303.29" calcext:value-type="float">
            <text:p>303,29</text:p>
          </table:table-cell>
          <table:table-cell office:value-type="float" office:value="12" calcext:value-type="float">
            <text:p>12</text:p>
          </table:table-cell>
          <table:table-cell office:value-type="float" office:value="525.26" calcext:value-type="float">
            <text:p>525,26</text:p>
          </table:table-cell>
          <table:table-cell office:value-type="float" office:value="167.54" calcext:value-type="float">
            <text:p>167,54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g.12.77.g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,1</text:p>
          </table:table-cell>
          <table:table-cell office:value-type="float" office:value="60.63" calcext:value-type="float">
            <text:p>60,63</text:p>
          </table:table-cell>
          <table:table-cell office:value-type="float" office:value="34.1" calcext:value-type="float">
            <text:p>34,1</text:p>
          </table:table-cell>
          <table:table-cell office:value-type="float" office:value="897" calcext:value-type="float">
            <text:p>897</text:p>
          </table:table-cell>
          <table:table-cell office:value-type="float" office:value="303.09" calcext:value-type="float">
            <text:p>303,09</text:p>
          </table:table-cell>
          <table:table-cell office:value-type="float" office:value="4" calcext:value-type="float">
            <text:p>4</text:p>
          </table:table-cell>
          <table:table-cell office:value-type="float" office:value="456.36" calcext:value-type="float">
            <text:p>456,36</text:p>
          </table:table-cell>
          <table:table-cell office:value-type="float" office:value="138.21" calcext:value-type="float">
            <text:p>138,2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g.12.91.gml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.97" calcext:value-type="float">
            <text:p>17,97</text:p>
          </table:table-cell>
          <table:table-cell office:value-type="float" office:value="38.69" calcext:value-type="float">
            <text:p>38,69</text:p>
          </table:table-cell>
          <table:table-cell office:value-type="float" office:value="17.97" calcext:value-type="float">
            <text:p>17,97</text:p>
          </table:table-cell>
          <table:table-cell office:value-type="float" office:value="386" calcext:value-type="float">
            <text:p>386</text:p>
          </table:table-cell>
          <table:table-cell office:value-type="float" office:value="294" calcext:value-type="float">
            <text:p>294</text:p>
          </table:table-cell>
          <table:table-cell office:value-type="float" office:value="17" calcext:value-type="float">
            <text:p>17</text:p>
          </table:table-cell>
          <table:table-cell office:value-type="float" office:value="483.72" calcext:value-type="float">
            <text:p>483,72</text:p>
          </table:table-cell>
          <table:table-cell office:value-type="float" office:value="142.87" calcext:value-type="float">
            <text:p>142,8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g.12.112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7.21" calcext:value-type="float">
            <text:p>17,21</text:p>
          </table:table-cell>
          <table:table-cell office:value-type="float" office:value="45.62" calcext:value-type="float">
            <text:p>45,62</text:p>
          </table:table-cell>
          <table:table-cell office:value-type="float" office:value="17.21" calcext:value-type="float">
            <text:p>17,21</text:p>
          </table:table-cell>
          <table:table-cell office:value-type="float" office:value="555" calcext:value-type="float">
            <text:p>555</text:p>
          </table:table-cell>
          <table:table-cell office:value-type="float" office:value="263.5" calcext:value-type="float">
            <text:p>263,5</text:p>
          </table:table-cell>
          <table:table-cell office:value-type="float" office:value="12" calcext:value-type="float">
            <text:p>12</text:p>
          </table:table-cell>
          <table:table-cell office:value-type="float" office:value="455.94" calcext:value-type="float">
            <text:p>455,94</text:p>
          </table:table-cell>
          <table:table-cell office:value-type="float" office:value="121.72" calcext:value-type="float">
            <text:p>121,72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g.12.98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.66" calcext:value-type="float">
            <text:p>20,66</text:p>
          </table:table-cell>
          <table:table-cell office:value-type="float" office:value="43.78" calcext:value-type="float">
            <text:p>43,78</text:p>
          </table:table-cell>
          <table:table-cell office:value-type="float" office:value="20.66" calcext:value-type="float">
            <text:p>20,66</text:p>
          </table:table-cell>
          <table:table-cell office:value-type="float" office:value="775" calcext:value-type="float">
            <text:p>775</text:p>
          </table:table-cell>
          <table:table-cell office:value-type="float" office:value="236.74" calcext:value-type="float">
            <text:p>236,74</text:p>
          </table:table-cell>
          <table:table-cell office:value-type="float" office:value="11" calcext:value-type="float">
            <text:p>11</text:p>
          </table:table-cell>
          <table:table-cell office:value-type="float" office:value="481.4" calcext:value-type="float">
            <text:p>481,4</text:p>
          </table:table-cell>
          <table:table-cell office:value-type="float" office:value="124.23" calcext:value-type="float">
            <text:p>124,2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.12.107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.22" calcext:value-type="float">
            <text:p>20,22</text:p>
          </table:table-cell>
          <table:table-cell office:value-type="float" office:value="54.86" calcext:value-type="float">
            <text:p>54,86</text:p>
          </table:table-cell>
          <table:table-cell office:value-type="float" office:value="20.22" calcext:value-type="float">
            <text:p>20,22</text:p>
          </table:table-cell>
          <table:table-cell office:value-type="float" office:value="548" calcext:value-type="float">
            <text:p>548</text:p>
          </table:table-cell>
          <table:table-cell office:value-type="float" office:value="273.01" calcext:value-type="float">
            <text:p>273,01</text:p>
          </table:table-cell>
          <table:table-cell office:value-type="float" office:value="11" calcext:value-type="float">
            <text:p>11</text:p>
          </table:table-cell>
          <table:table-cell office:value-type="float" office:value="411.11" calcext:value-type="float">
            <text:p>411,11</text:p>
          </table:table-cell>
          <table:table-cell office:value-type="float" office:value="98.7" calcext:value-type="float">
            <text:p>98,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g.12.118.gm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.57" calcext:value-type="float">
            <text:p>20,57</text:p>
          </table:table-cell>
          <table:table-cell office:value-type="float" office:value="24.08" calcext:value-type="float">
            <text:p>24,08</text:p>
          </table:table-cell>
          <table:table-cell office:value-type="float" office:value="20.57" calcext:value-type="float">
            <text:p>20,57</text:p>
          </table:table-cell>
          <table:table-cell office:value-type="float" office:value="448" calcext:value-type="float">
            <text:p>448</text:p>
          </table:table-cell>
          <table:table-cell office:value-type="float" office:value="250.74" calcext:value-type="float">
            <text:p>250,74</text:p>
          </table:table-cell>
          <table:table-cell office:value-type="float" office:value="8" calcext:value-type="float">
            <text:p>8</text:p>
          </table:table-cell>
          <table:table-cell office:value-type="float" office:value="440.07" calcext:value-type="float">
            <text:p>440,07</text:p>
          </table:table-cell>
          <table:table-cell office:value-type="float" office:value="99.83" calcext:value-type="float">
            <text:p>99,8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g.12.111.gm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.23" calcext:value-type="float">
            <text:p>11,23</text:p>
          </table:table-cell>
          <table:table-cell office:value-type="float" office:value="47.42" calcext:value-type="float">
            <text:p>47,42</text:p>
          </table:table-cell>
          <table:table-cell office:value-type="float" office:value="11.23" calcext:value-type="float">
            <text:p>11,23</text:p>
          </table:table-cell>
          <table:table-cell office:value-type="float" office:value="307" calcext:value-type="float">
            <text:p>307</text:p>
          </table:table-cell>
          <table:table-cell office:value-type="float" office:value="244.34" calcext:value-type="float">
            <text:p>244,34</text:p>
          </table:table-cell>
          <table:table-cell office:value-type="float" office:value="10" calcext:value-type="float">
            <text:p>10</text:p>
          </table:table-cell>
          <table:table-cell office:value-type="float" office:value="485.18" calcext:value-type="float">
            <text:p>485,18</text:p>
          </table:table-cell>
          <table:table-cell office:value-type="float" office:value="106.6" calcext:value-type="float">
            <text:p>106,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g.12.63.gml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.81" calcext:value-type="float">
            <text:p>12,81</text:p>
          </table:table-cell>
          <table:table-cell office:value-type="float" office:value="37.7" calcext:value-type="float">
            <text:p>37,7</text:p>
          </table:table-cell>
          <table:table-cell office:value-type="float" office:value="12.81" calcext:value-type="float">
            <text:p>12,81</text:p>
          </table:table-cell>
          <table:table-cell office:value-type="float" office:value="405" calcext:value-type="float">
            <text:p>405</text:p>
          </table:table-cell>
          <table:table-cell office:value-type="float" office:value="264.79" calcext:value-type="float">
            <text:p>264,79</text:p>
          </table:table-cell>
          <table:table-cell office:value-type="float" office:value="27" calcext:value-type="float">
            <text:p>27</text:p>
          </table:table-cell>
          <table:table-cell office:value-type="float" office:value="441.34" calcext:value-type="float">
            <text:p>441,34</text:p>
          </table:table-cell>
          <table:table-cell office:value-type="float" office:value="95.2" calcext:value-type="float">
            <text:p>95,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g.12.121.g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2.14" calcext:value-type="float">
            <text:p>22,14</text:p>
          </table:table-cell>
          <table:table-cell office:value-type="float" office:value="34" calcext:value-type="float">
            <text:p>34</text:p>
          </table:table-cell>
          <table:table-cell office:value-type="float" office:value="22.14" calcext:value-type="float">
            <text:p>22,14</text:p>
          </table:table-cell>
          <table:table-cell office:value-type="float" office:value="711" calcext:value-type="float">
            <text:p>711</text:p>
          </table:table-cell>
          <table:table-cell office:value-type="float" office:value="270.11" calcext:value-type="float">
            <text:p>270,11</text:p>
          </table:table-cell>
          <table:table-cell office:value-type="float" office:value="5" calcext:value-type="float">
            <text:p>5</text:p>
          </table:table-cell>
          <table:table-cell office:value-type="float" office:value="486.61" calcext:value-type="float">
            <text:p>486,61</text:p>
          </table:table-cell>
          <table:table-cell office:value-type="float" office:value="99.99" calcext:value-type="float">
            <text:p>99,99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g.12.88.gml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.96" calcext:value-type="float">
            <text:p>12,96</text:p>
          </table:table-cell>
          <table:table-cell office:value-type="float" office:value="38" calcext:value-type="float">
            <text:p>38</text:p>
          </table:table-cell>
          <table:table-cell office:value-type="float" office:value="12.96" calcext:value-type="float">
            <text:p>12,96</text:p>
          </table:table-cell>
          <table:table-cell office:value-type="float" office:value="311" calcext:value-type="float">
            <text:p>311</text:p>
          </table:table-cell>
          <table:table-cell office:value-type="float" office:value="251.85" calcext:value-type="float">
            <text:p>251,85</text:p>
          </table:table-cell>
          <table:table-cell office:value-type="float" office:value="30" calcext:value-type="float">
            <text:p>30</text:p>
          </table:table-cell>
          <table:table-cell office:value-type="float" office:value="455.93" calcext:value-type="float">
            <text:p>455,93</text:p>
          </table:table-cell>
          <table:table-cell office:value-type="float" office:value="80.38" calcext:value-type="float">
            <text:p>80,3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g.13.117.g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.64" calcext:value-type="float">
            <text:p>29,64</text:p>
          </table:table-cell>
          <table:table-cell office:value-type="float" office:value="89.47" calcext:value-type="float">
            <text:p>89,47</text:p>
          </table:table-cell>
          <table:table-cell office:value-type="float" office:value="29.64" calcext:value-type="float">
            <text:p>29,64</text:p>
          </table:table-cell>
          <table:table-cell office:value-type="float" office:value="610" calcext:value-type="float">
            <text:p>610</text:p>
          </table:table-cell>
          <table:table-cell office:value-type="float" office:value="261.88" calcext:value-type="float">
            <text:p>261,88</text:p>
          </table:table-cell>
          <table:table-cell office:value-type="float" office:value="1" calcext:value-type="float">
            <text:p>1</text:p>
          </table:table-cell>
          <table:table-cell office:value-type="float" office:value="388.74" calcext:value-type="float">
            <text:p>388,74</text:p>
          </table:table-cell>
          <table:table-cell office:value-type="float" office:value="138.59" calcext:value-type="float">
            <text:p>138,5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g.13.94.g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,14</text:p>
          </table:table-cell>
          <table:table-cell office:value-type="float" office:value="39.25" calcext:value-type="float">
            <text:p>39,25</text:p>
          </table:table-cell>
          <table:table-cell office:value-type="float" office:value="10.14" calcext:value-type="float">
            <text:p>10,14</text:p>
          </table:table-cell>
          <table:table-cell office:value-type="float" office:value="263" calcext:value-type="float">
            <text:p>263</text:p>
          </table:table-cell>
          <table:table-cell office:value-type="float" office:value="255.69" calcext:value-type="float">
            <text:p>255,69</text:p>
          </table:table-cell>
          <table:table-cell office:value-type="float" office:value="30" calcext:value-type="float">
            <text:p>30</text:p>
          </table:table-cell>
          <table:table-cell office:value-type="float" office:value="406.86" calcext:value-type="float">
            <text:p>406,86</text:p>
          </table:table-cell>
          <table:table-cell office:value-type="float" office:value="134.06" calcext:value-type="float">
            <text:p>134,0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g.13.52.gml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.36" calcext:value-type="float">
            <text:p>7,36</text:p>
          </table:table-cell>
          <table:table-cell office:value-type="float" office:value="39.44" calcext:value-type="float">
            <text:p>39,44</text:p>
          </table:table-cell>
          <table:table-cell office:value-type="float" office:value="7.36" calcext:value-type="float">
            <text:p>7,36</text:p>
          </table:table-cell>
          <table:table-cell office:value-type="float" office:value="121" calcext:value-type="float">
            <text:p>121</text:p>
          </table:table-cell>
          <table:table-cell office:value-type="float" office:value="232.74" calcext:value-type="float">
            <text:p>232,74</text:p>
          </table:table-cell>
          <table:table-cell office:value-type="float" office:value="32" calcext:value-type="float">
            <text:p>32</text:p>
          </table:table-cell>
          <table:table-cell office:value-type="float" office:value="385.06" calcext:value-type="float">
            <text:p>385,06</text:p>
          </table:table-cell>
          <table:table-cell office:value-type="float" office:value="117" calcext:value-type="float">
            <text:p>11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.13.86.gml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.65" calcext:value-type="float">
            <text:p>28,65</text:p>
          </table:table-cell>
          <table:table-cell office:value-type="float" office:value="61.05" calcext:value-type="float">
            <text:p>61,05</text:p>
          </table:table-cell>
          <table:table-cell office:value-type="float" office:value="28.65" calcext:value-type="float">
            <text:p>28,65</text:p>
          </table:table-cell>
          <table:table-cell office:value-type="float" office:value="617" calcext:value-type="float">
            <text:p>617</text:p>
          </table:table-cell>
          <table:table-cell office:value-type="float" office:value="243.76" calcext:value-type="float">
            <text:p>243,76</text:p>
          </table:table-cell>
          <table:table-cell office:value-type="float" office:value="5" calcext:value-type="float">
            <text:p>5</text:p>
          </table:table-cell>
          <table:table-cell office:value-type="float" office:value="402.85" calcext:value-type="float">
            <text:p>402,85</text:p>
          </table:table-cell>
          <table:table-cell office:value-type="float" office:value="101.76" calcext:value-type="float">
            <text:p>101,7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g.13.54.gm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.19" calcext:value-type="float">
            <text:p>18,19</text:p>
          </table:table-cell>
          <table:table-cell office:value-type="float" office:value="39.59" calcext:value-type="float">
            <text:p>39,59</text:p>
          </table:table-cell>
          <table:table-cell office:value-type="float" office:value="18.19" calcext:value-type="float">
            <text:p>18,19</text:p>
          </table:table-cell>
          <table:table-cell office:value-type="float" office:value="2527" calcext:value-type="float">
            <text:p>2527</text:p>
          </table:table-cell>
          <table:table-cell office:value-type="float" office:value="291.74" calcext:value-type="float">
            <text:p>291,74</text:p>
          </table:table-cell>
          <table:table-cell office:value-type="float" office:value="6" calcext:value-type="float">
            <text:p>6</text:p>
          </table:table-cell>
          <table:table-cell office:value-type="float" office:value="477.44" calcext:value-type="float">
            <text:p>477,44</text:p>
          </table:table-cell>
          <table:table-cell office:value-type="float" office:value="111.99" calcext:value-type="float">
            <text:p>111,99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g.13.49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.03" calcext:value-type="float">
            <text:p>5,03</text:p>
          </table:table-cell>
          <table:table-cell office:value-type="float" office:value="27.93" calcext:value-type="float">
            <text:p>27,93</text:p>
          </table:table-cell>
          <table:table-cell office:value-type="float" office:value="5.03" calcext:value-type="float">
            <text:p>5,03</text:p>
          </table:table-cell>
          <table:table-cell office:value-type="float" office:value="145" calcext:value-type="float">
            <text:p>145</text:p>
          </table:table-cell>
          <table:table-cell office:value-type="float" office:value="216.18" calcext:value-type="float">
            <text:p>216,18</text:p>
          </table:table-cell>
          <table:table-cell office:value-type="float" office:value="213" calcext:value-type="float">
            <text:p>213</text:p>
          </table:table-cell>
          <table:table-cell office:value-type="float" office:value="363.16" calcext:value-type="float">
            <text:p>363,16</text:p>
          </table:table-cell>
          <table:table-cell office:value-type="float" office:value="77.68" calcext:value-type="float">
            <text:p>77,6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g.13.51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.15" calcext:value-type="float">
            <text:p>3,15</text:p>
          </table:table-cell>
          <table:table-cell office:value-type="float" office:value="13.58" calcext:value-type="float">
            <text:p>13,58</text:p>
          </table:table-cell>
          <table:table-cell office:value-type="float" office:value="3.15" calcext:value-type="float">
            <text:p>3,15</text:p>
          </table:table-cell>
          <table:table-cell office:value-type="float" office:value="447" calcext:value-type="float">
            <text:p>447</text:p>
          </table:table-cell>
          <table:table-cell office:value-type="float" office:value="215.01" calcext:value-type="float">
            <text:p>215,01</text:p>
          </table:table-cell>
          <table:table-cell office:value-type="float" office:value="167" calcext:value-type="float">
            <text:p>167</text:p>
          </table:table-cell>
          <table:table-cell office:value-type="float" office:value="442.63" calcext:value-type="float">
            <text:p>442,63</text:p>
          </table:table-cell>
          <table:table-cell office:value-type="float" office:value="89.86" calcext:value-type="float">
            <text:p>89,8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g.13.79.gm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3.85" calcext:value-type="float">
            <text:p>33,85</text:p>
          </table:table-cell>
          <table:table-cell office:value-type="float" office:value="44.06" calcext:value-type="float">
            <text:p>44,06</text:p>
          </table:table-cell>
          <table:table-cell office:value-type="float" office:value="33.85" calcext:value-type="float">
            <text:p>33,85</text:p>
          </table:table-cell>
          <table:table-cell office:value-type="float" office:value="542" calcext:value-type="float">
            <text:p>542</text:p>
          </table:table-cell>
          <table:table-cell office:value-type="float" office:value="253.75" calcext:value-type="float">
            <text:p>253,75</text:p>
          </table:table-cell>
          <table:table-cell office:value-type="float" office:value="3" calcext:value-type="float">
            <text:p>3</text:p>
          </table:table-cell>
          <table:table-cell office:value-type="float" office:value="506.93" calcext:value-type="float">
            <text:p>506,93</text:p>
          </table:table-cell>
          <table:table-cell office:value-type="float" office:value="100.46" calcext:value-type="float">
            <text:p>100,4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g.13.63.g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,01</text:p>
          </table:table-cell>
          <table:table-cell table:number-columns-repeated="2" office:value-type="float" office:value="10.06" calcext:value-type="float">
            <text:p>10,06</text:p>
          </table:table-cell>
          <table:table-cell office:value-type="float" office:value="495" calcext:value-type="float">
            <text:p>495</text:p>
          </table:table-cell>
          <table:table-cell office:value-type="float" office:value="247.19" calcext:value-type="float">
            <text:p>247,19</text:p>
          </table:table-cell>
          <table:table-cell office:value-type="float" office:value="27" calcext:value-type="float">
            <text:p>27</text:p>
          </table:table-cell>
          <table:table-cell office:value-type="float" office:value="514.44" calcext:value-type="float">
            <text:p>514,44</text:p>
          </table:table-cell>
          <table:table-cell office:value-type="float" office:value="93.5" calcext:value-type="float">
            <text:p>93,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g.13.95.gm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97" calcext:value-type="float">
            <text:p>12,97</text:p>
          </table:table-cell>
          <table:table-cell office:value-type="float" office:value="14.87" calcext:value-type="float">
            <text:p>14,87</text:p>
          </table:table-cell>
          <table:table-cell office:value-type="float" office:value="12.97" calcext:value-type="float">
            <text:p>12,97</text:p>
          </table:table-cell>
          <table:table-cell office:value-type="float" office:value="156" calcext:value-type="float">
            <text:p>156</text:p>
          </table:table-cell>
          <table:table-cell office:value-type="float" office:value="250.48" calcext:value-type="float">
            <text:p>250,48</text:p>
          </table:table-cell>
          <table:table-cell office:value-type="float" office:value="12" calcext:value-type="float">
            <text:p>12</text:p>
          </table:table-cell>
          <table:table-cell office:value-type="float" office:value="498.42" calcext:value-type="float">
            <text:p>498,42</text:p>
          </table:table-cell>
          <table:table-cell office:value-type="float" office:value="82.74" calcext:value-type="float">
            <text:p>82,7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.13.48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.92" calcext:value-type="float">
            <text:p>3,92</text:p>
          </table:table-cell>
          <table:table-cell office:value-type="float" office:value="23.81" calcext:value-type="float">
            <text:p>23,81</text:p>
          </table:table-cell>
          <table:table-cell office:value-type="float" office:value="3.92" calcext:value-type="float">
            <text:p>3,92</text:p>
          </table:table-cell>
          <table:table-cell office:value-type="float" office:value="622" calcext:value-type="float">
            <text:p>622</text:p>
          </table:table-cell>
          <table:table-cell office:value-type="float" office:value="236.63" calcext:value-type="float">
            <text:p>236,63</text:p>
          </table:table-cell>
          <table:table-cell office:value-type="float" office:value="202" calcext:value-type="float">
            <text:p>202</text:p>
          </table:table-cell>
          <table:table-cell office:value-type="float" office:value="405.46" calcext:value-type="float">
            <text:p>405,46</text:p>
          </table:table-cell>
          <table:table-cell office:value-type="float" office:value="60.62" calcext:value-type="float">
            <text:p>60,62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g.13.53.gml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,2</text:p>
          </table:table-cell>
          <table:table-cell office:value-type="float" office:value="20.75" calcext:value-type="float">
            <text:p>20,75</text:p>
          </table:table-cell>
          <table:table-cell office:value-type="float" office:value="7.2" calcext:value-type="float">
            <text:p>7,2</text:p>
          </table:table-cell>
          <table:table-cell office:value-type="float" office:value="394" calcext:value-type="float">
            <text:p>394</text:p>
          </table:table-cell>
          <table:table-cell office:value-type="float" office:value="299.74" calcext:value-type="float">
            <text:p>299,74</text:p>
          </table:table-cell>
          <table:table-cell office:value-type="float" office:value="36" calcext:value-type="float">
            <text:p>36</text:p>
          </table:table-cell>
          <table:table-cell office:value-type="float" office:value="613.99" calcext:value-type="float">
            <text:p>613,99</text:p>
          </table:table-cell>
          <table:table-cell office:value-type="float" office:value="87.79" calcext:value-type="float">
            <text:p>87,7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g.13.99.gm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.98" calcext:value-type="float">
            <text:p>8,98</text:p>
          </table:table-cell>
          <table:table-cell office:value-type="float" office:value="14.07" calcext:value-type="float">
            <text:p>14,07</text:p>
          </table:table-cell>
          <table:table-cell office:value-type="float" office:value="8.98" calcext:value-type="float">
            <text:p>8,98</text:p>
          </table:table-cell>
          <table:table-cell office:value-type="float" office:value="259" calcext:value-type="float">
            <text:p>259</text:p>
          </table:table-cell>
          <table:table-cell office:value-type="float" office:value="258.67" calcext:value-type="float">
            <text:p>258,67</text:p>
          </table:table-cell>
          <table:table-cell office:value-type="float" office:value="17" calcext:value-type="float">
            <text:p>17</text:p>
          </table:table-cell>
          <table:table-cell office:value-type="float" office:value="550.66" calcext:value-type="float">
            <text:p>550,66</text:p>
          </table:table-cell>
          <table:table-cell office:value-type="float" office:value="48.84" calcext:value-type="float">
            <text:p>48,8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g.13.34.gml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.36" calcext:value-type="float">
            <text:p>2,36</text:p>
          </table:table-cell>
          <table:table-cell office:value-type="float" office:value="14.09" calcext:value-type="float">
            <text:p>14,09</text:p>
          </table:table-cell>
          <table:table-cell office:value-type="float" office:value="2.36" calcext:value-type="float">
            <text:p>2,36</text:p>
          </table:table-cell>
          <table:table-cell office:value-type="float" office:value="51" calcext:value-type="float">
            <text:p>51</text:p>
          </table:table-cell>
          <table:table-cell office:value-type="float" office:value="475.47" calcext:value-type="float">
            <text:p>475,47</text:p>
          </table:table-cell>
          <table:table-cell office:value-type="float" office:value="84" calcext:value-type="float">
            <text:p>84</text:p>
          </table:table-cell>
          <table:table-cell office:value-type="float" office:value="1276.74" calcext:value-type="float">
            <text:p>1276,74</text:p>
          </table:table-cell>
          <table:table-cell office:value-type="float" office:value="65.33" calcext:value-type="float">
            <text:p>65,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.14.62.gml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35.42" calcext:value-type="float">
            <text:p>35,42</text:p>
          </table:table-cell>
          <table:table-cell office:value-type="float" office:value="4.5" calcext:value-type="float">
            <text:p>4,5</text:p>
          </table:table-cell>
          <table:table-cell office:value-type="float" office:value="208" calcext:value-type="float">
            <text:p>208</text:p>
          </table:table-cell>
          <table:table-cell office:value-type="float" office:value="236.13" calcext:value-type="float">
            <text:p>236,13</text:p>
          </table:table-cell>
          <table:table-cell office:value-type="float" office:value="57" calcext:value-type="float">
            <text:p>57</text:p>
          </table:table-cell>
          <table:table-cell office:value-type="float" office:value="444.79" calcext:value-type="float">
            <text:p>444,79</text:p>
          </table:table-cell>
          <table:table-cell office:value-type="float" office:value="116.6" calcext:value-type="float">
            <text:p>116,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g.14.20.g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.43" calcext:value-type="float">
            <text:p>14,43</text:p>
          </table:table-cell>
          <table:table-cell office:value-type="float" office:value="42.53" calcext:value-type="float">
            <text:p>42,53</text:p>
          </table:table-cell>
          <table:table-cell office:value-type="float" office:value="14.43" calcext:value-type="float">
            <text:p>14,43</text:p>
          </table:table-cell>
          <table:table-cell office:value-type="float" office:value="233" calcext:value-type="float">
            <text:p>233</text:p>
          </table:table-cell>
          <table:table-cell office:value-type="float" office:value="244.93" calcext:value-type="float">
            <text:p>244,93</text:p>
          </table:table-cell>
          <table:table-cell office:value-type="float" office:value="11" calcext:value-type="float">
            <text:p>11</text:p>
          </table:table-cell>
          <table:table-cell office:value-type="float" office:value="482.91" calcext:value-type="float">
            <text:p>482,91</text:p>
          </table:table-cell>
          <table:table-cell office:value-type="float" office:value="122.03" calcext:value-type="float">
            <text:p>122,0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g.14.24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.87" calcext:value-type="float">
            <text:p>22,87</text:p>
          </table:table-cell>
          <table:table-cell office:value-type="float" office:value="46.55" calcext:value-type="float">
            <text:p>46,55</text:p>
          </table:table-cell>
          <table:table-cell office:value-type="float" office:value="22.87" calcext:value-type="float">
            <text:p>22,87</text:p>
          </table:table-cell>
          <table:table-cell office:value-type="float" office:value="287" calcext:value-type="float">
            <text:p>287</text:p>
          </table:table-cell>
          <table:table-cell office:value-type="float" office:value="239.14" calcext:value-type="float">
            <text:p>239,14</text:p>
          </table:table-cell>
          <table:table-cell office:value-type="float" office:value="11" calcext:value-type="float">
            <text:p>11</text:p>
          </table:table-cell>
          <table:table-cell office:value-type="float" office:value="430.21" calcext:value-type="float">
            <text:p>430,21</text:p>
          </table:table-cell>
          <table:table-cell office:value-type="float" office:value="107.86" calcext:value-type="float">
            <text:p>107,8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g.14.33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.45" calcext:value-type="float">
            <text:p>19,45</text:p>
          </table:table-cell>
          <table:table-cell office:value-type="float" office:value="45.76" calcext:value-type="float">
            <text:p>45,76</text:p>
          </table:table-cell>
          <table:table-cell office:value-type="float" office:value="19.45" calcext:value-type="float">
            <text:p>19,45</text:p>
          </table:table-cell>
          <table:table-cell office:value-type="float" office:value="1730" calcext:value-type="float">
            <text:p>1730</text:p>
          </table:table-cell>
          <table:table-cell office:value-type="float" office:value="253.23" calcext:value-type="float">
            <text:p>253,23</text:p>
          </table:table-cell>
          <table:table-cell office:value-type="float" office:value="6" calcext:value-type="float">
            <text:p>6</text:p>
          </table:table-cell>
          <table:table-cell office:value-type="float" office:value="434.13" calcext:value-type="float">
            <text:p>434,13</text:p>
          </table:table-cell>
          <table:table-cell office:value-type="float" office:value="106.74" calcext:value-type="float">
            <text:p>106,74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g.14.34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.45" calcext:value-type="float">
            <text:p>19,45</text:p>
          </table:table-cell>
          <table:table-cell office:value-type="float" office:value="45.75" calcext:value-type="float">
            <text:p>45,75</text:p>
          </table:table-cell>
          <table:table-cell office:value-type="float" office:value="19.45" calcext:value-type="float">
            <text:p>19,45</text:p>
          </table:table-cell>
          <table:table-cell office:value-type="float" office:value="1731" calcext:value-type="float">
            <text:p>1731</text:p>
          </table:table-cell>
          <table:table-cell office:value-type="float" office:value="253.17" calcext:value-type="float">
            <text:p>253,17</text:p>
          </table:table-cell>
          <table:table-cell office:value-type="float" office:value="6" calcext:value-type="float">
            <text:p>6</text:p>
          </table:table-cell>
          <table:table-cell office:value-type="float" office:value="434.22" calcext:value-type="float">
            <text:p>434,22</text:p>
          </table:table-cell>
          <table:table-cell office:value-type="float" office:value="106.76" calcext:value-type="float">
            <text:p>106,76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g.14.26.gm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.77" calcext:value-type="float">
            <text:p>22,77</text:p>
          </table:table-cell>
          <table:table-cell office:value-type="float" office:value="60.05" calcext:value-type="float">
            <text:p>60,05</text:p>
          </table:table-cell>
          <table:table-cell office:value-type="float" office:value="22.77" calcext:value-type="float">
            <text:p>22,77</text:p>
          </table:table-cell>
          <table:table-cell office:value-type="float" office:value="876" calcext:value-type="float">
            <text:p>876</text:p>
          </table:table-cell>
          <table:table-cell office:value-type="float" office:value="234.27" calcext:value-type="float">
            <text:p>234,27</text:p>
          </table:table-cell>
          <table:table-cell office:value-type="float" office:value="6" calcext:value-type="float">
            <text:p>6</text:p>
          </table:table-cell>
          <table:table-cell office:value-type="float" office:value="439.75" calcext:value-type="float">
            <text:p>439,75</text:p>
          </table:table-cell>
          <table:table-cell office:value-type="float" office:value="107.73" calcext:value-type="float">
            <text:p>107,73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g.14.22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39.28" calcext:value-type="float">
            <text:p>39,28</text:p>
          </table:table-cell>
          <table:table-cell office:value-type="float" office:value="14.5" calcext:value-type="float">
            <text:p>14,5</text:p>
          </table:table-cell>
          <table:table-cell office:value-type="float" office:value="783" calcext:value-type="float">
            <text:p>783</text:p>
          </table:table-cell>
          <table:table-cell office:value-type="float" office:value="267.08" calcext:value-type="float">
            <text:p>267,08</text:p>
          </table:table-cell>
          <table:table-cell office:value-type="float" office:value="18" calcext:value-type="float">
            <text:p>18</text:p>
          </table:table-cell>
          <table:table-cell office:value-type="float" office:value="562.89" calcext:value-type="float">
            <text:p>562,89</text:p>
          </table:table-cell>
          <table:table-cell office:value-type="float" office:value="137.75" calcext:value-type="float">
            <text:p>137,7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g.14.25.gm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.78" calcext:value-type="float">
            <text:p>22,78</text:p>
          </table:table-cell>
          <table:table-cell office:value-type="float" office:value="60.05" calcext:value-type="float">
            <text:p>60,05</text:p>
          </table:table-cell>
          <table:table-cell office:value-type="float" office:value="22.78" calcext:value-type="float">
            <text:p>22,78</text:p>
          </table:table-cell>
          <table:table-cell office:value-type="float" office:value="871" calcext:value-type="float">
            <text:p>871</text:p>
          </table:table-cell>
          <table:table-cell office:value-type="float" office:value="234.22" calcext:value-type="float">
            <text:p>234,22</text:p>
          </table:table-cell>
          <table:table-cell office:value-type="float" office:value="6" calcext:value-type="float">
            <text:p>6</text:p>
          </table:table-cell>
          <table:table-cell office:value-type="float" office:value="439.72" calcext:value-type="float">
            <text:p>439,72</text:p>
          </table:table-cell>
          <table:table-cell office:value-type="float" office:value="107.47" calcext:value-type="float">
            <text:p>107,4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g.14.58.g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6.13" calcext:value-type="float">
            <text:p>26,13</text:p>
          </table:table-cell>
          <table:table-cell office:value-type="float" office:value="52.3" calcext:value-type="float">
            <text:p>52,3</text:p>
          </table:table-cell>
          <table:table-cell office:value-type="float" office:value="26.13" calcext:value-type="float">
            <text:p>26,13</text:p>
          </table:table-cell>
          <table:table-cell office:value-type="float" office:value="314" calcext:value-type="float">
            <text:p>314</text:p>
          </table:table-cell>
          <table:table-cell office:value-type="float" office:value="253.91" calcext:value-type="float">
            <text:p>253,91</text:p>
          </table:table-cell>
          <table:table-cell office:value-type="float" office:value="7" calcext:value-type="float">
            <text:p>7</text:p>
          </table:table-cell>
          <table:table-cell office:value-type="float" office:value="474.92" calcext:value-type="float">
            <text:p>474,92</text:p>
          </table:table-cell>
          <table:table-cell office:value-type="float" office:value="106.7" calcext:value-type="float">
            <text:p>106,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g.14.57.g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6.09" calcext:value-type="float">
            <text:p>26,09</text:p>
          </table:table-cell>
          <table:table-cell office:value-type="float" office:value="52.41" calcext:value-type="float">
            <text:p>52,41</text:p>
          </table:table-cell>
          <table:table-cell office:value-type="float" office:value="26.09" calcext:value-type="float">
            <text:p>26,09</text:p>
          </table:table-cell>
          <table:table-cell office:value-type="float" office:value="309" calcext:value-type="float">
            <text:p>309</text:p>
          </table:table-cell>
          <table:table-cell office:value-type="float" office:value="253.69" calcext:value-type="float">
            <text:p>253,69</text:p>
          </table:table-cell>
          <table:table-cell office:value-type="float" office:value="7" calcext:value-type="float">
            <text:p>7</text:p>
          </table:table-cell>
          <table:table-cell office:value-type="float" office:value="475.11" calcext:value-type="float">
            <text:p>475,11</text:p>
          </table:table-cell>
          <table:table-cell office:value-type="float" office:value="106.72" calcext:value-type="float">
            <text:p>106,7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g.14.23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.44" calcext:value-type="float">
            <text:p>22,44</text:p>
          </table:table-cell>
          <table:table-cell office:value-type="float" office:value="49.69" calcext:value-type="float">
            <text:p>49,69</text:p>
          </table:table-cell>
          <table:table-cell office:value-type="float" office:value="22.44" calcext:value-type="float">
            <text:p>22,44</text:p>
          </table:table-cell>
          <table:table-cell office:value-type="float" office:value="445" calcext:value-type="float">
            <text:p>445</text:p>
          </table:table-cell>
          <table:table-cell office:value-type="float" office:value="250.52" calcext:value-type="float">
            <text:p>250,52</text:p>
          </table:table-cell>
          <table:table-cell office:value-type="float" office:value="11" calcext:value-type="float">
            <text:p>11</text:p>
          </table:table-cell>
          <table:table-cell office:value-type="float" office:value="449.17" calcext:value-type="float">
            <text:p>449,17</text:p>
          </table:table-cell>
          <table:table-cell office:value-type="float" office:value="98.93" calcext:value-type="float">
            <text:p>98,9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g.14.27.gml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.57" calcext:value-type="float">
            <text:p>14,57</text:p>
          </table:table-cell>
          <table:table-cell office:value-type="float" office:value="50.65" calcext:value-type="float">
            <text:p>50,65</text:p>
          </table:table-cell>
          <table:table-cell office:value-type="float" office:value="14.57" calcext:value-type="float">
            <text:p>14,57</text:p>
          </table:table-cell>
          <table:table-cell office:value-type="float" office:value="330" calcext:value-type="float">
            <text:p>330</text:p>
          </table:table-cell>
          <table:table-cell office:value-type="float" office:value="248.88" calcext:value-type="float">
            <text:p>248,88</text:p>
          </table:table-cell>
          <table:table-cell office:value-type="float" office:value="8" calcext:value-type="float">
            <text:p>8</text:p>
          </table:table-cell>
          <table:table-cell office:value-type="float" office:value="452.02" calcext:value-type="float">
            <text:p>452,02</text:p>
          </table:table-cell>
          <table:table-cell office:value-type="float" office:value="96.92" calcext:value-type="float">
            <text:p>96,9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g.14.28.gml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.57" calcext:value-type="float">
            <text:p>14,57</text:p>
          </table:table-cell>
          <table:table-cell office:value-type="float" office:value="50.66" calcext:value-type="float">
            <text:p>50,66</text:p>
          </table:table-cell>
          <table:table-cell office:value-type="float" office:value="14.57" calcext:value-type="float">
            <text:p>14,57</text:p>
          </table:table-cell>
          <table:table-cell office:value-type="float" office:value="326" calcext:value-type="float">
            <text:p>326</text:p>
          </table:table-cell>
          <table:table-cell office:value-type="float" office:value="248.73" calcext:value-type="float">
            <text:p>248,73</text:p>
          </table:table-cell>
          <table:table-cell office:value-type="float" office:value="8" calcext:value-type="float">
            <text:p>8</text:p>
          </table:table-cell>
          <table:table-cell office:value-type="float" office:value="451.86" calcext:value-type="float">
            <text:p>451,86</text:p>
          </table:table-cell>
          <table:table-cell office:value-type="float" office:value="96.87" calcext:value-type="float">
            <text:p>96,8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g.14.21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.67" calcext:value-type="float">
            <text:p>14,67</text:p>
          </table:table-cell>
          <table:table-cell office:value-type="float" office:value="30.46" calcext:value-type="float">
            <text:p>30,46</text:p>
          </table:table-cell>
          <table:table-cell office:value-type="float" office:value="14.67" calcext:value-type="float">
            <text:p>14,67</text:p>
          </table:table-cell>
          <table:table-cell office:value-type="float" office:value="164" calcext:value-type="float">
            <text:p>164</text:p>
          </table:table-cell>
          <table:table-cell office:value-type="float" office:value="248.58" calcext:value-type="float">
            <text:p>248,58</text:p>
          </table:table-cell>
          <table:table-cell office:value-type="float" office:value="15" calcext:value-type="float">
            <text:p>15</text:p>
          </table:table-cell>
          <table:table-cell office:value-type="float" office:value="467.96" calcext:value-type="float">
            <text:p>467,96</text:p>
          </table:table-cell>
          <table:table-cell office:value-type="float" office:value="89.5" calcext:value-type="float">
            <text:p>89,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g.14.38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4.04" calcext:value-type="float">
            <text:p>34,04</text:p>
          </table:table-cell>
          <table:table-cell table:number-columns-repeated="2" office:value-type="float" office:value="28.41" calcext:value-type="float">
            <text:p>28,41</text:p>
          </table:table-cell>
          <table:table-cell office:value-type="float" office:value="938" calcext:value-type="float">
            <text:p>938</text:p>
          </table:table-cell>
          <table:table-cell office:value-type="float" office:value="254.12" calcext:value-type="float">
            <text:p>254,12</text:p>
          </table:table-cell>
          <table:table-cell office:value-type="float" office:value="3" calcext:value-type="float">
            <text:p>3</text:p>
          </table:table-cell>
          <table:table-cell office:value-type="float" office:value="423.64" calcext:value-type="float">
            <text:p>423,64</text:p>
          </table:table-cell>
          <table:table-cell office:value-type="float" office:value="66.43" calcext:value-type="float">
            <text:p>66,43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g.15.41.gml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.52" calcext:value-type="float">
            <text:p>17,52</text:p>
          </table:table-cell>
          <table:table-cell office:value-type="float" office:value="56.57" calcext:value-type="float">
            <text:p>56,57</text:p>
          </table:table-cell>
          <table:table-cell office:value-type="float" office:value="17.52" calcext:value-type="float">
            <text:p>17,52</text:p>
          </table:table-cell>
          <table:table-cell office:value-type="float" office:value="424" calcext:value-type="float">
            <text:p>424</text:p>
          </table:table-cell>
          <table:table-cell office:value-type="float" office:value="230.34" calcext:value-type="float">
            <text:p>230,34</text:p>
          </table:table-cell>
          <table:table-cell office:value-type="float" office:value="4" calcext:value-type="float">
            <text:p>4</text:p>
          </table:table-cell>
          <table:table-cell office:value-type="float" office:value="383.63" calcext:value-type="float">
            <text:p>383,63</text:p>
          </table:table-cell>
          <table:table-cell office:value-type="float" office:value="110.81" calcext:value-type="float">
            <text:p>110,8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g.15.40.gml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.41" calcext:value-type="float">
            <text:p>23,41</text:p>
          </table:table-cell>
          <table:table-cell office:value-type="float" office:value="26.59" calcext:value-type="float">
            <text:p>26,59</text:p>
          </table:table-cell>
          <table:table-cell office:value-type="float" office:value="23.41" calcext:value-type="float">
            <text:p>23,41</text:p>
          </table:table-cell>
          <table:table-cell office:value-type="float" office:value="409" calcext:value-type="float">
            <text:p>409</text:p>
          </table:table-cell>
          <table:table-cell office:value-type="float" office:value="221.05" calcext:value-type="float">
            <text:p>221,05</text:p>
          </table:table-cell>
          <table:table-cell office:value-type="float" office:value="7" calcext:value-type="float">
            <text:p>7</text:p>
          </table:table-cell>
          <table:table-cell office:value-type="float" office:value="414.28" calcext:value-type="float">
            <text:p>414,28</text:p>
          </table:table-cell>
          <table:table-cell office:value-type="float" office:value="106" calcext:value-type="float">
            <text:p>10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g.15.23.gm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.32" calcext:value-type="float">
            <text:p>12,32</text:p>
          </table:table-cell>
          <table:table-cell office:value-type="float" office:value="55.29" calcext:value-type="float">
            <text:p>55,29</text:p>
          </table:table-cell>
          <table:table-cell office:value-type="float" office:value="12.32" calcext:value-type="float">
            <text:p>12,32</text:p>
          </table:table-cell>
          <table:table-cell office:value-type="float" office:value="303" calcext:value-type="float">
            <text:p>303</text:p>
          </table:table-cell>
          <table:table-cell office:value-type="float" office:value="243.24" calcext:value-type="float">
            <text:p>243,24</text:p>
          </table:table-cell>
          <table:table-cell office:value-type="float" office:value="12" calcext:value-type="float">
            <text:p>12</text:p>
          </table:table-cell>
          <table:table-cell office:value-type="float" office:value="488.99" calcext:value-type="float">
            <text:p>488,99</text:p>
          </table:table-cell>
          <table:table-cell office:value-type="float" office:value="124.63" calcext:value-type="float">
            <text:p>124,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g.15.22.gm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.42" calcext:value-type="float">
            <text:p>18,42</text:p>
          </table:table-cell>
          <table:table-cell office:value-type="float" office:value="51.56" calcext:value-type="float">
            <text:p>51,56</text:p>
          </table:table-cell>
          <table:table-cell office:value-type="float" office:value="18.42" calcext:value-type="float">
            <text:p>18,42</text:p>
          </table:table-cell>
          <table:table-cell office:value-type="float" office:value="648" calcext:value-type="float">
            <text:p>648</text:p>
          </table:table-cell>
          <table:table-cell office:value-type="float" office:value="245.69" calcext:value-type="float">
            <text:p>245,69</text:p>
          </table:table-cell>
          <table:table-cell office:value-type="float" office:value="13" calcext:value-type="float">
            <text:p>13</text:p>
          </table:table-cell>
          <table:table-cell office:value-type="float" office:value="520.93" calcext:value-type="float">
            <text:p>520,93</text:p>
          </table:table-cell>
          <table:table-cell office:value-type="float" office:value="120.5" calcext:value-type="float">
            <text:p>120,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g.15.29.gm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1.94" calcext:value-type="float">
            <text:p>31,94</text:p>
          </table:table-cell>
          <table:table-cell office:value-type="float" office:value="70.94" calcext:value-type="float">
            <text:p>70,94</text:p>
          </table:table-cell>
          <table:table-cell office:value-type="float" office:value="31.94" calcext:value-type="float">
            <text:p>31,94</text:p>
          </table:table-cell>
          <table:table-cell office:value-type="float" office:value="567" calcext:value-type="float">
            <text:p>567</text:p>
          </table:table-cell>
          <table:table-cell office:value-type="float" office:value="316.68" calcext:value-type="float">
            <text:p>316,68</text:p>
          </table:table-cell>
          <table:table-cell office:value-type="float" office:value="6" calcext:value-type="float">
            <text:p>6</text:p>
          </table:table-cell>
          <table:table-cell office:value-type="float" office:value="495.02" calcext:value-type="float">
            <text:p>495,02</text:p>
          </table:table-cell>
          <table:table-cell office:value-type="float" office:value="92.9" calcext:value-type="float">
            <text:p>92,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g.15.28.gm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,22</text:p>
          </table:table-cell>
          <table:table-cell office:value-type="float" office:value="9.25" calcext:value-type="float">
            <text:p>9,25</text:p>
          </table:table-cell>
          <table:table-cell office:value-type="float" office:value="1.22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office:value-type="float" office:value="2939.8" calcext:value-type="float">
            <text:p>2939,8</text:p>
          </table:table-cell>
          <table:table-cell office:value-type="float" office:value="287" calcext:value-type="float">
            <text:p>287</text:p>
          </table:table-cell>
          <table:table-cell office:value-type="float" office:value="8089" calcext:value-type="float">
            <text:p>8089</text:p>
          </table:table-cell>
          <table:table-cell office:value-type="float" office:value="218.27" calcext:value-type="float">
            <text:p>218,2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.16.66.g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,85</text:p>
          </table:table-cell>
          <table:table-cell office:value-type="float" office:value="44.88" calcext:value-type="float">
            <text:p>44,88</text:p>
          </table:table-cell>
          <table:table-cell office:value-type="float" office:value="44.85" calcext:value-type="float">
            <text:p>44,85</text:p>
          </table:table-cell>
          <table:table-cell office:value-type="float" office:value="204" calcext:value-type="float">
            <text:p>204</text:p>
          </table:table-cell>
          <table:table-cell office:value-type="float" office:value="239.58" calcext:value-type="float">
            <text:p>239,58</text:p>
          </table:table-cell>
          <table:table-cell office:value-type="float" office:value="24" calcext:value-type="float">
            <text:p>24</text:p>
          </table:table-cell>
          <table:table-cell office:value-type="float" office:value="243.42" calcext:value-type="float">
            <text:p>243,42</text:p>
          </table:table-cell>
          <table:table-cell office:value-type="float" office:value="236.06" calcext:value-type="float">
            <text:p>236,0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g.16.36.gml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,4</text:p>
          </table:table-cell>
          <table:table-cell office:value-type="float" office:value="16.54" calcext:value-type="float">
            <text:p>16,54</text:p>
          </table:table-cell>
          <table:table-cell office:value-type="float" office:value="8.4" calcext:value-type="float">
            <text:p>8,4</text:p>
          </table:table-cell>
          <table:table-cell office:value-type="float" office:value="111" calcext:value-type="float">
            <text:p>111</text:p>
          </table:table-cell>
          <table:table-cell office:value-type="float" office:value="201.61" calcext:value-type="float">
            <text:p>201,61</text:p>
          </table:table-cell>
          <table:table-cell office:value-type="float" office:value="46" calcext:value-type="float">
            <text:p>46</text:p>
          </table:table-cell>
          <table:table-cell office:value-type="float" office:value="244.82" calcext:value-type="float">
            <text:p>244,82</text:p>
          </table:table-cell>
          <table:table-cell office:value-type="float" office:value="120.07" calcext:value-type="float">
            <text:p>120,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g.16.91.gml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.64" calcext:value-type="float">
            <text:p>30,64</text:p>
          </table:table-cell>
          <table:table-cell office:value-type="float" office:value="88.32" calcext:value-type="float">
            <text:p>88,32</text:p>
          </table:table-cell>
          <table:table-cell office:value-type="float" office:value="30.64" calcext:value-type="float">
            <text:p>30,64</text:p>
          </table:table-cell>
          <table:table-cell office:value-type="float" office:value="468" calcext:value-type="float">
            <text:p>468</text:p>
          </table:table-cell>
          <table:table-cell office:value-type="float" office:value="254.04" calcext:value-type="float">
            <text:p>254,04</text:p>
          </table:table-cell>
          <table:table-cell office:value-type="float" office:value="1" calcext:value-type="float">
            <text:p>1</text:p>
          </table:table-cell>
          <table:table-cell office:value-type="float" office:value="412.57" calcext:value-type="float">
            <text:p>412,57</text:p>
          </table:table-cell>
          <table:table-cell office:value-type="float" office:value="131.05" calcext:value-type="float">
            <text:p>131,0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g.16.64.gml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9.65" calcext:value-type="float">
            <text:p>29,65</text:p>
          </table:table-cell>
          <table:table-cell table:number-columns-repeated="2" office:value-type="float" office:value="28.82" calcext:value-type="float">
            <text:p>28,82</text:p>
          </table:table-cell>
          <table:table-cell office:value-type="float" office:value="3286" calcext:value-type="float">
            <text:p>3286</text:p>
          </table:table-cell>
          <table:table-cell office:value-type="float" office:value="287.75" calcext:value-type="float">
            <text:p>287,75</text:p>
          </table:table-cell>
          <table:table-cell office:value-type="float" office:value="11" calcext:value-type="float">
            <text:p>11</text:p>
          </table:table-cell>
          <table:table-cell office:value-type="float" office:value="451.83" calcext:value-type="float">
            <text:p>451,83</text:p>
          </table:table-cell>
          <table:table-cell office:value-type="float" office:value="121.23" calcext:value-type="float">
            <text:p>121,23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g.16.31.gml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.21" calcext:value-type="float">
            <text:p>7,21</text:p>
          </table:table-cell>
          <table:table-cell office:value-type="float" office:value="19.61" calcext:value-type="float">
            <text:p>19,61</text:p>
          </table:table-cell>
          <table:table-cell office:value-type="float" office:value="7.21" calcext:value-type="float">
            <text:p>7,21</text:p>
          </table:table-cell>
          <table:table-cell office:value-type="float" office:value="268" calcext:value-type="float">
            <text:p>268</text:p>
          </table:table-cell>
          <table:table-cell office:value-type="float" office:value="267.64" calcext:value-type="float">
            <text:p>267,64</text:p>
          </table:table-cell>
          <table:table-cell office:value-type="float" office:value="19" calcext:value-type="float">
            <text:p>19</text:p>
          </table:table-cell>
          <table:table-cell office:value-type="float" office:value="476.57" calcext:value-type="float">
            <text:p>476,57</text:p>
          </table:table-cell>
          <table:table-cell office:value-type="float" office:value="118.2" calcext:value-type="float">
            <text:p>118,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g.16.9.gm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7.66" calcext:value-type="float">
            <text:p>37,66</text:p>
          </table:table-cell>
          <table:table-cell office:value-type="float" office:value="63.13" calcext:value-type="float">
            <text:p>63,13</text:p>
          </table:table-cell>
          <table:table-cell office:value-type="float" office:value="37.66" calcext:value-type="float">
            <text:p>37,66</text:p>
          </table:table-cell>
          <table:table-cell office:value-type="float" office:value="1682" calcext:value-type="float">
            <text:p>1682</text:p>
          </table:table-cell>
          <table:table-cell office:value-type="float" office:value="217.86" calcext:value-type="float">
            <text:p>217,86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101.26" calcext:value-type="float">
            <text:p>101,26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g.16.61.gm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.16" calcext:value-type="float">
            <text:p>15,16</text:p>
          </table:table-cell>
          <table:table-cell office:value-type="float" office:value="54.89" calcext:value-type="float">
            <text:p>54,89</text:p>
          </table:table-cell>
          <table:table-cell office:value-type="float" office:value="15.16" calcext:value-type="float">
            <text:p>15,16</text:p>
          </table:table-cell>
          <table:table-cell office:value-type="float" office:value="1006" calcext:value-type="float">
            <text:p>1006</text:p>
          </table:table-cell>
          <table:table-cell office:value-type="float" office:value="230.34" calcext:value-type="float">
            <text:p>230,34</text:p>
          </table:table-cell>
          <table:table-cell office:value-type="float" office:value="8" calcext:value-type="float">
            <text:p>8</text:p>
          </table:table-cell>
          <table:table-cell office:value-type="float" office:value="429.15" calcext:value-type="float">
            <text:p>429,15</text:p>
          </table:table-cell>
          <table:table-cell office:value-type="float" office:value="93.1" calcext:value-type="float">
            <text:p>93,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g.16.63.gml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7.41" calcext:value-type="float">
            <text:p>17,41</text:p>
          </table:table-cell>
          <table:table-cell office:value-type="float" office:value="38.29" calcext:value-type="float">
            <text:p>38,29</text:p>
          </table:table-cell>
          <table:table-cell office:value-type="float" office:value="17.41" calcext:value-type="float">
            <text:p>17,41</text:p>
          </table:table-cell>
          <table:table-cell office:value-type="float" office:value="380" calcext:value-type="float">
            <text:p>380</text:p>
          </table:table-cell>
          <table:table-cell office:value-type="float" office:value="215.61" calcext:value-type="float">
            <text:p>215,61</text:p>
          </table:table-cell>
          <table:table-cell office:value-type="float" office:value="8" calcext:value-type="float">
            <text:p>8</text:p>
          </table:table-cell>
          <table:table-cell office:value-type="float" office:value="421.96" calcext:value-type="float">
            <text:p>421,96</text:p>
          </table:table-cell>
          <table:table-cell office:value-type="float" office:value="88.41" calcext:value-type="float">
            <text:p>88,4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g.16.60.gml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.07" calcext:value-type="float">
            <text:p>5,07</text:p>
          </table:table-cell>
          <table:table-cell office:value-type="float" office:value="12.52" calcext:value-type="float">
            <text:p>12,52</text:p>
          </table:table-cell>
          <table:table-cell office:value-type="float" office:value="5.07" calcext:value-type="float">
            <text:p>5,07</text:p>
          </table:table-cell>
          <table:table-cell office:value-type="float" office:value="340" calcext:value-type="float">
            <text:p>340</text:p>
          </table:table-cell>
          <table:table-cell office:value-type="float" office:value="237.95" calcext:value-type="float">
            <text:p>237,95</text:p>
          </table:table-cell>
          <table:table-cell office:value-type="float" office:value="69" calcext:value-type="float">
            <text:p>69</text:p>
          </table:table-cell>
          <table:table-cell office:value-type="float" office:value="377.74" calcext:value-type="float">
            <text:p>377,74</text:p>
          </table:table-cell>
          <table:table-cell office:value-type="float" office:value="74.25" calcext:value-type="float">
            <text:p>74,25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g.17.34.gml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.17" calcext:value-type="float">
            <text:p>15,17</text:p>
          </table:table-cell>
          <table:table-cell office:value-type="float" office:value="56.68" calcext:value-type="float">
            <text:p>56,68</text:p>
          </table:table-cell>
          <table:table-cell office:value-type="float" office:value="15.17" calcext:value-type="float">
            <text:p>15,17</text:p>
          </table:table-cell>
          <table:table-cell office:value-type="float" office:value="1102" calcext:value-type="float">
            <text:p>1102</text:p>
          </table:table-cell>
          <table:table-cell office:value-type="float" office:value="213.97" calcext:value-type="float">
            <text:p>213,97</text:p>
          </table:table-cell>
          <table:table-cell office:value-type="float" office:value="8" calcext:value-type="float">
            <text:p>8</text:p>
          </table:table-cell>
          <table:table-cell office:value-type="float" office:value="415.69" calcext:value-type="float">
            <text:p>415,69</text:p>
          </table:table-cell>
          <table:table-cell office:value-type="float" office:value="91.33" calcext:value-type="float">
            <text:p>91,3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g.17.41.gm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6.01" calcext:value-type="float">
            <text:p>26,01</text:p>
          </table:table-cell>
          <table:table-cell office:value-type="float" office:value="32.08" calcext:value-type="float">
            <text:p>32,08</text:p>
          </table:table-cell>
          <table:table-cell office:value-type="float" office:value="26.01" calcext:value-type="float">
            <text:p>26,01</text:p>
          </table:table-cell>
          <table:table-cell office:value-type="float" office:value="663" calcext:value-type="float">
            <text:p>663</text:p>
          </table:table-cell>
          <table:table-cell office:value-type="float" office:value="251.08" calcext:value-type="float">
            <text:p>251,08</text:p>
          </table:table-cell>
          <table:table-cell office:value-type="float" office:value="6" calcext:value-type="float">
            <text:p>6</text:p>
          </table:table-cell>
          <table:table-cell office:value-type="float" office:value="447.26" calcext:value-type="float">
            <text:p>447,26</text:p>
          </table:table-cell>
          <table:table-cell office:value-type="float" office:value="96.67" calcext:value-type="float">
            <text:p>96,6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g.17.40.gml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.93" calcext:value-type="float">
            <text:p>29,93</text:p>
          </table:table-cell>
          <table:table-cell table:number-columns-repeated="2" office:value-type="float" office:value="16.34" calcext:value-type="float">
            <text:p>16,34</text:p>
          </table:table-cell>
          <table:table-cell office:value-type="float" office:value="3261" calcext:value-type="float">
            <text:p>3261</text:p>
          </table:table-cell>
          <table:table-cell office:value-type="float" office:value="269.6" calcext:value-type="float">
            <text:p>269,6</text:p>
          </table:table-cell>
          <table:table-cell office:value-type="float" office:value="5" calcext:value-type="float">
            <text:p>5</text:p>
          </table:table-cell>
          <table:table-cell office:value-type="float" office:value="562.7" calcext:value-type="float">
            <text:p>562,7</text:p>
          </table:table-cell>
          <table:table-cell office:value-type="float" office:value="106.75" calcext:value-type="float">
            <text:p>106,75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g.17.10.gml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.27" calcext:value-type="float">
            <text:p>4,27</text:p>
          </table:table-cell>
          <table:table-cell office:value-type="float" office:value="11.18" calcext:value-type="float">
            <text:p>11,18</text:p>
          </table:table-cell>
          <table:table-cell office:value-type="float" office:value="4.27" calcext:value-type="float">
            <text:p>4,27</text:p>
          </table:table-cell>
          <table:table-cell office:value-type="float" office:value="349" calcext:value-type="float">
            <text:p>349</text:p>
          </table:table-cell>
          <table:table-cell office:value-type="float" office:value="219.38" calcext:value-type="float">
            <text:p>219,38</text:p>
          </table:table-cell>
          <table:table-cell office:value-type="float" office:value="162" calcext:value-type="float">
            <text:p>162</text:p>
          </table:table-cell>
          <table:table-cell office:value-type="float" office:value="408.83" calcext:value-type="float">
            <text:p>408,83</text:p>
          </table:table-cell>
          <table:table-cell office:value-type="float" office:value="72.9" calcext:value-type="float">
            <text:p>72,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g.17.30.gml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.82" calcext:value-type="float">
            <text:p>1,82</text:p>
          </table:table-cell>
          <table:table-cell office:value-type="float" office:value="9.79" calcext:value-type="float">
            <text:p>9,79</text:p>
          </table:table-cell>
          <table:table-cell office:value-type="float" office:value="1.82" calcext:value-type="float">
            <text:p>1,82</text:p>
          </table:table-cell>
          <table:table-cell office:value-type="float" office:value="99" calcext:value-type="float">
            <text:p>99</text:p>
          </table:table-cell>
          <table:table-cell office:value-type="float" office:value="1017.65" calcext:value-type="float">
            <text:p>1017,65</text:p>
          </table:table-cell>
          <table:table-cell office:value-type="float" office:value="544" calcext:value-type="float">
            <text:p>544</text:p>
          </table:table-cell>
          <table:table-cell office:value-type="float" office:value="3674.7" calcext:value-type="float">
            <text:p>3674,7</text:p>
          </table:table-cell>
          <table:table-cell office:value-type="float" office:value="156.47" calcext:value-type="float">
            <text:p>156,4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g.18.38.gml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0.83" calcext:value-type="float">
            <text:p>30,83</text:p>
          </table:table-cell>
          <table:table-cell office:value-type="float" office:value="86.5" calcext:value-type="float">
            <text:p>86,5</text:p>
          </table:table-cell>
          <table:table-cell office:value-type="float" office:value="30.83" calcext:value-type="float">
            <text:p>30,83</text:p>
          </table:table-cell>
          <table:table-cell office:value-type="float" office:value="651" calcext:value-type="float">
            <text:p>651</text:p>
          </table:table-cell>
          <table:table-cell office:value-type="float" office:value="245.44" calcext:value-type="float">
            <text:p>245,44</text:p>
          </table:table-cell>
          <table:table-cell office:value-type="float" office:value="1" calcext:value-type="float">
            <text:p>1</text:p>
          </table:table-cell>
          <table:table-cell office:value-type="float" office:value="409.24" calcext:value-type="float">
            <text:p>409,24</text:p>
          </table:table-cell>
          <table:table-cell office:value-type="float" office:value="126.43" calcext:value-type="float">
            <text:p>126,4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g.18.21.gm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.43" calcext:value-type="float">
            <text:p>26,43</text:p>
          </table:table-cell>
          <table:table-cell office:value-type="float" office:value="61.37" calcext:value-type="float">
            <text:p>61,37</text:p>
          </table:table-cell>
          <table:table-cell office:value-type="float" office:value="26.43" calcext:value-type="float">
            <text:p>26,43</text:p>
          </table:table-cell>
          <table:table-cell office:value-type="float" office:value="992" calcext:value-type="float">
            <text:p>992</text:p>
          </table:table-cell>
          <table:table-cell office:value-type="float" office:value="211.1" calcext:value-type="float">
            <text:p>211,1</text:p>
          </table:table-cell>
          <table:table-cell office:value-type="float" office:value="2" calcext:value-type="float">
            <text:p>2</text:p>
          </table:table-cell>
          <table:table-cell office:value-type="float" office:value="337.36" calcext:value-type="float">
            <text:p>337,36</text:p>
          </table:table-cell>
          <table:table-cell office:value-type="float" office:value="87.79" calcext:value-type="float">
            <text:p>87,7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g.18.24.gm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.22" calcext:value-type="float">
            <text:p>20,22</text:p>
          </table:table-cell>
          <table:table-cell office:value-type="float" office:value="30.2" calcext:value-type="float">
            <text:p>30,2</text:p>
          </table:table-cell>
          <table:table-cell office:value-type="float" office:value="20.22" calcext:value-type="float">
            <text:p>20,22</text:p>
          </table:table-cell>
          <table:table-cell office:value-type="float" office:value="774" calcext:value-type="float">
            <text:p>774</text:p>
          </table:table-cell>
          <table:table-cell office:value-type="float" office:value="231.8" calcext:value-type="float">
            <text:p>231,8</text:p>
          </table:table-cell>
          <table:table-cell office:value-type="float" office:value="5" calcext:value-type="float">
            <text:p>5</text:p>
          </table:table-cell>
          <table:table-cell office:value-type="float" office:value="419.5" calcext:value-type="float">
            <text:p>419,5</text:p>
          </table:table-cell>
          <table:table-cell office:value-type="float" office:value="102.7" calcext:value-type="float">
            <text:p>102,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g.18.1.gml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.12" calcext:value-type="float">
            <text:p>4,12</text:p>
          </table:table-cell>
          <table:table-cell office:value-type="float" office:value="9.09" calcext:value-type="float">
            <text:p>9,09</text:p>
          </table:table-cell>
          <table:table-cell office:value-type="float" office:value="4.12" calcext:value-type="float">
            <text:p>4,12</text:p>
          </table:table-cell>
          <table:table-cell office:value-type="float" office:value="987" calcext:value-type="float">
            <text:p>987</text:p>
          </table:table-cell>
          <table:table-cell office:value-type="float" office:value="251.2" calcext:value-type="float">
            <text:p>251,2</text:p>
          </table:table-cell>
          <table:table-cell office:value-type="float" office:value="10" calcext:value-type="float">
            <text:p>10</text:p>
          </table:table-cell>
          <table:table-cell office:value-type="float" office:value="418.31" calcext:value-type="float">
            <text:p>418,31</text:p>
          </table:table-cell>
          <table:table-cell office:value-type="float" office:value="95.9" calcext:value-type="float">
            <text:p>95,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g.18.30.gm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.72" calcext:value-type="float">
            <text:p>8,72</text:p>
          </table:table-cell>
          <table:table-cell office:value-type="float" office:value="30.88" calcext:value-type="float">
            <text:p>30,88</text:p>
          </table:table-cell>
          <table:table-cell office:value-type="float" office:value="8.72" calcext:value-type="float">
            <text:p>8,72</text:p>
          </table:table-cell>
          <table:table-cell office:value-type="float" office:value="2566" calcext:value-type="float">
            <text:p>2566</text:p>
          </table:table-cell>
          <table:table-cell office:value-type="float" office:value="249.47" calcext:value-type="float">
            <text:p>249,47</text:p>
          </table:table-cell>
          <table:table-cell office:value-type="float" office:value="16" calcext:value-type="float">
            <text:p>16</text:p>
          </table:table-cell>
          <table:table-cell office:value-type="float" office:value="442.31" calcext:value-type="float">
            <text:p>442,31</text:p>
          </table:table-cell>
          <table:table-cell office:value-type="float" office:value="100.88" calcext:value-type="float">
            <text:p>100,88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string" calcext:value-type="string">
            <text:p>g.18.22.gm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6.75" calcext:value-type="float">
            <text:p>16,75</text:p>
          </table:table-cell>
          <table:table-cell office:value-type="float" office:value="47.4" calcext:value-type="float">
            <text:p>47,4</text:p>
          </table:table-cell>
          <table:table-cell office:value-type="float" office:value="16.75" calcext:value-type="float">
            <text:p>16,75</text:p>
          </table:table-cell>
          <table:table-cell office:value-type="float" office:value="1568" calcext:value-type="float">
            <text:p>1568</text:p>
          </table:table-cell>
          <table:table-cell office:value-type="float" office:value="228.16" calcext:value-type="float">
            <text:p>228,16</text:p>
          </table:table-cell>
          <table:table-cell office:value-type="float" office:value="3" calcext:value-type="float">
            <text:p>3</text:p>
          </table:table-cell>
          <table:table-cell office:value-type="float" office:value="456.59" calcext:value-type="float">
            <text:p>456,59</text:p>
          </table:table-cell>
          <table:table-cell office:value-type="float" office:value="90.43" calcext:value-type="float">
            <text:p>90,43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g.19.22.gml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5.53" calcext:value-type="float">
            <text:p>45,53</text:p>
          </table:table-cell>
          <table:table-cell table:number-columns-repeated="2" office:value-type="float" office:value="24.2" calcext:value-type="float">
            <text:p>24,2</text:p>
          </table:table-cell>
          <table:table-cell office:value-type="float" office:value="604" calcext:value-type="float">
            <text:p>604</text:p>
          </table:table-cell>
          <table:table-cell office:value-type="float" office:value="226.61" calcext:value-type="float">
            <text:p>226,61</text:p>
          </table:table-cell>
          <table:table-cell office:value-type="float" office:value="8" calcext:value-type="float">
            <text:p>8</text:p>
          </table:table-cell>
          <table:table-cell office:value-type="float" office:value="309.78" calcext:value-type="float">
            <text:p>309,78</text:p>
          </table:table-cell>
          <table:table-cell office:value-type="float" office:value="117.88" calcext:value-type="float">
            <text:p>117,88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g.19.7.gm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5.93" calcext:value-type="float">
            <text:p>45,93</text:p>
          </table:table-cell>
          <table:table-cell table:number-columns-repeated="2" office:value-type="float" office:value="19.53" calcext:value-type="float">
            <text:p>19,53</text:p>
          </table:table-cell>
          <table:table-cell office:value-type="float" office:value="958" calcext:value-type="float">
            <text:p>958</text:p>
          </table:table-cell>
          <table:table-cell office:value-type="float" office:value="258.7" calcext:value-type="float">
            <text:p>258,7</text:p>
          </table:table-cell>
          <table:table-cell office:value-type="float" office:value="8" calcext:value-type="float">
            <text:p>8</text:p>
          </table:table-cell>
          <table:table-cell office:value-type="float" office:value="339.03" calcext:value-type="float">
            <text:p>339,03</text:p>
          </table:table-cell>
          <table:table-cell office:value-type="float" office:value="119.7" calcext:value-type="float">
            <text:p>119,7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g.19.31.gm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4.51" calcext:value-type="float">
            <text:p>44,51</text:p>
          </table:table-cell>
          <table:table-cell office:value-type="float" office:value="48.97" calcext:value-type="float">
            <text:p>48,97</text:p>
          </table:table-cell>
          <table:table-cell office:value-type="float" office:value="44.51" calcext:value-type="float">
            <text:p>44,51</text:p>
          </table:table-cell>
          <table:table-cell office:value-type="float" office:value="235" calcext:value-type="float">
            <text:p>235</text:p>
          </table:table-cell>
          <table:table-cell office:value-type="float" office:value="240.58" calcext:value-type="float">
            <text:p>240,58</text:p>
          </table:table-cell>
          <table:table-cell office:value-type="float" office:value="2" calcext:value-type="float">
            <text:p>2</text:p>
          </table:table-cell>
          <table:table-cell office:value-type="float" office:value="395.18" calcext:value-type="float">
            <text:p>395,18</text:p>
          </table:table-cell>
          <table:table-cell office:value-type="float" office:value="100.68" calcext:value-type="float">
            <text:p>100,6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g.19.0.gm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8.49" calcext:value-type="float">
            <text:p>38,49</text:p>
          </table:table-cell>
          <table:table-cell office:value-type="float" office:value="64.19" calcext:value-type="float">
            <text:p>64,19</text:p>
          </table:table-cell>
          <table:table-cell office:value-type="float" office:value="38.49" calcext:value-type="float">
            <text:p>38,49</text:p>
          </table:table-cell>
          <table:table-cell office:value-type="float" office:value="1381" calcext:value-type="float">
            <text:p>1381</text:p>
          </table:table-cell>
          <table:table-cell office:value-type="float" office:value="213.5" calcext:value-type="float">
            <text:p>213,5</text:p>
          </table:table-cell>
          <table:table-cell office:value-type="float" office:value="1" calcext:value-type="float">
            <text:p>1</text:p>
          </table:table-cell>
          <table:table-cell office:value-type="float" office:value="429.61" calcext:value-type="float">
            <text:p>429,6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g.20.14.gm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.46" calcext:value-type="float">
            <text:p>60,46</text:p>
          </table:table-cell>
          <table:table-cell table:number-columns-repeated="2" office:value-type="float" office:value="50.3" calcext:value-type="float">
            <text:p>50,3</text:p>
          </table:table-cell>
          <table:table-cell office:value-type="float" office:value="1411" calcext:value-type="float">
            <text:p>1411</text:p>
          </table:table-cell>
          <table:table-cell office:value-type="float" office:value="222.34" calcext:value-type="float">
            <text:p>222,34</text:p>
          </table:table-cell>
          <table:table-cell office:value-type="float" office:value="1" calcext:value-type="float">
            <text:p>1</text:p>
          </table:table-cell>
          <table:table-cell office:value-type="float" office:value="376.24" calcext:value-type="float">
            <text:p>376,24</text:p>
          </table:table-cell>
          <table:table-cell office:value-type="float" office:value="128.93" calcext:value-type="float">
            <text:p>128,93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g.20.49.gml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.56" calcext:value-type="float">
            <text:p>14,56</text:p>
          </table:table-cell>
          <table:table-cell office:value-type="float" office:value="38.35" calcext:value-type="float">
            <text:p>38,35</text:p>
          </table:table-cell>
          <table:table-cell office:value-type="float" office:value="14.56" calcext:value-type="float">
            <text:p>14,56</text:p>
          </table:table-cell>
          <table:table-cell office:value-type="float" office:value="542" calcext:value-type="float">
            <text:p>542</text:p>
          </table:table-cell>
          <table:table-cell office:value-type="float" office:value="239.14" calcext:value-type="float">
            <text:p>239,14</text:p>
          </table:table-cell>
          <table:table-cell office:value-type="float" office:value="11" calcext:value-type="float">
            <text:p>11</text:p>
          </table:table-cell>
          <table:table-cell office:value-type="float" office:value="439.04" calcext:value-type="float">
            <text:p>439,04</text:p>
          </table:table-cell>
          <table:table-cell office:value-type="float" office:value="120.91" calcext:value-type="float">
            <text:p>120,9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g.20.41.gm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.92" calcext:value-type="float">
            <text:p>16,92</text:p>
          </table:table-cell>
          <table:table-cell office:value-type="float" office:value="42.11" calcext:value-type="float">
            <text:p>42,11</text:p>
          </table:table-cell>
          <table:table-cell office:value-type="float" office:value="16.92" calcext:value-type="float">
            <text:p>16,92</text:p>
          </table:table-cell>
          <table:table-cell office:value-type="float" office:value="750" calcext:value-type="float">
            <text:p>750</text:p>
          </table:table-cell>
          <table:table-cell office:value-type="float" office:value="221.15" calcext:value-type="float">
            <text:p>221,15</text:p>
          </table:table-cell>
          <table:table-cell office:value-type="float" office:value="9" calcext:value-type="float">
            <text:p>9</text:p>
          </table:table-cell>
          <table:table-cell office:value-type="float" office:value="459.59" calcext:value-type="float">
            <text:p>459,59</text:p>
          </table:table-cell>
          <table:table-cell office:value-type="float" office:value="118.92" calcext:value-type="float">
            <text:p>118,9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g.20.48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.34" calcext:value-type="float">
            <text:p>32,34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2682" calcext:value-type="float">
            <text:p>2682</text:p>
          </table:table-cell>
          <table:table-cell office:value-type="float" office:value="265.1" calcext:value-type="float">
            <text:p>265,1</text:p>
          </table:table-cell>
          <table:table-cell office:value-type="float" office:value="20" calcext:value-type="float">
            <text:p>20</text:p>
          </table:table-cell>
          <table:table-cell office:value-type="float" office:value="486.92" calcext:value-type="float">
            <text:p>486,92</text:p>
          </table:table-cell>
          <table:table-cell office:value-type="float" office:value="110.83" calcext:value-type="float">
            <text:p>110,83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string" calcext:value-type="string">
            <text:p>g.20.47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0.03" calcext:value-type="float">
            <text:p>30,03</text:p>
          </table:table-cell>
          <table:table-cell table:number-columns-repeated="2" office:value-type="float" office:value="5.28" calcext:value-type="float">
            <text:p>5,28</text:p>
          </table:table-cell>
          <table:table-cell office:value-type="float" office:value="2052" calcext:value-type="float">
            <text:p>2052</text:p>
          </table:table-cell>
          <table:table-cell office:value-type="float" office:value="271.79" calcext:value-type="float">
            <text:p>271,79</text:p>
          </table:table-cell>
          <table:table-cell office:value-type="float" office:value="15" calcext:value-type="float">
            <text:p>15</text:p>
          </table:table-cell>
          <table:table-cell office:value-type="float" office:value="495.01" calcext:value-type="float">
            <text:p>495,01</text:p>
          </table:table-cell>
          <table:table-cell office:value-type="float" office:value="108.47" calcext:value-type="float">
            <text:p>108,47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g.20.1.gml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6.56" calcext:value-type="float">
            <text:p>16,56</text:p>
          </table:table-cell>
          <table:table-cell table:number-columns-repeated="2" office:value-type="float" office:value="8.57" calcext:value-type="float">
            <text:p>8,57</text:p>
          </table:table-cell>
          <table:table-cell office:value-type="float" office:value="643" calcext:value-type="float">
            <text:p>643</text:p>
          </table:table-cell>
          <table:table-cell office:value-type="float" office:value="241.01" calcext:value-type="float">
            <text:p>241,01</text:p>
          </table:table-cell>
          <table:table-cell office:value-type="float" office:value="30" calcext:value-type="float">
            <text:p>30</text:p>
          </table:table-cell>
          <table:table-cell office:value-type="float" office:value="472.7" calcext:value-type="float">
            <text:p>472,7</text:p>
          </table:table-cell>
          <table:table-cell office:value-type="float" office:value="96.59" calcext:value-type="float">
            <text:p>96,59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g.20.45.gml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6.05" calcext:value-type="float">
            <text:p>26,05</text:p>
          </table:table-cell>
          <table:table-cell table:number-columns-repeated="2" office:value-type="float" office:value="14.39" calcext:value-type="float">
            <text:p>14,39</text:p>
          </table:table-cell>
          <table:table-cell office:value-type="float" office:value="818" calcext:value-type="float">
            <text:p>818</text:p>
          </table:table-cell>
          <table:table-cell office:value-type="float" office:value="254.32" calcext:value-type="float">
            <text:p>254,32</text:p>
          </table:table-cell>
          <table:table-cell office:value-type="float" office:value="26" calcext:value-type="float">
            <text:p>26</text:p>
          </table:table-cell>
          <table:table-cell office:value-type="float" office:value="424.89" calcext:value-type="float">
            <text:p>424,89</text:p>
          </table:table-cell>
          <table:table-cell office:value-type="float" office:value="84.27" calcext:value-type="float">
            <text:p>84,2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g.20.6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.58" calcext:value-type="float">
            <text:p>11,58</text:p>
          </table:table-cell>
          <table:table-cell office:value-type="float" office:value="17.68" calcext:value-type="float">
            <text:p>17,68</text:p>
          </table:table-cell>
          <table:table-cell office:value-type="float" office:value="11.58" calcext:value-type="float">
            <text:p>11,58</text:p>
          </table:table-cell>
          <table:table-cell office:value-type="float" office:value="254" calcext:value-type="float">
            <text:p>254</text:p>
          </table:table-cell>
          <table:table-cell office:value-type="float" office:value="203.24" calcext:value-type="float">
            <text:p>203,24</text:p>
          </table:table-cell>
          <table:table-cell office:value-type="float" office:value="18" calcext:value-type="float">
            <text:p>18</text:p>
          </table:table-cell>
          <table:table-cell office:value-type="float" office:value="360.4" calcext:value-type="float">
            <text:p>360,4</text:p>
          </table:table-cell>
          <table:table-cell office:value-type="float" office:value="68.97" calcext:value-type="float">
            <text:p>68,9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g.20.46.gml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.69" calcext:value-type="float">
            <text:p>4,69</text:p>
          </table:table-cell>
          <table:table-cell office:value-type="float" office:value="5.33" calcext:value-type="float">
            <text:p>5,33</text:p>
          </table:table-cell>
          <table:table-cell office:value-type="float" office:value="4.69" calcext:value-type="float">
            <text:p>4,69</text:p>
          </table:table-cell>
          <table:table-cell office:value-type="float" office:value="89" calcext:value-type="float">
            <text:p>89</text:p>
          </table:table-cell>
          <table:table-cell office:value-type="float" office:value="188.33" calcext:value-type="float">
            <text:p>188,33</text:p>
          </table:table-cell>
          <table:table-cell office:value-type="float" office:value="133" calcext:value-type="float">
            <text:p>133</text:p>
          </table:table-cell>
          <table:table-cell office:value-type="float" office:value="360.83" calcext:value-type="float">
            <text:p>360,83</text:p>
          </table:table-cell>
          <table:table-cell office:value-type="float" office:value="61.29" calcext:value-type="float">
            <text:p>61,2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g.20.31.gm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.84" calcext:value-type="float">
            <text:p>9,84</text:p>
          </table:table-cell>
          <table:table-cell office:value-type="float" office:value="22.01" calcext:value-type="float">
            <text:p>22,01</text:p>
          </table:table-cell>
          <table:table-cell office:value-type="float" office:value="9.84" calcext:value-type="float">
            <text:p>9,84</text:p>
          </table:table-cell>
          <table:table-cell office:value-type="float" office:value="553" calcext:value-type="float">
            <text:p>553</text:p>
          </table:table-cell>
          <table:table-cell office:value-type="float" office:value="196.85" calcext:value-type="float">
            <text:p>196,85</text:p>
          </table:table-cell>
          <table:table-cell office:value-type="float" office:value="23" calcext:value-type="float">
            <text:p>23</text:p>
          </table:table-cell>
          <table:table-cell office:value-type="float" office:value="347.88" calcext:value-type="float">
            <text:p>347,88</text:p>
          </table:table-cell>
          <table:table-cell office:value-type="float" office:value="58.99" calcext:value-type="float">
            <text:p>58,9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g.20.50.gml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.36" calcext:value-type="float">
            <text:p>13,36</text:p>
          </table:table-cell>
          <table:table-cell office:value-type="float" office:value="26.96" calcext:value-type="float">
            <text:p>26,96</text:p>
          </table:table-cell>
          <table:table-cell office:value-type="float" office:value="13.36" calcext:value-type="float">
            <text:p>13,36</text:p>
          </table:table-cell>
          <table:table-cell office:value-type="float" office:value="652" calcext:value-type="float">
            <text:p>652</text:p>
          </table:table-cell>
          <table:table-cell office:value-type="float" office:value="228.2" calcext:value-type="float">
            <text:p>228,2</text:p>
          </table:table-cell>
          <table:table-cell office:value-type="float" office:value="25" calcext:value-type="float">
            <text:p>25</text:p>
          </table:table-cell>
          <table:table-cell office:value-type="float" office:value="483.02" calcext:value-type="float">
            <text:p>483,02</text:p>
          </table:table-cell>
          <table:table-cell office:value-type="float" office:value="74.11" calcext:value-type="float">
            <text:p>74,11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g.20.36.gml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.01" calcext:value-type="float">
            <text:p>3,01</text:p>
          </table:table-cell>
          <table:table-cell office:value-type="float" office:value="12.87" calcext:value-type="float">
            <text:p>12,87</text:p>
          </table:table-cell>
          <table:table-cell office:value-type="float" office:value="3.01" calcext:value-type="float">
            <text:p>3,01</text:p>
          </table:table-cell>
          <table:table-cell office:value-type="float" office:value="834" calcext:value-type="float">
            <text:p>834</text:p>
          </table:table-cell>
          <table:table-cell office:value-type="float" office:value="251.51" calcext:value-type="float">
            <text:p>251,51</text:p>
          </table:table-cell>
          <table:table-cell office:value-type="float" office:value="111" calcext:value-type="float">
            <text:p>111</text:p>
          </table:table-cell>
          <table:table-cell office:value-type="float" office:value="512.05" calcext:value-type="float">
            <text:p>512,05</text:p>
          </table:table-cell>
          <table:table-cell office:value-type="float" office:value="63.01" calcext:value-type="float">
            <text:p>63,01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g.20.13.gml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4.16" calcext:value-type="float">
            <text:p>4,16</text:p>
          </table:table-cell>
          <table:table-cell office:value-type="float" office:value="0.5" calcext:value-type="float">
            <text:p>0,5</text:p>
          </table:table-cell>
          <table:table-cell office:value-type="float" office:value="643" calcext:value-type="float">
            <text:p>643</text:p>
          </table:table-cell>
          <table:table-cell office:value-type="float" office:value="6130.68" calcext:value-type="float">
            <text:p>6130,68</text:p>
          </table:table-cell>
          <table:table-cell office:value-type="float" office:value="550" calcext:value-type="float">
            <text:p>550</text:p>
          </table:table-cell>
          <table:table-cell office:value-type="float" office:value="39877.14" calcext:value-type="float">
            <text:p>39877,14</text:p>
          </table:table-cell>
          <table:table-cell office:value-type="float" office:value="349.13" calcext:value-type="float">
            <text:p>349,13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g.21.15.gml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.56" calcext:value-type="float">
            <text:p>19,56</text:p>
          </table:table-cell>
          <table:table-cell office:value-type="float" office:value="39.78" calcext:value-type="float">
            <text:p>39,78</text:p>
          </table:table-cell>
          <table:table-cell office:value-type="float" office:value="19.56" calcext:value-type="float">
            <text:p>19,56</text:p>
          </table:table-cell>
          <table:table-cell office:value-type="float" office:value="708" calcext:value-type="float">
            <text:p>708</text:p>
          </table:table-cell>
          <table:table-cell office:value-type="float" office:value="209.76" calcext:value-type="float">
            <text:p>209,76</text:p>
          </table:table-cell>
          <table:table-cell office:value-type="float" office:value="4" calcext:value-type="float">
            <text:p>4</text:p>
          </table:table-cell>
          <table:table-cell office:value-type="float" office:value="365.38" calcext:value-type="float">
            <text:p>365,38</text:p>
          </table:table-cell>
          <table:table-cell office:value-type="float" office:value="119.91" calcext:value-type="float">
            <text:p>119,9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g.21.33.gml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,6</text:p>
          </table:table-cell>
          <table:table-cell office:value-type="float" office:value="65.17" calcext:value-type="float">
            <text:p>65,17</text:p>
          </table:table-cell>
          <table:table-cell office:value-type="float" office:value="26.6" calcext:value-type="float">
            <text:p>26,6</text:p>
          </table:table-cell>
          <table:table-cell office:value-type="float" office:value="964" calcext:value-type="float">
            <text:p>964</text:p>
          </table:table-cell>
          <table:table-cell office:value-type="float" office:value="207.72" calcext:value-type="float">
            <text:p>207,72</text:p>
          </table:table-cell>
          <table:table-cell office:value-type="float" office:value="6" calcext:value-type="float">
            <text:p>6</text:p>
          </table:table-cell>
          <table:table-cell office:value-type="float" office:value="350.34" calcext:value-type="float">
            <text:p>350,34</text:p>
          </table:table-cell>
          <table:table-cell office:value-type="float" office:value="109.11" calcext:value-type="float">
            <text:p>109,1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g.21.41.gml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.59" calcext:value-type="float">
            <text:p>30,59</text:p>
          </table:table-cell>
          <table:table-cell office:value-type="float" office:value="86.85" calcext:value-type="float">
            <text:p>86,85</text:p>
          </table:table-cell>
          <table:table-cell office:value-type="float" office:value="30.59" calcext:value-type="float">
            <text:p>30,59</text:p>
          </table:table-cell>
          <table:table-cell office:value-type="float" office:value="800" calcext:value-type="float">
            <text:p>800</text:p>
          </table:table-cell>
          <table:table-cell office:value-type="float" office:value="241.51" calcext:value-type="float">
            <text:p>241,51</text:p>
          </table:table-cell>
          <table:table-cell office:value-type="float" office:value="1" calcext:value-type="float">
            <text:p>1</text:p>
          </table:table-cell>
          <table:table-cell office:value-type="float" office:value="409.51" calcext:value-type="float">
            <text:p>409,51</text:p>
          </table:table-cell>
          <table:table-cell office:value-type="float" office:value="120.62" calcext:value-type="float">
            <text:p>120,6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g.21.37.gml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.03" calcext:value-type="float">
            <text:p>11,03</text:p>
          </table:table-cell>
          <table:table-cell office:value-type="float" office:value="29.06" calcext:value-type="float">
            <text:p>29,06</text:p>
          </table:table-cell>
          <table:table-cell office:value-type="float" office:value="11.03" calcext:value-type="float">
            <text:p>11,03</text:p>
          </table:table-cell>
          <table:table-cell office:value-type="float" office:value="1815" calcext:value-type="float">
            <text:p>1815</text:p>
          </table:table-cell>
          <table:table-cell office:value-type="float" office:value="227.38" calcext:value-type="float">
            <text:p>227,38</text:p>
          </table:table-cell>
          <table:table-cell office:value-type="float" office:value="18" calcext:value-type="float">
            <text:p>18</text:p>
          </table:table-cell>
          <table:table-cell office:value-type="float" office:value="511.12" calcext:value-type="float">
            <text:p>511,12</text:p>
          </table:table-cell>
          <table:table-cell office:value-type="float" office:value="121.56" calcext:value-type="float">
            <text:p>121,56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g.21.35.gml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9.28" calcext:value-type="float">
            <text:p>9,28</text:p>
          </table:table-cell>
          <table:table-cell office:value-type="float" office:value="28.84" calcext:value-type="float">
            <text:p>28,84</text:p>
          </table:table-cell>
          <table:table-cell office:value-type="float" office:value="9.28" calcext:value-type="float">
            <text:p>9,28</text:p>
          </table:table-cell>
          <table:table-cell office:value-type="float" office:value="351" calcext:value-type="float">
            <text:p>351</text:p>
          </table:table-cell>
          <table:table-cell office:value-type="float" office:value="224.77" calcext:value-type="float">
            <text:p>224,77</text:p>
          </table:table-cell>
          <table:table-cell office:value-type="float" office:value="53" calcext:value-type="float">
            <text:p>53</text:p>
          </table:table-cell>
          <table:table-cell office:value-type="float" office:value="445.31" calcext:value-type="float">
            <text:p>445,31</text:p>
          </table:table-cell>
          <table:table-cell office:value-type="float" office:value="102.97" calcext:value-type="float">
            <text:p>102,9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g.21.27.gml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.52" calcext:value-type="float">
            <text:p>3,52</text:p>
          </table:table-cell>
          <table:table-cell office:value-type="float" office:value="6.36" calcext:value-type="float">
            <text:p>6,36</text:p>
          </table:table-cell>
          <table:table-cell office:value-type="float" office:value="3.52" calcext:value-type="float">
            <text:p>3,52</text:p>
          </table:table-cell>
          <table:table-cell office:value-type="float" office:value="125" calcext:value-type="float">
            <text:p>125</text:p>
          </table:table-cell>
          <table:table-cell office:value-type="float" office:value="239.17" calcext:value-type="float">
            <text:p>239,17</text:p>
          </table:table-cell>
          <table:table-cell office:value-type="float" office:value="71" calcext:value-type="float">
            <text:p>71</text:p>
          </table:table-cell>
          <table:table-cell office:value-type="float" office:value="543.99" calcext:value-type="float">
            <text:p>543,99</text:p>
          </table:table-cell>
          <table:table-cell office:value-type="float" office:value="86.74" calcext:value-type="float">
            <text:p>86,7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g.21.1.gml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6.44" calcext:value-type="float">
            <text:p>6,44</text:p>
          </table:table-cell>
          <table:table-cell office:value-type="float" office:value="0.7" calcext:value-type="float">
            <text:p>0,7</text:p>
          </table:table-cell>
          <table:table-cell office:value-type="float" office:value="51" calcext:value-type="float">
            <text:p>51</text:p>
          </table:table-cell>
          <table:table-cell office:value-type="float" office:value="1371.41" calcext:value-type="float">
            <text:p>1371,41</text:p>
          </table:table-cell>
          <table:table-cell office:value-type="float" office:value="525" calcext:value-type="float">
            <text:p>525</text:p>
          </table:table-cell>
          <table:table-cell office:value-type="float" office:value="3779.18" calcext:value-type="float">
            <text:p>3779,18</text:p>
          </table:table-cell>
          <table:table-cell office:value-type="float" office:value="187.48" calcext:value-type="float">
            <text:p>187,4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g.21.10.gml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,28</text:p>
          </table:table-cell>
          <table:table-cell office:value-type="float" office:value="1.78" calcext:value-type="float">
            <text:p>1,78</text:p>
          </table:table-cell>
          <table:table-cell office:value-type="float" office:value="0.28" calcext:value-type="float">
            <text:p>0,28</text:p>
          </table:table-cell>
          <table:table-cell office:value-type="float" office:value="1414" calcext:value-type="float">
            <text:p>1414</text:p>
          </table:table-cell>
          <table:table-cell office:value-type="float" office:value="37125.36" calcext:value-type="float">
            <text:p>37125,36</text:p>
          </table:table-cell>
          <table:table-cell office:value-type="float" office:value="835" calcext:value-type="float">
            <text:p>835</text:p>
          </table:table-cell>
          <table:table-cell office:value-type="float" office:value="16978.99" calcext:value-type="float">
            <text:p>16978,99</text:p>
          </table:table-cell>
          <table:table-cell office:value-type="float" office:value="569.14" calcext:value-type="float">
            <text:p>569,14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string" calcext:value-type="string">
            <text:p>g.22.54.g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,3</text:p>
          </table:table-cell>
          <table:table-cell office:value-type="float" office:value="55.65" calcext:value-type="float">
            <text:p>55,65</text:p>
          </table:table-cell>
          <table:table-cell office:value-type="float" office:value="18.3" calcext:value-type="float">
            <text:p>18,3</text:p>
          </table:table-cell>
          <table:table-cell office:value-type="float" office:value="837" calcext:value-type="float">
            <text:p>837</text:p>
          </table:table-cell>
          <table:table-cell office:value-type="float" office:value="214.84" calcext:value-type="float">
            <text:p>214,84</text:p>
          </table:table-cell>
          <table:table-cell office:value-type="float" office:value="4" calcext:value-type="float">
            <text:p>4</text:p>
          </table:table-cell>
          <table:table-cell office:value-type="float" office:value="404.34" calcext:value-type="float">
            <text:p>404,34</text:p>
          </table:table-cell>
          <table:table-cell office:value-type="float" office:value="113.87" calcext:value-type="float">
            <text:p>113,8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g.22.76.gml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1.05" calcext:value-type="float">
            <text:p>31,05</text:p>
          </table:table-cell>
          <table:table-cell office:value-type="float" office:value="81.84" calcext:value-type="float">
            <text:p>81,84</text:p>
          </table:table-cell>
          <table:table-cell office:value-type="float" office:value="31.05" calcext:value-type="float">
            <text:p>31,05</text:p>
          </table:table-cell>
          <table:table-cell office:value-type="float" office:value="1870" calcext:value-type="float">
            <text:p>1870</text:p>
          </table:table-cell>
          <table:table-cell office:value-type="float" office:value="229.13" calcext:value-type="float">
            <text:p>229,13</text:p>
          </table:table-cell>
          <table:table-cell office:value-type="float" office:value="2" calcext:value-type="float">
            <text:p>2</text:p>
          </table:table-cell>
          <table:table-cell office:value-type="float" office:value="414.29" calcext:value-type="float">
            <text:p>414,29</text:p>
          </table:table-cell>
          <table:table-cell office:value-type="float" office:value="114.47" calcext:value-type="float">
            <text:p>114,47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string" calcext:value-type="string">
            <text:p>g.22.70.gml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8.48" calcext:value-type="float">
            <text:p>28,48</text:p>
          </table:table-cell>
          <table:table-cell office:value-type="float" office:value="36.11" calcext:value-type="float">
            <text:p>36,11</text:p>
          </table:table-cell>
          <table:table-cell office:value-type="float" office:value="28.48" calcext:value-type="float">
            <text:p>28,48</text:p>
          </table:table-cell>
          <table:table-cell office:value-type="float" office:value="829" calcext:value-type="float">
            <text:p>829</text:p>
          </table:table-cell>
          <table:table-cell office:value-type="float" office:value="243.18" calcext:value-type="float">
            <text:p>243,18</text:p>
          </table:table-cell>
          <table:table-cell office:value-type="float" office:value="6" calcext:value-type="float">
            <text:p>6</text:p>
          </table:table-cell>
          <table:table-cell office:value-type="float" office:value="438.13" calcext:value-type="float">
            <text:p>438,13</text:p>
          </table:table-cell>
          <table:table-cell office:value-type="float" office:value="114.94" calcext:value-type="float">
            <text:p>114,94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g.22.49.gml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.81" calcext:value-type="float">
            <text:p>9,81</text:p>
          </table:table-cell>
          <table:table-cell office:value-type="float" office:value="23.91" calcext:value-type="float">
            <text:p>23,91</text:p>
          </table:table-cell>
          <table:table-cell office:value-type="float" office:value="9.81" calcext:value-type="float">
            <text:p>9,81</text:p>
          </table:table-cell>
          <table:table-cell office:value-type="float" office:value="413" calcext:value-type="float">
            <text:p>413</text:p>
          </table:table-cell>
          <table:table-cell office:value-type="float" office:value="218.76" calcext:value-type="float">
            <text:p>218,76</text:p>
          </table:table-cell>
          <table:table-cell office:value-type="float" office:value="6" calcext:value-type="float">
            <text:p>6</text:p>
          </table:table-cell>
          <table:table-cell office:value-type="float" office:value="369.49" calcext:value-type="float">
            <text:p>369,49</text:p>
          </table:table-cell>
          <table:table-cell office:value-type="float" office:value="70.12" calcext:value-type="float">
            <text:p>70,1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.22.31.gml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.73" calcext:value-type="float">
            <text:p>9,73</text:p>
          </table:table-cell>
          <table:table-cell office:value-type="float" office:value="13.78" calcext:value-type="float">
            <text:p>13,78</text:p>
          </table:table-cell>
          <table:table-cell office:value-type="float" office:value="9.73" calcext:value-type="float">
            <text:p>9,73</text:p>
          </table:table-cell>
          <table:table-cell office:value-type="float" office:value="137" calcext:value-type="float">
            <text:p>137</text:p>
          </table:table-cell>
          <table:table-cell office:value-type="float" office:value="194.24" calcext:value-type="float">
            <text:p>194,24</text:p>
          </table:table-cell>
          <table:table-cell office:value-type="float" office:value="26" calcext:value-type="float">
            <text:p>26</text:p>
          </table:table-cell>
          <table:table-cell office:value-type="float" office:value="392.1" calcext:value-type="float">
            <text:p>392,1</text:p>
          </table:table-cell>
          <table:table-cell office:value-type="float" office:value="63.05" calcext:value-type="float">
            <text:p>63,0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g.22.69.gm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,28</text:p>
          </table:table-cell>
          <table:table-cell office:value-type="float" office:value="23.12" calcext:value-type="float">
            <text:p>23,12</text:p>
          </table:table-cell>
          <table:table-cell office:value-type="float" office:value="8.28" calcext:value-type="float">
            <text:p>8,28</text:p>
          </table:table-cell>
          <table:table-cell office:value-type="float" office:value="677" calcext:value-type="float">
            <text:p>677</text:p>
          </table:table-cell>
          <table:table-cell office:value-type="float" office:value="249.92" calcext:value-type="float">
            <text:p>249,92</text:p>
          </table:table-cell>
          <table:table-cell office:value-type="float" office:value="49" calcext:value-type="float">
            <text:p>49</text:p>
          </table:table-cell>
          <table:table-cell office:value-type="float" office:value="591.43" calcext:value-type="float">
            <text:p>591,43</text:p>
          </table:table-cell>
          <table:table-cell office:value-type="float" office:value="94.16" calcext:value-type="float">
            <text:p>94,1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g.22.35.gml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.62" calcext:value-type="float">
            <text:p>8,62</text:p>
          </table:table-cell>
          <table:table-cell office:value-type="float" office:value="15.04" calcext:value-type="float">
            <text:p>15,04</text:p>
          </table:table-cell>
          <table:table-cell office:value-type="float" office:value="8.62" calcext:value-type="float">
            <text:p>8,62</text:p>
          </table:table-cell>
          <table:table-cell office:value-type="float" office:value="828" calcext:value-type="float">
            <text:p>828</text:p>
          </table:table-cell>
          <table:table-cell office:value-type="float" office:value="211.04" calcext:value-type="float">
            <text:p>211,04</text:p>
          </table:table-cell>
          <table:table-cell office:value-type="float" office:value="48" calcext:value-type="float">
            <text:p>48</text:p>
          </table:table-cell>
          <table:table-cell office:value-type="float" office:value="413.8" calcext:value-type="float">
            <text:p>413,8</text:p>
          </table:table-cell>
          <table:table-cell office:value-type="float" office:value="51.33" calcext:value-type="float">
            <text:p>51,3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g.22.62.gml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.81" calcext:value-type="float">
            <text:p>6,81</text:p>
          </table:table-cell>
          <table:table-cell office:value-type="float" office:value="21.43" calcext:value-type="float">
            <text:p>21,43</text:p>
          </table:table-cell>
          <table:table-cell office:value-type="float" office:value="6.81" calcext:value-type="float">
            <text:p>6,81</text:p>
          </table:table-cell>
          <table:table-cell office:value-type="float" office:value="413" calcext:value-type="float">
            <text:p>413</text:p>
          </table:table-cell>
          <table:table-cell office:value-type="float" office:value="234.83" calcext:value-type="float">
            <text:p>234,83</text:p>
          </table:table-cell>
          <table:table-cell office:value-type="float" office:value="42" calcext:value-type="float">
            <text:p>42</text:p>
          </table:table-cell>
          <table:table-cell office:value-type="float" office:value="504.34" calcext:value-type="float">
            <text:p>504,34</text:p>
          </table:table-cell>
          <table:table-cell office:value-type="float" office:value="48.26" calcext:value-type="float">
            <text:p>48,2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g.23.103.gml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9.68" calcext:value-type="float">
            <text:p>19,68</text:p>
          </table:table-cell>
          <table:table-cell office:value-type="float" office:value="45.38" calcext:value-type="float">
            <text:p>45,38</text:p>
          </table:table-cell>
          <table:table-cell office:value-type="float" office:value="19.68" calcext:value-type="float">
            <text:p>19,68</text:p>
          </table:table-cell>
          <table:table-cell office:value-type="float" office:value="1121" calcext:value-type="float">
            <text:p>1121</text:p>
          </table:table-cell>
          <table:table-cell office:value-type="float" office:value="258.12" calcext:value-type="float">
            <text:p>258,12</text:p>
          </table:table-cell>
          <table:table-cell office:value-type="float" office:value="5" calcext:value-type="float">
            <text:p>5</text:p>
          </table:table-cell>
          <table:table-cell office:value-type="float" office:value="451.78" calcext:value-type="float">
            <text:p>451,78</text:p>
          </table:table-cell>
          <table:table-cell office:value-type="float" office:value="145.29" calcext:value-type="float">
            <text:p>145,2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g.23.100.gml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.34" calcext:value-type="float">
            <text:p>37,34</text:p>
          </table:table-cell>
          <table:table-cell table:number-columns-repeated="2" office:value-type="float" office:value="36.78" calcext:value-type="float">
            <text:p>36,78</text:p>
          </table:table-cell>
          <table:table-cell office:value-type="float" office:value="1405" calcext:value-type="float">
            <text:p>1405</text:p>
          </table:table-cell>
          <table:table-cell office:value-type="float" office:value="219.42" calcext:value-type="float">
            <text:p>219,42</text:p>
          </table:table-cell>
          <table:table-cell office:value-type="float" office:value="4" calcext:value-type="float">
            <text:p>4</text:p>
          </table:table-cell>
          <table:table-cell office:value-type="float" office:value="346.74" calcext:value-type="float">
            <text:p>346,74</text:p>
          </table:table-cell>
          <table:table-cell office:value-type="float" office:value="105.08" calcext:value-type="float">
            <text:p>105,08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g.23.107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6.17" calcext:value-type="float">
            <text:p>36,17</text:p>
          </table:table-cell>
          <table:table-cell office:value-type="float" office:value="41.31" calcext:value-type="float">
            <text:p>41,31</text:p>
          </table:table-cell>
          <table:table-cell office:value-type="float" office:value="36.17" calcext:value-type="float">
            <text:p>36,17</text:p>
          </table:table-cell>
          <table:table-cell office:value-type="float" office:value="1685" calcext:value-type="float">
            <text:p>1685</text:p>
          </table:table-cell>
          <table:table-cell office:value-type="float" office:value="267.31" calcext:value-type="float">
            <text:p>267,31</text:p>
          </table:table-cell>
          <table:table-cell office:value-type="float" office:value="11" calcext:value-type="float">
            <text:p>11</text:p>
          </table:table-cell>
          <table:table-cell office:value-type="float" office:value="441.39" calcext:value-type="float">
            <text:p>441,39</text:p>
          </table:table-cell>
          <table:table-cell office:value-type="float" office:value="122.29" calcext:value-type="float">
            <text:p>122,29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g.23.115.gml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6.65" calcext:value-type="float">
            <text:p>36,65</text:p>
          </table:table-cell>
          <table:table-cell office:value-type="float" office:value="42.59" calcext:value-type="float">
            <text:p>42,59</text:p>
          </table:table-cell>
          <table:table-cell office:value-type="float" office:value="36.65" calcext:value-type="float">
            <text:p>36,65</text:p>
          </table:table-cell>
          <table:table-cell office:value-type="float" office:value="517" calcext:value-type="float">
            <text:p>517</text:p>
          </table:table-cell>
          <table:table-cell office:value-type="float" office:value="218.21" calcext:value-type="float">
            <text:p>218,21</text:p>
          </table:table-cell>
          <table:table-cell office:value-type="float" office:value="5" calcext:value-type="float">
            <text:p>5</text:p>
          </table:table-cell>
          <table:table-cell office:value-type="float" office:value="346.11" calcext:value-type="float">
            <text:p>346,11</text:p>
          </table:table-cell>
          <table:table-cell office:value-type="float" office:value="95.73" calcext:value-type="float">
            <text:p>95,7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g.23.90.gml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.18" calcext:value-type="float">
            <text:p>4,18</text:p>
          </table:table-cell>
          <table:table-cell office:value-type="float" office:value="14.96" calcext:value-type="float">
            <text:p>14,96</text:p>
          </table:table-cell>
          <table:table-cell office:value-type="float" office:value="4.18" calcext:value-type="float">
            <text:p>4,18</text:p>
          </table:table-cell>
          <table:table-cell office:value-type="float" office:value="376" calcext:value-type="float">
            <text:p>376</text:p>
          </table:table-cell>
          <table:table-cell office:value-type="float" office:value="253.34" calcext:value-type="float">
            <text:p>253,34</text:p>
          </table:table-cell>
          <table:table-cell office:value-type="float" office:value="49" calcext:value-type="float">
            <text:p>49</text:p>
          </table:table-cell>
          <table:table-cell office:value-type="float" office:value="447.52" calcext:value-type="float">
            <text:p>447,52</text:p>
          </table:table-cell>
          <table:table-cell office:value-type="float" office:value="90.73" calcext:value-type="float">
            <text:p>90,7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g.23.108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2.97" calcext:value-type="float">
            <text:p>32,97</text:p>
          </table:table-cell>
          <table:table-cell table:number-columns-repeated="2" office:value-type="float" office:value="11.12" calcext:value-type="float">
            <text:p>11,12</text:p>
          </table:table-cell>
          <table:table-cell office:value-type="float" office:value="1039" calcext:value-type="float">
            <text:p>1039</text:p>
          </table:table-cell>
          <table:table-cell office:value-type="float" office:value="256.65" calcext:value-type="float">
            <text:p>256,65</text:p>
          </table:table-cell>
          <table:table-cell office:value-type="float" office:value="12" calcext:value-type="float">
            <text:p>12</text:p>
          </table:table-cell>
          <table:table-cell office:value-type="float" office:value="505.02" calcext:value-type="float">
            <text:p>505,02</text:p>
          </table:table-cell>
          <table:table-cell office:value-type="float" office:value="101.74" calcext:value-type="float">
            <text:p>101,74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g.23.117.gml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.17" calcext:value-type="float">
            <text:p>32,17</text:p>
          </table:table-cell>
          <table:table-cell table:number-columns-repeated="2" office:value-type="float" office:value="14.23" calcext:value-type="float">
            <text:p>14,23</text:p>
          </table:table-cell>
          <table:table-cell office:value-type="float" office:value="2490" calcext:value-type="float">
            <text:p>2490</text:p>
          </table:table-cell>
          <table:table-cell office:value-type="float" office:value="233.24" calcext:value-type="float">
            <text:p>233,24</text:p>
          </table:table-cell>
          <table:table-cell office:value-type="float" office:value="10" calcext:value-type="float">
            <text:p>10</text:p>
          </table:table-cell>
          <table:table-cell office:value-type="float" office:value="476.34" calcext:value-type="float">
            <text:p>476,34</text:p>
          </table:table-cell>
          <table:table-cell office:value-type="float" office:value="94.75" calcext:value-type="float">
            <text:p>94,75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g.23.76.gml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7.8" calcext:value-type="float">
            <text:p>17,8</text:p>
          </table:table-cell>
          <table:table-cell office:value-type="float" office:value="26.86" calcext:value-type="float">
            <text:p>26,86</text:p>
          </table:table-cell>
          <table:table-cell office:value-type="float" office:value="17.8" calcext:value-type="float">
            <text:p>17,8</text:p>
          </table:table-cell>
          <table:table-cell office:value-type="float" office:value="999" calcext:value-type="float">
            <text:p>999</text:p>
          </table:table-cell>
          <table:table-cell office:value-type="float" office:value="189.18" calcext:value-type="float">
            <text:p>189,18</text:p>
          </table:table-cell>
          <table:table-cell office:value-type="float" office:value="25" calcext:value-type="float">
            <text:p>25</text:p>
          </table:table-cell>
          <table:table-cell office:value-type="float" office:value="356.01" calcext:value-type="float">
            <text:p>356,01</text:p>
          </table:table-cell>
          <table:table-cell office:value-type="float" office:value="69.75" calcext:value-type="float">
            <text:p>69,75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g.23.83.gml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.56" calcext:value-type="float">
            <text:p>7,56</text:p>
          </table:table-cell>
          <table:table-cell office:value-type="float" office:value="36.62" calcext:value-type="float">
            <text:p>36,62</text:p>
          </table:table-cell>
          <table:table-cell office:value-type="float" office:value="7.56" calcext:value-type="float">
            <text:p>7,56</text:p>
          </table:table-cell>
          <table:table-cell office:value-type="float" office:value="250" calcext:value-type="float">
            <text:p>250</text:p>
          </table:table-cell>
          <table:table-cell office:value-type="float" office:value="227.84" calcext:value-type="float">
            <text:p>227,84</text:p>
          </table:table-cell>
          <table:table-cell office:value-type="float" office:value="23" calcext:value-type="float">
            <text:p>23</text:p>
          </table:table-cell>
          <table:table-cell office:value-type="float" office:value="430.01" calcext:value-type="float">
            <text:p>430,01</text:p>
          </table:table-cell>
          <table:table-cell office:value-type="float" office:value="83.46" calcext:value-type="float">
            <text:p>83,4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g.23.77.gml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.07" calcext:value-type="float">
            <text:p>11,07</text:p>
          </table:table-cell>
          <table:table-cell office:value-type="float" office:value="29.02" calcext:value-type="float">
            <text:p>29,02</text:p>
          </table:table-cell>
          <table:table-cell office:value-type="float" office:value="11.07" calcext:value-type="float">
            <text:p>11,07</text:p>
          </table:table-cell>
          <table:table-cell office:value-type="float" office:value="662" calcext:value-type="float">
            <text:p>662</text:p>
          </table:table-cell>
          <table:table-cell office:value-type="float" office:value="198.2" calcext:value-type="float">
            <text:p>198,2</text:p>
          </table:table-cell>
          <table:table-cell office:value-type="float" office:value="24" calcext:value-type="float">
            <text:p>24</text:p>
          </table:table-cell>
          <table:table-cell office:value-type="float" office:value="404.62" calcext:value-type="float">
            <text:p>404,62</text:p>
          </table:table-cell>
          <table:table-cell office:value-type="float" office:value="75.94" calcext:value-type="float">
            <text:p>75,9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g.23.96.gml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.78" calcext:value-type="float">
            <text:p>4,78</text:p>
          </table:table-cell>
          <table:table-cell office:value-type="float" office:value="12.53" calcext:value-type="float">
            <text:p>12,53</text:p>
          </table:table-cell>
          <table:table-cell office:value-type="float" office:value="4.78" calcext:value-type="float">
            <text:p>4,78</text:p>
          </table:table-cell>
          <table:table-cell office:value-type="float" office:value="1229" calcext:value-type="float">
            <text:p>1229</text:p>
          </table:table-cell>
          <table:table-cell office:value-type="float" office:value="231.04" calcext:value-type="float">
            <text:p>231,04</text:p>
          </table:table-cell>
          <table:table-cell office:value-type="float" office:value="156" calcext:value-type="float">
            <text:p>156</text:p>
          </table:table-cell>
          <table:table-cell office:value-type="float" office:value="435.67" calcext:value-type="float">
            <text:p>435,67</text:p>
          </table:table-cell>
          <table:table-cell office:value-type="float" office:value="70.52" calcext:value-type="float">
            <text:p>70,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g.23.106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5.67" calcext:value-type="float">
            <text:p>25,67</text:p>
          </table:table-cell>
          <table:table-cell office:value-type="float" office:value="31.4" calcext:value-type="float">
            <text:p>31,4</text:p>
          </table:table-cell>
          <table:table-cell office:value-type="float" office:value="25.67" calcext:value-type="float">
            <text:p>25,67</text:p>
          </table:table-cell>
          <table:table-cell office:value-type="float" office:value="1294" calcext:value-type="float">
            <text:p>1294</text:p>
          </table:table-cell>
          <table:table-cell office:value-type="float" office:value="249.57" calcext:value-type="float">
            <text:p>249,57</text:p>
          </table:table-cell>
          <table:table-cell office:value-type="float" office:value="13" calcext:value-type="float">
            <text:p>13</text:p>
          </table:table-cell>
          <table:table-cell office:value-type="float" office:value="437.14" calcext:value-type="float">
            <text:p>437,14</text:p>
          </table:table-cell>
          <table:table-cell office:value-type="float" office:value="70.29" calcext:value-type="float">
            <text:p>70,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.23.85.gml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.82" calcext:value-type="float">
            <text:p>3,82</text:p>
          </table:table-cell>
          <table:table-cell office:value-type="float" office:value="9.83" calcext:value-type="float">
            <text:p>9,83</text:p>
          </table:table-cell>
          <table:table-cell office:value-type="float" office:value="3.82" calcext:value-type="float">
            <text:p>3,82</text:p>
          </table:table-cell>
          <table:table-cell office:value-type="float" office:value="486" calcext:value-type="float">
            <text:p>486</text:p>
          </table:table-cell>
          <table:table-cell office:value-type="float" office:value="223.71" calcext:value-type="float">
            <text:p>223,71</text:p>
          </table:table-cell>
          <table:table-cell office:value-type="float" office:value="145" calcext:value-type="float">
            <text:p>145</text:p>
          </table:table-cell>
          <table:table-cell office:value-type="float" office:value="465.38" calcext:value-type="float">
            <text:p>465,38</text:p>
          </table:table-cell>
          <table:table-cell office:value-type="float" office:value="63.99" calcext:value-type="float">
            <text:p>63,99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g.23.86.gml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.13" calcext:value-type="float">
            <text:p>3,13</text:p>
          </table:table-cell>
          <table:table-cell office:value-type="float" office:value="7.96" calcext:value-type="float">
            <text:p>7,96</text:p>
          </table:table-cell>
          <table:table-cell office:value-type="float" office:value="3.13" calcext:value-type="float">
            <text:p>3,13</text:p>
          </table:table-cell>
          <table:table-cell office:value-type="float" office:value="297" calcext:value-type="float">
            <text:p>297</text:p>
          </table:table-cell>
          <table:table-cell office:value-type="float" office:value="229.11" calcext:value-type="float">
            <text:p>229,11</text:p>
          </table:table-cell>
          <table:table-cell office:value-type="float" office:value="147" calcext:value-type="float">
            <text:p>147</text:p>
          </table:table-cell>
          <table:table-cell office:value-type="float" office:value="481.79" calcext:value-type="float">
            <text:p>481,79</text:p>
          </table:table-cell>
          <table:table-cell office:value-type="float" office:value="61.78" calcext:value-type="float">
            <text:p>61,78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g.23.81.gml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.87" calcext:value-type="float">
            <text:p>2,87</text:p>
          </table:table-cell>
          <table:table-cell office:value-type="float" office:value="10.29" calcext:value-type="float">
            <text:p>10,29</text:p>
          </table:table-cell>
          <table:table-cell office:value-type="float" office:value="2.87" calcext:value-type="float">
            <text:p>2,87</text:p>
          </table:table-cell>
          <table:table-cell office:value-type="float" office:value="1030" calcext:value-type="float">
            <text:p>1030</text:p>
          </table:table-cell>
          <table:table-cell office:value-type="float" office:value="241.63" calcext:value-type="float">
            <text:p>241,63</text:p>
          </table:table-cell>
          <table:table-cell office:value-type="float" office:value="192" calcext:value-type="float">
            <text:p>192</text:p>
          </table:table-cell>
          <table:table-cell office:value-type="float" office:value="634.82" calcext:value-type="float">
            <text:p>634,82</text:p>
          </table:table-cell>
          <table:table-cell office:value-type="float" office:value="52.33" calcext:value-type="float">
            <text:p>52,33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g.24.34.gm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.56" calcext:value-type="float">
            <text:p>15,56</text:p>
          </table:table-cell>
          <table:table-cell office:value-type="float" office:value="37.08" calcext:value-type="float">
            <text:p>37,08</text:p>
          </table:table-cell>
          <table:table-cell office:value-type="float" office:value="15.56" calcext:value-type="float">
            <text:p>15,56</text:p>
          </table:table-cell>
          <table:table-cell office:value-type="float" office:value="1090" calcext:value-type="float">
            <text:p>1090</text:p>
          </table:table-cell>
          <table:table-cell office:value-type="float" office:value="224.76" calcext:value-type="float">
            <text:p>224,76</text:p>
          </table:table-cell>
          <table:table-cell office:value-type="float" office:value="20" calcext:value-type="float">
            <text:p>20</text:p>
          </table:table-cell>
          <table:table-cell office:value-type="float" office:value="426.12" calcext:value-type="float">
            <text:p>426,12</text:p>
          </table:table-cell>
          <table:table-cell office:value-type="float" office:value="102.63" calcext:value-type="float">
            <text:p>102,63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g.24.47.gml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office:value-type="float" office:value="19.71" calcext:value-type="float">
            <text:p>19,71</text:p>
          </table:table-cell>
          <table:table-cell office:value-type="float" office:value="8.6" calcext:value-type="float">
            <text:p>8,6</text:p>
          </table:table-cell>
          <table:table-cell office:value-type="float" office:value="438" calcext:value-type="float">
            <text:p>438</text:p>
          </table:table-cell>
          <table:table-cell office:value-type="float" office:value="221.83" calcext:value-type="float">
            <text:p>221,83</text:p>
          </table:table-cell>
          <table:table-cell office:value-type="float" office:value="32" calcext:value-type="float">
            <text:p>32</text:p>
          </table:table-cell>
          <table:table-cell office:value-type="float" office:value="460.64" calcext:value-type="float">
            <text:p>460,64</text:p>
          </table:table-cell>
          <table:table-cell office:value-type="float" office:value="99.79" calcext:value-type="float">
            <text:p>99,7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g.24.41.gml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9.89" calcext:value-type="float">
            <text:p>9,89</text:p>
          </table:table-cell>
          <table:table-cell office:value-type="float" office:value="15.58" calcext:value-type="float">
            <text:p>15,58</text:p>
          </table:table-cell>
          <table:table-cell office:value-type="float" office:value="9.89" calcext:value-type="float">
            <text:p>9,89</text:p>
          </table:table-cell>
          <table:table-cell office:value-type="float" office:value="1074" calcext:value-type="float">
            <text:p>1074</text:p>
          </table:table-cell>
          <table:table-cell office:value-type="float" office:value="261.23" calcext:value-type="float">
            <text:p>261,23</text:p>
          </table:table-cell>
          <table:table-cell office:value-type="float" office:value="35" calcext:value-type="float">
            <text:p>35</text:p>
          </table:table-cell>
          <table:table-cell office:value-type="float" office:value="486.47" calcext:value-type="float">
            <text:p>486,47</text:p>
          </table:table-cell>
          <table:table-cell office:value-type="float" office:value="92.49" calcext:value-type="float">
            <text:p>92,49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g.24.35.gm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.16" calcext:value-type="float">
            <text:p>14,16</text:p>
          </table:table-cell>
          <table:table-cell office:value-type="float" office:value="32.87" calcext:value-type="float">
            <text:p>32,87</text:p>
          </table:table-cell>
          <table:table-cell office:value-type="float" office:value="14.16" calcext:value-type="float">
            <text:p>14,16</text:p>
          </table:table-cell>
          <table:table-cell office:value-type="float" office:value="669" calcext:value-type="float">
            <text:p>669</text:p>
          </table:table-cell>
          <table:table-cell office:value-type="float" office:value="222.07" calcext:value-type="float">
            <text:p>222,07</text:p>
          </table:table-cell>
          <table:table-cell office:value-type="float" office:value="21" calcext:value-type="float">
            <text:p>21</text:p>
          </table:table-cell>
          <table:table-cell office:value-type="float" office:value="483.92" calcext:value-type="float">
            <text:p>483,92</text:p>
          </table:table-cell>
          <table:table-cell office:value-type="float" office:value="82.05" calcext:value-type="float">
            <text:p>82,0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g.24.46.gml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,2</text:p>
          </table:table-cell>
          <table:table-cell office:value-type="float" office:value="27.07" calcext:value-type="float">
            <text:p>27,07</text:p>
          </table:table-cell>
          <table:table-cell office:value-type="float" office:value="5.2" calcext:value-type="float">
            <text:p>5,2</text:p>
          </table:table-cell>
          <table:table-cell office:value-type="float" office:value="375" calcext:value-type="float">
            <text:p>375</text:p>
          </table:table-cell>
          <table:table-cell office:value-type="float" office:value="248.88" calcext:value-type="float">
            <text:p>248,88</text:p>
          </table:table-cell>
          <table:table-cell office:value-type="float" office:value="31" calcext:value-type="float">
            <text:p>31</text:p>
          </table:table-cell>
          <table:table-cell office:value-type="float" office:value="547.92" calcext:value-type="float">
            <text:p>547,92</text:p>
          </table:table-cell>
          <table:table-cell office:value-type="float" office:value="91.67" calcext:value-type="float">
            <text:p>91,6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g.24.39.gml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.24" calcext:value-type="float">
            <text:p>2,24</text:p>
          </table:table-cell>
          <table:table-cell office:value-type="float" office:value="6.73" calcext:value-type="float">
            <text:p>6,73</text:p>
          </table:table-cell>
          <table:table-cell office:value-type="float" office:value="2.24" calcext:value-type="float">
            <text:p>2,24</text:p>
          </table:table-cell>
          <table:table-cell office:value-type="float" office:value="1006" calcext:value-type="float">
            <text:p>1006</text:p>
          </table:table-cell>
          <table:table-cell office:value-type="float" office:value="213.76" calcext:value-type="float">
            <text:p>213,76</text:p>
          </table:table-cell>
          <table:table-cell office:value-type="float" office:value="192" calcext:value-type="float">
            <text:p>192</text:p>
          </table:table-cell>
          <table:table-cell office:value-type="float" office:value="562.27" calcext:value-type="float">
            <text:p>562,27</text:p>
          </table:table-cell>
          <table:table-cell office:value-type="float" office:value="44.48" calcext:value-type="float">
            <text:p>44,48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g.24.43.gml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.58" calcext:value-type="float">
            <text:p>3,58</text:p>
          </table:table-cell>
          <table:table-cell office:value-type="float" office:value="11.54" calcext:value-type="float">
            <text:p>11,54</text:p>
          </table:table-cell>
          <table:table-cell office:value-type="float" office:value="3.58" calcext:value-type="float">
            <text:p>3,58</text:p>
          </table:table-cell>
          <table:table-cell office:value-type="float" office:value="196" calcext:value-type="float">
            <text:p>196</text:p>
          </table:table-cell>
          <table:table-cell office:value-type="float" office:value="238.85" calcext:value-type="float">
            <text:p>238,85</text:p>
          </table:table-cell>
          <table:table-cell office:value-type="float" office:value="164" calcext:value-type="float">
            <text:p>164</text:p>
          </table:table-cell>
          <table:table-cell office:value-type="float" office:value="536.95" calcext:value-type="float">
            <text:p>536,95</text:p>
          </table:table-cell>
          <table:table-cell office:value-type="float" office:value="25.22" calcext:value-type="float">
            <text:p>25,2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g.25.55.gml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3.34" calcext:value-type="float">
            <text:p>33,34</text:p>
          </table:table-cell>
          <table:table-cell table:number-columns-repeated="2" office:value-type="float" office:value="27.13" calcext:value-type="float">
            <text:p>27,13</text:p>
          </table:table-cell>
          <table:table-cell office:value-type="float" office:value="1197" calcext:value-type="float">
            <text:p>1197</text:p>
          </table:table-cell>
          <table:table-cell office:value-type="float" office:value="237.58" calcext:value-type="float">
            <text:p>237,58</text:p>
          </table:table-cell>
          <table:table-cell office:value-type="float" office:value="28" calcext:value-type="float">
            <text:p>28</text:p>
          </table:table-cell>
          <table:table-cell office:value-type="float" office:value="419.14" calcext:value-type="float">
            <text:p>419,14</text:p>
          </table:table-cell>
          <table:table-cell office:value-type="float" office:value="129.78" calcext:value-type="float">
            <text:p>129,7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g.25.40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1.95" calcext:value-type="float">
            <text:p>31,95</text:p>
          </table:table-cell>
          <table:table-cell office:value-type="float" office:value="43.34" calcext:value-type="float">
            <text:p>43,34</text:p>
          </table:table-cell>
          <table:table-cell office:value-type="float" office:value="31.95" calcext:value-type="float">
            <text:p>31,95</text:p>
          </table:table-cell>
          <table:table-cell office:value-type="float" office:value="2662" calcext:value-type="float">
            <text:p>2662</text:p>
          </table:table-cell>
          <table:table-cell office:value-type="float" office:value="234.59" calcext:value-type="float">
            <text:p>234,59</text:p>
          </table:table-cell>
          <table:table-cell office:value-type="float" office:value="11" calcext:value-type="float">
            <text:p>11</text:p>
          </table:table-cell>
          <table:table-cell office:value-type="float" office:value="441.53" calcext:value-type="float">
            <text:p>441,53</text:p>
          </table:table-cell>
          <table:table-cell office:value-type="float" office:value="97" calcext:value-type="float">
            <text:p>97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g.25.26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1.95" calcext:value-type="float">
            <text:p>31,95</text:p>
          </table:table-cell>
          <table:table-cell office:value-type="float" office:value="43.34" calcext:value-type="float">
            <text:p>43,34</text:p>
          </table:table-cell>
          <table:table-cell office:value-type="float" office:value="31.95" calcext:value-type="float">
            <text:p>31,95</text:p>
          </table:table-cell>
          <table:table-cell office:value-type="float" office:value="2665" calcext:value-type="float">
            <text:p>2665</text:p>
          </table:table-cell>
          <table:table-cell office:value-type="float" office:value="234.59" calcext:value-type="float">
            <text:p>234,59</text:p>
          </table:table-cell>
          <table:table-cell office:value-type="float" office:value="11" calcext:value-type="float">
            <text:p>11</text:p>
          </table:table-cell>
          <table:table-cell office:value-type="float" office:value="441.51" calcext:value-type="float">
            <text:p>441,51</text:p>
          </table:table-cell>
          <table:table-cell office:value-type="float" office:value="96.99" calcext:value-type="float">
            <text:p>96,99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g.25.32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48" calcext:value-type="float">
            <text:p>8,48</text:p>
          </table:table-cell>
          <table:table-cell office:value-type="float" office:value="21.68" calcext:value-type="float">
            <text:p>21,68</text:p>
          </table:table-cell>
          <table:table-cell office:value-type="float" office:value="8.48" calcext:value-type="float">
            <text:p>8,48</text:p>
          </table:table-cell>
          <table:table-cell office:value-type="float" office:value="583" calcext:value-type="float">
            <text:p>583</text:p>
          </table:table-cell>
          <table:table-cell office:value-type="float" office:value="227.15" calcext:value-type="float">
            <text:p>227,15</text:p>
          </table:table-cell>
          <table:table-cell office:value-type="float" office:value="21" calcext:value-type="float">
            <text:p>21</text:p>
          </table:table-cell>
          <table:table-cell office:value-type="float" office:value="405.88" calcext:value-type="float">
            <text:p>405,88</text:p>
          </table:table-cell>
          <table:table-cell office:value-type="float" office:value="83.84" calcext:value-type="float">
            <text:p>83,8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g.25.34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48" calcext:value-type="float">
            <text:p>8,48</text:p>
          </table:table-cell>
          <table:table-cell office:value-type="float" office:value="21.68" calcext:value-type="float">
            <text:p>21,68</text:p>
          </table:table-cell>
          <table:table-cell office:value-type="float" office:value="8.48" calcext:value-type="float">
            <text:p>8,48</text:p>
          </table:table-cell>
          <table:table-cell office:value-type="float" office:value="589" calcext:value-type="float">
            <text:p>589</text:p>
          </table:table-cell>
          <table:table-cell office:value-type="float" office:value="227.15" calcext:value-type="float">
            <text:p>227,15</text:p>
          </table:table-cell>
          <table:table-cell office:value-type="float" office:value="21" calcext:value-type="float">
            <text:p>21</text:p>
          </table:table-cell>
          <table:table-cell office:value-type="float" office:value="405.8" calcext:value-type="float">
            <text:p>405,8</text:p>
          </table:table-cell>
          <table:table-cell office:value-type="float" office:value="83.71" calcext:value-type="float">
            <text:p>83,7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g.25.43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49" calcext:value-type="float">
            <text:p>8,49</text:p>
          </table:table-cell>
          <table:table-cell office:value-type="float" office:value="21.69" calcext:value-type="float">
            <text:p>21,69</text:p>
          </table:table-cell>
          <table:table-cell office:value-type="float" office:value="8.49" calcext:value-type="float">
            <text:p>8,49</text:p>
          </table:table-cell>
          <table:table-cell office:value-type="float" office:value="588" calcext:value-type="float">
            <text:p>588</text:p>
          </table:table-cell>
          <table:table-cell office:value-type="float" office:value="227.17" calcext:value-type="float">
            <text:p>227,17</text:p>
          </table:table-cell>
          <table:table-cell office:value-type="float" office:value="21" calcext:value-type="float">
            <text:p>21</text:p>
          </table:table-cell>
          <table:table-cell office:value-type="float" office:value="405.69" calcext:value-type="float">
            <text:p>405,69</text:p>
          </table:table-cell>
          <table:table-cell office:value-type="float" office:value="83.64" calcext:value-type="float">
            <text:p>83,6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g.25.45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49" calcext:value-type="float">
            <text:p>8,49</text:p>
          </table:table-cell>
          <table:table-cell office:value-type="float" office:value="21.68" calcext:value-type="float">
            <text:p>21,68</text:p>
          </table:table-cell>
          <table:table-cell office:value-type="float" office:value="8.49" calcext:value-type="float">
            <text:p>8,49</text:p>
          </table:table-cell>
          <table:table-cell office:value-type="float" office:value="591" calcext:value-type="float">
            <text:p>591</text:p>
          </table:table-cell>
          <table:table-cell office:value-type="float" office:value="227.17" calcext:value-type="float">
            <text:p>227,17</text:p>
          </table:table-cell>
          <table:table-cell office:value-type="float" office:value="21" calcext:value-type="float">
            <text:p>21</text:p>
          </table:table-cell>
          <table:table-cell office:value-type="float" office:value="405.72" calcext:value-type="float">
            <text:p>405,72</text:p>
          </table:table-cell>
          <table:table-cell office:value-type="float" office:value="83.63" calcext:value-type="float">
            <text:p>83,6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g.25.18.gm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,52</text:p>
          </table:table-cell>
          <table:table-cell office:value-type="float" office:value="26.75" calcext:value-type="float">
            <text:p>26,75</text:p>
          </table:table-cell>
          <table:table-cell office:value-type="float" office:value="8.52" calcext:value-type="float">
            <text:p>8,52</text:p>
          </table:table-cell>
          <table:table-cell office:value-type="float" office:value="174" calcext:value-type="float">
            <text:p>174</text:p>
          </table:table-cell>
          <table:table-cell office:value-type="float" office:value="210.43" calcext:value-type="float">
            <text:p>210,43</text:p>
          </table:table-cell>
          <table:table-cell office:value-type="float" office:value="17" calcext:value-type="float">
            <text:p>17</text:p>
          </table:table-cell>
          <table:table-cell office:value-type="float" office:value="395.63" calcext:value-type="float">
            <text:p>395,63</text:p>
          </table:table-cell>
          <table:table-cell office:value-type="float" office:value="80.61" calcext:value-type="float">
            <text:p>80,6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g.25.36.gml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2.82" calcext:value-type="float">
            <text:p>2,82</text:p>
          </table:table-cell>
          <table:table-cell office:value-type="float" office:value="14.9" calcext:value-type="float">
            <text:p>14,9</text:p>
          </table:table-cell>
          <table:table-cell office:value-type="float" office:value="2.82" calcext:value-type="float">
            <text:p>2,82</text:p>
          </table:table-cell>
          <table:table-cell office:value-type="float" office:value="294" calcext:value-type="float">
            <text:p>294</text:p>
          </table:table-cell>
          <table:table-cell office:value-type="float" office:value="219.38" calcext:value-type="float">
            <text:p>219,38</text:p>
          </table:table-cell>
          <table:table-cell office:value-type="float" office:value="137" calcext:value-type="float">
            <text:p>137</text:p>
          </table:table-cell>
          <table:table-cell office:value-type="float" office:value="430.16" calcext:value-type="float">
            <text:p>430,16</text:p>
          </table:table-cell>
          <table:table-cell office:value-type="float" office:value="72.63" calcext:value-type="float">
            <text:p>72,6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g.25.33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.46" calcext:value-type="float">
            <text:p>8,46</text:p>
          </table:table-cell>
          <table:table-cell office:value-type="float" office:value="21.01" calcext:value-type="float">
            <text:p>21,01</text:p>
          </table:table-cell>
          <table:table-cell office:value-type="float" office:value="8.46" calcext:value-type="float">
            <text:p>8,46</text:p>
          </table:table-cell>
          <table:table-cell office:value-type="float" office:value="492" calcext:value-type="float">
            <text:p>492</text:p>
          </table:table-cell>
          <table:table-cell office:value-type="float" office:value="229.12" calcext:value-type="float">
            <text:p>229,12</text:p>
          </table:table-cell>
          <table:table-cell office:value-type="float" office:value="22" calcext:value-type="float">
            <text:p>22</text:p>
          </table:table-cell>
          <table:table-cell office:value-type="float" office:value="440.69" calcext:value-type="float">
            <text:p>440,69</text:p>
          </table:table-cell>
          <table:table-cell office:value-type="float" office:value="72.76" calcext:value-type="float">
            <text:p>72,7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g.25.28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7.29" calcext:value-type="float">
            <text:p>27,29</text:p>
          </table:table-cell>
          <table:table-cell office:value-type="float" office:value="27.83" calcext:value-type="float">
            <text:p>27,83</text:p>
          </table:table-cell>
          <table:table-cell office:value-type="float" office:value="27.29" calcext:value-type="float">
            <text:p>27,29</text:p>
          </table:table-cell>
          <table:table-cell office:value-type="float" office:value="1260" calcext:value-type="float">
            <text:p>1260</text:p>
          </table:table-cell>
          <table:table-cell office:value-type="float" office:value="243.73" calcext:value-type="float">
            <text:p>243,73</text:p>
          </table:table-cell>
          <table:table-cell office:value-type="float" office:value="10" calcext:value-type="float">
            <text:p>10</text:p>
          </table:table-cell>
          <table:table-cell office:value-type="float" office:value="639.29" calcext:value-type="float">
            <text:p>639,29</text:p>
          </table:table-cell>
          <table:table-cell office:value-type="float" office:value="78.24" calcext:value-type="float">
            <text:p>78,2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g.25.1.gml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0.18" calcext:value-type="float">
            <text:p>0,18</text:p>
          </table:table-cell>
          <table:table-cell office:value-type="float" office:value="4.07" calcext:value-type="float">
            <text:p>4,07</text:p>
          </table:table-cell>
          <table:table-cell office:value-type="float" office:value="0.18" calcext:value-type="float">
            <text:p>0,18</text:p>
          </table:table-cell>
          <table:table-cell office:value-type="float" office:value="111" calcext:value-type="float">
            <text:p>111</text:p>
          </table:table-cell>
          <table:table-cell office:value-type="float" office:value="18295.34" calcext:value-type="float">
            <text:p>18295,34</text:p>
          </table:table-cell>
          <table:table-cell office:value-type="float" office:value="2514" calcext:value-type="float">
            <text:p>2514</text:p>
          </table:table-cell>
          <table:table-cell office:value-type="float" office:value="75542.93" calcext:value-type="float">
            <text:p>75542,93</text:p>
          </table:table-cell>
          <table:table-cell office:value-type="float" office:value="1060.98" calcext:value-type="float">
            <text:p>1060,98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g.26.22.gm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.2" calcext:value-type="float">
            <text:p>31,2</text:p>
          </table:table-cell>
          <table:table-cell office:value-type="float" office:value="51.86" calcext:value-type="float">
            <text:p>51,86</text:p>
          </table:table-cell>
          <table:table-cell office:value-type="float" office:value="31.2" calcext:value-type="float">
            <text:p>31,2</text:p>
          </table:table-cell>
          <table:table-cell office:value-type="float" office:value="944" calcext:value-type="float">
            <text:p>944</text:p>
          </table:table-cell>
          <table:table-cell office:value-type="float" office:value="191.17" calcext:value-type="float">
            <text:p>191,17</text:p>
          </table:table-cell>
          <table:table-cell office:value-type="float" office:value="2" calcext:value-type="float">
            <text:p>2</text:p>
          </table:table-cell>
          <table:table-cell office:value-type="float" office:value="365.48" calcext:value-type="float">
            <text:p>365,48</text:p>
          </table:table-cell>
          <table:table-cell office:value-type="float" office:value="98.08" calcext:value-type="float">
            <text:p>98,0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g.26.13.gml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.09" calcext:value-type="float">
            <text:p>8,09</text:p>
          </table:table-cell>
          <table:table-cell office:value-type="float" office:value="19.31" calcext:value-type="float">
            <text:p>19,31</text:p>
          </table:table-cell>
          <table:table-cell office:value-type="float" office:value="8.09" calcext:value-type="float">
            <text:p>8,09</text:p>
          </table:table-cell>
          <table:table-cell office:value-type="float" office:value="632" calcext:value-type="float">
            <text:p>632</text:p>
          </table:table-cell>
          <table:table-cell office:value-type="float" office:value="227.38" calcext:value-type="float">
            <text:p>227,38</text:p>
          </table:table-cell>
          <table:table-cell office:value-type="float" office:value="21" calcext:value-type="float">
            <text:p>21</text:p>
          </table:table-cell>
          <table:table-cell office:value-type="float" office:value="436.04" calcext:value-type="float">
            <text:p>436,04</text:p>
          </table:table-cell>
          <table:table-cell office:value-type="float" office:value="86.01" calcext:value-type="float">
            <text:p>86,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g.26.29.gml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.56" calcext:value-type="float">
            <text:p>7,56</text:p>
          </table:table-cell>
          <table:table-cell office:value-type="float" office:value="26.17" calcext:value-type="float">
            <text:p>26,17</text:p>
          </table:table-cell>
          <table:table-cell office:value-type="float" office:value="7.56" calcext:value-type="float">
            <text:p>7,56</text:p>
          </table:table-cell>
          <table:table-cell office:value-type="float" office:value="481" calcext:value-type="float">
            <text:p>481</text:p>
          </table:table-cell>
          <table:table-cell office:value-type="float" office:value="223.13" calcext:value-type="float">
            <text:p>223,13</text:p>
          </table:table-cell>
          <table:table-cell office:value-type="float" office:value="30" calcext:value-type="float">
            <text:p>30</text:p>
          </table:table-cell>
          <table:table-cell office:value-type="float" office:value="452.63" calcext:value-type="float">
            <text:p>452,63</text:p>
          </table:table-cell>
          <table:table-cell office:value-type="float" office:value="79.19" calcext:value-type="float">
            <text:p>79,19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g.27.16.gml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7.51" calcext:value-type="float">
            <text:p>37,51</text:p>
          </table:table-cell>
          <table:table-cell office:value-type="float" office:value="38.99" calcext:value-type="float">
            <text:p>38,99</text:p>
          </table:table-cell>
          <table:table-cell office:value-type="float" office:value="37.51" calcext:value-type="float">
            <text:p>37,51</text:p>
          </table:table-cell>
          <table:table-cell office:value-type="float" office:value="713" calcext:value-type="float">
            <text:p>713</text:p>
          </table:table-cell>
          <table:table-cell office:value-type="float" office:value="197.63" calcext:value-type="float">
            <text:p>197,63</text:p>
          </table:table-cell>
          <table:table-cell office:value-type="float" office:value="24" calcext:value-type="float">
            <text:p>24</text:p>
          </table:table-cell>
          <table:table-cell office:value-type="float" office:value="263.24" calcext:value-type="float">
            <text:p>263,24</text:p>
          </table:table-cell>
          <table:table-cell office:value-type="float" office:value="122.81" calcext:value-type="float">
            <text:p>122,81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g.27.14.gml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4.69" calcext:value-type="float">
            <text:p>14,69</text:p>
          </table:table-cell>
          <table:table-cell office:value-type="float" office:value="24.47" calcext:value-type="float">
            <text:p>24,47</text:p>
          </table:table-cell>
          <table:table-cell office:value-type="float" office:value="14.69" calcext:value-type="float">
            <text:p>14,69</text:p>
          </table:table-cell>
          <table:table-cell office:value-type="float" office:value="247" calcext:value-type="float">
            <text:p>247</text:p>
          </table:table-cell>
          <table:table-cell office:value-type="float" office:value="232.43" calcext:value-type="float">
            <text:p>232,43</text:p>
          </table:table-cell>
          <table:table-cell office:value-type="float" office:value="18" calcext:value-type="float">
            <text:p>18</text:p>
          </table:table-cell>
          <table:table-cell office:value-type="float" office:value="383.57" calcext:value-type="float">
            <text:p>383,57</text:p>
          </table:table-cell>
          <table:table-cell office:value-type="float" office:value="72.45" calcext:value-type="float">
            <text:p>72,4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g.28.2.gml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3.75" calcext:value-type="float">
            <text:p>33,75</text:p>
          </table:table-cell>
          <table:table-cell office:value-type="float" office:value="35.7" calcext:value-type="float">
            <text:p>35,7</text:p>
          </table:table-cell>
          <table:table-cell office:value-type="float" office:value="33.75" calcext:value-type="float">
            <text:p>33,75</text:p>
          </table:table-cell>
          <table:table-cell office:value-type="float" office:value="2328" calcext:value-type="float">
            <text:p>2328</text:p>
          </table:table-cell>
          <table:table-cell office:value-type="float" office:value="245.3" calcext:value-type="float">
            <text:p>245,3</text:p>
          </table:table-cell>
          <table:table-cell office:value-type="float" office:value="8" calcext:value-type="float">
            <text:p>8</text:p>
          </table:table-cell>
          <table:table-cell office:value-type="float" office:value="402.83" calcext:value-type="float">
            <text:p>402,83</text:p>
          </table:table-cell>
          <table:table-cell office:value-type="float" office:value="146.13" calcext:value-type="float">
            <text:p>146,13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string" calcext:value-type="string">
            <text:p>g.28.29.gml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.01" calcext:value-type="float">
            <text:p>12,01</text:p>
          </table:table-cell>
          <table:table-cell office:value-type="float" office:value="26.97" calcext:value-type="float">
            <text:p>26,97</text:p>
          </table:table-cell>
          <table:table-cell office:value-type="float" office:value="12.01" calcext:value-type="float">
            <text:p>12,01</text:p>
          </table:table-cell>
          <table:table-cell office:value-type="float" office:value="732" calcext:value-type="float">
            <text:p>732</text:p>
          </table:table-cell>
          <table:table-cell office:value-type="float" office:value="233.34" calcext:value-type="float">
            <text:p>233,34</text:p>
          </table:table-cell>
          <table:table-cell office:value-type="float" office:value="43" calcext:value-type="float">
            <text:p>43</text:p>
          </table:table-cell>
          <table:table-cell office:value-type="float" office:value="471.94" calcext:value-type="float">
            <text:p>471,94</text:p>
          </table:table-cell>
          <table:table-cell office:value-type="float" office:value="109.38" calcext:value-type="float">
            <text:p>109,3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g.28.26.gm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.26" calcext:value-type="float">
            <text:p>9,26</text:p>
          </table:table-cell>
          <table:table-cell office:value-type="float" office:value="43.84" calcext:value-type="float">
            <text:p>43,84</text:p>
          </table:table-cell>
          <table:table-cell office:value-type="float" office:value="9.26" calcext:value-type="float">
            <text:p>9,26</text:p>
          </table:table-cell>
          <table:table-cell office:value-type="float" office:value="304" calcext:value-type="float">
            <text:p>304</text:p>
          </table:table-cell>
          <table:table-cell office:value-type="float" office:value="233.21" calcext:value-type="float">
            <text:p>233,21</text:p>
          </table:table-cell>
          <table:table-cell office:value-type="float" office:value="21" calcext:value-type="float">
            <text:p>21</text:p>
          </table:table-cell>
          <table:table-cell office:value-type="float" office:value="605.47" calcext:value-type="float">
            <text:p>605,47</text:p>
          </table:table-cell>
          <table:table-cell office:value-type="float" office:value="105.32" calcext:value-type="float">
            <text:p>105,3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g.28.20.gml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,15</text:p>
          </table:table-cell>
          <table:table-cell office:value-type="float" office:value="3.08" calcext:value-type="float">
            <text:p>3,08</text:p>
          </table:table-cell>
          <table:table-cell office:value-type="float" office:value="0.15" calcext:value-type="float">
            <text:p>0,15</text:p>
          </table:table-cell>
          <table:table-cell office:value-type="float" office:value="425" calcext:value-type="float">
            <text:p>425</text:p>
          </table:table-cell>
          <table:table-cell office:value-type="float" office:value="57712.07" calcext:value-type="float">
            <text:p>57712,07</text:p>
          </table:table-cell>
          <table:table-cell office:value-type="float" office:value="1654" calcext:value-type="float">
            <text:p>1654</text:p>
          </table:table-cell>
          <table:table-cell office:value-type="float" office:value="29202.99" calcext:value-type="float">
            <text:p>29202,99</text:p>
          </table:table-cell>
          <table:table-cell office:value-type="float" office:value="154.25" calcext:value-type="float">
            <text:p>154,25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string" calcext:value-type="string">
            <text:p>g.29.16.gml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.42" calcext:value-type="float">
            <text:p>5,42</text:p>
          </table:table-cell>
          <table:table-cell office:value-type="float" office:value="24.61" calcext:value-type="float">
            <text:p>24,61</text:p>
          </table:table-cell>
          <table:table-cell office:value-type="float" office:value="5.42" calcext:value-type="float">
            <text:p>5,42</text:p>
          </table:table-cell>
          <table:table-cell office:value-type="float" office:value="1222" calcext:value-type="float">
            <text:p>1222</text:p>
          </table:table-cell>
          <table:table-cell office:value-type="float" office:value="193.85" calcext:value-type="float">
            <text:p>193,85</text:p>
          </table:table-cell>
          <table:table-cell office:value-type="float" office:value="14" calcext:value-type="float">
            <text:p>14</text:p>
          </table:table-cell>
          <table:table-cell office:value-type="float" office:value="373.37" calcext:value-type="float">
            <text:p>373,37</text:p>
          </table:table-cell>
          <table:table-cell office:value-type="float" office:value="98.15" calcext:value-type="float">
            <text:p>98,1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g.29.15.gml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0.51" calcext:value-type="float">
            <text:p>0,51</text:p>
          </table:table-cell>
          <table:table-cell office:value-type="float" office:value="1.16" calcext:value-type="float">
            <text:p>1,16</text:p>
          </table:table-cell>
          <table:table-cell office:value-type="float" office:value="0.51" calcext:value-type="float">
            <text:p>0,51</text:p>
          </table:table-cell>
          <table:table-cell office:value-type="float" office:value="1088" calcext:value-type="float">
            <text:p>1088</text:p>
          </table:table-cell>
          <table:table-cell office:value-type="float" office:value="5396.95" calcext:value-type="float">
            <text:p>5396,95</text:p>
          </table:table-cell>
          <table:table-cell office:value-type="float" office:value="1489" calcext:value-type="float">
            <text:p>1489</text:p>
          </table:table-cell>
          <table:table-cell office:value-type="float" office:value="31289.45" calcext:value-type="float">
            <text:p>31289,45</text:p>
          </table:table-cell>
          <table:table-cell office:value-type="float" office:value="235.7" calcext:value-type="float">
            <text:p>235,7</text:p>
          </table:table-cell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string" calcext:value-type="string">
            <text:p>g.29.9.gml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0.24" calcext:value-type="float">
            <text:p>0,24</text:p>
          </table:table-cell>
          <table:table-cell office:value-type="float" office:value="6.46" calcext:value-type="float">
            <text:p>6,46</text:p>
          </table:table-cell>
          <table:table-cell office:value-type="float" office:value="0.24" calcext:value-type="float">
            <text:p>0,24</text:p>
          </table:table-cell>
          <table:table-cell office:value-type="float" office:value="146" calcext:value-type="float">
            <text:p>146</text:p>
          </table:table-cell>
          <table:table-cell office:value-type="float" office:value="14958.08" calcext:value-type="float">
            <text:p>14958,08</text:p>
          </table:table-cell>
          <table:table-cell office:value-type="float" office:value="642" calcext:value-type="float">
            <text:p>642</text:p>
          </table:table-cell>
          <table:table-cell office:value-type="float" office:value="51204.61" calcext:value-type="float">
            <text:p>51204,61</text:p>
          </table:table-cell>
          <table:table-cell office:value-type="float" office:value="311.7" calcext:value-type="float">
            <text:p>311,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g.30.26.gm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9.72" calcext:value-type="float">
            <text:p>39,72</text:p>
          </table:table-cell>
          <table:table-cell table:number-columns-repeated="2" office:value-type="float" office:value="28.36" calcext:value-type="float">
            <text:p>28,36</text:p>
          </table:table-cell>
          <table:table-cell office:value-type="float" office:value="2056" calcext:value-type="float">
            <text:p>2056</text:p>
          </table:table-cell>
          <table:table-cell office:value-type="float" office:value="204.33" calcext:value-type="float">
            <text:p>204,33</text:p>
          </table:table-cell>
          <table:table-cell office:value-type="float" office:value="14" calcext:value-type="float">
            <text:p>14</text:p>
          </table:table-cell>
          <table:table-cell office:value-type="float" office:value="418.6" calcext:value-type="float">
            <text:p>418,6</text:p>
          </table:table-cell>
          <table:table-cell office:value-type="float" office:value="120.26" calcext:value-type="float">
            <text:p>120,26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g.30.0.gml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1.25" calcext:value-type="float">
            <text:p>21,25</text:p>
          </table:table-cell>
          <table:table-cell office:value-type="float" office:value="31.75" calcext:value-type="float">
            <text:p>31,75</text:p>
          </table:table-cell>
          <table:table-cell office:value-type="float" office:value="21.25" calcext:value-type="float">
            <text:p>21,25</text:p>
          </table:table-cell>
          <table:table-cell office:value-type="float" office:value="833" calcext:value-type="float">
            <text:p>833</text:p>
          </table:table-cell>
          <table:table-cell office:value-type="float" office:value="218.47" calcext:value-type="float">
            <text:p>218,47</text:p>
          </table:table-cell>
          <table:table-cell office:value-type="float" office:value="8" calcext:value-type="float">
            <text:p>8</text:p>
          </table:table-cell>
          <table:table-cell office:value-type="float" office:value="406.36" calcext:value-type="float">
            <text:p>406,36</text:p>
          </table:table-cell>
          <table:table-cell office:value-type="float" office:value="114.41" calcext:value-type="float">
            <text:p>114,41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g.30.3.gml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.14" calcext:value-type="float">
            <text:p>19,14</text:p>
          </table:table-cell>
          <table:table-cell table:number-columns-repeated="2" office:value-type="float" office:value="13.76" calcext:value-type="float">
            <text:p>13,76</text:p>
          </table:table-cell>
          <table:table-cell office:value-type="float" office:value="778" calcext:value-type="float">
            <text:p>778</text:p>
          </table:table-cell>
          <table:table-cell office:value-type="float" office:value="219.78" calcext:value-type="float">
            <text:p>219,78</text:p>
          </table:table-cell>
          <table:table-cell office:value-type="float" office:value="17" calcext:value-type="float">
            <text:p>17</text:p>
          </table:table-cell>
          <table:table-cell office:value-type="float" office:value="409.09" calcext:value-type="float">
            <text:p>409,09</text:p>
          </table:table-cell>
          <table:table-cell office:value-type="float" office:value="111.25" calcext:value-type="float">
            <text:p>111,2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g.30.2.gm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.74" calcext:value-type="float">
            <text:p>14,74</text:p>
          </table:table-cell>
          <table:table-cell office:value-type="float" office:value="39.19" calcext:value-type="float">
            <text:p>39,19</text:p>
          </table:table-cell>
          <table:table-cell office:value-type="float" office:value="14.74" calcext:value-type="float">
            <text:p>14,74</text:p>
          </table:table-cell>
          <table:table-cell office:value-type="float" office:value="548" calcext:value-type="float">
            <text:p>548</text:p>
          </table:table-cell>
          <table:table-cell office:value-type="float" office:value="204.21" calcext:value-type="float">
            <text:p>204,21</text:p>
          </table:table-cell>
          <table:table-cell office:value-type="float" office:value="10" calcext:value-type="float">
            <text:p>10</text:p>
          </table:table-cell>
          <table:table-cell office:value-type="float" office:value="428.81" calcext:value-type="float">
            <text:p>428,81</text:p>
          </table:table-cell>
          <table:table-cell office:value-type="float" office:value="95.7" calcext:value-type="float">
            <text:p>95,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g.30.1.gm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.87" calcext:value-type="float">
            <text:p>14,87</text:p>
          </table:table-cell>
          <table:table-cell office:value-type="float" office:value="38.28" calcext:value-type="float">
            <text:p>38,28</text:p>
          </table:table-cell>
          <table:table-cell office:value-type="float" office:value="14.87" calcext:value-type="float">
            <text:p>14,87</text:p>
          </table:table-cell>
          <table:table-cell office:value-type="float" office:value="539" calcext:value-type="float">
            <text:p>539</text:p>
          </table:table-cell>
          <table:table-cell office:value-type="float" office:value="204.2" calcext:value-type="float">
            <text:p>204,2</text:p>
          </table:table-cell>
          <table:table-cell office:value-type="float" office:value="10" calcext:value-type="float">
            <text:p>10</text:p>
          </table:table-cell>
          <table:table-cell office:value-type="float" office:value="418.36" calcext:value-type="float">
            <text:p>418,36</text:p>
          </table:table-cell>
          <table:table-cell office:value-type="float" office:value="91.3" calcext:value-type="float">
            <text:p>91,3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g.30.31.gml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6.88" calcext:value-type="float">
            <text:p>16,88</text:p>
          </table:table-cell>
          <table:table-cell office:value-type="float" office:value="26.95" calcext:value-type="float">
            <text:p>26,95</text:p>
          </table:table-cell>
          <table:table-cell office:value-type="float" office:value="16.88" calcext:value-type="float">
            <text:p>16,88</text:p>
          </table:table-cell>
          <table:table-cell office:value-type="float" office:value="1481" calcext:value-type="float">
            <text:p>1481</text:p>
          </table:table-cell>
          <table:table-cell office:value-type="float" office:value="258.85" calcext:value-type="float">
            <text:p>258,85</text:p>
          </table:table-cell>
          <table:table-cell office:value-type="float" office:value="44" calcext:value-type="float">
            <text:p>44</text:p>
          </table:table-cell>
          <table:table-cell office:value-type="float" office:value="495.68" calcext:value-type="float">
            <text:p>495,68</text:p>
          </table:table-cell>
          <table:table-cell office:value-type="float" office:value="102.8" calcext:value-type="float">
            <text:p>102,8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string" calcext:value-type="string">
            <text:p>g.30.17.gml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.64" calcext:value-type="float">
            <text:p>4,64</text:p>
          </table:table-cell>
          <table:table-cell office:value-type="float" office:value="21.4" calcext:value-type="float">
            <text:p>21,4</text:p>
          </table:table-cell>
          <table:table-cell office:value-type="float" office:value="4.64" calcext:value-type="float">
            <text:p>4,64</text:p>
          </table:table-cell>
          <table:table-cell office:value-type="float" office:value="195" calcext:value-type="float">
            <text:p>195</text:p>
          </table:table-cell>
          <table:table-cell office:value-type="float" office:value="677.94" calcext:value-type="float">
            <text:p>677,94</text:p>
          </table:table-cell>
          <table:table-cell office:value-type="float" office:value="92" calcext:value-type="float">
            <text:p>92</text:p>
          </table:table-cell>
          <table:table-cell office:value-type="float" office:value="3128.23" calcext:value-type="float">
            <text:p>3128,23</text:p>
          </table:table-cell>
          <table:table-cell office:value-type="float" office:value="89.69" calcext:value-type="float">
            <text:p>89,6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g.31.36.gm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.8" calcext:value-type="float">
            <text:p>28,8</text:p>
          </table:table-cell>
          <table:table-cell table:number-columns-repeated="2" office:value-type="float" office:value="23.06" calcext:value-type="float">
            <text:p>23,06</text:p>
          </table:table-cell>
          <table:table-cell office:value-type="float" office:value="996" calcext:value-type="float">
            <text:p>996</text:p>
          </table:table-cell>
          <table:table-cell office:value-type="float" office:value="200.9" calcext:value-type="float">
            <text:p>200,9</text:p>
          </table:table-cell>
          <table:table-cell office:value-type="float" office:value="10" calcext:value-type="float">
            <text:p>10</text:p>
          </table:table-cell>
          <table:table-cell office:value-type="float" office:value="347.89" calcext:value-type="float">
            <text:p>347,89</text:p>
          </table:table-cell>
          <table:table-cell office:value-type="float" office:value="104.25" calcext:value-type="float">
            <text:p>104,25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g.31.32.gm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1.01" calcext:value-type="float">
            <text:p>31,01</text:p>
          </table:table-cell>
          <table:table-cell office:value-type="float" office:value="35.99" calcext:value-type="float">
            <text:p>35,99</text:p>
          </table:table-cell>
          <table:table-cell office:value-type="float" office:value="31.01" calcext:value-type="float">
            <text:p>31,01</text:p>
          </table:table-cell>
          <table:table-cell office:value-type="float" office:value="5614" calcext:value-type="float">
            <text:p>5614</text:p>
          </table:table-cell>
          <table:table-cell office:value-type="float" office:value="238.02" calcext:value-type="float">
            <text:p>238,02</text:p>
          </table:table-cell>
          <table:table-cell office:value-type="float" office:value="13" calcext:value-type="float">
            <text:p>13</text:p>
          </table:table-cell>
          <table:table-cell office:value-type="float" office:value="398.66" calcext:value-type="float">
            <text:p>398,66</text:p>
          </table:table-cell>
          <table:table-cell office:value-type="float" office:value="100.82" calcext:value-type="float">
            <text:p>100,82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string" calcext:value-type="string">
            <text:p>g.31.34.gml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,7</text:p>
          </table:table-cell>
          <table:table-cell office:value-type="float" office:value="21.47" calcext:value-type="float">
            <text:p>21,47</text:p>
          </table:table-cell>
          <table:table-cell office:value-type="float" office:value="13.7" calcext:value-type="float">
            <text:p>13,7</text:p>
          </table:table-cell>
          <table:table-cell office:value-type="float" office:value="1574" calcext:value-type="float">
            <text:p>1574</text:p>
          </table:table-cell>
          <table:table-cell office:value-type="float" office:value="207.24" calcext:value-type="float">
            <text:p>207,24</text:p>
          </table:table-cell>
          <table:table-cell office:value-type="float" office:value="17" calcext:value-type="float">
            <text:p>17</text:p>
          </table:table-cell>
          <table:table-cell office:value-type="float" office:value="336.65" calcext:value-type="float">
            <text:p>336,65</text:p>
          </table:table-cell>
          <table:table-cell office:value-type="float" office:value="83.84" calcext:value-type="float">
            <text:p>83,84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g.31.9.g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.38" calcext:value-type="float">
            <text:p>9,38</text:p>
          </table:table-cell>
          <table:table-cell office:value-type="float" office:value="15.94" calcext:value-type="float">
            <text:p>15,94</text:p>
          </table:table-cell>
          <table:table-cell office:value-type="float" office:value="9.38" calcext:value-type="float">
            <text:p>9,38</text:p>
          </table:table-cell>
          <table:table-cell office:value-type="float" office:value="378" calcext:value-type="float">
            <text:p>378</text:p>
          </table:table-cell>
          <table:table-cell office:value-type="float" office:value="247.64" calcext:value-type="float">
            <text:p>247,64</text:p>
          </table:table-cell>
          <table:table-cell office:value-type="float" office:value="52" calcext:value-type="float">
            <text:p>52</text:p>
          </table:table-cell>
          <table:table-cell office:value-type="float" office:value="464.89" calcext:value-type="float">
            <text:p>464,89</text:p>
          </table:table-cell>
          <table:table-cell office:value-type="float" office:value="102.76" calcext:value-type="float">
            <text:p>102,7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g.31.8.g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3.53" calcext:value-type="float">
            <text:p>13,53</text:p>
          </table:table-cell>
          <table:table-cell table:number-columns-repeated="2" office:value-type="float" office:value="5.8" calcext:value-type="float">
            <text:p>5,8</text:p>
          </table:table-cell>
          <table:table-cell office:value-type="float" office:value="1989" calcext:value-type="float">
            <text:p>1989</text:p>
          </table:table-cell>
          <table:table-cell office:value-type="float" office:value="254.92" calcext:value-type="float">
            <text:p>254,92</text:p>
          </table:table-cell>
          <table:table-cell office:value-type="float" office:value="47" calcext:value-type="float">
            <text:p>47</text:p>
          </table:table-cell>
          <table:table-cell office:value-type="float" office:value="444.64" calcext:value-type="float">
            <text:p>444,64</text:p>
          </table:table-cell>
          <table:table-cell office:value-type="float" office:value="94.52" calcext:value-type="float">
            <text:p>94,52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g.31.37.gml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8.42" calcext:value-type="float">
            <text:p>28,42</text:p>
          </table:table-cell>
          <table:table-cell office:value-type="float" office:value="66.14" calcext:value-type="float">
            <text:p>66,14</text:p>
          </table:table-cell>
          <table:table-cell office:value-type="float" office:value="28.42" calcext:value-type="float">
            <text:p>28,42</text:p>
          </table:table-cell>
          <table:table-cell office:value-type="float" office:value="963" calcext:value-type="float">
            <text:p>963</text:p>
          </table:table-cell>
          <table:table-cell office:value-type="float" office:value="264.46" calcext:value-type="float">
            <text:p>264,46</text:p>
          </table:table-cell>
          <table:table-cell office:value-type="float" office:value="3" calcext:value-type="float">
            <text:p>3</text:p>
          </table:table-cell>
          <table:table-cell office:value-type="float" office:value="498.17" calcext:value-type="float">
            <text:p>498,17</text:p>
          </table:table-cell>
          <table:table-cell office:value-type="float" office:value="95.21" calcext:value-type="float">
            <text:p>95,2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g.31.29.gml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1.27" calcext:value-type="float">
            <text:p>11,27</text:p>
          </table:table-cell>
          <table:table-cell office:value-type="float" office:value="28.3" calcext:value-type="float">
            <text:p>28,3</text:p>
          </table:table-cell>
          <table:table-cell office:value-type="float" office:value="11.27" calcext:value-type="float">
            <text:p>11,27</text:p>
          </table:table-cell>
          <table:table-cell office:value-type="float" office:value="357" calcext:value-type="float">
            <text:p>357</text:p>
          </table:table-cell>
          <table:table-cell office:value-type="float" office:value="242.7" calcext:value-type="float">
            <text:p>242,7</text:p>
          </table:table-cell>
          <table:table-cell office:value-type="float" office:value="106" calcext:value-type="float">
            <text:p>106</text:p>
          </table:table-cell>
          <table:table-cell office:value-type="float" office:value="440.17" calcext:value-type="float">
            <text:p>440,17</text:p>
          </table:table-cell>
          <table:table-cell office:value-type="float" office:value="40.71" calcext:value-type="float">
            <text:p>40,7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g.32.10.gml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5.1" calcext:value-type="float">
            <text:p>35,1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630" calcext:value-type="float">
            <text:p>630</text:p>
          </table:table-cell>
          <table:table-cell office:value-type="float" office:value="244.93" calcext:value-type="float">
            <text:p>244,93</text:p>
          </table:table-cell>
          <table:table-cell office:value-type="float" office:value="11" calcext:value-type="float">
            <text:p>11</text:p>
          </table:table-cell>
          <table:table-cell office:value-type="float" office:value="375.96" calcext:value-type="float">
            <text:p>375,96</text:p>
          </table:table-cell>
          <table:table-cell office:value-type="float" office:value="135.04" calcext:value-type="float">
            <text:p>135,0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g.32.11.gml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1.74" calcext:value-type="float">
            <text:p>21,74</text:p>
          </table:table-cell>
          <table:table-cell office:value-type="float" office:value="50.74" calcext:value-type="float">
            <text:p>50,74</text:p>
          </table:table-cell>
          <table:table-cell office:value-type="float" office:value="21.74" calcext:value-type="float">
            <text:p>21,74</text:p>
          </table:table-cell>
          <table:table-cell office:value-type="float" office:value="304" calcext:value-type="float">
            <text:p>304</text:p>
          </table:table-cell>
          <table:table-cell office:value-type="float" office:value="224.1" calcext:value-type="float">
            <text:p>224,1</text:p>
          </table:table-cell>
          <table:table-cell office:value-type="float" office:value="8" calcext:value-type="float">
            <text:p>8</text:p>
          </table:table-cell>
          <table:table-cell office:value-type="float" office:value="359.91" calcext:value-type="float">
            <text:p>359,91</text:p>
          </table:table-cell>
          <table:table-cell office:value-type="float" office:value="126.42" calcext:value-type="float">
            <text:p>126,4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g.32.21.gm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9.57" calcext:value-type="float">
            <text:p>9,57</text:p>
          </table:table-cell>
          <table:table-cell office:value-type="float" office:value="22.24" calcext:value-type="float">
            <text:p>22,24</text:p>
          </table:table-cell>
          <table:table-cell office:value-type="float" office:value="9.57" calcext:value-type="float">
            <text:p>9,57</text:p>
          </table:table-cell>
          <table:table-cell office:value-type="float" office:value="777" calcext:value-type="float">
            <text:p>777</text:p>
          </table:table-cell>
          <table:table-cell office:value-type="float" office:value="241.56" calcext:value-type="float">
            <text:p>241,56</text:p>
          </table:table-cell>
          <table:table-cell office:value-type="float" office:value="47" calcext:value-type="float">
            <text:p>47</text:p>
          </table:table-cell>
          <table:table-cell office:value-type="float" office:value="458.13" calcext:value-type="float">
            <text:p>458,13</text:p>
          </table:table-cell>
          <table:table-cell office:value-type="float" office:value="102.66" calcext:value-type="float">
            <text:p>102,6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g.32.20.gm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0.49" calcext:value-type="float">
            <text:p>10,49</text:p>
          </table:table-cell>
          <table:table-cell table:number-columns-repeated="2" office:value-type="float" office:value="9.96" calcext:value-type="float">
            <text:p>9,96</text:p>
          </table:table-cell>
          <table:table-cell office:value-type="float" office:value="975" calcext:value-type="float">
            <text:p>975</text:p>
          </table:table-cell>
          <table:table-cell office:value-type="float" office:value="237.15" calcext:value-type="float">
            <text:p>237,15</text:p>
          </table:table-cell>
          <table:table-cell office:value-type="float" office:value="47" calcext:value-type="float">
            <text:p>47</text:p>
          </table:table-cell>
          <table:table-cell office:value-type="float" office:value="449.8" calcext:value-type="float">
            <text:p>449,8</text:p>
          </table:table-cell>
          <table:table-cell office:value-type="float" office:value="90.96" calcext:value-type="float">
            <text:p>90,9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g.32.25.gml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,37</text:p>
          </table:table-cell>
          <table:table-cell office:value-type="float" office:value="4.79" calcext:value-type="float">
            <text:p>4,79</text:p>
          </table:table-cell>
          <table:table-cell office:value-type="float" office:value="0.37" calcext:value-type="float">
            <text:p>0,37</text:p>
          </table:table-cell>
          <table:table-cell office:value-type="float" office:value="251" calcext:value-type="float">
            <text:p>251</text:p>
          </table:table-cell>
          <table:table-cell office:value-type="float" office:value="3960.93" calcext:value-type="float">
            <text:p>3960,93</text:p>
          </table:table-cell>
          <table:table-cell office:value-type="float" office:value="1010" calcext:value-type="float">
            <text:p>1010</text:p>
          </table:table-cell>
          <table:table-cell office:value-type="float" office:value="19802.18" calcext:value-type="float">
            <text:p>19802,18</text:p>
          </table:table-cell>
          <table:table-cell office:value-type="float" office:value="140.1" calcext:value-type="float">
            <text:p>140,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g.32.28.gml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6.32" calcext:value-type="float">
            <text:p>6,32</text:p>
          </table:table-cell>
          <table:table-cell office:value-type="float" office:value="0.5" calcext:value-type="float">
            <text:p>0,5</text:p>
          </table:table-cell>
          <table:table-cell office:value-type="float" office:value="1179" calcext:value-type="float">
            <text:p>1179</text:p>
          </table:table-cell>
          <table:table-cell office:value-type="float" office:value="6933.7" calcext:value-type="float">
            <text:p>6933,7</text:p>
          </table:table-cell>
          <table:table-cell office:value-type="float" office:value="768" calcext:value-type="float">
            <text:p>768</text:p>
          </table:table-cell>
          <table:table-cell office:value-type="float" office:value="5534.95" calcext:value-type="float">
            <text:p>5534,95</text:p>
          </table:table-cell>
          <table:table-cell office:value-type="float" office:value="235.07" calcext:value-type="float">
            <text:p>235,07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string" calcext:value-type="string">
            <text:p>g.33.1.gml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,7</text:p>
          </table:table-cell>
          <table:table-cell office:value-type="float" office:value="27.72" calcext:value-type="float">
            <text:p>27,72</text:p>
          </table:table-cell>
          <table:table-cell office:value-type="float" office:value="20.7" calcext:value-type="float">
            <text:p>20,7</text:p>
          </table:table-cell>
          <table:table-cell office:value-type="float" office:value="1248" calcext:value-type="float">
            <text:p>1248</text:p>
          </table:table-cell>
          <table:table-cell office:value-type="float" office:value="193.3" calcext:value-type="float">
            <text:p>193,3</text:p>
          </table:table-cell>
          <table:table-cell office:value-type="float" office:value="15" calcext:value-type="float">
            <text:p>15</text:p>
          </table:table-cell>
          <table:table-cell office:value-type="float" office:value="461.75" calcext:value-type="float">
            <text:p>461,75</text:p>
          </table:table-cell>
          <table:table-cell office:value-type="float" office:value="96.84" calcext:value-type="float">
            <text:p>96,84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g.33.0.gml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2.81" calcext:value-type="float">
            <text:p>12,81</text:p>
          </table:table-cell>
          <table:table-cell office:value-type="float" office:value="38.17" calcext:value-type="float">
            <text:p>38,17</text:p>
          </table:table-cell>
          <table:table-cell office:value-type="float" office:value="12.81" calcext:value-type="float">
            <text:p>12,81</text:p>
          </table:table-cell>
          <table:table-cell office:value-type="float" office:value="647" calcext:value-type="float">
            <text:p>647</text:p>
          </table:table-cell>
          <table:table-cell office:value-type="float" office:value="227.2" calcext:value-type="float">
            <text:p>227,2</text:p>
          </table:table-cell>
          <table:table-cell office:value-type="float" office:value="19" calcext:value-type="float">
            <text:p>19</text:p>
          </table:table-cell>
          <table:table-cell office:value-type="float" office:value="415.91" calcext:value-type="float">
            <text:p>415,91</text:p>
          </table:table-cell>
          <table:table-cell office:value-type="float" office:value="81.06" calcext:value-type="float">
            <text:p>81,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g.33.16.gml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7.77" calcext:value-type="float">
            <text:p>7,77</text:p>
          </table:table-cell>
          <table:table-cell table:number-columns-repeated="2" office:value-type="float" office:value="6.12" calcext:value-type="float">
            <text:p>6,12</text:p>
          </table:table-cell>
          <table:table-cell office:value-type="float" office:value="585" calcext:value-type="float">
            <text:p>585</text:p>
          </table:table-cell>
          <table:table-cell office:value-type="float" office:value="219.31" calcext:value-type="float">
            <text:p>219,31</text:p>
          </table:table-cell>
          <table:table-cell office:value-type="float" office:value="60" calcext:value-type="float">
            <text:p>60</text:p>
          </table:table-cell>
          <table:table-cell office:value-type="float" office:value="415.9" calcext:value-type="float">
            <text:p>415,9</text:p>
          </table:table-cell>
          <table:table-cell office:value-type="float" office:value="45.09" calcext:value-type="float">
            <text:p>45,09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g.33.10.gml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,76</text:p>
          </table:table-cell>
          <table:table-cell office:value-type="float" office:value="3.77" calcext:value-type="float">
            <text:p>3,77</text:p>
          </table:table-cell>
          <table:table-cell office:value-type="float" office:value="0.76" calcext:value-type="float">
            <text:p>0,76</text:p>
          </table:table-cell>
          <table:table-cell office:value-type="float" office:value="1354" calcext:value-type="float">
            <text:p>1354</text:p>
          </table:table-cell>
          <table:table-cell office:value-type="float" office:value="1317.39" calcext:value-type="float">
            <text:p>1317,39</text:p>
          </table:table-cell>
          <table:table-cell office:value-type="float" office:value="1122" calcext:value-type="float">
            <text:p>1122</text:p>
          </table:table-cell>
          <table:table-cell office:value-type="float" office:value="5375.76" calcext:value-type="float">
            <text:p>5375,76</text:p>
          </table:table-cell>
          <table:table-cell office:value-type="float" office:value="95.33" calcext:value-type="float">
            <text:p>95,33</text:p>
          </table:table-cell>
          <table:table-cell office:value-type="float" office:value="10855" calcext:value-type="float">
            <text:p>10855</text:p>
          </table:table-cell>
        </table:table-row>
        <table:table-row table:style-name="ro1">
          <table:table-cell office:value-type="string" calcext:value-type="string">
            <text:p>g.33.8.gml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0.54" calcext:value-type="float">
            <text:p>0,54</text:p>
          </table:table-cell>
          <table:table-cell office:value-type="float" office:value="5.71" calcext:value-type="float">
            <text:p>5,71</text:p>
          </table:table-cell>
          <table:table-cell office:value-type="float" office:value="0.54" calcext:value-type="float">
            <text:p>0,54</text:p>
          </table:table-cell>
          <table:table-cell office:value-type="float" office:value="332" calcext:value-type="float">
            <text:p>332</text:p>
          </table:table-cell>
          <table:table-cell office:value-type="float" office:value="2652.77" calcext:value-type="float">
            <text:p>2652,77</text:p>
          </table:table-cell>
          <table:table-cell office:value-type="float" office:value="1067" calcext:value-type="float">
            <text:p>1067</text:p>
          </table:table-cell>
          <table:table-cell office:value-type="float" office:value="17036.35" calcext:value-type="float">
            <text:p>17036,35</text:p>
          </table:table-cell>
          <table:table-cell office:value-type="float" office:value="168.01" calcext:value-type="float">
            <text:p>168,0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g.34.3.gml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8.14" calcext:value-type="float">
            <text:p>38,14</text:p>
          </table:table-cell>
          <table:table-cell table:number-columns-repeated="2" office:value-type="float" office:value="9.57" calcext:value-type="float">
            <text:p>9,57</text:p>
          </table:table-cell>
          <table:table-cell office:value-type="float" office:value="444" calcext:value-type="float">
            <text:p>444</text:p>
          </table:table-cell>
          <table:table-cell office:value-type="float" office:value="240.12" calcext:value-type="float">
            <text:p>240,12</text:p>
          </table:table-cell>
          <table:table-cell office:value-type="float" office:value="15" calcext:value-type="float">
            <text:p>15</text:p>
          </table:table-cell>
          <table:table-cell office:value-type="float" office:value="356.65" calcext:value-type="float">
            <text:p>356,65</text:p>
          </table:table-cell>
          <table:table-cell office:value-type="float" office:value="144.22" calcext:value-type="float">
            <text:p>144,2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g.34.8.gml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1.22" calcext:value-type="float">
            <text:p>41,22</text:p>
          </table:table-cell>
          <table:table-cell office:value-type="float" office:value="51.78" calcext:value-type="float">
            <text:p>51,78</text:p>
          </table:table-cell>
          <table:table-cell office:value-type="float" office:value="41.22" calcext:value-type="float">
            <text:p>41,22</text:p>
          </table:table-cell>
          <table:table-cell office:value-type="float" office:value="1107" calcext:value-type="float">
            <text:p>1107</text:p>
          </table:table-cell>
          <table:table-cell office:value-type="float" office:value="244.92" calcext:value-type="float">
            <text:p>244,92</text:p>
          </table:table-cell>
          <table:table-cell office:value-type="float" office:value="3" calcext:value-type="float">
            <text:p>3</text:p>
          </table:table-cell>
          <table:table-cell office:value-type="float" office:value="419.39" calcext:value-type="float">
            <text:p>419,39</text:p>
          </table:table-cell>
          <table:table-cell office:value-type="float" office:value="112.82" calcext:value-type="float">
            <text:p>112,82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g.34.9.gml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5.94" calcext:value-type="float">
            <text:p>25,94</text:p>
          </table:table-cell>
          <table:table-cell table:number-columns-repeated="2" office:value-type="float" office:value="11.27" calcext:value-type="float">
            <text:p>11,27</text:p>
          </table:table-cell>
          <table:table-cell office:value-type="float" office:value="2343" calcext:value-type="float">
            <text:p>2343</text:p>
          </table:table-cell>
          <table:table-cell office:value-type="float" office:value="229.12" calcext:value-type="float">
            <text:p>229,12</text:p>
          </table:table-cell>
          <table:table-cell office:value-type="float" office:value="11" calcext:value-type="float">
            <text:p>11</text:p>
          </table:table-cell>
          <table:table-cell office:value-type="float" office:value="471.6" calcext:value-type="float">
            <text:p>471,6</text:p>
          </table:table-cell>
          <table:table-cell office:value-type="float" office:value="113.32" calcext:value-type="float">
            <text:p>113,32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string" calcext:value-type="string">
            <text:p>g.34.17.gml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.97" calcext:value-type="float">
            <text:p>12,97</text:p>
          </table:table-cell>
          <table:table-cell office:value-type="float" office:value="23.67" calcext:value-type="float">
            <text:p>23,67</text:p>
          </table:table-cell>
          <table:table-cell office:value-type="float" office:value="12.97" calcext:value-type="float">
            <text:p>12,97</text:p>
          </table:table-cell>
          <table:table-cell office:value-type="float" office:value="4261" calcext:value-type="float">
            <text:p>4261</text:p>
          </table:table-cell>
          <table:table-cell office:value-type="float" office:value="194.5" calcext:value-type="float">
            <text:p>194,5</text:p>
          </table:table-cell>
          <table:table-cell office:value-type="float" office:value="37" calcext:value-type="float">
            <text:p>37</text:p>
          </table:table-cell>
          <table:table-cell office:value-type="float" office:value="381.01" calcext:value-type="float">
            <text:p>381,01</text:p>
          </table:table-cell>
          <table:table-cell office:value-type="float" office:value="86.37" calcext:value-type="float">
            <text:p>86,37</text:p>
          </table:table-cell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string" calcext:value-type="string">
            <text:p>g.34.18.gml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.97" calcext:value-type="float">
            <text:p>2,97</text:p>
          </table:table-cell>
          <table:table-cell office:value-type="float" office:value="6.93" calcext:value-type="float">
            <text:p>6,93</text:p>
          </table:table-cell>
          <table:table-cell office:value-type="float" office:value="2.97" calcext:value-type="float">
            <text:p>2,97</text:p>
          </table:table-cell>
          <table:table-cell office:value-type="float" office:value="560" calcext:value-type="float">
            <text:p>560</text:p>
          </table:table-cell>
          <table:table-cell office:value-type="float" office:value="235.94" calcext:value-type="float">
            <text:p>235,94</text:p>
          </table:table-cell>
          <table:table-cell office:value-type="float" office:value="96" calcext:value-type="float">
            <text:p>96</text:p>
          </table:table-cell>
          <table:table-cell office:value-type="float" office:value="614.44" calcext:value-type="float">
            <text:p>614,44</text:p>
          </table:table-cell>
          <table:table-cell office:value-type="float" office:value="59.18" calcext:value-type="float">
            <text:p>59,18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g.35.3.gml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0.32" calcext:value-type="float">
            <text:p>40,32</text:p>
          </table:table-cell>
          <table:table-cell table:number-columns-repeated="2" office:value-type="float" office:value="17.93" calcext:value-type="float">
            <text:p>17,93</text:p>
          </table:table-cell>
          <table:table-cell office:value-type="float" office:value="828" calcext:value-type="float">
            <text:p>828</text:p>
          </table:table-cell>
          <table:table-cell office:value-type="float" office:value="229.48" calcext:value-type="float">
            <text:p>229,48</text:p>
          </table:table-cell>
          <table:table-cell office:value-type="float" office:value="10" calcext:value-type="float">
            <text:p>10</text:p>
          </table:table-cell>
          <table:table-cell office:value-type="float" office:value="356.87" calcext:value-type="float">
            <text:p>356,87</text:p>
          </table:table-cell>
          <table:table-cell office:value-type="float" office:value="147.75" calcext:value-type="float">
            <text:p>147,7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g.35.27.gml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.08" calcext:value-type="float">
            <text:p>26,08</text:p>
          </table:table-cell>
          <table:table-cell table:number-columns-repeated="2" office:value-type="float" office:value="20.05" calcext:value-type="float">
            <text:p>20,05</text:p>
          </table:table-cell>
          <table:table-cell office:value-type="float" office:value="603" calcext:value-type="float">
            <text:p>603</text:p>
          </table:table-cell>
          <table:table-cell office:value-type="float" office:value="185.45" calcext:value-type="float">
            <text:p>185,45</text:p>
          </table:table-cell>
          <table:table-cell office:value-type="float" office:value="25" calcext:value-type="float">
            <text:p>25</text:p>
          </table:table-cell>
          <table:table-cell office:value-type="float" office:value="344.47" calcext:value-type="float">
            <text:p>344,47</text:p>
          </table:table-cell>
          <table:table-cell office:value-type="float" office:value="92.59" calcext:value-type="float">
            <text:p>92,5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g.35.26.gml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1.94" calcext:value-type="float">
            <text:p>21,94</text:p>
          </table:table-cell>
          <table:table-cell office:value-type="float" office:value="34.27" calcext:value-type="float">
            <text:p>34,27</text:p>
          </table:table-cell>
          <table:table-cell office:value-type="float" office:value="21.94" calcext:value-type="float">
            <text:p>21,94</text:p>
          </table:table-cell>
          <table:table-cell office:value-type="float" office:value="638" calcext:value-type="float">
            <text:p>638</text:p>
          </table:table-cell>
          <table:table-cell office:value-type="float" office:value="213.57" calcext:value-type="float">
            <text:p>213,57</text:p>
          </table:table-cell>
          <table:table-cell office:value-type="float" office:value="15" calcext:value-type="float">
            <text:p>15</text:p>
          </table:table-cell>
          <table:table-cell office:value-type="float" office:value="394.23" calcext:value-type="float">
            <text:p>394,23</text:p>
          </table:table-cell>
          <table:table-cell office:value-type="float" office:value="96.52" calcext:value-type="float">
            <text:p>96,5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g.35.15.gml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.13" calcext:value-type="float">
            <text:p>9,13</text:p>
          </table:table-cell>
          <table:table-cell office:value-type="float" office:value="24.97" calcext:value-type="float">
            <text:p>24,97</text:p>
          </table:table-cell>
          <table:table-cell office:value-type="float" office:value="9.13" calcext:value-type="float">
            <text:p>9,13</text:p>
          </table:table-cell>
          <table:table-cell office:value-type="float" office:value="173" calcext:value-type="float">
            <text:p>173</text:p>
          </table:table-cell>
          <table:table-cell office:value-type="float" office:value="233.52" calcext:value-type="float">
            <text:p>233,52</text:p>
          </table:table-cell>
          <table:table-cell office:value-type="float" office:value="38" calcext:value-type="float">
            <text:p>38</text:p>
          </table:table-cell>
          <table:table-cell office:value-type="float" office:value="480.37" calcext:value-type="float">
            <text:p>480,37</text:p>
          </table:table-cell>
          <table:table-cell office:value-type="float" office:value="102.14" calcext:value-type="float">
            <text:p>102,1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g.35.23.gml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,5</text:p>
          </table:table-cell>
          <table:table-cell office:value-type="float" office:value="21.5" calcext:value-type="float">
            <text:p>21,5</text:p>
          </table:table-cell>
          <table:table-cell office:value-type="float" office:value="12.5" calcext:value-type="float">
            <text:p>12,5</text:p>
          </table:table-cell>
          <table:table-cell office:value-type="float" office:value="1335" calcext:value-type="float">
            <text:p>1335</text:p>
          </table:table-cell>
          <table:table-cell office:value-type="float" office:value="224.13" calcext:value-type="float">
            <text:p>224,13</text:p>
          </table:table-cell>
          <table:table-cell office:value-type="float" office:value="18" calcext:value-type="float">
            <text:p>18</text:p>
          </table:table-cell>
          <table:table-cell office:value-type="float" office:value="461.85" calcext:value-type="float">
            <text:p>461,85</text:p>
          </table:table-cell>
          <table:table-cell office:value-type="float" office:value="55.1" calcext:value-type="float">
            <text:p>55,1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g.35.9.gml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3.4" calcext:value-type="float">
            <text:p>3,4</text:p>
          </table:table-cell>
          <table:table-cell office:value-type="float" office:value="0.8" calcext:value-type="float">
            <text:p>0,8</text:p>
          </table:table-cell>
          <table:table-cell office:value-type="float" office:value="981" calcext:value-type="float">
            <text:p>981</text:p>
          </table:table-cell>
          <table:table-cell office:value-type="float" office:value="7318.42" calcext:value-type="float">
            <text:p>7318,42</text:p>
          </table:table-cell>
          <table:table-cell office:value-type="float" office:value="1265" calcext:value-type="float">
            <text:p>1265</text:p>
          </table:table-cell>
          <table:table-cell office:value-type="float" office:value="33437.94" calcext:value-type="float">
            <text:p>33437,94</text:p>
          </table:table-cell>
          <table:table-cell office:value-type="float" office:value="270.24" calcext:value-type="float">
            <text:p>270,24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g.35.32.gml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0.48" calcext:value-type="float">
            <text:p>0,48</text:p>
          </table:table-cell>
          <table:table-cell office:value-type="float" office:value="4.55" calcext:value-type="float">
            <text:p>4,55</text:p>
          </table:table-cell>
          <table:table-cell office:value-type="float" office:value="0.48" calcext:value-type="float">
            <text:p>0,48</text:p>
          </table:table-cell>
          <table:table-cell office:value-type="float" office:value="2011" calcext:value-type="float">
            <text:p>2011</text:p>
          </table:table-cell>
          <table:table-cell office:value-type="float" office:value="8263.99" calcext:value-type="float">
            <text:p>8263,99</text:p>
          </table:table-cell>
          <table:table-cell office:value-type="float" office:value="575" calcext:value-type="float">
            <text:p>575</text:p>
          </table:table-cell>
          <table:table-cell office:value-type="float" office:value="5900.58" calcext:value-type="float">
            <text:p>5900,58</text:p>
          </table:table-cell>
          <table:table-cell office:value-type="float" office:value="18.01" calcext:value-type="float">
            <text:p>18,01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string" calcext:value-type="string">
            <text:p>g.36.18.gml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0.36" calcext:value-type="float">
            <text:p>40,36</text:p>
          </table:table-cell>
          <table:table-cell table:number-columns-repeated="2" office:value-type="float" office:value="33.43" calcext:value-type="float">
            <text:p>33,43</text:p>
          </table:table-cell>
          <table:table-cell office:value-type="float" office:value="1399" calcext:value-type="float">
            <text:p>1399</text:p>
          </table:table-cell>
          <table:table-cell office:value-type="float" office:value="218.92" calcext:value-type="float">
            <text:p>218,92</text:p>
          </table:table-cell>
          <table:table-cell office:value-type="float" office:value="10" calcext:value-type="float">
            <text:p>10</text:p>
          </table:table-cell>
          <table:table-cell office:value-type="float" office:value="368.8" calcext:value-type="float">
            <text:p>368,8</text:p>
          </table:table-cell>
          <table:table-cell office:value-type="float" office:value="94.63" calcext:value-type="float">
            <text:p>94,63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g.36.19.gml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0.71" calcext:value-type="float">
            <text:p>30,71</text:p>
          </table:table-cell>
          <table:table-cell office:value-type="float" office:value="36.81" calcext:value-type="float">
            <text:p>36,81</text:p>
          </table:table-cell>
          <table:table-cell office:value-type="float" office:value="30.71" calcext:value-type="float">
            <text:p>30,71</text:p>
          </table:table-cell>
          <table:table-cell office:value-type="float" office:value="5367" calcext:value-type="float">
            <text:p>5367</text:p>
          </table:table-cell>
          <table:table-cell office:value-type="float" office:value="234.82" calcext:value-type="float">
            <text:p>234,82</text:p>
          </table:table-cell>
          <table:table-cell office:value-type="float" office:value="13" calcext:value-type="float">
            <text:p>13</text:p>
          </table:table-cell>
          <table:table-cell office:value-type="float" office:value="399.99" calcext:value-type="float">
            <text:p>399,99</text:p>
          </table:table-cell>
          <table:table-cell office:value-type="float" office:value="101.27" calcext:value-type="float">
            <text:p>101,27</text:p>
          </table:table-cell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string" calcext:value-type="string">
            <text:p>g.36.17.gml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.22" calcext:value-type="float">
            <text:p>3,22</text:p>
          </table:table-cell>
          <table:table-cell office:value-type="float" office:value="6.25" calcext:value-type="float">
            <text:p>6,25</text:p>
          </table:table-cell>
          <table:table-cell office:value-type="float" office:value="3.22" calcext:value-type="float">
            <text:p>3,22</text:p>
          </table:table-cell>
          <table:table-cell office:value-type="float" office:value="260" calcext:value-type="float">
            <text:p>260</text:p>
          </table:table-cell>
          <table:table-cell office:value-type="float" office:value="208.49" calcext:value-type="float">
            <text:p>208,49</text:p>
          </table:table-cell>
          <table:table-cell office:value-type="float" office:value="203" calcext:value-type="float">
            <text:p>203</text:p>
          </table:table-cell>
          <table:table-cell office:value-type="float" office:value="424.21" calcext:value-type="float">
            <text:p>424,21</text:p>
          </table:table-cell>
          <table:table-cell office:value-type="float" office:value="42.41" calcext:value-type="float">
            <text:p>42,4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g.36.22.gml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.81" calcext:value-type="float">
            <text:p>2,81</text:p>
          </table:table-cell>
          <table:table-cell office:value-type="float" office:value="14.43" calcext:value-type="float">
            <text:p>14,43</text:p>
          </table:table-cell>
          <table:table-cell office:value-type="float" office:value="2.81" calcext:value-type="float">
            <text:p>2,81</text:p>
          </table:table-cell>
          <table:table-cell office:value-type="float" office:value="507" calcext:value-type="float">
            <text:p>507</text:p>
          </table:table-cell>
          <table:table-cell office:value-type="float" office:value="232.73" calcext:value-type="float">
            <text:p>232,73</text:p>
          </table:table-cell>
          <table:table-cell office:value-type="float" office:value="80" calcext:value-type="float">
            <text:p>80</text:p>
          </table:table-cell>
          <table:table-cell office:value-type="float" office:value="511.86" calcext:value-type="float">
            <text:p>511,86</text:p>
          </table:table-cell>
          <table:table-cell office:value-type="float" office:value="28.58" calcext:value-type="float">
            <text:p>28,58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g.36.16.gml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0.69" calcext:value-type="float">
            <text:p>0,69</text:p>
          </table:table-cell>
          <table:table-cell office:value-type="float" office:value="4.47" calcext:value-type="float">
            <text:p>4,47</text:p>
          </table:table-cell>
          <table:table-cell office:value-type="float" office:value="0.69" calcext:value-type="float">
            <text:p>0,69</text:p>
          </table:table-cell>
          <table:table-cell office:value-type="float" office:value="195" calcext:value-type="float">
            <text:p>195</text:p>
          </table:table-cell>
          <table:table-cell office:value-type="float" office:value="4257.84" calcext:value-type="float">
            <text:p>4257,84</text:p>
          </table:table-cell>
          <table:table-cell office:value-type="float" office:value="579" calcext:value-type="float">
            <text:p>579</text:p>
          </table:table-cell>
          <table:table-cell office:value-type="float" office:value="20074.76" calcext:value-type="float">
            <text:p>20074,76</text:p>
          </table:table-cell>
          <table:table-cell office:value-type="float" office:value="118.38" calcext:value-type="float">
            <text:p>118,3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g.37.14.gml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7.76" calcext:value-type="float">
            <text:p>27,76</text:p>
          </table:table-cell>
          <table:table-cell office:value-type="float" office:value="53.6" calcext:value-type="float">
            <text:p>53,6</text:p>
          </table:table-cell>
          <table:table-cell office:value-type="float" office:value="27.76" calcext:value-type="float">
            <text:p>27,76</text:p>
          </table:table-cell>
          <table:table-cell office:value-type="float" office:value="330" calcext:value-type="float">
            <text:p>330</text:p>
          </table:table-cell>
          <table:table-cell office:value-type="float" office:value="237.75" calcext:value-type="float">
            <text:p>237,75</text:p>
          </table:table-cell>
          <table:table-cell office:value-type="float" office:value="6" calcext:value-type="float">
            <text:p>6</text:p>
          </table:table-cell>
          <table:table-cell office:value-type="float" office:value="394.71" calcext:value-type="float">
            <text:p>394,71</text:p>
          </table:table-cell>
          <table:table-cell office:value-type="float" office:value="115.8" calcext:value-type="float">
            <text:p>115,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g.37.4.gml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.53" calcext:value-type="float">
            <text:p>9,53</text:p>
          </table:table-cell>
          <table:table-cell office:value-type="float" office:value="26.1" calcext:value-type="float">
            <text:p>26,1</text:p>
          </table:table-cell>
          <table:table-cell office:value-type="float" office:value="9.53" calcext:value-type="float">
            <text:p>9,53</text:p>
          </table:table-cell>
          <table:table-cell office:value-type="float" office:value="314" calcext:value-type="float">
            <text:p>314</text:p>
          </table:table-cell>
          <table:table-cell office:value-type="float" office:value="222.58" calcext:value-type="float">
            <text:p>222,58</text:p>
          </table:table-cell>
          <table:table-cell office:value-type="float" office:value="15" calcext:value-type="float">
            <text:p>15</text:p>
          </table:table-cell>
          <table:table-cell office:value-type="float" office:value="412.4" calcext:value-type="float">
            <text:p>412,4</text:p>
          </table:table-cell>
          <table:table-cell office:value-type="float" office:value="107.84" calcext:value-type="float">
            <text:p>107,8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g.37.19.gml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0.01" calcext:value-type="float">
            <text:p>20,01</text:p>
          </table:table-cell>
          <table:table-cell office:value-type="float" office:value="38.47" calcext:value-type="float">
            <text:p>38,47</text:p>
          </table:table-cell>
          <table:table-cell office:value-type="float" office:value="20.01" calcext:value-type="float">
            <text:p>20,01</text:p>
          </table:table-cell>
          <table:table-cell office:value-type="float" office:value="734" calcext:value-type="float">
            <text:p>734</text:p>
          </table:table-cell>
          <table:table-cell office:value-type="float" office:value="245.78" calcext:value-type="float">
            <text:p>245,78</text:p>
          </table:table-cell>
          <table:table-cell office:value-type="float" office:value="11" calcext:value-type="float">
            <text:p>11</text:p>
          </table:table-cell>
          <table:table-cell office:value-type="float" office:value="520.61" calcext:value-type="float">
            <text:p>520,61</text:p>
          </table:table-cell>
          <table:table-cell office:value-type="float" office:value="115.54" calcext:value-type="float">
            <text:p>115,5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g.37.20.gml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.53" calcext:value-type="float">
            <text:p>8,53</text:p>
          </table:table-cell>
          <table:table-cell office:value-type="float" office:value="19.09" calcext:value-type="float">
            <text:p>19,09</text:p>
          </table:table-cell>
          <table:table-cell office:value-type="float" office:value="8.53" calcext:value-type="float">
            <text:p>8,53</text:p>
          </table:table-cell>
          <table:table-cell office:value-type="float" office:value="1111" calcext:value-type="float">
            <text:p>1111</text:p>
          </table:table-cell>
          <table:table-cell office:value-type="float" office:value="202.85" calcext:value-type="float">
            <text:p>202,85</text:p>
          </table:table-cell>
          <table:table-cell office:value-type="float" office:value="51" calcext:value-type="float">
            <text:p>51</text:p>
          </table:table-cell>
          <table:table-cell office:value-type="float" office:value="486.44" calcext:value-type="float">
            <text:p>486,44</text:p>
          </table:table-cell>
          <table:table-cell office:value-type="float" office:value="80.18" calcext:value-type="float">
            <text:p>80,1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g.37.8.gml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.23" calcext:value-type="float">
            <text:p>13,23</text:p>
          </table:table-cell>
          <table:table-cell table:number-columns-repeated="2" office:value-type="float" office:value="10.3" calcext:value-type="float">
            <text:p>10,3</text:p>
          </table:table-cell>
          <table:table-cell office:value-type="float" office:value="1912" calcext:value-type="float">
            <text:p>1912</text:p>
          </table:table-cell>
          <table:table-cell office:value-type="float" office:value="263.08" calcext:value-type="float">
            <text:p>263,08</text:p>
          </table:table-cell>
          <table:table-cell office:value-type="float" office:value="66" calcext:value-type="float">
            <text:p>66</text:p>
          </table:table-cell>
          <table:table-cell office:value-type="float" office:value="628.2" calcext:value-type="float">
            <text:p>628,2</text:p>
          </table:table-cell>
          <table:table-cell office:value-type="float" office:value="96.83" calcext:value-type="float">
            <text:p>96,83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g.38.12.gml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.19" calcext:value-type="float">
            <text:p>16,19</text:p>
          </table:table-cell>
          <table:table-cell office:value-type="float" office:value="46.22" calcext:value-type="float">
            <text:p>46,22</text:p>
          </table:table-cell>
          <table:table-cell office:value-type="float" office:value="16.19" calcext:value-type="float">
            <text:p>16,19</text:p>
          </table:table-cell>
          <table:table-cell office:value-type="float" office:value="698" calcext:value-type="float">
            <text:p>698</text:p>
          </table:table-cell>
          <table:table-cell office:value-type="float" office:value="246.78" calcext:value-type="float">
            <text:p>246,78</text:p>
          </table:table-cell>
          <table:table-cell office:value-type="float" office:value="28" calcext:value-type="float">
            <text:p>28</text:p>
          </table:table-cell>
          <table:table-cell office:value-type="float" office:value="489.39" calcext:value-type="float">
            <text:p>489,39</text:p>
          </table:table-cell>
          <table:table-cell office:value-type="float" office:value="102.84" calcext:value-type="float">
            <text:p>102,8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g.38.15.gml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.06" calcext:value-type="float">
            <text:p>12,06</text:p>
          </table:table-cell>
          <table:table-cell office:value-type="float" office:value="13.87" calcext:value-type="float">
            <text:p>13,87</text:p>
          </table:table-cell>
          <table:table-cell office:value-type="float" office:value="12.06" calcext:value-type="float">
            <text:p>12,06</text:p>
          </table:table-cell>
          <table:table-cell office:value-type="float" office:value="248" calcext:value-type="float">
            <text:p>248</text:p>
          </table:table-cell>
          <table:table-cell office:value-type="float" office:value="223.52" calcext:value-type="float">
            <text:p>223,52</text:p>
          </table:table-cell>
          <table:table-cell office:value-type="float" office:value="25" calcext:value-type="float">
            <text:p>25</text:p>
          </table:table-cell>
          <table:table-cell office:value-type="float" office:value="457.11" calcext:value-type="float">
            <text:p>457,11</text:p>
          </table:table-cell>
          <table:table-cell office:value-type="float" office:value="85.36" calcext:value-type="float">
            <text:p>85,3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g.39.4.gml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1.77" calcext:value-type="float">
            <text:p>21,77</text:p>
          </table:table-cell>
          <table:table-cell table:number-columns-repeated="2" office:value-type="float" office:value="21.34" calcext:value-type="float">
            <text:p>21,34</text:p>
          </table:table-cell>
          <table:table-cell office:value-type="float" office:value="992" calcext:value-type="float">
            <text:p>992</text:p>
          </table:table-cell>
          <table:table-cell office:value-type="float" office:value="251.35" calcext:value-type="float">
            <text:p>251,35</text:p>
          </table:table-cell>
          <table:table-cell office:value-type="float" office:value="16" calcext:value-type="float">
            <text:p>16</text:p>
          </table:table-cell>
          <table:table-cell office:value-type="float" office:value="510.72" calcext:value-type="float">
            <text:p>510,72</text:p>
          </table:table-cell>
          <table:table-cell office:value-type="float" office:value="124.71" calcext:value-type="float">
            <text:p>124,71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g.39.44.gml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.02" calcext:value-type="float">
            <text:p>11,02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230.13" calcext:value-type="float">
            <text:p>230,13</text:p>
          </table:table-cell>
          <table:table-cell office:value-type="float" office:value="46" calcext:value-type="float">
            <text:p>46</text:p>
          </table:table-cell>
          <table:table-cell office:value-type="float" office:value="393.22" calcext:value-type="float">
            <text:p>393,22</text:p>
          </table:table-cell>
          <table:table-cell office:value-type="float" office:value="88.6" calcext:value-type="float">
            <text:p>88,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g.39.57.gml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9.92" calcext:value-type="float">
            <text:p>9,92</text:p>
          </table:table-cell>
          <table:table-cell table:number-columns-repeated="2" office:value-type="float" office:value="7.32" calcext:value-type="float">
            <text:p>7,32</text:p>
          </table:table-cell>
          <table:table-cell office:value-type="float" office:value="1420" calcext:value-type="float">
            <text:p>1420</text:p>
          </table:table-cell>
          <table:table-cell office:value-type="float" office:value="239.43" calcext:value-type="float">
            <text:p>239,43</text:p>
          </table:table-cell>
          <table:table-cell office:value-type="float" office:value="14" calcext:value-type="float">
            <text:p>14</text:p>
          </table:table-cell>
          <table:table-cell office:value-type="float" office:value="423.16" calcext:value-type="float">
            <text:p>423,16</text:p>
          </table:table-cell>
          <table:table-cell office:value-type="float" office:value="94.69" calcext:value-type="float">
            <text:p>94,69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g.39.47.gml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.72" calcext:value-type="float">
            <text:p>21,72</text:p>
          </table:table-cell>
          <table:table-cell office:value-type="float" office:value="55.51" calcext:value-type="float">
            <text:p>55,51</text:p>
          </table:table-cell>
          <table:table-cell office:value-type="float" office:value="21.72" calcext:value-type="float">
            <text:p>21,72</text:p>
          </table:table-cell>
          <table:table-cell office:value-type="float" office:value="1480" calcext:value-type="float">
            <text:p>1480</text:p>
          </table:table-cell>
          <table:table-cell office:value-type="float" office:value="238.94" calcext:value-type="float">
            <text:p>238,94</text:p>
          </table:table-cell>
          <table:table-cell office:value-type="float" office:value="8" calcext:value-type="float">
            <text:p>8</text:p>
          </table:table-cell>
          <table:table-cell office:value-type="float" office:value="502.68" calcext:value-type="float">
            <text:p>502,68</text:p>
          </table:table-cell>
          <table:table-cell office:value-type="float" office:value="107.98" calcext:value-type="float">
            <text:p>107,98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g.39.30.g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.46" calcext:value-type="float">
            <text:p>6,46</text:p>
          </table:table-cell>
          <table:table-cell office:value-type="float" office:value="35.22" calcext:value-type="float">
            <text:p>35,22</text:p>
          </table:table-cell>
          <table:table-cell office:value-type="float" office:value="6.46" calcext:value-type="float">
            <text:p>6,46</text:p>
          </table:table-cell>
          <table:table-cell office:value-type="float" office:value="456" calcext:value-type="float">
            <text:p>456</text:p>
          </table:table-cell>
          <table:table-cell office:value-type="float" office:value="220.86" calcext:value-type="float">
            <text:p>220,86</text:p>
          </table:table-cell>
          <table:table-cell office:value-type="float" office:value="23" calcext:value-type="float">
            <text:p>23</text:p>
          </table:table-cell>
          <table:table-cell office:value-type="float" office:value="459.68" calcext:value-type="float">
            <text:p>459,68</text:p>
          </table:table-cell>
          <table:table-cell office:value-type="float" office:value="92.35" calcext:value-type="float">
            <text:p>92,3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g.39.46.gml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1.71" calcext:value-type="float">
            <text:p>21,71</text:p>
          </table:table-cell>
          <table:table-cell office:value-type="float" office:value="51.64" calcext:value-type="float">
            <text:p>51,64</text:p>
          </table:table-cell>
          <table:table-cell office:value-type="float" office:value="21.71" calcext:value-type="float">
            <text:p>21,71</text:p>
          </table:table-cell>
          <table:table-cell office:value-type="float" office:value="2016" calcext:value-type="float">
            <text:p>2016</text:p>
          </table:table-cell>
          <table:table-cell office:value-type="float" office:value="235.31" calcext:value-type="float">
            <text:p>235,31</text:p>
          </table:table-cell>
          <table:table-cell office:value-type="float" office:value="9" calcext:value-type="float">
            <text:p>9</text:p>
          </table:table-cell>
          <table:table-cell office:value-type="float" office:value="515.17" calcext:value-type="float">
            <text:p>515,17</text:p>
          </table:table-cell>
          <table:table-cell office:value-type="float" office:value="100.53" calcext:value-type="float">
            <text:p>100,53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g.39.53.gml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float" office:value="9.09" calcext:value-type="float">
            <text:p>9,09</text:p>
          </table:table-cell>
          <table:table-cell office:value-type="float" office:value="1018" calcext:value-type="float">
            <text:p>1018</text:p>
          </table:table-cell>
          <table:table-cell office:value-type="float" office:value="208.7" calcext:value-type="float">
            <text:p>208,7</text:p>
          </table:table-cell>
          <table:table-cell office:value-type="float" office:value="49" calcext:value-type="float">
            <text:p>49</text:p>
          </table:table-cell>
          <table:table-cell office:value-type="float" office:value="426.83" calcext:value-type="float">
            <text:p>426,83</text:p>
          </table:table-cell>
          <table:table-cell office:value-type="float" office:value="28.06" calcext:value-type="float">
            <text:p>28,06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g.39.9.gml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1.77" calcext:value-type="float">
            <text:p>1,77</text:p>
          </table:table-cell>
          <table:table-cell office:value-type="float" office:value="2.01" calcext:value-type="float">
            <text:p>2,01</text:p>
          </table:table-cell>
          <table:table-cell office:value-type="float" office:value="1.77" calcext:value-type="float">
            <text:p>1,77</text:p>
          </table:table-cell>
          <table:table-cell office:value-type="float" office:value="970" calcext:value-type="float">
            <text:p>970</text:p>
          </table:table-cell>
          <table:table-cell office:value-type="float" office:value="348.34" calcext:value-type="float">
            <text:p>348,34</text:p>
          </table:table-cell>
          <table:table-cell office:value-type="float" office:value="785" calcext:value-type="float">
            <text:p>785</text:p>
          </table:table-cell>
          <table:table-cell office:value-type="float" office:value="8234.38" calcext:value-type="float">
            <text:p>8234,38</text:p>
          </table:table-cell>
          <table:table-cell office:value-type="float" office:value="69.62" calcext:value-type="float">
            <text:p>69,62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g.39.7.gml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0.43" calcext:value-type="float">
            <text:p>0,43</text:p>
          </table:table-cell>
          <table:table-cell office:value-type="float" office:value="3.85" calcext:value-type="float">
            <text:p>3,85</text:p>
          </table:table-cell>
          <table:table-cell office:value-type="float" office:value="0.43" calcext:value-type="float">
            <text:p>0,43</text:p>
          </table:table-cell>
          <table:table-cell office:value-type="float" office:value="838" calcext:value-type="float">
            <text:p>838</text:p>
          </table:table-cell>
          <table:table-cell office:value-type="float" office:value="6150.75" calcext:value-type="float">
            <text:p>6150,75</text:p>
          </table:table-cell>
          <table:table-cell office:value-type="float" office:value="1985" calcext:value-type="float">
            <text:p>1985</text:p>
          </table:table-cell>
          <table:table-cell office:value-type="float" office:value="34204.43" calcext:value-type="float">
            <text:p>34204,43</text:p>
          </table:table-cell>
          <table:table-cell office:value-type="float" office:value="203.76" calcext:value-type="float">
            <text:p>203,76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string" calcext:value-type="string">
            <text:p>g.39.8.gml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2.74" calcext:value-type="float">
            <text:p>2,74</text:p>
          </table:table-cell>
          <table:table-cell office:value-type="float" office:value="0.1" calcext:value-type="float">
            <text:p>0,1</text:p>
          </table:table-cell>
          <table:table-cell office:value-type="float" office:value="142" calcext:value-type="float">
            <text:p>142</text:p>
          </table:table-cell>
          <table:table-cell office:value-type="float" office:value="91812.81" calcext:value-type="float">
            <text:p>91812,81</text:p>
          </table:table-cell>
          <table:table-cell office:value-type="float" office:value="1938" calcext:value-type="float">
            <text:p>1938</text:p>
          </table:table-cell>
          <table:table-cell office:value-type="float" office:value="66997.06" calcext:value-type="float">
            <text:p>66997,06</text:p>
          </table:table-cell>
          <table:table-cell office:value-type="float" office:value="450.89" calcext:value-type="float">
            <text:p>450,8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g.40.19.gml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5.51" calcext:value-type="float">
            <text:p>5,51</text:p>
          </table:table-cell>
          <table:table-cell office:value-type="float" office:value="18.58" calcext:value-type="float">
            <text:p>18,58</text:p>
          </table:table-cell>
          <table:table-cell office:value-type="float" office:value="5.51" calcext:value-type="float">
            <text:p>5,51</text:p>
          </table:table-cell>
          <table:table-cell office:value-type="float" office:value="1237" calcext:value-type="float">
            <text:p>1237</text:p>
          </table:table-cell>
          <table:table-cell office:value-type="float" office:value="226.36" calcext:value-type="float">
            <text:p>226,36</text:p>
          </table:table-cell>
          <table:table-cell office:value-type="float" office:value="46" calcext:value-type="float">
            <text:p>46</text:p>
          </table:table-cell>
          <table:table-cell office:value-type="float" office:value="397.77" calcext:value-type="float">
            <text:p>397,77</text:p>
          </table:table-cell>
          <table:table-cell office:value-type="float" office:value="100.93" calcext:value-type="float">
            <text:p>100,93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string" calcext:value-type="string">
            <text:p>g.40.8.gml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3.18" calcext:value-type="float">
            <text:p>3,18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386" calcext:value-type="float">
            <text:p>386</text:p>
          </table:table-cell>
          <table:table-cell office:value-type="float" office:value="244.03" calcext:value-type="float">
            <text:p>244,03</text:p>
          </table:table-cell>
          <table:table-cell office:value-type="float" office:value="1467" calcext:value-type="float">
            <text:p>1467</text:p>
          </table:table-cell>
          <table:table-cell office:value-type="float" office:value="495.36" calcext:value-type="float">
            <text:p>495,36</text:p>
          </table:table-cell>
          <table:table-cell office:value-type="float" office:value="56.58" calcext:value-type="float">
            <text:p>56,58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g.40.22.gml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.77" calcext:value-type="float">
            <text:p>10,77</text:p>
          </table:table-cell>
          <table:table-cell office:value-type="float" office:value="13.17" calcext:value-type="float">
            <text:p>13,17</text:p>
          </table:table-cell>
          <table:table-cell office:value-type="float" office:value="10.77" calcext:value-type="float">
            <text:p>10,77</text:p>
          </table:table-cell>
          <table:table-cell office:value-type="float" office:value="1876" calcext:value-type="float">
            <text:p>1876</text:p>
          </table:table-cell>
          <table:table-cell office:value-type="float" office:value="236.22" calcext:value-type="float">
            <text:p>236,22</text:p>
          </table:table-cell>
          <table:table-cell office:value-type="float" office:value="56" calcext:value-type="float">
            <text:p>56</text:p>
          </table:table-cell>
          <table:table-cell office:value-type="float" office:value="463.82" calcext:value-type="float">
            <text:p>463,82</text:p>
          </table:table-cell>
          <table:table-cell office:value-type="float" office:value="43.98" calcext:value-type="float">
            <text:p>43,9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string" calcext:value-type="string">
            <text:p>g.41.2.gml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8.27" calcext:value-type="float">
            <text:p>28,27</text:p>
          </table:table-cell>
          <table:table-cell office:value-type="float" office:value="33.69" calcext:value-type="float">
            <text:p>33,69</text:p>
          </table:table-cell>
          <table:table-cell office:value-type="float" office:value="28.27" calcext:value-type="float">
            <text:p>28,27</text:p>
          </table:table-cell>
          <table:table-cell office:value-type="float" office:value="1679" calcext:value-type="float">
            <text:p>1679</text:p>
          </table:table-cell>
          <table:table-cell office:value-type="float" office:value="221.43" calcext:value-type="float">
            <text:p>221,43</text:p>
          </table:table-cell>
          <table:table-cell office:value-type="float" office:value="7" calcext:value-type="float">
            <text:p>7</text:p>
          </table:table-cell>
          <table:table-cell office:value-type="float" office:value="350.15" calcext:value-type="float">
            <text:p>350,15</text:p>
          </table:table-cell>
          <table:table-cell office:value-type="float" office:value="133.79" calcext:value-type="float">
            <text:p>133,79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g.41.3.gml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7.05" calcext:value-type="float">
            <text:p>27,05</text:p>
          </table:table-cell>
          <table:table-cell office:value-type="float" office:value="51.16" calcext:value-type="float">
            <text:p>51,16</text:p>
          </table:table-cell>
          <table:table-cell office:value-type="float" office:value="27.05" calcext:value-type="float">
            <text:p>27,05</text:p>
          </table:table-cell>
          <table:table-cell office:value-type="float" office:value="2141" calcext:value-type="float">
            <text:p>2141</text:p>
          </table:table-cell>
          <table:table-cell office:value-type="float" office:value="191.41" calcext:value-type="float">
            <text:p>191,41</text:p>
          </table:table-cell>
          <table:table-cell office:value-type="float" office:value="5" calcext:value-type="float">
            <text:p>5</text:p>
          </table:table-cell>
          <table:table-cell office:value-type="float" office:value="304.9" calcext:value-type="float">
            <text:p>304,9</text:p>
          </table:table-cell>
          <table:table-cell office:value-type="float" office:value="107.11" calcext:value-type="float">
            <text:p>107,11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g.41.36.gml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.78" calcext:value-type="float">
            <text:p>5,78</text:p>
          </table:table-cell>
          <table:table-cell office:value-type="float" office:value="41.11" calcext:value-type="float">
            <text:p>41,11</text:p>
          </table:table-cell>
          <table:table-cell office:value-type="float" office:value="5.78" calcext:value-type="float">
            <text:p>5,78</text:p>
          </table:table-cell>
          <table:table-cell office:value-type="float" office:value="198" calcext:value-type="float">
            <text:p>198</text:p>
          </table:table-cell>
          <table:table-cell office:value-type="float" office:value="206.49" calcext:value-type="float">
            <text:p>206,49</text:p>
          </table:table-cell>
          <table:table-cell office:value-type="float" office:value="40" calcext:value-type="float">
            <text:p>40</text:p>
          </table:table-cell>
          <table:table-cell office:value-type="float" office:value="386.76" calcext:value-type="float">
            <text:p>386,76</text:p>
          </table:table-cell>
          <table:table-cell office:value-type="float" office:value="78.19" calcext:value-type="float">
            <text:p>78,1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g.41.9.gml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.26" calcext:value-type="float">
            <text:p>3,26</text:p>
          </table:table-cell>
          <table:table-cell office:value-type="float" office:value="30.87" calcext:value-type="float">
            <text:p>30,87</text:p>
          </table:table-cell>
          <table:table-cell office:value-type="float" office:value="3.26" calcext:value-type="float">
            <text:p>3,26</text:p>
          </table:table-cell>
          <table:table-cell office:value-type="float" office:value="513" calcext:value-type="float">
            <text:p>513</text:p>
          </table:table-cell>
          <table:table-cell office:value-type="float" office:value="188.34" calcext:value-type="float">
            <text:p>188,34</text:p>
          </table:table-cell>
          <table:table-cell office:value-type="float" office:value="27" calcext:value-type="float">
            <text:p>27</text:p>
          </table:table-cell>
          <table:table-cell office:value-type="float" office:value="397.53" calcext:value-type="float">
            <text:p>397,53</text:p>
          </table:table-cell>
          <table:table-cell office:value-type="float" office:value="72.03" calcext:value-type="float">
            <text:p>72,0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g.41.26.gml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.84" calcext:value-type="float">
            <text:p>1,84</text:p>
          </table:table-cell>
          <table:table-cell office:value-type="float" office:value="17" calcext:value-type="float">
            <text:p>17</text:p>
          </table:table-cell>
          <table:table-cell office:value-type="float" office:value="1.84" calcext:value-type="float">
            <text:p>1,84</text:p>
          </table:table-cell>
          <table:table-cell office:value-type="float" office:value="239" calcext:value-type="float">
            <text:p>239</text:p>
          </table:table-cell>
          <table:table-cell office:value-type="float" office:value="238.09" calcext:value-type="float">
            <text:p>238,09</text:p>
          </table:table-cell>
          <table:table-cell office:value-type="float" office:value="169" calcext:value-type="float">
            <text:p>169</text:p>
          </table:table-cell>
          <table:table-cell office:value-type="float" office:value="554.85" calcext:value-type="float">
            <text:p>554,85</text:p>
          </table:table-cell>
          <table:table-cell office:value-type="float" office:value="79.77" calcext:value-type="float">
            <text:p>79,7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g.41.13.gml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,49</text:p>
          </table:table-cell>
          <table:table-cell office:value-type="float" office:value="6.04" calcext:value-type="float">
            <text:p>6,04</text:p>
          </table:table-cell>
          <table:table-cell office:value-type="float" office:value="4.49" calcext:value-type="float">
            <text:p>4,49</text:p>
          </table:table-cell>
          <table:table-cell office:value-type="float" office:value="1519" calcext:value-type="float">
            <text:p>1519</text:p>
          </table:table-cell>
          <table:table-cell office:value-type="float" office:value="208.18" calcext:value-type="float">
            <text:p>208,18</text:p>
          </table:table-cell>
          <table:table-cell office:value-type="float" office:value="79" calcext:value-type="float">
            <text:p>79</text:p>
          </table:table-cell>
          <table:table-cell office:value-type="float" office:value="415.68" calcext:value-type="float">
            <text:p>415,68</text:p>
          </table:table-cell>
          <table:table-cell office:value-type="float" office:value="29.25" calcext:value-type="float">
            <text:p>29,25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g.41.25.gml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38" calcext:value-type="float">
            <text:p>0,38</text:p>
          </table:table-cell>
          <table:table-cell office:value-type="float" office:value="6.34" calcext:value-type="float">
            <text:p>6,34</text:p>
          </table:table-cell>
          <table:table-cell office:value-type="float" office:value="0.38" calcext:value-type="float">
            <text:p>0,38</text:p>
          </table:table-cell>
          <table:table-cell office:value-type="float" office:value="264" calcext:value-type="float">
            <text:p>264</text:p>
          </table:table-cell>
          <table:table-cell office:value-type="float" office:value="5334.03" calcext:value-type="float">
            <text:p>5334,03</text:p>
          </table:table-cell>
          <table:table-cell office:value-type="float" office:value="444" calcext:value-type="float">
            <text:p>444</text:p>
          </table:table-cell>
          <table:table-cell office:value-type="float" office:value="26849.02" calcext:value-type="float">
            <text:p>26849,02</text:p>
          </table:table-cell>
          <table:table-cell office:value-type="float" office:value="171.63" calcext:value-type="float">
            <text:p>171,6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g.42.2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6.46" calcext:value-type="float">
            <text:p>16,46</text:p>
          </table:table-cell>
          <table:table-cell office:value-type="float" office:value="49.28" calcext:value-type="float">
            <text:p>49,28</text:p>
          </table:table-cell>
          <table:table-cell office:value-type="float" office:value="16.46" calcext:value-type="float">
            <text:p>16,46</text:p>
          </table:table-cell>
          <table:table-cell office:value-type="float" office:value="623" calcext:value-type="float">
            <text:p>623</text:p>
          </table:table-cell>
          <table:table-cell office:value-type="float" office:value="218.98" calcext:value-type="float">
            <text:p>218,98</text:p>
          </table:table-cell>
          <table:table-cell office:value-type="float" office:value="13" calcext:value-type="float">
            <text:p>13</text:p>
          </table:table-cell>
          <table:table-cell office:value-type="float" office:value="375.17" calcext:value-type="float">
            <text:p>375,17</text:p>
          </table:table-cell>
          <table:table-cell office:value-type="float" office:value="125.5" calcext:value-type="float">
            <text:p>125,5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g.42.3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6.46" calcext:value-type="float">
            <text:p>16,46</text:p>
          </table:table-cell>
          <table:table-cell office:value-type="float" office:value="49.31" calcext:value-type="float">
            <text:p>49,31</text:p>
          </table:table-cell>
          <table:table-cell office:value-type="float" office:value="16.46" calcext:value-type="float">
            <text:p>16,46</text:p>
          </table:table-cell>
          <table:table-cell office:value-type="float" office:value="634" calcext:value-type="float">
            <text:p>634</text:p>
          </table:table-cell>
          <table:table-cell office:value-type="float" office:value="218.92" calcext:value-type="float">
            <text:p>218,92</text:p>
          </table:table-cell>
          <table:table-cell office:value-type="float" office:value="13" calcext:value-type="float">
            <text:p>13</text:p>
          </table:table-cell>
          <table:table-cell office:value-type="float" office:value="375.31" calcext:value-type="float">
            <text:p>375,31</text:p>
          </table:table-cell>
          <table:table-cell office:value-type="float" office:value="125.45" calcext:value-type="float">
            <text:p>125,4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g.42.1.gml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4.14" calcext:value-type="float">
            <text:p>14,14</text:p>
          </table:table-cell>
          <table:table-cell office:value-type="float" office:value="47.8" calcext:value-type="float">
            <text:p>47,8</text:p>
          </table:table-cell>
          <table:table-cell office:value-type="float" office:value="14.14" calcext:value-type="float">
            <text:p>14,14</text:p>
          </table:table-cell>
          <table:table-cell office:value-type="float" office:value="569" calcext:value-type="float">
            <text:p>569</text:p>
          </table:table-cell>
          <table:table-cell office:value-type="float" office:value="217.98" calcext:value-type="float">
            <text:p>217,98</text:p>
          </table:table-cell>
          <table:table-cell office:value-type="float" office:value="14" calcext:value-type="float">
            <text:p>14</text:p>
          </table:table-cell>
          <table:table-cell office:value-type="float" office:value="374.24" calcext:value-type="float">
            <text:p>374,24</text:p>
          </table:table-cell>
          <table:table-cell office:value-type="float" office:value="124.42" calcext:value-type="float">
            <text:p>124,4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g.42.23.gml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.49" calcext:value-type="float">
            <text:p>5,49</text:p>
          </table:table-cell>
          <table:table-cell office:value-type="float" office:value="19.34" calcext:value-type="float">
            <text:p>19,34</text:p>
          </table:table-cell>
          <table:table-cell office:value-type="float" office:value="5.49" calcext:value-type="float">
            <text:p>5,49</text:p>
          </table:table-cell>
          <table:table-cell office:value-type="float" office:value="532" calcext:value-type="float">
            <text:p>532</text:p>
          </table:table-cell>
          <table:table-cell office:value-type="float" office:value="188.8" calcext:value-type="float">
            <text:p>188,8</text:p>
          </table:table-cell>
          <table:table-cell office:value-type="float" office:value="32" calcext:value-type="float">
            <text:p>32</text:p>
          </table:table-cell>
          <table:table-cell office:value-type="float" office:value="386.1" calcext:value-type="float">
            <text:p>386,1</text:p>
          </table:table-cell>
          <table:table-cell office:value-type="float" office:value="99.66" calcext:value-type="float">
            <text:p>99,6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g.42.0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2.3" calcext:value-type="float">
            <text:p>12,3</text:p>
          </table:table-cell>
          <table:table-cell office:value-type="float" office:value="27.73" calcext:value-type="float">
            <text:p>27,73</text:p>
          </table:table-cell>
          <table:table-cell office:value-type="float" office:value="12.3" calcext:value-type="float">
            <text:p>12,3</text:p>
          </table:table-cell>
          <table:table-cell office:value-type="float" office:value="506" calcext:value-type="float">
            <text:p>506</text:p>
          </table:table-cell>
          <table:table-cell office:value-type="float" office:value="226.25" calcext:value-type="float">
            <text:p>226,25</text:p>
          </table:table-cell>
          <table:table-cell office:value-type="float" office:value="11" calcext:value-type="float">
            <text:p>11</text:p>
          </table:table-cell>
          <table:table-cell office:value-type="float" office:value="404.36" calcext:value-type="float">
            <text:p>404,36</text:p>
          </table:table-cell>
          <table:table-cell office:value-type="float" office:value="99.7" calcext:value-type="float">
            <text:p>99,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g.42.32.gml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7.98" calcext:value-type="float">
            <text:p>37,98</text:p>
          </table:table-cell>
          <table:table-cell table:number-columns-repeated="2" office:value-type="float" office:value="19.38" calcext:value-type="float">
            <text:p>19,38</text:p>
          </table:table-cell>
          <table:table-cell office:value-type="float" office:value="3177" calcext:value-type="float">
            <text:p>3177</text:p>
          </table:table-cell>
          <table:table-cell office:value-type="float" office:value="272.66" calcext:value-type="float">
            <text:p>272,66</text:p>
          </table:table-cell>
          <table:table-cell office:value-type="float" office:value="35" calcext:value-type="float">
            <text:p>35</text:p>
          </table:table-cell>
          <table:table-cell office:value-type="float" office:value="483.63" calcext:value-type="float">
            <text:p>483,63</text:p>
          </table:table-cell>
          <table:table-cell office:value-type="float" office:value="95.11" calcext:value-type="float">
            <text:p>95,11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g.42.34.gml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,92</text:p>
          </table:table-cell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,92</text:p>
          </table:table-cell>
          <table:table-cell office:value-type="float" office:value="1322" calcext:value-type="float">
            <text:p>1322</text:p>
          </table:table-cell>
          <table:table-cell office:value-type="float" office:value="221.73" calcext:value-type="float">
            <text:p>221,73</text:p>
          </table:table-cell>
          <table:table-cell office:value-type="float" office:value="128" calcext:value-type="float">
            <text:p>128</text:p>
          </table:table-cell>
          <table:table-cell office:value-type="float" office:value="451.15" calcext:value-type="float">
            <text:p>451,15</text:p>
          </table:table-cell>
          <table:table-cell office:value-type="float" office:value="86.52" calcext:value-type="float">
            <text:p>86,52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g.42.20.gml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4.81" calcext:value-type="float">
            <text:p>4,81</text:p>
          </table:table-cell>
          <table:table-cell office:value-type="float" office:value="15.05" calcext:value-type="float">
            <text:p>15,05</text:p>
          </table:table-cell>
          <table:table-cell office:value-type="float" office:value="4.81" calcext:value-type="float">
            <text:p>4,81</text:p>
          </table:table-cell>
          <table:table-cell office:value-type="float" office:value="424" calcext:value-type="float">
            <text:p>424</text:p>
          </table:table-cell>
          <table:table-cell office:value-type="float" office:value="218.82" calcext:value-type="float">
            <text:p>218,82</text:p>
          </table:table-cell>
          <table:table-cell office:value-type="float" office:value="78" calcext:value-type="float">
            <text:p>78</text:p>
          </table:table-cell>
          <table:table-cell office:value-type="float" office:value="421.03" calcext:value-type="float">
            <text:p>421,03</text:p>
          </table:table-cell>
          <table:table-cell office:value-type="float" office:value="63.48" calcext:value-type="float">
            <text:p>63,48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g.42.15.gml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.18" calcext:value-type="float">
            <text:p>4,18</text:p>
          </table:table-cell>
          <table:table-cell office:value-type="float" office:value="4.72" calcext:value-type="float">
            <text:p>4,72</text:p>
          </table:table-cell>
          <table:table-cell office:value-type="float" office:value="4.18" calcext:value-type="float">
            <text:p>4,18</text:p>
          </table:table-cell>
          <table:table-cell office:value-type="float" office:value="750" calcext:value-type="float">
            <text:p>750</text:p>
          </table:table-cell>
          <table:table-cell office:value-type="float" office:value="264.17" calcext:value-type="float">
            <text:p>264,17</text:p>
          </table:table-cell>
          <table:table-cell office:value-type="float" office:value="210" calcext:value-type="float">
            <text:p>210</text:p>
          </table:table-cell>
          <table:table-cell office:value-type="float" office:value="593" calcext:value-type="float">
            <text:p>593</text:p>
          </table:table-cell>
          <table:table-cell office:value-type="float" office:value="63.31" calcext:value-type="float">
            <text:p>63,31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g.42.5.gml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office:value-type="float" office:value="8.14" calcext:value-type="float">
            <text:p>8,14</text:p>
          </table:table-cell>
          <table:table-cell office:value-type="float" office:value="1.8" calcext:value-type="float">
            <text:p>1,8</text:p>
          </table:table-cell>
          <table:table-cell office:value-type="float" office:value="1050" calcext:value-type="float">
            <text:p>1050</text:p>
          </table:table-cell>
          <table:table-cell office:value-type="float" office:value="856.05" calcext:value-type="float">
            <text:p>856,05</text:p>
          </table:table-cell>
          <table:table-cell office:value-type="float" office:value="551" calcext:value-type="float">
            <text:p>551</text:p>
          </table:table-cell>
          <table:table-cell office:value-type="float" office:value="3311.88" calcext:value-type="float">
            <text:p>3311,88</text:p>
          </table:table-cell>
          <table:table-cell office:value-type="float" office:value="97.72" calcext:value-type="float">
            <text:p>97,7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g.42.8.gml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,13</text:p>
          </table:table-cell>
          <table:table-cell office:value-type="float" office:value="2.93" calcext:value-type="float">
            <text:p>2,93</text:p>
          </table:table-cell>
          <table:table-cell office:value-type="float" office:value="0.13" calcext:value-type="float">
            <text:p>0,13</text:p>
          </table:table-cell>
          <table:table-cell office:value-type="float" office:value="208" calcext:value-type="float">
            <text:p>208</text:p>
          </table:table-cell>
          <table:table-cell office:value-type="float" office:value="96993.51" calcext:value-type="float">
            <text:p>96993,51</text:p>
          </table:table-cell>
          <table:table-cell office:value-type="float" office:value="331" calcext:value-type="float">
            <text:p>331</text:p>
          </table:table-cell>
          <table:table-cell office:value-type="float" office:value="20049.7" calcext:value-type="float">
            <text:p>20049,7</text:p>
          </table:table-cell>
          <table:table-cell office:value-type="float" office:value="1024.32" calcext:value-type="float">
            <text:p>1024,3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g.43.8.gml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1.95" calcext:value-type="float">
            <text:p>31,95</text:p>
          </table:table-cell>
          <table:table-cell office:value-type="float" office:value="34" calcext:value-type="float">
            <text:p>34</text:p>
          </table:table-cell>
          <table:table-cell office:value-type="float" office:value="31.95" calcext:value-type="float">
            <text:p>31,95</text:p>
          </table:table-cell>
          <table:table-cell office:value-type="float" office:value="1756" calcext:value-type="float">
            <text:p>1756</text:p>
          </table:table-cell>
          <table:table-cell office:value-type="float" office:value="252.85" calcext:value-type="float">
            <text:p>252,85</text:p>
          </table:table-cell>
          <table:table-cell office:value-type="float" office:value="8" calcext:value-type="float">
            <text:p>8</text:p>
          </table:table-cell>
          <table:table-cell office:value-type="float" office:value="413.15" calcext:value-type="float">
            <text:p>413,15</text:p>
          </table:table-cell>
          <table:table-cell office:value-type="float" office:value="104.97" calcext:value-type="float">
            <text:p>104,97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string" calcext:value-type="string">
            <text:p>g.43.17.gml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.87" calcext:value-type="float">
            <text:p>17,87</text:p>
          </table:table-cell>
          <table:table-cell table:number-columns-repeated="2" office:value-type="float" office:value="4.49" calcext:value-type="float">
            <text:p>4,49</text:p>
          </table:table-cell>
          <table:table-cell office:value-type="float" office:value="2718" calcext:value-type="float">
            <text:p>2718</text:p>
          </table:table-cell>
          <table:table-cell office:value-type="float" office:value="230.53" calcext:value-type="float">
            <text:p>230,53</text:p>
          </table:table-cell>
          <table:table-cell office:value-type="float" office:value="29" calcext:value-type="float">
            <text:p>29</text:p>
          </table:table-cell>
          <table:table-cell office:value-type="float" office:value="420.3" calcext:value-type="float">
            <text:p>420,3</text:p>
          </table:table-cell>
          <table:table-cell office:value-type="float" office:value="85.08" calcext:value-type="float">
            <text:p>85,08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string" calcext:value-type="string">
            <text:p>g.43.3.gml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,17</text:p>
          </table:table-cell>
          <table:table-cell office:value-type="float" office:value="1.84" calcext:value-type="float">
            <text:p>1,84</text:p>
          </table:table-cell>
          <table:table-cell office:value-type="float" office:value="0.17" calcext:value-type="float">
            <text:p>0,17</text:p>
          </table:table-cell>
          <table:table-cell office:value-type="float" office:value="200" calcext:value-type="float">
            <text:p>200</text:p>
          </table:table-cell>
          <table:table-cell office:value-type="float" office:value="12544.57" calcext:value-type="float">
            <text:p>12544,57</text:p>
          </table:table-cell>
          <table:table-cell office:value-type="float" office:value="2734" calcext:value-type="float">
            <text:p>2734</text:p>
          </table:table-cell>
          <table:table-cell office:value-type="float" office:value="11032.67" calcext:value-type="float">
            <text:p>11032,67</text:p>
          </table:table-cell>
          <table:table-cell office:value-type="float" office:value="381.13" calcext:value-type="float">
            <text:p>381,13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string" calcext:value-type="string">
            <text:p>g.44.22.gm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.73" calcext:value-type="float">
            <text:p>32,73</text:p>
          </table:table-cell>
          <table:table-cell office:value-type="float" office:value="36.34" calcext:value-type="float">
            <text:p>36,34</text:p>
          </table:table-cell>
          <table:table-cell office:value-type="float" office:value="32.73" calcext:value-type="float">
            <text:p>32,73</text:p>
          </table:table-cell>
          <table:table-cell office:value-type="float" office:value="1669" calcext:value-type="float">
            <text:p>1669</text:p>
          </table:table-cell>
          <table:table-cell office:value-type="float" office:value="191.83" calcext:value-type="float">
            <text:p>191,83</text:p>
          </table:table-cell>
          <table:table-cell office:value-type="float" office:value="24" calcext:value-type="float">
            <text:p>24</text:p>
          </table:table-cell>
          <table:table-cell office:value-type="float" office:value="246.05" calcext:value-type="float">
            <text:p>246,05</text:p>
          </table:table-cell>
          <table:table-cell office:value-type="float" office:value="123.56" calcext:value-type="float">
            <text:p>123,56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g.44.1.gml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.08" calcext:value-type="float">
            <text:p>18,08</text:p>
          </table:table-cell>
          <table:table-cell office:value-type="float" office:value="45.52" calcext:value-type="float">
            <text:p>45,52</text:p>
          </table:table-cell>
          <table:table-cell office:value-type="float" office:value="18.08" calcext:value-type="float">
            <text:p>18,08</text:p>
          </table:table-cell>
          <table:table-cell office:value-type="float" office:value="243" calcext:value-type="float">
            <text:p>243</text:p>
          </table:table-cell>
          <table:table-cell office:value-type="float" office:value="225.04" calcext:value-type="float">
            <text:p>225,04</text:p>
          </table:table-cell>
          <table:table-cell office:value-type="float" office:value="25" calcext:value-type="float">
            <text:p>25</text:p>
          </table:table-cell>
          <table:table-cell office:value-type="float" office:value="370.31" calcext:value-type="float">
            <text:p>370,31</text:p>
          </table:table-cell>
          <table:table-cell office:value-type="float" office:value="125.97" calcext:value-type="float">
            <text:p>125,9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g.44.3.gml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.57" calcext:value-type="float">
            <text:p>17,57</text:p>
          </table:table-cell>
          <table:table-cell table:number-columns-repeated="2" office:value-type="float" office:value="13.97" calcext:value-type="float">
            <text:p>13,97</text:p>
          </table:table-cell>
          <table:table-cell office:value-type="float" office:value="636" calcext:value-type="float">
            <text:p>636</text:p>
          </table:table-cell>
          <table:table-cell office:value-type="float" office:value="229.25" calcext:value-type="float">
            <text:p>229,25</text:p>
          </table:table-cell>
          <table:table-cell office:value-type="float" office:value="19" calcext:value-type="float">
            <text:p>19</text:p>
          </table:table-cell>
          <table:table-cell office:value-type="float" office:value="440.67" calcext:value-type="float">
            <text:p>440,67</text:p>
          </table:table-cell>
          <table:table-cell office:value-type="float" office:value="122.79" calcext:value-type="float">
            <text:p>122,79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g.44.7.gml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,58</text:p>
          </table:table-cell>
          <table:table-cell office:value-type="float" office:value="22.05" calcext:value-type="float">
            <text:p>22,05</text:p>
          </table:table-cell>
          <table:table-cell office:value-type="float" office:value="18.58" calcext:value-type="float">
            <text:p>18,58</text:p>
          </table:table-cell>
          <table:table-cell office:value-type="float" office:value="2987" calcext:value-type="float">
            <text:p>2987</text:p>
          </table:table-cell>
          <table:table-cell office:value-type="float" office:value="249.34" calcext:value-type="float">
            <text:p>249,34</text:p>
          </table:table-cell>
          <table:table-cell office:value-type="float" office:value="25" calcext:value-type="float">
            <text:p>25</text:p>
          </table:table-cell>
          <table:table-cell office:value-type="float" office:value="443.16" calcext:value-type="float">
            <text:p>443,16</text:p>
          </table:table-cell>
          <table:table-cell office:value-type="float" office:value="116.91" calcext:value-type="float">
            <text:p>116,91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string" calcext:value-type="string">
            <text:p>g.44.16.gml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0.58" calcext:value-type="float">
            <text:p>10,58</text:p>
          </table:table-cell>
          <table:table-cell office:value-type="float" office:value="36.62" calcext:value-type="float">
            <text:p>36,62</text:p>
          </table:table-cell>
          <table:table-cell office:value-type="float" office:value="10.58" calcext:value-type="float">
            <text:p>10,58</text:p>
          </table:table-cell>
          <table:table-cell office:value-type="float" office:value="1483" calcext:value-type="float">
            <text:p>1483</text:p>
          </table:table-cell>
          <table:table-cell office:value-type="float" office:value="245.55" calcext:value-type="float">
            <text:p>245,55</text:p>
          </table:table-cell>
          <table:table-cell office:value-type="float" office:value="51" calcext:value-type="float">
            <text:p>51</text:p>
          </table:table-cell>
          <table:table-cell office:value-type="float" office:value="451.73" calcext:value-type="float">
            <text:p>451,73</text:p>
          </table:table-cell>
          <table:table-cell office:value-type="float" office:value="102.94" calcext:value-type="float">
            <text:p>102,94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g.44.15.gml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4.34" calcext:value-type="float">
            <text:p>34,34</text:p>
          </table:table-cell>
          <table:table-cell table:number-columns-repeated="2" office:value-type="float" office:value="11.13" calcext:value-type="float">
            <text:p>11,13</text:p>
          </table:table-cell>
          <table:table-cell office:value-type="float" office:value="1288" calcext:value-type="float">
            <text:p>1288</text:p>
          </table:table-cell>
          <table:table-cell office:value-type="float" office:value="251.77" calcext:value-type="float">
            <text:p>251,77</text:p>
          </table:table-cell>
          <table:table-cell office:value-type="float" office:value="8" calcext:value-type="float">
            <text:p>8</text:p>
          </table:table-cell>
          <table:table-cell office:value-type="float" office:value="483.72" calcext:value-type="float">
            <text:p>483,72</text:p>
          </table:table-cell>
          <table:table-cell office:value-type="float" office:value="107.49" calcext:value-type="float">
            <text:p>107,49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g.44.19.gml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.46" calcext:value-type="float">
            <text:p>9,46</text:p>
          </table:table-cell>
          <table:table-cell office:value-type="float" office:value="13.07" calcext:value-type="float">
            <text:p>13,07</text:p>
          </table:table-cell>
          <table:table-cell office:value-type="float" office:value="9.46" calcext:value-type="float">
            <text:p>9,46</text:p>
          </table:table-cell>
          <table:table-cell office:value-type="float" office:value="898" calcext:value-type="float">
            <text:p>898</text:p>
          </table:table-cell>
          <table:table-cell office:value-type="float" office:value="196.36" calcext:value-type="float">
            <text:p>196,36</text:p>
          </table:table-cell>
          <table:table-cell office:value-type="float" office:value="60" calcext:value-type="float">
            <text:p>60</text:p>
          </table:table-cell>
          <table:table-cell office:value-type="float" office:value="413.58" calcext:value-type="float">
            <text:p>413,58</text:p>
          </table:table-cell>
          <table:table-cell office:value-type="float" office:value="76.69" calcext:value-type="float">
            <text:p>76,69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g.44.20.gml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.02" calcext:value-type="float">
            <text:p>5,02</text:p>
          </table:table-cell>
          <table:table-cell office:value-type="float" office:value="5.9" calcext:value-type="float">
            <text:p>5,9</text:p>
          </table:table-cell>
          <table:table-cell office:value-type="float" office:value="5.02" calcext:value-type="float">
            <text:p>5,02</text:p>
          </table:table-cell>
          <table:table-cell office:value-type="float" office:value="194" calcext:value-type="float">
            <text:p>194</text:p>
          </table:table-cell>
          <table:table-cell office:value-type="float" office:value="220.62" calcext:value-type="float">
            <text:p>220,62</text:p>
          </table:table-cell>
          <table:table-cell office:value-type="float" office:value="198" calcext:value-type="float">
            <text:p>198</text:p>
          </table:table-cell>
          <table:table-cell office:value-type="float" office:value="459.01" calcext:value-type="float">
            <text:p>459,01</text:p>
          </table:table-cell>
          <table:table-cell office:value-type="float" office:value="63.53" calcext:value-type="float">
            <text:p>63,5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g.46.9.gml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2.52" calcext:value-type="float">
            <text:p>22,52</text:p>
          </table:table-cell>
          <table:table-cell office:value-type="float" office:value="29.68" calcext:value-type="float">
            <text:p>29,68</text:p>
          </table:table-cell>
          <table:table-cell office:value-type="float" office:value="22.52" calcext:value-type="float">
            <text:p>22,52</text:p>
          </table:table-cell>
          <table:table-cell office:value-type="float" office:value="2657" calcext:value-type="float">
            <text:p>2657</text:p>
          </table:table-cell>
          <table:table-cell office:value-type="float" office:value="246.7" calcext:value-type="float">
            <text:p>246,7</text:p>
          </table:table-cell>
          <table:table-cell office:value-type="float" office:value="24" calcext:value-type="float">
            <text:p>24</text:p>
          </table:table-cell>
          <table:table-cell office:value-type="float" office:value="388.51" calcext:value-type="float">
            <text:p>388,51</text:p>
          </table:table-cell>
          <table:table-cell office:value-type="float" office:value="128.83" calcext:value-type="float">
            <text:p>128,83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g.46.5.gml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.38" calcext:value-type="float">
            <text:p>27,38</text:p>
          </table:table-cell>
          <table:table-cell office:value-type="float" office:value="45.21" calcext:value-type="float">
            <text:p>45,21</text:p>
          </table:table-cell>
          <table:table-cell office:value-type="float" office:value="27.38" calcext:value-type="float">
            <text:p>27,38</text:p>
          </table:table-cell>
          <table:table-cell office:value-type="float" office:value="3673" calcext:value-type="float">
            <text:p>3673</text:p>
          </table:table-cell>
          <table:table-cell office:value-type="float" office:value="190.09" calcext:value-type="float">
            <text:p>190,09</text:p>
          </table:table-cell>
          <table:table-cell office:value-type="float" office:value="13" calcext:value-type="float">
            <text:p>13</text:p>
          </table:table-cell>
          <table:table-cell office:value-type="float" office:value="337.29" calcext:value-type="float">
            <text:p>337,29</text:p>
          </table:table-cell>
          <table:table-cell office:value-type="float" office:value="94.73" calcext:value-type="float">
            <text:p>94,73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string" calcext:value-type="string">
            <text:p>g.46.19.gml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7.96" calcext:value-type="float">
            <text:p>27,96</text:p>
          </table:table-cell>
          <table:table-cell office:value-type="float" office:value="70.13" calcext:value-type="float">
            <text:p>70,13</text:p>
          </table:table-cell>
          <table:table-cell office:value-type="float" office:value="27.96" calcext:value-type="float">
            <text:p>27,96</text:p>
          </table:table-cell>
          <table:table-cell office:value-type="float" office:value="700" calcext:value-type="float">
            <text:p>700</text:p>
          </table:table-cell>
          <table:table-cell office:value-type="float" office:value="283.3" calcext:value-type="float">
            <text:p>283,3</text:p>
          </table:table-cell>
          <table:table-cell office:value-type="float" office:value="3" calcext:value-type="float">
            <text:p>3</text:p>
          </table:table-cell>
          <table:table-cell office:value-type="float" office:value="529.92" calcext:value-type="float">
            <text:p>529,92</text:p>
          </table:table-cell>
          <table:table-cell office:value-type="float" office:value="122.99" calcext:value-type="float">
            <text:p>122,9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g.46.3.gml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,61</text:p>
          </table:table-cell>
          <table:table-cell office:value-type="float" office:value="9.21" calcext:value-type="float">
            <text:p>9,21</text:p>
          </table:table-cell>
          <table:table-cell office:value-type="float" office:value="4.61" calcext:value-type="float">
            <text:p>4,61</text:p>
          </table:table-cell>
          <table:table-cell office:value-type="float" office:value="249" calcext:value-type="float">
            <text:p>249</text:p>
          </table:table-cell>
          <table:table-cell office:value-type="float" office:value="222.18" calcext:value-type="float">
            <text:p>222,18</text:p>
          </table:table-cell>
          <table:table-cell office:value-type="float" office:value="536" calcext:value-type="float">
            <text:p>536</text:p>
          </table:table-cell>
          <table:table-cell office:value-type="float" office:value="467.3" calcext:value-type="float">
            <text:p>467,3</text:p>
          </table:table-cell>
          <table:table-cell office:value-type="float" office:value="52.29" calcext:value-type="float">
            <text:p>52,2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g.47.2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09" calcext:value-type="float">
            <text:p>25,09</text:p>
          </table:table-cell>
          <table:table-cell office:value-type="float" office:value="1182" calcext:value-type="float">
            <text:p>1182</text:p>
          </table:table-cell>
          <table:table-cell office:value-type="float" office:value="249.83" calcext:value-type="float">
            <text:p>249,83</text:p>
          </table:table-cell>
          <table:table-cell office:value-type="float" office:value="28" calcext:value-type="float">
            <text:p>28</text:p>
          </table:table-cell>
          <table:table-cell office:value-type="float" office:value="390.47" calcext:value-type="float">
            <text:p>390,47</text:p>
          </table:table-cell>
          <table:table-cell office:value-type="float" office:value="133.68" calcext:value-type="float">
            <text:p>133,68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g.47.8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3.51" calcext:value-type="float">
            <text:p>33,51</text:p>
          </table:table-cell>
          <table:table-cell table:number-columns-repeated="2" office:value-type="float" office:value="6.71" calcext:value-type="float">
            <text:p>6,71</text:p>
          </table:table-cell>
          <table:table-cell office:value-type="float" office:value="1322" calcext:value-type="float">
            <text:p>1322</text:p>
          </table:table-cell>
          <table:table-cell office:value-type="float" office:value="246.04" calcext:value-type="float">
            <text:p>246,04</text:p>
          </table:table-cell>
          <table:table-cell office:value-type="float" office:value="7" calcext:value-type="float">
            <text:p>7</text:p>
          </table:table-cell>
          <table:table-cell office:value-type="float" office:value="410.11" calcext:value-type="float">
            <text:p>410,11</text:p>
          </table:table-cell>
          <table:table-cell office:value-type="float" office:value="123.93" calcext:value-type="float">
            <text:p>123,93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g.47.1.gml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.53" calcext:value-type="float">
            <text:p>15,53</text:p>
          </table:table-cell>
          <table:table-cell office:value-type="float" office:value="20.28" calcext:value-type="float">
            <text:p>20,28</text:p>
          </table:table-cell>
          <table:table-cell office:value-type="float" office:value="15.53" calcext:value-type="float">
            <text:p>15,53</text:p>
          </table:table-cell>
          <table:table-cell office:value-type="float" office:value="2523" calcext:value-type="float">
            <text:p>2523</text:p>
          </table:table-cell>
          <table:table-cell office:value-type="float" office:value="203.58" calcext:value-type="float">
            <text:p>203,58</text:p>
          </table:table-cell>
          <table:table-cell office:value-type="float" office:value="22" calcext:value-type="float">
            <text:p>22</text:p>
          </table:table-cell>
          <table:table-cell office:value-type="float" office:value="400.25" calcext:value-type="float">
            <text:p>400,25</text:p>
          </table:table-cell>
          <table:table-cell office:value-type="float" office:value="106.84" calcext:value-type="float">
            <text:p>106,84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string" calcext:value-type="string">
            <text:p>g.47.7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2.96" calcext:value-type="float">
            <text:p>32,96</text:p>
          </table:table-cell>
          <table:table-cell table:number-columns-repeated="2" office:value-type="float" office:value="6.62" calcext:value-type="float">
            <text:p>6,62</text:p>
          </table:table-cell>
          <table:table-cell office:value-type="float" office:value="832" calcext:value-type="float">
            <text:p>832</text:p>
          </table:table-cell>
          <table:table-cell office:value-type="float" office:value="249.55" calcext:value-type="float">
            <text:p>249,55</text:p>
          </table:table-cell>
          <table:table-cell office:value-type="float" office:value="7" calcext:value-type="float">
            <text:p>7</text:p>
          </table:table-cell>
          <table:table-cell office:value-type="float" office:value="469.65" calcext:value-type="float">
            <text:p>469,65</text:p>
          </table:table-cell>
          <table:table-cell office:value-type="float" office:value="121.54" calcext:value-type="float">
            <text:p>121,54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g.47.26.gml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7.86" calcext:value-type="float">
            <text:p>27,86</text:p>
          </table:table-cell>
          <table:table-cell office:value-type="float" office:value="69.96" calcext:value-type="float">
            <text:p>69,96</text:p>
          </table:table-cell>
          <table:table-cell office:value-type="float" office:value="27.86" calcext:value-type="float">
            <text:p>27,86</text:p>
          </table:table-cell>
          <table:table-cell office:value-type="float" office:value="636" calcext:value-type="float">
            <text:p>636</text:p>
          </table:table-cell>
          <table:table-cell office:value-type="float" office:value="281.09" calcext:value-type="float">
            <text:p>281,09</text:p>
          </table:table-cell>
          <table:table-cell office:value-type="float" office:value="3" calcext:value-type="float">
            <text:p>3</text:p>
          </table:table-cell>
          <table:table-cell office:value-type="float" office:value="525.47" calcext:value-type="float">
            <text:p>525,47</text:p>
          </table:table-cell>
          <table:table-cell office:value-type="float" office:value="127.2" calcext:value-type="float">
            <text:p>127,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g.47.30.gml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5.79" calcext:value-type="float">
            <text:p>5,79</text:p>
          </table:table-cell>
          <table:table-cell office:value-type="float" office:value="450" calcext:value-type="float">
            <text:p>450</text:p>
          </table:table-cell>
          <table:table-cell office:value-type="float" office:value="245.4" calcext:value-type="float">
            <text:p>245,4</text:p>
          </table:table-cell>
          <table:table-cell office:value-type="float" office:value="73" calcext:value-type="float">
            <text:p>73</text:p>
          </table:table-cell>
          <table:table-cell office:value-type="float" office:value="443.81" calcext:value-type="float">
            <text:p>443,81</text:p>
          </table:table-cell>
          <table:table-cell office:value-type="float" office:value="101.56" calcext:value-type="float">
            <text:p>101,5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g.47.16.gml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,19</text:p>
          </table:table-cell>
          <table:table-cell office:value-type="float" office:value="16.89" calcext:value-type="float">
            <text:p>16,89</text:p>
          </table:table-cell>
          <table:table-cell office:value-type="float" office:value="12.19" calcext:value-type="float">
            <text:p>12,19</text:p>
          </table:table-cell>
          <table:table-cell office:value-type="float" office:value="2376" calcext:value-type="float">
            <text:p>2376</text:p>
          </table:table-cell>
          <table:table-cell office:value-type="float" office:value="196.63" calcext:value-type="float">
            <text:p>196,63</text:p>
          </table:table-cell>
          <table:table-cell office:value-type="float" office:value="31" calcext:value-type="float">
            <text:p>31</text:p>
          </table:table-cell>
          <table:table-cell office:value-type="float" office:value="386.81" calcext:value-type="float">
            <text:p>386,81</text:p>
          </table:table-cell>
          <table:table-cell office:value-type="float" office:value="64.31" calcext:value-type="float">
            <text:p>64,31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g.47.27.gml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1.37" calcext:value-type="float">
            <text:p>11,37</text:p>
          </table:table-cell>
          <table:table-cell table:number-columns-repeated="2" office:value-type="float" office:value="9.28" calcext:value-type="float">
            <text:p>9,28</text:p>
          </table:table-cell>
          <table:table-cell office:value-type="float" office:value="800" calcext:value-type="float">
            <text:p>800</text:p>
          </table:table-cell>
          <table:table-cell office:value-type="float" office:value="225.6" calcext:value-type="float">
            <text:p>225,6</text:p>
          </table:table-cell>
          <table:table-cell office:value-type="float" office:value="66" calcext:value-type="float">
            <text:p>66</text:p>
          </table:table-cell>
          <table:table-cell office:value-type="float" office:value="470.49" calcext:value-type="float">
            <text:p>470,49</text:p>
          </table:table-cell>
          <table:table-cell office:value-type="float" office:value="48.46" calcext:value-type="float">
            <text:p>48,46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g.48.0.gml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6.93" calcext:value-type="float">
            <text:p>16,93</text:p>
          </table:table-cell>
          <table:table-cell office:value-type="float" office:value="49.08" calcext:value-type="float">
            <text:p>49,08</text:p>
          </table:table-cell>
          <table:table-cell office:value-type="float" office:value="16.93" calcext:value-type="float">
            <text:p>16,93</text:p>
          </table:table-cell>
          <table:table-cell office:value-type="float" office:value="202" calcext:value-type="float">
            <text:p>202</text:p>
          </table:table-cell>
          <table:table-cell office:value-type="float" office:value="235.45" calcext:value-type="float">
            <text:p>235,45</text:p>
          </table:table-cell>
          <table:table-cell office:value-type="float" office:value="9" calcext:value-type="float">
            <text:p>9</text:p>
          </table:table-cell>
          <table:table-cell office:value-type="float" office:value="334.33" calcext:value-type="float">
            <text:p>334,33</text:p>
          </table:table-cell>
          <table:table-cell office:value-type="float" office:value="144.09" calcext:value-type="float">
            <text:p>144,0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g.48.4.gml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.77" calcext:value-type="float">
            <text:p>28,77</text:p>
          </table:table-cell>
          <table:table-cell office:value-type="float" office:value="32.6" calcext:value-type="float">
            <text:p>32,6</text:p>
          </table:table-cell>
          <table:table-cell office:value-type="float" office:value="28.77" calcext:value-type="float">
            <text:p>28,77</text:p>
          </table:table-cell>
          <table:table-cell office:value-type="float" office:value="2114" calcext:value-type="float">
            <text:p>2114</text:p>
          </table:table-cell>
          <table:table-cell office:value-type="float" office:value="239.85" calcext:value-type="float">
            <text:p>239,85</text:p>
          </table:table-cell>
          <table:table-cell office:value-type="float" office:value="22" calcext:value-type="float">
            <text:p>22</text:p>
          </table:table-cell>
          <table:table-cell office:value-type="float" office:value="383.79" calcext:value-type="float">
            <text:p>383,79</text:p>
          </table:table-cell>
          <table:table-cell office:value-type="float" office:value="106.21" calcext:value-type="float">
            <text:p>106,21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g.48.16.gml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9.18" calcext:value-type="float">
            <text:p>29,18</text:p>
          </table:table-cell>
          <table:table-cell table:number-columns-repeated="2" office:value-type="float" office:value="7.56" calcext:value-type="float">
            <text:p>7,56</text:p>
          </table:table-cell>
          <table:table-cell office:value-type="float" office:value="1946" calcext:value-type="float">
            <text:p>1946</text:p>
          </table:table-cell>
          <table:table-cell office:value-type="float" office:value="227.92" calcext:value-type="float">
            <text:p>227,92</text:p>
          </table:table-cell>
          <table:table-cell office:value-type="float" office:value="24" calcext:value-type="float">
            <text:p>24</text:p>
          </table:table-cell>
          <table:table-cell office:value-type="float" office:value="404.03" calcext:value-type="float">
            <text:p>404,03</text:p>
          </table:table-cell>
          <table:table-cell office:value-type="float" office:value="110.75" calcext:value-type="float">
            <text:p>110,7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g.48.9.gml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.47" calcext:value-type="float">
            <text:p>3,47</text:p>
          </table:table-cell>
          <table:table-cell office:value-type="float" office:value="12.05" calcext:value-type="float">
            <text:p>12,05</text:p>
          </table:table-cell>
          <table:table-cell office:value-type="float" office:value="3.47" calcext:value-type="float">
            <text:p>3,47</text:p>
          </table:table-cell>
          <table:table-cell office:value-type="float" office:value="1790" calcext:value-type="float">
            <text:p>1790</text:p>
          </table:table-cell>
          <table:table-cell office:value-type="float" office:value="179.34" calcext:value-type="float">
            <text:p>179,34</text:p>
          </table:table-cell>
          <table:table-cell office:value-type="float" office:value="25" calcext:value-type="float">
            <text:p>25</text:p>
          </table:table-cell>
          <table:table-cell office:value-type="float" office:value="380.57" calcext:value-type="float">
            <text:p>380,57</text:p>
          </table:table-cell>
          <table:table-cell office:value-type="float" office:value="71.21" calcext:value-type="float">
            <text:p>71,21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string" calcext:value-type="string">
            <text:p>g.48.3.gml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.39" calcext:value-type="float">
            <text:p>8,39</text:p>
          </table:table-cell>
          <table:table-cell office:value-type="float" office:value="16.08" calcext:value-type="float">
            <text:p>16,08</text:p>
          </table:table-cell>
          <table:table-cell office:value-type="float" office:value="8.39" calcext:value-type="float">
            <text:p>8,39</text:p>
          </table:table-cell>
          <table:table-cell office:value-type="float" office:value="2100" calcext:value-type="float">
            <text:p>2100</text:p>
          </table:table-cell>
          <table:table-cell office:value-type="float" office:value="215.46" calcext:value-type="float">
            <text:p>215,46</text:p>
          </table:table-cell>
          <table:table-cell office:value-type="float" office:value="32" calcext:value-type="float">
            <text:p>32</text:p>
          </table:table-cell>
          <table:table-cell office:value-type="float" office:value="357.07" calcext:value-type="float">
            <text:p>357,07</text:p>
          </table:table-cell>
          <table:table-cell office:value-type="float" office:value="53.77" calcext:value-type="float">
            <text:p>53,77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g.49.19.gml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2.65" calcext:value-type="float">
            <text:p>22,65</text:p>
          </table:table-cell>
          <table:table-cell table:number-columns-repeated="2" office:value-type="float" office:value="15.11" calcext:value-type="float">
            <text:p>15,11</text:p>
          </table:table-cell>
          <table:table-cell office:value-type="float" office:value="1054" calcext:value-type="float">
            <text:p>1054</text:p>
          </table:table-cell>
          <table:table-cell office:value-type="float" office:value="246.79" calcext:value-type="float">
            <text:p>246,79</text:p>
          </table:table-cell>
          <table:table-cell office:value-type="float" office:value="32" calcext:value-type="float">
            <text:p>32</text:p>
          </table:table-cell>
          <table:table-cell office:value-type="float" office:value="392.76" calcext:value-type="float">
            <text:p>392,76</text:p>
          </table:table-cell>
          <table:table-cell office:value-type="float" office:value="112.43" calcext:value-type="float">
            <text:p>112,43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g.49.8.gml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7.59" calcext:value-type="float">
            <text:p>7,59</text:p>
          </table:table-cell>
          <table:table-cell office:value-type="float" office:value="43.36" calcext:value-type="float">
            <text:p>43,36</text:p>
          </table:table-cell>
          <table:table-cell office:value-type="float" office:value="7.59" calcext:value-type="float">
            <text:p>7,59</text:p>
          </table:table-cell>
          <table:table-cell office:value-type="float" office:value="605" calcext:value-type="float">
            <text:p>605</text:p>
          </table:table-cell>
          <table:table-cell office:value-type="float" office:value="200.32" calcext:value-type="float">
            <text:p>200,32</text:p>
          </table:table-cell>
          <table:table-cell office:value-type="float" office:value="12" calcext:value-type="float">
            <text:p>12</text:p>
          </table:table-cell>
          <table:table-cell office:value-type="float" office:value="387.14" calcext:value-type="float">
            <text:p>387,14</text:p>
          </table:table-cell>
          <table:table-cell office:value-type="float" office:value="103.15" calcext:value-type="float">
            <text:p>103,1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g.49.11.gml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office:value-type="float" office:value="10.65" calcext:value-type="float">
            <text:p>10,65</text:p>
          </table:table-cell>
          <table:table-cell office:value-type="float" office:value="2.4" calcext:value-type="float">
            <text:p>2,4</text:p>
          </table:table-cell>
          <table:table-cell office:value-type="float" office:value="65" calcext:value-type="float">
            <text:p>65</text:p>
          </table:table-cell>
          <table:table-cell office:value-type="float" office:value="213.63" calcext:value-type="float">
            <text:p>213,63</text:p>
          </table:table-cell>
          <table:table-cell office:value-type="float" office:value="178" calcext:value-type="float">
            <text:p>178</text:p>
          </table:table-cell>
          <table:table-cell office:value-type="float" office:value="441.73" calcext:value-type="float">
            <text:p>441,73</text:p>
          </table:table-cell>
          <table:table-cell office:value-type="float" office:value="74.56" calcext:value-type="float">
            <text:p>74,5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g.49.12.gml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.18" calcext:value-type="float">
            <text:p>2,18</text:p>
          </table:table-cell>
          <table:table-cell office:value-type="float" office:value="9.78" calcext:value-type="float">
            <text:p>9,78</text:p>
          </table:table-cell>
          <table:table-cell office:value-type="float" office:value="2.18" calcext:value-type="float">
            <text:p>2,18</text:p>
          </table:table-cell>
          <table:table-cell office:value-type="float" office:value="154" calcext:value-type="float">
            <text:p>154</text:p>
          </table:table-cell>
          <table:table-cell office:value-type="float" office:value="244.3" calcext:value-type="float">
            <text:p>244,3</text:p>
          </table:table-cell>
          <table:table-cell office:value-type="float" office:value="365" calcext:value-type="float">
            <text:p>365</text:p>
          </table:table-cell>
          <table:table-cell office:value-type="float" office:value="545.97" calcext:value-type="float">
            <text:p>545,97</text:p>
          </table:table-cell>
          <table:table-cell office:value-type="float" office:value="60.55" calcext:value-type="float">
            <text:p>60,5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g.50.9.gml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3.88" calcext:value-type="float">
            <text:p>23,88</text:p>
          </table:table-cell>
          <table:table-cell table:number-columns-repeated="2" office:value-type="float" office:value="22.23" calcext:value-type="float">
            <text:p>22,23</text:p>
          </table:table-cell>
          <table:table-cell office:value-type="float" office:value="928" calcext:value-type="float">
            <text:p>928</text:p>
          </table:table-cell>
          <table:table-cell office:value-type="float" office:value="188.35" calcext:value-type="float">
            <text:p>188,35</text:p>
          </table:table-cell>
          <table:table-cell office:value-type="float" office:value="33" calcext:value-type="float">
            <text:p>33</text:p>
          </table:table-cell>
          <table:table-cell office:value-type="float" office:value="320.71" calcext:value-type="float">
            <text:p>320,71</text:p>
          </table:table-cell>
          <table:table-cell office:value-type="float" office:value="103.33" calcext:value-type="float">
            <text:p>103,33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g.50.7.gml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.05" calcext:value-type="float">
            <text:p>2,05</text:p>
          </table:table-cell>
          <table:table-cell office:value-type="float" office:value="15.51" calcext:value-type="float">
            <text:p>15,51</text:p>
          </table:table-cell>
          <table:table-cell office:value-type="float" office:value="2.05" calcext:value-type="float">
            <text:p>2,05</text:p>
          </table:table-cell>
          <table:table-cell office:value-type="float" office:value="254" calcext:value-type="float">
            <text:p>254</text:p>
          </table:table-cell>
          <table:table-cell office:value-type="float" office:value="226.99" calcext:value-type="float">
            <text:p>226,99</text:p>
          </table:table-cell>
          <table:table-cell office:value-type="float" office:value="97" calcext:value-type="float">
            <text:p>97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1.12" calcext:value-type="float">
            <text:p>121,1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g.51.5.gml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3.26" calcext:value-type="float">
            <text:p>53,26</text:p>
          </table:table-cell>
          <table:table-cell office:value-type="float" office:value="53.88" calcext:value-type="float">
            <text:p>53,88</text:p>
          </table:table-cell>
          <table:table-cell office:value-type="float" office:value="53.26" calcext:value-type="float">
            <text:p>53,26</text:p>
          </table:table-cell>
          <table:table-cell office:value-type="float" office:value="883" calcext:value-type="float">
            <text:p>883</text:p>
          </table:table-cell>
          <table:table-cell office:value-type="float" office:value="257.31" calcext:value-type="float">
            <text:p>257,31</text:p>
          </table:table-cell>
          <table:table-cell office:value-type="float" office:value="8" calcext:value-type="float">
            <text:p>8</text:p>
          </table:table-cell>
          <table:table-cell office:value-type="float" office:value="526.57" calcext:value-type="float">
            <text:p>526,57</text:p>
          </table:table-cell>
          <table:table-cell office:value-type="float" office:value="123.4" calcext:value-type="float">
            <text:p>123,4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g.51.2.gml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0.62" calcext:value-type="float">
            <text:p>20,62</text:p>
          </table:table-cell>
          <table:table-cell office:value-type="float" office:value="26.16" calcext:value-type="float">
            <text:p>26,16</text:p>
          </table:table-cell>
          <table:table-cell office:value-type="float" office:value="20.62" calcext:value-type="float">
            <text:p>20,62</text:p>
          </table:table-cell>
          <table:table-cell office:value-type="float" office:value="1153" calcext:value-type="float">
            <text:p>1153</text:p>
          </table:table-cell>
          <table:table-cell office:value-type="float" office:value="225.19" calcext:value-type="float">
            <text:p>225,19</text:p>
          </table:table-cell>
          <table:table-cell office:value-type="float" office:value="14" calcext:value-type="float">
            <text:p>14</text:p>
          </table:table-cell>
          <table:table-cell office:value-type="float" office:value="505.59" calcext:value-type="float">
            <text:p>505,59</text:p>
          </table:table-cell>
          <table:table-cell office:value-type="float" office:value="93.08" calcext:value-type="float">
            <text:p>93,08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g.53.3.gml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1.4" calcext:value-type="float">
            <text:p>21,4</text:p>
          </table:table-cell>
          <table:table-cell office:value-type="float" office:value="28.67" calcext:value-type="float">
            <text:p>28,67</text:p>
          </table:table-cell>
          <table:table-cell office:value-type="float" office:value="21.4" calcext:value-type="float">
            <text:p>21,4</text:p>
          </table:table-cell>
          <table:table-cell office:value-type="float" office:value="680" calcext:value-type="float">
            <text:p>680</text:p>
          </table:table-cell>
          <table:table-cell office:value-type="float" office:value="209.2" calcext:value-type="float">
            <text:p>209,2</text:p>
          </table:table-cell>
          <table:table-cell office:value-type="float" office:value="11" calcext:value-type="float">
            <text:p>11</text:p>
          </table:table-cell>
          <table:table-cell office:value-type="float" office:value="384.84" calcext:value-type="float">
            <text:p>384,84</text:p>
          </table:table-cell>
          <table:table-cell office:value-type="float" office:value="124.93" calcext:value-type="float">
            <text:p>124,9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g.53.13.gml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.71" calcext:value-type="float">
            <text:p>13,71</text:p>
          </table:table-cell>
          <table:table-cell office:value-type="float" office:value="15" calcext:value-type="float">
            <text:p>15</text:p>
          </table:table-cell>
          <table:table-cell office:value-type="float" office:value="13.71" calcext:value-type="float">
            <text:p>13,71</text:p>
          </table:table-cell>
          <table:table-cell office:value-type="float" office:value="663" calcext:value-type="float">
            <text:p>663</text:p>
          </table:table-cell>
          <table:table-cell office:value-type="float" office:value="228.28" calcext:value-type="float">
            <text:p>228,28</text:p>
          </table:table-cell>
          <table:table-cell office:value-type="float" office:value="85" calcext:value-type="float">
            <text:p>85</text:p>
          </table:table-cell>
          <table:table-cell office:value-type="float" office:value="494.44" calcext:value-type="float">
            <text:p>494,44</text:p>
          </table:table-cell>
          <table:table-cell office:value-type="float" office:value="75.14" calcext:value-type="float">
            <text:p>75,1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g.53.9.gml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4.42" calcext:value-type="float">
            <text:p>14,42</text:p>
          </table:table-cell>
          <table:table-cell table:number-columns-repeated="2" office:value-type="float" office:value="6.65" calcext:value-type="float">
            <text:p>6,65</text:p>
          </table:table-cell>
          <table:table-cell office:value-type="float" office:value="445" calcext:value-type="float">
            <text:p>445</text:p>
          </table:table-cell>
          <table:table-cell office:value-type="float" office:value="236.05" calcext:value-type="float">
            <text:p>236,05</text:p>
          </table:table-cell>
          <table:table-cell office:value-type="float" office:value="131" calcext:value-type="float">
            <text:p>131</text:p>
          </table:table-cell>
          <table:table-cell office:value-type="float" office:value="610.92" calcext:value-type="float">
            <text:p>610,92</text:p>
          </table:table-cell>
          <table:table-cell office:value-type="float" office:value="63.19" calcext:value-type="float">
            <text:p>63,1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g.53.5.gml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office:value-type="float" office:value="0.21" calcext:value-type="float">
            <text:p>0,21</text:p>
          </table:table-cell>
          <table:table-cell office:value-type="float" office:value="1.86" calcext:value-type="float">
            <text:p>1,86</text:p>
          </table:table-cell>
          <table:table-cell office:value-type="float" office:value="0.21" calcext:value-type="float">
            <text:p>0,21</text:p>
          </table:table-cell>
          <table:table-cell office:value-type="float" office:value="792" calcext:value-type="float">
            <text:p>792</text:p>
          </table:table-cell>
          <table:table-cell office:value-type="float" office:value="15607.43" calcext:value-type="float">
            <text:p>15607,43</text:p>
          </table:table-cell>
          <table:table-cell office:value-type="float" office:value="2523" calcext:value-type="float">
            <text:p>2523</text:p>
          </table:table-cell>
          <table:table-cell office:value-type="float" office:value="10686.81" calcext:value-type="float">
            <text:p>10686,81</text:p>
          </table:table-cell>
          <table:table-cell office:value-type="float" office:value="57.88" calcext:value-type="float">
            <text:p>57,88</text:p>
          </table:table-cell>
          <table:table-cell office:value-type="float" office:value="10509" calcext:value-type="float">
            <text:p>10509</text:p>
          </table:table-cell>
        </table:table-row>
        <table:table-row table:style-name="ro1">
          <table:table-cell office:value-type="string" calcext:value-type="string">
            <text:p>g.54.1.gml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0.58" calcext:value-type="float">
            <text:p>20,58</text:p>
          </table:table-cell>
          <table:table-cell table:number-columns-repeated="2" office:value-type="float" office:value="11.72" calcext:value-type="float">
            <text:p>11,72</text:p>
          </table:table-cell>
          <table:table-cell office:value-type="float" office:value="776" calcext:value-type="float">
            <text:p>776</text:p>
          </table:table-cell>
          <table:table-cell office:value-type="float" office:value="229.12" calcext:value-type="float">
            <text:p>229,12</text:p>
          </table:table-cell>
          <table:table-cell office:value-type="float" office:value="134" calcext:value-type="float">
            <text:p>134</text:p>
          </table:table-cell>
          <table:table-cell office:value-type="float" office:value="445.61" calcext:value-type="float">
            <text:p>445,61</text:p>
          </table:table-cell>
          <table:table-cell office:value-type="float" office:value="54.33" calcext:value-type="float">
            <text:p>54,33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g.55.26.gml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7.22" calcext:value-type="float">
            <text:p>47,22</text:p>
          </table:table-cell>
          <table:table-cell table:number-columns-repeated="2" office:value-type="float" office:value="19.53" calcext:value-type="float">
            <text:p>19,53</text:p>
          </table:table-cell>
          <table:table-cell office:value-type="float" office:value="2111" calcext:value-type="float">
            <text:p>2111</text:p>
          </table:table-cell>
          <table:table-cell office:value-type="float" office:value="223.66" calcext:value-type="float">
            <text:p>223,66</text:p>
          </table:table-cell>
          <table:table-cell office:value-type="float" office:value="14" calcext:value-type="float">
            <text:p>14</text:p>
          </table:table-cell>
          <table:table-cell office:value-type="float" office:value="399.21" calcext:value-type="float">
            <text:p>399,21</text:p>
          </table:table-cell>
          <table:table-cell office:value-type="float" office:value="127.05" calcext:value-type="float">
            <text:p>127,05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g.55.32.gml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6.43" calcext:value-type="float">
            <text:p>6,43</text:p>
          </table:table-cell>
          <table:table-cell office:value-type="float" office:value="31.39" calcext:value-type="float">
            <text:p>31,39</text:p>
          </table:table-cell>
          <table:table-cell office:value-type="float" office:value="6.43" calcext:value-type="float">
            <text:p>6,43</text:p>
          </table:table-cell>
          <table:table-cell office:value-type="float" office:value="6611" calcext:value-type="float">
            <text:p>6611</text:p>
          </table:table-cell>
          <table:table-cell office:value-type="float" office:value="206.33" calcext:value-type="float">
            <text:p>206,33</text:p>
          </table:table-cell>
          <table:table-cell office:value-type="float" office:value="36" calcext:value-type="float">
            <text:p>36</text:p>
          </table:table-cell>
          <table:table-cell office:value-type="float" office:value="388.66" calcext:value-type="float">
            <text:p>388,66</text:p>
          </table:table-cell>
          <table:table-cell office:value-type="float" office:value="98.36" calcext:value-type="float">
            <text:p>98,36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g.55.8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6.08" calcext:value-type="float">
            <text:p>16,08</text:p>
          </table:table-cell>
          <table:table-cell table:number-columns-repeated="2" office:value-type="float" office:value="7.49" calcext:value-type="float">
            <text:p>7,49</text:p>
          </table:table-cell>
          <table:table-cell office:value-type="float" office:value="603" calcext:value-type="float">
            <text:p>603</text:p>
          </table:table-cell>
          <table:table-cell office:value-type="float" office:value="228.22" calcext:value-type="float">
            <text:p>228,22</text:p>
          </table:table-cell>
          <table:table-cell office:value-type="float" office:value="187" calcext:value-type="float">
            <text:p>187</text:p>
          </table:table-cell>
          <table:table-cell office:value-type="float" office:value="426.06" calcext:value-type="float">
            <text:p>426,06</text:p>
          </table:table-cell>
          <table:table-cell office:value-type="float" office:value="77.59" calcext:value-type="float">
            <text:p>77,5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g.55.9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2.36" calcext:value-type="float">
            <text:p>12,36</text:p>
          </table:table-cell>
          <table:table-cell table:number-columns-repeated="2" office:value-type="float" office:value="8.46" calcext:value-type="float">
            <text:p>8,46</text:p>
          </table:table-cell>
          <table:table-cell office:value-type="float" office:value="712" calcext:value-type="float">
            <text:p>712</text:p>
          </table:table-cell>
          <table:table-cell office:value-type="float" office:value="239.7" calcext:value-type="float">
            <text:p>239,7</text:p>
          </table:table-cell>
          <table:table-cell office:value-type="float" office:value="150" calcext:value-type="float">
            <text:p>150</text:p>
          </table:table-cell>
          <table:table-cell office:value-type="float" office:value="521.58" calcext:value-type="float">
            <text:p>521,58</text:p>
          </table:table-cell>
          <table:table-cell office:value-type="float" office:value="90.94" calcext:value-type="float">
            <text:p>90,94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g.55.23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8.4" calcext:value-type="float">
            <text:p>18,4</text:p>
          </table:table-cell>
          <table:table-cell table:number-columns-repeated="2" office:value-type="float" office:value="4.33" calcext:value-type="float">
            <text:p>4,33</text:p>
          </table:table-cell>
          <table:table-cell office:value-type="float" office:value="392" calcext:value-type="float">
            <text:p>392</text:p>
          </table:table-cell>
          <table:table-cell office:value-type="float" office:value="232.48" calcext:value-type="float">
            <text:p>232,48</text:p>
          </table:table-cell>
          <table:table-cell office:value-type="float" office:value="208" calcext:value-type="float">
            <text:p>208</text:p>
          </table:table-cell>
          <table:table-cell office:value-type="float" office:value="489.83" calcext:value-type="float">
            <text:p>489,83</text:p>
          </table:table-cell>
          <table:table-cell office:value-type="float" office:value="68.23" calcext:value-type="float">
            <text:p>68,23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g.55.13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6.61" calcext:value-type="float">
            <text:p>16,61</text:p>
          </table:table-cell>
          <table:table-cell table:number-columns-repeated="2" office:value-type="float" office:value="8.22" calcext:value-type="float">
            <text:p>8,22</text:p>
          </table:table-cell>
          <table:table-cell office:value-type="float" office:value="867" calcext:value-type="float">
            <text:p>867</text:p>
          </table:table-cell>
          <table:table-cell office:value-type="float" office:value="243.99" calcext:value-type="float">
            <text:p>243,99</text:p>
          </table:table-cell>
          <table:table-cell office:value-type="float" office:value="165" calcext:value-type="float">
            <text:p>165</text:p>
          </table:table-cell>
          <table:table-cell office:value-type="float" office:value="470.25" calcext:value-type="float">
            <text:p>470,25</text:p>
          </table:table-cell>
          <table:table-cell office:value-type="float" office:value="64.61" calcext:value-type="float">
            <text:p>64,6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string" calcext:value-type="string">
            <text:p>g.55.24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3.24" calcext:value-type="float">
            <text:p>13,24</text:p>
          </table:table-cell>
          <table:table-cell table:number-columns-repeated="2" office:value-type="float" office:value="4.96" calcext:value-type="float">
            <text:p>4,96</text:p>
          </table:table-cell>
          <table:table-cell office:value-type="float" office:value="1645" calcext:value-type="float">
            <text:p>1645</text:p>
          </table:table-cell>
          <table:table-cell office:value-type="float" office:value="239.24" calcext:value-type="float">
            <text:p>239,24</text:p>
          </table:table-cell>
          <table:table-cell office:value-type="float" office:value="192" calcext:value-type="float">
            <text:p>192</text:p>
          </table:table-cell>
          <table:table-cell office:value-type="float" office:value="529.51" calcext:value-type="float">
            <text:p>529,51</text:p>
          </table:table-cell>
          <table:table-cell office:value-type="float" office:value="56.5" calcext:value-type="float">
            <text:p>56,5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string" calcext:value-type="string">
            <text:p>g.55.6.gml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93" calcext:value-type="float">
            <text:p>2,93</text:p>
          </table:table-cell>
          <table:table-cell office:value-type="float" office:value="8.3" calcext:value-type="float">
            <text:p>8,3</text:p>
          </table:table-cell>
          <table:table-cell office:value-type="float" office:value="2.93" calcext:value-type="float">
            <text:p>2,93</text:p>
          </table:table-cell>
          <table:table-cell office:value-type="float" office:value="1443" calcext:value-type="float">
            <text:p>1443</text:p>
          </table:table-cell>
          <table:table-cell office:value-type="float" office:value="220.14" calcext:value-type="float">
            <text:p>220,14</text:p>
          </table:table-cell>
          <table:table-cell office:value-type="float" office:value="403" calcext:value-type="float">
            <text:p>403</text:p>
          </table:table-cell>
          <table:table-cell office:value-type="float" office:value="486.57" calcext:value-type="float">
            <text:p>486,57</text:p>
          </table:table-cell>
          <table:table-cell office:value-type="float" office:value="48.29" calcext:value-type="float">
            <text:p>48,29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string" calcext:value-type="string">
            <text:p>g.55.30.gml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.87" calcext:value-type="float">
            <text:p>0,87</text:p>
          </table:table-cell>
          <table:table-cell office:value-type="float" office:value="3.21" calcext:value-type="float">
            <text:p>3,21</text:p>
          </table:table-cell>
          <table:table-cell office:value-type="float" office:value="0.87" calcext:value-type="float">
            <text:p>0,87</text:p>
          </table:table-cell>
          <table:table-cell office:value-type="float" office:value="1465" calcext:value-type="float">
            <text:p>1465</text:p>
          </table:table-cell>
          <table:table-cell office:value-type="float" office:value="552.95" calcext:value-type="float">
            <text:p>552,95</text:p>
          </table:table-cell>
          <table:table-cell office:value-type="float" office:value="1046" calcext:value-type="float">
            <text:p>1046</text:p>
          </table:table-cell>
          <table:table-cell office:value-type="float" office:value="6187.88" calcext:value-type="float">
            <text:p>6187,88</text:p>
          </table:table-cell>
          <table:table-cell office:value-type="float" office:value="76.85" calcext:value-type="float">
            <text:p>76,85</text:p>
          </table:table-cell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string" calcext:value-type="string">
            <text:p>g.56.7.gml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6.7" calcext:value-type="float">
            <text:p>6,7</text:p>
          </table:table-cell>
          <table:table-cell office:value-type="float" office:value="46.47" calcext:value-type="float">
            <text:p>46,47</text:p>
          </table:table-cell>
          <table:table-cell office:value-type="float" office:value="6.7" calcext:value-type="float">
            <text:p>6,7</text:p>
          </table:table-cell>
          <table:table-cell office:value-type="float" office:value="2267" calcext:value-type="float">
            <text:p>2267</text:p>
          </table:table-cell>
          <table:table-cell office:value-type="float" office:value="212.6" calcext:value-type="float">
            <text:p>212,6</text:p>
          </table:table-cell>
          <table:table-cell office:value-type="float" office:value="39" calcext:value-type="float">
            <text:p>39</text:p>
          </table:table-cell>
          <table:table-cell office:value-type="float" office:value="379.59" calcext:value-type="float">
            <text:p>379,59</text:p>
          </table:table-cell>
          <table:table-cell office:value-type="float" office:value="93.85" calcext:value-type="float">
            <text:p>93,8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g.56.3.gml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7.25" calcext:value-type="float">
            <text:p>17,25</text:p>
          </table:table-cell>
          <table:table-cell table:number-columns-repeated="2" office:value-type="float" office:value="5.61" calcext:value-type="float">
            <text:p>5,61</text:p>
          </table:table-cell>
          <table:table-cell office:value-type="float" office:value="877" calcext:value-type="float">
            <text:p>877</text:p>
          </table:table-cell>
          <table:table-cell office:value-type="float" office:value="226.98" calcext:value-type="float">
            <text:p>226,98</text:p>
          </table:table-cell>
          <table:table-cell office:value-type="float" office:value="207" calcext:value-type="float">
            <text:p>207</text:p>
          </table:table-cell>
          <table:table-cell office:value-type="float" office:value="411.54" calcext:value-type="float">
            <text:p>411,54</text:p>
          </table:table-cell>
          <table:table-cell office:value-type="float" office:value="91.64" calcext:value-type="float">
            <text:p>91,64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g.56.10.gml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9.33" calcext:value-type="float">
            <text:p>9,33</text:p>
          </table:table-cell>
          <table:table-cell office:value-type="float" office:value="9.65" calcext:value-type="float">
            <text:p>9,65</text:p>
          </table:table-cell>
          <table:table-cell office:value-type="float" office:value="9.33" calcext:value-type="float">
            <text:p>9,33</text:p>
          </table:table-cell>
          <table:table-cell office:value-type="float" office:value="426" calcext:value-type="float">
            <text:p>426</text:p>
          </table:table-cell>
          <table:table-cell office:value-type="float" office:value="238.76" calcext:value-type="float">
            <text:p>238,76</text:p>
          </table:table-cell>
          <table:table-cell office:value-type="float" office:value="79" calcext:value-type="float">
            <text:p>79</text:p>
          </table:table-cell>
          <table:table-cell office:value-type="float" office:value="400.17" calcext:value-type="float">
            <text:p>400,17</text:p>
          </table:table-cell>
          <table:table-cell office:value-type="float" office:value="85.85" calcext:value-type="float">
            <text:p>85,8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g.56.4.gml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5.48" calcext:value-type="float">
            <text:p>5,48</text:p>
          </table:table-cell>
          <table:table-cell table:number-columns-repeated="2" office:value-type="float" office:value="4.01" calcext:value-type="float">
            <text:p>4,01</text:p>
          </table:table-cell>
          <table:table-cell office:value-type="float" office:value="339" calcext:value-type="float">
            <text:p>339</text:p>
          </table:table-cell>
          <table:table-cell office:value-type="float" office:value="209.62" calcext:value-type="float">
            <text:p>209,62</text:p>
          </table:table-cell>
          <table:table-cell office:value-type="float" office:value="166" calcext:value-type="float">
            <text:p>166</text:p>
          </table:table-cell>
          <table:table-cell office:value-type="float" office:value="447.82" calcext:value-type="float">
            <text:p>447,82</text:p>
          </table:table-cell>
          <table:table-cell office:value-type="float" office:value="72.45" calcext:value-type="float">
            <text:p>72,4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g.56.5.gml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6.64" calcext:value-type="float">
            <text:p>6,64</text:p>
          </table:table-cell>
          <table:table-cell office:value-type="float" office:value="12.13" calcext:value-type="float">
            <text:p>12,13</text:p>
          </table:table-cell>
          <table:table-cell office:value-type="float" office:value="6.64" calcext:value-type="float">
            <text:p>6,64</text:p>
          </table:table-cell>
          <table:table-cell office:value-type="float" office:value="538" calcext:value-type="float">
            <text:p>538</text:p>
          </table:table-cell>
          <table:table-cell office:value-type="float" office:value="239.77" calcext:value-type="float">
            <text:p>239,77</text:p>
          </table:table-cell>
          <table:table-cell office:value-type="float" office:value="63" calcext:value-type="float">
            <text:p>63</text:p>
          </table:table-cell>
          <table:table-cell office:value-type="float" office:value="456.41" calcext:value-type="float">
            <text:p>456,41</text:p>
          </table:table-cell>
          <table:table-cell office:value-type="float" office:value="69.32" calcext:value-type="float">
            <text:p>69,32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g.56.2.gml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.58" calcext:value-type="float">
            <text:p>11,58</text:p>
          </table:table-cell>
          <table:table-cell table:number-columns-repeated="2" office:value-type="float" office:value="2.97" calcext:value-type="float">
            <text:p>2,97</text:p>
          </table:table-cell>
          <table:table-cell office:value-type="float" office:value="984" calcext:value-type="float">
            <text:p>984</text:p>
          </table:table-cell>
          <table:table-cell office:value-type="float" office:value="233.65" calcext:value-type="float">
            <text:p>233,65</text:p>
          </table:table-cell>
          <table:table-cell office:value-type="float" office:value="147" calcext:value-type="float">
            <text:p>147</text:p>
          </table:table-cell>
          <table:table-cell office:value-type="float" office:value="513.7" calcext:value-type="float">
            <text:p>513,7</text:p>
          </table:table-cell>
          <table:table-cell office:value-type="float" office:value="46.25" calcext:value-type="float">
            <text:p>46,2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g.57.0.gml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0.2" calcext:value-type="float">
            <text:p>20,2</text:p>
          </table:table-cell>
          <table:table-cell office:value-type="float" office:value="34.37" calcext:value-type="float">
            <text:p>34,37</text:p>
          </table:table-cell>
          <table:table-cell office:value-type="float" office:value="20.2" calcext:value-type="float">
            <text:p>20,2</text:p>
          </table:table-cell>
          <table:table-cell office:value-type="float" office:value="3070" calcext:value-type="float">
            <text:p>3070</text:p>
          </table:table-cell>
          <table:table-cell office:value-type="float" office:value="209.23" calcext:value-type="float">
            <text:p>209,23</text:p>
          </table:table-cell>
          <table:table-cell office:value-type="float" office:value="19" calcext:value-type="float">
            <text:p>19</text:p>
          </table:table-cell>
          <table:table-cell office:value-type="float" office:value="464.22" calcext:value-type="float">
            <text:p>464,22</text:p>
          </table:table-cell>
          <table:table-cell office:value-type="float" office:value="122.79" calcext:value-type="float">
            <text:p>122,79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office:value-type="string" calcext:value-type="string">
            <text:p>g.57.18.gml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.95" calcext:value-type="float">
            <text:p>6,95</text:p>
          </table:table-cell>
          <table:table-cell office:value-type="float" office:value="16.15" calcext:value-type="float">
            <text:p>16,15</text:p>
          </table:table-cell>
          <table:table-cell office:value-type="float" office:value="6.95" calcext:value-type="float">
            <text:p>6,95</text:p>
          </table:table-cell>
          <table:table-cell office:value-type="float" office:value="829" calcext:value-type="float">
            <text:p>829</text:p>
          </table:table-cell>
          <table:table-cell office:value-type="float" office:value="191.48" calcext:value-type="float">
            <text:p>191,48</text:p>
          </table:table-cell>
          <table:table-cell office:value-type="float" office:value="44" calcext:value-type="float">
            <text:p>44</text:p>
          </table:table-cell>
          <table:table-cell office:value-type="float" office:value="320.79" calcext:value-type="float">
            <text:p>320,79</text:p>
          </table:table-cell>
          <table:table-cell office:value-type="float" office:value="77.27" calcext:value-type="float">
            <text:p>77,2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.57.29.gml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9.95" calcext:value-type="float">
            <text:p>9,95</text:p>
          </table:table-cell>
          <table:table-cell office:value-type="float" office:value="11.04" calcext:value-type="float">
            <text:p>11,04</text:p>
          </table:table-cell>
          <table:table-cell office:value-type="float" office:value="9.95" calcext:value-type="float">
            <text:p>9,95</text:p>
          </table:table-cell>
          <table:table-cell office:value-type="float" office:value="1457" calcext:value-type="float">
            <text:p>1457</text:p>
          </table:table-cell>
          <table:table-cell office:value-type="float" office:value="228.44" calcext:value-type="float">
            <text:p>228,44</text:p>
          </table:table-cell>
          <table:table-cell office:value-type="float" office:value="99" calcext:value-type="float">
            <text:p>99</text:p>
          </table:table-cell>
          <table:table-cell office:value-type="float" office:value="425.03" calcext:value-type="float">
            <text:p>425,03</text:p>
          </table:table-cell>
          <table:table-cell office:value-type="float" office:value="78.79" calcext:value-type="float">
            <text:p>78,79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g.57.14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2,8</text:p>
          </table:table-cell>
          <table:table-cell table:number-columns-repeated="2" office:value-type="float" office:value="5.73" calcext:value-type="float">
            <text:p>5,73</text:p>
          </table:table-cell>
          <table:table-cell office:value-type="float" office:value="683" calcext:value-type="float">
            <text:p>683</text:p>
          </table:table-cell>
          <table:table-cell office:value-type="float" office:value="230.18" calcext:value-type="float">
            <text:p>230,18</text:p>
          </table:table-cell>
          <table:table-cell office:value-type="float" office:value="162" calcext:value-type="float">
            <text:p>162</text:p>
          </table:table-cell>
          <table:table-cell office:value-type="float" office:value="470.12" calcext:value-type="float">
            <text:p>470,12</text:p>
          </table:table-cell>
          <table:table-cell office:value-type="float" office:value="76.91" calcext:value-type="float">
            <text:p>76,91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g.57.9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2,8</text:p>
          </table:table-cell>
          <table:table-cell table:number-columns-repeated="2" office:value-type="float" office:value="5.75" calcext:value-type="float">
            <text:p>5,75</text:p>
          </table:table-cell>
          <table:table-cell office:value-type="float" office:value="684" calcext:value-type="float">
            <text:p>684</text:p>
          </table:table-cell>
          <table:table-cell office:value-type="float" office:value="230.24" calcext:value-type="float">
            <text:p>230,24</text:p>
          </table:table-cell>
          <table:table-cell office:value-type="float" office:value="162" calcext:value-type="float">
            <text:p>162</text:p>
          </table:table-cell>
          <table:table-cell office:value-type="float" office:value="470.25" calcext:value-type="float">
            <text:p>470,25</text:p>
          </table:table-cell>
          <table:table-cell office:value-type="float" office:value="76.77" calcext:value-type="float">
            <text:p>76,77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string" calcext:value-type="string">
            <text:p>g.57.22.gml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8.26" calcext:value-type="float">
            <text:p>8,26</text:p>
          </table:table-cell>
          <table:table-cell table:number-columns-repeated="2" office:value-type="float" office:value="5.32" calcext:value-type="float">
            <text:p>5,32</text:p>
          </table:table-cell>
          <table:table-cell office:value-type="float" office:value="194" calcext:value-type="float">
            <text:p>194</text:p>
          </table:table-cell>
          <table:table-cell office:value-type="float" office:value="231.31" calcext:value-type="float">
            <text:p>231,31</text:p>
          </table:table-cell>
          <table:table-cell office:value-type="float" office:value="125" calcext:value-type="float">
            <text:p>125</text:p>
          </table:table-cell>
          <table:table-cell office:value-type="float" office:value="492.69" calcext:value-type="float">
            <text:p>492,69</text:p>
          </table:table-cell>
          <table:table-cell office:value-type="float" office:value="63.37" calcext:value-type="float">
            <text:p>63,3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g.57.28.gml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0.81" calcext:value-type="float">
            <text:p>10,81</text:p>
          </table:table-cell>
          <table:table-cell office:value-type="float" office:value="14.81" calcext:value-type="float">
            <text:p>14,81</text:p>
          </table:table-cell>
          <table:table-cell office:value-type="float" office:value="10.81" calcext:value-type="float">
            <text:p>10,81</text:p>
          </table:table-cell>
          <table:table-cell office:value-type="float" office:value="1143" calcext:value-type="float">
            <text:p>1143</text:p>
          </table:table-cell>
          <table:table-cell office:value-type="float" office:value="224.52" calcext:value-type="float">
            <text:p>224,52</text:p>
          </table:table-cell>
          <table:table-cell office:value-type="float" office:value="96" calcext:value-type="float">
            <text:p>96</text:p>
          </table:table-cell>
          <table:table-cell office:value-type="float" office:value="420.11" calcext:value-type="float">
            <text:p>420,11</text:p>
          </table:table-cell>
          <table:table-cell office:value-type="float" office:value="53.22" calcext:value-type="float">
            <text:p>53,22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string" calcext:value-type="string">
            <text:p>g.57.8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4.99" calcext:value-type="float">
            <text:p>14,99</text:p>
          </table:table-cell>
          <table:table-cell office:value-type="float" office:value="16.74" calcext:value-type="float">
            <text:p>16,74</text:p>
          </table:table-cell>
          <table:table-cell office:value-type="float" office:value="14.99" calcext:value-type="float">
            <text:p>14,99</text:p>
          </table:table-cell>
          <table:table-cell office:value-type="float" office:value="1959" calcext:value-type="float">
            <text:p>1959</text:p>
          </table:table-cell>
          <table:table-cell office:value-type="float" office:value="235.71" calcext:value-type="float">
            <text:p>235,71</text:p>
          </table:table-cell>
          <table:table-cell office:value-type="float" office:value="175" calcext:value-type="float">
            <text:p>175</text:p>
          </table:table-cell>
          <table:table-cell office:value-type="float" office:value="543.81" calcext:value-type="float">
            <text:p>543,81</text:p>
          </table:table-cell>
          <table:table-cell office:value-type="float" office:value="64.22" calcext:value-type="float">
            <text:p>64,22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string" calcext:value-type="string">
            <text:p>g.57.15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,35</text:p>
          </table:table-cell>
          <table:table-cell table:number-columns-repeated="2" office:value-type="float" office:value="6.15" calcext:value-type="float">
            <text:p>6,15</text:p>
          </table:table-cell>
          <table:table-cell office:value-type="float" office:value="752" calcext:value-type="float">
            <text:p>752</text:p>
          </table:table-cell>
          <table:table-cell office:value-type="float" office:value="232.98" calcext:value-type="float">
            <text:p>232,98</text:p>
          </table:table-cell>
          <table:table-cell office:value-type="float" office:value="186" calcext:value-type="float">
            <text:p>186</text:p>
          </table:table-cell>
          <table:table-cell office:value-type="float" office:value="452.63" calcext:value-type="float">
            <text:p>452,63</text:p>
          </table:table-cell>
          <table:table-cell office:value-type="float" office:value="45.69" calcext:value-type="float">
            <text:p>45,69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string" calcext:value-type="string">
            <text:p>g.57.26.gml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float" office:value="0.17" calcext:value-type="float">
            <text:p>0,17</text:p>
          </table:table-cell>
          <table:table-cell office:value-type="float" office:value="1.61" calcext:value-type="float">
            <text:p>1,61</text:p>
          </table:table-cell>
          <table:table-cell office:value-type="float" office:value="0.17" calcext:value-type="float">
            <text:p>0,17</text:p>
          </table:table-cell>
          <table:table-cell office:value-type="float" office:value="448" calcext:value-type="float">
            <text:p>448</text:p>
          </table:table-cell>
          <table:table-cell office:value-type="float" office:value="33971.25" calcext:value-type="float">
            <text:p>33971,25</text:p>
          </table:table-cell>
          <table:table-cell office:value-type="float" office:value="3754" calcext:value-type="float">
            <text:p>3754</text:p>
          </table:table-cell>
          <table:table-cell office:value-type="float" office:value="17752.93" calcext:value-type="float">
            <text:p>17752,93</text:p>
          </table:table-cell>
          <table:table-cell office:value-type="float" office:value="373.15" calcext:value-type="float">
            <text:p>373,15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string" calcext:value-type="string">
            <text:p>g.57.27.gml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,43</text:p>
          </table:table-cell>
          <table:table-cell office:value-type="float" office:value="1.54" calcext:value-type="float">
            <text:p>1,54</text:p>
          </table:table-cell>
          <table:table-cell office:value-type="float" office:value="0.43" calcext:value-type="float">
            <text:p>0,43</text:p>
          </table:table-cell>
          <table:table-cell office:value-type="float" office:value="1469" calcext:value-type="float">
            <text:p>1469</text:p>
          </table:table-cell>
          <table:table-cell office:value-type="float" office:value="5824.15" calcext:value-type="float">
            <text:p>5824,15</text:p>
          </table:table-cell>
          <table:table-cell office:value-type="float" office:value="1960" calcext:value-type="float">
            <text:p>1960</text:p>
          </table:table-cell>
          <table:table-cell office:value-type="float" office:value="8213.01" calcext:value-type="float">
            <text:p>8213,01</text:p>
          </table:table-cell>
          <table:table-cell office:value-type="float" office:value="25.8" calcext:value-type="float">
            <text:p>25,8</text:p>
          </table:table-cell>
          <table:table-cell office:value-type="float" office:value="15934" calcext:value-type="float">
            <text:p>15934</text:p>
          </table:table-cell>
        </table:table-row>
        <table:table-row table:style-name="ro1">
          <table:table-cell office:value-type="string" calcext:value-type="string">
            <text:p>g.57.5.gml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,14</text:p>
          </table:table-cell>
          <table:table-cell office:value-type="float" office:value="1.61" calcext:value-type="float">
            <text:p>1,61</text:p>
          </table:table-cell>
          <table:table-cell office:value-type="float" office:value="0.14" calcext:value-type="float">
            <text:p>0,14</text:p>
          </table:table-cell>
          <table:table-cell office:value-type="float" office:value="1523" calcext:value-type="float">
            <text:p>1523</text:p>
          </table:table-cell>
          <table:table-cell office:value-type="float" office:value="192516.1" calcext:value-type="float">
            <text:p>192516,1</text:p>
          </table:table-cell>
          <table:table-cell office:value-type="float" office:value="1372" calcext:value-type="float">
            <text:p>1372</text:p>
          </table:table-cell>
          <table:table-cell office:value-type="float" office:value="126265.67" calcext:value-type="float">
            <text:p>126265,67</text:p>
          </table:table-cell>
          <table:table-cell office:value-type="float" office:value="49" calcext:value-type="float">
            <text:p>49</text:p>
          </table:table-cell>
          <table:table-cell office:value-type="float" office:value="13511" calcext:value-type="float">
            <text:p>13511</text:p>
          </table:table-cell>
        </table:table-row>
        <table:table-row table:style-name="ro1">
          <table:table-cell office:value-type="string" calcext:value-type="string">
            <text:p>g.58.0.gml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.72" calcext:value-type="float">
            <text:p>8,72</text:p>
          </table:table-cell>
          <table:table-cell office:value-type="float" office:value="10.86" calcext:value-type="float">
            <text:p>10,86</text:p>
          </table:table-cell>
          <table:table-cell office:value-type="float" office:value="8.72" calcext:value-type="float">
            <text:p>8,72</text:p>
          </table:table-cell>
          <table:table-cell office:value-type="float" office:value="1444" calcext:value-type="float">
            <text:p>1444</text:p>
          </table:table-cell>
          <table:table-cell office:value-type="float" office:value="234.07" calcext:value-type="float">
            <text:p>234,07</text:p>
          </table:table-cell>
          <table:table-cell office:value-type="float" office:value="59" calcext:value-type="float">
            <text:p>59</text:p>
          </table:table-cell>
          <table:table-cell office:value-type="float" office:value="447.87" calcext:value-type="float">
            <text:p>447,87</text:p>
          </table:table-cell>
          <table:table-cell office:value-type="float" office:value="97.56" calcext:value-type="float">
            <text:p>97,56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g.58.4.gml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5.32" calcext:value-type="float">
            <text:p>5,32</text:p>
          </table:table-cell>
          <table:table-cell office:value-type="float" office:value="18.08" calcext:value-type="float">
            <text:p>18,08</text:p>
          </table:table-cell>
          <table:table-cell office:value-type="float" office:value="5.32" calcext:value-type="float">
            <text:p>5,32</text:p>
          </table:table-cell>
          <table:table-cell office:value-type="float" office:value="278" calcext:value-type="float">
            <text:p>278</text:p>
          </table:table-cell>
          <table:table-cell office:value-type="float" office:value="203.82" calcext:value-type="float">
            <text:p>203,82</text:p>
          </table:table-cell>
          <table:table-cell office:value-type="float" office:value="66" calcext:value-type="float">
            <text:p>66</text:p>
          </table:table-cell>
          <table:table-cell office:value-type="float" office:value="467.55" calcext:value-type="float">
            <text:p>467,55</text:p>
          </table:table-cell>
          <table:table-cell office:value-type="float" office:value="96.14" calcext:value-type="float">
            <text:p>96,14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g.58.3.gml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3.38" calcext:value-type="float">
            <text:p>13,38</text:p>
          </table:table-cell>
          <table:table-cell table:number-columns-repeated="2" office:value-type="float" office:value="5.35" calcext:value-type="float">
            <text:p>5,35</text:p>
          </table:table-cell>
          <table:table-cell office:value-type="float" office:value="852" calcext:value-type="float">
            <text:p>852</text:p>
          </table:table-cell>
          <table:table-cell office:value-type="float" office:value="227.71" calcext:value-type="float">
            <text:p>227,71</text:p>
          </table:table-cell>
          <table:table-cell office:value-type="float" office:value="162" calcext:value-type="float">
            <text:p>162</text:p>
          </table:table-cell>
          <table:table-cell office:value-type="float" office:value="473.77" calcext:value-type="float">
            <text:p>473,77</text:p>
          </table:table-cell>
          <table:table-cell office:value-type="float" office:value="75.88" calcext:value-type="float">
            <text:p>75,8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g.58.10.gml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4.37" calcext:value-type="float">
            <text:p>4,37</text:p>
          </table:table-cell>
          <table:table-cell office:value-type="float" office:value="577" calcext:value-type="float">
            <text:p>577</text:p>
          </table:table-cell>
          <table:table-cell office:value-type="float" office:value="228.43" calcext:value-type="float">
            <text:p>228,43</text:p>
          </table:table-cell>
          <table:table-cell office:value-type="float" office:value="121" calcext:value-type="float">
            <text:p>121</text:p>
          </table:table-cell>
          <table:table-cell office:value-type="float" office:value="469.68" calcext:value-type="float">
            <text:p>469,68</text:p>
          </table:table-cell>
          <table:table-cell office:value-type="float" office:value="58.42" calcext:value-type="float">
            <text:p>58,42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g.58.9.gml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,5</text:p>
          </table:table-cell>
          <table:table-cell office:value-type="float" office:value="8.67" calcext:value-type="float">
            <text:p>8,67</text:p>
          </table:table-cell>
          <table:table-cell office:value-type="float" office:value="4.5" calcext:value-type="float">
            <text:p>4,5</text:p>
          </table:table-cell>
          <table:table-cell office:value-type="float" office:value="671" calcext:value-type="float">
            <text:p>671</text:p>
          </table:table-cell>
          <table:table-cell office:value-type="float" office:value="229.58" calcext:value-type="float">
            <text:p>229,58</text:p>
          </table:table-cell>
          <table:table-cell office:value-type="float" office:value="247" calcext:value-type="float">
            <text:p>247</text:p>
          </table:table-cell>
          <table:table-cell office:value-type="float" office:value="490.37" calcext:value-type="float">
            <text:p>490,37</text:p>
          </table:table-cell>
          <table:table-cell office:value-type="float" office:value="34.15" calcext:value-type="float">
            <text:p>34,15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g.59.14.gml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2.77" calcext:value-type="float">
            <text:p>12,77</text:p>
          </table:table-cell>
          <table:table-cell office:value-type="float" office:value="16.8" calcext:value-type="float">
            <text:p>16,8</text:p>
          </table:table-cell>
          <table:table-cell office:value-type="float" office:value="12.77" calcext:value-type="float">
            <text:p>12,77</text:p>
          </table:table-cell>
          <table:table-cell office:value-type="float" office:value="1146" calcext:value-type="float">
            <text:p>1146</text:p>
          </table:table-cell>
          <table:table-cell office:value-type="float" office:value="191.2" calcext:value-type="float">
            <text:p>191,2</text:p>
          </table:table-cell>
          <table:table-cell office:value-type="float" office:value="41" calcext:value-type="float">
            <text:p>41</text:p>
          </table:table-cell>
          <table:table-cell office:value-type="float" office:value="355.33" calcext:value-type="float">
            <text:p>355,33</text:p>
          </table:table-cell>
          <table:table-cell office:value-type="float" office:value="113.82" calcext:value-type="float">
            <text:p>113,82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g.59.0.gml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15.34" calcext:value-type="float">
            <text:p>15,34</text:p>
          </table:table-cell>
          <table:table-cell office:value-type="float" office:value="823" calcext:value-type="float">
            <text:p>823</text:p>
          </table:table-cell>
          <table:table-cell office:value-type="float" office:value="219.18" calcext:value-type="float">
            <text:p>219,18</text:p>
          </table:table-cell>
          <table:table-cell office:value-type="float" office:value="45" calcext:value-type="float">
            <text:p>45</text:p>
          </table:table-cell>
          <table:table-cell office:value-type="float" office:value="394.85" calcext:value-type="float">
            <text:p>394,85</text:p>
          </table:table-cell>
          <table:table-cell office:value-type="float" office:value="114.06" calcext:value-type="float">
            <text:p>114,0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g.59.12.gml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6.69" calcext:value-type="float">
            <text:p>16,69</text:p>
          </table:table-cell>
          <table:table-cell table:number-columns-repeated="2" office:value-type="float" office:value="6.57" calcext:value-type="float">
            <text:p>6,57</text:p>
          </table:table-cell>
          <table:table-cell office:value-type="float" office:value="739" calcext:value-type="float">
            <text:p>739</text:p>
          </table:table-cell>
          <table:table-cell office:value-type="float" office:value="227.87" calcext:value-type="float">
            <text:p>227,87</text:p>
          </table:table-cell>
          <table:table-cell office:value-type="float" office:value="205" calcext:value-type="float">
            <text:p>205</text:p>
          </table:table-cell>
          <table:table-cell office:value-type="float" office:value="433.71" calcext:value-type="float">
            <text:p>433,71</text:p>
          </table:table-cell>
          <table:table-cell office:value-type="float" office:value="78.62" calcext:value-type="float">
            <text:p>78,62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g.59.9.gml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6.92" calcext:value-type="float">
            <text:p>16,92</text:p>
          </table:table-cell>
          <table:table-cell table:number-columns-repeated="2" office:value-type="float" office:value="9.14" calcext:value-type="float">
            <text:p>9,14</text:p>
          </table:table-cell>
          <table:table-cell office:value-type="float" office:value="570" calcext:value-type="float">
            <text:p>570</text:p>
          </table:table-cell>
          <table:table-cell office:value-type="float" office:value="230.04" calcext:value-type="float">
            <text:p>230,04</text:p>
          </table:table-cell>
          <table:table-cell office:value-type="float" office:value="211" calcext:value-type="float">
            <text:p>211</text:p>
          </table:table-cell>
          <table:table-cell office:value-type="float" office:value="431.84" calcext:value-type="float">
            <text:p>431,84</text:p>
          </table:table-cell>
          <table:table-cell office:value-type="float" office:value="77.49" calcext:value-type="float">
            <text:p>77,4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g.59.2.gml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.61" calcext:value-type="float">
            <text:p>1,61</text:p>
          </table:table-cell>
          <table:table-cell office:value-type="float" office:value="14.1" calcext:value-type="float">
            <text:p>14,1</text:p>
          </table:table-cell>
          <table:table-cell office:value-type="float" office:value="1.61" calcext:value-type="float">
            <text:p>1,61</text:p>
          </table:table-cell>
          <table:table-cell office:value-type="float" office:value="428" calcext:value-type="float">
            <text:p>428</text:p>
          </table:table-cell>
          <table:table-cell office:value-type="float" office:value="198.06" calcext:value-type="float">
            <text:p>198,06</text:p>
          </table:table-cell>
          <table:table-cell office:value-type="float" office:value="512" calcext:value-type="float">
            <text:p>512</text:p>
          </table:table-cell>
          <table:table-cell office:value-type="float" office:value="463.2" calcext:value-type="float">
            <text:p>463,2</text:p>
          </table:table-cell>
          <table:table-cell office:value-type="float" office:value="36.04" calcext:value-type="float">
            <text:p>36,0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g.60.9.gml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0.26" calcext:value-type="float">
            <text:p>10,26</text:p>
          </table:table-cell>
          <table:table-cell office:value-type="float" office:value="257" calcext:value-type="float">
            <text:p>257</text:p>
          </table:table-cell>
          <table:table-cell office:value-type="float" office:value="234.21" calcext:value-type="float">
            <text:p>234,21</text:p>
          </table:table-cell>
          <table:table-cell office:value-type="float" office:value="236" calcext:value-type="float">
            <text:p>236</text:p>
          </table:table-cell>
          <table:table-cell office:value-type="float" office:value="406.15" calcext:value-type="float">
            <text:p>406,15</text:p>
          </table:table-cell>
          <table:table-cell office:value-type="float" office:value="67.98" calcext:value-type="float">
            <text:p>67,9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g.60.16.gml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.29" calcext:value-type="float">
            <text:p>15,29</text:p>
          </table:table-cell>
          <table:table-cell table:number-columns-repeated="2" office:value-type="float" office:value="10.28" calcext:value-type="float">
            <text:p>10,28</text:p>
          </table:table-cell>
          <table:table-cell office:value-type="float" office:value="259" calcext:value-type="float">
            <text:p>259</text:p>
          </table:table-cell>
          <table:table-cell office:value-type="float" office:value="234.2" calcext:value-type="float">
            <text:p>234,2</text:p>
          </table:table-cell>
          <table:table-cell office:value-type="float" office:value="236" calcext:value-type="float">
            <text:p>236</text:p>
          </table:table-cell>
          <table:table-cell office:value-type="float" office:value="406.24" calcext:value-type="float">
            <text:p>406,24</text:p>
          </table:table-cell>
          <table:table-cell office:value-type="float" office:value="67.84" calcext:value-type="float">
            <text:p>67,8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g.60.1.gml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9.24" calcext:value-type="float">
            <text:p>19,24</text:p>
          </table:table-cell>
          <table:table-cell table:number-columns-repeated="2" office:value-type="float" office:value="10.01" calcext:value-type="float">
            <text:p>10,01</text:p>
          </table:table-cell>
          <table:table-cell office:value-type="float" office:value="1113" calcext:value-type="float">
            <text:p>1113</text:p>
          </table:table-cell>
          <table:table-cell office:value-type="float" office:value="224.25" calcext:value-type="float">
            <text:p>224,25</text:p>
          </table:table-cell>
          <table:table-cell office:value-type="float" office:value="204" calcext:value-type="float">
            <text:p>204</text:p>
          </table:table-cell>
          <table:table-cell office:value-type="float" office:value="429.77" calcext:value-type="float">
            <text:p>429,77</text:p>
          </table:table-cell>
          <table:table-cell office:value-type="float" office:value="66.15" calcext:value-type="float">
            <text:p>66,15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g.60.0.gml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.46" calcext:value-type="float">
            <text:p>4,46</text:p>
          </table:table-cell>
          <table:table-cell office:value-type="float" office:value="8.05" calcext:value-type="float">
            <text:p>8,05</text:p>
          </table:table-cell>
          <table:table-cell office:value-type="float" office:value="4.46" calcext:value-type="float">
            <text:p>4,46</text:p>
          </table:table-cell>
          <table:table-cell office:value-type="float" office:value="1280" calcext:value-type="float">
            <text:p>1280</text:p>
          </table:table-cell>
          <table:table-cell office:value-type="float" office:value="198.24" calcext:value-type="float">
            <text:p>198,24</text:p>
          </table:table-cell>
          <table:table-cell office:value-type="float" office:value="115" calcext:value-type="float">
            <text:p>115</text:p>
          </table:table-cell>
          <table:table-cell office:value-type="float" office:value="431.85" calcext:value-type="float">
            <text:p>431,85</text:p>
          </table:table-cell>
          <table:table-cell office:value-type="float" office:value="57.44" calcext:value-type="float">
            <text:p>57,44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string" calcext:value-type="string">
            <text:p>g.61.54.gml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5.44" calcext:value-type="float">
            <text:p>15,44</text:p>
          </table:table-cell>
          <table:table-cell office:value-type="float" office:value="21.16" calcext:value-type="float">
            <text:p>21,16</text:p>
          </table:table-cell>
          <table:table-cell office:value-type="float" office:value="15.44" calcext:value-type="float">
            <text:p>15,44</text:p>
          </table:table-cell>
          <table:table-cell office:value-type="float" office:value="5898" calcext:value-type="float">
            <text:p>5898</text:p>
          </table:table-cell>
          <table:table-cell office:value-type="float" office:value="193.44" calcext:value-type="float">
            <text:p>193,44</text:p>
          </table:table-cell>
          <table:table-cell office:value-type="float" office:value="19" calcext:value-type="float">
            <text:p>19</text:p>
          </table:table-cell>
          <table:table-cell office:value-type="float" office:value="331.29" calcext:value-type="float">
            <text:p>331,29</text:p>
          </table:table-cell>
          <table:table-cell office:value-type="float" office:value="83.34" calcext:value-type="float">
            <text:p>83,34</text:p>
          </table:table-cell>
          <table:table-cell office:value-type="float" office:value="14251" calcext:value-type="float">
            <text:p>14251</text:p>
          </table:table-cell>
        </table:table-row>
        <table:table-row table:style-name="ro1">
          <table:table-cell office:value-type="string" calcext:value-type="string">
            <text:p>g.61.55.gml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6.29" calcext:value-type="float">
            <text:p>16,29</text:p>
          </table:table-cell>
          <table:table-cell office:value-type="float" office:value="24.78" calcext:value-type="float">
            <text:p>24,78</text:p>
          </table:table-cell>
          <table:table-cell office:value-type="float" office:value="16.29" calcext:value-type="float">
            <text:p>16,29</text:p>
          </table:table-cell>
          <table:table-cell office:value-type="float" office:value="2537" calcext:value-type="float">
            <text:p>2537</text:p>
          </table:table-cell>
          <table:table-cell office:value-type="float" office:value="196.79" calcext:value-type="float">
            <text:p>196,79</text:p>
          </table:table-cell>
          <table:table-cell office:value-type="float" office:value="15" calcext:value-type="float">
            <text:p>15</text:p>
          </table:table-cell>
          <table:table-cell office:value-type="float" office:value="340.42" calcext:value-type="float">
            <text:p>340,42</text:p>
          </table:table-cell>
          <table:table-cell office:value-type="float" office:value="84.33" calcext:value-type="float">
            <text:p>84,33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string" calcext:value-type="string">
            <text:p>g.61.11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9.44" calcext:value-type="float">
            <text:p>19,44</text:p>
          </table:table-cell>
          <table:table-cell table:number-columns-repeated="2" office:value-type="float" office:value="6.03" calcext:value-type="float">
            <text:p>6,03</text:p>
          </table:table-cell>
          <table:table-cell office:value-type="float" office:value="526" calcext:value-type="float">
            <text:p>526</text:p>
          </table:table-cell>
          <table:table-cell office:value-type="float" office:value="224.35" calcext:value-type="float">
            <text:p>224,35</text:p>
          </table:table-cell>
          <table:table-cell office:value-type="float" office:value="164" calcext:value-type="float">
            <text:p>164</text:p>
          </table:table-cell>
          <table:table-cell office:value-type="float" office:value="456.78" calcext:value-type="float">
            <text:p>456,78</text:p>
          </table:table-cell>
          <table:table-cell office:value-type="float" office:value="79.5" calcext:value-type="float">
            <text:p>79,5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g.61.7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9.95" calcext:value-type="float">
            <text:p>9,95</text:p>
          </table:table-cell>
          <table:table-cell table:number-columns-repeated="2" office:value-type="float" office:value="7.44" calcext:value-type="float">
            <text:p>7,44</text:p>
          </table:table-cell>
          <table:table-cell office:value-type="float" office:value="535" calcext:value-type="float">
            <text:p>535</text:p>
          </table:table-cell>
          <table:table-cell office:value-type="float" office:value="241.98" calcext:value-type="float">
            <text:p>241,98</text:p>
          </table:table-cell>
          <table:table-cell office:value-type="float" office:value="194" calcext:value-type="float">
            <text:p>194</text:p>
          </table:table-cell>
          <table:table-cell office:value-type="float" office:value="484" calcext:value-type="float">
            <text:p>484</text:p>
          </table:table-cell>
          <table:table-cell office:value-type="float" office:value="72.12" calcext:value-type="float">
            <text:p>72,12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g.61.31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6.33" calcext:value-type="float">
            <text:p>16,33</text:p>
          </table:table-cell>
          <table:table-cell table:number-columns-repeated="2" office:value-type="float" office:value="1.78" calcext:value-type="float">
            <text:p>1,78</text:p>
          </table:table-cell>
          <table:table-cell office:value-type="float" office:value="859" calcext:value-type="float">
            <text:p>859</text:p>
          </table:table-cell>
          <table:table-cell office:value-type="float" office:value="241.13" calcext:value-type="float">
            <text:p>241,13</text:p>
          </table:table-cell>
          <table:table-cell office:value-type="float" office:value="207" calcext:value-type="float">
            <text:p>207</text:p>
          </table:table-cell>
          <table:table-cell office:value-type="float" office:value="535.05" calcext:value-type="float">
            <text:p>535,05</text:p>
          </table:table-cell>
          <table:table-cell office:value-type="float" office:value="78.9" calcext:value-type="float">
            <text:p>78,9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g.61.8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9.19" calcext:value-type="float">
            <text:p>19,19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055" calcext:value-type="float">
            <text:p>1055</text:p>
          </table:table-cell>
          <table:table-cell office:value-type="float" office:value="227.34" calcext:value-type="float">
            <text:p>227,34</text:p>
          </table:table-cell>
          <table:table-cell office:value-type="float" office:value="171" calcext:value-type="float">
            <text:p>171</text:p>
          </table:table-cell>
          <table:table-cell office:value-type="float" office:value="534.2" calcext:value-type="float">
            <text:p>534,2</text:p>
          </table:table-cell>
          <table:table-cell office:value-type="float" office:value="75.21" calcext:value-type="float">
            <text:p>75,21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g.61.4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7.61" calcext:value-type="float">
            <text:p>17,61</text:p>
          </table:table-cell>
          <table:table-cell table:number-columns-repeated="2" office:value-type="float" office:value="3.78" calcext:value-type="float">
            <text:p>3,78</text:p>
          </table:table-cell>
          <table:table-cell office:value-type="float" office:value="396" calcext:value-type="float">
            <text:p>396</text:p>
          </table:table-cell>
          <table:table-cell office:value-type="float" office:value="231.52" calcext:value-type="float">
            <text:p>231,52</text:p>
          </table:table-cell>
          <table:table-cell office:value-type="float" office:value="219" calcext:value-type="float">
            <text:p>219</text:p>
          </table:table-cell>
          <table:table-cell office:value-type="float" office:value="499.39" calcext:value-type="float">
            <text:p>499,39</text:p>
          </table:table-cell>
          <table:table-cell office:value-type="float" office:value="63.52" calcext:value-type="float">
            <text:p>63,5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g.61.3.gml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14" calcext:value-type="float">
            <text:p>12,14</text:p>
          </table:table-cell>
          <table:table-cell office:value-type="float" office:value="5" calcext:value-type="float">
            <text:p>5</text:p>
          </table:table-cell>
          <table:table-cell office:value-type="float" office:value="801" calcext:value-type="float">
            <text:p>801</text:p>
          </table:table-cell>
          <table:table-cell office:value-type="float" office:value="218.85" calcext:value-type="float">
            <text:p>218,85</text:p>
          </table:table-cell>
          <table:table-cell office:value-type="float" office:value="82" calcext:value-type="float">
            <text:p>82</text:p>
          </table:table-cell>
          <table:table-cell office:value-type="float" office:value="498.51" calcext:value-type="float">
            <text:p>498,51</text:p>
          </table:table-cell>
          <table:table-cell office:value-type="float" office:value="62.23" calcext:value-type="float">
            <text:p>62,23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g.61.15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3.83" calcext:value-type="float">
            <text:p>13,83</text:p>
          </table:table-cell>
          <table:table-cell table:number-columns-repeated="2" office:value-type="float" office:value="7.11" calcext:value-type="float">
            <text:p>7,11</text:p>
          </table:table-cell>
          <table:table-cell office:value-type="float" office:value="1039" calcext:value-type="float">
            <text:p>1039</text:p>
          </table:table-cell>
          <table:table-cell office:value-type="float" office:value="223.18" calcext:value-type="float">
            <text:p>223,18</text:p>
          </table:table-cell>
          <table:table-cell office:value-type="float" office:value="234" calcext:value-type="float">
            <text:p>234</text:p>
          </table:table-cell>
          <table:table-cell office:value-type="float" office:value="525.32" calcext:value-type="float">
            <text:p>525,32</text:p>
          </table:table-cell>
          <table:table-cell office:value-type="float" office:value="64.85" calcext:value-type="float">
            <text:p>64,85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g.61.25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9.77" calcext:value-type="float">
            <text:p>9,77</text:p>
          </table:table-cell>
          <table:table-cell office:value-type="float" office:value="12.08" calcext:value-type="float">
            <text:p>12,08</text:p>
          </table:table-cell>
          <table:table-cell office:value-type="float" office:value="9.77" calcext:value-type="float">
            <text:p>9,77</text:p>
          </table:table-cell>
          <table:table-cell office:value-type="float" office:value="1451" calcext:value-type="float">
            <text:p>1451</text:p>
          </table:table-cell>
          <table:table-cell office:value-type="float" office:value="234.08" calcext:value-type="float">
            <text:p>234,08</text:p>
          </table:table-cell>
          <table:table-cell office:value-type="float" office:value="240" calcext:value-type="float">
            <text:p>240</text:p>
          </table:table-cell>
          <table:table-cell office:value-type="float" office:value="508.31" calcext:value-type="float">
            <text:p>508,31</text:p>
          </table:table-cell>
          <table:table-cell office:value-type="float" office:value="62.07" calcext:value-type="float">
            <text:p>62,07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g.61.9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4.71" calcext:value-type="float">
            <text:p>14,71</text:p>
          </table:table-cell>
          <table:table-cell table:number-columns-repeated="2" office:value-type="float" office:value="10.93" calcext:value-type="float">
            <text:p>10,93</text:p>
          </table:table-cell>
          <table:table-cell office:value-type="float" office:value="1791" calcext:value-type="float">
            <text:p>1791</text:p>
          </table:table-cell>
          <table:table-cell office:value-type="float" office:value="228.56" calcext:value-type="float">
            <text:p>228,56</text:p>
          </table:table-cell>
          <table:table-cell office:value-type="float" office:value="232" calcext:value-type="float">
            <text:p>232</text:p>
          </table:table-cell>
          <table:table-cell office:value-type="float" office:value="516.68" calcext:value-type="float">
            <text:p>516,68</text:p>
          </table:table-cell>
          <table:table-cell office:value-type="float" office:value="54.61" calcext:value-type="float">
            <text:p>54,61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string" calcext:value-type="string">
            <text:p>g.61.32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8.98" calcext:value-type="float">
            <text:p>8,98</text:p>
          </table:table-cell>
          <table:table-cell table:number-columns-repeated="2" office:value-type="float" office:value="3.35" calcext:value-type="float">
            <text:p>3,35</text:p>
          </table:table-cell>
          <table:table-cell office:value-type="float" office:value="1089" calcext:value-type="float">
            <text:p>1089</text:p>
          </table:table-cell>
          <table:table-cell office:value-type="float" office:value="244.44" calcext:value-type="float">
            <text:p>244,44</text:p>
          </table:table-cell>
          <table:table-cell office:value-type="float" office:value="211" calcext:value-type="float">
            <text:p>211</text:p>
          </table:table-cell>
          <table:table-cell office:value-type="float" office:value="490.81" calcext:value-type="float">
            <text:p>490,81</text:p>
          </table:table-cell>
          <table:table-cell office:value-type="float" office:value="44.1" calcext:value-type="float">
            <text:p>44,1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string" calcext:value-type="string">
            <text:p>g.61.2.gml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4.69" calcext:value-type="float">
            <text:p>14,69</text:p>
          </table:table-cell>
          <table:table-cell office:value-type="float" office:value="11.99" calcext:value-type="float">
            <text:p>11,99</text:p>
          </table:table-cell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5779.02" calcext:value-type="float">
            <text:p>5779,02</text:p>
          </table:table-cell>
          <table:table-cell office:value-type="float" office:value="277" calcext:value-type="float">
            <text:p>277</text:p>
          </table:table-cell>
          <table:table-cell office:value-type="float" office:value="6959.21" calcext:value-type="float">
            <text:p>6959,21</text:p>
          </table:table-cell>
          <table:table-cell office:value-type="float" office:value="135.94" calcext:value-type="float">
            <text:p>135,9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g.62.2.gml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7.52" calcext:value-type="float">
            <text:p>17,52</text:p>
          </table:table-cell>
          <table:table-cell table:number-columns-repeated="2" office:value-type="float" office:value="1.55" calcext:value-type="float">
            <text:p>1,55</text:p>
          </table:table-cell>
          <table:table-cell office:value-type="float" office:value="119" calcext:value-type="float">
            <text:p>119</text:p>
          </table:table-cell>
          <table:table-cell office:value-type="float" office:value="230.48" calcext:value-type="float">
            <text:p>230,48</text:p>
          </table:table-cell>
          <table:table-cell office:value-type="float" office:value="157" calcext:value-type="float">
            <text:p>157</text:p>
          </table:table-cell>
          <table:table-cell office:value-type="float" office:value="403" calcext:value-type="float">
            <text:p>403</text:p>
          </table:table-cell>
          <table:table-cell office:value-type="float" office:value="87.11" calcext:value-type="float">
            <text:p>87,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g.62.3.gml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2.97" calcext:value-type="float">
            <text:p>12,97</text:p>
          </table:table-cell>
          <table:table-cell table:number-columns-repeated="2" office:value-type="float" office:value="3.99" calcext:value-type="float">
            <text:p>3,99</text:p>
          </table:table-cell>
          <table:table-cell office:value-type="float" office:value="230" calcext:value-type="float">
            <text:p>230</text:p>
          </table:table-cell>
          <table:table-cell office:value-type="float" office:value="229.51" calcext:value-type="float">
            <text:p>229,51</text:p>
          </table:table-cell>
          <table:table-cell office:value-type="float" office:value="210" calcext:value-type="float">
            <text:p>210</text:p>
          </table:table-cell>
          <table:table-cell office:value-type="float" office:value="458.04" calcext:value-type="float">
            <text:p>458,04</text:p>
          </table:table-cell>
          <table:table-cell office:value-type="float" office:value="80.6" calcext:value-type="float">
            <text:p>80,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g.62.4.gml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6.73" calcext:value-type="float">
            <text:p>16,73</text:p>
          </table:table-cell>
          <table:table-cell table:number-columns-repeated="2" office:value-type="float" office:value="5.48" calcext:value-type="float">
            <text:p>5,48</text:p>
          </table:table-cell>
          <table:table-cell office:value-type="float" office:value="418" calcext:value-type="float">
            <text:p>418</text:p>
          </table:table-cell>
          <table:table-cell office:value-type="float" office:value="241.06" calcext:value-type="float">
            <text:p>241,06</text:p>
          </table:table-cell>
          <table:table-cell office:value-type="float" office:value="207" calcext:value-type="float">
            <text:p>207</text:p>
          </table:table-cell>
          <table:table-cell office:value-type="float" office:value="479.32" calcext:value-type="float">
            <text:p>479,32</text:p>
          </table:table-cell>
          <table:table-cell office:value-type="float" office:value="75.73" calcext:value-type="float">
            <text:p>75,7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g.62.0.gml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0.95" calcext:value-type="float">
            <text:p>0,95</text:p>
          </table:table-cell>
          <table:table-cell office:value-type="float" office:value="11.99" calcext:value-type="float">
            <text:p>11,99</text:p>
          </table:table-cell>
          <table:table-cell office:value-type="float" office:value="0.95" calcext:value-type="float">
            <text:p>0,95</text:p>
          </table:table-cell>
          <table:table-cell office:value-type="float" office:value="866" calcext:value-type="float">
            <text:p>866</text:p>
          </table:table-cell>
          <table:table-cell office:value-type="float" office:value="5779.02" calcext:value-type="float">
            <text:p>5779,02</text:p>
          </table:table-cell>
          <table:table-cell office:value-type="float" office:value="277" calcext:value-type="float">
            <text:p>277</text:p>
          </table:table-cell>
          <table:table-cell office:value-type="float" office:value="6959.21" calcext:value-type="float">
            <text:p>6959,21</text:p>
          </table:table-cell>
          <table:table-cell office:value-type="float" office:value="46.64" calcext:value-type="float">
            <text:p>46,64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g.63.0.gml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8.4" calcext:value-type="float">
            <text:p>18,4</text:p>
          </table:table-cell>
          <table:table-cell office:value-type="float" office:value="25.92" calcext:value-type="float">
            <text:p>25,92</text:p>
          </table:table-cell>
          <table:table-cell office:value-type="float" office:value="18.4" calcext:value-type="float">
            <text:p>18,4</text:p>
          </table:table-cell>
          <table:table-cell office:value-type="float" office:value="2952" calcext:value-type="float">
            <text:p>2952</text:p>
          </table:table-cell>
          <table:table-cell office:value-type="float" office:value="212.09" calcext:value-type="float">
            <text:p>212,09</text:p>
          </table:table-cell>
          <table:table-cell office:value-type="float" office:value="20" calcext:value-type="float">
            <text:p>20</text:p>
          </table:table-cell>
          <table:table-cell office:value-type="float" office:value="419.75" calcext:value-type="float">
            <text:p>419,75</text:p>
          </table:table-cell>
          <table:table-cell office:value-type="float" office:value="135.94" calcext:value-type="float">
            <text:p>135,94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>
            <text:p>g.63.9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4.69" calcext:value-type="float">
            <text:p>14,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31" calcext:value-type="float">
            <text:p>631</text:p>
          </table:table-cell>
          <table:table-cell office:value-type="float" office:value="232.46" calcext:value-type="float">
            <text:p>232,46</text:p>
          </table:table-cell>
          <table:table-cell office:value-type="float" office:value="239" calcext:value-type="float">
            <text:p>239</text:p>
          </table:table-cell>
          <table:table-cell office:value-type="float" office:value="546.1" calcext:value-type="float">
            <text:p>546,1</text:p>
          </table:table-cell>
          <table:table-cell office:value-type="float" office:value="89.15" calcext:value-type="float">
            <text:p>89,15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g.63.18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4.59" calcext:value-type="float">
            <text:p>14,59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946" calcext:value-type="float">
            <text:p>946</text:p>
          </table:table-cell>
          <table:table-cell office:value-type="float" office:value="231.83" calcext:value-type="float">
            <text:p>231,83</text:p>
          </table:table-cell>
          <table:table-cell office:value-type="float" office:value="239" calcext:value-type="float">
            <text:p>239</text:p>
          </table:table-cell>
          <table:table-cell office:value-type="float" office:value="546.2" calcext:value-type="float">
            <text:p>546,2</text:p>
          </table:table-cell>
          <table:table-cell office:value-type="float" office:value="86.45" calcext:value-type="float">
            <text:p>86,45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g.63.1.gml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6.75" calcext:value-type="float">
            <text:p>16,75</text:p>
          </table:table-cell>
          <table:table-cell office:value-type="float" office:value="32.55" calcext:value-type="float">
            <text:p>32,55</text:p>
          </table:table-cell>
          <table:table-cell office:value-type="float" office:value="16.75" calcext:value-type="float">
            <text:p>16,75</text:p>
          </table:table-cell>
          <table:table-cell office:value-type="float" office:value="749" calcext:value-type="float">
            <text:p>749</text:p>
          </table:table-cell>
          <table:table-cell office:value-type="float" office:value="214.97" calcext:value-type="float">
            <text:p>214,97</text:p>
          </table:table-cell>
          <table:table-cell office:value-type="float" office:value="18" calcext:value-type="float">
            <text:p>18</text:p>
          </table:table-cell>
          <table:table-cell office:value-type="float" office:value="327.31" calcext:value-type="float">
            <text:p>327,31</text:p>
          </table:table-cell>
          <table:table-cell office:value-type="float" office:value="48.45" calcext:value-type="float">
            <text:p>48,45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g.63.8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float" office:value="411" calcext:value-type="float">
            <text:p>411</text:p>
          </table:table-cell>
          <table:table-cell office:value-type="float" office:value="233.85" calcext:value-type="float">
            <text:p>233,85</text:p>
          </table:table-cell>
          <table:table-cell office:value-type="float" office:value="235" calcext:value-type="float">
            <text:p>235</text:p>
          </table:table-cell>
          <table:table-cell office:value-type="float" office:value="554.87" calcext:value-type="float">
            <text:p>554,87</text:p>
          </table:table-cell>
          <table:table-cell office:value-type="float" office:value="35.61" calcext:value-type="float">
            <text:p>35,6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g.64.18.gml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27.76" calcext:value-type="float">
            <text:p>27,76</text:p>
          </table:table-cell>
          <table:table-cell table:number-columns-repeated="2" office:value-type="float" office:value="1.72" calcext:value-type="float">
            <text:p>1,72</text:p>
          </table:table-cell>
          <table:table-cell office:value-type="float" office:value="151" calcext:value-type="float">
            <text:p>151</text:p>
          </table:table-cell>
          <table:table-cell office:value-type="float" office:value="183.15" calcext:value-type="float">
            <text:p>183,15</text:p>
          </table:table-cell>
          <table:table-cell office:value-type="float" office:value="1044" calcext:value-type="float">
            <text:p>1044</text:p>
          </table:table-cell>
          <table:table-cell office:value-type="float" office:value="200.58" calcext:value-type="float">
            <text:p>200,58</text:p>
          </table:table-cell>
          <table:table-cell office:value-type="float" office:value="163.73" calcext:value-type="float">
            <text:p>163,73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g.64.17.gml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1.61" calcext:value-type="float">
            <text:p>11,61</text:p>
          </table:table-cell>
          <table:table-cell office:value-type="float" office:value="23.19" calcext:value-type="float">
            <text:p>23,19</text:p>
          </table:table-cell>
          <table:table-cell office:value-type="float" office:value="11.61" calcext:value-type="float">
            <text:p>11,61</text:p>
          </table:table-cell>
          <table:table-cell office:value-type="float" office:value="1589" calcext:value-type="float">
            <text:p>1589</text:p>
          </table:table-cell>
          <table:table-cell office:value-type="float" office:value="201.99" calcext:value-type="float">
            <text:p>201,99</text:p>
          </table:table-cell>
          <table:table-cell office:value-type="float" office:value="40" calcext:value-type="float">
            <text:p>40</text:p>
          </table:table-cell>
          <table:table-cell office:value-type="float" office:value="563.88" calcext:value-type="float">
            <text:p>563,88</text:p>
          </table:table-cell>
          <table:table-cell office:value-type="float" office:value="108.1" calcext:value-type="float">
            <text:p>108,1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string" calcext:value-type="string">
            <text:p>g.64.8.gml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8.34" calcext:value-type="float">
            <text:p>18,34</text:p>
          </table:table-cell>
          <table:table-cell table:number-columns-repeated="2" office:value-type="float" office:value="5.82" calcext:value-type="float">
            <text:p>5,82</text:p>
          </table:table-cell>
          <table:table-cell office:value-type="float" office:value="909" calcext:value-type="float">
            <text:p>909</text:p>
          </table:table-cell>
          <table:table-cell office:value-type="float" office:value="227.99" calcext:value-type="float">
            <text:p>227,99</text:p>
          </table:table-cell>
          <table:table-cell office:value-type="float" office:value="224" calcext:value-type="float">
            <text:p>224</text:p>
          </table:table-cell>
          <table:table-cell office:value-type="float" office:value="495.24" calcext:value-type="float">
            <text:p>495,24</text:p>
          </table:table-cell>
          <table:table-cell office:value-type="float" office:value="60.69" calcext:value-type="float">
            <text:p>60,69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g.64.7.gml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,67</text:p>
          </table:table-cell>
          <table:table-cell office:value-type="float" office:value="3.85" calcext:value-type="float">
            <text:p>3,85</text:p>
          </table:table-cell>
          <table:table-cell office:value-type="float" office:value="0.67" calcext:value-type="float">
            <text:p>0,67</text:p>
          </table:table-cell>
          <table:table-cell office:value-type="float" office:value="3181" calcext:value-type="float">
            <text:p>3181</text:p>
          </table:table-cell>
          <table:table-cell office:value-type="float" office:value="3548.88" calcext:value-type="float">
            <text:p>3548,88</text:p>
          </table:table-cell>
          <table:table-cell office:value-type="float" office:value="687" calcext:value-type="float">
            <text:p>687</text:p>
          </table:table-cell>
          <table:table-cell office:value-type="float" office:value="2828.97" calcext:value-type="float">
            <text:p>2828,97</text:p>
          </table:table-cell>
          <table:table-cell office:value-type="float" office:value="64.46" calcext:value-type="float">
            <text:p>64,46</text:p>
          </table:table-cell>
          <table:table-cell office:value-type="float" office:value="19704" calcext:value-type="float">
            <text:p>19704</text:p>
          </table:table-cell>
        </table:table-row>
        <table:table-row table:style-name="ro1">
          <table:table-cell office:value-type="string" calcext:value-type="string">
            <text:p>g.65.0.gml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43" calcext:value-type="float">
            <text:p>0,43</text:p>
          </table:table-cell>
          <table:table-cell office:value-type="float" office:value="5.63" calcext:value-type="float">
            <text:p>5,63</text:p>
          </table:table-cell>
          <table:table-cell office:value-type="float" office:value="0.43" calcext:value-type="float">
            <text:p>0,43</text:p>
          </table:table-cell>
          <table:table-cell office:value-type="float" office:value="402" calcext:value-type="float">
            <text:p>402</text:p>
          </table:table-cell>
          <table:table-cell office:value-type="float" office:value="10780.25" calcext:value-type="float">
            <text:p>10780,25</text:p>
          </table:table-cell>
          <table:table-cell office:value-type="float" office:value="787" calcext:value-type="float">
            <text:p>787</text:p>
          </table:table-cell>
          <table:table-cell office:value-type="float" office:value="6963.63" calcext:value-type="float">
            <text:p>6963,63</text:p>
          </table:table-cell>
          <table:table-cell office:value-type="float" office:value="67.88" calcext:value-type="float">
            <text:p>67,8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g.66.3.gml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9.52" calcext:value-type="float">
            <text:p>9,52</text:p>
          </table:table-cell>
          <table:table-cell office:value-type="float" office:value="25.9" calcext:value-type="float">
            <text:p>25,9</text:p>
          </table:table-cell>
          <table:table-cell office:value-type="float" office:value="9.52" calcext:value-type="float">
            <text:p>9,52</text:p>
          </table:table-cell>
          <table:table-cell office:value-type="float" office:value="192" calcext:value-type="float">
            <text:p>192</text:p>
          </table:table-cell>
          <table:table-cell office:value-type="float" office:value="221.15" calcext:value-type="float">
            <text:p>221,15</text:p>
          </table:table-cell>
          <table:table-cell office:value-type="float" office:value="50" calcext:value-type="float">
            <text:p>50</text:p>
          </table:table-cell>
          <table:table-cell office:value-type="float" office:value="427.51" calcext:value-type="float">
            <text:p>427,51</text:p>
          </table:table-cell>
          <table:table-cell office:value-type="float" office:value="103.41" calcext:value-type="float">
            <text:p>103,4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g.66.8.gml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3.75" calcext:value-type="float">
            <text:p>3,75</text:p>
          </table:table-cell>
          <table:table-cell office:value-type="float" office:value="8.02" calcext:value-type="float">
            <text:p>8,02</text:p>
          </table:table-cell>
          <table:table-cell office:value-type="float" office:value="3.75" calcext:value-type="float">
            <text:p>3,75</text:p>
          </table:table-cell>
          <table:table-cell office:value-type="float" office:value="158" calcext:value-type="float">
            <text:p>158</text:p>
          </table:table-cell>
          <table:table-cell office:value-type="float" office:value="222.4" calcext:value-type="float">
            <text:p>222,4</text:p>
          </table:table-cell>
          <table:table-cell office:value-type="float" office:value="92" calcext:value-type="float">
            <text:p>92</text:p>
          </table:table-cell>
          <table:table-cell office:value-type="float" office:value="397.31" calcext:value-type="float">
            <text:p>397,31</text:p>
          </table:table-cell>
          <table:table-cell office:value-type="float" office:value="65.38" calcext:value-type="float">
            <text:p>65,3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g.66.6.gml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3.77" calcext:value-type="float">
            <text:p>3,77</text:p>
          </table:table-cell>
          <table:table-cell office:value-type="float" office:value="4.83" calcext:value-type="float">
            <text:p>4,83</text:p>
          </table:table-cell>
          <table:table-cell office:value-type="float" office:value="3.77" calcext:value-type="float">
            <text:p>3,77</text:p>
          </table:table-cell>
          <table:table-cell office:value-type="float" office:value="950" calcext:value-type="float">
            <text:p>950</text:p>
          </table:table-cell>
          <table:table-cell office:value-type="float" office:value="208.67" calcext:value-type="float">
            <text:p>208,67</text:p>
          </table:table-cell>
          <table:table-cell office:value-type="float" office:value="450" calcext:value-type="float">
            <text:p>450</text:p>
          </table:table-cell>
          <table:table-cell office:value-type="float" office:value="426.51" calcext:value-type="float">
            <text:p>426,51</text:p>
          </table:table-cell>
          <table:table-cell office:value-type="float" office:value="45.7" calcext:value-type="float">
            <text:p>45,7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g.66.7.gml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3.13" calcext:value-type="float">
            <text:p>3,13</text:p>
          </table:table-cell>
          <table:table-cell office:value-type="float" office:value="11.59" calcext:value-type="float">
            <text:p>11,59</text:p>
          </table:table-cell>
          <table:table-cell office:value-type="float" office:value="3.13" calcext:value-type="float">
            <text:p>3,13</text:p>
          </table:table-cell>
          <table:table-cell office:value-type="float" office:value="1525" calcext:value-type="float">
            <text:p>1525</text:p>
          </table:table-cell>
          <table:table-cell office:value-type="float" office:value="163.25" calcext:value-type="float">
            <text:p>163,25</text:p>
          </table:table-cell>
          <table:table-cell office:value-type="float" office:value="103" calcext:value-type="float">
            <text:p>103</text:p>
          </table:table-cell>
          <table:table-cell office:value-type="float" office:value="347.81" calcext:value-type="float">
            <text:p>347,81</text:p>
          </table:table-cell>
          <table:table-cell office:value-type="float" office:value="35.93" calcext:value-type="float">
            <text:p>35,93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g.69.7.gml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8.51" calcext:value-type="float">
            <text:p>8,51</text:p>
          </table:table-cell>
          <table:table-cell office:value-type="float" office:value="23.79" calcext:value-type="float">
            <text:p>23,79</text:p>
          </table:table-cell>
          <table:table-cell office:value-type="float" office:value="8.51" calcext:value-type="float">
            <text:p>8,51</text:p>
          </table:table-cell>
          <table:table-cell office:value-type="float" office:value="1994" calcext:value-type="float">
            <text:p>1994</text:p>
          </table:table-cell>
          <table:table-cell office:value-type="float" office:value="186.09" calcext:value-type="float">
            <text:p>186,09</text:p>
          </table:table-cell>
          <table:table-cell office:value-type="float" office:value="55" calcext:value-type="float">
            <text:p>55</text:p>
          </table:table-cell>
          <table:table-cell office:value-type="float" office:value="455.85" calcext:value-type="float">
            <text:p>455,85</text:p>
          </table:table-cell>
          <table:table-cell office:value-type="float" office:value="102.41" calcext:value-type="float">
            <text:p>102,41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g.70.1.gml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3.07" calcext:value-type="float">
            <text:p>3,07</text:p>
          </table:table-cell>
          <table:table-cell office:value-type="float" office:value="10.81" calcext:value-type="float">
            <text:p>10,81</text:p>
          </table:table-cell>
          <table:table-cell office:value-type="float" office:value="3.07" calcext:value-type="float">
            <text:p>3,07</text:p>
          </table:table-cell>
          <table:table-cell office:value-type="float" office:value="2684" calcext:value-type="float">
            <text:p>2684</text:p>
          </table:table-cell>
          <table:table-cell office:value-type="float" office:value="208.38" calcext:value-type="float">
            <text:p>208,38</text:p>
          </table:table-cell>
          <table:table-cell office:value-type="float" office:value="144" calcext:value-type="float">
            <text:p>144</text:p>
          </table:table-cell>
          <table:table-cell office:value-type="float" office:value="428.4" calcext:value-type="float">
            <text:p>428,4</text:p>
          </table:table-cell>
          <table:table-cell office:value-type="float" office:value="79.17" calcext:value-type="float">
            <text:p>79,17</text:p>
          </table:table-cell>
          <table:table-cell office:value-type="float" office:value="9359" calcext:value-type="float">
            <text:p>9359</text:p>
          </table:table-cell>
        </table:table-row>
        <table:table-row table:style-name="ro1">
          <table:table-cell office:value-type="string" calcext:value-type="string">
            <text:p>g.73.7.gml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0.86" calcext:value-type="float">
            <text:p>10,86</text:p>
          </table:table-cell>
          <table:table-cell office:value-type="float" office:value="43.66" calcext:value-type="float">
            <text:p>43,66</text:p>
          </table:table-cell>
          <table:table-cell office:value-type="float" office:value="10.86" calcext:value-type="float">
            <text:p>10,86</text:p>
          </table:table-cell>
          <table:table-cell office:value-type="float" office:value="1114" calcext:value-type="float">
            <text:p>1114</text:p>
          </table:table-cell>
          <table:table-cell office:value-type="float" office:value="180.35" calcext:value-type="float">
            <text:p>180,35</text:p>
          </table:table-cell>
          <table:table-cell office:value-type="float" office:value="2" calcext:value-type="float">
            <text:p>2</text:p>
          </table:table-cell>
          <table:table-cell office:value-type="float" office:value="529.03" calcext:value-type="float">
            <text:p>529,03</text:p>
          </table:table-cell>
          <table:table-cell office:value-type="float" office:value="95.89" calcext:value-type="float">
            <text:p>95,89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g.73.8.gml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5.45" calcext:value-type="float">
            <text:p>5,45</text:p>
          </table:table-cell>
          <table:table-cell office:value-type="float" office:value="11.36" calcext:value-type="float">
            <text:p>11,36</text:p>
          </table:table-cell>
          <table:table-cell office:value-type="float" office:value="5.45" calcext:value-type="float">
            <text:p>5,45</text:p>
          </table:table-cell>
          <table:table-cell office:value-type="float" office:value="461" calcext:value-type="float">
            <text:p>461</text:p>
          </table:table-cell>
          <table:table-cell office:value-type="float" office:value="220.77" calcext:value-type="float">
            <text:p>220,77</text:p>
          </table:table-cell>
          <table:table-cell office:value-type="float" office:value="43" calcext:value-type="float">
            <text:p>43</text:p>
          </table:table-cell>
          <table:table-cell office:value-type="float" office:value="463.91" calcext:value-type="float">
            <text:p>463,91</text:p>
          </table:table-cell>
          <table:table-cell office:value-type="float" office:value="66.89" calcext:value-type="float">
            <text:p>66,8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g.73.4.gml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7.17" calcext:value-type="float">
            <text:p>27,17</text:p>
          </table:table-cell>
          <table:table-cell table:number-columns-repeated="2" office:value-type="float" office:value="4.21" calcext:value-type="float">
            <text:p>4,21</text:p>
          </table:table-cell>
          <table:table-cell office:value-type="float" office:value="2458" calcext:value-type="float">
            <text:p>2458</text:p>
          </table:table-cell>
          <table:table-cell office:value-type="float" office:value="229.6" calcext:value-type="float">
            <text:p>229,6</text:p>
          </table:table-cell>
          <table:table-cell office:value-type="float" office:value="130" calcext:value-type="float">
            <text:p>130</text:p>
          </table:table-cell>
          <table:table-cell office:value-type="float" office:value="403.3" calcext:value-type="float">
            <text:p>403,3</text:p>
          </table:table-cell>
          <table:table-cell office:value-type="float" office:value="55.34" calcext:value-type="float">
            <text:p>55,34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string" calcext:value-type="string">
            <text:p>g.74.1.gml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.19" calcext:value-type="float">
            <text:p>33,19</text:p>
          </table:table-cell>
          <table:table-cell office:value-type="float" office:value="17" calcext:value-type="float">
            <text:p>17</text:p>
          </table:table-cell>
          <table:table-cell office:value-type="float" office:value="404" calcext:value-type="float">
            <text:p>404</text:p>
          </table:table-cell>
          <table:table-cell office:value-type="float" office:value="229.72" calcext:value-type="float">
            <text:p>229,72</text:p>
          </table:table-cell>
          <table:table-cell office:value-type="float" office:value="10" calcext:value-type="float">
            <text:p>10</text:p>
          </table:table-cell>
          <table:table-cell office:value-type="float" office:value="502.95" calcext:value-type="float">
            <text:p>502,95</text:p>
          </table:table-cell>
          <table:table-cell office:value-type="float" office:value="133.67" calcext:value-type="float">
            <text:p>133,6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g.74.2.gml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2.71" calcext:value-type="float">
            <text:p>2,71</text:p>
          </table:table-cell>
          <table:table-cell office:value-type="float" office:value="13.3" calcext:value-type="float">
            <text:p>13,3</text:p>
          </table:table-cell>
          <table:table-cell office:value-type="float" office:value="2.71" calcext:value-type="float">
            <text:p>2,71</text:p>
          </table:table-cell>
          <table:table-cell office:value-type="float" office:value="2743" calcext:value-type="float">
            <text:p>2743</text:p>
          </table:table-cell>
          <table:table-cell office:value-type="float" office:value="210.35" calcext:value-type="float">
            <text:p>210,35</text:p>
          </table:table-cell>
          <table:table-cell office:value-type="float" office:value="100" calcext:value-type="float">
            <text:p>100</text:p>
          </table:table-cell>
          <table:table-cell office:value-type="float" office:value="396.95" calcext:value-type="float">
            <text:p>396,95</text:p>
          </table:table-cell>
          <table:table-cell office:value-type="float" office:value="68.01" calcext:value-type="float">
            <text:p>68,01</text:p>
          </table:table-cell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string" calcext:value-type="string">
            <text:p>g.75.4.gml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0.61" calcext:value-type="float">
            <text:p>20,61</text:p>
          </table:table-cell>
          <table:table-cell table:number-columns-repeated="2" office:value-type="float" office:value="8.03" calcext:value-type="float">
            <text:p>8,03</text:p>
          </table:table-cell>
          <table:table-cell office:value-type="float" office:value="1828" calcext:value-type="float">
            <text:p>1828</text:p>
          </table:table-cell>
          <table:table-cell office:value-type="float" office:value="220.79" calcext:value-type="float">
            <text:p>220,79</text:p>
          </table:table-cell>
          <table:table-cell office:value-type="float" office:value="24" calcext:value-type="float">
            <text:p>24</text:p>
          </table:table-cell>
          <table:table-cell office:value-type="float" office:value="485.82" calcext:value-type="float">
            <text:p>485,82</text:p>
          </table:table-cell>
          <table:table-cell office:value-type="float" office:value="102.76" calcext:value-type="float">
            <text:p>102,76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g.75.0.gml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5.43" calcext:value-type="float">
            <text:p>15,43</text:p>
          </table:table-cell>
          <table:table-cell office:value-type="float" office:value="15.98" calcext:value-type="float">
            <text:p>15,98</text:p>
          </table:table-cell>
          <table:table-cell office:value-type="float" office:value="15.43" calcext:value-type="float">
            <text:p>15,43</text:p>
          </table:table-cell>
          <table:table-cell office:value-type="float" office:value="1605" calcext:value-type="float">
            <text:p>1605</text:p>
          </table:table-cell>
          <table:table-cell office:value-type="float" office:value="212.54" calcext:value-type="float">
            <text:p>212,54</text:p>
          </table:table-cell>
          <table:table-cell office:value-type="float" office:value="16" calcext:value-type="float">
            <text:p>16</text:p>
          </table:table-cell>
          <table:table-cell office:value-type="float" office:value="447.82" calcext:value-type="float">
            <text:p>447,82</text:p>
          </table:table-cell>
          <table:table-cell office:value-type="float" office:value="43.82" calcext:value-type="float">
            <text:p>43,82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g.76.1.gml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7.18" calcext:value-type="float">
            <text:p>7,18</text:p>
          </table:table-cell>
          <table:table-cell office:value-type="float" office:value="9.04" calcext:value-type="float">
            <text:p>9,04</text:p>
          </table:table-cell>
          <table:table-cell office:value-type="float" office:value="7.18" calcext:value-type="float">
            <text:p>7,18</text:p>
          </table:table-cell>
          <table:table-cell office:value-type="float" office:value="959" calcext:value-type="float">
            <text:p>959</text:p>
          </table:table-cell>
          <table:table-cell office:value-type="float" office:value="231.36" calcext:value-type="float">
            <text:p>231,36</text:p>
          </table:table-cell>
          <table:table-cell office:value-type="float" office:value="54" calcext:value-type="float">
            <text:p>54</text:p>
          </table:table-cell>
          <table:table-cell office:value-type="float" office:value="485.51" calcext:value-type="float">
            <text:p>485,51</text:p>
          </table:table-cell>
          <table:table-cell office:value-type="float" office:value="79.9" calcext:value-type="float">
            <text:p>79,9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g.77.5.gml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0.93" calcext:value-type="float">
            <text:p>30,93</text:p>
          </table:table-cell>
          <table:table-cell table:number-columns-repeated="2" office:value-type="float" office:value="10.3" calcext:value-type="float">
            <text:p>10,3</text:p>
          </table:table-cell>
          <table:table-cell office:value-type="float" office:value="1106" calcext:value-type="float">
            <text:p>1106</text:p>
          </table:table-cell>
          <table:table-cell office:value-type="float" office:value="211.38" calcext:value-type="float">
            <text:p>211,38</text:p>
          </table:table-cell>
          <table:table-cell office:value-type="float" office:value="66" calcext:value-type="float">
            <text:p>66</text:p>
          </table:table-cell>
          <table:table-cell office:value-type="float" office:value="398.93" calcext:value-type="float">
            <text:p>398,93</text:p>
          </table:table-cell>
          <table:table-cell office:value-type="float" office:value="81.8" calcext:value-type="float">
            <text:p>81,8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g.79.0.gml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.02" calcext:value-type="float">
            <text:p>16,02</text:p>
          </table:table-cell>
          <table:table-cell table:number-columns-repeated="2" office:value-type="float" office:value="13.85" calcext:value-type="float">
            <text:p>13,85</text:p>
          </table:table-cell>
          <table:table-cell office:value-type="float" office:value="1759" calcext:value-type="float">
            <text:p>1759</text:p>
          </table:table-cell>
          <table:table-cell office:value-type="float" office:value="222.6" calcext:value-type="float">
            <text:p>222,6</text:p>
          </table:table-cell>
          <table:table-cell office:value-type="float" office:value="30" calcext:value-type="float">
            <text:p>30</text:p>
          </table:table-cell>
          <table:table-cell office:value-type="float" office:value="493.2" calcext:value-type="float">
            <text:p>493,2</text:p>
          </table:table-cell>
          <table:table-cell office:value-type="float" office:value="134.35" calcext:value-type="float">
            <text:p>134,3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g.79.7.gml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float" office:value="3.26" calcext:value-type="float">
            <text:p>3,26</text:p>
          </table:table-cell>
          <table:table-cell office:value-type="float" office:value="7.08" calcext:value-type="float">
            <text:p>7,08</text:p>
          </table:table-cell>
          <table:table-cell office:value-type="float" office:value="3.26" calcext:value-type="float">
            <text:p>3,26</text:p>
          </table:table-cell>
          <table:table-cell office:value-type="float" office:value="1124" calcext:value-type="float">
            <text:p>1124</text:p>
          </table:table-cell>
          <table:table-cell office:value-type="float" office:value="182.25" calcext:value-type="float">
            <text:p>182,25</text:p>
          </table:table-cell>
          <table:table-cell office:value-type="float" office:value="239" calcext:value-type="float">
            <text:p>239</text:p>
          </table:table-cell>
          <table:table-cell office:value-type="float" office:value="432.49" calcext:value-type="float">
            <text:p>432,49</text:p>
          </table:table-cell>
          <table:table-cell office:value-type="float" office:value="33.04" calcext:value-type="float">
            <text:p>33,04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g.80.1.gml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3.41" calcext:value-type="float">
            <text:p>13,41</text:p>
          </table:table-cell>
          <table:table-cell office:value-type="float" office:value="31.97" calcext:value-type="float">
            <text:p>31,97</text:p>
          </table:table-cell>
          <table:table-cell office:value-type="float" office:value="13.41" calcext:value-type="float">
            <text:p>13,41</text:p>
          </table:table-cell>
          <table:table-cell office:value-type="float" office:value="660" calcext:value-type="float">
            <text:p>660</text:p>
          </table:table-cell>
          <table:table-cell office:value-type="float" office:value="236.22" calcext:value-type="float">
            <text:p>236,22</text:p>
          </table:table-cell>
          <table:table-cell office:value-type="float" office:value="16" calcext:value-type="float">
            <text:p>16</text:p>
          </table:table-cell>
          <table:table-cell office:value-type="float" office:value="485.27" calcext:value-type="float">
            <text:p>485,27</text:p>
          </table:table-cell>
          <table:table-cell office:value-type="float" office:value="133.01" calcext:value-type="float">
            <text:p>133,01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g.80.4.gml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.49" calcext:value-type="float">
            <text:p>12,49</text:p>
          </table:table-cell>
          <table:table-cell office:value-type="float" office:value="26.1" calcext:value-type="float">
            <text:p>26,1</text:p>
          </table:table-cell>
          <table:table-cell office:value-type="float" office:value="12.49" calcext:value-type="float">
            <text:p>12,49</text:p>
          </table:table-cell>
          <table:table-cell office:value-type="float" office:value="6287" calcext:value-type="float">
            <text:p>6287</text:p>
          </table:table-cell>
          <table:table-cell office:value-type="float" office:value="196.3" calcext:value-type="float">
            <text:p>196,3</text:p>
          </table:table-cell>
          <table:table-cell office:value-type="float" office:value="31" calcext:value-type="float">
            <text:p>31</text:p>
          </table:table-cell>
          <table:table-cell office:value-type="float" office:value="415.2" calcext:value-type="float">
            <text:p>415,2</text:p>
          </table:table-cell>
          <table:table-cell office:value-type="float" office:value="104.21" calcext:value-type="float">
            <text:p>104,21</text:p>
          </table:table-cell>
          <table:table-cell office:value-type="float" office:value="16411" calcext:value-type="float">
            <text:p>16411</text:p>
          </table:table-cell>
        </table:table-row>
        <table:table-row table:style-name="ro1">
          <table:table-cell office:value-type="string" calcext:value-type="string">
            <text:p>g.80.5.gml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7.88" calcext:value-type="float">
            <text:p>17,88</text:p>
          </table:table-cell>
          <table:table-cell office:value-type="float" office:value="6935" calcext:value-type="float">
            <text:p>6935</text:p>
          </table:table-cell>
          <table:table-cell office:value-type="float" office:value="228.39" calcext:value-type="float">
            <text:p>228,39</text:p>
          </table:table-cell>
          <table:table-cell office:value-type="float" office:value="12" calcext:value-type="float">
            <text:p>12</text:p>
          </table:table-cell>
          <table:table-cell office:value-type="float" office:value="439.9" calcext:value-type="float">
            <text:p>439,9</text:p>
          </table:table-cell>
          <table:table-cell office:value-type="float" office:value="90.77" calcext:value-type="float">
            <text:p>90,77</text:p>
          </table:table-cell>
          <table:table-cell office:value-type="float" office:value="18832" calcext:value-type="float">
            <text:p>18832</text:p>
          </table:table-cell>
        </table:table-row>
        <table:table-row table:style-name="ro1">
          <table:table-cell office:value-type="string" calcext:value-type="string">
            <text:p>g.81.0.gml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0.46" calcext:value-type="float">
            <text:p>10,46</text:p>
          </table:table-cell>
          <table:table-cell office:value-type="float" office:value="13.18" calcext:value-type="float">
            <text:p>13,18</text:p>
          </table:table-cell>
          <table:table-cell office:value-type="float" office:value="10.46" calcext:value-type="float">
            <text:p>10,46</text:p>
          </table:table-cell>
          <table:table-cell office:value-type="float" office:value="1423" calcext:value-type="float">
            <text:p>1423</text:p>
          </table:table-cell>
          <table:table-cell office:value-type="float" office:value="223.48" calcext:value-type="float">
            <text:p>223,48</text:p>
          </table:table-cell>
          <table:table-cell office:value-type="float" office:value="22" calcext:value-type="float">
            <text:p>22</text:p>
          </table:table-cell>
          <table:table-cell office:value-type="float" office:value="487.42" calcext:value-type="float">
            <text:p>487,42</text:p>
          </table:table-cell>
          <table:table-cell office:value-type="float" office:value="132.65" calcext:value-type="float">
            <text:p>132,65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string" calcext:value-type="string">
            <text:p>g.81.9.gml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.95" calcext:value-type="float">
            <text:p>1,95</text:p>
          </table:table-cell>
          <table:table-cell office:value-type="float" office:value="12.31" calcext:value-type="float">
            <text:p>12,31</text:p>
          </table:table-cell>
          <table:table-cell office:value-type="float" office:value="1.95" calcext:value-type="float">
            <text:p>1,95</text:p>
          </table:table-cell>
          <table:table-cell office:value-type="float" office:value="113" calcext:value-type="float">
            <text:p>113</text:p>
          </table:table-cell>
          <table:table-cell office:value-type="float" office:value="228.11" calcext:value-type="float">
            <text:p>228,11</text:p>
          </table:table-cell>
          <table:table-cell office:value-type="float" office:value="218" calcext:value-type="float">
            <text:p>218</text:p>
          </table:table-cell>
          <table:table-cell office:value-type="float" office:value="490.49" calcext:value-type="float">
            <text:p>490,49</text:p>
          </table:table-cell>
          <table:table-cell office:value-type="float" office:value="61.98" calcext:value-type="float">
            <text:p>61,9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g.82.5.gml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3.86" calcext:value-type="float">
            <text:p>3,86</text:p>
          </table:table-cell>
          <table:table-cell office:value-type="float" office:value="15.66" calcext:value-type="float">
            <text:p>15,66</text:p>
          </table:table-cell>
          <table:table-cell office:value-type="float" office:value="3.86" calcext:value-type="float">
            <text:p>3,86</text:p>
          </table:table-cell>
          <table:table-cell office:value-type="float" office:value="113" calcext:value-type="float">
            <text:p>113</text:p>
          </table:table-cell>
          <table:table-cell office:value-type="float" office:value="225.91" calcext:value-type="float">
            <text:p>225,91</text:p>
          </table:table-cell>
          <table:table-cell office:value-type="float" office:value="220" calcext:value-type="float">
            <text:p>220</text:p>
          </table:table-cell>
          <table:table-cell office:value-type="float" office:value="506.53" calcext:value-type="float">
            <text:p>506,53</text:p>
          </table:table-cell>
          <table:table-cell office:value-type="float" office:value="53.37" calcext:value-type="float">
            <text:p>53,3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g.82.4.gml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2.05" calcext:value-type="float">
            <text:p>2,05</text:p>
          </table:table-cell>
          <table:table-cell office:value-type="float" office:value="6.88" calcext:value-type="float">
            <text:p>6,88</text:p>
          </table:table-cell>
          <table:table-cell office:value-type="float" office:value="2.05" calcext:value-type="float">
            <text:p>2,05</text:p>
          </table:table-cell>
          <table:table-cell office:value-type="float" office:value="392" calcext:value-type="float">
            <text:p>392</text:p>
          </table:table-cell>
          <table:table-cell office:value-type="float" office:value="237.53" calcext:value-type="float">
            <text:p>237,53</text:p>
          </table:table-cell>
          <table:table-cell office:value-type="float" office:value="300" calcext:value-type="float">
            <text:p>300</text:p>
          </table:table-cell>
          <table:table-cell office:value-type="float" office:value="537.1" calcext:value-type="float">
            <text:p>537,1</text:p>
          </table:table-cell>
          <table:table-cell office:value-type="float" office:value="53.83" calcext:value-type="float">
            <text:p>53,83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g.84.1.gml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4.65" calcext:value-type="float">
            <text:p>4,65</text:p>
          </table:table-cell>
          <table:table-cell office:value-type="float" office:value="9.54" calcext:value-type="float">
            <text:p>9,54</text:p>
          </table:table-cell>
          <table:table-cell office:value-type="float" office:value="4.65" calcext:value-type="float">
            <text:p>4,65</text:p>
          </table:table-cell>
          <table:table-cell office:value-type="float" office:value="437" calcext:value-type="float">
            <text:p>437</text:p>
          </table:table-cell>
          <table:table-cell office:value-type="float" office:value="233.76" calcext:value-type="float">
            <text:p>233,76</text:p>
          </table:table-cell>
          <table:table-cell office:value-type="float" office:value="112" calcext:value-type="float">
            <text:p>112</text:p>
          </table:table-cell>
          <table:table-cell office:value-type="float" office:value="585.31" calcext:value-type="float">
            <text:p>585,31</text:p>
          </table:table-cell>
          <table:table-cell office:value-type="float" office:value="32.51" calcext:value-type="float">
            <text:p>32,5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g.85.8.gml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5.15" calcext:value-type="float">
            <text:p>15,15</text:p>
          </table:table-cell>
          <table:table-cell office:value-type="float" office:value="66.48" calcext:value-type="float">
            <text:p>66,48</text:p>
          </table:table-cell>
          <table:table-cell office:value-type="float" office:value="15.15" calcext:value-type="float">
            <text:p>15,15</text:p>
          </table:table-cell>
          <table:table-cell office:value-type="float" office:value="549" calcext:value-type="float">
            <text:p>549</text:p>
          </table:table-cell>
          <table:table-cell office:value-type="float" office:value="216.37" calcext:value-type="float">
            <text:p>216,37</text:p>
          </table:table-cell>
          <table:table-cell office:value-type="float" office:value="4" calcext:value-type="float">
            <text:p>4</text:p>
          </table:table-cell>
          <table:table-cell office:value-type="float" office:value="527.27" calcext:value-type="float">
            <text:p>527,27</text:p>
          </table:table-cell>
          <table:table-cell office:value-type="float" office:value="129.85" calcext:value-type="float">
            <text:p>129,8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g.85.3.gml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7.25" calcext:value-type="float">
            <text:p>17,25</text:p>
          </table:table-cell>
          <table:table-cell office:value-type="float" office:value="58.11" calcext:value-type="float">
            <text:p>58,11</text:p>
          </table:table-cell>
          <table:table-cell office:value-type="float" office:value="17.25" calcext:value-type="float">
            <text:p>17,25</text:p>
          </table:table-cell>
          <table:table-cell office:value-type="float" office:value="2213" calcext:value-type="float">
            <text:p>2213</text:p>
          </table:table-cell>
          <table:table-cell office:value-type="float" office:value="195.18" calcext:value-type="float">
            <text:p>195,18</text:p>
          </table:table-cell>
          <table:table-cell office:value-type="float" office:value="9" calcext:value-type="float">
            <text:p>9</text:p>
          </table:table-cell>
          <table:table-cell office:value-type="float" office:value="550.67" calcext:value-type="float">
            <text:p>550,67</text:p>
          </table:table-cell>
          <table:table-cell office:value-type="float" office:value="119.16" calcext:value-type="float">
            <text:p>119,16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g.85.1.gml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2.85" calcext:value-type="float">
            <text:p>12,85</text:p>
          </table:table-cell>
          <table:table-cell table:number-columns-repeated="2" office:value-type="float" office:value="8.34" calcext:value-type="float">
            <text:p>8,34</text:p>
          </table:table-cell>
          <table:table-cell office:value-type="float" office:value="1013" calcext:value-type="float">
            <text:p>1013</text:p>
          </table:table-cell>
          <table:table-cell office:value-type="float" office:value="205.56" calcext:value-type="float">
            <text:p>205,56</text:p>
          </table:table-cell>
          <table:table-cell office:value-type="float" office:value="173" calcext:value-type="float">
            <text:p>173</text:p>
          </table:table-cell>
          <table:table-cell office:value-type="float" office:value="425.18" calcext:value-type="float">
            <text:p>425,18</text:p>
          </table:table-cell>
          <table:table-cell office:value-type="float" office:value="72.32" calcext:value-type="float">
            <text:p>72,32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g.85.2.gml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4.31" calcext:value-type="float">
            <text:p>4,31</text:p>
          </table:table-cell>
          <table:table-cell office:value-type="float" office:value="12.47" calcext:value-type="float">
            <text:p>12,47</text:p>
          </table:table-cell>
          <table:table-cell office:value-type="float" office:value="4.31" calcext:value-type="float">
            <text:p>4,31</text:p>
          </table:table-cell>
          <table:table-cell office:value-type="float" office:value="901" calcext:value-type="float">
            <text:p>901</text:p>
          </table:table-cell>
          <table:table-cell office:value-type="float" office:value="231.42" calcext:value-type="float">
            <text:p>231,42</text:p>
          </table:table-cell>
          <table:table-cell office:value-type="float" office:value="180" calcext:value-type="float">
            <text:p>180</text:p>
          </table:table-cell>
          <table:table-cell office:value-type="float" office:value="481.86" calcext:value-type="float">
            <text:p>481,86</text:p>
          </table:table-cell>
          <table:table-cell office:value-type="float" office:value="67.35" calcext:value-type="float">
            <text:p>67,35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string" calcext:value-type="string">
            <text:p>g.86.5.gml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6.82" calcext:value-type="float">
            <text:p>16,82</text:p>
          </table:table-cell>
          <table:table-cell office:value-type="float" office:value="27.96" calcext:value-type="float">
            <text:p>27,96</text:p>
          </table:table-cell>
          <table:table-cell office:value-type="float" office:value="16.82" calcext:value-type="float">
            <text:p>16,82</text:p>
          </table:table-cell>
          <table:table-cell office:value-type="float" office:value="779" calcext:value-type="float">
            <text:p>779</text:p>
          </table:table-cell>
          <table:table-cell office:value-type="float" office:value="282.11" calcext:value-type="float">
            <text:p>282,11</text:p>
          </table:table-cell>
          <table:table-cell office:value-type="float" office:value="22" calcext:value-type="float">
            <text:p>22</text:p>
          </table:table-cell>
          <table:table-cell office:value-type="float" office:value="528.47" calcext:value-type="float">
            <text:p>528,47</text:p>
          </table:table-cell>
          <table:table-cell office:value-type="float" office:value="110.24" calcext:value-type="float">
            <text:p>110,24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g.86.2.gml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.56" calcext:value-type="float">
            <text:p>1,56</text:p>
          </table:table-cell>
          <table:table-cell office:value-type="float" office:value="9.41" calcext:value-type="float">
            <text:p>9,41</text:p>
          </table:table-cell>
          <table:table-cell office:value-type="float" office:value="1.56" calcext:value-type="float">
            <text:p>1,56</text:p>
          </table:table-cell>
          <table:table-cell office:value-type="float" office:value="528" calcext:value-type="float">
            <text:p>528</text:p>
          </table:table-cell>
          <table:table-cell office:value-type="float" office:value="232.66" calcext:value-type="float">
            <text:p>232,66</text:p>
          </table:table-cell>
          <table:table-cell office:value-type="float" office:value="105" calcext:value-type="float">
            <text:p>105</text:p>
          </table:table-cell>
          <table:table-cell office:value-type="float" office:value="523.92" calcext:value-type="float">
            <text:p>523,92</text:p>
          </table:table-cell>
          <table:table-cell office:value-type="float" office:value="47.4" calcext:value-type="float">
            <text:p>47,4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g.86.3.gml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1.66" calcext:value-type="float">
            <text:p>1,66</text:p>
          </table:table-cell>
          <table:table-cell table:number-columns-repeated="2" office:value-type="float" office:value="1.65" calcext:value-type="float">
            <text:p>1,65</text:p>
          </table:table-cell>
          <table:table-cell office:value-type="float" office:value="2124" calcext:value-type="float">
            <text:p>2124</text:p>
          </table:table-cell>
          <table:table-cell office:value-type="float" office:value="239.83" calcext:value-type="float">
            <text:p>239,83</text:p>
          </table:table-cell>
          <table:table-cell office:value-type="float" office:value="2376" calcext:value-type="float">
            <text:p>2376</text:p>
          </table:table-cell>
          <table:table-cell office:value-type="float" office:value="964.61" calcext:value-type="float">
            <text:p>964,61</text:p>
          </table:table-cell>
          <table:table-cell office:value-type="float" office:value="26.13" calcext:value-type="float">
            <text:p>26,13</text:p>
          </table:table-cell>
          <table:table-cell office:value-type="float" office:value="22062" calcext:value-type="float">
            <text:p>22062</text:p>
          </table:table-cell>
        </table:table-row>
        <table:table-row table:style-name="ro1">
          <table:table-cell office:value-type="string" calcext:value-type="string">
            <text:p>g.86.4.gml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1.88" calcext:value-type="float">
            <text:p>1,88</text:p>
          </table:table-cell>
          <table:table-cell office:value-type="float" office:value="5.81" calcext:value-type="float">
            <text:p>5,81</text:p>
          </table:table-cell>
          <table:table-cell office:value-type="float" office:value="1.88" calcext:value-type="float">
            <text:p>1,88</text:p>
          </table:table-cell>
          <table:table-cell office:value-type="float" office:value="153" calcext:value-type="float">
            <text:p>153</text:p>
          </table:table-cell>
          <table:table-cell office:value-type="float" office:value="390.45" calcext:value-type="float">
            <text:p>390,45</text:p>
          </table:table-cell>
          <table:table-cell office:value-type="float" office:value="704" calcext:value-type="float">
            <text:p>704</text:p>
          </table:table-cell>
          <table:table-cell office:value-type="float" office:value="3605.05" calcext:value-type="float">
            <text:p>3605,05</text:p>
          </table:table-cell>
          <table:table-cell office:value-type="float" office:value="36.98" calcext:value-type="float">
            <text:p>36,98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g.87.0.gml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.54" calcext:value-type="float">
            <text:p>1,54</text:p>
          </table:table-cell>
          <table:table-cell office:value-type="float" office:value="14.42" calcext:value-type="float">
            <text:p>14,42</text:p>
          </table:table-cell>
          <table:table-cell office:value-type="float" office:value="1.54" calcext:value-type="float">
            <text:p>1,54</text:p>
          </table:table-cell>
          <table:table-cell office:value-type="float" office:value="221" calcext:value-type="float">
            <text:p>221</text:p>
          </table:table-cell>
          <table:table-cell office:value-type="float" office:value="232.65" calcext:value-type="float">
            <text:p>232,65</text:p>
          </table:table-cell>
          <table:table-cell office:value-type="float" office:value="113" calcext:value-type="float">
            <text:p>113</text:p>
          </table:table-cell>
          <table:table-cell office:value-type="float" office:value="452.37" calcext:value-type="float">
            <text:p>452,37</text:p>
          </table:table-cell>
          <table:table-cell office:value-type="float" office:value="51.14" calcext:value-type="float">
            <text:p>51,1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g.87.5.gml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2.29" calcext:value-type="float">
            <text:p>2,29</text:p>
          </table:table-cell>
          <table:table-cell office:value-type="float" office:value="2.42" calcext:value-type="float">
            <text:p>2,42</text:p>
          </table:table-cell>
          <table:table-cell office:value-type="float" office:value="2.29" calcext:value-type="float">
            <text:p>2,29</text:p>
          </table:table-cell>
          <table:table-cell office:value-type="float" office:value="2085" calcext:value-type="float">
            <text:p>2085</text:p>
          </table:table-cell>
          <table:table-cell office:value-type="float" office:value="236.44" calcext:value-type="float">
            <text:p>236,44</text:p>
          </table:table-cell>
          <table:table-cell office:value-type="float" office:value="2420" calcext:value-type="float">
            <text:p>2420</text:p>
          </table:table-cell>
          <table:table-cell office:value-type="float" office:value="563.28" calcext:value-type="float">
            <text:p>563,28</text:p>
          </table:table-cell>
          <table:table-cell office:value-type="float" office:value="31.23" calcext:value-type="float">
            <text:p>31,23</text:p>
          </table:table-cell>
          <table:table-cell office:value-type="float" office:value="20163" calcext:value-type="float">
            <text:p>20163</text:p>
          </table:table-cell>
        </table:table-row>
        <table:table-row table:style-name="ro1">
          <table:table-cell office:value-type="string" calcext:value-type="string">
            <text:p>g.87.4.gml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6.14" calcext:value-type="float">
            <text:p>6,14</text:p>
          </table:table-cell>
          <table:table-cell office:value-type="float" office:value="5.81" calcext:value-type="float">
            <text:p>5,81</text:p>
          </table:table-cell>
          <table:table-cell office:value-type="float" office:value="0.97" calcext:value-type="float">
            <text:p>0,97</text:p>
          </table:table-cell>
          <table:table-cell office:value-type="float" office:value="221" calcext:value-type="float">
            <text:p>221</text:p>
          </table:table-cell>
          <table:table-cell office:value-type="float" office:value="229.31" calcext:value-type="float">
            <text:p>229,31</text:p>
          </table:table-cell>
          <table:table-cell office:value-type="float" office:value="113" calcext:value-type="float">
            <text:p>113</text:p>
          </table:table-cell>
          <table:table-cell office:value-type="float" office:value="457.18" calcext:value-type="float">
            <text:p>457,18</text:p>
          </table:table-cell>
          <table:table-cell office:value-type="float" office:value="51.14" calcext:value-type="float">
            <text:p>51,14</text:p>
          </table:table-cell>
          <table:table-cell office:value-type="float" office:value="31081" calcext:value-type="float">
            <text:p>31081</text:p>
          </table:table-cell>
        </table:table-row>
        <table:table-row table:style-name="ro1">
          <table:table-cell office:value-type="string" calcext:value-type="string">
            <text:p>g.90.0.gml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6.83" calcext:value-type="float">
            <text:p>6,83</text:p>
          </table:table-cell>
          <table:table-cell table:number-columns-repeated="2" office:value-type="float" office:value="5.64" calcext:value-type="float">
            <text:p>5,64</text:p>
          </table:table-cell>
          <table:table-cell office:value-type="float" office:value="3206" calcext:value-type="float">
            <text:p>3206</text:p>
          </table:table-cell>
          <table:table-cell office:value-type="float" office:value="289.78" calcext:value-type="float">
            <text:p>289,78</text:p>
          </table:table-cell>
          <table:table-cell office:value-type="float" office:value="270" calcext:value-type="float">
            <text:p>270</text:p>
          </table:table-cell>
          <table:table-cell office:value-type="float" office:value="518.78" calcext:value-type="float">
            <text:p>518,78</text:p>
          </table:table-cell>
          <table:table-cell office:value-type="float" office:value="91.24" calcext:value-type="float">
            <text:p>91,24</text:p>
          </table:table-cell>
          <table:table-cell office:value-type="float" office:value="14079" calcext:value-type="float">
            <text:p>14079</text:p>
          </table:table-cell>
        </table:table-row>
        <table:table-row table:style-name="ro1">
          <table:table-cell office:value-type="string" calcext:value-type="string">
            <text:p>g.90.1.gml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.75" calcext:value-type="float">
            <text:p>7,75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181" calcext:value-type="float">
            <text:p>1181</text:p>
          </table:table-cell>
          <table:table-cell office:value-type="float" office:value="296.81" calcext:value-type="float">
            <text:p>296,81</text:p>
          </table:table-cell>
          <table:table-cell office:value-type="float" office:value="126" calcext:value-type="float">
            <text:p>126</text:p>
          </table:table-cell>
          <table:table-cell office:value-type="float" office:value="518.67" calcext:value-type="float">
            <text:p>518,67</text:p>
          </table:table-cell>
          <table:table-cell office:value-type="float" office:value="79.69" calcext:value-type="float">
            <text:p>79,69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string" calcext:value-type="string">
            <text:p>g.92.1.gml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6.14" calcext:value-type="float">
            <text:p>6,14</text:p>
          </table:table-cell>
          <table:table-cell office:value-type="float" office:value="13.28" calcext:value-type="float">
            <text:p>13,28</text:p>
          </table:table-cell>
          <table:table-cell office:value-type="float" office:value="6.14" calcext:value-type="float">
            <text:p>6,14</text:p>
          </table:table-cell>
          <table:table-cell office:value-type="float" office:value="641" calcext:value-type="float">
            <text:p>641</text:p>
          </table:table-cell>
          <table:table-cell office:value-type="float" office:value="229.31" calcext:value-type="float">
            <text:p>229,31</text:p>
          </table:table-cell>
          <table:table-cell office:value-type="float" office:value="96" calcext:value-type="float">
            <text:p>96</text:p>
          </table:table-cell>
          <table:table-cell office:value-type="float" office:value="457.18" calcext:value-type="float">
            <text:p>457,18</text:p>
          </table:table-cell>
          <table:table-cell office:value-type="float" office:value="84.1" calcext:value-type="float">
            <text:p>84,1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string" calcext:value-type="string">
            <text:p>g.92.0.gml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,94</text:p>
          </table:table-cell>
          <table:table-cell table:number-columns-repeated="2" office:value-type="float" office:value="6.39" calcext:value-type="float">
            <text:p>6,39</text:p>
          </table:table-cell>
          <table:table-cell office:value-type="float" office:value="437" calcext:value-type="float">
            <text:p>437</text:p>
          </table:table-cell>
          <table:table-cell office:value-type="float" office:value="192.59" calcext:value-type="float">
            <text:p>192,59</text:p>
          </table:table-cell>
          <table:table-cell office:value-type="float" office:value="903" calcext:value-type="float">
            <text:p>903</text:p>
          </table:table-cell>
          <table:table-cell office:value-type="float" office:value="496.3" calcext:value-type="float">
            <text:p>496,3</text:p>
          </table:table-cell>
          <table:table-cell office:value-type="float" office:value="46.99" calcext:value-type="float">
            <text:p>46,99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g.94.3.gml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2.04" calcext:value-type="float">
            <text:p>2,04</text:p>
          </table:table-cell>
          <table:table-cell office:value-type="float" office:value="11.15" calcext:value-type="float">
            <text:p>11,15</text:p>
          </table:table-cell>
          <table:table-cell office:value-type="float" office:value="2.04" calcext:value-type="float">
            <text:p>2,04</text:p>
          </table:table-cell>
          <table:table-cell office:value-type="float" office:value="966" calcext:value-type="float">
            <text:p>966</text:p>
          </table:table-cell>
          <table:table-cell office:value-type="float" office:value="178.47" calcext:value-type="float">
            <text:p>178,47</text:p>
          </table:table-cell>
          <table:table-cell office:value-type="float" office:value="301" calcext:value-type="float">
            <text:p>301</text:p>
          </table:table-cell>
          <table:table-cell office:value-type="float" office:value="479.87" calcext:value-type="float">
            <text:p>479,87</text:p>
          </table:table-cell>
          <table:table-cell office:value-type="float" office:value="49.54" calcext:value-type="float">
            <text:p>49,54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g.94.2.gml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4.92" calcext:value-type="float">
            <text:p>4,92</text:p>
          </table:table-cell>
          <table:table-cell office:value-type="float" office:value="11.68" calcext:value-type="float">
            <text:p>11,68</text:p>
          </table:table-cell>
          <table:table-cell office:value-type="float" office:value="4.92" calcext:value-type="float">
            <text:p>4,92</text:p>
          </table:table-cell>
          <table:table-cell office:value-type="float" office:value="49" calcext:value-type="float">
            <text:p>49</text:p>
          </table:table-cell>
          <table:table-cell office:value-type="float" office:value="245.25" calcext:value-type="float">
            <text:p>245,25</text:p>
          </table:table-cell>
          <table:table-cell office:value-type="float" office:value="199" calcext:value-type="float">
            <text:p>199</text:p>
          </table:table-cell>
          <table:table-cell office:value-type="float" office:value="767.59" calcext:value-type="float">
            <text:p>767,59</text:p>
          </table:table-cell>
          <table:table-cell office:value-type="float" office:value="49.07" calcext:value-type="float">
            <text:p>49,0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g.95.0.gml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7.75" calcext:value-type="float">
            <text:p>17,75</text:p>
          </table:table-cell>
          <table:table-cell table:number-columns-repeated="2" office:value-type="float" office:value="15.64" calcext:value-type="float">
            <text:p>15,64</text:p>
          </table:table-cell>
          <table:table-cell office:value-type="float" office:value="0" calcext:value-type="float">
            <text:p>0</text:p>
          </table:table-cell>
          <table:table-cell office:value-type="float" office:value="225.53" calcext:value-type="float">
            <text:p>225,53</text:p>
          </table:table-cell>
          <table:table-cell office:value-type="float" office:value="12" calcext:value-type="float">
            <text:p>12</text:p>
          </table:table-cell>
          <table:table-cell office:value-type="float" office:value="423.17" calcext:value-type="float">
            <text:p>423,17</text:p>
          </table:table-cell>
          <table:table-cell office:value-type="float" office:value="86.54" calcext:value-type="float">
            <text:p>86,54</text:p>
          </table:table-cell>
          <table:table-cell office:value-type="float" office:value="20869" calcext:value-type="float">
            <text:p>20869</text:p>
          </table:table-cell>
        </table:table-row>
        <table:table-row table:style-name="ro1">
          <table:table-cell office:value-type="string" calcext:value-type="string">
            <text:p>g.95.1.gml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9.69" calcext:value-type="float">
            <text:p>19,69</text:p>
          </table:table-cell>
          <table:table-cell office:value-type="float" office:value="23.8" calcext:value-type="float">
            <text:p>23,8</text:p>
          </table:table-cell>
          <table:table-cell office:value-type="float" office:value="19.69" calcext:value-type="float">
            <text:p>19,69</text:p>
          </table:table-cell>
          <table:table-cell office:value-type="float" office:value="703" calcext:value-type="float">
            <text:p>703</text:p>
          </table:table-cell>
          <table:table-cell office:value-type="float" office:value="247.21" calcext:value-type="float">
            <text:p>247,21</text:p>
          </table:table-cell>
          <table:table-cell office:value-type="float" office:value="14" calcext:value-type="float">
            <text:p>14</text:p>
          </table:table-cell>
          <table:table-cell office:value-type="float" office:value="463.69" calcext:value-type="float">
            <text:p>463,69</text:p>
          </table:table-cell>
          <table:table-cell office:value-type="float" office:value="89.82" calcext:value-type="float">
            <text:p>89,82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g.96.2.gml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4.41" calcext:value-type="float">
            <text:p>4,4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741" calcext:value-type="float">
            <text:p>741</text:p>
          </table:table-cell>
          <table:table-cell office:value-type="float" office:value="237.86" calcext:value-type="float">
            <text:p>237,86</text:p>
          </table:table-cell>
          <table:table-cell office:value-type="float" office:value="356" calcext:value-type="float">
            <text:p>356</text:p>
          </table:table-cell>
          <table:table-cell office:value-type="float" office:value="559.28" calcext:value-type="float">
            <text:p>559,28</text:p>
          </table:table-cell>
          <table:table-cell office:value-type="float" office:value="13.93" calcext:value-type="float">
            <text:p>13,93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string" calcext:value-type="string">
            <text:p>g.97.1.gml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6.31" calcext:value-type="float">
            <text:p>6,31</text:p>
          </table:table-cell>
          <table:table-cell office:value-type="float" office:value="6.44" calcext:value-type="float">
            <text:p>6,44</text:p>
          </table:table-cell>
          <table:table-cell office:value-type="float" office:value="6.31" calcext:value-type="float">
            <text:p>6,31</text:p>
          </table:table-cell>
          <table:table-cell office:value-type="float" office:value="1267" calcext:value-type="float">
            <text:p>1267</text:p>
          </table:table-cell>
          <table:table-cell office:value-type="float" office:value="228.92" calcext:value-type="float">
            <text:p>228,92</text:p>
          </table:table-cell>
          <table:table-cell office:value-type="float" office:value="253" calcext:value-type="float">
            <text:p>253</text:p>
          </table:table-cell>
          <table:table-cell office:value-type="float" office:value="471.72" calcext:value-type="float">
            <text:p>471,72</text:p>
          </table:table-cell>
          <table:table-cell office:value-type="float" office:value="64.69" calcext:value-type="float">
            <text:p>64,69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string" calcext:value-type="string">
            <text:p>g.99.1.gml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7.69" calcext:value-type="float">
            <text:p>27,69</text:p>
          </table:table-cell>
          <table:table-cell table:number-columns-repeated="2" office:value-type="float" office:value="15.22" calcext:value-type="float">
            <text:p>15,22</text:p>
          </table:table-cell>
          <table:table-cell office:value-type="float" office:value="1046" calcext:value-type="float">
            <text:p>1046</text:p>
          </table:table-cell>
          <table:table-cell office:value-type="float" office:value="277.88" calcext:value-type="float">
            <text:p>277,88</text:p>
          </table:table-cell>
          <table:table-cell office:value-type="float" office:value="91" calcext:value-type="float">
            <text:p>91</text:p>
          </table:table-cell>
          <table:table-cell office:value-type="float" office:value="587.84" calcext:value-type="float">
            <text:p>587,84</text:p>
          </table:table-cell>
          <table:table-cell office:value-type="float" office:value="110.96" calcext:value-type="float">
            <text:p>110,96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g.99.2.gml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0.49" calcext:value-type="float">
            <text:p>30,49</text:p>
          </table:table-cell>
          <table:table-cell table:number-columns-repeated="2" office:value-type="float" office:value="13.65" calcext:value-type="float">
            <text:p>13,65</text:p>
          </table:table-cell>
          <table:table-cell office:value-type="float" office:value="2792" calcext:value-type="float">
            <text:p>2792</text:p>
          </table:table-cell>
          <table:table-cell office:value-type="float" office:value="273.35" calcext:value-type="float">
            <text:p>273,35</text:p>
          </table:table-cell>
          <table:table-cell office:value-type="float" office:value="97" calcext:value-type="float">
            <text:p>97</text:p>
          </table:table-cell>
          <table:table-cell office:value-type="float" office:value="571.89" calcext:value-type="float">
            <text:p>571,89</text:p>
          </table:table-cell>
          <table:table-cell office:value-type="float" office:value="105.54" calcext:value-type="float">
            <text:p>105,54</text:p>
          </table:table-cell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string" calcext:value-type="string">
            <text:p>g.99.0.gml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8.85" calcext:value-type="float">
            <text:p>18,85</text:p>
          </table:table-cell>
          <table:table-cell office:value-type="float" office:value="35.51" calcext:value-type="float">
            <text:p>35,51</text:p>
          </table:table-cell>
          <table:table-cell office:value-type="float" office:value="18.85" calcext:value-type="float">
            <text:p>18,85</text:p>
          </table:table-cell>
          <table:table-cell office:value-type="float" office:value="96" calcext:value-type="float">
            <text:p>96</text:p>
          </table:table-cell>
          <table:table-cell office:value-type="float" office:value="253.47" calcext:value-type="float">
            <text:p>253,47</text:p>
          </table:table-cell>
          <table:table-cell office:value-type="float" office:value="16" calcext:value-type="float">
            <text:p>16</text:p>
          </table:table-cell>
          <table:table-cell office:value-type="float" office:value="521.68" calcext:value-type="float">
            <text:p>521,68</text:p>
          </table:table-cell>
          <table:table-cell office:value-type="float" office:value="74.21" calcext:value-type="float">
            <text:p>74,2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g.100.1.g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.42" calcext:value-type="float">
            <text:p>1,42</text:p>
          </table:table-cell>
          <table:table-cell office:value-type="float" office:value="4.35" calcext:value-type="float">
            <text:p>4,35</text:p>
          </table:table-cell>
          <table:table-cell office:value-type="float" office:value="1.42" calcext:value-type="float">
            <text:p>1,42</text:p>
          </table:table-cell>
          <table:table-cell office:value-type="float" office:value="727" calcext:value-type="float">
            <text:p>727</text:p>
          </table:table-cell>
          <table:table-cell office:value-type="float" office:value="238.13" calcext:value-type="float">
            <text:p>238,13</text:p>
          </table:table-cell>
          <table:table-cell office:value-type="float" office:value="859" calcext:value-type="float">
            <text:p>859</text:p>
          </table:table-cell>
          <table:table-cell office:value-type="float" office:value="605.7" calcext:value-type="float">
            <text:p>605,7</text:p>
          </table:table-cell>
          <table:table-cell office:value-type="float" office:value="24.03" calcext:value-type="float">
            <text:p>24,03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g.100.0.g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0.74" calcext:value-type="float">
            <text:p>0,74</text:p>
          </table:table-cell>
          <table:table-cell office:value-type="float" office:value="5.86" calcext:value-type="float">
            <text:p>5,86</text:p>
          </table:table-cell>
          <table:table-cell office:value-type="float" office:value="0.74" calcext:value-type="float">
            <text:p>0,74</text:p>
          </table:table-cell>
          <table:table-cell office:value-type="float" office:value="674" calcext:value-type="float">
            <text:p>674</text:p>
          </table:table-cell>
          <table:table-cell office:value-type="float" office:value="6371.41" calcext:value-type="float">
            <text:p>6371,41</text:p>
          </table:table-cell>
          <table:table-cell office:value-type="float" office:value="882" calcext:value-type="float">
            <text:p>882</text:p>
          </table:table-cell>
          <table:table-cell office:value-type="float" office:value="27190.89" calcext:value-type="float">
            <text:p>27190,89</text:p>
          </table:table-cell>
          <table:table-cell office:value-type="float" office:value="53.16" calcext:value-type="float">
            <text:p>53,16</text:p>
          </table:table-cell>
          <table:table-cell office:value-type="float" office:value="4898" calcext:value-type="float">
            <text:p>4898</text:p>
          </table:table-cell>
        </table:table-row>
      </table:table>
      <table:table table:name="Random Movement -1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58" calcext:value-type="float">
            <text:p>258</text:p>
          </table:table-cell>
          <table:table-cell office:value-type="float" office:value="58.4081" calcext:value-type="float">
            <text:p>58,408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.9161" calcext:value-type="float">
            <text:p>27,9161</text:p>
          </table:table-cell>
          <table:table-cell office:value-type="float" office:value="1.86940557575693" calcext:value-type="float">
            <text:p>1,86940557575693</text:p>
          </table:table-cell>
          <table:table-cell office:value-type="float" office:value="5" calcext:value-type="float">
            <text:p>5</text:p>
          </table:table-cell>
          <table:table-cell office:value-type="float" office:value="27.9161" calcext:value-type="float">
            <text:p>27,9161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3" calcext:value-type="float">
            <text:p>103</text:p>
          </table:table-cell>
          <table:table-cell office:value-type="float" office:value="54.1295" calcext:value-type="float">
            <text:p>54,129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.8086" calcext:value-type="float">
            <text:p>23,8086</text:p>
          </table:table-cell>
          <table:table-cell office:value-type="float" office:value="2.11025176194812" calcext:value-type="float">
            <text:p>2,11025176194812</text:p>
          </table:table-cell>
          <table:table-cell office:value-type="float" office:value="9" calcext:value-type="float">
            <text:p>9</text:p>
          </table:table-cell>
          <table:table-cell office:value-type="float" office:value="23.8086" calcext:value-type="float">
            <text:p>23,8086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98" calcext:value-type="float">
            <text:p>298</text:p>
          </table:table-cell>
          <table:table-cell office:value-type="float" office:value="38.117" calcext:value-type="float">
            <text:p>38,1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.2089" calcext:value-type="float">
            <text:p>13,2089</text:p>
          </table:table-cell>
          <table:table-cell office:value-type="float" office:value="3.03588308446308" calcext:value-type="float">
            <text:p>3,03588308446308</text:p>
          </table:table-cell>
          <table:table-cell office:value-type="float" office:value="23" calcext:value-type="float">
            <text:p>23</text:p>
          </table:table-cell>
          <table:table-cell office:value-type="float" office:value="13.2089" calcext:value-type="float">
            <text:p>13,2089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  <table:table-cell office:value-type="float" office:value="40.054" calcext:value-type="float">
            <text:p>40,05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.5039" calcext:value-type="float">
            <text:p>9,5039</text:p>
          </table:table-cell>
          <table:table-cell office:value-type="float" office:value="3.27548186742092" calcext:value-type="float">
            <text:p>3,27548186742092</text:p>
          </table:table-cell>
          <table:table-cell office:value-type="float" office:value="33" calcext:value-type="float">
            <text:p>33</text:p>
          </table:table-cell>
          <table:table-cell office:value-type="float" office:value="9.5039" calcext:value-type="float">
            <text:p>9,5039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52.1622" calcext:value-type="float">
            <text:p>52,16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.0733" calcext:value-type="float">
            <text:p>18,0733</text:p>
          </table:table-cell>
          <table:table-cell office:value-type="float" office:value="2.97717027750967" calcext:value-type="float">
            <text:p>2,97717027750967</text:p>
          </table:table-cell>
          <table:table-cell office:value-type="float" office:value="11" calcext:value-type="float">
            <text:p>11</text:p>
          </table:table-cell>
          <table:table-cell office:value-type="float" office:value="18.0733" calcext:value-type="float">
            <text:p>18,0733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4" calcext:value-type="float">
            <text:p>104</text:p>
          </table:table-cell>
          <table:table-cell office:value-type="float" office:value="46.6626" calcext:value-type="float">
            <text:p>46,66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.2764" calcext:value-type="float">
            <text:p>17,2764</text:p>
          </table:table-cell>
          <table:table-cell office:value-type="float" office:value="2.42226884192689" calcext:value-type="float">
            <text:p>2,42226884192689</text:p>
          </table:table-cell>
          <table:table-cell office:value-type="float" office:value="9" calcext:value-type="float">
            <text:p>9</text:p>
          </table:table-cell>
          <table:table-cell office:value-type="float" office:value="17.2764" calcext:value-type="float">
            <text:p>17,2764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70.7112" calcext:value-type="float">
            <text:p>70,71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.5491" calcext:value-type="float">
            <text:p>31,5491</text:p>
          </table:table-cell>
          <table:table-cell office:value-type="float" office:value="1.69557924099304" calcext:value-type="float">
            <text:p>1,69557924099304</text:p>
          </table:table-cell>
          <table:table-cell office:value-type="float" office:value="5" calcext:value-type="float">
            <text:p>5</text:p>
          </table:table-cell>
          <table:table-cell office:value-type="float" office:value="31.5491" calcext:value-type="float">
            <text:p>31,5491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719" calcext:value-type="float">
            <text:p>719</text:p>
          </table:table-cell>
          <table:table-cell office:value-type="float" office:value="41.4673" calcext:value-type="float">
            <text:p>41,467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.2281" calcext:value-type="float">
            <text:p>20,2281</text:p>
          </table:table-cell>
          <table:table-cell office:value-type="float" office:value="2.46919858573254" calcext:value-type="float">
            <text:p>2,46919858573254</text:p>
          </table:table-cell>
          <table:table-cell office:value-type="float" office:value="23" calcext:value-type="float">
            <text:p>23</text:p>
          </table:table-cell>
          <table:table-cell office:value-type="float" office:value="20.2281" calcext:value-type="float">
            <text:p>20,2281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88" calcext:value-type="float">
            <text:p>288</text:p>
          </table:table-cell>
          <table:table-cell office:value-type="float" office:value="49.1763" calcext:value-type="float">
            <text:p>49,176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.6128" calcext:value-type="float">
            <text:p>15,6128</text:p>
          </table:table-cell>
          <table:table-cell office:value-type="float" office:value="2.69478229950937" calcext:value-type="float">
            <text:p>2,69478229950937</text:p>
          </table:table-cell>
          <table:table-cell office:value-type="float" office:value="21" calcext:value-type="float">
            <text:p>21</text:p>
          </table:table-cell>
          <table:table-cell office:value-type="float" office:value="15.6128" calcext:value-type="float">
            <text:p>15,6128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64" calcext:value-type="float">
            <text:p>364</text:p>
          </table:table-cell>
          <table:table-cell office:value-type="float" office:value="62.1868" calcext:value-type="float">
            <text:p>62,186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.8875" calcext:value-type="float">
            <text:p>27,8875</text:p>
          </table:table-cell>
          <table:table-cell office:value-type="float" office:value="2.2927050368683" calcext:value-type="float">
            <text:p>2,2927050368683</text:p>
          </table:table-cell>
          <table:table-cell office:value-type="float" office:value="8" calcext:value-type="float">
            <text:p>8</text:p>
          </table:table-cell>
          <table:table-cell office:value-type="float" office:value="27.8875" calcext:value-type="float">
            <text:p>27,8875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74" calcext:value-type="float">
            <text:p>274</text:p>
          </table:table-cell>
          <table:table-cell office:value-type="float" office:value="55.2931" calcext:value-type="float">
            <text:p>55,29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.5405" calcext:value-type="float">
            <text:p>26,5405</text:p>
          </table:table-cell>
          <table:table-cell office:value-type="float" office:value="2.07214591570088" calcext:value-type="float">
            <text:p>2,07214591570088</text:p>
          </table:table-cell>
          <table:table-cell office:value-type="float" office:value="9" calcext:value-type="float">
            <text:p>9</text:p>
          </table:table-cell>
          <table:table-cell office:value-type="float" office:value="26.5405" calcext:value-type="float">
            <text:p>26,5405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5.556" calcext:value-type="float">
            <text:p>65,5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.4936" calcext:value-type="float">
            <text:p>31,4936</text:p>
          </table:table-cell>
          <table:table-cell office:value-type="float" office:value="1.91369612780366" calcext:value-type="float">
            <text:p>1,91369612780366</text:p>
          </table:table-cell>
          <table:table-cell office:value-type="float" office:value="4" calcext:value-type="float">
            <text:p>4</text:p>
          </table:table-cell>
          <table:table-cell office:value-type="float" office:value="31.4936" calcext:value-type="float">
            <text:p>31,4936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 office:value-type="float" office:value="72.6081" calcext:value-type="float">
            <text:p>72,608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.0962" calcext:value-type="float">
            <text:p>37,0962</text:p>
          </table:table-cell>
          <table:table-cell office:value-type="float" office:value="1.67522049221519" calcext:value-type="float">
            <text:p>1,67522049221519</text:p>
          </table:table-cell>
          <table:table-cell office:value-type="float" office:value="5" calcext:value-type="float">
            <text:p>5</text:p>
          </table:table-cell>
          <table:table-cell office:value-type="float" office:value="37.0962" calcext:value-type="float">
            <text:p>37,0962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4" calcext:value-type="float">
            <text:p>164</text:p>
          </table:table-cell>
          <table:table-cell office:value-type="float" office:value="88.6175" calcext:value-type="float">
            <text:p>88,61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.3143" calcext:value-type="float">
            <text:p>43,3143</text:p>
          </table:table-cell>
          <table:table-cell office:value-type="float" office:value="2.02914771798355" calcext:value-type="float">
            <text:p>2,02914771798355</text:p>
          </table:table-cell>
          <table:table-cell office:value-type="float" office:value="3" calcext:value-type="float">
            <text:p>3</text:p>
          </table:table-cell>
          <table:table-cell office:value-type="float" office:value="43.3143" calcext:value-type="float">
            <text:p>43,3143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office:value-type="float" office:value="63.7844" calcext:value-type="float">
            <text:p>63,78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.0438" calcext:value-type="float">
            <text:p>27,0438</text:p>
          </table:table-cell>
          <table:table-cell office:value-type="float" office:value="1.97747510715486" calcext:value-type="float">
            <text:p>1,97747510715486</text:p>
          </table:table-cell>
          <table:table-cell office:value-type="float" office:value="2" calcext:value-type="float">
            <text:p>2</text:p>
          </table:table-cell>
          <table:table-cell office:value-type="float" office:value="27.0438" calcext:value-type="float">
            <text:p>27,0438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04" calcext:value-type="float">
            <text:p>104</text:p>
          </table:table-cell>
          <table:table-cell office:value-type="float" office:value="81.946" calcext:value-type="float">
            <text:p>81,9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8.7903" calcext:value-type="float">
            <text:p>38,7903</text:p>
          </table:table-cell>
          <table:table-cell office:value-type="float" office:value="1.68096661525668" calcext:value-type="float">
            <text:p>1,68096661525668</text:p>
          </table:table-cell>
          <table:table-cell office:value-type="float" office:value="2" calcext:value-type="float">
            <text:p>2</text:p>
          </table:table-cell>
          <table:table-cell office:value-type="float" office:value="38.7903" calcext:value-type="float">
            <text:p>38,7903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278" calcext:value-type="float">
            <text:p>278</text:p>
          </table:table-cell>
          <table:table-cell office:value-type="float" office:value="68.529" calcext:value-type="float">
            <text:p>68,52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2.1344" calcext:value-type="float">
            <text:p>32,1344</text:p>
          </table:table-cell>
          <table:table-cell office:value-type="float" office:value="2.10600947780677" calcext:value-type="float">
            <text:p>2,10600947780677</text:p>
          </table:table-cell>
          <table:table-cell office:value-type="float" office:value="7" calcext:value-type="float">
            <text:p>7</text:p>
          </table:table-cell>
          <table:table-cell office:value-type="float" office:value="32.1344" calcext:value-type="float">
            <text:p>32,1344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317" calcext:value-type="float">
            <text:p>317</text:p>
          </table:table-cell>
          <table:table-cell office:value-type="float" office:value="73.6092" calcext:value-type="float">
            <text:p>73,609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.5559" calcext:value-type="float">
            <text:p>39,5559</text:p>
          </table:table-cell>
          <table:table-cell office:value-type="float" office:value="1.83912038758476" calcext:value-type="float">
            <text:p>1,83912038758476</text:p>
          </table:table-cell>
          <table:table-cell office:value-type="float" office:value="5" calcext:value-type="float">
            <text:p>5</text:p>
          </table:table-cell>
          <table:table-cell office:value-type="float" office:value="39.5559" calcext:value-type="float">
            <text:p>39,5559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02" calcext:value-type="float">
            <text:p>202</text:p>
          </table:table-cell>
          <table:table-cell office:value-type="float" office:value="76.5961" calcext:value-type="float">
            <text:p>76,59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.1332" calcext:value-type="float">
            <text:p>33,1332</text:p>
          </table:table-cell>
          <table:table-cell office:value-type="float" office:value="2.62258885687784" calcext:value-type="float">
            <text:p>2,62258885687784</text:p>
          </table:table-cell>
          <table:table-cell office:value-type="float" office:value="5" calcext:value-type="float">
            <text:p>5</text:p>
          </table:table-cell>
          <table:table-cell office:value-type="float" office:value="33.1332" calcext:value-type="float">
            <text:p>33,1332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62.282" calcext:value-type="float">
            <text:p>62,28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.6208" calcext:value-type="float">
            <text:p>23,6208</text:p>
          </table:table-cell>
          <table:table-cell office:value-type="float" office:value="2.0177954656937" calcext:value-type="float">
            <text:p>2,0177954656937</text:p>
          </table:table-cell>
          <table:table-cell office:value-type="float" office:value="9" calcext:value-type="float">
            <text:p>9</text:p>
          </table:table-cell>
          <table:table-cell office:value-type="float" office:value="23.6208" calcext:value-type="float">
            <text:p>23,6208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office:value-type="float" office:value="79.4363" calcext:value-type="float">
            <text:p>79,436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1.7729" calcext:value-type="float">
            <text:p>41,7729</text:p>
          </table:table-cell>
          <table:table-cell office:value-type="float" office:value="1.75169525369934" calcext:value-type="float">
            <text:p>1,75169525369934</text:p>
          </table:table-cell>
          <table:table-cell office:value-type="float" office:value="5" calcext:value-type="float">
            <text:p>5</text:p>
          </table:table-cell>
          <table:table-cell office:value-type="float" office:value="41.7729" calcext:value-type="float">
            <text:p>41,7729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office:value-type="float" office:value="24.5066" calcext:value-type="float">
            <text:p>24,506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7.9536" calcext:value-type="float">
            <text:p>7,9536</text:p>
          </table:table-cell>
          <table:table-cell office:value-type="float" office:value="4.13450391668649" calcext:value-type="float">
            <text:p>4,13450391668649</text:p>
          </table:table-cell>
          <table:table-cell office:value-type="float" office:value="119" calcext:value-type="float">
            <text:p>119</text:p>
          </table:table-cell>
          <table:table-cell office:value-type="float" office:value="7.9536" calcext:value-type="float">
            <text:p>7,9536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170" calcext:value-type="float">
            <text:p>1170</text:p>
          </table:table-cell>
          <table:table-cell office:value-type="float" office:value="22.7132" calcext:value-type="float">
            <text:p>22,713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7.654" calcext:value-type="float">
            <text:p>7,654</text:p>
          </table:table-cell>
          <table:table-cell office:value-type="float" office:value="3.95649703505226" calcext:value-type="float">
            <text:p>3,95649703505226</text:p>
          </table:table-cell>
          <table:table-cell office:value-type="float" office:value="125" calcext:value-type="float">
            <text:p>125</text:p>
          </table:table-cell>
          <table:table-cell office:value-type="float" office:value="7.654" calcext:value-type="float">
            <text:p>7,654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55.3415" calcext:value-type="float">
            <text:p>55,34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.2163" calcext:value-type="float">
            <text:p>20,2163</text:p>
          </table:table-cell>
          <table:table-cell office:value-type="float" office:value="2.43957224676124" calcext:value-type="float">
            <text:p>2,43957224676124</text:p>
          </table:table-cell>
          <table:table-cell office:value-type="float" office:value="12" calcext:value-type="float">
            <text:p>12</text:p>
          </table:table-cell>
          <table:table-cell office:value-type="float" office:value="20.2163" calcext:value-type="float">
            <text:p>20,2163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40.5696" calcext:value-type="float">
            <text:p>40,569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.9373" calcext:value-type="float">
            <text:p>12,9373</text:p>
          </table:table-cell>
          <table:table-cell office:value-type="float" office:value="2.4740747227528" calcext:value-type="float">
            <text:p>2,4740747227528</text:p>
          </table:table-cell>
          <table:table-cell office:value-type="float" office:value="14" calcext:value-type="float">
            <text:p>14</text:p>
          </table:table-cell>
          <table:table-cell office:value-type="float" office:value="12.9373" calcext:value-type="float">
            <text:p>12,9373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13" calcext:value-type="float">
            <text:p>313</text:p>
          </table:table-cell>
          <table:table-cell office:value-type="float" office:value="60.6291" calcext:value-type="float">
            <text:p>60,629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9.6336" calcext:value-type="float">
            <text:p>29,6336</text:p>
          </table:table-cell>
          <table:table-cell office:value-type="float" office:value="1.92428577612629" calcext:value-type="float">
            <text:p>1,92428577612629</text:p>
          </table:table-cell>
          <table:table-cell office:value-type="float" office:value="11" calcext:value-type="float">
            <text:p>11</text:p>
          </table:table-cell>
          <table:table-cell office:value-type="float" office:value="29.6336" calcext:value-type="float">
            <text:p>29,6336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3" calcext:value-type="float">
            <text:p>73</text:p>
          </table:table-cell>
          <table:table-cell office:value-type="float" office:value="67.7944" calcext:value-type="float">
            <text:p>67,794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2.5084" calcext:value-type="float">
            <text:p>32,5084</text:p>
          </table:table-cell>
          <table:table-cell office:value-type="float" office:value="1.66506175027874" calcext:value-type="float">
            <text:p>1,66506175027874</text:p>
          </table:table-cell>
          <table:table-cell office:value-type="float" office:value="4" calcext:value-type="float">
            <text:p>4</text:p>
          </table:table-cell>
          <table:table-cell office:value-type="float" office:value="32.5084" calcext:value-type="float">
            <text:p>32,5084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2.9558" calcext:value-type="float">
            <text:p>82,955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.5213" calcext:value-type="float">
            <text:p>40,5213</text:p>
          </table:table-cell>
          <table:table-cell office:value-type="float" office:value="1.65692401138569" calcext:value-type="float">
            <text:p>1,65692401138569</text:p>
          </table:table-cell>
          <table:table-cell office:value-type="float" office:value="1" calcext:value-type="float">
            <text:p>1</text:p>
          </table:table-cell>
          <table:table-cell office:value-type="float" office:value="40.5213" calcext:value-type="float">
            <text:p>40,5213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2" calcext:value-type="float">
            <text:p>82</text:p>
          </table:table-cell>
          <table:table-cell office:value-type="float" office:value="66.1165" calcext:value-type="float">
            <text:p>66,116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.0051" calcext:value-type="float">
            <text:p>30,0051</text:p>
          </table:table-cell>
          <table:table-cell office:value-type="float" office:value="1.91078056564115" calcext:value-type="float">
            <text:p>1,91078056564115</text:p>
          </table:table-cell>
          <table:table-cell office:value-type="float" office:value="11" calcext:value-type="float">
            <text:p>11</text:p>
          </table:table-cell>
          <table:table-cell office:value-type="float" office:value="30.0051" calcext:value-type="float">
            <text:p>30,0051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89.7016" calcext:value-type="float">
            <text:p>89,70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8.3842" calcext:value-type="float">
            <text:p>58,3842</text:p>
          </table:table-cell>
          <table:table-cell office:value-type="float" office:value="1.38023054448011" calcext:value-type="float">
            <text:p>1,38023054448011</text:p>
          </table:table-cell>
          <table:table-cell office:value-type="float" office:value="1" calcext:value-type="float">
            <text:p>1</text:p>
          </table:table-cell>
          <table:table-cell office:value-type="float" office:value="58.3842" calcext:value-type="float">
            <text:p>58,3842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0" calcext:value-type="float">
            <text:p>160</text:p>
          </table:table-cell>
          <table:table-cell office:value-type="float" office:value="41.4237" calcext:value-type="float">
            <text:p>41,423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.0554" calcext:value-type="float">
            <text:p>15,0554</text:p>
          </table:table-cell>
          <table:table-cell office:value-type="float" office:value="2.35159705041525" calcext:value-type="float">
            <text:p>2,35159705041525</text:p>
          </table:table-cell>
          <table:table-cell office:value-type="float" office:value="10" calcext:value-type="float">
            <text:p>10</text:p>
          </table:table-cell>
          <table:table-cell office:value-type="float" office:value="15.0554" calcext:value-type="float">
            <text:p>15,0554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67" calcext:value-type="float">
            <text:p>267</text:p>
          </table:table-cell>
          <table:table-cell office:value-type="float" office:value="46.8487" calcext:value-type="float">
            <text:p>46,848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.2421" calcext:value-type="float">
            <text:p>20,2421</text:p>
          </table:table-cell>
          <table:table-cell office:value-type="float" office:value="3.24968876164489" calcext:value-type="float">
            <text:p>3,24968876164489</text:p>
          </table:table-cell>
          <table:table-cell office:value-type="float" office:value="12" calcext:value-type="float">
            <text:p>12</text:p>
          </table:table-cell>
          <table:table-cell office:value-type="float" office:value="20.2421" calcext:value-type="float">
            <text:p>20,2421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69.8047" calcext:value-type="float">
            <text:p>69,80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.6698" calcext:value-type="float">
            <text:p>32,6698</text:p>
          </table:table-cell>
          <table:table-cell office:value-type="float" office:value="1.65305602538658" calcext:value-type="float">
            <text:p>1,65305602538658</text:p>
          </table:table-cell>
          <table:table-cell office:value-type="float" office:value="6" calcext:value-type="float">
            <text:p>6</text:p>
          </table:table-cell>
          <table:table-cell office:value-type="float" office:value="32.6698" calcext:value-type="float">
            <text:p>32,6698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537" calcext:value-type="float">
            <text:p>67,65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.287" calcext:value-type="float">
            <text:p>30,287</text:p>
          </table:table-cell>
          <table:table-cell office:value-type="float" office:value="1.75864461513773" calcext:value-type="float">
            <text:p>1,75864461513773</text:p>
          </table:table-cell>
          <table:table-cell office:value-type="float" office:value="4" calcext:value-type="float">
            <text:p>4</text:p>
          </table:table-cell>
          <table:table-cell office:value-type="float" office:value="30.287" calcext:value-type="float">
            <text:p>30,287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6" calcext:value-type="float">
            <text:p>106</text:p>
          </table:table-cell>
          <table:table-cell office:value-type="float" office:value="46.2612" calcext:value-type="float">
            <text:p>46,261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.0821" calcext:value-type="float">
            <text:p>23,0821</text:p>
          </table:table-cell>
          <table:table-cell office:value-type="float" office:value="2.72012055321874" calcext:value-type="float">
            <text:p>2,72012055321874</text:p>
          </table:table-cell>
          <table:table-cell office:value-type="float" office:value="14" calcext:value-type="float">
            <text:p>14</text:p>
          </table:table-cell>
          <table:table-cell office:value-type="float" office:value="23.0821" calcext:value-type="float">
            <text:p>23,0821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333" calcext:value-type="float">
            <text:p>333</text:p>
          </table:table-cell>
          <table:table-cell office:value-type="float" office:value="55.6714" calcext:value-type="float">
            <text:p>55,67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.0791" calcext:value-type="float">
            <text:p>25,0791</text:p>
          </table:table-cell>
          <table:table-cell office:value-type="float" office:value="2.11567990531122" calcext:value-type="float">
            <text:p>2,11567990531122</text:p>
          </table:table-cell>
          <table:table-cell office:value-type="float" office:value="13" calcext:value-type="float">
            <text:p>13</text:p>
          </table:table-cell>
          <table:table-cell office:value-type="float" office:value="25.0791" calcext:value-type="float">
            <text:p>25,0791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47.5483" calcext:value-type="float">
            <text:p>47,548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.3694" calcext:value-type="float">
            <text:p>17,3694</text:p>
          </table:table-cell>
          <table:table-cell office:value-type="float" office:value="2.44754165842719" calcext:value-type="float">
            <text:p>2,44754165842719</text:p>
          </table:table-cell>
          <table:table-cell office:value-type="float" office:value="8" calcext:value-type="float">
            <text:p>8</text:p>
          </table:table-cell>
          <table:table-cell office:value-type="float" office:value="17.3694" calcext:value-type="float">
            <text:p>17,3694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582" calcext:value-type="float">
            <text:p>582</text:p>
          </table:table-cell>
          <table:table-cell office:value-type="float" office:value="43.791" calcext:value-type="float">
            <text:p>43,79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.5452" calcext:value-type="float">
            <text:p>18,5452</text:p>
          </table:table-cell>
          <table:table-cell office:value-type="float" office:value="2.48277655044429" calcext:value-type="float">
            <text:p>2,48277655044429</text:p>
          </table:table-cell>
          <table:table-cell office:value-type="float" office:value="51" calcext:value-type="float">
            <text:p>51</text:p>
          </table:table-cell>
          <table:table-cell office:value-type="float" office:value="18.5452" calcext:value-type="float">
            <text:p>18,5452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2" calcext:value-type="float">
            <text:p>132</text:p>
          </table:table-cell>
          <table:table-cell office:value-type="float" office:value="36.0036" calcext:value-type="float">
            <text:p>36,003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.5622" calcext:value-type="float">
            <text:p>15,5622</text:p>
          </table:table-cell>
          <table:table-cell office:value-type="float" office:value="2.28042602670186" calcext:value-type="float">
            <text:p>2,28042602670186</text:p>
          </table:table-cell>
          <table:table-cell office:value-type="float" office:value="10" calcext:value-type="float">
            <text:p>10</text:p>
          </table:table-cell>
          <table:table-cell office:value-type="float" office:value="15.5622" calcext:value-type="float">
            <text:p>15,5622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5.4456" calcext:value-type="float">
            <text:p>55,445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.5348" calcext:value-type="float">
            <text:p>11,5348</text:p>
          </table:table-cell>
          <table:table-cell office:value-type="float" office:value="2.22276039564283" calcext:value-type="float">
            <text:p>2,22276039564283</text:p>
          </table:table-cell>
          <table:table-cell office:value-type="float" office:value="10" calcext:value-type="float">
            <text:p>10</text:p>
          </table:table-cell>
          <table:table-cell office:value-type="float" office:value="11.5348" calcext:value-type="float">
            <text:p>11,5348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561" calcext:value-type="float">
            <text:p>561</text:p>
          </table:table-cell>
          <table:table-cell office:value-type="float" office:value="42.3998" calcext:value-type="float">
            <text:p>42,399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.4412" calcext:value-type="float">
            <text:p>13,4412</text:p>
          </table:table-cell>
          <table:table-cell office:value-type="float" office:value="2.39001650083931" calcext:value-type="float">
            <text:p>2,39001650083931</text:p>
          </table:table-cell>
          <table:table-cell office:value-type="float" office:value="29" calcext:value-type="float">
            <text:p>29</text:p>
          </table:table-cell>
          <table:table-cell office:value-type="float" office:value="13.4412" calcext:value-type="float">
            <text:p>13,4412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office:value-type="float" office:value="41.467" calcext:value-type="float">
            <text:p>41,46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.6529" calcext:value-type="float">
            <text:p>15,6529</text:p>
          </table:table-cell>
          <table:table-cell office:value-type="float" office:value="2.77114670559448" calcext:value-type="float">
            <text:p>2,77114670559448</text:p>
          </table:table-cell>
          <table:table-cell office:value-type="float" office:value="33" calcext:value-type="float">
            <text:p>33</text:p>
          </table:table-cell>
          <table:table-cell office:value-type="float" office:value="15.6529" calcext:value-type="float">
            <text:p>15,6529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55" calcext:value-type="float">
            <text:p>255</text:p>
          </table:table-cell>
          <table:table-cell office:value-type="float" office:value="37.087" calcext:value-type="float">
            <text:p>37,08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.6827" calcext:value-type="float">
            <text:p>11,6827</text:p>
          </table:table-cell>
          <table:table-cell office:value-type="float" office:value="3.73847108846558" calcext:value-type="float">
            <text:p>3,73847108846558</text:p>
          </table:table-cell>
          <table:table-cell office:value-type="float" office:value="29" calcext:value-type="float">
            <text:p>29</text:p>
          </table:table-cell>
          <table:table-cell office:value-type="float" office:value="11.6827" calcext:value-type="float">
            <text:p>11,6827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84" calcext:value-type="float">
            <text:p>184</text:p>
          </table:table-cell>
          <table:table-cell office:value-type="float" office:value="75.4917" calcext:value-type="float">
            <text:p>75,49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6.1676" calcext:value-type="float">
            <text:p>36,1676</text:p>
          </table:table-cell>
          <table:table-cell office:value-type="float" office:value="1.61654005755709" calcext:value-type="float">
            <text:p>1,61654005755709</text:p>
          </table:table-cell>
          <table:table-cell office:value-type="float" office:value="4" calcext:value-type="float">
            <text:p>4</text:p>
          </table:table-cell>
          <table:table-cell office:value-type="float" office:value="36.1676" calcext:value-type="float">
            <text:p>36,1676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 office:value-type="float" office:value="71.7283" calcext:value-type="float">
            <text:p>71,72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.9457" calcext:value-type="float">
            <text:p>20,9457</text:p>
          </table:table-cell>
          <table:table-cell office:value-type="float" office:value="1.61443198804658" calcext:value-type="float">
            <text:p>1,61443198804658</text:p>
          </table:table-cell>
          <table:table-cell office:value-type="float" office:value="1" calcext:value-type="float">
            <text:p>1</text:p>
          </table:table-cell>
          <table:table-cell office:value-type="float" office:value="20.9457" calcext:value-type="float">
            <text:p>20,9457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4.8275" calcext:value-type="float">
            <text:p>34,827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.3647" calcext:value-type="float">
            <text:p>8,3647</text:p>
          </table:table-cell>
          <table:table-cell office:value-type="float" office:value="2.34709462743737" calcext:value-type="float">
            <text:p>2,34709462743737</text:p>
          </table:table-cell>
          <table:table-cell office:value-type="float" office:value="10" calcext:value-type="float">
            <text:p>10</text:p>
          </table:table-cell>
          <table:table-cell office:value-type="float" office:value="7.9596" calcext:value-type="float">
            <text:p>7,9596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43" calcext:value-type="float">
            <text:p>343</text:p>
          </table:table-cell>
          <table:table-cell office:value-type="float" office:value="46.4826" calcext:value-type="float">
            <text:p>46,48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4.2251" calcext:value-type="float">
            <text:p>14,2251</text:p>
          </table:table-cell>
          <table:table-cell office:value-type="float" office:value="2.83962030244102" calcext:value-type="float">
            <text:p>2,83962030244102</text:p>
          </table:table-cell>
          <table:table-cell office:value-type="float" office:value="31" calcext:value-type="float">
            <text:p>31</text:p>
          </table:table-cell>
          <table:table-cell office:value-type="float" office:value="14.2251" calcext:value-type="float">
            <text:p>14,2251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922" calcext:value-type="float">
            <text:p>922</text:p>
          </table:table-cell>
          <table:table-cell office:value-type="float" office:value="41.7621" calcext:value-type="float">
            <text:p>41,762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.7398" calcext:value-type="float">
            <text:p>20,7398</text:p>
          </table:table-cell>
          <table:table-cell office:value-type="float" office:value="2.74114100123747" calcext:value-type="float">
            <text:p>2,74114100123747</text:p>
          </table:table-cell>
          <table:table-cell office:value-type="float" office:value="17" calcext:value-type="float">
            <text:p>17</text:p>
          </table:table-cell>
          <table:table-cell office:value-type="float" office:value="20.7398" calcext:value-type="float">
            <text:p>20,7398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5.6911" calcext:value-type="float">
            <text:p>55,69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.5774" calcext:value-type="float">
            <text:p>16,5774</text:p>
          </table:table-cell>
          <table:table-cell office:value-type="float" office:value="2.7589042653235" calcext:value-type="float">
            <text:p>2,7589042653235</text:p>
          </table:table-cell>
          <table:table-cell office:value-type="float" office:value="10" calcext:value-type="float">
            <text:p>10</text:p>
          </table:table-cell>
          <table:table-cell office:value-type="float" office:value="16.5774" calcext:value-type="float">
            <text:p>16,5774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3" calcext:value-type="float">
            <text:p>143</text:p>
          </table:table-cell>
          <table:table-cell office:value-type="float" office:value="89.2045" calcext:value-type="float">
            <text:p>89,20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1.2369" calcext:value-type="float">
            <text:p>41,2369</text:p>
          </table:table-cell>
          <table:table-cell office:value-type="float" office:value="1.7774754907308" calcext:value-type="float">
            <text:p>1,7774754907308</text:p>
          </table:table-cell>
          <table:table-cell office:value-type="float" office:value="1" calcext:value-type="float">
            <text:p>1</text:p>
          </table:table-cell>
          <table:table-cell office:value-type="float" office:value="41.2369" calcext:value-type="float">
            <text:p>41,2369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float" office:value="30.3101" calcext:value-type="float">
            <text:p>30,310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.8534" calcext:value-type="float">
            <text:p>6,8534</text:p>
          </table:table-cell>
          <table:table-cell office:value-type="float" office:value="4.74059868016472" calcext:value-type="float">
            <text:p>4,74059868016472</text:p>
          </table:table-cell>
          <table:table-cell office:value-type="float" office:value="82" calcext:value-type="float">
            <text:p>82</text:p>
          </table:table-cell>
          <table:table-cell office:value-type="float" office:value="6.8534" calcext:value-type="float">
            <text:p>6,8534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55" calcext:value-type="float">
            <text:p>255</text:p>
          </table:table-cell>
          <table:table-cell office:value-type="float" office:value="16.42" calcext:value-type="float">
            <text:p>16,4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4198" calcext:value-type="float">
            <text:p>4,4198</text:p>
          </table:table-cell>
          <table:table-cell office:value-type="float" office:value="3.58085640791289" calcext:value-type="float">
            <text:p>3,58085640791289</text:p>
          </table:table-cell>
          <table:table-cell office:value-type="float" office:value="170" calcext:value-type="float">
            <text:p>170</text:p>
          </table:table-cell>
          <table:table-cell office:value-type="float" office:value="4.4198" calcext:value-type="float">
            <text:p>4,4198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9.1324" calcext:value-type="float">
            <text:p>19,132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2305" calcext:value-type="float">
            <text:p>4,2305</text:p>
          </table:table-cell>
          <table:table-cell office:value-type="float" office:value="3.93032706236016" calcext:value-type="float">
            <text:p>3,93032706236016</text:p>
          </table:table-cell>
          <table:table-cell office:value-type="float" office:value="148" calcext:value-type="float">
            <text:p>148</text:p>
          </table:table-cell>
          <table:table-cell office:value-type="float" office:value="4.2305" calcext:value-type="float">
            <text:p>4,2305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99" calcext:value-type="float">
            <text:p>799</text:p>
          </table:table-cell>
          <table:table-cell office:value-type="float" office:value="15.6232" calcext:value-type="float">
            <text:p>15,623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.5543" calcext:value-type="float">
            <text:p>5,5543</text:p>
          </table:table-cell>
          <table:table-cell office:value-type="float" office:value="3.29307636768506" calcext:value-type="float">
            <text:p>3,29307636768506</text:p>
          </table:table-cell>
          <table:table-cell office:value-type="float" office:value="146" calcext:value-type="float">
            <text:p>146</text:p>
          </table:table-cell>
          <table:table-cell office:value-type="float" office:value="5.5543" calcext:value-type="float">
            <text:p>5,5543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2" calcext:value-type="float">
            <text:p>132</text:p>
          </table:table-cell>
          <table:table-cell office:value-type="float" office:value="36.4875" calcext:value-type="float">
            <text:p>36,487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.3069" calcext:value-type="float">
            <text:p>9,3069</text:p>
          </table:table-cell>
          <table:table-cell office:value-type="float" office:value="3.23852614866094" calcext:value-type="float">
            <text:p>3,23852614866094</text:p>
          </table:table-cell>
          <table:table-cell office:value-type="float" office:value="35" calcext:value-type="float">
            <text:p>35</text:p>
          </table:table-cell>
          <table:table-cell office:value-type="float" office:value="9.3069" calcext:value-type="float">
            <text:p>9,3069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97" calcext:value-type="float">
            <text:p>697</text:p>
          </table:table-cell>
          <table:table-cell office:value-type="float" office:value="48.0549" calcext:value-type="float">
            <text:p>48,054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.4807" calcext:value-type="float">
            <text:p>17,4807</text:p>
          </table:table-cell>
          <table:table-cell office:value-type="float" office:value="3.01472130397453" calcext:value-type="float">
            <text:p>3,01472130397453</text:p>
          </table:table-cell>
          <table:table-cell office:value-type="float" office:value="25" calcext:value-type="float">
            <text:p>25</text:p>
          </table:table-cell>
          <table:table-cell office:value-type="float" office:value="17.4807" calcext:value-type="float">
            <text:p>17,4807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86" calcext:value-type="float">
            <text:p>186</text:p>
          </table:table-cell>
          <table:table-cell office:value-type="float" office:value="68.6821" calcext:value-type="float">
            <text:p>68,68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.7978" calcext:value-type="float">
            <text:p>32,7978</text:p>
          </table:table-cell>
          <table:table-cell office:value-type="float" office:value="1.77688002994035" calcext:value-type="float">
            <text:p>1,77688002994035</text:p>
          </table:table-cell>
          <table:table-cell office:value-type="float" office:value="5" calcext:value-type="float">
            <text:p>5</text:p>
          </table:table-cell>
          <table:table-cell office:value-type="float" office:value="32.7978" calcext:value-type="float">
            <text:p>32,7978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25" calcext:value-type="float">
            <text:p>425</text:p>
          </table:table-cell>
          <table:table-cell office:value-type="float" office:value="47.8637" calcext:value-type="float">
            <text:p>47,863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8.2753" calcext:value-type="float">
            <text:p>18,2753</text:p>
          </table:table-cell>
          <table:table-cell office:value-type="float" office:value="2.89189717701012" calcext:value-type="float">
            <text:p>2,89189717701012</text:p>
          </table:table-cell>
          <table:table-cell office:value-type="float" office:value="28" calcext:value-type="float">
            <text:p>28</text:p>
          </table:table-cell>
          <table:table-cell office:value-type="float" office:value="18.2753" calcext:value-type="float">
            <text:p>18,2753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 office:value-type="float" office:value="64.8328" calcext:value-type="float">
            <text:p>64,83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.7133" calcext:value-type="float">
            <text:p>29,7133</text:p>
          </table:table-cell>
          <table:table-cell office:value-type="float" office:value="1.77918147162641" calcext:value-type="float">
            <text:p>1,77918147162641</text:p>
          </table:table-cell>
          <table:table-cell office:value-type="float" office:value="4" calcext:value-type="float">
            <text:p>4</text:p>
          </table:table-cell>
          <table:table-cell office:value-type="float" office:value="29.7133" calcext:value-type="float">
            <text:p>29,7133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51.2443" calcext:value-type="float">
            <text:p>51,244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.8617" calcext:value-type="float">
            <text:p>14,8617</text:p>
          </table:table-cell>
          <table:table-cell office:value-type="float" office:value="1.3755272625744" calcext:value-type="float">
            <text:p>1,3755272625744</text:p>
          </table:table-cell>
          <table:table-cell office:value-type="float" office:value="4" calcext:value-type="float">
            <text:p>4</text:p>
          </table:table-cell>
          <table:table-cell office:value-type="float" office:value="14.8617" calcext:value-type="float">
            <text:p>14,8617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71" calcext:value-type="float">
            <text:p>271</text:p>
          </table:table-cell>
          <table:table-cell office:value-type="float" office:value="37.4428" calcext:value-type="float">
            <text:p>37,442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.3717" calcext:value-type="float">
            <text:p>16,3717</text:p>
          </table:table-cell>
          <table:table-cell office:value-type="float" office:value="3.03064941661752" calcext:value-type="float">
            <text:p>3,03064941661752</text:p>
          </table:table-cell>
          <table:table-cell office:value-type="float" office:value="32" calcext:value-type="float">
            <text:p>32</text:p>
          </table:table-cell>
          <table:table-cell office:value-type="float" office:value="16.3717" calcext:value-type="float">
            <text:p>16,3717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30" calcext:value-type="float">
            <text:p>130</text:p>
          </table:table-cell>
          <table:table-cell office:value-type="float" office:value="55.7943" calcext:value-type="float">
            <text:p>55,794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.4286" calcext:value-type="float">
            <text:p>19,4286</text:p>
          </table:table-cell>
          <table:table-cell office:value-type="float" office:value="1.66702773662488" calcext:value-type="float">
            <text:p>1,66702773662488</text:p>
          </table:table-cell>
          <table:table-cell office:value-type="float" office:value="15" calcext:value-type="float">
            <text:p>15</text:p>
          </table:table-cell>
          <table:table-cell office:value-type="float" office:value="19.4286" calcext:value-type="float">
            <text:p>19,4286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office:value-type="float" office:value="47.8423" calcext:value-type="float">
            <text:p>47,84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.0793" calcext:value-type="float">
            <text:p>15,0793</text:p>
          </table:table-cell>
          <table:table-cell office:value-type="float" office:value="3.19427130014445" calcext:value-type="float">
            <text:p>3,19427130014445</text:p>
          </table:table-cell>
          <table:table-cell office:value-type="float" office:value="19" calcext:value-type="float">
            <text:p>19</text:p>
          </table:table-cell>
          <table:table-cell office:value-type="float" office:value="15.0793" calcext:value-type="float">
            <text:p>15,0793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33" calcext:value-type="float">
            <text:p>133</text:p>
          </table:table-cell>
          <table:table-cell office:value-type="float" office:value="54.4082" calcext:value-type="float">
            <text:p>54,40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.7467" calcext:value-type="float">
            <text:p>17,7467</text:p>
          </table:table-cell>
          <table:table-cell office:value-type="float" office:value="2.89967247772655" calcext:value-type="float">
            <text:p>2,89967247772655</text:p>
          </table:table-cell>
          <table:table-cell office:value-type="float" office:value="13" calcext:value-type="float">
            <text:p>13</text:p>
          </table:table-cell>
          <table:table-cell office:value-type="float" office:value="17.7467" calcext:value-type="float">
            <text:p>17,7467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301" calcext:value-type="float">
            <text:p>301</text:p>
          </table:table-cell>
          <table:table-cell office:value-type="float" office:value="52.7761" calcext:value-type="float">
            <text:p>52,776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.5533" calcext:value-type="float">
            <text:p>21,5533</text:p>
          </table:table-cell>
          <table:table-cell office:value-type="float" office:value="2.37787704488043" calcext:value-type="float">
            <text:p>2,37787704488043</text:p>
          </table:table-cell>
          <table:table-cell office:value-type="float" office:value="15" calcext:value-type="float">
            <text:p>15</text:p>
          </table:table-cell>
          <table:table-cell office:value-type="float" office:value="21.5533" calcext:value-type="float">
            <text:p>21,5533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34" calcext:value-type="float">
            <text:p>234</text:p>
          </table:table-cell>
          <table:table-cell office:value-type="float" office:value="50.5673" calcext:value-type="float">
            <text:p>50,567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3.7229" calcext:value-type="float">
            <text:p>23,7229</text:p>
          </table:table-cell>
          <table:table-cell office:value-type="float" office:value="2.73470333629116" calcext:value-type="float">
            <text:p>2,73470333629116</text:p>
          </table:table-cell>
          <table:table-cell office:value-type="float" office:value="15" calcext:value-type="float">
            <text:p>15</text:p>
          </table:table-cell>
          <table:table-cell office:value-type="float" office:value="23.7229" calcext:value-type="float">
            <text:p>23,7229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57.0671" calcext:value-type="float">
            <text:p>57,06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.2768" calcext:value-type="float">
            <text:p>18,2768</text:p>
          </table:table-cell>
          <table:table-cell office:value-type="float" office:value="2.71056067889921" calcext:value-type="float">
            <text:p>2,71056067889921</text:p>
          </table:table-cell>
          <table:table-cell office:value-type="float" office:value="11" calcext:value-type="float">
            <text:p>11</text:p>
          </table:table-cell>
          <table:table-cell office:value-type="float" office:value="18.2768" calcext:value-type="float">
            <text:p>18,2768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7" calcext:value-type="float">
            <text:p>87</text:p>
          </table:table-cell>
          <table:table-cell office:value-type="float" office:value="58.8241" calcext:value-type="float">
            <text:p>58,824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.506" calcext:value-type="float">
            <text:p>17,506</text:p>
          </table:table-cell>
          <table:table-cell office:value-type="float" office:value="2.47060055296026" calcext:value-type="float">
            <text:p>2,47060055296026</text:p>
          </table:table-cell>
          <table:table-cell office:value-type="float" office:value="11" calcext:value-type="float">
            <text:p>11</text:p>
          </table:table-cell>
          <table:table-cell office:value-type="float" office:value="17.506" calcext:value-type="float">
            <text:p>17,506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92" calcext:value-type="float">
            <text:p>192</text:p>
          </table:table-cell>
          <table:table-cell office:value-type="float" office:value="64.087" calcext:value-type="float">
            <text:p>64,08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.1094" calcext:value-type="float">
            <text:p>26,1094</text:p>
          </table:table-cell>
          <table:table-cell office:value-type="float" office:value="2.93280056864979" calcext:value-type="float">
            <text:p>2,93280056864979</text:p>
          </table:table-cell>
          <table:table-cell office:value-type="float" office:value="6" calcext:value-type="float">
            <text:p>6</text:p>
          </table:table-cell>
          <table:table-cell office:value-type="float" office:value="26.1094" calcext:value-type="float">
            <text:p>26,1094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18" calcext:value-type="float">
            <text:p>118</text:p>
          </table:table-cell>
          <table:table-cell office:value-type="float" office:value="69.4947" calcext:value-type="float">
            <text:p>69,494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.5557" calcext:value-type="float">
            <text:p>28,5557</text:p>
          </table:table-cell>
          <table:table-cell office:value-type="float" office:value="2.49893075341786" calcext:value-type="float">
            <text:p>2,49893075341786</text:p>
          </table:table-cell>
          <table:table-cell office:value-type="float" office:value="6" calcext:value-type="float">
            <text:p>6</text:p>
          </table:table-cell>
          <table:table-cell office:value-type="float" office:value="28.5557" calcext:value-type="float">
            <text:p>28,5557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7.6675" calcext:value-type="float">
            <text:p>37,667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7948" calcext:value-type="float">
            <text:p>4,7948</text:p>
          </table:table-cell>
          <table:table-cell office:value-type="float" office:value="3.4470606163088" calcext:value-type="float">
            <text:p>3,4470606163088</text:p>
          </table:table-cell>
          <table:table-cell office:value-type="float" office:value="9" calcext:value-type="float">
            <text:p>9</text:p>
          </table:table-cell>
          <table:table-cell office:value-type="float" office:value="2.8596" calcext:value-type="float">
            <text:p>2,8596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98" calcext:value-type="float">
            <text:p>198</text:p>
          </table:table-cell>
          <table:table-cell office:value-type="float" office:value="62.0257" calcext:value-type="float">
            <text:p>62,025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.2301" calcext:value-type="float">
            <text:p>19,2301</text:p>
          </table:table-cell>
          <table:table-cell office:value-type="float" office:value="2.20921954761094" calcext:value-type="float">
            <text:p>2,20921954761094</text:p>
          </table:table-cell>
          <table:table-cell office:value-type="float" office:value="8" calcext:value-type="float">
            <text:p>8</text:p>
          </table:table-cell>
          <table:table-cell office:value-type="float" office:value="19.2301" calcext:value-type="float">
            <text:p>19,2301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92" calcext:value-type="float">
            <text:p>92</text:p>
          </table:table-cell>
          <table:table-cell office:value-type="float" office:value="64.8676" calcext:value-type="float">
            <text:p>64,867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.295" calcext:value-type="float">
            <text:p>27,295</text:p>
          </table:table-cell>
          <table:table-cell office:value-type="float" office:value="2.29145388151549" calcext:value-type="float">
            <text:p>2,29145388151549</text:p>
          </table:table-cell>
          <table:table-cell office:value-type="float" office:value="5" calcext:value-type="float">
            <text:p>5</text:p>
          </table:table-cell>
          <table:table-cell office:value-type="float" office:value="27.295" calcext:value-type="float">
            <text:p>27,295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6" calcext:value-type="float">
            <text:p>76</text:p>
          </table:table-cell>
          <table:table-cell office:value-type="float" office:value="74.644" calcext:value-type="float">
            <text:p>74,64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.185" calcext:value-type="float">
            <text:p>32,185</text:p>
          </table:table-cell>
          <table:table-cell office:value-type="float" office:value="1.91200698057279" calcext:value-type="float">
            <text:p>1,91200698057279</text:p>
          </table:table-cell>
          <table:table-cell office:value-type="float" office:value="5" calcext:value-type="float">
            <text:p>5</text:p>
          </table:table-cell>
          <table:table-cell office:value-type="float" office:value="32.185" calcext:value-type="float">
            <text:p>32,185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office:value-type="float" office:value="85.5467" calcext:value-type="float">
            <text:p>85,546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8.254" calcext:value-type="float">
            <text:p>38,254</text:p>
          </table:table-cell>
          <table:table-cell office:value-type="float" office:value="1.97037434287434" calcext:value-type="float">
            <text:p>1,97037434287434</text:p>
          </table:table-cell>
          <table:table-cell office:value-type="float" office:value="3" calcext:value-type="float">
            <text:p>3</text:p>
          </table:table-cell>
          <table:table-cell office:value-type="float" office:value="38.254" calcext:value-type="float">
            <text:p>38,254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4.5646" calcext:value-type="float">
            <text:p>64,564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.1154" calcext:value-type="float">
            <text:p>20,1154</text:p>
          </table:table-cell>
          <table:table-cell office:value-type="float" office:value="1.77817013901555" calcext:value-type="float">
            <text:p>1,77817013901555</text:p>
          </table:table-cell>
          <table:table-cell office:value-type="float" office:value="7" calcext:value-type="float">
            <text:p>7</text:p>
          </table:table-cell>
          <table:table-cell office:value-type="float" office:value="20.1154" calcext:value-type="float">
            <text:p>20,1154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46.0217" calcext:value-type="float">
            <text:p>46,02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.0121" calcext:value-type="float">
            <text:p>15,0121</text:p>
          </table:table-cell>
          <table:table-cell office:value-type="float" office:value="1.90790250573496" calcext:value-type="float">
            <text:p>1,90790250573496</text:p>
          </table:table-cell>
          <table:table-cell office:value-type="float" office:value="8" calcext:value-type="float">
            <text:p>8</text:p>
          </table:table-cell>
          <table:table-cell office:value-type="float" office:value="15.0121" calcext:value-type="float">
            <text:p>15,0121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1009" calcext:value-type="float">
            <text:p>1009</text:p>
          </table:table-cell>
          <table:table-cell office:value-type="float" office:value="40.3366" calcext:value-type="float">
            <text:p>40,336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.4611" calcext:value-type="float">
            <text:p>12,4611</text:p>
          </table:table-cell>
          <table:table-cell office:value-type="float" office:value="3.24511731127334" calcext:value-type="float">
            <text:p>3,24511731127334</text:p>
          </table:table-cell>
          <table:table-cell office:value-type="float" office:value="50" calcext:value-type="float">
            <text:p>50</text:p>
          </table:table-cell>
          <table:table-cell office:value-type="float" office:value="12.4611" calcext:value-type="float">
            <text:p>12,4611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92" calcext:value-type="float">
            <text:p>192</text:p>
          </table:table-cell>
          <table:table-cell office:value-type="float" office:value="43.6395" calcext:value-type="float">
            <text:p>43,639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.2001" calcext:value-type="float">
            <text:p>18,2001</text:p>
          </table:table-cell>
          <table:table-cell office:value-type="float" office:value="3.01297707332266" calcext:value-type="float">
            <text:p>3,01297707332266</text:p>
          </table:table-cell>
          <table:table-cell office:value-type="float" office:value="12" calcext:value-type="float">
            <text:p>12</text:p>
          </table:table-cell>
          <table:table-cell office:value-type="float" office:value="18.2001" calcext:value-type="float">
            <text:p>18,2001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5" calcext:value-type="float">
            <text:p>165</text:p>
          </table:table-cell>
          <table:table-cell office:value-type="float" office:value="47.2894" calcext:value-type="float">
            <text:p>47,289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.7932" calcext:value-type="float">
            <text:p>16,7932</text:p>
          </table:table-cell>
          <table:table-cell office:value-type="float" office:value="2.65328724005184" calcext:value-type="float">
            <text:p>2,65328724005184</text:p>
          </table:table-cell>
          <table:table-cell office:value-type="float" office:value="12" calcext:value-type="float">
            <text:p>12</text:p>
          </table:table-cell>
          <table:table-cell office:value-type="float" office:value="16.7932" calcext:value-type="float">
            <text:p>16,7932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703" calcext:value-type="float">
            <text:p>1703</text:p>
          </table:table-cell>
          <table:table-cell office:value-type="float" office:value="20.5155" calcext:value-type="float">
            <text:p>20,515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5.7353" calcext:value-type="float">
            <text:p>5,7353</text:p>
          </table:table-cell>
          <table:table-cell office:value-type="float" office:value="3.87158833827357" calcext:value-type="float">
            <text:p>3,87158833827357</text:p>
          </table:table-cell>
          <table:table-cell office:value-type="float" office:value="196" calcext:value-type="float">
            <text:p>196</text:p>
          </table:table-cell>
          <table:table-cell office:value-type="float" office:value="5.7353" calcext:value-type="float">
            <text:p>5,7353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73" calcext:value-type="float">
            <text:p>173</text:p>
          </table:table-cell>
          <table:table-cell office:value-type="float" office:value="69.3502" calcext:value-type="float">
            <text:p>69,350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3.3427" calcext:value-type="float">
            <text:p>33,3427</text:p>
          </table:table-cell>
          <table:table-cell office:value-type="float" office:value="2.22241437256618" calcext:value-type="float">
            <text:p>2,22241437256618</text:p>
          </table:table-cell>
          <table:table-cell office:value-type="float" office:value="6" calcext:value-type="float">
            <text:p>6</text:p>
          </table:table-cell>
          <table:table-cell office:value-type="float" office:value="33.3427" calcext:value-type="float">
            <text:p>33,3427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52" calcext:value-type="float">
            <text:p>152</text:p>
          </table:table-cell>
          <table:table-cell office:value-type="float" office:value="58.4264" calcext:value-type="float">
            <text:p>58,426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.4612" calcext:value-type="float">
            <text:p>27,4612</text:p>
          </table:table-cell>
          <table:table-cell office:value-type="float" office:value="2.19087801437369" calcext:value-type="float">
            <text:p>2,19087801437369</text:p>
          </table:table-cell>
          <table:table-cell office:value-type="float" office:value="7" calcext:value-type="float">
            <text:p>7</text:p>
          </table:table-cell>
          <table:table-cell office:value-type="float" office:value="27.4612" calcext:value-type="float">
            <text:p>27,4612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23" calcext:value-type="float">
            <text:p>223</text:p>
          </table:table-cell>
          <table:table-cell office:value-type="float" office:value="61.433" calcext:value-type="float">
            <text:p>61,43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6.3778" calcext:value-type="float">
            <text:p>26,3778</text:p>
          </table:table-cell>
          <table:table-cell office:value-type="float" office:value="2.44190232236611" calcext:value-type="float">
            <text:p>2,44190232236611</text:p>
          </table:table-cell>
          <table:table-cell office:value-type="float" office:value="7" calcext:value-type="float">
            <text:p>7</text:p>
          </table:table-cell>
          <table:table-cell office:value-type="float" office:value="26.3778" calcext:value-type="float">
            <text:p>26,3778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60.4948" calcext:value-type="float">
            <text:p>60,494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.3257" calcext:value-type="float">
            <text:p>18,3257</text:p>
          </table:table-cell>
          <table:table-cell office:value-type="float" office:value="2.53799684574475" calcext:value-type="float">
            <text:p>2,53799684574475</text:p>
          </table:table-cell>
          <table:table-cell office:value-type="float" office:value="12" calcext:value-type="float">
            <text:p>12</text:p>
          </table:table-cell>
          <table:table-cell office:value-type="float" office:value="18.3257" calcext:value-type="float">
            <text:p>18,3257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3.4992" calcext:value-type="float">
            <text:p>13,499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.0839" calcext:value-type="float">
            <text:p>14,0839</text:p>
          </table:table-cell>
          <table:table-cell office:value-type="float" office:value="1.93981997871033" calcext:value-type="float">
            <text:p>1,93981997871033</text:p>
          </table:table-cell>
          <table:table-cell office:value-type="float" office:value="50" calcext:value-type="float">
            <text:p>50</text:p>
          </table:table-cell>
          <table:table-cell office:value-type="float" office:value="12.817" calcext:value-type="float">
            <text:p>12,817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28.2235" calcext:value-type="float">
            <text:p>28,22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.4857" calcext:value-type="float">
            <text:p>12,4857</text:p>
          </table:table-cell>
          <table:table-cell office:value-type="float" office:value="2.13347067383329" calcext:value-type="float">
            <text:p>2,13347067383329</text:p>
          </table:table-cell>
          <table:table-cell office:value-type="float" office:value="75" calcext:value-type="float">
            <text:p>75</text:p>
          </table:table-cell>
          <table:table-cell office:value-type="float" office:value="12.4857" calcext:value-type="float">
            <text:p>12,4857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  <table:table-cell office:value-type="float" office:value="53.1725" calcext:value-type="float">
            <text:p>53,17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.8138" calcext:value-type="float">
            <text:p>22,8138</text:p>
          </table:table-cell>
          <table:table-cell office:value-type="float" office:value="2.60143033368707" calcext:value-type="float">
            <text:p>2,60143033368707</text:p>
          </table:table-cell>
          <table:table-cell office:value-type="float" office:value="6" calcext:value-type="float">
            <text:p>6</text:p>
          </table:table-cell>
          <table:table-cell office:value-type="float" office:value="22.8138" calcext:value-type="float">
            <text:p>22,8138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339" calcext:value-type="float">
            <text:p>339</text:p>
          </table:table-cell>
          <table:table-cell office:value-type="float" office:value="63.6979" calcext:value-type="float">
            <text:p>63,697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.5117" calcext:value-type="float">
            <text:p>30,5117</text:p>
          </table:table-cell>
          <table:table-cell office:value-type="float" office:value="2.17481543791936" calcext:value-type="float">
            <text:p>2,17481543791936</text:p>
          </table:table-cell>
          <table:table-cell office:value-type="float" office:value="7" calcext:value-type="float">
            <text:p>7</text:p>
          </table:table-cell>
          <table:table-cell office:value-type="float" office:value="30.5117" calcext:value-type="float">
            <text:p>30,5117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58" calcext:value-type="float">
            <text:p>258</text:p>
          </table:table-cell>
          <table:table-cell office:value-type="float" office:value="61.9297" calcext:value-type="float">
            <text:p>61,929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.1425" calcext:value-type="float">
            <text:p>30,1425</text:p>
          </table:table-cell>
          <table:table-cell office:value-type="float" office:value="2.42374508714411" calcext:value-type="float">
            <text:p>2,42374508714411</text:p>
          </table:table-cell>
          <table:table-cell office:value-type="float" office:value="9" calcext:value-type="float">
            <text:p>9</text:p>
          </table:table-cell>
          <table:table-cell office:value-type="float" office:value="30.1425" calcext:value-type="float">
            <text:p>30,1425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41.3791" calcext:value-type="float">
            <text:p>41,379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.6011" calcext:value-type="float">
            <text:p>40,6011</text:p>
          </table:table-cell>
          <table:table-cell office:value-type="float" office:value="1.14294884898276" calcext:value-type="float">
            <text:p>1,14294884898276</text:p>
          </table:table-cell>
          <table:table-cell office:value-type="float" office:value="24" calcext:value-type="float">
            <text:p>24</text:p>
          </table:table-cell>
          <table:table-cell office:value-type="float" office:value="40.6011" calcext:value-type="float">
            <text:p>40,6011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64" calcext:value-type="float">
            <text:p>164</text:p>
          </table:table-cell>
          <table:table-cell office:value-type="float" office:value="76.5227" calcext:value-type="float">
            <text:p>76,522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.0589" calcext:value-type="float">
            <text:p>29,0589</text:p>
          </table:table-cell>
          <table:table-cell office:value-type="float" office:value="1.56854922089937" calcext:value-type="float">
            <text:p>1,56854922089937</text:p>
          </table:table-cell>
          <table:table-cell office:value-type="float" office:value="3" calcext:value-type="float">
            <text:p>3</text:p>
          </table:table-cell>
          <table:table-cell office:value-type="float" office:value="29.0589" calcext:value-type="float">
            <text:p>29,0589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84.2751" calcext:value-type="float">
            <text:p>84,275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.3853" calcext:value-type="float">
            <text:p>41,3853</text:p>
          </table:table-cell>
          <table:table-cell office:value-type="float" office:value="1.67914959471028" calcext:value-type="float">
            <text:p>1,67914959471028</text:p>
          </table:table-cell>
          <table:table-cell office:value-type="float" office:value="1" calcext:value-type="float">
            <text:p>1</text:p>
          </table:table-cell>
          <table:table-cell office:value-type="float" office:value="41.3853" calcext:value-type="float">
            <text:p>41,3853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07" calcext:value-type="float">
            <text:p>507</text:p>
          </table:table-cell>
          <table:table-cell office:value-type="float" office:value="30.6167" calcext:value-type="float">
            <text:p>30,616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8.2563" calcext:value-type="float">
            <text:p>8,2563</text:p>
          </table:table-cell>
          <table:table-cell office:value-type="float" office:value="3.79620478857128" calcext:value-type="float">
            <text:p>3,79620478857128</text:p>
          </table:table-cell>
          <table:table-cell office:value-type="float" office:value="115" calcext:value-type="float">
            <text:p>115</text:p>
          </table:table-cell>
          <table:table-cell office:value-type="float" office:value="8.2563" calcext:value-type="float">
            <text:p>8,2563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  <table:table-cell office:value-type="float" office:value="14.0489" calcext:value-type="float">
            <text:p>14,048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2.2249" calcext:value-type="float">
            <text:p>2,2249</text:p>
          </table:table-cell>
          <table:table-cell office:value-type="float" office:value="3.92143310817384" calcext:value-type="float">
            <text:p>3,92143310817384</text:p>
          </table:table-cell>
          <table:table-cell office:value-type="float" office:value="338" calcext:value-type="float">
            <text:p>338</text:p>
          </table:table-cell>
          <table:table-cell office:value-type="float" office:value="2.2249" calcext:value-type="float">
            <text:p>2,2249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51" calcext:value-type="float">
            <text:p>251</text:p>
          </table:table-cell>
          <table:table-cell office:value-type="float" office:value="63.3182" calcext:value-type="float">
            <text:p>63,318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.1173" calcext:value-type="float">
            <text:p>31,1173</text:p>
          </table:table-cell>
          <table:table-cell office:value-type="float" office:value="2.34279553638411" calcext:value-type="float">
            <text:p>2,34279553638411</text:p>
          </table:table-cell>
          <table:table-cell office:value-type="float" office:value="6" calcext:value-type="float">
            <text:p>6</text:p>
          </table:table-cell>
          <table:table-cell office:value-type="float" office:value="31.1173" calcext:value-type="float">
            <text:p>31,1173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4.4951" calcext:value-type="float">
            <text:p>34,495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.8276" calcext:value-type="float">
            <text:p>30,8276</text:p>
          </table:table-cell>
          <table:table-cell office:value-type="float" office:value="1.88975375411879" calcext:value-type="float">
            <text:p>1,88975375411879</text:p>
          </table:table-cell>
          <table:table-cell office:value-type="float" office:value="5" calcext:value-type="float">
            <text:p>5</text:p>
          </table:table-cell>
          <table:table-cell office:value-type="float" office:value="30.8276" calcext:value-type="float">
            <text:p>30,8276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10" calcext:value-type="float">
            <text:p>110</text:p>
          </table:table-cell>
          <table:table-cell office:value-type="float" office:value="54.2488" calcext:value-type="float">
            <text:p>54,248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.5412" calcext:value-type="float">
            <text:p>30,5412</text:p>
          </table:table-cell>
          <table:table-cell office:value-type="float" office:value="2.04765257323252" calcext:value-type="float">
            <text:p>2,04765257323252</text:p>
          </table:table-cell>
          <table:table-cell office:value-type="float" office:value="8" calcext:value-type="float">
            <text:p>8</text:p>
          </table:table-cell>
          <table:table-cell office:value-type="float" office:value="30.5412" calcext:value-type="float">
            <text:p>30,5412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93" calcext:value-type="float">
            <text:p>393</text:p>
          </table:table-cell>
          <table:table-cell office:value-type="float" office:value="53.3694" calcext:value-type="float">
            <text:p>53,369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2.0585" calcext:value-type="float">
            <text:p>22,0585</text:p>
          </table:table-cell>
          <table:table-cell office:value-type="float" office:value="2.23478703300698" calcext:value-type="float">
            <text:p>2,23478703300698</text:p>
          </table:table-cell>
          <table:table-cell office:value-type="float" office:value="15" calcext:value-type="float">
            <text:p>15</text:p>
          </table:table-cell>
          <table:table-cell office:value-type="float" office:value="22.0585" calcext:value-type="float">
            <text:p>22,0585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92" calcext:value-type="float">
            <text:p>192</text:p>
          </table:table-cell>
          <table:table-cell office:value-type="float" office:value="66.9107" calcext:value-type="float">
            <text:p>66,910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.306" calcext:value-type="float">
            <text:p>35,306</text:p>
          </table:table-cell>
          <table:table-cell office:value-type="float" office:value="2.05055643784357" calcext:value-type="float">
            <text:p>2,05055643784357</text:p>
          </table:table-cell>
          <table:table-cell office:value-type="float" office:value="2" calcext:value-type="float">
            <text:p>2</text:p>
          </table:table-cell>
          <table:table-cell office:value-type="float" office:value="35.306" calcext:value-type="float">
            <text:p>35,306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56" calcext:value-type="float">
            <text:p>156</text:p>
          </table:table-cell>
          <table:table-cell office:value-type="float" office:value="77.9906" calcext:value-type="float">
            <text:p>77,990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.6422" calcext:value-type="float">
            <text:p>26,6422</text:p>
          </table:table-cell>
          <table:table-cell office:value-type="float" office:value="1.69220436141371" calcext:value-type="float">
            <text:p>1,69220436141371</text:p>
          </table:table-cell>
          <table:table-cell office:value-type="float" office:value="3" calcext:value-type="float">
            <text:p>3</text:p>
          </table:table-cell>
          <table:table-cell office:value-type="float" office:value="26.6422" calcext:value-type="float">
            <text:p>26,6422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float" office:value="75.7048" calcext:value-type="float">
            <text:p>75,704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.2759" calcext:value-type="float">
            <text:p>28,2759</text:p>
          </table:table-cell>
          <table:table-cell office:value-type="float" office:value="1.70068880112568" calcext:value-type="float">
            <text:p>1,70068880112568</text:p>
          </table:table-cell>
          <table:table-cell office:value-type="float" office:value="4" calcext:value-type="float">
            <text:p>4</text:p>
          </table:table-cell>
          <table:table-cell office:value-type="float" office:value="28.2759" calcext:value-type="float">
            <text:p>28,2759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3" calcext:value-type="float">
            <text:p>143</text:p>
          </table:table-cell>
          <table:table-cell office:value-type="float" office:value="54.6524" calcext:value-type="float">
            <text:p>54,65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6.9567" calcext:value-type="float">
            <text:p>26,9567</text:p>
          </table:table-cell>
          <table:table-cell office:value-type="float" office:value="2.39076436871034" calcext:value-type="float">
            <text:p>2,39076436871034</text:p>
          </table:table-cell>
          <table:table-cell office:value-type="float" office:value="9" calcext:value-type="float">
            <text:p>9</text:p>
          </table:table-cell>
          <table:table-cell office:value-type="float" office:value="26.9567" calcext:value-type="float">
            <text:p>26,9567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80.4798" calcext:value-type="float">
            <text:p>80,479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7.5381" calcext:value-type="float">
            <text:p>37,5381</text:p>
          </table:table-cell>
          <table:table-cell office:value-type="float" office:value="1.8155459697703" calcext:value-type="float">
            <text:p>1,8155459697703</text:p>
          </table:table-cell>
          <table:table-cell office:value-type="float" office:value="1" calcext:value-type="float">
            <text:p>1</text:p>
          </table:table-cell>
          <table:table-cell office:value-type="float" office:value="37.5381" calcext:value-type="float">
            <text:p>37,5381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3" calcext:value-type="float">
            <text:p>123</text:p>
          </table:table-cell>
          <table:table-cell office:value-type="float" office:value="69.4685" calcext:value-type="float">
            <text:p>69,468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7.9995" calcext:value-type="float">
            <text:p>37,9995</text:p>
          </table:table-cell>
          <table:table-cell office:value-type="float" office:value="1.95571493630357" calcext:value-type="float">
            <text:p>1,95571493630357</text:p>
          </table:table-cell>
          <table:table-cell office:value-type="float" office:value="3" calcext:value-type="float">
            <text:p>3</text:p>
          </table:table-cell>
          <table:table-cell office:value-type="float" office:value="37.9995" calcext:value-type="float">
            <text:p>37,9995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4" calcext:value-type="float">
            <text:p>114</text:p>
          </table:table-cell>
          <table:table-cell office:value-type="float" office:value="76.6172" calcext:value-type="float">
            <text:p>76,617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6.7685" calcext:value-type="float">
            <text:p>46,7685</text:p>
          </table:table-cell>
          <table:table-cell office:value-type="float" office:value="1.68146285512084" calcext:value-type="float">
            <text:p>1,68146285512084</text:p>
          </table:table-cell>
          <table:table-cell office:value-type="float" office:value="6" calcext:value-type="float">
            <text:p>6</text:p>
          </table:table-cell>
          <table:table-cell office:value-type="float" office:value="46.7685" calcext:value-type="float">
            <text:p>46,7685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29" calcext:value-type="float">
            <text:p>129</text:p>
          </table:table-cell>
          <table:table-cell office:value-type="float" office:value="78.7549" calcext:value-type="float">
            <text:p>78,754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.879" calcext:value-type="float">
            <text:p>39,879</text:p>
          </table:table-cell>
          <table:table-cell office:value-type="float" office:value="1.68954587036926" calcext:value-type="float">
            <text:p>1,68954587036926</text:p>
          </table:table-cell>
          <table:table-cell office:value-type="float" office:value="2" calcext:value-type="float">
            <text:p>2</text:p>
          </table:table-cell>
          <table:table-cell office:value-type="float" office:value="39.879" calcext:value-type="float">
            <text:p>39,879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office:value-type="float" office:value="52.3981" calcext:value-type="float">
            <text:p>52,398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8.9487" calcext:value-type="float">
            <text:p>48,9487</text:p>
          </table:table-cell>
          <table:table-cell office:value-type="float" office:value="1.4591278812871" calcext:value-type="float">
            <text:p>1,4591278812871</text:p>
          </table:table-cell>
          <table:table-cell office:value-type="float" office:value="7" calcext:value-type="float">
            <text:p>7</text:p>
          </table:table-cell>
          <table:table-cell office:value-type="float" office:value="48.9487" calcext:value-type="float">
            <text:p>48,9487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29.1971" calcext:value-type="float">
            <text:p>29,197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8.2251" calcext:value-type="float">
            <text:p>18,2251</text:p>
          </table:table-cell>
          <table:table-cell office:value-type="float" office:value="2.49110521390144" calcext:value-type="float">
            <text:p>2,49110521390144</text:p>
          </table:table-cell>
          <table:table-cell office:value-type="float" office:value="33" calcext:value-type="float">
            <text:p>33</text:p>
          </table:table-cell>
          <table:table-cell office:value-type="float" office:value="18.2251" calcext:value-type="float">
            <text:p>18,2251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706" calcext:value-type="float">
            <text:p>13,2706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2735" calcext:value-type="float">
            <text:p>0,2735</text:p>
          </table:table-cell>
          <table:table-cell office:value-type="float" office:value="4.55817102322007" calcext:value-type="float">
            <text:p>4,55817102322007</text:p>
          </table:table-cell>
          <table:table-cell office:value-type="float" office:value="323" calcext:value-type="float">
            <text:p>323</text:p>
          </table:table-cell>
          <table:table-cell office:value-type="float" office:value="0.2735" calcext:value-type="float">
            <text:p>0,2735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91" calcext:value-type="float">
            <text:p>91</text:p>
          </table:table-cell>
          <table:table-cell office:value-type="float" office:value="81.8056" calcext:value-type="float">
            <text:p>81,805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7.2885" calcext:value-type="float">
            <text:p>37,2885</text:p>
          </table:table-cell>
          <table:table-cell office:value-type="float" office:value="1.52002664938736" calcext:value-type="float">
            <text:p>1,52002664938736</text:p>
          </table:table-cell>
          <table:table-cell office:value-type="float" office:value="3" calcext:value-type="float">
            <text:p>3</text:p>
          </table:table-cell>
          <table:table-cell office:value-type="float" office:value="37.2885" calcext:value-type="float">
            <text:p>37,2885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54" calcext:value-type="float">
            <text:p>154</text:p>
          </table:table-cell>
          <table:table-cell office:value-type="float" office:value="49.5722" calcext:value-type="float">
            <text:p>49,572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1.49" calcext:value-type="float">
            <text:p>11,49</text:p>
          </table:table-cell>
          <table:table-cell office:value-type="float" office:value="2.21324642029412" calcext:value-type="float">
            <text:p>2,21324642029412</text:p>
          </table:table-cell>
          <table:table-cell office:value-type="float" office:value="24" calcext:value-type="float">
            <text:p>24</text:p>
          </table:table-cell>
          <table:table-cell office:value-type="float" office:value="11.49" calcext:value-type="float">
            <text:p>11,49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office:value-type="float" office:value="30.1449" calcext:value-type="float">
            <text:p>30,144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4.0848" calcext:value-type="float">
            <text:p>14,0848</text:p>
          </table:table-cell>
          <table:table-cell office:value-type="float" office:value="4.0281176703383" calcext:value-type="float">
            <text:p>4,0281176703383</text:p>
          </table:table-cell>
          <table:table-cell office:value-type="float" office:value="51" calcext:value-type="float">
            <text:p>51</text:p>
          </table:table-cell>
          <table:table-cell office:value-type="float" office:value="14.0848" calcext:value-type="float">
            <text:p>14,0848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47.1275" calcext:value-type="float">
            <text:p>47,127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.8063" calcext:value-type="float">
            <text:p>17,8063</text:p>
          </table:table-cell>
          <table:table-cell office:value-type="float" office:value="2.02766807846039" calcext:value-type="float">
            <text:p>2,02766807846039</text:p>
          </table:table-cell>
          <table:table-cell office:value-type="float" office:value="10" calcext:value-type="float">
            <text:p>10</text:p>
          </table:table-cell>
          <table:table-cell office:value-type="float" office:value="17.8063" calcext:value-type="float">
            <text:p>17,8063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18.3067" calcext:value-type="float">
            <text:p>18,306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5.0278" calcext:value-type="float">
            <text:p>25,0278</text:p>
          </table:table-cell>
          <table:table-cell office:value-type="float" office:value="2.68587347023271" calcext:value-type="float">
            <text:p>2,68587347023271</text:p>
          </table:table-cell>
          <table:table-cell office:value-type="float" office:value="29" calcext:value-type="float">
            <text:p>29</text:p>
          </table:table-cell>
          <table:table-cell office:value-type="float" office:value="18.3067" calcext:value-type="float">
            <text:p>18,3067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52" calcext:value-type="float">
            <text:p>8,755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0.6004" calcext:value-type="float">
            <text:p>0,6004</text:p>
          </table:table-cell>
          <table:table-cell office:value-type="float" office:value="4.36242698858895" calcext:value-type="float">
            <text:p>4,36242698858895</text:p>
          </table:table-cell>
          <table:table-cell office:value-type="float" office:value="134" calcext:value-type="float">
            <text:p>134</text:p>
          </table:table-cell>
          <table:table-cell office:value-type="float" office:value="0.6004" calcext:value-type="float">
            <text:p>0,6004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5" calcext:value-type="float">
            <text:p>95</text:p>
          </table:table-cell>
          <table:table-cell office:value-type="float" office:value="75.0724" calcext:value-type="float">
            <text:p>75,07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.5707" calcext:value-type="float">
            <text:p>14,5707</text:p>
          </table:table-cell>
          <table:table-cell office:value-type="float" office:value="1.83451169187251" calcext:value-type="float">
            <text:p>1,83451169187251</text:p>
          </table:table-cell>
          <table:table-cell office:value-type="float" office:value="24" calcext:value-type="float">
            <text:p>24</text:p>
          </table:table-cell>
          <table:table-cell office:value-type="float" office:value="14.5707" calcext:value-type="float">
            <text:p>14,5707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office:value-type="float" office:value="73.5226" calcext:value-type="float">
            <text:p>73,522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.7706" calcext:value-type="float">
            <text:p>14,7706</text:p>
          </table:table-cell>
          <table:table-cell office:value-type="float" office:value="1.79301607263152" calcext:value-type="float">
            <text:p>1,79301607263152</text:p>
          </table:table-cell>
          <table:table-cell office:value-type="float" office:value="16" calcext:value-type="float">
            <text:p>16</text:p>
          </table:table-cell>
          <table:table-cell office:value-type="float" office:value="14.7706" calcext:value-type="float">
            <text:p>14,7706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8" calcext:value-type="float">
            <text:p>118</text:p>
          </table:table-cell>
          <table:table-cell office:value-type="float" office:value="54.4934" calcext:value-type="float">
            <text:p>54,493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1.2957" calcext:value-type="float">
            <text:p>21,2957</text:p>
          </table:table-cell>
          <table:table-cell office:value-type="float" office:value="2.81114930275454" calcext:value-type="float">
            <text:p>2,81114930275454</text:p>
          </table:table-cell>
          <table:table-cell office:value-type="float" office:value="11" calcext:value-type="float">
            <text:p>11</text:p>
          </table:table-cell>
          <table:table-cell office:value-type="float" office:value="21.2957" calcext:value-type="float">
            <text:p>21,2957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3800" calcext:value-type="float">
            <text:p>3800</text:p>
          </table:table-cell>
          <table:table-cell office:value-type="float" office:value="1217" calcext:value-type="float">
            <text:p>1217</text:p>
          </table:table-cell>
          <table:table-cell office:value-type="float" office:value="43.4884" calcext:value-type="float">
            <text:p>43,488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1.1255" calcext:value-type="float">
            <text:p>21,1255</text:p>
          </table:table-cell>
          <table:table-cell office:value-type="float" office:value="2.59903470865696" calcext:value-type="float">
            <text:p>2,59903470865696</text:p>
          </table:table-cell>
          <table:table-cell office:value-type="float" office:value="25" calcext:value-type="float">
            <text:p>25</text:p>
          </table:table-cell>
          <table:table-cell office:value-type="float" office:value="21.1255" calcext:value-type="float">
            <text:p>21,1255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702" calcext:value-type="float">
            <text:p>702</text:p>
          </table:table-cell>
          <table:table-cell office:value-type="float" office:value="64.4759" calcext:value-type="float">
            <text:p>64,475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.4171" calcext:value-type="float">
            <text:p>15,4171</text:p>
          </table:table-cell>
          <table:table-cell office:value-type="float" office:value="2.20028441525945" calcext:value-type="float">
            <text:p>2,20028441525945</text:p>
          </table:table-cell>
          <table:table-cell office:value-type="float" office:value="12" calcext:value-type="float">
            <text:p>12</text:p>
          </table:table-cell>
          <table:table-cell office:value-type="float" office:value="15.4171" calcext:value-type="float">
            <text:p>15,4171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247" calcext:value-type="float">
            <text:p>1247</text:p>
          </table:table-cell>
          <table:table-cell office:value-type="float" office:value="18.5949" calcext:value-type="float">
            <text:p>18,594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.4288" calcext:value-type="float">
            <text:p>5,4288</text:p>
          </table:table-cell>
          <table:table-cell office:value-type="float" office:value="3.93681400782125" calcext:value-type="float">
            <text:p>3,93681400782125</text:p>
          </table:table-cell>
          <table:table-cell office:value-type="float" office:value="278" calcext:value-type="float">
            <text:p>278</text:p>
          </table:table-cell>
          <table:table-cell office:value-type="float" office:value="5.4288" calcext:value-type="float">
            <text:p>5,4288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3094" calcext:value-type="float">
            <text:p>3094</text:p>
          </table:table-cell>
          <table:table-cell office:value-type="float" office:value="13.4144" calcext:value-type="float">
            <text:p>13,4144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3.8529" calcext:value-type="float">
            <text:p>3,8529</text:p>
          </table:table-cell>
          <table:table-cell office:value-type="float" office:value="4.80958163167007" calcext:value-type="float">
            <text:p>4,80958163167007</text:p>
          </table:table-cell>
          <table:table-cell office:value-type="float" office:value="505" calcext:value-type="float">
            <text:p>505</text:p>
          </table:table-cell>
          <table:table-cell office:value-type="float" office:value="3.8529" calcext:value-type="float">
            <text:p>3,8529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426" calcext:value-type="float">
            <text:p>426</text:p>
          </table:table-cell>
          <table:table-cell office:value-type="float" office:value="67.2384" calcext:value-type="float">
            <text:p>67,238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.5172" calcext:value-type="float">
            <text:p>30,5172</text:p>
          </table:table-cell>
          <table:table-cell office:value-type="float" office:value="1.93418961056572" calcext:value-type="float">
            <text:p>1,93418961056572</text:p>
          </table:table-cell>
          <table:table-cell office:value-type="float" office:value="5" calcext:value-type="float">
            <text:p>5</text:p>
          </table:table-cell>
          <table:table-cell office:value-type="float" office:value="30.5172" calcext:value-type="float">
            <text:p>30,5172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3600" calcext:value-type="float">
            <text:p>3600</text:p>
          </table:table-cell>
          <table:table-cell office:value-type="float" office:value="1958" calcext:value-type="float">
            <text:p>1958</text:p>
          </table:table-cell>
          <table:table-cell office:value-type="float" office:value="32.4823" calcext:value-type="float">
            <text:p>32,482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4.711" calcext:value-type="float">
            <text:p>14,711</text:p>
          </table:table-cell>
          <table:table-cell office:value-type="float" office:value="2.94330124791166" calcext:value-type="float">
            <text:p>2,94330124791166</text:p>
          </table:table-cell>
          <table:table-cell office:value-type="float" office:value="56" calcext:value-type="float">
            <text:p>56</text:p>
          </table:table-cell>
          <table:table-cell office:value-type="float" office:value="14.711" calcext:value-type="float">
            <text:p>14,711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48" calcext:value-type="float">
            <text:p>148</text:p>
          </table:table-cell>
          <table:table-cell office:value-type="float" office:value="48.8715" calcext:value-type="float">
            <text:p>48,87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.0892" calcext:value-type="float">
            <text:p>19,0892</text:p>
          </table:table-cell>
          <table:table-cell office:value-type="float" office:value="1.87716014895178" calcext:value-type="float">
            <text:p>1,87716014895178</text:p>
          </table:table-cell>
          <table:table-cell office:value-type="float" office:value="8" calcext:value-type="float">
            <text:p>8</text:p>
          </table:table-cell>
          <table:table-cell office:value-type="float" office:value="19.0892" calcext:value-type="float">
            <text:p>19,0892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63" calcext:value-type="float">
            <text:p>263</text:p>
          </table:table-cell>
          <table:table-cell office:value-type="float" office:value="28.9843" calcext:value-type="float">
            <text:p>28,98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8.1956" calcext:value-type="float">
            <text:p>8,1956</text:p>
          </table:table-cell>
          <table:table-cell office:value-type="float" office:value="3.09695706053442" calcext:value-type="float">
            <text:p>3,09695706053442</text:p>
          </table:table-cell>
          <table:table-cell office:value-type="float" office:value="49" calcext:value-type="float">
            <text:p>49</text:p>
          </table:table-cell>
          <table:table-cell office:value-type="float" office:value="8.1956" calcext:value-type="float">
            <text:p>8,1956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51.9742" calcext:value-type="float">
            <text:p>51,97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7.8065" calcext:value-type="float">
            <text:p>17,8065</text:p>
          </table:table-cell>
          <table:table-cell office:value-type="float" office:value="3.86888778370824" calcext:value-type="float">
            <text:p>3,86888778370824</text:p>
          </table:table-cell>
          <table:table-cell office:value-type="float" office:value="12" calcext:value-type="float">
            <text:p>12</text:p>
          </table:table-cell>
          <table:table-cell office:value-type="float" office:value="17.8065" calcext:value-type="float">
            <text:p>17,8065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47" calcext:value-type="float">
            <text:p>147</text:p>
          </table:table-cell>
          <table:table-cell office:value-type="float" office:value="83.3978" calcext:value-type="float">
            <text:p>83,397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0.601" calcext:value-type="float">
            <text:p>40,601</text:p>
          </table:table-cell>
          <table:table-cell office:value-type="float" office:value="2.06774491672737" calcext:value-type="float">
            <text:p>2,06774491672737</text:p>
          </table:table-cell>
          <table:table-cell office:value-type="float" office:value="1" calcext:value-type="float">
            <text:p>1</text:p>
          </table:table-cell>
          <table:table-cell office:value-type="float" office:value="40.601" calcext:value-type="float">
            <text:p>40,601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0.9982" calcext:value-type="float">
            <text:p>20,998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.5485" calcext:value-type="float">
            <text:p>5,5485</text:p>
          </table:table-cell>
          <table:table-cell office:value-type="float" office:value="2.1646144126739" calcext:value-type="float">
            <text:p>2,1646144126739</text:p>
          </table:table-cell>
          <table:table-cell office:value-type="float" office:value="27" calcext:value-type="float">
            <text:p>27</text:p>
          </table:table-cell>
          <table:table-cell office:value-type="float" office:value="5.5485" calcext:value-type="float">
            <text:p>5,5485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29.4441" calcext:value-type="float">
            <text:p>29,444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.5211" calcext:value-type="float">
            <text:p>7,5211</text:p>
          </table:table-cell>
          <table:table-cell office:value-type="float" office:value="1.9118318907606" calcext:value-type="float">
            <text:p>1,9118318907606</text:p>
          </table:table-cell>
          <table:table-cell office:value-type="float" office:value="53" calcext:value-type="float">
            <text:p>53</text:p>
          </table:table-cell>
          <table:table-cell office:value-type="float" office:value="7.5211" calcext:value-type="float">
            <text:p>7,5211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304" calcext:value-type="float">
            <text:p>304</text:p>
          </table:table-cell>
          <table:table-cell office:value-type="float" office:value="54.9804" calcext:value-type="float">
            <text:p>54,980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2.8881" calcext:value-type="float">
            <text:p>22,8881</text:p>
          </table:table-cell>
          <table:table-cell office:value-type="float" office:value="1.79625425375176" calcext:value-type="float">
            <text:p>1,79625425375176</text:p>
          </table:table-cell>
          <table:table-cell office:value-type="float" office:value="7" calcext:value-type="float">
            <text:p>7</text:p>
          </table:table-cell>
          <table:table-cell office:value-type="float" office:value="22.8881" calcext:value-type="float">
            <text:p>22,8881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7" calcext:value-type="float">
            <text:p>107</text:p>
          </table:table-cell>
          <table:table-cell office:value-type="float" office:value="63.0256" calcext:value-type="float">
            <text:p>63,025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0.0174" calcext:value-type="float">
            <text:p>20,0174</text:p>
          </table:table-cell>
          <table:table-cell office:value-type="float" office:value="2.3433150569299" calcext:value-type="float">
            <text:p>2,3433150569299</text:p>
          </table:table-cell>
          <table:table-cell office:value-type="float" office:value="8" calcext:value-type="float">
            <text:p>8</text:p>
          </table:table-cell>
          <table:table-cell office:value-type="float" office:value="20.0174" calcext:value-type="float">
            <text:p>20,0174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687" calcext:value-type="float">
            <text:p>687</text:p>
          </table:table-cell>
          <table:table-cell office:value-type="float" office:value="28.1633" calcext:value-type="float">
            <text:p>28,163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3.2046" calcext:value-type="float">
            <text:p>13,2046</text:p>
          </table:table-cell>
          <table:table-cell office:value-type="float" office:value="2.10139454547486" calcext:value-type="float">
            <text:p>2,10139454547486</text:p>
          </table:table-cell>
          <table:table-cell office:value-type="float" office:value="56" calcext:value-type="float">
            <text:p>56</text:p>
          </table:table-cell>
          <table:table-cell office:value-type="float" office:value="13.2046" calcext:value-type="float">
            <text:p>13,2046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613" calcext:value-type="float">
            <text:p>613</text:p>
          </table:table-cell>
          <table:table-cell office:value-type="float" office:value="29.1413" calcext:value-type="float">
            <text:p>29,141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0.0779" calcext:value-type="float">
            <text:p>20,0779</text:p>
          </table:table-cell>
          <table:table-cell office:value-type="float" office:value="2.74105917089806" calcext:value-type="float">
            <text:p>2,74105917089806</text:p>
          </table:table-cell>
          <table:table-cell office:value-type="float" office:value="51" calcext:value-type="float">
            <text:p>51</text:p>
          </table:table-cell>
          <table:table-cell office:value-type="float" office:value="20.0779" calcext:value-type="float">
            <text:p>20,0779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78" calcext:value-type="float">
            <text:p>178</text:p>
          </table:table-cell>
          <table:table-cell office:value-type="float" office:value="60.4822" calcext:value-type="float">
            <text:p>60,482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1.9841" calcext:value-type="float">
            <text:p>31,9841</text:p>
          </table:table-cell>
          <table:table-cell office:value-type="float" office:value="2.16150650982626" calcext:value-type="float">
            <text:p>2,16150650982626</text:p>
          </table:table-cell>
          <table:table-cell office:value-type="float" office:value="6" calcext:value-type="float">
            <text:p>6</text:p>
          </table:table-cell>
          <table:table-cell office:value-type="float" office:value="31.9841" calcext:value-type="float">
            <text:p>31,9841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70.1641" calcext:value-type="float">
            <text:p>70,164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.2632" calcext:value-type="float">
            <text:p>38,2632</text:p>
          </table:table-cell>
          <table:table-cell office:value-type="float" office:value="1.93952849677466" calcext:value-type="float">
            <text:p>1,93952849677466</text:p>
          </table:table-cell>
          <table:table-cell office:value-type="float" office:value="3" calcext:value-type="float">
            <text:p>3</text:p>
          </table:table-cell>
          <table:table-cell office:value-type="float" office:value="38.2632" calcext:value-type="float">
            <text:p>38,2632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office:value-type="float" office:value="75.7262" calcext:value-type="float">
            <text:p>75,726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0.8272" calcext:value-type="float">
            <text:p>40,8272</text:p>
          </table:table-cell>
          <table:table-cell office:value-type="float" office:value="1.66014986099918" calcext:value-type="float">
            <text:p>1,66014986099918</text:p>
          </table:table-cell>
          <table:table-cell office:value-type="float" office:value="3" calcext:value-type="float">
            <text:p>3</text:p>
          </table:table-cell>
          <table:table-cell office:value-type="float" office:value="40.8272" calcext:value-type="float">
            <text:p>40,8272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office:value-type="float" office:value="72.0518" calcext:value-type="float">
            <text:p>72,05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1.164" calcext:value-type="float">
            <text:p>41,164</text:p>
          </table:table-cell>
          <table:table-cell office:value-type="float" office:value="1.99161433378409" calcext:value-type="float">
            <text:p>1,99161433378409</text:p>
          </table:table-cell>
          <table:table-cell office:value-type="float" office:value="4" calcext:value-type="float">
            <text:p>4</text:p>
          </table:table-cell>
          <table:table-cell office:value-type="float" office:value="41.164" calcext:value-type="float">
            <text:p>41,164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39.4026" calcext:value-type="float">
            <text:p>39,40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.0759" calcext:value-type="float">
            <text:p>32,0759</text:p>
          </table:table-cell>
          <table:table-cell office:value-type="float" office:value="2.13965791466789" calcext:value-type="float">
            <text:p>2,13965791466789</text:p>
          </table:table-cell>
          <table:table-cell office:value-type="float" office:value="14" calcext:value-type="float">
            <text:p>14</text:p>
          </table:table-cell>
          <table:table-cell office:value-type="float" office:value="32.0759" calcext:value-type="float">
            <text:p>32,0759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.3299" calcext:value-type="float">
            <text:p>49,329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.5322" calcext:value-type="float">
            <text:p>23,5322</text:p>
          </table:table-cell>
          <table:table-cell office:value-type="float" office:value="1.90300551082112" calcext:value-type="float">
            <text:p>1,90300551082112</text:p>
          </table:table-cell>
          <table:table-cell office:value-type="float" office:value="9" calcext:value-type="float">
            <text:p>9</text:p>
          </table:table-cell>
          <table:table-cell office:value-type="float" office:value="23.5322" calcext:value-type="float">
            <text:p>23,5322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7" calcext:value-type="float">
            <text:p>147</text:p>
          </table:table-cell>
          <table:table-cell office:value-type="float" office:value="44.5126" calcext:value-type="float">
            <text:p>44,51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1.8391" calcext:value-type="float">
            <text:p>41,8391</text:p>
          </table:table-cell>
          <table:table-cell office:value-type="float" office:value="1.92864491937684" calcext:value-type="float">
            <text:p>1,92864491937684</text:p>
          </table:table-cell>
          <table:table-cell office:value-type="float" office:value="9" calcext:value-type="float">
            <text:p>9</text:p>
          </table:table-cell>
          <table:table-cell office:value-type="float" office:value="38.1758" calcext:value-type="float">
            <text:p>38,1758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3" calcext:value-type="float">
            <text:p>163</text:p>
          </table:table-cell>
          <table:table-cell office:value-type="float" office:value="57.1145" calcext:value-type="float">
            <text:p>57,114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.1706" calcext:value-type="float">
            <text:p>40,1706</text:p>
          </table:table-cell>
          <table:table-cell office:value-type="float" office:value="2.04681170668259" calcext:value-type="float">
            <text:p>2,04681170668259</text:p>
          </table:table-cell>
          <table:table-cell office:value-type="float" office:value="6" calcext:value-type="float">
            <text:p>6</text:p>
          </table:table-cell>
          <table:table-cell office:value-type="float" office:value="40.1706" calcext:value-type="float">
            <text:p>40,1706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50.9266" calcext:value-type="float">
            <text:p>50,926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.2124" calcext:value-type="float">
            <text:p>34,2124</text:p>
          </table:table-cell>
          <table:table-cell office:value-type="float" office:value="1.75805724440087" calcext:value-type="float">
            <text:p>1,75805724440087</text:p>
          </table:table-cell>
          <table:table-cell office:value-type="float" office:value="7" calcext:value-type="float">
            <text:p>7</text:p>
          </table:table-cell>
          <table:table-cell office:value-type="float" office:value="34.2124" calcext:value-type="float">
            <text:p>34,2124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34" calcext:value-type="float">
            <text:p>134</text:p>
          </table:table-cell>
          <table:table-cell office:value-type="float" office:value="30.0819" calcext:value-type="float">
            <text:p>30,081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0.8128" calcext:value-type="float">
            <text:p>10,8128</text:p>
          </table:table-cell>
          <table:table-cell office:value-type="float" office:value="2.33868658045943" calcext:value-type="float">
            <text:p>2,33868658045943</text:p>
          </table:table-cell>
          <table:table-cell office:value-type="float" office:value="25" calcext:value-type="float">
            <text:p>25</text:p>
          </table:table-cell>
          <table:table-cell office:value-type="float" office:value="10.8128" calcext:value-type="float">
            <text:p>10,8128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3" calcext:value-type="float">
            <text:p>143</text:p>
          </table:table-cell>
          <table:table-cell office:value-type="float" office:value="41.5086" calcext:value-type="float">
            <text:p>41,508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2.3472" calcext:value-type="float">
            <text:p>12,3472</text:p>
          </table:table-cell>
          <table:table-cell office:value-type="float" office:value="2.26554910619172" calcext:value-type="float">
            <text:p>2,26554910619172</text:p>
          </table:table-cell>
          <table:table-cell office:value-type="float" office:value="25" calcext:value-type="float">
            <text:p>25</text:p>
          </table:table-cell>
          <table:table-cell office:value-type="float" office:value="12.3472" calcext:value-type="float">
            <text:p>12,3472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42" calcext:value-type="float">
            <text:p>21,34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.3314" calcext:value-type="float">
            <text:p>1,3314</text:p>
          </table:table-cell>
          <table:table-cell office:value-type="float" office:value="4.09191547346629" calcext:value-type="float">
            <text:p>4,09191547346629</text:p>
          </table:table-cell>
          <table:table-cell office:value-type="float" office:value="150" calcext:value-type="float">
            <text:p>150</text:p>
          </table:table-cell>
          <table:table-cell office:value-type="float" office:value="0.5321" calcext:value-type="float">
            <text:p>0,5321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94" calcext:value-type="float">
            <text:p>294</text:p>
          </table:table-cell>
          <table:table-cell office:value-type="float" office:value="25.4077" calcext:value-type="float">
            <text:p>25,407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office:value-type="float" office:value="2.69066395946538" calcext:value-type="float">
            <text:p>2,69066395946538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611" calcext:value-type="float">
            <text:p>1611</text:p>
          </table:table-cell>
          <table:table-cell office:value-type="float" office:value="21.9507" calcext:value-type="float">
            <text:p>21,9507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9.923" calcext:value-type="float">
            <text:p>9,923</text:p>
          </table:table-cell>
          <table:table-cell office:value-type="float" office:value="3.36270852039845" calcext:value-type="float">
            <text:p>3,36270852039845</text:p>
          </table:table-cell>
          <table:table-cell office:value-type="float" office:value="154" calcext:value-type="float">
            <text:p>154</text:p>
          </table:table-cell>
          <table:table-cell office:value-type="float" office:value="9.923" calcext:value-type="float">
            <text:p>9,923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39" calcext:value-type="float">
            <text:p>639</text:p>
          </table:table-cell>
          <table:table-cell office:value-type="float" office:value="19.2621" calcext:value-type="float">
            <text:p>19,2621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.8213" calcext:value-type="float">
            <text:p>9,8213</text:p>
          </table:table-cell>
          <table:table-cell office:value-type="float" office:value="3.55747791533313" calcext:value-type="float">
            <text:p>3,55747791533313</text:p>
          </table:table-cell>
          <table:table-cell office:value-type="float" office:value="147" calcext:value-type="float">
            <text:p>147</text:p>
          </table:table-cell>
          <table:table-cell office:value-type="float" office:value="9.8213" calcext:value-type="float">
            <text:p>9,8213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32.8309" calcext:value-type="float">
            <text:p>32,830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9.0891" calcext:value-type="float">
            <text:p>9,0891</text:p>
          </table:table-cell>
          <table:table-cell office:value-type="float" office:value="2.60880162745725" calcext:value-type="float">
            <text:p>2,60880162745725</text:p>
          </table:table-cell>
          <table:table-cell office:value-type="float" office:value="24" calcext:value-type="float">
            <text:p>24</text:p>
          </table:table-cell>
          <table:table-cell office:value-type="float" office:value="9.0891" calcext:value-type="float">
            <text:p>9,0891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322" calcext:value-type="float">
            <text:p>1322</text:p>
          </table:table-cell>
          <table:table-cell office:value-type="float" office:value="18.0994" calcext:value-type="float">
            <text:p>18,0994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.9877" calcext:value-type="float">
            <text:p>6,9877</text:p>
          </table:table-cell>
          <table:table-cell office:value-type="float" office:value="3.77440386807642" calcext:value-type="float">
            <text:p>3,77440386807642</text:p>
          </table:table-cell>
          <table:table-cell office:value-type="float" office:value="159" calcext:value-type="float">
            <text:p>159</text:p>
          </table:table-cell>
          <table:table-cell office:value-type="float" office:value="6.9877" calcext:value-type="float">
            <text:p>6,9877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87" calcext:value-type="float">
            <text:p>287</text:p>
          </table:table-cell>
          <table:table-cell office:value-type="float" office:value="33.1721" calcext:value-type="float">
            <text:p>33,17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.302" calcext:value-type="float">
            <text:p>20,302</text:p>
          </table:table-cell>
          <table:table-cell office:value-type="float" office:value="2.61109318887105" calcext:value-type="float">
            <text:p>2,61109318887105</text:p>
          </table:table-cell>
          <table:table-cell office:value-type="float" office:value="27" calcext:value-type="float">
            <text:p>27</text:p>
          </table:table-cell>
          <table:table-cell office:value-type="float" office:value="20.302" calcext:value-type="float">
            <text:p>20,302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7" calcext:value-type="float">
            <text:p>207</text:p>
          </table:table-cell>
          <table:table-cell office:value-type="float" office:value="54.3428" calcext:value-type="float">
            <text:p>54,342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1.9071" calcext:value-type="float">
            <text:p>21,9071</text:p>
          </table:table-cell>
          <table:table-cell office:value-type="float" office:value="2.11051404507016" calcext:value-type="float">
            <text:p>2,11051404507016</text:p>
          </table:table-cell>
          <table:table-cell office:value-type="float" office:value="21" calcext:value-type="float">
            <text:p>21</text:p>
          </table:table-cell>
          <table:table-cell office:value-type="float" office:value="21.9071" calcext:value-type="float">
            <text:p>21,9071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19" calcext:value-type="float">
            <text:p>419</text:p>
          </table:table-cell>
          <table:table-cell office:value-type="float" office:value="10.355" calcext:value-type="float">
            <text:p>10,355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7.9444" calcext:value-type="float">
            <text:p>7,9444</text:p>
          </table:table-cell>
          <table:table-cell office:value-type="float" office:value="3.85696940387566" calcext:value-type="float">
            <text:p>3,85696940387566</text:p>
          </table:table-cell>
          <table:table-cell office:value-type="float" office:value="157" calcext:value-type="float">
            <text:p>157</text:p>
          </table:table-cell>
          <table:table-cell office:value-type="float" office:value="7.9444" calcext:value-type="float">
            <text:p>7,9444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13" calcext:value-type="float">
            <text:p>313</text:p>
          </table:table-cell>
          <table:table-cell office:value-type="float" office:value="39.8321" calcext:value-type="float">
            <text:p>39,832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5.6213" calcext:value-type="float">
            <text:p>15,6213</text:p>
          </table:table-cell>
          <table:table-cell office:value-type="float" office:value="2.31970711807676" calcext:value-type="float">
            <text:p>2,31970711807676</text:p>
          </table:table-cell>
          <table:table-cell office:value-type="float" office:value="22" calcext:value-type="float">
            <text:p>22</text:p>
          </table:table-cell>
          <table:table-cell office:value-type="float" office:value="15.6213" calcext:value-type="float">
            <text:p>15,6213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office:value-type="float" office:value="18.3354" calcext:value-type="float">
            <text:p>18,3354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8.3894" calcext:value-type="float">
            <text:p>8,3894</text:p>
          </table:table-cell>
          <table:table-cell office:value-type="float" office:value="2.87053731144859" calcext:value-type="float">
            <text:p>2,87053731144859</text:p>
          </table:table-cell>
          <table:table-cell office:value-type="float" office:value="182" calcext:value-type="float">
            <text:p>182</text:p>
          </table:table-cell>
          <table:table-cell office:value-type="float" office:value="8.3894" calcext:value-type="float">
            <text:p>8,3894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774" calcext:value-type="float">
            <text:p>774</text:p>
          </table:table-cell>
          <table:table-cell office:value-type="float" office:value="37.312" calcext:value-type="float">
            <text:p>37,3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.4217" calcext:value-type="float">
            <text:p>17,4217</text:p>
          </table:table-cell>
          <table:table-cell office:value-type="float" office:value="2.46221503005769" calcext:value-type="float">
            <text:p>2,46221503005769</text:p>
          </table:table-cell>
          <table:table-cell office:value-type="float" office:value="31" calcext:value-type="float">
            <text:p>31</text:p>
          </table:table-cell>
          <table:table-cell office:value-type="float" office:value="17.4217" calcext:value-type="float">
            <text:p>17,4217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779" calcext:value-type="float">
            <text:p>779</text:p>
          </table:table-cell>
          <table:table-cell office:value-type="float" office:value="36.4765" calcext:value-type="float">
            <text:p>36,476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7.1657" calcext:value-type="float">
            <text:p>17,1657</text:p>
          </table:table-cell>
          <table:table-cell office:value-type="float" office:value="3.61522823593483" calcext:value-type="float">
            <text:p>3,61522823593483</text:p>
          </table:table-cell>
          <table:table-cell office:value-type="float" office:value="37" calcext:value-type="float">
            <text:p>37</text:p>
          </table:table-cell>
          <table:table-cell office:value-type="float" office:value="17.1657" calcext:value-type="float">
            <text:p>17,1657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1.1702" calcext:value-type="float">
            <text:p>1,1702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1286" calcext:value-type="float">
            <text:p>0,1286</text:p>
          </table:table-cell>
          <table:table-cell office:value-type="float" office:value="5.66685814627471" calcext:value-type="float">
            <text:p>5,66685814627471</text:p>
          </table:table-cell>
          <table:table-cell office:value-type="float" office:value="2065" calcext:value-type="float">
            <text:p>2065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538" calcext:value-type="float">
            <text:p>538</text:p>
          </table:table-cell>
          <table:table-cell office:value-type="float" office:value="49.6558" calcext:value-type="float">
            <text:p>49,655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2.0641" calcext:value-type="float">
            <text:p>22,0641</text:p>
          </table:table-cell>
          <table:table-cell office:value-type="float" office:value="2.73066195175159" calcext:value-type="float">
            <text:p>2,73066195175159</text:p>
          </table:table-cell>
          <table:table-cell office:value-type="float" office:value="15" calcext:value-type="float">
            <text:p>15</text:p>
          </table:table-cell>
          <table:table-cell office:value-type="float" office:value="22.0641" calcext:value-type="float">
            <text:p>22,0641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71" calcext:value-type="float">
            <text:p>171</text:p>
          </table:table-cell>
          <table:table-cell office:value-type="float" office:value="61.7131" calcext:value-type="float">
            <text:p>61,713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.8219" calcext:value-type="float">
            <text:p>34,8219</text:p>
          </table:table-cell>
          <table:table-cell office:value-type="float" office:value="1.7461450668064" calcext:value-type="float">
            <text:p>1,7461450668064</text:p>
          </table:table-cell>
          <table:table-cell office:value-type="float" office:value="10" calcext:value-type="float">
            <text:p>10</text:p>
          </table:table-cell>
          <table:table-cell office:value-type="float" office:value="34.8219" calcext:value-type="float">
            <text:p>34,8219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45.991" calcext:value-type="float">
            <text:p>45,99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.7023" calcext:value-type="float">
            <text:p>36,7023</text:p>
          </table:table-cell>
          <table:table-cell office:value-type="float" office:value="1.95997727142803" calcext:value-type="float">
            <text:p>1,95997727142803</text:p>
          </table:table-cell>
          <table:table-cell office:value-type="float" office:value="9" calcext:value-type="float">
            <text:p>9</text:p>
          </table:table-cell>
          <table:table-cell office:value-type="float" office:value="36.7023" calcext:value-type="float">
            <text:p>36,7023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8.3752" calcext:value-type="float">
            <text:p>38,375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4.6155" calcext:value-type="float">
            <text:p>14,6155</text:p>
          </table:table-cell>
          <table:table-cell office:value-type="float" office:value="2.45375107190799" calcext:value-type="float">
            <text:p>2,45375107190799</text:p>
          </table:table-cell>
          <table:table-cell office:value-type="float" office:value="21" calcext:value-type="float">
            <text:p>21</text:p>
          </table:table-cell>
          <table:table-cell office:value-type="float" office:value="14.6155" calcext:value-type="float">
            <text:p>14,6155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63" calcext:value-type="float">
            <text:p>563</text:p>
          </table:table-cell>
          <table:table-cell office:value-type="float" office:value="44.0293" calcext:value-type="float">
            <text:p>44,029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.1727" calcext:value-type="float">
            <text:p>20,1727</text:p>
          </table:table-cell>
          <table:table-cell office:value-type="float" office:value="2.48593251056335" calcext:value-type="float">
            <text:p>2,48593251056335</text:p>
          </table:table-cell>
          <table:table-cell office:value-type="float" office:value="20" calcext:value-type="float">
            <text:p>20</text:p>
          </table:table-cell>
          <table:table-cell office:value-type="float" office:value="20.1727" calcext:value-type="float">
            <text:p>20,1727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672" calcext:value-type="float">
            <text:p>672</text:p>
          </table:table-cell>
          <table:table-cell office:value-type="float" office:value="42.9649" calcext:value-type="float">
            <text:p>42,964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9.0206" calcext:value-type="float">
            <text:p>19,0206</text:p>
          </table:table-cell>
          <table:table-cell office:value-type="float" office:value="2.3903913958981" calcext:value-type="float">
            <text:p>2,3903913958981</text:p>
          </table:table-cell>
          <table:table-cell office:value-type="float" office:value="21" calcext:value-type="float">
            <text:p>21</text:p>
          </table:table-cell>
          <table:table-cell office:value-type="float" office:value="19.0206" calcext:value-type="float">
            <text:p>19,0206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15" calcext:value-type="float">
            <text:p>415</text:p>
          </table:table-cell>
          <table:table-cell office:value-type="float" office:value="9.5006" calcext:value-type="float">
            <text:p>9,500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.3766" calcext:value-type="float">
            <text:p>3,3766</text:p>
          </table:table-cell>
          <table:table-cell office:value-type="float" office:value="4.5324823470605" calcext:value-type="float">
            <text:p>4,5324823470605</text:p>
          </table:table-cell>
          <table:table-cell office:value-type="float" office:value="137" calcext:value-type="float">
            <text:p>137</text:p>
          </table:table-cell>
          <table:table-cell office:value-type="float" office:value="3.3472" calcext:value-type="float">
            <text:p>3,3472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30" calcext:value-type="float">
            <text:p>230</text:p>
          </table:table-cell>
          <table:table-cell office:value-type="float" office:value="51.9243" calcext:value-type="float">
            <text:p>51,924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6.3513" calcext:value-type="float">
            <text:p>46,3513</text:p>
          </table:table-cell>
          <table:table-cell office:value-type="float" office:value="2.03832276934982" calcext:value-type="float">
            <text:p>2,03832276934982</text:p>
          </table:table-cell>
          <table:table-cell office:value-type="float" office:value="10" calcext:value-type="float">
            <text:p>10</text:p>
          </table:table-cell>
          <table:table-cell office:value-type="float" office:value="46.3513" calcext:value-type="float">
            <text:p>46,3513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2.506" calcext:value-type="float">
            <text:p>32,50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0.5927" calcext:value-type="float">
            <text:p>10,5927</text:p>
          </table:table-cell>
          <table:table-cell office:value-type="float" office:value="2.75967879657603" calcext:value-type="float">
            <text:p>2,75967879657603</text:p>
          </table:table-cell>
          <table:table-cell office:value-type="float" office:value="21" calcext:value-type="float">
            <text:p>21</text:p>
          </table:table-cell>
          <table:table-cell office:value-type="float" office:value="10.5927" calcext:value-type="float">
            <text:p>10,5927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office:value-type="float" office:value="34.9355" calcext:value-type="float">
            <text:p>34,935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8.6032" calcext:value-type="float">
            <text:p>18,6032</text:p>
          </table:table-cell>
          <table:table-cell office:value-type="float" office:value="2.73754775074427" calcext:value-type="float">
            <text:p>2,73754775074427</text:p>
          </table:table-cell>
          <table:table-cell office:value-type="float" office:value="20" calcext:value-type="float">
            <text:p>20</text:p>
          </table:table-cell>
          <table:table-cell office:value-type="float" office:value="18.6032" calcext:value-type="float">
            <text:p>18,6032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2" calcext:value-type="float">
            <text:p>162</text:p>
          </table:table-cell>
          <table:table-cell office:value-type="float" office:value="45.2591" calcext:value-type="float">
            <text:p>45,259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9.7853" calcext:value-type="float">
            <text:p>9,7853</text:p>
          </table:table-cell>
          <table:table-cell office:value-type="float" office:value="2.12403716130031" calcext:value-type="float">
            <text:p>2,12403716130031</text:p>
          </table:table-cell>
          <table:table-cell office:value-type="float" office:value="31" calcext:value-type="float">
            <text:p>31</text:p>
          </table:table-cell>
          <table:table-cell office:value-type="float" office:value="9.7853" calcext:value-type="float">
            <text:p>9,7853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50" calcext:value-type="float">
            <text:p>350</text:p>
          </table:table-cell>
          <table:table-cell office:value-type="float" office:value="34.0454" calcext:value-type="float">
            <text:p>34,045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5.5779" calcext:value-type="float">
            <text:p>15,5779</text:p>
          </table:table-cell>
          <table:table-cell office:value-type="float" office:value="2.47126249798059" calcext:value-type="float">
            <text:p>2,47126249798059</text:p>
          </table:table-cell>
          <table:table-cell office:value-type="float" office:value="21" calcext:value-type="float">
            <text:p>21</text:p>
          </table:table-cell>
          <table:table-cell office:value-type="float" office:value="15.5779" calcext:value-type="float">
            <text:p>15,5779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53" calcext:value-type="float">
            <text:p>253</text:p>
          </table:table-cell>
          <table:table-cell office:value-type="float" office:value="76.5947" calcext:value-type="float">
            <text:p>76,59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3.2427" calcext:value-type="float">
            <text:p>33,2427</text:p>
          </table:table-cell>
          <table:table-cell office:value-type="float" office:value="2.54968468289379" calcext:value-type="float">
            <text:p>2,54968468289379</text:p>
          </table:table-cell>
          <table:table-cell office:value-type="float" office:value="3" calcext:value-type="float">
            <text:p>3</text:p>
          </table:table-cell>
          <table:table-cell office:value-type="float" office:value="33.2427" calcext:value-type="float">
            <text:p>33,2427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52" calcext:value-type="float">
            <text:p>352</text:p>
          </table:table-cell>
          <table:table-cell office:value-type="float" office:value="51.3452" calcext:value-type="float">
            <text:p>51,345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2.0327" calcext:value-type="float">
            <text:p>22,0327</text:p>
          </table:table-cell>
          <table:table-cell office:value-type="float" office:value="2.14138408512532" calcext:value-type="float">
            <text:p>2,14138408512532</text:p>
          </table:table-cell>
          <table:table-cell office:value-type="float" office:value="22" calcext:value-type="float">
            <text:p>22</text:p>
          </table:table-cell>
          <table:table-cell office:value-type="float" office:value="22.0327" calcext:value-type="float">
            <text:p>22,0327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65" calcext:value-type="float">
            <text:p>265</text:p>
          </table:table-cell>
          <table:table-cell office:value-type="float" office:value="44.6262" calcext:value-type="float">
            <text:p>44,626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0.0184" calcext:value-type="float">
            <text:p>20,0184</text:p>
          </table:table-cell>
          <table:table-cell office:value-type="float" office:value="1.7478032106849" calcext:value-type="float">
            <text:p>1,7478032106849</text:p>
          </table:table-cell>
          <table:table-cell office:value-type="float" office:value="15" calcext:value-type="float">
            <text:p>15</text:p>
          </table:table-cell>
          <table:table-cell office:value-type="float" office:value="20.0184" calcext:value-type="float">
            <text:p>20,0184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36.0714" calcext:value-type="float">
            <text:p>36,071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7.108" calcext:value-type="float">
            <text:p>37,108</text:p>
          </table:table-cell>
          <table:table-cell office:value-type="float" office:value="1.37030657732842" calcext:value-type="float">
            <text:p>1,37030657732842</text:p>
          </table:table-cell>
          <table:table-cell office:value-type="float" office:value="24" calcext:value-type="float">
            <text:p>24</text:p>
          </table:table-cell>
          <table:table-cell office:value-type="float" office:value="34.6191" calcext:value-type="float">
            <text:p>34,6191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34" calcext:value-type="float">
            <text:p>134</text:p>
          </table:table-cell>
          <table:table-cell office:value-type="float" office:value="49.3337" calcext:value-type="float">
            <text:p>49,333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6.1212" calcext:value-type="float">
            <text:p>36,1212</text:p>
          </table:table-cell>
          <table:table-cell office:value-type="float" office:value="1.68965012515372" calcext:value-type="float">
            <text:p>1,68965012515372</text:p>
          </table:table-cell>
          <table:table-cell office:value-type="float" office:value="8" calcext:value-type="float">
            <text:p>8</text:p>
          </table:table-cell>
          <table:table-cell office:value-type="float" office:value="36.1212" calcext:value-type="float">
            <text:p>36,1212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7.1559" calcext:value-type="float">
            <text:p>7,1559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1875" calcext:value-type="float">
            <text:p>0,1875</text:p>
          </table:table-cell>
          <table:table-cell office:value-type="float" office:value="4.68875631672892" calcext:value-type="float">
            <text:p>4,68875631672892</text:p>
          </table:table-cell>
          <table:table-cell office:value-type="float" office:value="1069" calcext:value-type="float">
            <text:p>1069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75" calcext:value-type="float">
            <text:p>38,747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.9571" calcext:value-type="float">
            <text:p>5,9571</text:p>
          </table:table-cell>
          <table:table-cell office:value-type="float" office:value="4.59614116609543" calcext:value-type="float">
            <text:p>4,59614116609543</text:p>
          </table:table-cell>
          <table:table-cell office:value-type="float" office:value="25" calcext:value-type="float">
            <text:p>25</text:p>
          </table:table-cell>
          <table:table-cell office:value-type="float" office:value="0.4544" calcext:value-type="float">
            <text:p>0,4544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905" calcext:value-type="float">
            <text:p>905</text:p>
          </table:table-cell>
          <table:table-cell office:value-type="float" office:value="51.045" calcext:value-type="float">
            <text:p>51,045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0.6935" calcext:value-type="float">
            <text:p>20,6935</text:p>
          </table:table-cell>
          <table:table-cell office:value-type="float" office:value="2.73716288284057" calcext:value-type="float">
            <text:p>2,73716288284057</text:p>
          </table:table-cell>
          <table:table-cell office:value-type="float" office:value="37" calcext:value-type="float">
            <text:p>37</text:p>
          </table:table-cell>
          <table:table-cell office:value-type="float" office:value="20.6935" calcext:value-type="float">
            <text:p>20,6935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float" office:value="4.5833" calcext:value-type="float">
            <text:p>4,5833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7163" calcext:value-type="float">
            <text:p>0,7163</text:p>
          </table:table-cell>
          <table:table-cell office:value-type="float" office:value="5.90021186060297" calcext:value-type="float">
            <text:p>5,90021186060297</text:p>
          </table:table-cell>
          <table:table-cell office:value-type="float" office:value="966" calcext:value-type="float">
            <text:p>966</text:p>
          </table:table-cell>
          <table:table-cell office:value-type="float" office:value="0.7163" calcext:value-type="float">
            <text:p>0,7163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31" calcext:value-type="float">
            <text:p>531</text:p>
          </table:table-cell>
          <table:table-cell office:value-type="float" office:value="51.1079" calcext:value-type="float">
            <text:p>51,107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0.9737" calcext:value-type="float">
            <text:p>10,9737</text:p>
          </table:table-cell>
          <table:table-cell office:value-type="float" office:value="2.85498933000965" calcext:value-type="float">
            <text:p>2,85498933000965</text:p>
          </table:table-cell>
          <table:table-cell office:value-type="float" office:value="14" calcext:value-type="float">
            <text:p>14</text:p>
          </table:table-cell>
          <table:table-cell office:value-type="float" office:value="10.9737" calcext:value-type="float">
            <text:p>10,9737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65" calcext:value-type="float">
            <text:p>2,4865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4957" calcext:value-type="float">
            <text:p>0,4957</text:p>
          </table:table-cell>
          <table:table-cell office:value-type="float" office:value="5.31063527038799" calcext:value-type="float">
            <text:p>5,31063527038799</text:p>
          </table:table-cell>
          <table:table-cell office:value-type="float" office:value="597" calcext:value-type="float">
            <text:p>597</text:p>
          </table:table-cell>
          <table:table-cell office:value-type="float" office:value="0.0443" calcext:value-type="float">
            <text:p>0,0443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52.9962" calcext:value-type="float">
            <text:p>52,996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3.8487" calcext:value-type="float">
            <text:p>23,8487</text:p>
          </table:table-cell>
          <table:table-cell office:value-type="float" office:value="2.21195658604262" calcext:value-type="float">
            <text:p>2,21195658604262</text:p>
          </table:table-cell>
          <table:table-cell office:value-type="float" office:value="9" calcext:value-type="float">
            <text:p>9</text:p>
          </table:table-cell>
          <table:table-cell office:value-type="float" office:value="23.8487" calcext:value-type="float">
            <text:p>23,8487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36" calcext:value-type="float">
            <text:p>436</text:p>
          </table:table-cell>
          <table:table-cell office:value-type="float" office:value="68.0629" calcext:value-type="float">
            <text:p>68,062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9.2399" calcext:value-type="float">
            <text:p>29,2399</text:p>
          </table:table-cell>
          <table:table-cell office:value-type="float" office:value="2.45328014234417" calcext:value-type="float">
            <text:p>2,45328014234417</text:p>
          </table:table-cell>
          <table:table-cell office:value-type="float" office:value="11" calcext:value-type="float">
            <text:p>11</text:p>
          </table:table-cell>
          <table:table-cell office:value-type="float" office:value="29.2399" calcext:value-type="float">
            <text:p>29,2399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.8125" calcext:value-type="float">
            <text:p>27,812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0.8907" calcext:value-type="float">
            <text:p>10,8907</text:p>
          </table:table-cell>
          <table:table-cell office:value-type="float" office:value="3.62233544778743" calcext:value-type="float">
            <text:p>3,62233544778743</text:p>
          </table:table-cell>
          <table:table-cell office:value-type="float" office:value="52" calcext:value-type="float">
            <text:p>52</text:p>
          </table:table-cell>
          <table:table-cell office:value-type="float" office:value="10.8907" calcext:value-type="float">
            <text:p>10,8907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19" calcext:value-type="float">
            <text:p>319</text:p>
          </table:table-cell>
          <table:table-cell office:value-type="float" office:value="66.2713" calcext:value-type="float">
            <text:p>66,271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6.5742" calcext:value-type="float">
            <text:p>26,5742</text:p>
          </table:table-cell>
          <table:table-cell office:value-type="float" office:value="2.32433854710138" calcext:value-type="float">
            <text:p>2,32433854710138</text:p>
          </table:table-cell>
          <table:table-cell office:value-type="float" office:value="11" calcext:value-type="float">
            <text:p>11</text:p>
          </table:table-cell>
          <table:table-cell office:value-type="float" office:value="26.5742" calcext:value-type="float">
            <text:p>26,5742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4.3836" calcext:value-type="float">
            <text:p>44,38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.1049" calcext:value-type="float">
            <text:p>33,1049</text:p>
          </table:table-cell>
          <table:table-cell office:value-type="float" office:value="2.87263765656517" calcext:value-type="float">
            <text:p>2,87263765656517</text:p>
          </table:table-cell>
          <table:table-cell office:value-type="float" office:value="12" calcext:value-type="float">
            <text:p>12</text:p>
          </table:table-cell>
          <table:table-cell office:value-type="float" office:value="33.1049" calcext:value-type="float">
            <text:p>33,1049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34.8907" calcext:value-type="float">
            <text:p>34,890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.6332" calcext:value-type="float">
            <text:p>18,6332</text:p>
          </table:table-cell>
          <table:table-cell office:value-type="float" office:value="2.56949310719044" calcext:value-type="float">
            <text:p>2,56949310719044</text:p>
          </table:table-cell>
          <table:table-cell office:value-type="float" office:value="19" calcext:value-type="float">
            <text:p>19</text:p>
          </table:table-cell>
          <table:table-cell office:value-type="float" office:value="18.6332" calcext:value-type="float">
            <text:p>18,6332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29.8081" calcext:value-type="float">
            <text:p>29,808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9.2844" calcext:value-type="float">
            <text:p>29,2844</text:p>
          </table:table-cell>
          <table:table-cell office:value-type="float" office:value="3.30664098079246" calcext:value-type="float">
            <text:p>3,30664098079246</text:p>
          </table:table-cell>
          <table:table-cell office:value-type="float" office:value="39" calcext:value-type="float">
            <text:p>39</text:p>
          </table:table-cell>
          <table:table-cell office:value-type="float" office:value="29.2844" calcext:value-type="float">
            <text:p>29,2844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67" calcext:value-type="float">
            <text:p>667</text:p>
          </table:table-cell>
          <table:table-cell office:value-type="float" office:value="25.191" calcext:value-type="float">
            <text:p>25,191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1.7258" calcext:value-type="float">
            <text:p>11,7258</text:p>
          </table:table-cell>
          <table:table-cell office:value-type="float" office:value="3.22106468919188" calcext:value-type="float">
            <text:p>3,22106468919188</text:p>
          </table:table-cell>
          <table:table-cell office:value-type="float" office:value="97" calcext:value-type="float">
            <text:p>97</text:p>
          </table:table-cell>
          <table:table-cell office:value-type="float" office:value="11.7258" calcext:value-type="float">
            <text:p>11,7258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419" calcext:value-type="float">
            <text:p>419</text:p>
          </table:table-cell>
          <table:table-cell office:value-type="float" office:value="52.0388" calcext:value-type="float">
            <text:p>52,038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9.0452" calcext:value-type="float">
            <text:p>49,0452</text:p>
          </table:table-cell>
          <table:table-cell office:value-type="float" office:value="2.43796805648063" calcext:value-type="float">
            <text:p>2,43796805648063</text:p>
          </table:table-cell>
          <table:table-cell office:value-type="float" office:value="9" calcext:value-type="float">
            <text:p>9</text:p>
          </table:table-cell>
          <table:table-cell office:value-type="float" office:value="47.432" calcext:value-type="float">
            <text:p>47,432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1" calcext:value-type="float">
            <text:p>221</text:p>
          </table:table-cell>
          <table:table-cell office:value-type="float" office:value="44.1126" calcext:value-type="float">
            <text:p>44,11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.178" calcext:value-type="float">
            <text:p>15,178</text:p>
          </table:table-cell>
          <table:table-cell office:value-type="float" office:value="1.94153286255783" calcext:value-type="float">
            <text:p>1,94153286255783</text:p>
          </table:table-cell>
          <table:table-cell office:value-type="float" office:value="14" calcext:value-type="float">
            <text:p>14</text:p>
          </table:table-cell>
          <table:table-cell office:value-type="float" office:value="15.178" calcext:value-type="float">
            <text:p>15,178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348" calcext:value-type="float">
            <text:p>348</text:p>
          </table:table-cell>
          <table:table-cell office:value-type="float" office:value="59.8204" calcext:value-type="float">
            <text:p>59,820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3.5531" calcext:value-type="float">
            <text:p>33,5531</text:p>
          </table:table-cell>
          <table:table-cell office:value-type="float" office:value="2.46346150779336" calcext:value-type="float">
            <text:p>2,46346150779336</text:p>
          </table:table-cell>
          <table:table-cell office:value-type="float" office:value="10" calcext:value-type="float">
            <text:p>10</text:p>
          </table:table-cell>
          <table:table-cell office:value-type="float" office:value="33.5531" calcext:value-type="float">
            <text:p>33,5531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43" calcext:value-type="float">
            <text:p>343</text:p>
          </table:table-cell>
          <table:table-cell office:value-type="float" office:value="67.4766" calcext:value-type="float">
            <text:p>67,47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9.8594" calcext:value-type="float">
            <text:p>29,8594</text:p>
          </table:table-cell>
          <table:table-cell office:value-type="float" office:value="2.40560006504484" calcext:value-type="float">
            <text:p>2,40560006504484</text:p>
          </table:table-cell>
          <table:table-cell office:value-type="float" office:value="3" calcext:value-type="float">
            <text:p>3</text:p>
          </table:table-cell>
          <table:table-cell office:value-type="float" office:value="29.8594" calcext:value-type="float">
            <text:p>29,8594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82" calcext:value-type="float">
            <text:p>482</text:p>
          </table:table-cell>
          <table:table-cell office:value-type="float" office:value="39.1245" calcext:value-type="float">
            <text:p>39,1245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8.1534" calcext:value-type="float">
            <text:p>18,1534</text:p>
          </table:table-cell>
          <table:table-cell office:value-type="float" office:value="2.2840460409389" calcext:value-type="float">
            <text:p>2,2840460409389</text:p>
          </table:table-cell>
          <table:table-cell office:value-type="float" office:value="40" calcext:value-type="float">
            <text:p>40</text:p>
          </table:table-cell>
          <table:table-cell office:value-type="float" office:value="18.1534" calcext:value-type="float">
            <text:p>18,1534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13" calcext:value-type="float">
            <text:p>413</text:p>
          </table:table-cell>
          <table:table-cell office:value-type="float" office:value="27.5711" calcext:value-type="float">
            <text:p>27,571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7.0952" calcext:value-type="float">
            <text:p>17,0952</text:p>
          </table:table-cell>
          <table:table-cell office:value-type="float" office:value="2.25498797101728" calcext:value-type="float">
            <text:p>2,25498797101728</text:p>
          </table:table-cell>
          <table:table-cell office:value-type="float" office:value="48" calcext:value-type="float">
            <text:p>48</text:p>
          </table:table-cell>
          <table:table-cell office:value-type="float" office:value="17.0952" calcext:value-type="float">
            <text:p>17,0952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8.9639" calcext:value-type="float">
            <text:p>48,96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2.27" calcext:value-type="float">
            <text:p>32,27</text:p>
          </table:table-cell>
          <table:table-cell office:value-type="float" office:value="2.14844534121026" calcext:value-type="float">
            <text:p>2,14844534121026</text:p>
          </table:table-cell>
          <table:table-cell office:value-type="float" office:value="13" calcext:value-type="float">
            <text:p>13</text:p>
          </table:table-cell>
          <table:table-cell office:value-type="float" office:value="32.27" calcext:value-type="float">
            <text:p>32,27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4300" calcext:value-type="float">
            <text:p>4300</text:p>
          </table:table-cell>
          <table:table-cell office:value-type="float" office:value="1278" calcext:value-type="float">
            <text:p>1278</text:p>
          </table:table-cell>
          <table:table-cell office:value-type="float" office:value="59.5158" calcext:value-type="float">
            <text:p>59,515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5.8848" calcext:value-type="float">
            <text:p>25,8848</text:p>
          </table:table-cell>
          <table:table-cell office:value-type="float" office:value="2.05212428096968" calcext:value-type="float">
            <text:p>2,05212428096968</text:p>
          </table:table-cell>
          <table:table-cell office:value-type="float" office:value="8" calcext:value-type="float">
            <text:p>8</text:p>
          </table:table-cell>
          <table:table-cell office:value-type="float" office:value="25.8848" calcext:value-type="float">
            <text:p>25,8848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60" calcext:value-type="float">
            <text:p>260</text:p>
          </table:table-cell>
          <table:table-cell office:value-type="float" office:value="31.3846" calcext:value-type="float">
            <text:p>31,384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4.9567" calcext:value-type="float">
            <text:p>14,9567</text:p>
          </table:table-cell>
          <table:table-cell office:value-type="float" office:value="2.76113270084725" calcext:value-type="float">
            <text:p>2,76113270084725</text:p>
          </table:table-cell>
          <table:table-cell office:value-type="float" office:value="51" calcext:value-type="float">
            <text:p>51</text:p>
          </table:table-cell>
          <table:table-cell office:value-type="float" office:value="14.9567" calcext:value-type="float">
            <text:p>14,9567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63" calcext:value-type="float">
            <text:p>263</text:p>
          </table:table-cell>
          <table:table-cell office:value-type="float" office:value="29.0306" calcext:value-type="float">
            <text:p>29,030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4.463" calcext:value-type="float">
            <text:p>14,463</text:p>
          </table:table-cell>
          <table:table-cell office:value-type="float" office:value="2.51858715987942" calcext:value-type="float">
            <text:p>2,51858715987942</text:p>
          </table:table-cell>
          <table:table-cell office:value-type="float" office:value="64" calcext:value-type="float">
            <text:p>64</text:p>
          </table:table-cell>
          <table:table-cell office:value-type="float" office:value="14.463" calcext:value-type="float">
            <text:p>14,463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3.202" calcext:value-type="float">
            <text:p>3,20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5138" calcext:value-type="float">
            <text:p>0,5138</text:p>
          </table:table-cell>
          <table:table-cell office:value-type="float" office:value="5.1487312963743" calcext:value-type="float">
            <text:p>5,1487312963743</text:p>
          </table:table-cell>
          <table:table-cell office:value-type="float" office:value="787" calcext:value-type="float">
            <text:p>787</text:p>
          </table:table-cell>
          <table:table-cell office:value-type="float" office:value="0.5138" calcext:value-type="float">
            <text:p>0,5138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37" calcext:value-type="float">
            <text:p>3,9837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174" calcext:value-type="float">
            <text:p>0,174</text:p>
          </table:table-cell>
          <table:table-cell office:value-type="float" office:value="5.00351438990636" calcext:value-type="float">
            <text:p>5,00351438990636</text:p>
          </table:table-cell>
          <table:table-cell office:value-type="float" office:value="799" calcext:value-type="float">
            <text:p>799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37.8605" calcext:value-type="float">
            <text:p>37,860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3.8238" calcext:value-type="float">
            <text:p>23,8238</text:p>
          </table:table-cell>
          <table:table-cell office:value-type="float" office:value="3.01840435475322" calcext:value-type="float">
            <text:p>3,01840435475322</text:p>
          </table:table-cell>
          <table:table-cell office:value-type="float" office:value="20" calcext:value-type="float">
            <text:p>20</text:p>
          </table:table-cell>
          <table:table-cell office:value-type="float" office:value="19.4563" calcext:value-type="float">
            <text:p>19,4563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32" calcext:value-type="float">
            <text:p>332</text:p>
          </table:table-cell>
          <table:table-cell office:value-type="float" office:value="36.4283" calcext:value-type="float">
            <text:p>36,428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8.5762" calcext:value-type="float">
            <text:p>28,5762</text:p>
          </table:table-cell>
          <table:table-cell office:value-type="float" office:value="3.25382786731245" calcext:value-type="float">
            <text:p>3,25382786731245</text:p>
          </table:table-cell>
          <table:table-cell office:value-type="float" office:value="19" calcext:value-type="float">
            <text:p>19</text:p>
          </table:table-cell>
          <table:table-cell office:value-type="float" office:value="27.046" calcext:value-type="float">
            <text:p>27,046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3425" calcext:value-type="float">
            <text:p>3425</text:p>
          </table:table-cell>
          <table:table-cell office:value-type="float" office:value="6.7129" calcext:value-type="float">
            <text:p>6,7129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.1847" calcext:value-type="float">
            <text:p>3,1847</text:p>
          </table:table-cell>
          <table:table-cell office:value-type="float" office:value="4.97669832310493" calcext:value-type="float">
            <text:p>4,97669832310493</text:p>
          </table:table-cell>
          <table:table-cell office:value-type="float" office:value="1091" calcext:value-type="float">
            <text:p>1091</text:p>
          </table:table-cell>
          <table:table-cell office:value-type="float" office:value="3.1847" calcext:value-type="float">
            <text:p>3,1847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03" calcext:value-type="float">
            <text:p>803</text:p>
          </table:table-cell>
          <table:table-cell office:value-type="float" office:value="36.7986" calcext:value-type="float">
            <text:p>36,798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.3658" calcext:value-type="float">
            <text:p>16,3658</text:p>
          </table:table-cell>
          <table:table-cell office:value-type="float" office:value="2.61788226801407" calcext:value-type="float">
            <text:p>2,61788226801407</text:p>
          </table:table-cell>
          <table:table-cell office:value-type="float" office:value="63" calcext:value-type="float">
            <text:p>63</text:p>
          </table:table-cell>
          <table:table-cell office:value-type="float" office:value="16.3658" calcext:value-type="float">
            <text:p>16,3658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49" calcext:value-type="float">
            <text:p>3,4649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2138" calcext:value-type="float">
            <text:p>0,2138</text:p>
          </table:table-cell>
          <table:table-cell office:value-type="float" office:value="5.17845597161934" calcext:value-type="float">
            <text:p>5,17845597161934</text:p>
          </table:table-cell>
          <table:table-cell office:value-type="float" office:value="746" calcext:value-type="float">
            <text:p>746</text:p>
          </table:table-cell>
          <table:table-cell office:value-type="float" office:value="0.2138" calcext:value-type="float">
            <text:p>0,2138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6.9369" calcext:value-type="float">
            <text:p>16,936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.7688" calcext:value-type="float">
            <text:p>7,7688</text:p>
          </table:table-cell>
          <table:table-cell office:value-type="float" office:value="3.14666022764379" calcext:value-type="float">
            <text:p>3,14666022764379</text:p>
          </table:table-cell>
          <table:table-cell office:value-type="float" office:value="47" calcext:value-type="float">
            <text:p>47</text:p>
          </table:table-cell>
          <table:table-cell office:value-type="float" office:value="7.7688" calcext:value-type="float">
            <text:p>7,7688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864" calcext:value-type="float">
            <text:p>1864</text:p>
          </table:table-cell>
          <table:table-cell office:value-type="float" office:value="22.4189" calcext:value-type="float">
            <text:p>22,418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1.0989" calcext:value-type="float">
            <text:p>11,0989</text:p>
          </table:table-cell>
          <table:table-cell office:value-type="float" office:value="4.63235735386394" calcext:value-type="float">
            <text:p>4,63235735386394</text:p>
          </table:table-cell>
          <table:table-cell office:value-type="float" office:value="89" calcext:value-type="float">
            <text:p>89</text:p>
          </table:table-cell>
          <table:table-cell office:value-type="float" office:value="11.0989" calcext:value-type="float">
            <text:p>11,0989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32.3379" calcext:value-type="float">
            <text:p>32,337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.9019" calcext:value-type="float">
            <text:p>40,9019</text:p>
          </table:table-cell>
          <table:table-cell office:value-type="float" office:value="1.65403670869473" calcext:value-type="float">
            <text:p>1,65403670869473</text:p>
          </table:table-cell>
          <table:table-cell office:value-type="float" office:value="13" calcext:value-type="float">
            <text:p>13</text:p>
          </table:table-cell>
          <table:table-cell office:value-type="float" office:value="27.2957" calcext:value-type="float">
            <text:p>27,2957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float" office:value="74.6167" calcext:value-type="float">
            <text:p>74,616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.5763" calcext:value-type="float">
            <text:p>16,5763</text:p>
          </table:table-cell>
          <table:table-cell office:value-type="float" office:value="1.89141003132974" calcext:value-type="float">
            <text:p>1,89141003132974</text:p>
          </table:table-cell>
          <table:table-cell office:value-type="float" office:value="3" calcext:value-type="float">
            <text:p>3</text:p>
          </table:table-cell>
          <table:table-cell office:value-type="float" office:value="16.5763" calcext:value-type="float">
            <text:p>16,5763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31" calcext:value-type="float">
            <text:p>231</text:p>
          </table:table-cell>
          <table:table-cell office:value-type="float" office:value="68.6258" calcext:value-type="float">
            <text:p>68,625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.2768" calcext:value-type="float">
            <text:p>45,2768</text:p>
          </table:table-cell>
          <table:table-cell office:value-type="float" office:value="2.36539656997017" calcext:value-type="float">
            <text:p>2,36539656997017</text:p>
          </table:table-cell>
          <table:table-cell office:value-type="float" office:value="7" calcext:value-type="float">
            <text:p>7</text:p>
          </table:table-cell>
          <table:table-cell office:value-type="float" office:value="45.2768" calcext:value-type="float">
            <text:p>45,2768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30" calcext:value-type="float">
            <text:p>630</text:p>
          </table:table-cell>
          <table:table-cell office:value-type="float" office:value="51.1006" calcext:value-type="float">
            <text:p>51,1006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3.7332" calcext:value-type="float">
            <text:p>13,7332</text:p>
          </table:table-cell>
          <table:table-cell office:value-type="float" office:value="2.89304939283649" calcext:value-type="float">
            <text:p>2,89304939283649</text:p>
          </table:table-cell>
          <table:table-cell office:value-type="float" office:value="38" calcext:value-type="float">
            <text:p>38</text:p>
          </table:table-cell>
          <table:table-cell office:value-type="float" office:value="13.7332" calcext:value-type="float">
            <text:p>13,7332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15" calcext:value-type="float">
            <text:p>315</text:p>
          </table:table-cell>
          <table:table-cell office:value-type="float" office:value="50.7905" calcext:value-type="float">
            <text:p>50,790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1.7277" calcext:value-type="float">
            <text:p>21,7277</text:p>
          </table:table-cell>
          <table:table-cell office:value-type="float" office:value="3.57733434638246" calcext:value-type="float">
            <text:p>3,57733434638246</text:p>
          </table:table-cell>
          <table:table-cell office:value-type="float" office:value="24" calcext:value-type="float">
            <text:p>24</text:p>
          </table:table-cell>
          <table:table-cell office:value-type="float" office:value="21.7277" calcext:value-type="float">
            <text:p>21,7277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float" office:value="44.5213" calcext:value-type="float">
            <text:p>44,521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1.3706" calcext:value-type="float">
            <text:p>21,3706</text:p>
          </table:table-cell>
          <table:table-cell office:value-type="float" office:value="4.29181454994825" calcext:value-type="float">
            <text:p>4,29181454994825</text:p>
          </table:table-cell>
          <table:table-cell office:value-type="float" office:value="19" calcext:value-type="float">
            <text:p>19</text:p>
          </table:table-cell>
          <table:table-cell office:value-type="float" office:value="20.7361" calcext:value-type="float">
            <text:p>20,7361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office:value-type="float" office:value="40.3048" calcext:value-type="float">
            <text:p>40,304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0.2011" calcext:value-type="float">
            <text:p>30,2011</text:p>
          </table:table-cell>
          <table:table-cell office:value-type="float" office:value="2.48251595191384" calcext:value-type="float">
            <text:p>2,48251595191384</text:p>
          </table:table-cell>
          <table:table-cell office:value-type="float" office:value="32" calcext:value-type="float">
            <text:p>32</text:p>
          </table:table-cell>
          <table:table-cell office:value-type="float" office:value="26.2549" calcext:value-type="float">
            <text:p>26,2549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1.2729" calcext:value-type="float">
            <text:p>41,272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.4713" calcext:value-type="float">
            <text:p>34,4713</text:p>
          </table:table-cell>
          <table:table-cell office:value-type="float" office:value="1.83397063113401" calcext:value-type="float">
            <text:p>1,83397063113401</text:p>
          </table:table-cell>
          <table:table-cell office:value-type="float" office:value="9" calcext:value-type="float">
            <text:p>9</text:p>
          </table:table-cell>
          <table:table-cell office:value-type="float" office:value="34.4713" calcext:value-type="float">
            <text:p>34,4713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077" calcext:value-type="float">
            <text:p>7,807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0.1783" calcext:value-type="float">
            <text:p>0,1783</text:p>
          </table:table-cell>
          <table:table-cell office:value-type="float" office:value="4.35217258963842" calcext:value-type="float">
            <text:p>4,35217258963842</text:p>
          </table:table-cell>
          <table:table-cell office:value-type="float" office:value="304" calcext:value-type="float">
            <text:p>304</text:p>
          </table:table-cell>
          <table:table-cell office:value-type="float" office:value="0.1783" calcext:value-type="float">
            <text:p>0,1783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03" calcext:value-type="float">
            <text:p>4,5403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1897" calcext:value-type="float">
            <text:p>0,1897</text:p>
          </table:table-cell>
          <table:table-cell office:value-type="float" office:value="5.26126732376716" calcext:value-type="float">
            <text:p>5,26126732376716</text:p>
          </table:table-cell>
          <table:table-cell office:value-type="float" office:value="838" calcext:value-type="float">
            <text:p>838</text:p>
          </table:table-cell>
          <table:table-cell office:value-type="float" office:value="0.0346" calcext:value-type="float">
            <text:p>0,0346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07" calcext:value-type="float">
            <text:p>807</text:p>
          </table:table-cell>
          <table:table-cell office:value-type="float" office:value="13.237" calcext:value-type="float">
            <text:p>13,237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.1253" calcext:value-type="float">
            <text:p>4,1253</text:p>
          </table:table-cell>
          <table:table-cell office:value-type="float" office:value="3.56715788020501" calcext:value-type="float">
            <text:p>3,56715788020501</text:p>
          </table:table-cell>
          <table:table-cell office:value-type="float" office:value="262" calcext:value-type="float">
            <text:p>262</text:p>
          </table:table-cell>
          <table:table-cell office:value-type="float" office:value="4.1253" calcext:value-type="float">
            <text:p>4,1253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16" calcext:value-type="float">
            <text:p>616</text:p>
          </table:table-cell>
          <table:table-cell office:value-type="float" office:value="8.2585" calcext:value-type="float">
            <text:p>8,2585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.6888" calcext:value-type="float">
            <text:p>5,6888</text:p>
          </table:table-cell>
          <table:table-cell office:value-type="float" office:value="3.4270778347646" calcext:value-type="float">
            <text:p>3,4270778347646</text:p>
          </table:table-cell>
          <table:table-cell office:value-type="float" office:value="203" calcext:value-type="float">
            <text:p>203</text:p>
          </table:table-cell>
          <table:table-cell office:value-type="float" office:value="5.6888" calcext:value-type="float">
            <text:p>5,6888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.4098" calcext:value-type="float">
            <text:p>45,409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4.5628" calcext:value-type="float">
            <text:p>34,5628</text:p>
          </table:table-cell>
          <table:table-cell office:value-type="float" office:value="1.97756079662457" calcext:value-type="float">
            <text:p>1,97756079662457</text:p>
          </table:table-cell>
          <table:table-cell office:value-type="float" office:value="7" calcext:value-type="float">
            <text:p>7</text:p>
          </table:table-cell>
          <table:table-cell office:value-type="float" office:value="34.5628" calcext:value-type="float">
            <text:p>34,5628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38.3193" calcext:value-type="float">
            <text:p>38,319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.3194" calcext:value-type="float">
            <text:p>33,3194</text:p>
          </table:table-cell>
          <table:table-cell office:value-type="float" office:value="2.59701918947863" calcext:value-type="float">
            <text:p>2,59701918947863</text:p>
          </table:table-cell>
          <table:table-cell office:value-type="float" office:value="8" calcext:value-type="float">
            <text:p>8</text:p>
          </table:table-cell>
          <table:table-cell office:value-type="float" office:value="33.3194" calcext:value-type="float">
            <text:p>33,3194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1472" calcext:value-type="float">
            <text:p>1472</text:p>
          </table:table-cell>
          <table:table-cell office:value-type="float" office:value="22.4325" calcext:value-type="float">
            <text:p>22,432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.0456" calcext:value-type="float">
            <text:p>10,0456</text:p>
          </table:table-cell>
          <table:table-cell office:value-type="float" office:value="3.44400770256276" calcext:value-type="float">
            <text:p>3,44400770256276</text:p>
          </table:table-cell>
          <table:table-cell office:value-type="float" office:value="97" calcext:value-type="float">
            <text:p>97</text:p>
          </table:table-cell>
          <table:table-cell office:value-type="float" office:value="10.0456" calcext:value-type="float">
            <text:p>10,0456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4.2052" calcext:value-type="float">
            <text:p>44,20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3.6461" calcext:value-type="float">
            <text:p>23,6461</text:p>
          </table:table-cell>
          <table:table-cell office:value-type="float" office:value="2.50307945097235" calcext:value-type="float">
            <text:p>2,50307945097235</text:p>
          </table:table-cell>
          <table:table-cell office:value-type="float" office:value="6" calcext:value-type="float">
            <text:p>6</text:p>
          </table:table-cell>
          <table:table-cell office:value-type="float" office:value="23.6461" calcext:value-type="float">
            <text:p>23,6461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35" calcext:value-type="float">
            <text:p>235</text:p>
          </table:table-cell>
          <table:table-cell office:value-type="float" office:value="47.8539" calcext:value-type="float">
            <text:p>47,853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6.2726" calcext:value-type="float">
            <text:p>16,2726</text:p>
          </table:table-cell>
          <table:table-cell office:value-type="float" office:value="2.07749331070268" calcext:value-type="float">
            <text:p>2,07749331070268</text:p>
          </table:table-cell>
          <table:table-cell office:value-type="float" office:value="12" calcext:value-type="float">
            <text:p>12</text:p>
          </table:table-cell>
          <table:table-cell office:value-type="float" office:value="16.2726" calcext:value-type="float">
            <text:p>16,2726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38" calcext:value-type="float">
            <text:p>438</text:p>
          </table:table-cell>
          <table:table-cell office:value-type="float" office:value="25.2258" calcext:value-type="float">
            <text:p>25,225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5.7916" calcext:value-type="float">
            <text:p>15,7916</text:p>
          </table:table-cell>
          <table:table-cell office:value-type="float" office:value="4.47584725837905" calcext:value-type="float">
            <text:p>4,47584725837905</text:p>
          </table:table-cell>
          <table:table-cell office:value-type="float" office:value="68" calcext:value-type="float">
            <text:p>68</text:p>
          </table:table-cell>
          <table:table-cell office:value-type="float" office:value="15.7916" calcext:value-type="float">
            <text:p>15,7916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51" calcext:value-type="float">
            <text:p>251</text:p>
          </table:table-cell>
          <table:table-cell office:value-type="float" office:value="32.9323" calcext:value-type="float">
            <text:p>32,932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3.9507" calcext:value-type="float">
            <text:p>13,9507</text:p>
          </table:table-cell>
          <table:table-cell office:value-type="float" office:value="2.26752064636483" calcext:value-type="float">
            <text:p>2,26752064636483</text:p>
          </table:table-cell>
          <table:table-cell office:value-type="float" office:value="16" calcext:value-type="float">
            <text:p>16</text:p>
          </table:table-cell>
          <table:table-cell office:value-type="float" office:value="13.9507" calcext:value-type="float">
            <text:p>13,9507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74" calcext:value-type="float">
            <text:p>474</text:p>
          </table:table-cell>
          <table:table-cell office:value-type="float" office:value="41.5506" calcext:value-type="float">
            <text:p>41,5506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31.6738" calcext:value-type="float">
            <text:p>31,6738</text:p>
          </table:table-cell>
          <table:table-cell office:value-type="float" office:value="3.30979725660003" calcext:value-type="float">
            <text:p>3,30979725660003</text:p>
          </table:table-cell>
          <table:table-cell office:value-type="float" office:value="12" calcext:value-type="float">
            <text:p>12</text:p>
          </table:table-cell>
          <table:table-cell office:value-type="float" office:value="31.6738" calcext:value-type="float">
            <text:p>31,6738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448" calcext:value-type="float">
            <text:p>448</text:p>
          </table:table-cell>
          <table:table-cell office:value-type="float" office:value="29.637" calcext:value-type="float">
            <text:p>29,637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2.4562" calcext:value-type="float">
            <text:p>22,4562</text:p>
          </table:table-cell>
          <table:table-cell office:value-type="float" office:value="2.6812263098599" calcext:value-type="float">
            <text:p>2,6812263098599</text:p>
          </table:table-cell>
          <table:table-cell office:value-type="float" office:value="41" calcext:value-type="float">
            <text:p>41</text:p>
          </table:table-cell>
          <table:table-cell office:value-type="float" office:value="22.4562" calcext:value-type="float">
            <text:p>22,4562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8.5006" calcext:value-type="float">
            <text:p>48,500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0.8557" calcext:value-type="float">
            <text:p>20,8557</text:p>
          </table:table-cell>
          <table:table-cell office:value-type="float" office:value="3.21860261018522" calcext:value-type="float">
            <text:p>3,21860261018522</text:p>
          </table:table-cell>
          <table:table-cell office:value-type="float" office:value="20" calcext:value-type="float">
            <text:p>20</text:p>
          </table:table-cell>
          <table:table-cell office:value-type="float" office:value="20.8557" calcext:value-type="float">
            <text:p>20,8557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092" calcext:value-type="float">
            <text:p>1092</text:p>
          </table:table-cell>
          <table:table-cell office:value-type="float" office:value="47.0894" calcext:value-type="float">
            <text:p>47,089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3.9904" calcext:value-type="float">
            <text:p>13,9904</text:p>
          </table:table-cell>
          <table:table-cell office:value-type="float" office:value="3.5594681616641" calcext:value-type="float">
            <text:p>3,5594681616641</text:p>
          </table:table-cell>
          <table:table-cell office:value-type="float" office:value="33" calcext:value-type="float">
            <text:p>33</text:p>
          </table:table-cell>
          <table:table-cell office:value-type="float" office:value="13.9904" calcext:value-type="float">
            <text:p>13,9904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45.9149" calcext:value-type="float">
            <text:p>45,914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.2745" calcext:value-type="float">
            <text:p>31,2745</text:p>
          </table:table-cell>
          <table:table-cell office:value-type="float" office:value="1.74990914728229" calcext:value-type="float">
            <text:p>1,74990914728229</text:p>
          </table:table-cell>
          <table:table-cell office:value-type="float" office:value="18" calcext:value-type="float">
            <text:p>18</text:p>
          </table:table-cell>
          <table:table-cell office:value-type="float" office:value="28.6934" calcext:value-type="float">
            <text:p>28,6934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68" calcext:value-type="float">
            <text:p>668</text:p>
          </table:table-cell>
          <table:table-cell office:value-type="float" office:value="23.4878" calcext:value-type="float">
            <text:p>23,487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7.0644" calcext:value-type="float">
            <text:p>17,0644</text:p>
          </table:table-cell>
          <table:table-cell office:value-type="float" office:value="2.9084232312255" calcext:value-type="float">
            <text:p>2,9084232312255</text:p>
          </table:table-cell>
          <table:table-cell office:value-type="float" office:value="63" calcext:value-type="float">
            <text:p>63</text:p>
          </table:table-cell>
          <table:table-cell office:value-type="float" office:value="17.0644" calcext:value-type="float">
            <text:p>17,0644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82" calcext:value-type="float">
            <text:p>182</text:p>
          </table:table-cell>
          <table:table-cell office:value-type="float" office:value="59.2703" calcext:value-type="float">
            <text:p>59,270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7.1021" calcext:value-type="float">
            <text:p>17,1021</text:p>
          </table:table-cell>
          <table:table-cell office:value-type="float" office:value="3.35008650423092" calcext:value-type="float">
            <text:p>3,35008650423092</text:p>
          </table:table-cell>
          <table:table-cell office:value-type="float" office:value="12" calcext:value-type="float">
            <text:p>12</text:p>
          </table:table-cell>
          <table:table-cell office:value-type="float" office:value="17.1021" calcext:value-type="float">
            <text:p>17,1021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56" calcext:value-type="float">
            <text:p>356</text:p>
          </table:table-cell>
          <table:table-cell office:value-type="float" office:value="42.723" calcext:value-type="float">
            <text:p>42,72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6.6842" calcext:value-type="float">
            <text:p>16,6842</text:p>
          </table:table-cell>
          <table:table-cell office:value-type="float" office:value="6.00981242264786" calcext:value-type="float">
            <text:p>6,00981242264786</text:p>
          </table:table-cell>
          <table:table-cell office:value-type="float" office:value="12" calcext:value-type="float">
            <text:p>12</text:p>
          </table:table-cell>
          <table:table-cell office:value-type="float" office:value="16.6842" calcext:value-type="float">
            <text:p>16,6842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12" calcext:value-type="float">
            <text:p>412</text:p>
          </table:table-cell>
          <table:table-cell office:value-type="float" office:value="29.564" calcext:value-type="float">
            <text:p>29,56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.2924" calcext:value-type="float">
            <text:p>9,2924</text:p>
          </table:table-cell>
          <table:table-cell office:value-type="float" office:value="3.56275740704854" calcext:value-type="float">
            <text:p>3,56275740704854</text:p>
          </table:table-cell>
          <table:table-cell office:value-type="float" office:value="72" calcext:value-type="float">
            <text:p>72</text:p>
          </table:table-cell>
          <table:table-cell office:value-type="float" office:value="9.2924" calcext:value-type="float">
            <text:p>9,2924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365" calcext:value-type="float">
            <text:p>365</text:p>
          </table:table-cell>
          <table:table-cell office:value-type="float" office:value="40.7771" calcext:value-type="float">
            <text:p>40,777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2.663" calcext:value-type="float">
            <text:p>22,663</text:p>
          </table:table-cell>
          <table:table-cell office:value-type="float" office:value="2.0908685569598" calcext:value-type="float">
            <text:p>2,0908685569598</text:p>
          </table:table-cell>
          <table:table-cell office:value-type="float" office:value="12" calcext:value-type="float">
            <text:p>12</text:p>
          </table:table-cell>
          <table:table-cell office:value-type="float" office:value="22.663" calcext:value-type="float">
            <text:p>22,663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35" calcext:value-type="float">
            <text:p>3,1835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2409" calcext:value-type="float">
            <text:p>0,2409</text:p>
          </table:table-cell>
          <table:table-cell office:value-type="float" office:value="5.06404297473866" calcext:value-type="float">
            <text:p>5,06404297473866</text:p>
          </table:table-cell>
          <table:table-cell office:value-type="float" office:value="1168" calcext:value-type="float">
            <text:p>1168</text:p>
          </table:table-cell>
          <table:table-cell office:value-type="float" office:value="0.1447" calcext:value-type="float">
            <text:p>0,1447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692" calcext:value-type="float">
            <text:p>2692</text:p>
          </table:table-cell>
          <table:table-cell office:value-type="float" office:value="8.7851" calcext:value-type="float">
            <text:p>8,7851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.3422" calcext:value-type="float">
            <text:p>2,3422</text:p>
          </table:table-cell>
          <table:table-cell office:value-type="float" office:value="4.79842670545755" calcext:value-type="float">
            <text:p>4,79842670545755</text:p>
          </table:table-cell>
          <table:table-cell office:value-type="float" office:value="1221" calcext:value-type="float">
            <text:p>1221</text:p>
          </table:table-cell>
          <table:table-cell office:value-type="float" office:value="2.3422" calcext:value-type="float">
            <text:p>2,3422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74" calcext:value-type="float">
            <text:p>374</text:p>
          </table:table-cell>
          <table:table-cell office:value-type="float" office:value="5.767" calcext:value-type="float">
            <text:p>5,767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727" calcext:value-type="float">
            <text:p>0,9727</text:p>
          </table:table-cell>
          <table:table-cell office:value-type="float" office:value="4.76081606973063" calcext:value-type="float">
            <text:p>4,76081606973063</text:p>
          </table:table-cell>
          <table:table-cell office:value-type="float" office:value="428" calcext:value-type="float">
            <text:p>428</text:p>
          </table:table-cell>
          <table:table-cell office:value-type="float" office:value="0.9727" calcext:value-type="float">
            <text:p>0,9727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06" calcext:value-type="float">
            <text:p>506</text:p>
          </table:table-cell>
          <table:table-cell office:value-type="float" office:value="31.8102" calcext:value-type="float">
            <text:p>31,8102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6.0569" calcext:value-type="float">
            <text:p>16,0569</text:p>
          </table:table-cell>
          <table:table-cell office:value-type="float" office:value="2.98425527814344" calcext:value-type="float">
            <text:p>2,98425527814344</text:p>
          </table:table-cell>
          <table:table-cell office:value-type="float" office:value="49" calcext:value-type="float">
            <text:p>49</text:p>
          </table:table-cell>
          <table:table-cell office:value-type="float" office:value="16.0569" calcext:value-type="float">
            <text:p>16,0569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33" calcext:value-type="float">
            <text:p>633</text:p>
          </table:table-cell>
          <table:table-cell office:value-type="float" office:value="32.0697" calcext:value-type="float">
            <text:p>32,0697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5.4896" calcext:value-type="float">
            <text:p>15,4896</text:p>
          </table:table-cell>
          <table:table-cell office:value-type="float" office:value="2.06145508955442" calcext:value-type="float">
            <text:p>2,06145508955442</text:p>
          </table:table-cell>
          <table:table-cell office:value-type="float" office:value="48" calcext:value-type="float">
            <text:p>48</text:p>
          </table:table-cell>
          <table:table-cell office:value-type="float" office:value="15.4896" calcext:value-type="float">
            <text:p>15,4896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3.9647" calcext:value-type="float">
            <text:p>3,9647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0.4076" calcext:value-type="float">
            <text:p>0,4076</text:p>
          </table:table-cell>
          <table:table-cell office:value-type="float" office:value="5.12451952763428" calcext:value-type="float">
            <text:p>5,12451952763428</text:p>
          </table:table-cell>
          <table:table-cell office:value-type="float" office:value="542" calcext:value-type="float">
            <text:p>542</text:p>
          </table:table-cell>
          <table:table-cell office:value-type="float" office:value="0.4076" calcext:value-type="float">
            <text:p>0,4076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5.0608" calcext:value-type="float">
            <text:p>25,060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0.3825" calcext:value-type="float">
            <text:p>10,3825</text:p>
          </table:table-cell>
          <table:table-cell office:value-type="float" office:value="5.25994409515654" calcext:value-type="float">
            <text:p>5,25994409515654</text:p>
          </table:table-cell>
          <table:table-cell office:value-type="float" office:value="61" calcext:value-type="float">
            <text:p>61</text:p>
          </table:table-cell>
          <table:table-cell office:value-type="float" office:value="10.3825" calcext:value-type="float">
            <text:p>10,3825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0" calcext:value-type="float">
            <text:p>170</text:p>
          </table:table-cell>
          <table:table-cell office:value-type="float" office:value="51.1123" calcext:value-type="float">
            <text:p>51,112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7.7593" calcext:value-type="float">
            <text:p>27,7593</text:p>
          </table:table-cell>
          <table:table-cell office:value-type="float" office:value="2.17233913470684" calcext:value-type="float">
            <text:p>2,17233913470684</text:p>
          </table:table-cell>
          <table:table-cell office:value-type="float" office:value="8" calcext:value-type="float">
            <text:p>8</text:p>
          </table:table-cell>
          <table:table-cell office:value-type="float" office:value="27.7593" calcext:value-type="float">
            <text:p>27,7593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974" calcext:value-type="float">
            <text:p>1974</text:p>
          </table:table-cell>
          <table:table-cell office:value-type="float" office:value="11.8604" calcext:value-type="float">
            <text:p>11,860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.6" calcext:value-type="float">
            <text:p>4,6</text:p>
          </table:table-cell>
          <table:table-cell office:value-type="float" office:value="4.68201162714408" calcext:value-type="float">
            <text:p>4,68201162714408</text:p>
          </table:table-cell>
          <table:table-cell office:value-type="float" office:value="370" calcext:value-type="float">
            <text:p>370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161" calcext:value-type="float">
            <text:p>2161</text:p>
          </table:table-cell>
          <table:table-cell office:value-type="float" office:value="15.2628" calcext:value-type="float">
            <text:p>15,262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5.0657" calcext:value-type="float">
            <text:p>5,0657</text:p>
          </table:table-cell>
          <table:table-cell office:value-type="float" office:value="5.65985532183915" calcext:value-type="float">
            <text:p>5,65985532183915</text:p>
          </table:table-cell>
          <table:table-cell office:value-type="float" office:value="291" calcext:value-type="float">
            <text:p>291</text:p>
          </table:table-cell>
          <table:table-cell office:value-type="float" office:value="5.0657" calcext:value-type="float">
            <text:p>5,0657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72" calcext:value-type="float">
            <text:p>372</text:p>
          </table:table-cell>
          <table:table-cell office:value-type="float" office:value="55.5651" calcext:value-type="float">
            <text:p>55,565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2.2035" calcext:value-type="float">
            <text:p>32,2035</text:p>
          </table:table-cell>
          <table:table-cell office:value-type="float" office:value="2.29575768061017" calcext:value-type="float">
            <text:p>2,29575768061017</text:p>
          </table:table-cell>
          <table:table-cell office:value-type="float" office:value="5" calcext:value-type="float">
            <text:p>5</text:p>
          </table:table-cell>
          <table:table-cell office:value-type="float" office:value="32.2035" calcext:value-type="float">
            <text:p>32,2035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252" calcext:value-type="float">
            <text:p>1252</text:p>
          </table:table-cell>
          <table:table-cell office:value-type="float" office:value="24.8418" calcext:value-type="float">
            <text:p>24,841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9.869" calcext:value-type="float">
            <text:p>9,869</text:p>
          </table:table-cell>
          <table:table-cell office:value-type="float" office:value="5.85888225520132" calcext:value-type="float">
            <text:p>5,85888225520132</text:p>
          </table:table-cell>
          <table:table-cell office:value-type="float" office:value="76" calcext:value-type="float">
            <text:p>76</text:p>
          </table:table-cell>
          <table:table-cell office:value-type="float" office:value="9.869" calcext:value-type="float">
            <text:p>9,869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07" calcext:value-type="float">
            <text:p>607</text:p>
          </table:table-cell>
          <table:table-cell office:value-type="float" office:value="45.915" calcext:value-type="float">
            <text:p>45,91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.24" calcext:value-type="float">
            <text:p>10,24</text:p>
          </table:table-cell>
          <table:table-cell office:value-type="float" office:value="4.21837726194413" calcext:value-type="float">
            <text:p>4,21837726194413</text:p>
          </table:table-cell>
          <table:table-cell office:value-type="float" office:value="45" calcext:value-type="float">
            <text:p>45</text:p>
          </table:table-cell>
          <table:table-cell office:value-type="float" office:value="10.24" calcext:value-type="float">
            <text:p>10,24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25.6646" calcext:value-type="float">
            <text:p>25,664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7.7554" calcext:value-type="float">
            <text:p>17,7554</text:p>
          </table:table-cell>
          <table:table-cell office:value-type="float" office:value="2.68480180328083" calcext:value-type="float">
            <text:p>2,68480180328083</text:p>
          </table:table-cell>
          <table:table-cell office:value-type="float" office:value="12" calcext:value-type="float">
            <text:p>12</text:p>
          </table:table-cell>
          <table:table-cell office:value-type="float" office:value="17.7554" calcext:value-type="float">
            <text:p>17,7554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845" calcext:value-type="float">
            <text:p>845</text:p>
          </table:table-cell>
          <table:table-cell office:value-type="float" office:value="39.5875" calcext:value-type="float">
            <text:p>39,587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1.0583" calcext:value-type="float">
            <text:p>21,0583</text:p>
          </table:table-cell>
          <table:table-cell office:value-type="float" office:value="2.6665340243496" calcext:value-type="float">
            <text:p>2,6665340243496</text:p>
          </table:table-cell>
          <table:table-cell office:value-type="float" office:value="12" calcext:value-type="float">
            <text:p>12</text:p>
          </table:table-cell>
          <table:table-cell office:value-type="float" office:value="21.0583" calcext:value-type="float">
            <text:p>21,0583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404" calcext:value-type="float">
            <text:p>11,940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.1691" calcext:value-type="float">
            <text:p>1,1691</text:p>
          </table:table-cell>
          <table:table-cell office:value-type="float" office:value="4.89367927901013" calcext:value-type="float">
            <text:p>4,89367927901013</text:p>
          </table:table-cell>
          <table:table-cell office:value-type="float" office:value="87" calcext:value-type="float">
            <text:p>87</text:p>
          </table:table-cell>
          <table:table-cell office:value-type="float" office:value="1.1691" calcext:value-type="float">
            <text:p>1,1691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38.8845" calcext:value-type="float">
            <text:p>38,884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0.1924" calcext:value-type="float">
            <text:p>20,1924</text:p>
          </table:table-cell>
          <table:table-cell office:value-type="float" office:value="2.55516905289824" calcext:value-type="float">
            <text:p>2,55516905289824</text:p>
          </table:table-cell>
          <table:table-cell office:value-type="float" office:value="13" calcext:value-type="float">
            <text:p>13</text:p>
          </table:table-cell>
          <table:table-cell office:value-type="float" office:value="20.1924" calcext:value-type="float">
            <text:p>20,1924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  <table:table-cell office:value-type="float" office:value="28.4778" calcext:value-type="float">
            <text:p>28,477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1.3531" calcext:value-type="float">
            <text:p>11,3531</text:p>
          </table:table-cell>
          <table:table-cell office:value-type="float" office:value="4.00714405425144" calcext:value-type="float">
            <text:p>4,00714405425144</text:p>
          </table:table-cell>
          <table:table-cell office:value-type="float" office:value="90" calcext:value-type="float">
            <text:p>90</text:p>
          </table:table-cell>
          <table:table-cell office:value-type="float" office:value="11.3531" calcext:value-type="float">
            <text:p>11,3531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8.8009" calcext:value-type="float">
            <text:p>28,800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6.0778" calcext:value-type="float">
            <text:p>6,0778</text:p>
          </table:table-cell>
          <table:table-cell office:value-type="float" office:value="5.6213835739076" calcext:value-type="float">
            <text:p>5,6213835739076</text:p>
          </table:table-cell>
          <table:table-cell office:value-type="float" office:value="39" calcext:value-type="float">
            <text:p>39</text:p>
          </table:table-cell>
          <table:table-cell office:value-type="float" office:value="6.0778" calcext:value-type="float">
            <text:p>6,0778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802" calcext:value-type="float">
            <text:p>802</text:p>
          </table:table-cell>
          <table:table-cell office:value-type="float" office:value="42.036" calcext:value-type="float">
            <text:p>42,03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3.6379" calcext:value-type="float">
            <text:p>23,6379</text:p>
          </table:table-cell>
          <table:table-cell office:value-type="float" office:value="2.29544185373195" calcext:value-type="float">
            <text:p>2,29544185373195</text:p>
          </table:table-cell>
          <table:table-cell office:value-type="float" office:value="12" calcext:value-type="float">
            <text:p>12</text:p>
          </table:table-cell>
          <table:table-cell office:value-type="float" office:value="23.6379" calcext:value-type="float">
            <text:p>23,6379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9" calcext:value-type="float">
            <text:p>309</text:p>
          </table:table-cell>
          <table:table-cell office:value-type="float" office:value="28.1116" calcext:value-type="float">
            <text:p>28,111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9.1943" calcext:value-type="float">
            <text:p>29,1943</text:p>
          </table:table-cell>
          <table:table-cell office:value-type="float" office:value="2.6570949010821" calcext:value-type="float">
            <text:p>2,6570949010821</text:p>
          </table:table-cell>
          <table:table-cell office:value-type="float" office:value="34" calcext:value-type="float">
            <text:p>34</text:p>
          </table:table-cell>
          <table:table-cell office:value-type="float" office:value="28.1116" calcext:value-type="float">
            <text:p>28,1116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931" calcext:value-type="float">
            <text:p>14,4931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.2554" calcext:value-type="float">
            <text:p>1,2554</text:p>
          </table:table-cell>
          <table:table-cell office:value-type="float" office:value="4.47243250590704" calcext:value-type="float">
            <text:p>4,47243250590704</text:p>
          </table:table-cell>
          <table:table-cell office:value-type="float" office:value="150" calcext:value-type="float">
            <text:p>150</text:p>
          </table:table-cell>
          <table:table-cell office:value-type="float" office:value="1.2554" calcext:value-type="float">
            <text:p>1,2554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19" calcext:value-type="float">
            <text:p>9,8919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0.3321" calcext:value-type="float">
            <text:p>0,3321</text:p>
          </table:table-cell>
          <table:table-cell office:value-type="float" office:value="5.39923614715662" calcext:value-type="float">
            <text:p>5,39923614715662</text:p>
          </table:table-cell>
          <table:table-cell office:value-type="float" office:value="372" calcext:value-type="float">
            <text:p>372</text:p>
          </table:table-cell>
          <table:table-cell office:value-type="float" office:value="0.3321" calcext:value-type="float">
            <text:p>0,3321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2455" calcext:value-type="float">
            <text:p>2455</text:p>
          </table:table-cell>
          <table:table-cell office:value-type="float" office:value="14.9501" calcext:value-type="float">
            <text:p>14,9501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.458" calcext:value-type="float">
            <text:p>3,458</text:p>
          </table:table-cell>
          <table:table-cell office:value-type="float" office:value="4.38466951524639" calcext:value-type="float">
            <text:p>4,38466951524639</text:p>
          </table:table-cell>
          <table:table-cell office:value-type="float" office:value="308" calcext:value-type="float">
            <text:p>308</text:p>
          </table:table-cell>
          <table:table-cell office:value-type="float" office:value="3.458" calcext:value-type="float">
            <text:p>3,458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21" calcext:value-type="float">
            <text:p>221</text:p>
          </table:table-cell>
          <table:table-cell office:value-type="float" office:value="49.2215" calcext:value-type="float">
            <text:p>49,2215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9.0308" calcext:value-type="float">
            <text:p>19,0308</text:p>
          </table:table-cell>
          <table:table-cell office:value-type="float" office:value="2.38860992681392" calcext:value-type="float">
            <text:p>2,38860992681392</text:p>
          </table:table-cell>
          <table:table-cell office:value-type="float" office:value="16" calcext:value-type="float">
            <text:p>16</text:p>
          </table:table-cell>
          <table:table-cell office:value-type="float" office:value="19.0308" calcext:value-type="float">
            <text:p>19,0308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.6608" calcext:value-type="float">
            <text:p>1,6608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3559" calcext:value-type="float">
            <text:p>0,3559</text:p>
          </table:table-cell>
          <table:table-cell office:value-type="float" office:value="5.51989409039981" calcext:value-type="float">
            <text:p>5,51989409039981</text:p>
          </table:table-cell>
          <table:table-cell office:value-type="float" office:value="1704" calcext:value-type="float">
            <text:p>1704</text:p>
          </table:table-cell>
          <table:table-cell office:value-type="float" office:value="0.3559" calcext:value-type="float">
            <text:p>0,3559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64.5584" calcext:value-type="float">
            <text:p>64,558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37.8286" calcext:value-type="float">
            <text:p>37,8286</text:p>
          </table:table-cell>
          <table:table-cell office:value-type="float" office:value="2.04699650250591" calcext:value-type="float">
            <text:p>2,04699650250591</text:p>
          </table:table-cell>
          <table:table-cell office:value-type="float" office:value="6" calcext:value-type="float">
            <text:p>6</text:p>
          </table:table-cell>
          <table:table-cell office:value-type="float" office:value="34.7322" calcext:value-type="float">
            <text:p>34,7322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28" calcext:value-type="float">
            <text:p>328</text:p>
          </table:table-cell>
          <table:table-cell office:value-type="float" office:value="41.5917" calcext:value-type="float">
            <text:p>41,591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8.9612" calcext:value-type="float">
            <text:p>18,9612</text:p>
          </table:table-cell>
          <table:table-cell office:value-type="float" office:value="2.08653211114517" calcext:value-type="float">
            <text:p>2,08653211114517</text:p>
          </table:table-cell>
          <table:table-cell office:value-type="float" office:value="28" calcext:value-type="float">
            <text:p>28</text:p>
          </table:table-cell>
          <table:table-cell office:value-type="float" office:value="18.9612" calcext:value-type="float">
            <text:p>18,9612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44.5944" calcext:value-type="float">
            <text:p>44,594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3.5438" calcext:value-type="float">
            <text:p>43,5438</text:p>
          </table:table-cell>
          <table:table-cell office:value-type="float" office:value="1.95469183997745" calcext:value-type="float">
            <text:p>1,95469183997745</text:p>
          </table:table-cell>
          <table:table-cell office:value-type="float" office:value="7" calcext:value-type="float">
            <text:p>7</text:p>
          </table:table-cell>
          <table:table-cell office:value-type="float" office:value="39.7491" calcext:value-type="float">
            <text:p>39,7491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11" calcext:value-type="float">
            <text:p>411</text:p>
          </table:table-cell>
          <table:table-cell office:value-type="float" office:value="29.8463" calcext:value-type="float">
            <text:p>29,8463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3.3648" calcext:value-type="float">
            <text:p>13,3648</text:p>
          </table:table-cell>
          <table:table-cell office:value-type="float" office:value="4.70720136079753" calcext:value-type="float">
            <text:p>4,70720136079753</text:p>
          </table:table-cell>
          <table:table-cell office:value-type="float" office:value="48" calcext:value-type="float">
            <text:p>48</text:p>
          </table:table-cell>
          <table:table-cell office:value-type="float" office:value="13.3648" calcext:value-type="float">
            <text:p>13,3648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58" calcext:value-type="float">
            <text:p>558</text:p>
          </table:table-cell>
          <table:table-cell office:value-type="float" office:value="23.934" calcext:value-type="float">
            <text:p>23,93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0.9151" calcext:value-type="float">
            <text:p>10,9151</text:p>
          </table:table-cell>
          <table:table-cell office:value-type="float" office:value="3.461145060508" calcext:value-type="float">
            <text:p>3,461145060508</text:p>
          </table:table-cell>
          <table:table-cell office:value-type="float" office:value="89" calcext:value-type="float">
            <text:p>89</text:p>
          </table:table-cell>
          <table:table-cell office:value-type="float" office:value="10.9151" calcext:value-type="float">
            <text:p>10,9151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3300" calcext:value-type="float">
            <text:p>3300</text:p>
          </table:table-cell>
          <table:table-cell office:value-type="float" office:value="2378" calcext:value-type="float">
            <text:p>2378</text:p>
          </table:table-cell>
          <table:table-cell office:value-type="float" office:value="19.3602" calcext:value-type="float">
            <text:p>19,3602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9.1682" calcext:value-type="float">
            <text:p>9,1682</text:p>
          </table:table-cell>
          <table:table-cell office:value-type="float" office:value="5.89069748524874" calcext:value-type="float">
            <text:p>5,89069748524874</text:p>
          </table:table-cell>
          <table:table-cell office:value-type="float" office:value="140" calcext:value-type="float">
            <text:p>140</text:p>
          </table:table-cell>
          <table:table-cell office:value-type="float" office:value="9.1682" calcext:value-type="float">
            <text:p>9,1682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59" calcext:value-type="float">
            <text:p>159</text:p>
          </table:table-cell>
          <table:table-cell office:value-type="float" office:value="28.1714" calcext:value-type="float">
            <text:p>28,171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2.0653" calcext:value-type="float">
            <text:p>32,0653</text:p>
          </table:table-cell>
          <table:table-cell office:value-type="float" office:value="1.73051869686872" calcext:value-type="float">
            <text:p>1,73051869686872</text:p>
          </table:table-cell>
          <table:table-cell office:value-type="float" office:value="24" calcext:value-type="float">
            <text:p>24</text:p>
          </table:table-cell>
          <table:table-cell office:value-type="float" office:value="28.1714" calcext:value-type="float">
            <text:p>28,1714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49.7636" calcext:value-type="float">
            <text:p>49,763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.7976" calcext:value-type="float">
            <text:p>18,7976</text:p>
          </table:table-cell>
          <table:table-cell office:value-type="float" office:value="3.10919042728296" calcext:value-type="float">
            <text:p>3,10919042728296</text:p>
          </table:table-cell>
          <table:table-cell office:value-type="float" office:value="18" calcext:value-type="float">
            <text:p>18</text:p>
          </table:table-cell>
          <table:table-cell office:value-type="float" office:value="18.7976" calcext:value-type="float">
            <text:p>18,7976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30" calcext:value-type="float">
            <text:p>330</text:p>
          </table:table-cell>
          <table:table-cell office:value-type="float" office:value="34.992" calcext:value-type="float">
            <text:p>34,99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9.3418" calcext:value-type="float">
            <text:p>29,3418</text:p>
          </table:table-cell>
          <table:table-cell office:value-type="float" office:value="2.04278063189688" calcext:value-type="float">
            <text:p>2,04278063189688</text:p>
          </table:table-cell>
          <table:table-cell office:value-type="float" office:value="24" calcext:value-type="float">
            <text:p>24</text:p>
          </table:table-cell>
          <table:table-cell office:value-type="float" office:value="29.179" calcext:value-type="float">
            <text:p>29,179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73.2223" calcext:value-type="float">
            <text:p>73,2223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3.8263" calcext:value-type="float">
            <text:p>13,8263</text:p>
          </table:table-cell>
          <table:table-cell office:value-type="float" office:value="2.42999905387078" calcext:value-type="float">
            <text:p>2,42999905387078</text:p>
          </table:table-cell>
          <table:table-cell office:value-type="float" office:value="3" calcext:value-type="float">
            <text:p>3</text:p>
          </table:table-cell>
          <table:table-cell office:value-type="float" office:value="13.8263" calcext:value-type="float">
            <text:p>13,8263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33" calcext:value-type="float">
            <text:p>1233</text:p>
          </table:table-cell>
          <table:table-cell office:value-type="float" office:value="15.0518" calcext:value-type="float">
            <text:p>15,0518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4.2464" calcext:value-type="float">
            <text:p>4,2464</text:p>
          </table:table-cell>
          <table:table-cell office:value-type="float" office:value="3.04889350978136" calcext:value-type="float">
            <text:p>3,04889350978136</text:p>
          </table:table-cell>
          <table:table-cell office:value-type="float" office:value="558" calcext:value-type="float">
            <text:p>558</text:p>
          </table:table-cell>
          <table:table-cell office:value-type="float" office:value="4.2464" calcext:value-type="float">
            <text:p>4,2464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63" calcext:value-type="float">
            <text:p>663</text:p>
          </table:table-cell>
          <table:table-cell office:value-type="float" office:value="36.8155" calcext:value-type="float">
            <text:p>36,815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7.6663" calcext:value-type="float">
            <text:p>27,6663</text:p>
          </table:table-cell>
          <table:table-cell office:value-type="float" office:value="2.01184882308454" calcext:value-type="float">
            <text:p>2,01184882308454</text:p>
          </table:table-cell>
          <table:table-cell office:value-type="float" office:value="12" calcext:value-type="float">
            <text:p>12</text:p>
          </table:table-cell>
          <table:table-cell office:value-type="float" office:value="27.6663" calcext:value-type="float">
            <text:p>27,6663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  <table:table-cell office:value-type="float" office:value="35.7487" calcext:value-type="float">
            <text:p>35,748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6.4455" calcext:value-type="float">
            <text:p>26,4455</text:p>
          </table:table-cell>
          <table:table-cell office:value-type="float" office:value="2.23536016987264" calcext:value-type="float">
            <text:p>2,23536016987264</text:p>
          </table:table-cell>
          <table:table-cell office:value-type="float" office:value="32" calcext:value-type="float">
            <text:p>32</text:p>
          </table:table-cell>
          <table:table-cell office:value-type="float" office:value="25.5705" calcext:value-type="float">
            <text:p>25,5705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28" calcext:value-type="float">
            <text:p>328</text:p>
          </table:table-cell>
          <table:table-cell office:value-type="float" office:value="30.3791" calcext:value-type="float">
            <text:p>30,379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0.7075" calcext:value-type="float">
            <text:p>20,7075</text:p>
          </table:table-cell>
          <table:table-cell office:value-type="float" office:value="2.43998270191524" calcext:value-type="float">
            <text:p>2,43998270191524</text:p>
          </table:table-cell>
          <table:table-cell office:value-type="float" office:value="27" calcext:value-type="float">
            <text:p>27</text:p>
          </table:table-cell>
          <table:table-cell office:value-type="float" office:value="17.0449" calcext:value-type="float">
            <text:p>17,0449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23" calcext:value-type="float">
            <text:p>423</text:p>
          </table:table-cell>
          <table:table-cell office:value-type="float" office:value="41.3741" calcext:value-type="float">
            <text:p>41,3741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8.2668" calcext:value-type="float">
            <text:p>18,2668</text:p>
          </table:table-cell>
          <table:table-cell office:value-type="float" office:value="2.17669305201003" calcext:value-type="float">
            <text:p>2,17669305201003</text:p>
          </table:table-cell>
          <table:table-cell office:value-type="float" office:value="28" calcext:value-type="float">
            <text:p>28</text:p>
          </table:table-cell>
          <table:table-cell office:value-type="float" office:value="18.2668" calcext:value-type="float">
            <text:p>18,2668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45" calcext:value-type="float">
            <text:p>345</text:p>
          </table:table-cell>
          <table:table-cell office:value-type="float" office:value="42.7372" calcext:value-type="float">
            <text:p>42,737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2.2274" calcext:value-type="float">
            <text:p>32,2274</text:p>
          </table:table-cell>
          <table:table-cell office:value-type="float" office:value="2.01447270149671" calcext:value-type="float">
            <text:p>2,01447270149671</text:p>
          </table:table-cell>
          <table:table-cell office:value-type="float" office:value="23" calcext:value-type="float">
            <text:p>23</text:p>
          </table:table-cell>
          <table:table-cell office:value-type="float" office:value="32.2274" calcext:value-type="float">
            <text:p>32,2274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16" calcext:value-type="float">
            <text:p>316</text:p>
          </table:table-cell>
          <table:table-cell office:value-type="float" office:value="73.3365" calcext:value-type="float">
            <text:p>73,336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27.4739" calcext:value-type="float">
            <text:p>27,4739</text:p>
          </table:table-cell>
          <table:table-cell office:value-type="float" office:value="2.28363381641545" calcext:value-type="float">
            <text:p>2,28363381641545</text:p>
          </table:table-cell>
          <table:table-cell office:value-type="float" office:value="4" calcext:value-type="float">
            <text:p>4</text:p>
          </table:table-cell>
          <table:table-cell office:value-type="float" office:value="27.4739" calcext:value-type="float">
            <text:p>27,4739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18.1709" calcext:value-type="float">
            <text:p>18,170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1.1355" calcext:value-type="float">
            <text:p>11,1355</text:p>
          </table:table-cell>
          <table:table-cell office:value-type="float" office:value="2.96739851545346" calcext:value-type="float">
            <text:p>2,96739851545346</text:p>
          </table:table-cell>
          <table:table-cell office:value-type="float" office:value="55" calcext:value-type="float">
            <text:p>55</text:p>
          </table:table-cell>
          <table:table-cell office:value-type="float" office:value="11.1355" calcext:value-type="float">
            <text:p>11,1355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5.5249" calcext:value-type="float">
            <text:p>25,5249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0.3452" calcext:value-type="float">
            <text:p>10,3452</text:p>
          </table:table-cell>
          <table:table-cell office:value-type="float" office:value="3.85155451942052" calcext:value-type="float">
            <text:p>3,85155451942052</text:p>
          </table:table-cell>
          <table:table-cell office:value-type="float" office:value="111" calcext:value-type="float">
            <text:p>111</text:p>
          </table:table-cell>
          <table:table-cell office:value-type="float" office:value="5.6325" calcext:value-type="float">
            <text:p>5,6325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1.2984" calcext:value-type="float">
            <text:p>51,298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2.2972" calcext:value-type="float">
            <text:p>32,2972</text:p>
          </table:table-cell>
          <table:table-cell office:value-type="float" office:value="2.1417291168839" calcext:value-type="float">
            <text:p>2,1417291168839</text:p>
          </table:table-cell>
          <table:table-cell office:value-type="float" office:value="4" calcext:value-type="float">
            <text:p>4</text:p>
          </table:table-cell>
          <table:table-cell office:value-type="float" office:value="32.2972" calcext:value-type="float">
            <text:p>32,2972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7" calcext:value-type="float">
            <text:p>137</text:p>
          </table:table-cell>
          <table:table-cell office:value-type="float" office:value="51.0033" calcext:value-type="float">
            <text:p>51,003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7.6515" calcext:value-type="float">
            <text:p>37,6515</text:p>
          </table:table-cell>
          <table:table-cell office:value-type="float" office:value="2.13629608515912" calcext:value-type="float">
            <text:p>2,13629608515912</text:p>
          </table:table-cell>
          <table:table-cell office:value-type="float" office:value="8" calcext:value-type="float">
            <text:p>8</text:p>
          </table:table-cell>
          <table:table-cell office:value-type="float" office:value="32.3291" calcext:value-type="float">
            <text:p>32,3291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office:value-type="float" office:value="61.3664" calcext:value-type="float">
            <text:p>61,366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5.6795" calcext:value-type="float">
            <text:p>15,6795</text:p>
          </table:table-cell>
          <table:table-cell office:value-type="float" office:value="1.82945110408638" calcext:value-type="float">
            <text:p>1,82945110408638</text:p>
          </table:table-cell>
          <table:table-cell office:value-type="float" office:value="10" calcext:value-type="float">
            <text:p>10</text:p>
          </table:table-cell>
          <table:table-cell office:value-type="float" office:value="15.6795" calcext:value-type="float">
            <text:p>15,6795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2" calcext:value-type="float">
            <text:p>382</text:p>
          </table:table-cell>
          <table:table-cell office:value-type="float" office:value="42.6842" calcext:value-type="float">
            <text:p>42,6842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7.1993" calcext:value-type="float">
            <text:p>17,1993</text:p>
          </table:table-cell>
          <table:table-cell office:value-type="float" office:value="1.98832208170843" calcext:value-type="float">
            <text:p>1,98832208170843</text:p>
          </table:table-cell>
          <table:table-cell office:value-type="float" office:value="23" calcext:value-type="float">
            <text:p>23</text:p>
          </table:table-cell>
          <table:table-cell office:value-type="float" office:value="17.1993" calcext:value-type="float">
            <text:p>17,1993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30.8535" calcext:value-type="float">
            <text:p>30,8535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2.9909" calcext:value-type="float">
            <text:p>12,9909</text:p>
          </table:table-cell>
          <table:table-cell office:value-type="float" office:value="2.64220170286963" calcext:value-type="float">
            <text:p>2,64220170286963</text:p>
          </table:table-cell>
          <table:table-cell office:value-type="float" office:value="35" calcext:value-type="float">
            <text:p>35</text:p>
          </table:table-cell>
          <table:table-cell office:value-type="float" office:value="12.9909" calcext:value-type="float">
            <text:p>12,9909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92" calcext:value-type="float">
            <text:p>892</text:p>
          </table:table-cell>
          <table:table-cell office:value-type="float" office:value="38.8268" calcext:value-type="float">
            <text:p>38,826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2.6966" calcext:value-type="float">
            <text:p>32,6966</text:p>
          </table:table-cell>
          <table:table-cell office:value-type="float" office:value="2.00488334767344" calcext:value-type="float">
            <text:p>2,00488334767344</text:p>
          </table:table-cell>
          <table:table-cell office:value-type="float" office:value="22" calcext:value-type="float">
            <text:p>22</text:p>
          </table:table-cell>
          <table:table-cell office:value-type="float" office:value="32.6966" calcext:value-type="float">
            <text:p>32,6966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5" calcext:value-type="float">
            <text:p>355</text:p>
          </table:table-cell>
          <table:table-cell office:value-type="float" office:value="33.3295" calcext:value-type="float">
            <text:p>33,329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8.8215" calcext:value-type="float">
            <text:p>8,8215</text:p>
          </table:table-cell>
          <table:table-cell office:value-type="float" office:value="5.84478728967432" calcext:value-type="float">
            <text:p>5,84478728967432</text:p>
          </table:table-cell>
          <table:table-cell office:value-type="float" office:value="57" calcext:value-type="float">
            <text:p>57</text:p>
          </table:table-cell>
          <table:table-cell office:value-type="float" office:value="8.8215" calcext:value-type="float">
            <text:p>8,8215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31" calcext:value-type="float">
            <text:p>1131</text:p>
          </table:table-cell>
          <table:table-cell office:value-type="float" office:value="16.4861" calcext:value-type="float">
            <text:p>16,4861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6.3196" calcext:value-type="float">
            <text:p>6,3196</text:p>
          </table:table-cell>
          <table:table-cell office:value-type="float" office:value="5.41915243509113" calcext:value-type="float">
            <text:p>5,41915243509113</text:p>
          </table:table-cell>
          <table:table-cell office:value-type="float" office:value="180" calcext:value-type="float">
            <text:p>180</text:p>
          </table:table-cell>
          <table:table-cell office:value-type="float" office:value="6.3196" calcext:value-type="float">
            <text:p>6,3196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25" calcext:value-type="float">
            <text:p>1325</text:p>
          </table:table-cell>
          <table:table-cell office:value-type="float" office:value="16.5746" calcext:value-type="float">
            <text:p>16,574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.9912" calcext:value-type="float">
            <text:p>5,9912</text:p>
          </table:table-cell>
          <table:table-cell office:value-type="float" office:value="5.30899311102816" calcext:value-type="float">
            <text:p>5,30899311102816</text:p>
          </table:table-cell>
          <table:table-cell office:value-type="float" office:value="210" calcext:value-type="float">
            <text:p>210</text:p>
          </table:table-cell>
          <table:table-cell office:value-type="float" office:value="5.9912" calcext:value-type="float">
            <text:p>5,9912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48" calcext:value-type="float">
            <text:p>448</text:p>
          </table:table-cell>
          <table:table-cell office:value-type="float" office:value="46.5428" calcext:value-type="float">
            <text:p>46,54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2.7324" calcext:value-type="float">
            <text:p>32,7324</text:p>
          </table:table-cell>
          <table:table-cell office:value-type="float" office:value="2.19229325113712" calcext:value-type="float">
            <text:p>2,19229325113712</text:p>
          </table:table-cell>
          <table:table-cell office:value-type="float" office:value="26" calcext:value-type="float">
            <text:p>26</text:p>
          </table:table-cell>
          <table:table-cell office:value-type="float" office:value="32.7324" calcext:value-type="float">
            <text:p>32,7324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64" calcext:value-type="float">
            <text:p>664</text:p>
          </table:table-cell>
          <table:table-cell office:value-type="float" office:value="47.2048" calcext:value-type="float">
            <text:p>47,204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2.1553" calcext:value-type="float">
            <text:p>12,1553</text:p>
          </table:table-cell>
          <table:table-cell office:value-type="float" office:value="2.81237031000223" calcext:value-type="float">
            <text:p>2,81237031000223</text:p>
          </table:table-cell>
          <table:table-cell office:value-type="float" office:value="22" calcext:value-type="float">
            <text:p>22</text:p>
          </table:table-cell>
          <table:table-cell office:value-type="float" office:value="12.1553" calcext:value-type="float">
            <text:p>12,1553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58" calcext:value-type="float">
            <text:p>958</text:p>
          </table:table-cell>
          <table:table-cell office:value-type="float" office:value="19.179" calcext:value-type="float">
            <text:p>19,17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.5532" calcext:value-type="float">
            <text:p>7,5532</text:p>
          </table:table-cell>
          <table:table-cell office:value-type="float" office:value="7.07824572192856" calcext:value-type="float">
            <text:p>7,07824572192856</text:p>
          </table:table-cell>
          <table:table-cell office:value-type="float" office:value="146" calcext:value-type="float">
            <text:p>146</text:p>
          </table:table-cell>
          <table:table-cell office:value-type="float" office:value="7.5532" calcext:value-type="float">
            <text:p>7,5532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49" calcext:value-type="float">
            <text:p>249</text:p>
          </table:table-cell>
          <table:table-cell office:value-type="float" office:value="32.259" calcext:value-type="float">
            <text:p>32,25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5.5848" calcext:value-type="float">
            <text:p>25,5848</text:p>
          </table:table-cell>
          <table:table-cell office:value-type="float" office:value="2.72460316188599" calcext:value-type="float">
            <text:p>2,72460316188599</text:p>
          </table:table-cell>
          <table:table-cell office:value-type="float" office:value="34" calcext:value-type="float">
            <text:p>34</text:p>
          </table:table-cell>
          <table:table-cell office:value-type="float" office:value="24.358" calcext:value-type="float">
            <text:p>24,358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43.9119" calcext:value-type="float">
            <text:p>43,911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2.763" calcext:value-type="float">
            <text:p>12,763</text:p>
          </table:table-cell>
          <table:table-cell office:value-type="float" office:value="2.22171105231981" calcext:value-type="float">
            <text:p>2,22171105231981</text:p>
          </table:table-cell>
          <table:table-cell office:value-type="float" office:value="23" calcext:value-type="float">
            <text:p>23</text:p>
          </table:table-cell>
          <table:table-cell office:value-type="float" office:value="11.2428" calcext:value-type="float">
            <text:p>11,2428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office:value-type="float" office:value="73.566" calcext:value-type="float">
            <text:p>73,56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2.8368" calcext:value-type="float">
            <text:p>32,8368</text:p>
          </table:table-cell>
          <table:table-cell office:value-type="float" office:value="1.92448578385076" calcext:value-type="float">
            <text:p>1,92448578385076</text:p>
          </table:table-cell>
          <table:table-cell office:value-type="float" office:value="4" calcext:value-type="float">
            <text:p>4</text:p>
          </table:table-cell>
          <table:table-cell office:value-type="float" office:value="32.8368" calcext:value-type="float">
            <text:p>32,8368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17.4202" calcext:value-type="float">
            <text:p>17,420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3.716" calcext:value-type="float">
            <text:p>13,716</text:p>
          </table:table-cell>
          <table:table-cell office:value-type="float" office:value="2.97511085138163" calcext:value-type="float">
            <text:p>2,97511085138163</text:p>
          </table:table-cell>
          <table:table-cell office:value-type="float" office:value="93" calcext:value-type="float">
            <text:p>93</text:p>
          </table:table-cell>
          <table:table-cell office:value-type="float" office:value="13.716" calcext:value-type="float">
            <text:p>13,716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54.9488" calcext:value-type="float">
            <text:p>54,948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0.2325" calcext:value-type="float">
            <text:p>20,2325</text:p>
          </table:table-cell>
          <table:table-cell office:value-type="float" office:value="3.41089108567022" calcext:value-type="float">
            <text:p>3,41089108567022</text:p>
          </table:table-cell>
          <table:table-cell office:value-type="float" office:value="19" calcext:value-type="float">
            <text:p>19</text:p>
          </table:table-cell>
          <table:table-cell office:value-type="float" office:value="20.2325" calcext:value-type="float">
            <text:p>20,2325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3.4166" calcext:value-type="float">
            <text:p>3,4166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2138" calcext:value-type="float">
            <text:p>0,2138</text:p>
          </table:table-cell>
          <table:table-cell office:value-type="float" office:value="5.21790786618545" calcext:value-type="float">
            <text:p>5,21790786618545</text:p>
          </table:table-cell>
          <table:table-cell office:value-type="float" office:value="1578" calcext:value-type="float">
            <text:p>1578</text:p>
          </table:table-cell>
          <table:table-cell office:value-type="float" office:value="0.2138" calcext:value-type="float">
            <text:p>0,2138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5.0208" calcext:value-type="float">
            <text:p>15,020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7.5834" calcext:value-type="float">
            <text:p>7,5834</text:p>
          </table:table-cell>
          <table:table-cell office:value-type="float" office:value="3.06316757387779" calcext:value-type="float">
            <text:p>3,06316757387779</text:p>
          </table:table-cell>
          <table:table-cell office:value-type="float" office:value="137" calcext:value-type="float">
            <text:p>137</text:p>
          </table:table-cell>
          <table:table-cell office:value-type="float" office:value="7.5834" calcext:value-type="float">
            <text:p>7,5834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38" calcext:value-type="float">
            <text:p>338</text:p>
          </table:table-cell>
          <table:table-cell office:value-type="float" office:value="16.9439" calcext:value-type="float">
            <text:p>16,9439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17.5012" calcext:value-type="float">
            <text:p>17,5012</text:p>
          </table:table-cell>
          <table:table-cell office:value-type="float" office:value="2.81156946412952" calcext:value-type="float">
            <text:p>2,81156946412952</text:p>
          </table:table-cell>
          <table:table-cell office:value-type="float" office:value="131" calcext:value-type="float">
            <text:p>131</text:p>
          </table:table-cell>
          <table:table-cell office:value-type="float" office:value="16.9439" calcext:value-type="float">
            <text:p>16,9439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14.8945" calcext:value-type="float">
            <text:p>14,894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4.6102" calcext:value-type="float">
            <text:p>14,6102</text:p>
          </table:table-cell>
          <table:table-cell office:value-type="float" office:value="3.84275534104072" calcext:value-type="float">
            <text:p>3,84275534104072</text:p>
          </table:table-cell>
          <table:table-cell office:value-type="float" office:value="162" calcext:value-type="float">
            <text:p>162</text:p>
          </table:table-cell>
          <table:table-cell office:value-type="float" office:value="9.9212" calcext:value-type="float">
            <text:p>9,9212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8.9246" calcext:value-type="float">
            <text:p>18,924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0.4256" calcext:value-type="float">
            <text:p>10,4256</text:p>
          </table:table-cell>
          <table:table-cell office:value-type="float" office:value="4.28653931215412" calcext:value-type="float">
            <text:p>4,28653931215412</text:p>
          </table:table-cell>
          <table:table-cell office:value-type="float" office:value="174" calcext:value-type="float">
            <text:p>174</text:p>
          </table:table-cell>
          <table:table-cell office:value-type="float" office:value="10.4256" calcext:value-type="float">
            <text:p>10,4256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  <table:table-cell office:value-type="float" office:value="16.7822" calcext:value-type="float">
            <text:p>16,7822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7.9663" calcext:value-type="float">
            <text:p>17,9663</text:p>
          </table:table-cell>
          <table:table-cell office:value-type="float" office:value="2.90637921089896" calcext:value-type="float">
            <text:p>2,90637921089896</text:p>
          </table:table-cell>
          <table:table-cell office:value-type="float" office:value="181" calcext:value-type="float">
            <text:p>181</text:p>
          </table:table-cell>
          <table:table-cell office:value-type="float" office:value="16.7822" calcext:value-type="float">
            <text:p>16,7822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office:value-type="float" office:value="41.043" calcext:value-type="float">
            <text:p>41,04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.059" calcext:value-type="float">
            <text:p>30,059</text:p>
          </table:table-cell>
          <table:table-cell office:value-type="float" office:value="2.18672746688846" calcext:value-type="float">
            <text:p>2,18672746688846</text:p>
          </table:table-cell>
          <table:table-cell office:value-type="float" office:value="13" calcext:value-type="float">
            <text:p>13</text:p>
          </table:table-cell>
          <table:table-cell office:value-type="float" office:value="12.3193" calcext:value-type="float">
            <text:p>12,3193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23" calcext:value-type="float">
            <text:p>823</text:p>
          </table:table-cell>
          <table:table-cell office:value-type="float" office:value="7.6636" calcext:value-type="float">
            <text:p>7,6636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3218" calcext:value-type="float">
            <text:p>0,3218</text:p>
          </table:table-cell>
          <table:table-cell office:value-type="float" office:value="5.1883898654944" calcext:value-type="float">
            <text:p>5,1883898654944</text:p>
          </table:table-cell>
          <table:table-cell office:value-type="float" office:value="452" calcext:value-type="float">
            <text:p>452</text:p>
          </table:table-cell>
          <table:table-cell office:value-type="float" office:value="0.3218" calcext:value-type="float">
            <text:p>0,3218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31" calcext:value-type="float">
            <text:p>331</text:p>
          </table:table-cell>
          <table:table-cell office:value-type="float" office:value="39.6238" calcext:value-type="float">
            <text:p>39,6238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1.2444" calcext:value-type="float">
            <text:p>11,2444</text:p>
          </table:table-cell>
          <table:table-cell office:value-type="float" office:value="3.25823984978658" calcext:value-type="float">
            <text:p>3,25823984978658</text:p>
          </table:table-cell>
          <table:table-cell office:value-type="float" office:value="32" calcext:value-type="float">
            <text:p>32</text:p>
          </table:table-cell>
          <table:table-cell office:value-type="float" office:value="11.2444" calcext:value-type="float">
            <text:p>11,2444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30" calcext:value-type="float">
            <text:p>530</text:p>
          </table:table-cell>
          <table:table-cell office:value-type="float" office:value="13.6192" calcext:value-type="float">
            <text:p>13,6192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.3466" calcext:value-type="float">
            <text:p>5,3466</text:p>
          </table:table-cell>
          <table:table-cell office:value-type="float" office:value="5.08580225877733" calcext:value-type="float">
            <text:p>5,08580225877733</text:p>
          </table:table-cell>
          <table:table-cell office:value-type="float" office:value="196" calcext:value-type="float">
            <text:p>196</text:p>
          </table:table-cell>
          <table:table-cell office:value-type="float" office:value="5.3466" calcext:value-type="float">
            <text:p>5,3466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2.6348" calcext:value-type="float">
            <text:p>12,6348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5.7625" calcext:value-type="float">
            <text:p>15,7625</text:p>
          </table:table-cell>
          <table:table-cell office:value-type="float" office:value="4.20918556170806" calcext:value-type="float">
            <text:p>4,20918556170806</text:p>
          </table:table-cell>
          <table:table-cell office:value-type="float" office:value="181" calcext:value-type="float">
            <text:p>181</text:p>
          </table:table-cell>
          <table:table-cell office:value-type="float" office:value="8.0462" calcext:value-type="float">
            <text:p>8,0462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2.7841" calcext:value-type="float">
            <text:p>12,784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.275" calcext:value-type="float">
            <text:p>8,275</text:p>
          </table:table-cell>
          <table:table-cell office:value-type="float" office:value="3.99887433043857" calcext:value-type="float">
            <text:p>3,99887433043857</text:p>
          </table:table-cell>
          <table:table-cell office:value-type="float" office:value="133" calcext:value-type="float">
            <text:p>133</text:p>
          </table:table-cell>
          <table:table-cell office:value-type="float" office:value="7.5475" calcext:value-type="float">
            <text:p>7,5475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office:value-type="float" office:value="8.5977" calcext:value-type="float">
            <text:p>8,597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.1787" calcext:value-type="float">
            <text:p>9,1787</text:p>
          </table:table-cell>
          <table:table-cell office:value-type="float" office:value="2.92486836987316" calcext:value-type="float">
            <text:p>2,92486836987316</text:p>
          </table:table-cell>
          <table:table-cell office:value-type="float" office:value="102" calcext:value-type="float">
            <text:p>102</text:p>
          </table:table-cell>
          <table:table-cell office:value-type="float" office:value="8.5977" calcext:value-type="float">
            <text:p>8,5977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12.3988" calcext:value-type="float">
            <text:p>12,3988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20.2246" calcext:value-type="float">
            <text:p>20,2246</text:p>
          </table:table-cell>
          <table:table-cell office:value-type="float" office:value="4.74941042504841" calcext:value-type="float">
            <text:p>4,74941042504841</text:p>
          </table:table-cell>
          <table:table-cell office:value-type="float" office:value="139" calcext:value-type="float">
            <text:p>139</text:p>
          </table:table-cell>
          <table:table-cell office:value-type="float" office:value="4.9412" calcext:value-type="float">
            <text:p>4,9412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16.855" calcext:value-type="float">
            <text:p>16,855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2.9962" calcext:value-type="float">
            <text:p>12,9962</text:p>
          </table:table-cell>
          <table:table-cell office:value-type="float" office:value="3.60472736915576" calcext:value-type="float">
            <text:p>3,60472736915576</text:p>
          </table:table-cell>
          <table:table-cell office:value-type="float" office:value="181" calcext:value-type="float">
            <text:p>181</text:p>
          </table:table-cell>
          <table:table-cell office:value-type="float" office:value="12.9962" calcext:value-type="float">
            <text:p>12,9962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21.3986" calcext:value-type="float">
            <text:p>21,3986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4.6307" calcext:value-type="float">
            <text:p>4,6307</text:p>
          </table:table-cell>
          <table:table-cell office:value-type="float" office:value="4.081089327911" calcext:value-type="float">
            <text:p>4,081089327911</text:p>
          </table:table-cell>
          <table:table-cell office:value-type="float" office:value="129" calcext:value-type="float">
            <text:p>129</text:p>
          </table:table-cell>
          <table:table-cell office:value-type="float" office:value="4.6307" calcext:value-type="float">
            <text:p>4,6307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441" calcext:value-type="float">
            <text:p>441</text:p>
          </table:table-cell>
          <table:table-cell office:value-type="float" office:value="19.3301" calcext:value-type="float">
            <text:p>19,330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5.1216" calcext:value-type="float">
            <text:p>15,1216</text:p>
          </table:table-cell>
          <table:table-cell office:value-type="float" office:value="4.91947142793158" calcext:value-type="float">
            <text:p>4,91947142793158</text:p>
          </table:table-cell>
          <table:table-cell office:value-type="float" office:value="61" calcext:value-type="float">
            <text:p>61</text:p>
          </table:table-cell>
          <table:table-cell office:value-type="float" office:value="15.1216" calcext:value-type="float">
            <text:p>15,1216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15" calcext:value-type="float">
            <text:p>515</text:p>
          </table:table-cell>
          <table:table-cell office:value-type="float" office:value="29.6344" calcext:value-type="float">
            <text:p>29,6344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1.7374" calcext:value-type="float">
            <text:p>11,7374</text:p>
          </table:table-cell>
          <table:table-cell office:value-type="float" office:value="3.03995716515349" calcext:value-type="float">
            <text:p>3,03995716515349</text:p>
          </table:table-cell>
          <table:table-cell office:value-type="float" office:value="46" calcext:value-type="float">
            <text:p>46</text:p>
          </table:table-cell>
          <table:table-cell office:value-type="float" office:value="11.7374" calcext:value-type="float">
            <text:p>11,7374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office:value-type="float" office:value="28.6518" calcext:value-type="float">
            <text:p>28,651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6.8044" calcext:value-type="float">
            <text:p>26,8044</text:p>
          </table:table-cell>
          <table:table-cell office:value-type="float" office:value="2.12651579132626" calcext:value-type="float">
            <text:p>2,12651579132626</text:p>
          </table:table-cell>
          <table:table-cell office:value-type="float" office:value="19" calcext:value-type="float">
            <text:p>19</text:p>
          </table:table-cell>
          <table:table-cell office:value-type="float" office:value="26.8044" calcext:value-type="float">
            <text:p>26,8044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726" calcext:value-type="float">
            <text:p>15,8726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.3515" calcext:value-type="float">
            <text:p>2,3515</text:p>
          </table:table-cell>
          <table:table-cell office:value-type="float" office:value="5.48292804986533" calcext:value-type="float">
            <text:p>5,48292804986533</text:p>
          </table:table-cell>
          <table:table-cell office:value-type="float" office:value="143" calcext:value-type="float">
            <text:p>143</text:p>
          </table:table-cell>
          <table:table-cell office:value-type="float" office:value="2.3515" calcext:value-type="float">
            <text:p>2,3515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29" calcext:value-type="float">
            <text:p>529</text:p>
          </table:table-cell>
          <table:table-cell office:value-type="float" office:value="18.4775" calcext:value-type="float">
            <text:p>18,4775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6.5958" calcext:value-type="float">
            <text:p>16,5958</text:p>
          </table:table-cell>
          <table:table-cell office:value-type="float" office:value="4.90726502239282" calcext:value-type="float">
            <text:p>4,90726502239282</text:p>
          </table:table-cell>
          <table:table-cell office:value-type="float" office:value="149" calcext:value-type="float">
            <text:p>149</text:p>
          </table:table-cell>
          <table:table-cell office:value-type="float" office:value="15.4314" calcext:value-type="float">
            <text:p>15,4314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office:value-type="float" office:value="19.6894" calcext:value-type="float">
            <text:p>19,689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.2182" calcext:value-type="float">
            <text:p>8,2182</text:p>
          </table:table-cell>
          <table:table-cell office:value-type="float" office:value="4.64782805531209" calcext:value-type="float">
            <text:p>4,64782805531209</text:p>
          </table:table-cell>
          <table:table-cell office:value-type="float" office:value="42" calcext:value-type="float">
            <text:p>42</text:p>
          </table:table-cell>
          <table:table-cell office:value-type="float" office:value="8.2182" calcext:value-type="float">
            <text:p>8,2182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77" calcext:value-type="float">
            <text:p>577</text:p>
          </table:table-cell>
          <table:table-cell office:value-type="float" office:value="6.8417" calcext:value-type="float">
            <text:p>6,841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7.2085" calcext:value-type="float">
            <text:p>7,2085</text:p>
          </table:table-cell>
          <table:table-cell office:value-type="float" office:value="3.50798434623622" calcext:value-type="float">
            <text:p>3,50798434623622</text:p>
          </table:table-cell>
          <table:table-cell office:value-type="float" office:value="144" calcext:value-type="float">
            <text:p>144</text:p>
          </table:table-cell>
          <table:table-cell office:value-type="float" office:value="6.8417" calcext:value-type="float">
            <text:p>6,8417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2" calcext:value-type="float">
            <text:p>4,752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1797" calcext:value-type="float">
            <text:p>0,1797</text:p>
          </table:table-cell>
          <table:table-cell office:value-type="float" office:value="6.85139651759006" calcext:value-type="float">
            <text:p>6,85139651759006</text:p>
          </table:table-cell>
          <table:table-cell office:value-type="float" office:value="2161" calcext:value-type="float">
            <text:p>2161</text:p>
          </table:table-cell>
          <table:table-cell office:value-type="float" office:value="0.1797" calcext:value-type="float">
            <text:p>0,1797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float" office:value="7.4058" calcext:value-type="float">
            <text:p>7,4058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3118" calcext:value-type="float">
            <text:p>0,3118</text:p>
          </table:table-cell>
          <table:table-cell office:value-type="float" office:value="7.9440657828051" calcext:value-type="float">
            <text:p>7,9440657828051</text:p>
          </table:table-cell>
          <table:table-cell office:value-type="float" office:value="1156" calcext:value-type="float">
            <text:p>1156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23" calcext:value-type="float">
            <text:p>423</text:p>
          </table:table-cell>
          <table:table-cell office:value-type="float" office:value="25.8561" calcext:value-type="float">
            <text:p>25,8561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6.2164" calcext:value-type="float">
            <text:p>6,2164</text:p>
          </table:table-cell>
          <table:table-cell office:value-type="float" office:value="2.6439272328077" calcext:value-type="float">
            <text:p>2,6439272328077</text:p>
          </table:table-cell>
          <table:table-cell office:value-type="float" office:value="89" calcext:value-type="float">
            <text:p>89</text:p>
          </table:table-cell>
          <table:table-cell office:value-type="float" office:value="5.9706" calcext:value-type="float">
            <text:p>5,9706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23.184" calcext:value-type="float">
            <text:p>23,184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5.2889" calcext:value-type="float">
            <text:p>15,2889</text:p>
          </table:table-cell>
          <table:table-cell office:value-type="float" office:value="2.79122763455251" calcext:value-type="float">
            <text:p>2,79122763455251</text:p>
          </table:table-cell>
          <table:table-cell office:value-type="float" office:value="90" calcext:value-type="float">
            <text:p>90</text:p>
          </table:table-cell>
          <table:table-cell office:value-type="float" office:value="15.2889" calcext:value-type="float">
            <text:p>15,2889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862" calcext:value-type="float">
            <text:p>2862</text:p>
          </table:table-cell>
          <table:table-cell office:value-type="float" office:value="10.5301" calcext:value-type="float">
            <text:p>10,5301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2.3586" calcext:value-type="float">
            <text:p>2,3586</text:p>
          </table:table-cell>
          <table:table-cell office:value-type="float" office:value="5.41748699195706" calcext:value-type="float">
            <text:p>5,41748699195706</text:p>
          </table:table-cell>
          <table:table-cell office:value-type="float" office:value="1084" calcext:value-type="float">
            <text:p>1084</text:p>
          </table:table-cell>
          <table:table-cell office:value-type="float" office:value="2.3586" calcext:value-type="float">
            <text:p>2,3586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.5474" calcext:value-type="float">
            <text:p>15,5474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.59" calcext:value-type="float">
            <text:p>12,59</text:p>
          </table:table-cell>
          <table:table-cell office:value-type="float" office:value="4.62274535358873" calcext:value-type="float">
            <text:p>4,62274535358873</text:p>
          </table:table-cell>
          <table:table-cell office:value-type="float" office:value="151" calcext:value-type="float">
            <text:p>151</text:p>
          </table:table-cell>
          <table:table-cell office:value-type="float" office:value="12.59" calcext:value-type="float">
            <text:p>12,59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27" calcext:value-type="float">
            <text:p>627</text:p>
          </table:table-cell>
          <table:table-cell office:value-type="float" office:value="16.435" calcext:value-type="float">
            <text:p>16,435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8.1746" calcext:value-type="float">
            <text:p>18,1746</text:p>
          </table:table-cell>
          <table:table-cell office:value-type="float" office:value="3.1659545880676" calcext:value-type="float">
            <text:p>3,1659545880676</text:p>
          </table:table-cell>
          <table:table-cell office:value-type="float" office:value="158" calcext:value-type="float">
            <text:p>158</text:p>
          </table:table-cell>
          <table:table-cell office:value-type="float" office:value="16.435" calcext:value-type="float">
            <text:p>16,435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14.37" calcext:value-type="float">
            <text:p>14,3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2.2649" calcext:value-type="float">
            <text:p>12,2649</text:p>
          </table:table-cell>
          <table:table-cell office:value-type="float" office:value="2.56314310997854" calcext:value-type="float">
            <text:p>2,56314310997854</text:p>
          </table:table-cell>
          <table:table-cell office:value-type="float" office:value="73" calcext:value-type="float">
            <text:p>73</text:p>
          </table:table-cell>
          <table:table-cell office:value-type="float" office:value="12.2649" calcext:value-type="float">
            <text:p>12,2649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5" calcext:value-type="float">
            <text:p>435</text:p>
          </table:table-cell>
          <table:table-cell office:value-type="float" office:value="12.6929" calcext:value-type="float">
            <text:p>12,6929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4.3088" calcext:value-type="float">
            <text:p>14,3088</text:p>
          </table:table-cell>
          <table:table-cell office:value-type="float" office:value="4.63897919786899" calcext:value-type="float">
            <text:p>4,63897919786899</text:p>
          </table:table-cell>
          <table:table-cell office:value-type="float" office:value="116" calcext:value-type="float">
            <text:p>116</text:p>
          </table:table-cell>
          <table:table-cell office:value-type="float" office:value="12.3529" calcext:value-type="float">
            <text:p>12,3529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18.4132" calcext:value-type="float">
            <text:p>18,4132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13.3723" calcext:value-type="float">
            <text:p>13,3723</text:p>
          </table:table-cell>
          <table:table-cell office:value-type="float" office:value="5.34683038930762" calcext:value-type="float">
            <text:p>5,34683038930762</text:p>
          </table:table-cell>
          <table:table-cell office:value-type="float" office:value="143" calcext:value-type="float">
            <text:p>143</text:p>
          </table:table-cell>
          <table:table-cell office:value-type="float" office:value="13.3723" calcext:value-type="float">
            <text:p>13,3723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  <table:table-cell office:value-type="float" office:value="25.1156" calcext:value-type="float">
            <text:p>25,1156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7.8385" calcext:value-type="float">
            <text:p>7,8385</text:p>
          </table:table-cell>
          <table:table-cell office:value-type="float" office:value="4.25043661647887" calcext:value-type="float">
            <text:p>4,25043661647887</text:p>
          </table:table-cell>
          <table:table-cell office:value-type="float" office:value="58" calcext:value-type="float">
            <text:p>58</text:p>
          </table:table-cell>
          <table:table-cell office:value-type="float" office:value="7.8385" calcext:value-type="float">
            <text:p>7,8385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5.4601" calcext:value-type="float">
            <text:p>5,4601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3.5681" calcext:value-type="float">
            <text:p>3,5681</text:p>
          </table:table-cell>
          <table:table-cell office:value-type="float" office:value="6.18868271976086" calcext:value-type="float">
            <text:p>6,18868271976086</text:p>
          </table:table-cell>
          <table:table-cell office:value-type="float" office:value="242" calcext:value-type="float">
            <text:p>242</text:p>
          </table:table-cell>
          <table:table-cell office:value-type="float" office:value="3.5681" calcext:value-type="float">
            <text:p>3,5681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51" calcext:value-type="float">
            <text:p>751</text:p>
          </table:table-cell>
          <table:table-cell office:value-type="float" office:value="19.1709" calcext:value-type="float">
            <text:p>19,170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0.9048" calcext:value-type="float">
            <text:p>20,9048</text:p>
          </table:table-cell>
          <table:table-cell office:value-type="float" office:value="2.70430138586308" calcext:value-type="float">
            <text:p>2,70430138586308</text:p>
          </table:table-cell>
          <table:table-cell office:value-type="float" office:value="43" calcext:value-type="float">
            <text:p>43</text:p>
          </table:table-cell>
          <table:table-cell office:value-type="float" office:value="18.7572" calcext:value-type="float">
            <text:p>18,7572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float" office:value="14.3404" calcext:value-type="float">
            <text:p>14,340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4.6259" calcext:value-type="float">
            <text:p>14,6259</text:p>
          </table:table-cell>
          <table:table-cell office:value-type="float" office:value="4.28576124265808" calcext:value-type="float">
            <text:p>4,28576124265808</text:p>
          </table:table-cell>
          <table:table-cell office:value-type="float" office:value="202" calcext:value-type="float">
            <text:p>202</text:p>
          </table:table-cell>
          <table:table-cell office:value-type="float" office:value="14.2183" calcext:value-type="float">
            <text:p>14,2183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95" calcext:value-type="float">
            <text:p>395</text:p>
          </table:table-cell>
          <table:table-cell office:value-type="float" office:value="39.6586" calcext:value-type="float">
            <text:p>39,6586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6.006" calcext:value-type="float">
            <text:p>16,006</text:p>
          </table:table-cell>
          <table:table-cell office:value-type="float" office:value="3.54615583962945" calcext:value-type="float">
            <text:p>3,54615583962945</text:p>
          </table:table-cell>
          <table:table-cell office:value-type="float" office:value="49" calcext:value-type="float">
            <text:p>49</text:p>
          </table:table-cell>
          <table:table-cell office:value-type="float" office:value="16.006" calcext:value-type="float">
            <text:p>16,006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3306" calcext:value-type="float">
            <text:p>3306</text:p>
          </table:table-cell>
          <table:table-cell office:value-type="float" office:value="13.7799" calcext:value-type="float">
            <text:p>13,7799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.3815" calcext:value-type="float">
            <text:p>3,3815</text:p>
          </table:table-cell>
          <table:table-cell office:value-type="float" office:value="5.0529368252767" calcext:value-type="float">
            <text:p>5,0529368252767</text:p>
          </table:table-cell>
          <table:table-cell office:value-type="float" office:value="326" calcext:value-type="float">
            <text:p>326</text:p>
          </table:table-cell>
          <table:table-cell office:value-type="float" office:value="3.3815" calcext:value-type="float">
            <text:p>3,3815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.0756" calcext:value-type="float">
            <text:p>7,0756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5.9816" calcext:value-type="float">
            <text:p>5,9816</text:p>
          </table:table-cell>
          <table:table-cell office:value-type="float" office:value="3.39917189374085" calcext:value-type="float">
            <text:p>3,39917189374085</text:p>
          </table:table-cell>
          <table:table-cell office:value-type="float" office:value="190" calcext:value-type="float">
            <text:p>190</text:p>
          </table:table-cell>
          <table:table-cell office:value-type="float" office:value="2.6421" calcext:value-type="float">
            <text:p>2,6421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43" calcext:value-type="float">
            <text:p>543</text:p>
          </table:table-cell>
          <table:table-cell office:value-type="float" office:value="27.8973" calcext:value-type="float">
            <text:p>27,897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0.0534" calcext:value-type="float">
            <text:p>10,0534</text:p>
          </table:table-cell>
          <table:table-cell office:value-type="float" office:value="3.88382452316521" calcext:value-type="float">
            <text:p>3,88382452316521</text:p>
          </table:table-cell>
          <table:table-cell office:value-type="float" office:value="124" calcext:value-type="float">
            <text:p>124</text:p>
          </table:table-cell>
          <table:table-cell office:value-type="float" office:value="10.0534" calcext:value-type="float">
            <text:p>10,0534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10.4915" calcext:value-type="float">
            <text:p>10,4915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6.0222" calcext:value-type="float">
            <text:p>16,0222</text:p>
          </table:table-cell>
          <table:table-cell office:value-type="float" office:value="3.92796052278261" calcext:value-type="float">
            <text:p>3,92796052278261</text:p>
          </table:table-cell>
          <table:table-cell office:value-type="float" office:value="209" calcext:value-type="float">
            <text:p>209</text:p>
          </table:table-cell>
          <table:table-cell office:value-type="float" office:value="8.3814" calcext:value-type="float">
            <text:p>8,3814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1.8991" calcext:value-type="float">
            <text:p>11,8991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5.8014" calcext:value-type="float">
            <text:p>15,8014</text:p>
          </table:table-cell>
          <table:table-cell office:value-type="float" office:value="3.883038915875" calcext:value-type="float">
            <text:p>3,883038915875</text:p>
          </table:table-cell>
          <table:table-cell office:value-type="float" office:value="214" calcext:value-type="float">
            <text:p>214</text:p>
          </table:table-cell>
          <table:table-cell office:value-type="float" office:value="11.8991" calcext:value-type="float">
            <text:p>11,8991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4.2817" calcext:value-type="float">
            <text:p>14,281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9.0615" calcext:value-type="float">
            <text:p>9,0615</text:p>
          </table:table-cell>
          <table:table-cell office:value-type="float" office:value="3.27564218587483" calcext:value-type="float">
            <text:p>3,27564218587483</text:p>
          </table:table-cell>
          <table:table-cell office:value-type="float" office:value="224" calcext:value-type="float">
            <text:p>224</text:p>
          </table:table-cell>
          <table:table-cell office:value-type="float" office:value="7.7896" calcext:value-type="float">
            <text:p>7,7896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79" calcext:value-type="float">
            <text:p>779</text:p>
          </table:table-cell>
          <table:table-cell office:value-type="float" office:value="13.0292" calcext:value-type="float">
            <text:p>13,029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20.1862" calcext:value-type="float">
            <text:p>20,1862</text:p>
          </table:table-cell>
          <table:table-cell office:value-type="float" office:value="4.9624516145518" calcext:value-type="float">
            <text:p>4,9624516145518</text:p>
          </table:table-cell>
          <table:table-cell office:value-type="float" office:value="156" calcext:value-type="float">
            <text:p>156</text:p>
          </table:table-cell>
          <table:table-cell office:value-type="float" office:value="4.3873" calcext:value-type="float">
            <text:p>4,3873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1.2644" calcext:value-type="float">
            <text:p>11,2644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.8494" calcext:value-type="float">
            <text:p>8,8494</text:p>
          </table:table-cell>
          <table:table-cell office:value-type="float" office:value="3.98374936940759" calcext:value-type="float">
            <text:p>3,98374936940759</text:p>
          </table:table-cell>
          <table:table-cell office:value-type="float" office:value="204" calcext:value-type="float">
            <text:p>204</text:p>
          </table:table-cell>
          <table:table-cell office:value-type="float" office:value="8.8494" calcext:value-type="float">
            <text:p>8,8494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61" calcext:value-type="float">
            <text:p>661</text:p>
          </table:table-cell>
          <table:table-cell office:value-type="float" office:value="21.1784" calcext:value-type="float">
            <text:p>21,1784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.6873" calcext:value-type="float">
            <text:p>12,6873</text:p>
          </table:table-cell>
          <table:table-cell office:value-type="float" office:value="2.90265595490323" calcext:value-type="float">
            <text:p>2,90265595490323</text:p>
          </table:table-cell>
          <table:table-cell office:value-type="float" office:value="69" calcext:value-type="float">
            <text:p>69</text:p>
          </table:table-cell>
          <table:table-cell office:value-type="float" office:value="10.0128" calcext:value-type="float">
            <text:p>10,0128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89" calcext:value-type="float">
            <text:p>689</text:p>
          </table:table-cell>
          <table:table-cell office:value-type="float" office:value="14.0329" calcext:value-type="float">
            <text:p>14,032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6.9393" calcext:value-type="float">
            <text:p>16,9393</text:p>
          </table:table-cell>
          <table:table-cell office:value-type="float" office:value="4.34723469736178" calcext:value-type="float">
            <text:p>4,34723469736178</text:p>
          </table:table-cell>
          <table:table-cell office:value-type="float" office:value="219" calcext:value-type="float">
            <text:p>219</text:p>
          </table:table-cell>
          <table:table-cell office:value-type="float" office:value="11.3732" calcext:value-type="float">
            <text:p>11,3732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8" calcext:value-type="float">
            <text:p>398</text:p>
          </table:table-cell>
          <table:table-cell office:value-type="float" office:value="20.0986" calcext:value-type="float">
            <text:p>20,098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6.4392" calcext:value-type="float">
            <text:p>6,4392</text:p>
          </table:table-cell>
          <table:table-cell office:value-type="float" office:value="5.16826065455042" calcext:value-type="float">
            <text:p>5,16826065455042</text:p>
          </table:table-cell>
          <table:table-cell office:value-type="float" office:value="133" calcext:value-type="float">
            <text:p>133</text:p>
          </table:table-cell>
          <table:table-cell office:value-type="float" office:value="6.4392" calcext:value-type="float">
            <text:p>6,4392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9.8648" calcext:value-type="float">
            <text:p>9,8648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.1966" calcext:value-type="float">
            <text:p>7,1966</text:p>
          </table:table-cell>
          <table:table-cell office:value-type="float" office:value="3.28449712259192" calcext:value-type="float">
            <text:p>3,28449712259192</text:p>
          </table:table-cell>
          <table:table-cell office:value-type="float" office:value="200" calcext:value-type="float">
            <text:p>200</text:p>
          </table:table-cell>
          <table:table-cell office:value-type="float" office:value="5.966" calcext:value-type="float">
            <text:p>5,966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82" calcext:value-type="float">
            <text:p>582</text:p>
          </table:table-cell>
          <table:table-cell office:value-type="float" office:value="8.6434" calcext:value-type="float">
            <text:p>8,643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1.7703" calcext:value-type="float">
            <text:p>11,7703</text:p>
          </table:table-cell>
          <table:table-cell office:value-type="float" office:value="4.01892611922229" calcext:value-type="float">
            <text:p>4,01892611922229</text:p>
          </table:table-cell>
          <table:table-cell office:value-type="float" office:value="222" calcext:value-type="float">
            <text:p>222</text:p>
          </table:table-cell>
          <table:table-cell office:value-type="float" office:value="6.3639" calcext:value-type="float">
            <text:p>6,3639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08" calcext:value-type="float">
            <text:p>508</text:p>
          </table:table-cell>
          <table:table-cell office:value-type="float" office:value="8.909" calcext:value-type="float">
            <text:p>8,90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6.9017" calcext:value-type="float">
            <text:p>16,9017</text:p>
          </table:table-cell>
          <table:table-cell office:value-type="float" office:value="3.39246139343366" calcext:value-type="float">
            <text:p>3,39246139343366</text:p>
          </table:table-cell>
          <table:table-cell office:value-type="float" office:value="222" calcext:value-type="float">
            <text:p>222</text:p>
          </table:table-cell>
          <table:table-cell office:value-type="float" office:value="7.33" calcext:value-type="float">
            <text:p>7,33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71" calcext:value-type="float">
            <text:p>371</text:p>
          </table:table-cell>
          <table:table-cell office:value-type="float" office:value="17.5947" calcext:value-type="float">
            <text:p>17,594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5.7598" calcext:value-type="float">
            <text:p>15,7598</text:p>
          </table:table-cell>
          <table:table-cell office:value-type="float" office:value="3.27300847925264" calcext:value-type="float">
            <text:p>3,27300847925264</text:p>
          </table:table-cell>
          <table:table-cell office:value-type="float" office:value="15" calcext:value-type="float">
            <text:p>15</text:p>
          </table:table-cell>
          <table:table-cell office:value-type="float" office:value="15.7598" calcext:value-type="float">
            <text:p>15,7598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33" calcext:value-type="float">
            <text:p>433</text:p>
          </table:table-cell>
          <table:table-cell office:value-type="float" office:value="20.1534" calcext:value-type="float">
            <text:p>20,1534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7.8448" calcext:value-type="float">
            <text:p>17,8448</text:p>
          </table:table-cell>
          <table:table-cell office:value-type="float" office:value="3.14364948664309" calcext:value-type="float">
            <text:p>3,14364948664309</text:p>
          </table:table-cell>
          <table:table-cell office:value-type="float" office:value="15" calcext:value-type="float">
            <text:p>15</text:p>
          </table:table-cell>
          <table:table-cell office:value-type="float" office:value="17.8448" calcext:value-type="float">
            <text:p>17,8448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11.9142" calcext:value-type="float">
            <text:p>11,9142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6.3661" calcext:value-type="float">
            <text:p>16,3661</text:p>
          </table:table-cell>
          <table:table-cell office:value-type="float" office:value="4.06324964772891" calcext:value-type="float">
            <text:p>4,06324964772891</text:p>
          </table:table-cell>
          <table:table-cell office:value-type="float" office:value="199" calcext:value-type="float">
            <text:p>199</text:p>
          </table:table-cell>
          <table:table-cell office:value-type="float" office:value="10.2053" calcext:value-type="float">
            <text:p>10,2053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1" calcext:value-type="float">
            <text:p>651</text:p>
          </table:table-cell>
          <table:table-cell office:value-type="float" office:value="17.2629" calcext:value-type="float">
            <text:p>17,262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21.9617" calcext:value-type="float">
            <text:p>21,9617</text:p>
          </table:table-cell>
          <table:table-cell office:value-type="float" office:value="3.55839487336361" calcext:value-type="float">
            <text:p>3,55839487336361</text:p>
          </table:table-cell>
          <table:table-cell office:value-type="float" office:value="165" calcext:value-type="float">
            <text:p>165</text:p>
          </table:table-cell>
          <table:table-cell office:value-type="float" office:value="17.2629" calcext:value-type="float">
            <text:p>17,2629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7.0408" calcext:value-type="float">
            <text:p>7,0408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.7283" calcext:value-type="float">
            <text:p>7,7283</text:p>
          </table:table-cell>
          <table:table-cell office:value-type="float" office:value="5.39335545494758" calcext:value-type="float">
            <text:p>5,39335545494758</text:p>
          </table:table-cell>
          <table:table-cell office:value-type="float" office:value="235" calcext:value-type="float">
            <text:p>235</text:p>
          </table:table-cell>
          <table:table-cell office:value-type="float" office:value="5.0796" calcext:value-type="float">
            <text:p>5,0796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098" calcext:value-type="float">
            <text:p>6,7098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0.4842" calcext:value-type="float">
            <text:p>0,4842</text:p>
          </table:table-cell>
          <table:table-cell office:value-type="float" office:value="6.28614548034008" calcext:value-type="float">
            <text:p>6,28614548034008</text:p>
          </table:table-cell>
          <table:table-cell office:value-type="float" office:value="249" calcext:value-type="float">
            <text:p>249</text:p>
          </table:table-cell>
          <table:table-cell office:value-type="float" office:value="0.4842" calcext:value-type="float">
            <text:p>0,4842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04" calcext:value-type="float">
            <text:p>404</text:p>
          </table:table-cell>
          <table:table-cell office:value-type="float" office:value="16.4935" calcext:value-type="float">
            <text:p>16,4935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6.9359" calcext:value-type="float">
            <text:p>16,9359</text:p>
          </table:table-cell>
          <table:table-cell office:value-type="float" office:value="4.54810885068146" calcext:value-type="float">
            <text:p>4,54810885068146</text:p>
          </table:table-cell>
          <table:table-cell office:value-type="float" office:value="150" calcext:value-type="float">
            <text:p>150</text:p>
          </table:table-cell>
          <table:table-cell office:value-type="float" office:value="14.6487" calcext:value-type="float">
            <text:p>14,6487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6.6011" calcext:value-type="float">
            <text:p>6,6011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.5625" calcext:value-type="float">
            <text:p>7,5625</text:p>
          </table:table-cell>
          <table:table-cell office:value-type="float" office:value="8.2675939478584" calcext:value-type="float">
            <text:p>8,2675939478584</text:p>
          </table:table-cell>
          <table:table-cell office:value-type="float" office:value="220" calcext:value-type="float">
            <text:p>220</text:p>
          </table:table-cell>
          <table:table-cell office:value-type="float" office:value="1.4684" calcext:value-type="float">
            <text:p>1,4684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61" calcext:value-type="float">
            <text:p>761</text:p>
          </table:table-cell>
          <table:table-cell office:value-type="float" office:value="16.2602" calcext:value-type="float">
            <text:p>16,2602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3.8693" calcext:value-type="float">
            <text:p>13,8693</text:p>
          </table:table-cell>
          <table:table-cell office:value-type="float" office:value="3.78389361825257" calcext:value-type="float">
            <text:p>3,78389361825257</text:p>
          </table:table-cell>
          <table:table-cell office:value-type="float" office:value="169" calcext:value-type="float">
            <text:p>169</text:p>
          </table:table-cell>
          <table:table-cell office:value-type="float" office:value="10.1262" calcext:value-type="float">
            <text:p>10,1262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32" calcext:value-type="float">
            <text:p>332</text:p>
          </table:table-cell>
          <table:table-cell office:value-type="float" office:value="33.2555" calcext:value-type="float">
            <text:p>33,2555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1.3144" calcext:value-type="float">
            <text:p>21,3144</text:p>
          </table:table-cell>
          <table:table-cell office:value-type="float" office:value="2.37674562229247" calcext:value-type="float">
            <text:p>2,37674562229247</text:p>
          </table:table-cell>
          <table:table-cell office:value-type="float" office:value="20" calcext:value-type="float">
            <text:p>20</text:p>
          </table:table-cell>
          <table:table-cell office:value-type="float" office:value="21.3144" calcext:value-type="float">
            <text:p>21,3144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46" calcext:value-type="float">
            <text:p>346</text:p>
          </table:table-cell>
          <table:table-cell office:value-type="float" office:value="24.8262" calcext:value-type="float">
            <text:p>24,826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9.703" calcext:value-type="float">
            <text:p>19,703</text:p>
          </table:table-cell>
          <table:table-cell office:value-type="float" office:value="3.22740104124846" calcext:value-type="float">
            <text:p>3,22740104124846</text:p>
          </table:table-cell>
          <table:table-cell office:value-type="float" office:value="21" calcext:value-type="float">
            <text:p>21</text:p>
          </table:table-cell>
          <table:table-cell office:value-type="float" office:value="19.703" calcext:value-type="float">
            <text:p>19,703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0.6073" calcext:value-type="float">
            <text:p>10,6073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1.0725" calcext:value-type="float">
            <text:p>11,0725</text:p>
          </table:table-cell>
          <table:table-cell office:value-type="float" office:value="4.5617680908837" calcext:value-type="float">
            <text:p>4,5617680908837</text:p>
          </table:table-cell>
          <table:table-cell office:value-type="float" office:value="208" calcext:value-type="float">
            <text:p>208</text:p>
          </table:table-cell>
          <table:table-cell office:value-type="float" office:value="5.2598" calcext:value-type="float">
            <text:p>5,2598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17.488" calcext:value-type="float">
            <text:p>17,488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1.5218" calcext:value-type="float">
            <text:p>11,5218</text:p>
          </table:table-cell>
          <table:table-cell office:value-type="float" office:value="5.09901951359278" calcext:value-type="float">
            <text:p>5,09901951359278</text:p>
          </table:table-cell>
          <table:table-cell office:value-type="float" office:value="193" calcext:value-type="float">
            <text:p>193</text:p>
          </table:table-cell>
          <table:table-cell office:value-type="float" office:value="11.5218" calcext:value-type="float">
            <text:p>11,5218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0.6228" calcext:value-type="float">
            <text:p>10,6228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8324" calcext:value-type="float">
            <text:p>5,8324</text:p>
          </table:table-cell>
          <table:table-cell office:value-type="float" office:value="5.16661883420249" calcext:value-type="float">
            <text:p>5,16661883420249</text:p>
          </table:table-cell>
          <table:table-cell office:value-type="float" office:value="192" calcext:value-type="float">
            <text:p>192</text:p>
          </table:table-cell>
          <table:table-cell office:value-type="float" office:value="5.8324" calcext:value-type="float">
            <text:p>5,8324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39" calcext:value-type="float">
            <text:p>539</text:p>
          </table:table-cell>
          <table:table-cell office:value-type="float" office:value="30.4376" calcext:value-type="float">
            <text:p>30,4376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6.1325" calcext:value-type="float">
            <text:p>16,1325</text:p>
          </table:table-cell>
          <table:table-cell office:value-type="float" office:value="4.85874747807528" calcext:value-type="float">
            <text:p>4,85874747807528</text:p>
          </table:table-cell>
          <table:table-cell office:value-type="float" office:value="41" calcext:value-type="float">
            <text:p>41</text:p>
          </table:table-cell>
          <table:table-cell office:value-type="float" office:value="16.1325" calcext:value-type="float">
            <text:p>16,1325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8" calcext:value-type="float">
            <text:p>1,9168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9.666" calcext:value-type="float">
            <text:p>9,666</text:p>
          </table:table-cell>
          <table:table-cell office:value-type="float" office:value="2.14979983818547" calcext:value-type="float">
            <text:p>2,14979983818547</text:p>
          </table:table-cell>
          <table:table-cell office:value-type="float" office:value="980" calcext:value-type="float">
            <text:p>98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730" calcext:value-type="float">
            <text:p>1730</text:p>
          </table:table-cell>
          <table:table-cell office:value-type="float" office:value="10.4415" calcext:value-type="float">
            <text:p>10,4415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2.323" calcext:value-type="float">
            <text:p>2,323</text:p>
          </table:table-cell>
          <table:table-cell office:value-type="float" office:value="4.6209993175294" calcext:value-type="float">
            <text:p>4,6209993175294</text:p>
          </table:table-cell>
          <table:table-cell office:value-type="float" office:value="477" calcext:value-type="float">
            <text:p>477</text:p>
          </table:table-cell>
          <table:table-cell office:value-type="float" office:value="2.323" calcext:value-type="float">
            <text:p>2,323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17.4081" calcext:value-type="float">
            <text:p>17,4081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5.2585" calcext:value-type="float">
            <text:p>15,2585</text:p>
          </table:table-cell>
          <table:table-cell office:value-type="float" office:value="4.45190445135856" calcext:value-type="float">
            <text:p>4,45190445135856</text:p>
          </table:table-cell>
          <table:table-cell office:value-type="float" office:value="192" calcext:value-type="float">
            <text:p>192</text:p>
          </table:table-cell>
          <table:table-cell office:value-type="float" office:value="15.1755" calcext:value-type="float">
            <text:p>15,1755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77" calcext:value-type="float">
            <text:p>577</text:p>
          </table:table-cell>
          <table:table-cell office:value-type="float" office:value="10.827" calcext:value-type="float">
            <text:p>10,827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2.005" calcext:value-type="float">
            <text:p>2,005</text:p>
          </table:table-cell>
          <table:table-cell office:value-type="float" office:value="4.90751570626522" calcext:value-type="float">
            <text:p>4,90751570626522</text:p>
          </table:table-cell>
          <table:table-cell office:value-type="float" office:value="474" calcext:value-type="float">
            <text:p>474</text:p>
          </table:table-cell>
          <table:table-cell office:value-type="float" office:value="2.005" calcext:value-type="float">
            <text:p>2,005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39" calcext:value-type="float">
            <text:p>239</text:p>
          </table:table-cell>
          <table:table-cell office:value-type="float" office:value="33.3312" calcext:value-type="float">
            <text:p>33,3312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5.6426" calcext:value-type="float">
            <text:p>5,6426</text:p>
          </table:table-cell>
          <table:table-cell office:value-type="float" office:value="2.83686529376392" calcext:value-type="float">
            <text:p>2,83686529376392</text:p>
          </table:table-cell>
          <table:table-cell office:value-type="float" office:value="42" calcext:value-type="float">
            <text:p>42</text:p>
          </table:table-cell>
          <table:table-cell office:value-type="float" office:value="5.6426" calcext:value-type="float">
            <text:p>5,6426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12.8138" calcext:value-type="float">
            <text:p>12,8138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5.9382" calcext:value-type="float">
            <text:p>5,9382</text:p>
          </table:table-cell>
          <table:table-cell office:value-type="float" office:value="6.11083681251874" calcext:value-type="float">
            <text:p>6,11083681251874</text:p>
          </table:table-cell>
          <table:table-cell office:value-type="float" office:value="419" calcext:value-type="float">
            <text:p>419</text:p>
          </table:table-cell>
          <table:table-cell office:value-type="float" office:value="5.9382" calcext:value-type="float">
            <text:p>5,9382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20.3967" calcext:value-type="float">
            <text:p>20,396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8465" calcext:value-type="float">
            <text:p>0,8465</text:p>
          </table:table-cell>
          <table:table-cell office:value-type="float" office:value="4.77185940717399" calcext:value-type="float">
            <text:p>4,77185940717399</text:p>
          </table:table-cell>
          <table:table-cell office:value-type="float" office:value="92" calcext:value-type="float">
            <text:p>92</text:p>
          </table:table-cell>
          <table:table-cell office:value-type="float" office:value="0.8465" calcext:value-type="float">
            <text:p>0,8465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 office:value-type="float" office:value="21.2517" calcext:value-type="float">
            <text:p>21,251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5.1718" calcext:value-type="float">
            <text:p>5,1718</text:p>
          </table:table-cell>
          <table:table-cell office:value-type="float" office:value="3.72016357558503" calcext:value-type="float">
            <text:p>3,72016357558503</text:p>
          </table:table-cell>
          <table:table-cell office:value-type="float" office:value="102" calcext:value-type="float">
            <text:p>102</text:p>
          </table:table-cell>
          <table:table-cell office:value-type="float" office:value="5.1718" calcext:value-type="float">
            <text:p>5,1718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29" calcext:value-type="float">
            <text:p>529</text:p>
          </table:table-cell>
          <table:table-cell office:value-type="float" office:value="27.5419" calcext:value-type="float">
            <text:p>27,5419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0.2705" calcext:value-type="float">
            <text:p>10,2705</text:p>
          </table:table-cell>
          <table:table-cell office:value-type="float" office:value="5.1003980270813" calcext:value-type="float">
            <text:p>5,1003980270813</text:p>
          </table:table-cell>
          <table:table-cell office:value-type="float" office:value="52" calcext:value-type="float">
            <text:p>52</text:p>
          </table:table-cell>
          <table:table-cell office:value-type="float" office:value="10.2705" calcext:value-type="float">
            <text:p>10,2705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349" calcext:value-type="float">
            <text:p>1349</text:p>
          </table:table-cell>
          <table:table-cell office:value-type="float" office:value="28.2539" calcext:value-type="float">
            <text:p>28,2539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2.3531" calcext:value-type="float">
            <text:p>12,3531</text:p>
          </table:table-cell>
          <table:table-cell office:value-type="float" office:value="5.43678182267725" calcext:value-type="float">
            <text:p>5,43678182267725</text:p>
          </table:table-cell>
          <table:table-cell office:value-type="float" office:value="85" calcext:value-type="float">
            <text:p>85</text:p>
          </table:table-cell>
          <table:table-cell office:value-type="float" office:value="12.3531" calcext:value-type="float">
            <text:p>12,3531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43" calcext:value-type="float">
            <text:p>543</text:p>
          </table:table-cell>
          <table:table-cell office:value-type="float" office:value="13.8374" calcext:value-type="float">
            <text:p>13,8374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6.9561" calcext:value-type="float">
            <text:p>16,9561</text:p>
          </table:table-cell>
          <table:table-cell office:value-type="float" office:value="2.15856554036047" calcext:value-type="float">
            <text:p>2,15856554036047</text:p>
          </table:table-cell>
          <table:table-cell office:value-type="float" office:value="113" calcext:value-type="float">
            <text:p>113</text:p>
          </table:table-cell>
          <table:table-cell office:value-type="float" office:value="10.0509" calcext:value-type="float">
            <text:p>10,0509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29" calcext:value-type="float">
            <text:p>629</text:p>
          </table:table-cell>
          <table:table-cell office:value-type="float" office:value="57.3597" calcext:value-type="float">
            <text:p>57,359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0.6573" calcext:value-type="float">
            <text:p>10,6573</text:p>
          </table:table-cell>
          <table:table-cell office:value-type="float" office:value="3.36318926230795" calcext:value-type="float">
            <text:p>3,36318926230795</text:p>
          </table:table-cell>
          <table:table-cell office:value-type="float" office:value="20" calcext:value-type="float">
            <text:p>20</text:p>
          </table:table-cell>
          <table:table-cell office:value-type="float" office:value="10.6573" calcext:value-type="float">
            <text:p>10,6573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256" calcext:value-type="float">
            <text:p>1256</text:p>
          </table:table-cell>
          <table:table-cell office:value-type="float" office:value="25.9331" calcext:value-type="float">
            <text:p>25,9331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.3639" calcext:value-type="float">
            <text:p>9,3639</text:p>
          </table:table-cell>
          <table:table-cell office:value-type="float" office:value="3.31891323637437" calcext:value-type="float">
            <text:p>3,31891323637437</text:p>
          </table:table-cell>
          <table:table-cell office:value-type="float" office:value="72" calcext:value-type="float">
            <text:p>72</text:p>
          </table:table-cell>
          <table:table-cell office:value-type="float" office:value="9.3639" calcext:value-type="float">
            <text:p>9,3639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59" calcext:value-type="float">
            <text:p>359</text:p>
          </table:table-cell>
          <table:table-cell office:value-type="float" office:value="55.3161" calcext:value-type="float">
            <text:p>55,316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5.3327" calcext:value-type="float">
            <text:p>15,3327</text:p>
          </table:table-cell>
          <table:table-cell office:value-type="float" office:value="3.0952105194951" calcext:value-type="float">
            <text:p>3,0952105194951</text:p>
          </table:table-cell>
          <table:table-cell office:value-type="float" office:value="10" calcext:value-type="float">
            <text:p>10</text:p>
          </table:table-cell>
          <table:table-cell office:value-type="float" office:value="15.3327" calcext:value-type="float">
            <text:p>15,3327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369" calcext:value-type="float">
            <text:p>1369</text:p>
          </table:table-cell>
          <table:table-cell office:value-type="float" office:value="8.1287" calcext:value-type="float">
            <text:p>8,1287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6.9466" calcext:value-type="float">
            <text:p>6,9466</text:p>
          </table:table-cell>
          <table:table-cell office:value-type="float" office:value="5.86901290678424" calcext:value-type="float">
            <text:p>5,86901290678424</text:p>
          </table:table-cell>
          <table:table-cell office:value-type="float" office:value="149" calcext:value-type="float">
            <text:p>149</text:p>
          </table:table-cell>
          <table:table-cell office:value-type="float" office:value="6.488" calcext:value-type="float">
            <text:p>6,488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9.9725" calcext:value-type="float">
            <text:p>49,972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5.4944" calcext:value-type="float">
            <text:p>15,4944</text:p>
          </table:table-cell>
          <table:table-cell office:value-type="float" office:value="2.53143502095276" calcext:value-type="float">
            <text:p>2,53143502095276</text:p>
          </table:table-cell>
          <table:table-cell office:value-type="float" office:value="13" calcext:value-type="float">
            <text:p>13</text:p>
          </table:table-cell>
          <table:table-cell office:value-type="float" office:value="15.4944" calcext:value-type="float">
            <text:p>15,4944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47.2334" calcext:value-type="float">
            <text:p>47,233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25.2996" calcext:value-type="float">
            <text:p>25,2996</text:p>
          </table:table-cell>
          <table:table-cell office:value-type="float" office:value="4.40260866959091" calcext:value-type="float">
            <text:p>4,40260866959091</text:p>
          </table:table-cell>
          <table:table-cell office:value-type="float" office:value="14" calcext:value-type="float">
            <text:p>14</text:p>
          </table:table-cell>
          <table:table-cell office:value-type="float" office:value="25.2996" calcext:value-type="float">
            <text:p>25,2996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75" calcext:value-type="float">
            <text:p>475</text:p>
          </table:table-cell>
          <table:table-cell office:value-type="float" office:value="16.152" calcext:value-type="float">
            <text:p>16,1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.0387" calcext:value-type="float">
            <text:p>13,0387</text:p>
          </table:table-cell>
          <table:table-cell office:value-type="float" office:value="4.11905237009885" calcext:value-type="float">
            <text:p>4,11905237009885</text:p>
          </table:table-cell>
          <table:table-cell office:value-type="float" office:value="55" calcext:value-type="float">
            <text:p>55</text:p>
          </table:table-cell>
          <table:table-cell office:value-type="float" office:value="13.0387" calcext:value-type="float">
            <text:p>13,0387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28.4069" calcext:value-type="float">
            <text:p>28,4069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8.1778" calcext:value-type="float">
            <text:p>18,1778</text:p>
          </table:table-cell>
          <table:table-cell office:value-type="float" office:value="3.62840761387149" calcext:value-type="float">
            <text:p>3,62840761387149</text:p>
          </table:table-cell>
          <table:table-cell office:value-type="float" office:value="58" calcext:value-type="float">
            <text:p>58</text:p>
          </table:table-cell>
          <table:table-cell office:value-type="float" office:value="18.1778" calcext:value-type="float">
            <text:p>18,1778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office:value-type="float" office:value="43.7018" calcext:value-type="float">
            <text:p>43,701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4.8863" calcext:value-type="float">
            <text:p>14,8863</text:p>
          </table:table-cell>
          <table:table-cell office:value-type="float" office:value="3.42397224178098" calcext:value-type="float">
            <text:p>3,42397224178098</text:p>
          </table:table-cell>
          <table:table-cell office:value-type="float" office:value="25" calcext:value-type="float">
            <text:p>25</text:p>
          </table:table-cell>
          <table:table-cell office:value-type="float" office:value="14.8863" calcext:value-type="float">
            <text:p>14,8863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1.8596" calcext:value-type="float">
            <text:p>11,8596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3.38" calcext:value-type="float">
            <text:p>3,38</text:p>
          </table:table-cell>
          <table:table-cell office:value-type="float" office:value="5.10381818973767" calcext:value-type="float">
            <text:p>5,10381818973767</text:p>
          </table:table-cell>
          <table:table-cell office:value-type="float" office:value="254" calcext:value-type="float">
            <text:p>254</text:p>
          </table:table-cell>
          <table:table-cell office:value-type="float" office:value="3.0392" calcext:value-type="float">
            <text:p>3,0392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02" calcext:value-type="float">
            <text:p>402</text:p>
          </table:table-cell>
          <table:table-cell office:value-type="float" office:value="40.3645" calcext:value-type="float">
            <text:p>40,364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5.1353" calcext:value-type="float">
            <text:p>15,1353</text:p>
          </table:table-cell>
          <table:table-cell office:value-type="float" office:value="2.4204572344457" calcext:value-type="float">
            <text:p>2,4204572344457</text:p>
          </table:table-cell>
          <table:table-cell office:value-type="float" office:value="16" calcext:value-type="float">
            <text:p>16</text:p>
          </table:table-cell>
          <table:table-cell office:value-type="float" office:value="15.1353" calcext:value-type="float">
            <text:p>15,1353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27.1582" calcext:value-type="float">
            <text:p>27,158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1.3494" calcext:value-type="float">
            <text:p>11,3494</text:p>
          </table:table-cell>
          <table:table-cell office:value-type="float" office:value="2.60186780761976" calcext:value-type="float">
            <text:p>2,60186780761976</text:p>
          </table:table-cell>
          <table:table-cell office:value-type="float" office:value="15" calcext:value-type="float">
            <text:p>15</text:p>
          </table:table-cell>
          <table:table-cell office:value-type="float" office:value="11.3494" calcext:value-type="float">
            <text:p>11,3494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3628" calcext:value-type="float">
            <text:p>56,3628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3.0688" calcext:value-type="float">
            <text:p>13,0688</text:p>
          </table:table-cell>
          <table:table-cell office:value-type="float" office:value="2.51650601981611" calcext:value-type="float">
            <text:p>2,51650601981611</text:p>
          </table:table-cell>
          <table:table-cell office:value-type="float" office:value="7" calcext:value-type="float">
            <text:p>7</text:p>
          </table:table-cell>
          <table:table-cell office:value-type="float" office:value="10.5786" calcext:value-type="float">
            <text:p>10,5786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17" calcext:value-type="float">
            <text:p>817</text:p>
          </table:table-cell>
          <table:table-cell office:value-type="float" office:value="9.747" calcext:value-type="float">
            <text:p>9,747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.2608" calcext:value-type="float">
            <text:p>1,2608</text:p>
          </table:table-cell>
          <table:table-cell office:value-type="float" office:value="7.91516300826905" calcext:value-type="float">
            <text:p>7,91516300826905</text:p>
          </table:table-cell>
          <table:table-cell office:value-type="float" office:value="432" calcext:value-type="float">
            <text:p>432</text:p>
          </table:table-cell>
          <table:table-cell office:value-type="float" office:value="1.2608" calcext:value-type="float">
            <text:p>1,2608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4.1849" calcext:value-type="float">
            <text:p>4,184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5769" calcext:value-type="float">
            <text:p>0,5769</text:p>
          </table:table-cell>
          <table:table-cell office:value-type="float" office:value="7.42660162959519" calcext:value-type="float">
            <text:p>7,42660162959519</text:p>
          </table:table-cell>
          <table:table-cell office:value-type="float" office:value="393" calcext:value-type="float">
            <text:p>393</text:p>
          </table:table-cell>
          <table:table-cell office:value-type="float" office:value="0.5769" calcext:value-type="float">
            <text:p>0,5769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56" calcext:value-type="float">
            <text:p>756</text:p>
          </table:table-cell>
          <table:table-cell office:value-type="float" office:value="53.6129" calcext:value-type="float">
            <text:p>53,6129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6.7412" calcext:value-type="float">
            <text:p>16,7412</text:p>
          </table:table-cell>
          <table:table-cell office:value-type="float" office:value="2.70388319054859" calcext:value-type="float">
            <text:p>2,70388319054859</text:p>
          </table:table-cell>
          <table:table-cell office:value-type="float" office:value="23" calcext:value-type="float">
            <text:p>23</text:p>
          </table:table-cell>
          <table:table-cell office:value-type="float" office:value="16.7412" calcext:value-type="float">
            <text:p>16,7412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34" calcext:value-type="float">
            <text:p>734</text:p>
          </table:table-cell>
          <table:table-cell office:value-type="float" office:value="14.7136" calcext:value-type="float">
            <text:p>14,7136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3.6093" calcext:value-type="float">
            <text:p>3,6093</text:p>
          </table:table-cell>
          <table:table-cell office:value-type="float" office:value="6.81752148671274" calcext:value-type="float">
            <text:p>6,81752148671274</text:p>
          </table:table-cell>
          <table:table-cell office:value-type="float" office:value="244" calcext:value-type="float">
            <text:p>244</text:p>
          </table:table-cell>
          <table:table-cell office:value-type="float" office:value="3.6093" calcext:value-type="float">
            <text:p>3,6093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060" calcext:value-type="float">
            <text:p>2060</text:p>
          </table:table-cell>
          <table:table-cell office:value-type="float" office:value="22.249" calcext:value-type="float">
            <text:p>22,24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6.3435" calcext:value-type="float">
            <text:p>6,3435</text:p>
          </table:table-cell>
          <table:table-cell office:value-type="float" office:value="5.02613774167419" calcext:value-type="float">
            <text:p>5,02613774167419</text:p>
          </table:table-cell>
          <table:table-cell office:value-type="float" office:value="284" calcext:value-type="float">
            <text:p>284</text:p>
          </table:table-cell>
          <table:table-cell office:value-type="float" office:value="6.3435" calcext:value-type="float">
            <text:p>6,3435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965" calcext:value-type="float">
            <text:p>1965</text:p>
          </table:table-cell>
          <table:table-cell office:value-type="float" office:value="14.6975" calcext:value-type="float">
            <text:p>14,6975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5.0187" calcext:value-type="float">
            <text:p>5,0187</text:p>
          </table:table-cell>
          <table:table-cell office:value-type="float" office:value="6.89910546737764" calcext:value-type="float">
            <text:p>6,89910546737764</text:p>
          </table:table-cell>
          <table:table-cell office:value-type="float" office:value="294" calcext:value-type="float">
            <text:p>294</text:p>
          </table:table-cell>
          <table:table-cell office:value-type="float" office:value="5.0187" calcext:value-type="float">
            <text:p>5,0187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6.1907" calcext:value-type="float">
            <text:p>16,1907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3.023" calcext:value-type="float">
            <text:p>3,023</text:p>
          </table:table-cell>
          <table:table-cell office:value-type="float" office:value="4.36698846292203" calcext:value-type="float">
            <text:p>4,36698846292203</text:p>
          </table:table-cell>
          <table:table-cell office:value-type="float" office:value="106" calcext:value-type="float">
            <text:p>106</text:p>
          </table:table-cell>
          <table:table-cell office:value-type="float" office:value="3.023" calcext:value-type="float">
            <text:p>3,023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11.8892" calcext:value-type="float">
            <text:p>11,8892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3.1436" calcext:value-type="float">
            <text:p>3,1436</text:p>
          </table:table-cell>
          <table:table-cell office:value-type="float" office:value="5.54886324110466" calcext:value-type="float">
            <text:p>5,54886324110466</text:p>
          </table:table-cell>
          <table:table-cell office:value-type="float" office:value="145" calcext:value-type="float">
            <text:p>145</text:p>
          </table:table-cell>
          <table:table-cell office:value-type="float" office:value="3.1436" calcext:value-type="float">
            <text:p>3,1436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35" calcext:value-type="float">
            <text:p>4,1135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0.1119" calcext:value-type="float">
            <text:p>0,1119</text:p>
          </table:table-cell>
          <table:table-cell office:value-type="float" office:value="5.08769254029913" calcext:value-type="float">
            <text:p>5,08769254029913</text:p>
          </table:table-cell>
          <table:table-cell office:value-type="float" office:value="203" calcext:value-type="float">
            <text:p>203</text:p>
          </table:table-cell>
          <table:table-cell office:value-type="float" office:value="0.1119" calcext:value-type="float">
            <text:p>0,1119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38" calcext:value-type="float">
            <text:p>538</text:p>
          </table:table-cell>
          <table:table-cell office:value-type="float" office:value="73.8816" calcext:value-type="float">
            <text:p>73,881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.0607" calcext:value-type="float">
            <text:p>17,0607</text:p>
          </table:table-cell>
          <table:table-cell office:value-type="float" office:value="4.35550589502527" calcext:value-type="float">
            <text:p>4,35550589502527</text:p>
          </table:table-cell>
          <table:table-cell office:value-type="float" office:value="7" calcext:value-type="float">
            <text:p>7</text:p>
          </table:table-cell>
          <table:table-cell office:value-type="float" office:value="17.0607" calcext:value-type="float">
            <text:p>17,0607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06" calcext:value-type="float">
            <text:p>706</text:p>
          </table:table-cell>
          <table:table-cell office:value-type="float" office:value="42.7155" calcext:value-type="float">
            <text:p>42,715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.2772" calcext:value-type="float">
            <text:p>17,2772</text:p>
          </table:table-cell>
          <table:table-cell office:value-type="float" office:value="3.23330511307887" calcext:value-type="float">
            <text:p>3,23330511307887</text:p>
          </table:table-cell>
          <table:table-cell office:value-type="float" office:value="11" calcext:value-type="float">
            <text:p>11</text:p>
          </table:table-cell>
          <table:table-cell office:value-type="float" office:value="17.2772" calcext:value-type="float">
            <text:p>17,2772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2323" calcext:value-type="float">
            <text:p>2323</text:p>
          </table:table-cell>
          <table:table-cell office:value-type="float" office:value="15.4262" calcext:value-type="float">
            <text:p>15,4262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5.5931" calcext:value-type="float">
            <text:p>5,5931</text:p>
          </table:table-cell>
          <table:table-cell office:value-type="float" office:value="6.21981750699009" calcext:value-type="float">
            <text:p>6,21981750699009</text:p>
          </table:table-cell>
          <table:table-cell office:value-type="float" office:value="205" calcext:value-type="float">
            <text:p>205</text:p>
          </table:table-cell>
          <table:table-cell office:value-type="float" office:value="5.5931" calcext:value-type="float">
            <text:p>5,5931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7.2783" calcext:value-type="float">
            <text:p>7,2783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.5859" calcext:value-type="float">
            <text:p>1,5859</text:p>
          </table:table-cell>
          <table:table-cell office:value-type="float" office:value="7.37923607157272" calcext:value-type="float">
            <text:p>7,37923607157272</text:p>
          </table:table-cell>
          <table:table-cell office:value-type="float" office:value="523" calcext:value-type="float">
            <text:p>523</text:p>
          </table:table-cell>
          <table:table-cell office:value-type="float" office:value="1.5859" calcext:value-type="float">
            <text:p>1,5859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37" calcext:value-type="float">
            <text:p>1037</text:p>
          </table:table-cell>
          <table:table-cell office:value-type="float" office:value="7.394" calcext:value-type="float">
            <text:p>7,394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.1078" calcext:value-type="float">
            <text:p>1,1078</text:p>
          </table:table-cell>
          <table:table-cell office:value-type="float" office:value="6.72681202353686" calcext:value-type="float">
            <text:p>6,72681202353686</text:p>
          </table:table-cell>
          <table:table-cell office:value-type="float" office:value="496" calcext:value-type="float">
            <text:p>496</text:p>
          </table:table-cell>
          <table:table-cell office:value-type="float" office:value="1.1078" calcext:value-type="float">
            <text:p>1,1078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17" calcext:value-type="float">
            <text:p>717</text:p>
          </table:table-cell>
          <table:table-cell office:value-type="float" office:value="43.082" calcext:value-type="float">
            <text:p>43,082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15.9175" calcext:value-type="float">
            <text:p>15,9175</text:p>
          </table:table-cell>
          <table:table-cell office:value-type="float" office:value="3.53309476531407" calcext:value-type="float">
            <text:p>3,53309476531407</text:p>
          </table:table-cell>
          <table:table-cell office:value-type="float" office:value="20" calcext:value-type="float">
            <text:p>20</text:p>
          </table:table-cell>
          <table:table-cell office:value-type="float" office:value="15.9175" calcext:value-type="float">
            <text:p>15,9175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001" calcext:value-type="float">
            <text:p>2001</text:p>
          </table:table-cell>
          <table:table-cell office:value-type="float" office:value="13.8093" calcext:value-type="float">
            <text:p>13,809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4.8898" calcext:value-type="float">
            <text:p>4,8898</text:p>
          </table:table-cell>
          <table:table-cell office:value-type="float" office:value="5.98720868152839" calcext:value-type="float">
            <text:p>5,98720868152839</text:p>
          </table:table-cell>
          <table:table-cell office:value-type="float" office:value="196" calcext:value-type="float">
            <text:p>196</text:p>
          </table:table-cell>
          <table:table-cell office:value-type="float" office:value="4.8898" calcext:value-type="float">
            <text:p>4,8898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50" calcext:value-type="float">
            <text:p>1050</text:p>
          </table:table-cell>
          <table:table-cell office:value-type="float" office:value="12.8799" calcext:value-type="float">
            <text:p>12,8799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.265" calcext:value-type="float">
            <text:p>2,265</text:p>
          </table:table-cell>
          <table:table-cell office:value-type="float" office:value="7.57526338714473" calcext:value-type="float">
            <text:p>7,57526338714473</text:p>
          </table:table-cell>
          <table:table-cell office:value-type="float" office:value="591" calcext:value-type="float">
            <text:p>591</text:p>
          </table:table-cell>
          <table:table-cell office:value-type="float" office:value="2.265" calcext:value-type="float">
            <text:p>2,265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9.3492" calcext:value-type="float">
            <text:p>9,3492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3.6123" calcext:value-type="float">
            <text:p>3,6123</text:p>
          </table:table-cell>
          <table:table-cell office:value-type="float" office:value="7.32225270086909" calcext:value-type="float">
            <text:p>7,32225270086909</text:p>
          </table:table-cell>
          <table:table-cell office:value-type="float" office:value="510" calcext:value-type="float">
            <text:p>510</text:p>
          </table:table-cell>
          <table:table-cell office:value-type="float" office:value="3.6123" calcext:value-type="float">
            <text:p>3,6123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64" calcext:value-type="float">
            <text:p>864</text:p>
          </table:table-cell>
          <table:table-cell office:value-type="float" office:value="16.3609" calcext:value-type="float">
            <text:p>16,3609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0.44" calcext:value-type="float">
            <text:p>10,44</text:p>
          </table:table-cell>
          <table:table-cell office:value-type="float" office:value="5.46500096396069" calcext:value-type="float">
            <text:p>5,46500096396069</text:p>
          </table:table-cell>
          <table:table-cell office:value-type="float" office:value="106" calcext:value-type="float">
            <text:p>106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03" calcext:value-type="float">
            <text:p>603</text:p>
          </table:table-cell>
          <table:table-cell office:value-type="float" office:value="17.5141" calcext:value-type="float">
            <text:p>17,5141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3.6036" calcext:value-type="float">
            <text:p>13,6036</text:p>
          </table:table-cell>
          <table:table-cell office:value-type="float" office:value="3.50043406937385" calcext:value-type="float">
            <text:p>3,50043406937385</text:p>
          </table:table-cell>
          <table:table-cell office:value-type="float" office:value="51" calcext:value-type="float">
            <text:p>51</text:p>
          </table:table-cell>
          <table:table-cell office:value-type="float" office:value="13.0606" calcext:value-type="float">
            <text:p>13,0606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55" calcext:value-type="float">
            <text:p>3,3055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0.1621" calcext:value-type="float">
            <text:p>0,1621</text:p>
          </table:table-cell>
          <table:table-cell office:value-type="float" office:value="6.82444700492845" calcext:value-type="float">
            <text:p>6,82444700492845</text:p>
          </table:table-cell>
          <table:table-cell office:value-type="float" office:value="754" calcext:value-type="float">
            <text:p>754</text:p>
          </table:table-cell>
          <table:table-cell office:value-type="float" office:value="0.1282" calcext:value-type="float">
            <text:p>0,1282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17.0734" calcext:value-type="float">
            <text:p>17,0734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5.9211" calcext:value-type="float">
            <text:p>5,9211</text:p>
          </table:table-cell>
          <table:table-cell office:value-type="float" office:value="3.92432501169126" calcext:value-type="float">
            <text:p>3,92432501169126</text:p>
          </table:table-cell>
          <table:table-cell office:value-type="float" office:value="97" calcext:value-type="float">
            <text:p>97</text:p>
          </table:table-cell>
          <table:table-cell office:value-type="float" office:value="1.2033" calcext:value-type="float">
            <text:p>1,2033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79" calcext:value-type="float">
            <text:p>679</text:p>
          </table:table-cell>
          <table:table-cell office:value-type="float" office:value="12.1176" calcext:value-type="float">
            <text:p>12,1176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.1816" calcext:value-type="float">
            <text:p>2,1816</text:p>
          </table:table-cell>
          <table:table-cell office:value-type="float" office:value="3.90591187061147" calcext:value-type="float">
            <text:p>3,90591187061147</text:p>
          </table:table-cell>
          <table:table-cell office:value-type="float" office:value="159" calcext:value-type="float">
            <text:p>159</text:p>
          </table:table-cell>
          <table:table-cell office:value-type="float" office:value="2.1816" calcext:value-type="float">
            <text:p>2,1816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2408" calcext:value-type="float">
            <text:p>2408</text:p>
          </table:table-cell>
          <table:table-cell office:value-type="float" office:value="11.7142" calcext:value-type="float">
            <text:p>11,7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4.4336" calcext:value-type="float">
            <text:p>4,4336</text:p>
          </table:table-cell>
          <table:table-cell office:value-type="float" office:value="5.96343022093828" calcext:value-type="float">
            <text:p>5,96343022093828</text:p>
          </table:table-cell>
          <table:table-cell office:value-type="float" office:value="268" calcext:value-type="float">
            <text:p>268</text:p>
          </table:table-cell>
          <table:table-cell office:value-type="float" office:value="4.4336" calcext:value-type="float">
            <text:p>4,4336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31" calcext:value-type="float">
            <text:p>331</text:p>
          </table:table-cell>
          <table:table-cell office:value-type="float" office:value="56.9818" calcext:value-type="float">
            <text:p>56,981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9.2263" calcext:value-type="float">
            <text:p>9,2263</text:p>
          </table:table-cell>
          <table:table-cell office:value-type="float" office:value="2.64672443117758" calcext:value-type="float">
            <text:p>2,64672443117758</text:p>
          </table:table-cell>
          <table:table-cell office:value-type="float" office:value="7" calcext:value-type="float">
            <text:p>7</text:p>
          </table:table-cell>
          <table:table-cell office:value-type="float" office:value="8.9421" calcext:value-type="float">
            <text:p>8,9421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3" calcext:value-type="float">
            <text:p>253</text:p>
          </table:table-cell>
          <table:table-cell office:value-type="float" office:value="57.0484" calcext:value-type="float">
            <text:p>57,0484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12.8704" calcext:value-type="float">
            <text:p>12,8704</text:p>
          </table:table-cell>
          <table:table-cell office:value-type="float" office:value="3.35083944706397" calcext:value-type="float">
            <text:p>3,35083944706397</text:p>
          </table:table-cell>
          <table:table-cell office:value-type="float" office:value="11" calcext:value-type="float">
            <text:p>11</text:p>
          </table:table-cell>
          <table:table-cell office:value-type="float" office:value="12.8704" calcext:value-type="float">
            <text:p>12,8704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02" calcext:value-type="float">
            <text:p>802</text:p>
          </table:table-cell>
          <table:table-cell office:value-type="float" office:value="15.3406" calcext:value-type="float">
            <text:p>15,3406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5.0999" calcext:value-type="float">
            <text:p>5,0999</text:p>
          </table:table-cell>
          <table:table-cell office:value-type="float" office:value="5.71634130047371" calcext:value-type="float">
            <text:p>5,71634130047371</text:p>
          </table:table-cell>
          <table:table-cell office:value-type="float" office:value="293" calcext:value-type="float">
            <text:p>293</text:p>
          </table:table-cell>
          <table:table-cell office:value-type="float" office:value="5.0999" calcext:value-type="float">
            <text:p>5,0999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16" calcext:value-type="float">
            <text:p>616</text:p>
          </table:table-cell>
          <table:table-cell office:value-type="float" office:value="15.176" calcext:value-type="float">
            <text:p>15,176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8.6214" calcext:value-type="float">
            <text:p>8,6214</text:p>
          </table:table-cell>
          <table:table-cell office:value-type="float" office:value="5.51770060312393" calcext:value-type="float">
            <text:p>5,51770060312393</text:p>
          </table:table-cell>
          <table:table-cell office:value-type="float" office:value="225" calcext:value-type="float">
            <text:p>225</text:p>
          </table:table-cell>
          <table:table-cell office:value-type="float" office:value="7.623" calcext:value-type="float">
            <text:p>7,623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01" calcext:value-type="float">
            <text:p>901</text:p>
          </table:table-cell>
          <table:table-cell office:value-type="float" office:value="50.4436" calcext:value-type="float">
            <text:p>50,4436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21.5372" calcext:value-type="float">
            <text:p>21,5372</text:p>
          </table:table-cell>
          <table:table-cell office:value-type="float" office:value="3.65537526932783" calcext:value-type="float">
            <text:p>3,65537526932783</text:p>
          </table:table-cell>
          <table:table-cell office:value-type="float" office:value="13" calcext:value-type="float">
            <text:p>13</text:p>
          </table:table-cell>
          <table:table-cell office:value-type="float" office:value="21.5372" calcext:value-type="float">
            <text:p>21,5372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19.1121" calcext:value-type="float">
            <text:p>19,1121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6.4095" calcext:value-type="float">
            <text:p>6,4095</text:p>
          </table:table-cell>
          <table:table-cell office:value-type="float" office:value="2.89398385126056" calcext:value-type="float">
            <text:p>2,89398385126056</text:p>
          </table:table-cell>
          <table:table-cell office:value-type="float" office:value="103" calcext:value-type="float">
            <text:p>103</text:p>
          </table:table-cell>
          <table:table-cell office:value-type="float" office:value="6.4095" calcext:value-type="float">
            <text:p>6,4095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649" calcext:value-type="float">
            <text:p>21,9649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7.4323" calcext:value-type="float">
            <text:p>7,4323</text:p>
          </table:table-cell>
          <table:table-cell office:value-type="float" office:value="2.64973070271959" calcext:value-type="float">
            <text:p>2,64973070271959</text:p>
          </table:table-cell>
          <table:table-cell office:value-type="float" office:value="99" calcext:value-type="float">
            <text:p>99</text:p>
          </table:table-cell>
          <table:table-cell office:value-type="float" office:value="7.4323" calcext:value-type="float">
            <text:p>7,4323</text:p>
          </table:table-cell>
        </table:table-row>
      </table:table>
      <table:named-expressions/>
      <table:database-ranges>
        <table:database-range table:name="__Anonymous_Sheet_DB__4" table:target-range-address="'Random Movement -1 End'.A1:'Random Movement -1 End'.J8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3:37:11.5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01:00.758000000</meta:creation-date>
    <meta:generator>LibreOffice/5.2.6.2$Windows_x86 LibreOffice_project/a3100ed2409ebf1c212f5048fbe377c281438fdc</meta:generator>
    <dc:date>2018-06-09T23:42:52.835000000</dc:date>
    <meta:editing-duration>PT3H26M29S</meta:editing-duration>
    <meta:editing-cycles>24</meta:editing-cycles>
    <meta:document-statistic meta:table-count="5" meta:cell-count="188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454cm" style:legend-expansion="high" chart:style-name="ch2"/>
        <chart:plot-area chart:style-name="ch3" table:cell-range-address="n_min.C1:n_min.G35" chart:data-source-has-labels="both" svg:x="0.32cm" svg:y="0.18cm" svg:width="12.852cm" svg:height="8.64cm">
          <chartooo:coordinate-region svg:x="0.941cm" svg:y="0.379cm" svg:width="12.231cm" svg:height="7.649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D2:n_min.D35" chart:label-cell-address="n_min.D1:n_min.D1" chart:class="chart:line">
            <chart:data-point chart:repeated="34"/>
          </chart:series>
          <chart:series chart:style-name="ch8" chart:values-cell-range-address="n_min.E2:n_min.E35" chart:label-cell-address="n_min.E1:n_min.E1" chart:class="chart:line">
            <chart:data-point chart:repeated="34"/>
          </chart:series>
          <chart:series chart:style-name="ch9" chart:values-cell-range-address="n_min.F2:n_min.F35" chart:label-cell-address="n_min.F1:n_min.F1" chart:class="chart:line">
            <chart:data-point chart:repeated="34"/>
          </chart:series>
          <chart:series chart:style-name="ch10" chart:values-cell-range-address="n_min.G2:n_min.G35" chart:label-cell-address="n_min.G1:n_min.G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rm</text:p>
                <draw:g>
                  <svg:desc>n_min.D1:n_min.D1</svg:desc>
                </draw:g>
              </table:table-cell>
              <table:table-cell office:value-type="string">
                <text:p>an rm-1</text:p>
                <draw:g>
                  <svg:desc>n_min.E1:n_min.E1</svg:desc>
                </draw:g>
              </table:table-cell>
              <table:table-cell office:value-type="string">
                <text:p>an fa</text:p>
                <draw:g>
                  <svg:desc>n_min.F1:n_min.F1</svg:desc>
                </draw:g>
              </table:table-cell>
              <table:table-cell office:value-type="string">
                <text:p>an tr</text:p>
                <draw:g>
                  <svg:desc>n_min.G1:n_min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D2:n_min.D35</svg:desc>
                </draw:g>
              </table:table-cell>
              <table:table-cell office:value-type="float" office:value="NaN">
                <text:p>NaN</text:p>
                <draw:g>
                  <svg:desc>n_min.E2:n_min.E35</svg:desc>
                </draw:g>
              </table:table-cell>
              <table:table-cell office:value-type="float" office:value="NaN">
                <text:p>NaN</text:p>
                <draw:g>
                  <svg:desc>n_min.F2:n_min.F35</svg:desc>
                </draw:g>
              </table:table-cell>
              <table:table-cell office:value-type="float" office:value="NaN">
                <text:p>NaN</text:p>
                <draw:g>
                  <svg:desc>n_min.G2:n_min.G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.6908510204082">
                <text:p>29.6908510204082</text:p>
              </table:table-cell>
              <table:table-cell office:value-type="float" office:value="24.2162979591837">
                <text:p>24.2162979591837</text:p>
              </table:table-cell>
              <table:table-cell office:value-type="float" office:value="15.585806122449">
                <text:p>15.585806122449</text:p>
              </table:table-cell>
              <table:table-cell office:value-type="float" office:value="19.115306122449">
                <text:p>19.115306122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.0032542857143">
                <text:p>23.0032542857143</text:p>
              </table:table-cell>
              <table:table-cell office:value-type="float" office:value="19.60968">
                <text:p>19.60968</text:p>
              </table:table-cell>
              <table:table-cell office:value-type="float" office:value="13.7748485714286">
                <text:p>13.7748485714286</text:p>
              </table:table-cell>
              <table:table-cell office:value-type="float" office:value="16.5868571428571">
                <text:p>16.586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.056175">
                <text:p>30.056175</text:p>
              </table:table-cell>
              <table:table-cell office:value-type="float" office:value="25.957665">
                <text:p>25.957665</text:p>
              </table:table-cell>
              <table:table-cell office:value-type="float" office:value="19.93772">
                <text:p>19.93772</text:p>
              </table:table-cell>
              <table:table-cell office:value-type="float" office:value="19.016">
                <text:p>19.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92068">
                <text:p>25.92068</text:p>
              </table:table-cell>
              <table:table-cell office:value-type="float" office:value="21.030956">
                <text:p>21.030956</text:p>
              </table:table-cell>
              <table:table-cell office:value-type="float" office:value="15.341772">
                <text:p>15.341772</text:p>
              </table:table-cell>
              <table:table-cell office:value-type="float" office:value="20.6368">
                <text:p>20.63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.33208">
                <text:p>23.33208</text:p>
              </table:table-cell>
              <table:table-cell office:value-type="float" office:value="19.6930133333333">
                <text:p>19.6930133333333</text:p>
              </table:table-cell>
              <table:table-cell office:value-type="float" office:value="12.4809366666667">
                <text:p>12.4809366666667</text:p>
              </table:table-cell>
              <table:table-cell office:value-type="float" office:value="15.2056666666667">
                <text:p>15.205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.0941705882353">
                <text:p>24.0941705882353</text:p>
              </table:table-cell>
              <table:table-cell office:value-type="float" office:value="21.4243823529412">
                <text:p>21.4243823529412</text:p>
              </table:table-cell>
              <table:table-cell office:value-type="float" office:value="15.0753588235294">
                <text:p>15.0753588235294</text:p>
              </table:table-cell>
              <table:table-cell office:value-type="float" office:value="16.3235294117647">
                <text:p>16.32352941176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.2318642857143">
                <text:p>19.2318642857143</text:p>
              </table:table-cell>
              <table:table-cell office:value-type="float" office:value="17.6229285714286">
                <text:p>17.6229285714286</text:p>
              </table:table-cell>
              <table:table-cell office:value-type="float" office:value="12.5873071428571">
                <text:p>12.5873071428571</text:p>
              </table:table-cell>
              <table:table-cell office:value-type="float" office:value="13.7557142857143">
                <text:p>13.7557142857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.8891944444444">
                <text:p>18.8891944444444</text:p>
              </table:table-cell>
              <table:table-cell office:value-type="float" office:value="18.61315">
                <text:p>18.61315</text:p>
              </table:table-cell>
              <table:table-cell office:value-type="float" office:value="12.5209777777778">
                <text:p>12.5209777777778</text:p>
              </table:table-cell>
              <table:table-cell office:value-type="float" office:value="14.2477777777778">
                <text:p>14.24777777777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.8873588235294">
                <text:p>19.8873588235294</text:p>
              </table:table-cell>
              <table:table-cell office:value-type="float" office:value="19.4845">
                <text:p>19.4845</text:p>
              </table:table-cell>
              <table:table-cell office:value-type="float" office:value="13.4102235294118">
                <text:p>13.4102235294118</text:p>
              </table:table-cell>
              <table:table-cell office:value-type="float" office:value="18.2517647058824">
                <text:p>18.25176470588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.5295529411765">
                <text:p>14.5295529411765</text:p>
              </table:table-cell>
              <table:table-cell office:value-type="float" office:value="16.2513823529412">
                <text:p>16.2513823529412</text:p>
              </table:table-cell>
              <table:table-cell office:value-type="float" office:value="10.0596470588235">
                <text:p>10.0596470588235</text:p>
              </table:table-cell>
              <table:table-cell office:value-type="float" office:value="12.3582352941176">
                <text:p>12.35823529411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.7865428571429">
                <text:p>13.7865428571429</text:p>
              </table:table-cell>
              <table:table-cell office:value-type="float" office:value="12.7408523809524">
                <text:p>12.7408523809524</text:p>
              </table:table-cell>
              <table:table-cell office:value-type="float" office:value="7.84817619047619">
                <text:p>7.84817619047619</text:p>
              </table:table-cell>
              <table:table-cell office:value-type="float" office:value="10.1047619047619">
                <text:p>10.10476190476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.5049727272727">
                <text:p>19.5049727272727</text:p>
              </table:table-cell>
              <table:table-cell office:value-type="float" office:value="21.2157363636364">
                <text:p>21.2157363636364</text:p>
              </table:table-cell>
              <table:table-cell office:value-type="float" office:value="15.4453363636364">
                <text:p>15.445336363636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.4877470588235">
                <text:p>22.4877470588235</text:p>
              </table:table-cell>
              <table:table-cell office:value-type="float" office:value="20.5692529411765">
                <text:p>20.5692529411765</text:p>
              </table:table-cell>
              <table:table-cell office:value-type="float" office:value="16.0274588235294">
                <text:p>16.0274588235294</text:p>
              </table:table-cell>
              <table:table-cell office:value-type="float" office:value="19.6423529411765">
                <text:p>19.64235294117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05215">
                <text:p>17.05215</text:p>
              </table:table-cell>
              <table:table-cell office:value-type="float" office:value="16.9920375">
                <text:p>16.9920375</text:p>
              </table:table-cell>
              <table:table-cell office:value-type="float" office:value="13.1173375">
                <text:p>13.1173375</text:p>
              </table:table-cell>
              <table:table-cell office:value-type="float" office:value="16.82875">
                <text:p>16.828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.76074">
                <text:p>13.76074</text:p>
              </table:table-cell>
              <table:table-cell office:value-type="float" office:value="11.84938">
                <text:p>11.84938</text:p>
              </table:table-cell>
              <table:table-cell office:value-type="float" office:value="7.11446">
                <text:p>7.11446</text:p>
              </table:table-cell>
              <table:table-cell office:value-type="float" office:value="14.064">
                <text:p>14.0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.1039777777778">
                <text:p>10.1039777777778</text:p>
              </table:table-cell>
              <table:table-cell office:value-type="float" office:value="11.2666296296296">
                <text:p>11.2666296296296</text:p>
              </table:table-cell>
              <table:table-cell office:value-type="float" office:value="5.89914074074074">
                <text:p>5.89914074074074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.26540714285714">
                <text:p>9.26540714285714</text:p>
              </table:table-cell>
              <table:table-cell office:value-type="float" office:value="11.6564928571429">
                <text:p>11.6564928571429</text:p>
              </table:table-cell>
              <table:table-cell office:value-type="float" office:value="5.29482142857143">
                <text:p>5.29482142857143</text:p>
              </table:table-cell>
              <table:table-cell office:value-type="float" office:value="11.4778571428571">
                <text:p>11.47785714285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0689409090909">
                <text:p>11.0689409090909</text:p>
              </table:table-cell>
              <table:table-cell office:value-type="float" office:value="13.1330318181818">
                <text:p>13.1330318181818</text:p>
              </table:table-cell>
              <table:table-cell office:value-type="float" office:value="8.43268181818182">
                <text:p>8.43268181818182</text:p>
              </table:table-cell>
              <table:table-cell office:value-type="float" office:value="13.8240909090909">
                <text:p>13.82409090909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.19121111111111">
                <text:p>6.19121111111111</text:p>
              </table:table-cell>
              <table:table-cell office:value-type="float" office:value="6.99823333333333">
                <text:p>6.99823333333333</text:p>
              </table:table-cell>
              <table:table-cell office:value-type="float" office:value="4.69818888888889">
                <text:p>4.69818888888889</text:p>
              </table:table-cell>
              <table:table-cell office:value-type="float" office:value="8.77555555555556">
                <text:p>8.7755555555555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.9423">
                <text:p>2.9423</text:p>
              </table:table-cell>
              <table:table-cell office:value-type="float" office:value="10.2705">
                <text:p>10.2705</text:p>
              </table:table-cell>
              <table:table-cell office:value-type="float" office:value="4.0805">
                <text:p>4.080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.8452">
                <text:p>5.8452</text:p>
              </table:table-cell>
              <table:table-cell office:value-type="float" office:value="12.3531">
                <text:p>12.3531</text:p>
              </table:table-cell>
              <table:table-cell office:value-type="float" office:value="5.6302">
                <text:p>5.630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.1798857142857">
                <text:p>12.1798857142857</text:p>
              </table:table-cell>
              <table:table-cell office:value-type="float" office:value="14.2929428571429">
                <text:p>14.2929428571429</text:p>
              </table:table-cell>
              <table:table-cell office:value-type="float" office:value="6.09665714285714">
                <text:p>6.09665714285714</text:p>
              </table:table-cell>
              <table:table-cell office:value-type="float" office:value="14.1757142857143">
                <text:p>14.17571428571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6.0933">
                <text:p>16.0933</text:p>
              </table:table-cell>
              <table:table-cell office:value-type="float" office:value="15.60825">
                <text:p>15.60825</text:p>
              </table:table-cell>
              <table:table-cell office:value-type="float" office:value="13.0552">
                <text:p>13.0552</text:p>
              </table:table-cell>
              <table:table-cell office:value-type="float" office:value="19.055">
                <text:p>19.0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74434285714286">
                <text:p>9.74434285714286</text:p>
              </table:table-cell>
              <table:table-cell office:value-type="float" office:value="11.1671857142857">
                <text:p>11.1671857142857</text:p>
              </table:table-cell>
              <table:table-cell office:value-type="float" office:value="5.83027142857143">
                <text:p>5.83027142857143</text:p>
              </table:table-cell>
              <table:table-cell office:value-type="float" office:value="10.7814285714286">
                <text:p>10.781428571428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.4238">
                <text:p>2.4238</text:p>
              </table:table-cell>
              <table:table-cell office:value-type="float" office:value="4.79506666666667">
                <text:p>4.79506666666667</text:p>
              </table:table-cell>
              <table:table-cell office:value-type="float" office:value="1.8949">
                <text:p>1.894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75257272727273">
                <text:p>4.75257272727273</text:p>
              </table:table-cell>
              <table:table-cell office:value-type="float" office:value="6.5968">
                <text:p>6.5968</text:p>
              </table:table-cell>
              <table:table-cell office:value-type="float" office:value="2.68891818181818">
                <text:p>2.68891818181818</text:p>
              </table:table-cell>
              <table:table-cell office:value-type="float" office:value="7.40454545454546">
                <text:p>7.4045454545454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9.8745">
                <text:p>9.8745</text:p>
              </table:table-cell>
              <table:table-cell office:value-type="float" office:value="12.0218">
                <text:p>12.0218</text:p>
              </table:table-cell>
              <table:table-cell office:value-type="float" office:value="3.95835">
                <text:p>3.95835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18235">
                <text:p>6.18235</text:p>
              </table:table-cell>
              <table:table-cell office:value-type="float" office:value="3.0416">
                <text:p>3.0416</text:p>
              </table:table-cell>
              <table:table-cell office:value-type="float" office:value="2.7747">
                <text:p>2.7747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.02206">
                <text:p>9.02206</text:p>
              </table:table-cell>
              <table:table-cell office:value-type="float" office:value="6.76236">
                <text:p>6.76236</text:p>
              </table:table-cell>
              <table:table-cell office:value-type="float" office:value="10.05">
                <text:p>10.05</text:p>
              </table:table-cell>
              <table:table-cell office:value-type="float" office:value="9.762">
                <text:p>9.7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311675">
                <text:p>11.311675</text:p>
              </table:table-cell>
              <table:table-cell office:value-type="float" office:value="11.0001">
                <text:p>11.0001</text:p>
              </table:table-cell>
              <table:table-cell office:value-type="float" office:value="14.94295">
                <text:p>14.94295</text:p>
              </table:table-cell>
              <table:table-cell office:value-type="float" office:value="20.835">
                <text:p>20.8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.37386">
                <text:p>8.37386</text:p>
              </table:table-cell>
              <table:table-cell office:value-type="float" office:value="7.44334">
                <text:p>7.44334</text:p>
              </table:table-cell>
              <table:table-cell office:value-type="float" office:value="11.8179">
                <text:p>11.8179</text:p>
              </table:table-cell>
              <table:table-cell office:value-type="float" office:value="15.838">
                <text:p>15.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454cm" style:legend-expansion="high" chart:style-name="ch2"/>
        <chart:plot-area chart:style-name="ch3" table:cell-range-address="n_min.C2:n_min.C35 n_min.H1:n_min.K35" chart:data-source-has-labels="both" svg:x="0.477cm" svg:y="0.057cm" svg:width="12.56cm" svg:height="8.639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H2:n_min.H35" chart:label-cell-address="n_min.H1:n_min.H1" chart:class="chart:line">
            <chart:data-point chart:repeated="34"/>
          </chart:series>
          <chart:series chart:style-name="ch8" chart:values-cell-range-address="n_min.I2:n_min.I35" chart:label-cell-address="n_min.I1:n_min.I1" chart:class="chart:line">
            <chart:data-point chart:repeated="34"/>
          </chart:series>
          <chart:series chart:style-name="ch9" chart:values-cell-range-address="n_min.J2:n_min.J35" chart:label-cell-address="n_min.J1:n_min.J1" chart:class="chart:line">
            <chart:data-point chart:repeated="34"/>
          </chart:series>
          <chart:series chart:style-name="ch10" chart:values-cell-range-address="n_min.K2:n_min.K35" chart:label-cell-address="n_min.K1:n_min.K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 rm</text:p>
                <draw:g>
                  <svg:desc>n_min.H1:n_min.H1</svg:desc>
                </draw:g>
              </table:table-cell>
              <table:table-cell office:value-type="string">
                <text:p>ar rm-1</text:p>
                <draw:g>
                  <svg:desc>n_min.I1:n_min.I1</svg:desc>
                </draw:g>
              </table:table-cell>
              <table:table-cell office:value-type="string">
                <text:p>ar fa</text:p>
                <draw:g>
                  <svg:desc>n_min.J1:n_min.J1</svg:desc>
                </draw:g>
              </table:table-cell>
              <table:table-cell office:value-type="string">
                <text:p>ar tr</text:p>
                <draw:g>
                  <svg:desc>n_min.K1:n_min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H2:n_min.H35</svg:desc>
                </draw:g>
              </table:table-cell>
              <table:table-cell office:value-type="float" office:value="NaN">
                <text:p>NaN</text:p>
                <draw:g>
                  <svg:desc>n_min.I2:n_min.I35</svg:desc>
                </draw:g>
              </table:table-cell>
              <table:table-cell office:value-type="float" office:value="NaN">
                <text:p>NaN</text:p>
                <draw:g>
                  <svg:desc>n_min.J2:n_min.J35</svg:desc>
                </draw:g>
              </table:table-cell>
              <table:table-cell office:value-type="float" office:value="NaN">
                <text:p>NaN</text:p>
                <draw:g>
                  <svg:desc>n_min.K2:n_min.K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01888173743668">
                <text:p>7.01888173743668</text:p>
              </table:table-cell>
              <table:table-cell office:value-type="float" office:value="2.33000360486416">
                <text:p>2.33000360486416</text:p>
              </table:table-cell>
              <table:table-cell office:value-type="float" office:value="2.37681788003178">
                <text:p>2.37681788003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35191453533735">
                <text:p>9.35191453533735</text:p>
              </table:table-cell>
              <table:table-cell office:value-type="float" office:value="2.65915754156322">
                <text:p>2.65915754156322</text:p>
              </table:table-cell>
              <table:table-cell office:value-type="float" office:value="2.50820283279918">
                <text:p>2.50820283279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30628499354172">
                <text:p>9.30628499354172</text:p>
              </table:table-cell>
              <table:table-cell office:value-type="float" office:value="2.20421563769912">
                <text:p>2.20421563769912</text:p>
              </table:table-cell>
              <table:table-cell office:value-type="float" office:value="2.31477599002965">
                <text:p>2.31477599002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54137104326">
                <text:p>11.254137104326</text:p>
              </table:table-cell>
              <table:table-cell office:value-type="float" office:value="2.65780478626278">
                <text:p>2.65780478626278</text:p>
              </table:table-cell>
              <table:table-cell office:value-type="float" office:value="2.82849008552856">
                <text:p>2.8284900855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.396348678681">
                <text:p>13.396348678681</text:p>
              </table:table-cell>
              <table:table-cell office:value-type="float" office:value="2.50413057373351">
                <text:p>2.50413057373351</text:p>
              </table:table-cell>
              <table:table-cell office:value-type="float" office:value="2.49493541374611">
                <text:p>2.4949354137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.88921630772934">
                <text:p>9.88921630772934</text:p>
              </table:table-cell>
              <table:table-cell office:value-type="float" office:value="2.58271925256907">
                <text:p>2.58271925256907</text:p>
              </table:table-cell>
              <table:table-cell office:value-type="float" office:value="2.85743893876375">
                <text:p>2.8574389387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7019305291276">
                <text:p>11.7019305291276</text:p>
              </table:table-cell>
              <table:table-cell office:value-type="float" office:value="3.36701638711735">
                <text:p>3.36701638711735</text:p>
              </table:table-cell>
              <table:table-cell office:value-type="float" office:value="2.8648344878625">
                <text:p>2.864834487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8459455844796">
                <text:p>10.8459455844796</text:p>
              </table:table-cell>
              <table:table-cell office:value-type="float" office:value="3.09369250816755">
                <text:p>3.09369250816755</text:p>
              </table:table-cell>
              <table:table-cell office:value-type="float" office:value="2.80691225564117">
                <text:p>2.80691225564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3572169148441">
                <text:p>14.3572169148441</text:p>
              </table:table-cell>
              <table:table-cell office:value-type="float" office:value="3.14087112239756">
                <text:p>3.14087112239756</text:p>
              </table:table-cell>
              <table:table-cell office:value-type="float" office:value="2.94076939146933">
                <text:p>2.94076939146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8.8087545143369">
                <text:p>28.8087545143369</text:p>
              </table:table-cell>
              <table:table-cell office:value-type="float" office:value="3.43459870729705">
                <text:p>3.43459870729705</text:p>
              </table:table-cell>
              <table:table-cell office:value-type="float" office:value="2.88544501041538">
                <text:p>2.8854450104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.791244310498">
                <text:p>15.791244310498</text:p>
              </table:table-cell>
              <table:table-cell office:value-type="float" office:value="3.90261828489316">
                <text:p>3.90261828489316</text:p>
              </table:table-cell>
              <table:table-cell office:value-type="float" office:value="3.1168034632537">
                <text:p>3.116803463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.3088169364656">
                <text:p>12.3088169364656</text:p>
              </table:table-cell>
              <table:table-cell office:value-type="float" office:value="3.17620528485865">
                <text:p>3.17620528485865</text:p>
              </table:table-cell>
              <table:table-cell office:value-type="float" office:value="2.55392928372158">
                <text:p>2.5539292837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.9016403582918">
                <text:p>22.9016403582918</text:p>
              </table:table-cell>
              <table:table-cell office:value-type="float" office:value="2.59102985831623">
                <text:p>2.59102985831623</text:p>
              </table:table-cell>
              <table:table-cell office:value-type="float" office:value="2.54658059053173">
                <text:p>2.5465805905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0537712230384">
                <text:p>24.0537712230384</text:p>
              </table:table-cell>
              <table:table-cell office:value-type="float" office:value="3.71023185340547">
                <text:p>3.71023185340547</text:p>
              </table:table-cell>
              <table:table-cell office:value-type="float" office:value="2.87570725566651">
                <text:p>2.87570725566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.4966106294072">
                <text:p>17.4966106294072</text:p>
              </table:table-cell>
              <table:table-cell office:value-type="float" office:value="3.49572936824892">
                <text:p>3.49572936824892</text:p>
              </table:table-cell>
              <table:table-cell office:value-type="float" office:value="3.22897222532918">
                <text:p>3.2289722253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8.2789781322091">
                <text:p>18.2789781322091</text:p>
              </table:table-cell>
              <table:table-cell office:value-type="float" office:value="4.16265713513934">
                <text:p>4.16265713513934</text:p>
              </table:table-cell>
              <table:table-cell office:value-type="float" office:value="3.24488548879574">
                <text:p>3.24488548879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0.3580501002717">
                <text:p>50.3580501002717</text:p>
              </table:table-cell>
              <table:table-cell office:value-type="float" office:value="4.06763324059005">
                <text:p>4.06763324059005</text:p>
              </table:table-cell>
              <table:table-cell office:value-type="float" office:value="3.13917712488391">
                <text:p>3.13917712488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3.5707313234394">
                <text:p>43.5707313234394</text:p>
              </table:table-cell>
              <table:table-cell office:value-type="float" office:value="4.30950863033231">
                <text:p>4.30950863033231</text:p>
              </table:table-cell>
              <table:table-cell office:value-type="float" office:value="3.20384989899232">
                <text:p>3.2038498989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.385115804028">
                <text:p>21.385115804028</text:p>
              </table:table-cell>
              <table:table-cell office:value-type="float" office:value="4.26985465338396">
                <text:p>4.26985465338396</text:p>
              </table:table-cell>
              <table:table-cell office:value-type="float" office:value="3.17500684167892">
                <text:p>3.17500684167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5489374613453">
                <text:p>11.5489374613453</text:p>
              </table:table-cell>
              <table:table-cell office:value-type="float" office:value="5.1003980270813">
                <text:p>5.1003980270813</text:p>
              </table:table-cell>
              <table:table-cell office:value-type="float" office:value="2.43148181864385">
                <text:p>2.43148181864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4.236367724641">
                <text:p>14.236367724641</text:p>
              </table:table-cell>
              <table:table-cell office:value-type="float" office:value="5.43678182267725">
                <text:p>5.43678182267725</text:p>
              </table:table-cell>
              <table:table-cell office:value-type="float" office:value="2.93105383130126">
                <text:p>2.93105383130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.2264786454123">
                <text:p>38.2264786454123</text:p>
              </table:table-cell>
              <table:table-cell office:value-type="float" office:value="3.53413359369511">
                <text:p>3.53413359369511</text:p>
              </table:table-cell>
              <table:table-cell office:value-type="float" office:value="3.22922230162036">
                <text:p>3.2292223016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1.2699907730421">
                <text:p>21.2699907730421</text:p>
              </table:table-cell>
              <table:table-cell office:value-type="float" office:value="3.87372999198517">
                <text:p>3.87372999198517</text:p>
              </table:table-cell>
              <table:table-cell office:value-type="float" office:value="2.96655374032687">
                <text:p>2.9665537403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.649344833484">
                <text:p>41.649344833484</text:p>
              </table:table-cell>
              <table:table-cell office:value-type="float" office:value="3.65543231009451">
                <text:p>3.65543231009451</text:p>
              </table:table-cell>
              <table:table-cell office:value-type="float" office:value="3.43186670246092">
                <text:p>3.4318667024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9.4741733585496">
                <text:p>29.4741733585496</text:p>
              </table:table-cell>
              <table:table-cell office:value-type="float" office:value="5.43074389065795">
                <text:p>5.43074389065795</text:p>
              </table:table-cell>
              <table:table-cell office:value-type="float" office:value="3.93464506482112">
                <text:p>3.9346450648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2548600461329">
                <text:p>22.2548600461329</text:p>
              </table:table-cell>
              <table:table-cell office:value-type="float" office:value="5.72445926604217">
                <text:p>5.72445926604217</text:p>
              </table:table-cell>
              <table:table-cell office:value-type="float" office:value="4.2717947495955">
                <text:p>4.271794749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.3032987914675">
                <text:p>80.3032987914675</text:p>
              </table:table-cell>
              <table:table-cell office:value-type="float" office:value="4.48271751666727">
                <text:p>4.48271751666727</text:p>
              </table:table-cell>
              <table:table-cell office:value-type="float" office:value="2.83633451791793">
                <text:p>2.8363345179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.5348462317873">
                <text:p>10.5348462317873</text:p>
              </table:table-cell>
              <table:table-cell office:value-type="float" office:value="5.37438600830986">
                <text:p>5.37438600830986</text:p>
              </table:table-cell>
              <table:table-cell office:value-type="float" office:value="3.76011327415259">
                <text:p>3.76011327415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2.7079443835095">
                <text:p>42.7079443835095</text:p>
              </table:table-cell>
              <table:table-cell office:value-type="float" office:value="4.316649454053">
                <text:p>4.316649454053</text:p>
              </table:table-cell>
              <table:table-cell office:value-type="float" office:value="2.93883271597279">
                <text:p>2.93883271597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0.4863597595491">
                <text:p>40.4863597595491</text:p>
              </table:table-cell>
              <table:table-cell office:value-type="float" office:value="3.67919760660798">
                <text:p>3.67919760660798</text:p>
              </table:table-cell>
              <table:table-cell office:value-type="float" office:value="2.95091000908947">
                <text:p>2.9509100090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5.1479249338817">
                <text:p>35.1479249338817</text:p>
              </table:table-cell>
              <table:table-cell office:value-type="float" office:value="4.90817089223445">
                <text:p>4.90817089223445</text:p>
              </table:table-cell>
              <table:table-cell office:value-type="float" office:value="3.61207921477012">
                <text:p>3.612079214770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454cm" style:legend-expansion="high" chart:style-name="ch2"/>
        <chart:plot-area chart:style-name="ch3" table:cell-range-address="n_min.C2:n_min.C35 n_min.L1:n_min.O35" chart:data-source-has-labels="both" svg:x="0.477cm" svg:y="0.056cm" svg:width="12.56cm" svg:height="8.64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L2:n_min.L35" chart:label-cell-address="n_min.L1:n_min.L1" chart:class="chart:line">
            <chart:data-point chart:repeated="34"/>
          </chart:series>
          <chart:series chart:style-name="ch8" chart:values-cell-range-address="n_min.M2:n_min.M35" chart:label-cell-address="n_min.M1:n_min.M1" chart:class="chart:line">
            <chart:data-point chart:repeated="34"/>
          </chart:series>
          <chart:series chart:style-name="ch9" chart:values-cell-range-address="n_min.N2:n_min.N35" chart:label-cell-address="n_min.N1:n_min.N1" chart:class="chart:line">
            <chart:data-point chart:repeated="34"/>
          </chart:series>
          <chart:series chart:style-name="ch10" chart:values-cell-range-address="n_min.O2:n_min.O35" chart:label-cell-address="n_min.O1:n_min.O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 rm</text:p>
                <draw:g>
                  <svg:desc>n_min.L1:n_min.L1</svg:desc>
                </draw:g>
              </table:table-cell>
              <table:table-cell office:value-type="string">
                <text:p>cn rm-1</text:p>
                <draw:g>
                  <svg:desc>n_min.M1:n_min.M1</svg:desc>
                </draw:g>
              </table:table-cell>
              <table:table-cell office:value-type="string">
                <text:p>cn fa</text:p>
                <draw:g>
                  <svg:desc>n_min.N1:n_min.N1</svg:desc>
                </draw:g>
              </table:table-cell>
              <table:table-cell office:value-type="string">
                <text:p>cn tr</text:p>
                <draw:g>
                  <svg:desc>n_min.O1:n_min.O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L2:n_min.L35</svg:desc>
                </draw:g>
              </table:table-cell>
              <table:table-cell office:value-type="float" office:value="NaN">
                <text:p>NaN</text:p>
                <draw:g>
                  <svg:desc>n_min.M2:n_min.M35</svg:desc>
                </draw:g>
              </table:table-cell>
              <table:table-cell office:value-type="float" office:value="NaN">
                <text:p>NaN</text:p>
                <draw:g>
                  <svg:desc>n_min.N2:n_min.N35</svg:desc>
                </draw:g>
              </table:table-cell>
              <table:table-cell office:value-type="float" office:value="NaN">
                <text:p>NaN</text:p>
                <draw:g>
                  <svg:desc>n_min.O2:n_min.O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6734693877551">
                <text:p>19.6734693877551</text:p>
              </table:table-cell>
              <table:table-cell office:value-type="float" office:value="16.3877551020408">
                <text:p>16.3877551020408</text:p>
              </table:table-cell>
              <table:table-cell office:value-type="float" office:value="15.6530612244898">
                <text:p>15.6530612244898</text:p>
              </table:table-cell>
              <table:table-cell office:value-type="float" office:value="16.3265306122449">
                <text:p>16.3265306122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.3142857142857">
                <text:p>40.3142857142857</text:p>
              </table:table-cell>
              <table:table-cell office:value-type="float" office:value="32.1714285714286">
                <text:p>32.1714285714286</text:p>
              </table:table-cell>
              <table:table-cell office:value-type="float" office:value="30.4571428571429">
                <text:p>30.457142857142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.95">
                <text:p>39.95</text:p>
              </table:table-cell>
              <table:table-cell office:value-type="float" office:value="34.65">
                <text:p>34.65</text:p>
              </table:table-cell>
              <table:table-cell office:value-type="float" office:value="33.9">
                <text:p>33.9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24">
                <text:p>82.24</text:p>
              </table:table-cell>
              <table:table-cell office:value-type="float" office:value="65.08">
                <text:p>65.08</text:p>
              </table:table-cell>
              <table:table-cell office:value-type="float" office:value="62.52">
                <text:p>62.52</text:p>
              </table:table-cell>
              <table:table-cell office:value-type="float" office:value="100.16">
                <text:p>100.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6.9333333333333">
                <text:p>56.9333333333333</text:p>
              </table:table-cell>
              <table:table-cell office:value-type="float" office:value="48.1">
                <text:p>48.1</text:p>
              </table:table-cell>
              <table:table-cell office:value-type="float" office:value="42.7">
                <text:p>42.7</text:p>
              </table:table-cell>
              <table:table-cell office:value-type="float" office:value="49.9666666666667">
                <text:p>49.9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0.352941176471">
                <text:p>160.352941176471</text:p>
              </table:table-cell>
              <table:table-cell office:value-type="float" office:value="145">
                <text:p>145</text:p>
              </table:table-cell>
              <table:table-cell office:value-type="float" office:value="152.411764705882">
                <text:p>152.411764705882</text:p>
              </table:table-cell>
              <table:table-cell office:value-type="float" office:value="172.294117647059">
                <text:p>172.2941176470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1.5">
                <text:p>231.5</text:p>
              </table:table-cell>
              <table:table-cell office:value-type="float" office:value="204.928571428571">
                <text:p>204.928571428571</text:p>
              </table:table-cell>
              <table:table-cell office:value-type="float" office:value="214.785714285714">
                <text:p>214.785714285714</text:p>
              </table:table-cell>
              <table:table-cell office:value-type="float" office:value="290.428571428571">
                <text:p>290.4285714285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6.777777777778">
                <text:p>226.777777777778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2">
                <text:p>132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119.764705882353">
                <text:p>119.764705882353</text:p>
              </table:table-cell>
              <table:table-cell office:value-type="float" office:value="176.058823529412">
                <text:p>176.058823529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93.411764705882">
                <text:p>193.411764705882</text:p>
              </table:table-cell>
              <table:table-cell office:value-type="float" office:value="189.058823529412">
                <text:p>189.058823529412</text:p>
              </table:table-cell>
              <table:table-cell office:value-type="float" office:value="179.176470588235">
                <text:p>179.176470588235</text:p>
              </table:table-cell>
              <table:table-cell office:value-type="float" office:value="298.529411764706">
                <text:p>298.52941176470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9.285714285714">
                <text:p>159.285714285714</text:p>
              </table:table-cell>
              <table:table-cell office:value-type="float" office:value="124.952380952381">
                <text:p>124.952380952381</text:p>
              </table:table-cell>
              <table:table-cell office:value-type="float" office:value="108.142857142857">
                <text:p>108.142857142857</text:p>
              </table:table-cell>
              <table:table-cell office:value-type="float" office:value="178.857142857143">
                <text:p>178.8571428571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85.727272727273">
                <text:p>185.727272727273</text:p>
              </table:table-cell>
              <table:table-cell office:value-type="float" office:value="191.272727272727">
                <text:p>191.272727272727</text:p>
              </table:table-cell>
              <table:table-cell office:value-type="float" office:value="151.909090909091">
                <text:p>151.909090909091</text:p>
              </table:table-cell>
              <table:table-cell office:value-type="float" office:value="289.181818181818">
                <text:p>289.1818181818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7.2941176470588">
                <text:p>77.2941176470588</text:p>
              </table:table-cell>
              <table:table-cell office:value-type="float" office:value="59.5294117647059">
                <text:p>59.5294117647059</text:p>
              </table:table-cell>
              <table:table-cell office:value-type="float" office:value="57.2352941176471">
                <text:p>57.2352941176471</text:p>
              </table:table-cell>
              <table:table-cell office:value-type="float" office:value="54.4117647058824">
                <text:p>54.41176470588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7.75">
                <text:p>97.75</text:p>
              </table:table-cell>
              <table:table-cell office:value-type="float" office:value="80.625">
                <text:p>80.625</text:p>
              </table:table-cell>
              <table:table-cell office:value-type="float" office:value="63.125">
                <text:p>63.125</text:p>
              </table:table-cell>
              <table:table-cell office:value-type="float" office:value="92.375">
                <text:p>92.3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23.2">
                <text:p>423.2</text:p>
              </table:table-cell>
              <table:table-cell office:value-type="float" office:value="391.6">
                <text:p>391.6</text:p>
              </table:table-cell>
              <table:table-cell office:value-type="float" office:value="382">
                <text:p>382</text:p>
              </table:table-cell>
              <table:table-cell office:value-type="float" office:value="576.8">
                <text:p>576.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14.185185185185">
                <text:p>314.185185185185</text:p>
              </table:table-cell>
              <table:table-cell office:value-type="float" office:value="280.296296296296">
                <text:p>280.296296296296</text:p>
              </table:table-cell>
              <table:table-cell office:value-type="float" office:value="269.259259259259">
                <text:p>269.259259259259</text:p>
              </table:table-cell>
              <table:table-cell office:value-type="float" office:value="416.888888888889">
                <text:p>416.88888888888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2">
                <text:p>222</text:p>
              </table:table-cell>
              <table:table-cell office:value-type="float" office:value="158.071428571429">
                <text:p>158.071428571429</text:p>
              </table:table-cell>
              <table:table-cell office:value-type="float" office:value="144.142857142857">
                <text:p>144.142857142857</text:p>
              </table:table-cell>
              <table:table-cell office:value-type="float" office:value="175.714285714286">
                <text:p>175.7142857142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13.090909090909">
                <text:p>213.090909090909</text:p>
              </table:table-cell>
              <table:table-cell office:value-type="float" office:value="158">
                <text:p>158</text:p>
              </table:table-cell>
              <table:table-cell office:value-type="float" office:value="149.5">
                <text:p>149.5</text:p>
              </table:table-cell>
              <table:table-cell office:value-type="float" office:value="175.772727272727">
                <text:p>175.7727272727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84.888888888889">
                <text:p>384.888888888889</text:p>
              </table:table-cell>
              <table:table-cell office:value-type="float" office:value="313.222222222222">
                <text:p>313.222222222222</text:p>
              </table:table-cell>
              <table:table-cell office:value-type="float" office:value="313.777777777778">
                <text:p>313.777777777778</text:p>
              </table:table-cell>
              <table:table-cell office:value-type="float" office:value="386.333333333333">
                <text:p>386.3333333333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8">
                <text:p>118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54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37">
                <text:p>137</text:p>
              </table:table-cell>
              <table:table-cell office:value-type="float" office:value="55.8571428571429">
                <text:p>55.8571428571429</text:p>
              </table:table-cell>
              <table:table-cell office:value-type="float" office:value="38.4285714285714">
                <text:p>38.4285714285714</text:p>
              </table:table-cell>
              <table:table-cell office:value-type="float" office:value="46.4285714285714">
                <text:p>46.42857142857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56.5">
                <text:p>56.5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5.142857142857">
                <text:p>135.142857142857</text:p>
              </table:table-cell>
              <table:table-cell office:value-type="float" office:value="83.4285714285714">
                <text:p>83.4285714285714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81.1428571428571">
                <text:p>81.14285714285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49">
                <text:p>349</text:p>
              </table:table-cell>
              <table:table-cell office:value-type="float" office:value="228">
                <text:p>228</text:p>
              </table:table-cell>
              <table:table-cell office:value-type="float" office:value="170">
                <text:p>170</text:p>
              </table:table-cell>
              <table:table-cell office:value-type="float" office:value="210.666666666667">
                <text:p>210.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01.090909090909">
                <text:p>401.090909090909</text:p>
              </table:table-cell>
              <table:table-cell office:value-type="float" office:value="264.272727272727">
                <text:p>264.272727272727</text:p>
              </table:table-cell>
              <table:table-cell office:value-type="float" office:value="234.545454545455">
                <text:p>234.545454545455</text:p>
              </table:table-cell>
              <table:table-cell office:value-type="float" office:value="565.363636363636">
                <text:p>565.3636363636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4.5">
                <text:p>124.5</text:p>
              </table:table-cell>
              <table:table-cell office:value-type="float" office:value="78.5">
                <text:p>78.5</text:p>
              </table:table-cell>
              <table:table-cell office:value-type="float" office:value="71.5">
                <text:p>71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89.5">
                <text:p>489.5</text:p>
              </table:table-cell>
              <table:table-cell office:value-type="float" office:value="425.5">
                <text:p>425.5</text:p>
              </table:table-cell>
              <table:table-cell office:value-type="float" office:value="453">
                <text:p>453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63.8">
                <text:p>263.8</text:p>
              </table:table-cell>
              <table:table-cell office:value-type="float" office:value="147.6">
                <text:p>147.6</text:p>
              </table:table-cell>
              <table:table-cell office:value-type="float" office:value="142.6">
                <text:p>142.6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92.5">
                <text:p>192.5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114.25">
                <text:p>114.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79">
                <text:p>279</text:p>
              </table:table-cell>
              <table:table-cell office:value-type="float" office:value="208">
                <text:p>208</text:p>
              </table:table-cell>
              <table:table-cell office:value-type="float" office:value="176.2">
                <text:p>176.2</text:p>
              </table:table-cell>
              <table:table-cell office:value-type="float" office:value="389">
                <text:p>3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454cm" style:legend-expansion="high" chart:style-name="ch2"/>
        <chart:plot-area chart:style-name="ch3" table:cell-range-address="n_min.C2:n_min.C35 n_min.P1:n_min.S35" chart:data-source-has-labels="both" svg:x="0.292cm" svg:y="0.056cm" svg:width="12.745cm" svg:height="8.64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P2:n_min.P35" chart:label-cell-address="n_min.P1:n_min.P1" chart:class="chart:line">
            <chart:data-point chart:repeated="34"/>
          </chart:series>
          <chart:series chart:style-name="ch8" chart:values-cell-range-address="n_min.Q2:n_min.Q35" chart:label-cell-address="n_min.Q1:n_min.Q1" chart:class="chart:line">
            <chart:data-point chart:repeated="34"/>
          </chart:series>
          <chart:series chart:style-name="ch9" chart:values-cell-range-address="n_min.R2:n_min.R35" chart:label-cell-address="n_min.R1:n_min.R1" chart:class="chart:line">
            <chart:data-point chart:repeated="34"/>
          </chart:series>
          <chart:series chart:style-name="ch10" chart:values-cell-range-address="n_min.S2:n_min.S35" chart:label-cell-address="n_min.S1:n_min.S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rm</text:p>
                <draw:g>
                  <svg:desc>n_min.P1:n_min.P1</svg:desc>
                </draw:g>
              </table:table-cell>
              <table:table-cell office:value-type="string">
                <text:p>it rm-1</text:p>
                <draw:g>
                  <svg:desc>n_min.Q1:n_min.Q1</svg:desc>
                </draw:g>
              </table:table-cell>
              <table:table-cell office:value-type="string">
                <text:p>it fa</text:p>
                <draw:g>
                  <svg:desc>n_min.R1:n_min.R1</svg:desc>
                </draw:g>
              </table:table-cell>
              <table:table-cell office:value-type="string">
                <text:p>it tr</text:p>
                <draw:g>
                  <svg:desc>n_min.S1:n_min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P2:n_min.P35</svg:desc>
                </draw:g>
              </table:table-cell>
              <table:table-cell office:value-type="float" office:value="NaN">
                <text:p>NaN</text:p>
                <draw:g>
                  <svg:desc>n_min.Q2:n_min.Q35</svg:desc>
                </draw:g>
              </table:table-cell>
              <table:table-cell office:value-type="float" office:value="NaN">
                <text:p>NaN</text:p>
                <draw:g>
                  <svg:desc>n_min.R2:n_min.R35</svg:desc>
                </draw:g>
              </table:table-cell>
              <table:table-cell office:value-type="float" office:value="NaN">
                <text:p>NaN</text:p>
                <draw:g>
                  <svg:desc>n_min.S2:n_min.S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26.5306122449">
                <text:p>1426.5306122449</text:p>
              </table:table-cell>
              <table:table-cell office:value-type="float" office:value="1038.77551020408">
                <text:p>1038.77551020408</text:p>
              </table:table-cell>
              <table:table-cell office:value-type="float" office:value="471.428571428571">
                <text:p>471.428571428571</text:p>
              </table:table-cell>
              <table:table-cell office:value-type="float" office:value="532.265306122449">
                <text:p>532.265306122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68.57142857143">
                <text:p>1168.57142857143</text:p>
              </table:table-cell>
              <table:table-cell office:value-type="float" office:value="1031.42857142857">
                <text:p>1031.42857142857</text:p>
              </table:table-cell>
              <table:table-cell office:value-type="float" office:value="780">
                <text:p>78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0">
                <text:p>990</text:p>
              </table:table-cell>
              <table:table-cell office:value-type="float" office:value="815">
                <text:p>815</text:p>
              </table:table-cell>
              <table:table-cell office:value-type="float" office:value="1360">
                <text:p>1360</text:p>
              </table:table-cell>
              <table:table-cell office:value-type="float" office:value="1037.85">
                <text:p>1037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6">
                <text:p>796</text:p>
              </table:table-cell>
              <table:table-cell office:value-type="float" office:value="1084">
                <text:p>1084</text:p>
              </table:table-cell>
              <table:table-cell office:value-type="float" office:value="420">
                <text:p>420</text:p>
              </table:table-cell>
              <table:table-cell office:value-type="float" office:value="853.16">
                <text:p>853.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46.666666666667">
                <text:p>646.666666666667</text:p>
              </table:table-cell>
              <table:table-cell office:value-type="float" office:value="810">
                <text:p>810</text:p>
              </table:table-cell>
              <table:table-cell office:value-type="float" office:value="260">
                <text:p>260</text:p>
              </table:table-cell>
              <table:table-cell office:value-type="float" office:value="857.733333333333">
                <text:p>857.7333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05.882352941176">
                <text:p>605.882352941176</text:p>
              </table:table-cell>
              <table:table-cell office:value-type="float" office:value="835.294117647059">
                <text:p>835.294117647059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836.64705882353">
                <text:p>836.647058823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507.142857142857">
                <text:p>507.142857142857</text:p>
              </table:table-cell>
              <table:table-cell office:value-type="float" office:value="950">
                <text:p>950</text:p>
              </table:table-cell>
              <table:table-cell office:value-type="float" office:value="905.357142857143">
                <text:p>905.357142857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761.111111111111">
                <text:p>761.111111111111</text:p>
              </table:table-cell>
              <table:table-cell office:value-type="float" office:value="1119.61111111111">
                <text:p>1119.61111111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76.470588235294">
                <text:p>476.470588235294</text:p>
              </table:table-cell>
              <table:table-cell office:value-type="float" office:value="629.411764705882">
                <text:p>629.411764705882</text:p>
              </table:table-cell>
              <table:table-cell office:value-type="float" office:value="382.352941176471">
                <text:p>382.352941176471</text:p>
              </table:table-cell>
              <table:table-cell office:value-type="float" office:value="1353.64705882353">
                <text:p>1353.647058823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2.352941176471">
                <text:p>482.352941176471</text:p>
              </table:table-cell>
              <table:table-cell office:value-type="float" office:value="882.352941176471">
                <text:p>882.352941176471</text:p>
              </table:table-cell>
              <table:table-cell office:value-type="float" office:value="1664.70588235294">
                <text:p>1664.70588235294</text:p>
              </table:table-cell>
              <table:table-cell office:value-type="float" office:value="891.058823529412">
                <text:p>891.0588235294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90.476190476191">
                <text:p>690.476190476191</text:p>
              </table:table-cell>
              <table:table-cell office:value-type="float" office:value="842.857142857143">
                <text:p>842.857142857143</text:p>
              </table:table-cell>
              <table:table-cell office:value-type="float" office:value="376.190476190476">
                <text:p>376.190476190476</text:p>
              </table:table-cell>
              <table:table-cell office:value-type="float" office:value="945.095238095238">
                <text:p>945.0952380952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81.818181818182">
                <text:p>381.818181818182</text:p>
              </table:table-cell>
              <table:table-cell office:value-type="float" office:value="790.909090909091">
                <text:p>790.909090909091</text:p>
              </table:table-cell>
              <table:table-cell office:value-type="float" office:value="345.454545454545">
                <text:p>345.454545454545</text:p>
              </table:table-cell>
              <table:table-cell office:value-type="float" office:value="1279.27272727273">
                <text:p>1279.272727272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35.294117647059">
                <text:p>535.294117647059</text:p>
              </table:table-cell>
              <table:table-cell office:value-type="float" office:value="617.647058823529">
                <text:p>617.647058823529</text:p>
              </table:table-cell>
              <table:table-cell office:value-type="float" office:value="370.588235294118">
                <text:p>370.588235294118</text:p>
              </table:table-cell>
              <table:table-cell office:value-type="float" office:value="1503.05882352941">
                <text:p>1503.058823529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5">
                <text:p>475</text:p>
              </table:table-cell>
              <table:table-cell office:value-type="float" office:value="737.5">
                <text:p>737.5</text:p>
              </table:table-cell>
              <table:table-cell office:value-type="float" office:value="262.5">
                <text:p>262.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680">
                <text:p>680</text:p>
              </table:table-cell>
              <table:table-cell office:value-type="float" office:value="671.2">
                <text:p>671.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70.37037037037">
                <text:p>270.37037037037</text:p>
              </table:table-cell>
              <table:table-cell office:value-type="float" office:value="470.37037037037">
                <text:p>470.37037037037</text:p>
              </table:table-cell>
              <table:table-cell office:value-type="float" office:value="311.111111111111">
                <text:p>311.111111111111</text:p>
              </table:table-cell>
              <table:table-cell office:value-type="float" office:value="1314.48148148148">
                <text:p>1314.481481481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557.142857142857">
                <text:p>557.142857142857</text:p>
              </table:table-cell>
              <table:table-cell office:value-type="float" office:value="378.571428571429">
                <text:p>378.571428571429</text:p>
              </table:table-cell>
              <table:table-cell office:value-type="float" office:value="745.5">
                <text:p>745.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54.545454545455">
                <text:p>254.545454545455</text:p>
              </table:table-cell>
              <table:table-cell office:value-type="float" office:value="359.090909090909">
                <text:p>359.090909090909</text:p>
              </table:table-cell>
              <table:table-cell office:value-type="float" office:value="595.454545454546">
                <text:p>595.454545454546</text:p>
              </table:table-cell>
              <table:table-cell office:value-type="float" office:value="1189.31818181818">
                <text:p>1189.318181818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77.777777777778">
                <text:p>277.777777777778</text:p>
              </table:table-cell>
              <table:table-cell office:value-type="float" office:value="477.777777777778">
                <text:p>477.777777777778</text:p>
              </table:table-cell>
              <table:table-cell office:value-type="float" office:value="377.777777777778">
                <text:p>377.777777777778</text:p>
              </table:table-cell>
              <table:table-cell office:value-type="float" office:value="1006.33333333333">
                <text:p>1006.333333333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5.714285714286">
                <text:p>385.714285714286</text:p>
              </table:table-cell>
              <table:table-cell office:value-type="float" office:value="914.285714285714">
                <text:p>914.285714285714</text:p>
              </table:table-cell>
              <table:table-cell office:value-type="float" office:value="571.428571428571">
                <text:p>571.428571428571</text:p>
              </table:table-cell>
              <table:table-cell office:value-type="float" office:value="1516.14285714286">
                <text:p>1516.142857142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50">
                <text:p>650</text:p>
              </table:table-cell>
              <table:table-cell office:value-type="float" office:value="1032.5">
                <text:p>1032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1.428571428571">
                <text:p>271.428571428571</text:p>
              </table:table-cell>
              <table:table-cell office:value-type="float" office:value="400">
                <text:p>400</text:p>
              </table:table-cell>
              <table:table-cell office:value-type="float" office:value="271.428571428571">
                <text:p>271.428571428571</text:p>
              </table:table-cell>
              <table:table-cell office:value-type="float" office:value="2614.42857142857">
                <text:p>2614.428571428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400">
                <text:p>4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90.909090909091">
                <text:p>390.909090909091</text:p>
              </table:table-cell>
              <table:table-cell office:value-type="float" office:value="745.454545454546">
                <text:p>745.454545454546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980.636363636364">
                <text:p>980.6363636363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  <table:table-cell office:value-type="float" office:value="550">
                <text:p>550</text:p>
              </table:table-cell>
              <table:table-cell office:value-type="float" office:value="2193.5">
                <text:p>2193.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80">
                <text:p>380</text:p>
              </table:table-cell>
              <table:table-cell office:value-type="float" office:value="760">
                <text:p>760</text:p>
              </table:table-cell>
              <table:table-cell office:value-type="float" office:value="480">
                <text:p>480</text:p>
              </table:table-cell>
              <table:table-cell office:value-type="float" office:value="491.8">
                <text:p>491.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50">
                <text:p>350</text:p>
              </table:table-cell>
              <table:table-cell office:value-type="float" office:value="1300.25">
                <text:p>1300.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20">
                <text:p>420</text:p>
              </table:table-cell>
              <table:table-cell office:value-type="float" office:value="400">
                <text:p>400</text:p>
              </table:table-cell>
              <table:table-cell office:value-type="float" office:value="360">
                <text:p>360</text:p>
              </table:table-cell>
              <table:table-cell office:value-type="float" office:value="1067">
                <text:p>10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